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_log (copy)" table:style-name="ta1">
        <table:shapes>
          <draw:frame draw:z-index="0" draw:style-name="gr1" draw:text-style-name="P1" svg:width="31.474cm" svg:height="17.703cm" svg:x="8.017cm" svg:y="0cm">
            <draw:object draw:notify-on-update-of-ranges="'training_log (copy)'.A1:'training_log (copy)'.A1 'training_log (copy)'.A2:'training_log (copy)'.A1015 'training_log (copy)'.G1:'training_log (copy)'.G1 'training_log (copy)'.G2:'training_log (copy)'.G1015 'training_log (copy)'.A1:'training_log (copy)'.A1 'training_log (copy)'.A2:'training_log (copy)'.A1015 'training_log (copy)'.H1:'training_log (copy)'.H1 'training_log (copy)'.H2:'training_log (copy)'.H10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728cm" svg:height="4.347cm" svg:x="0.333cm" svg:y="1.003cm">
            <draw:object draw:notify-on-update-of-ranges="'training_log (copy)'.A1:'training_log (copy)'.A1 'training_log (copy)'.A2:'training_log (copy)'.A1015 'training_log (copy)'.B1:'training_log (copy)'.B1 'training_log (copy)'.B2:'training_log (copy)'.B1015 'training_log (copy)'.A1:'training_log (copy)'.A1 'training_log (copy)'.A2:'training_log (copy)'.A1015 'training_log (copy)'.C1:'training_log (copy)'.C1 'training_log (copy)'.C2:'training_log (copy)'.C1015 'training_log (copy)'.A1:'training_log (copy)'.A1 'training_log (copy)'.A2:'training_log (copy)'.A1015 'training_log (copy)'.D1:'training_log (copy)'.D1 'training_log (copy)'.D2:'training_log (copy)'.D10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ICM Inverse Loss</text:p>
          </table:table-cell>
          <table:table-cell office:value-type="string" calcext:value-type="string">
            <text:p>ICM Forward Loss</text:p>
          </table:table-cell>
          <table:table-cell office:value-type="string" calcext:value-type="string">
            <text:p>Actor Loss</text:p>
          </table:table-cell>
          <table:table-cell office:value-type="string" calcext:value-type="string">
            <text:p>Critic Loss</text:p>
          </table:table-cell>
          <table:table-cell office:value-type="string" calcext:value-type="string">
            <text:p>Total Loss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Intrinsic Rew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1666194200516" calcext:value-type="float">
            <text:p>0.401666194200516</text:p>
          </table:table-cell>
          <table:table-cell office:value-type="float" office:value="0.00390482074581087" calcext:value-type="float">
            <text:p>0.003904820745811</text:p>
          </table:table-cell>
          <table:table-cell office:value-type="float" office:value="-0.000321633368730545" calcext:value-type="float">
            <text:p>-0.000321633368731</text:p>
          </table:table-cell>
          <table:table-cell office:value-type="float" office:value="349.7923828125" calcext:value-type="float">
            <text:p>349.7923828125</text:p>
          </table:table-cell>
          <table:table-cell office:value-type="float" office:value="1.93728909492493" calcext:value-type="float">
            <text:p>1.93728909492493</text:p>
          </table:table-cell>
          <table:table-cell office:value-type="float" office:value="1553.36321373338" calcext:value-type="float">
            <text:p>1553.36321373338</text:p>
          </table:table-cell>
          <table:table-cell office:value-type="float" office:value="321.641333066672" calcext:value-type="float">
            <text:p>321.641333066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3854134082794" calcext:value-type="float">
            <text:p>0.513854134082794</text:p>
          </table:table-cell>
          <table:table-cell office:value-type="float" office:value="0.00524814166128635" calcext:value-type="float">
            <text:p>0.005248141661286</text:p>
          </table:table-cell>
          <table:table-cell office:value-type="float" office:value="-0.00172679778188467" calcext:value-type="float">
            <text:p>-0.001726797781885</text:p>
          </table:table-cell>
          <table:table-cell office:value-type="float" office:value="869.230700683594" calcext:value-type="float">
            <text:p>869.230700683594</text:p>
          </table:table-cell>
          <table:table-cell office:value-type="float" office:value="4.58979482650757" calcext:value-type="float">
            <text:p>4.58979482650757</text:p>
          </table:table-cell>
          <table:table-cell office:value-type="float" office:value="-1070.53607896332" calcext:value-type="float">
            <text:p>-1070.53607896332</text:p>
          </table:table-cell>
          <table:table-cell office:value-type="float" office:value="161.924205785244" calcext:value-type="float">
            <text:p>161.924205785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4374941587448" calcext:value-type="float">
            <text:p>0.414374941587448</text:p>
          </table:table-cell>
          <table:table-cell office:value-type="float" office:value="0.00233472305117175" calcext:value-type="float">
            <text:p>0.002334723051172</text:p>
          </table:table-cell>
          <table:table-cell office:value-type="float" office:value="-0.000645566685125232" calcext:value-type="float">
            <text:p>-0.000645566685125</text:p>
          </table:table-cell>
          <table:table-cell office:value-type="float" office:value="757.682989501953" calcext:value-type="float">
            <text:p>757.682989501953</text:p>
          </table:table-cell>
          <table:table-cell office:value-type="float" office:value="3.98192088603973" calcext:value-type="float">
            <text:p>3.98192088603973</text:p>
          </table:table-cell>
          <table:table-cell office:value-type="float" office:value="1172.15190911386" calcext:value-type="float">
            <text:p>1172.15190911386</text:p>
          </table:table-cell>
          <table:table-cell office:value-type="float" office:value="129.541325638443" calcext:value-type="float">
            <text:p>129.541325638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3094642162323" calcext:value-type="float">
            <text:p>0.423094642162323</text:p>
          </table:table-cell>
          <table:table-cell office:value-type="float" office:value="0.00262514181667939" calcext:value-type="float">
            <text:p>0.002625141816679</text:p>
          </table:table-cell>
          <table:table-cell office:value-type="float" office:value="-0.000702712684869766" calcext:value-type="float">
            <text:p>-0.00070271268487</text:p>
          </table:table-cell>
          <table:table-cell office:value-type="float" office:value="165.41261138916" calcext:value-type="float">
            <text:p>165.41261138916</text:p>
          </table:table-cell>
          <table:table-cell office:value-type="float" office:value="1.02510286569595" calcext:value-type="float">
            <text:p>1.02510286569595</text:p>
          </table:table-cell>
          <table:table-cell office:value-type="float" office:value="1421.17840343206" calcext:value-type="float">
            <text:p>1421.17840343206</text:p>
          </table:table-cell>
          <table:table-cell office:value-type="float" office:value="91.3025316279379" calcext:value-type="float">
            <text:p>91.30253162793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082798242569" calcext:value-type="float">
            <text:p>0.46082798242569</text:p>
          </table:table-cell>
          <table:table-cell office:value-type="float" office:value="0.00138438537251204" calcext:value-type="float">
            <text:p>0.001384385372512</text:p>
          </table:table-cell>
          <table:table-cell office:value-type="float" office:value="-0.0077380171045661" calcext:value-type="float">
            <text:p>-0.007738017104566</text:p>
          </table:table-cell>
          <table:table-cell office:value-type="float" office:value="41.4938730239868" calcext:value-type="float">
            <text:p>41.4938730239868</text:p>
          </table:table-cell>
          <table:table-cell office:value-type="float" office:value="0.416621053218842" calcext:value-type="float">
            <text:p>0.416621053218842</text:p>
          </table:table-cell>
          <table:table-cell office:value-type="float" office:value="2632.38557283677" calcext:value-type="float">
            <text:p>2632.38557283677</text:p>
          </table:table-cell>
          <table:table-cell office:value-type="float" office:value="84.0609512839467" calcext:value-type="float">
            <text:p>84.0609512839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773362159729" calcext:value-type="float">
            <text:p>0.41773362159729</text:p>
          </table:table-cell>
          <table:table-cell office:value-type="float" office:value="0.00161304720677435" calcext:value-type="float">
            <text:p>0.001613047206774</text:p>
          </table:table-cell>
          <table:table-cell office:value-type="float" office:value="-0.0190627564676106" calcext:value-type="float">
            <text:p>-0.019062756467611</text:p>
          </table:table-cell>
          <table:table-cell office:value-type="float" office:value="62.3573848724365" calcext:value-type="float">
            <text:p>62.3573848724365</text:p>
          </table:table-cell>
          <table:table-cell office:value-type="float" office:value="0.487972044944763" calcext:value-type="float">
            <text:p>0.487972044944763</text:p>
          </table:table-cell>
          <table:table-cell office:value-type="float" office:value="3901.95011840433" calcext:value-type="float">
            <text:p>3901.95011840433</text:p>
          </table:table-cell>
          <table:table-cell office:value-type="float" office:value="97.7882805116473" calcext:value-type="float">
            <text:p>97.7882805116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9017261862755" calcext:value-type="float">
            <text:p>0.309017261862755</text:p>
          </table:table-cell>
          <table:table-cell office:value-type="float" office:value="0.00198149872012436" calcext:value-type="float">
            <text:p>0.001981498720124</text:p>
          </table:table-cell>
          <table:table-cell office:value-type="float" office:value="-0.00135379675775766" calcext:value-type="float">
            <text:p>-0.001353796757758</text:p>
          </table:table-cell>
          <table:table-cell office:value-type="float" office:value="95.8915023803711" calcext:value-type="float">
            <text:p>95.8915023803711</text:p>
          </table:table-cell>
          <table:table-cell office:value-type="float" office:value="0.619123768806457" calcext:value-type="float">
            <text:p>0.619123768806457</text:p>
          </table:table-cell>
          <table:table-cell office:value-type="float" office:value="3489.50214858746" calcext:value-type="float">
            <text:p>3489.50214858746</text:p>
          </table:table-cell>
          <table:table-cell office:value-type="float" office:value="66.313671501726" calcext:value-type="float">
            <text:p>66.313671501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5022963285446" calcext:value-type="float">
            <text:p>0.465022963285446</text:p>
          </table:table-cell>
          <table:table-cell office:value-type="float" office:value="0.00249104434624314" calcext:value-type="float">
            <text:p>0.002491044346243</text:p>
          </table:table-cell>
          <table:table-cell office:value-type="float" office:value="-0.0168101799674332" calcext:value-type="float">
            <text:p>-0.016810179967433</text:p>
          </table:table-cell>
          <table:table-cell office:value-type="float" office:value="141.433583068848" calcext:value-type="float">
            <text:p>141.433583068848</text:p>
          </table:table-cell>
          <table:table-cell office:value-type="float" office:value="0.909593784809113" calcext:value-type="float">
            <text:p>0.909593784809113</text:p>
          </table:table-cell>
          <table:table-cell office:value-type="float" office:value="3524.4621536652" calcext:value-type="float">
            <text:p>3524.4621536652</text:p>
          </table:table-cell>
          <table:table-cell office:value-type="float" office:value="68.9533455869183" calcext:value-type="float">
            <text:p>68.9533455869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548176407814" calcext:value-type="float">
            <text:p>0.26548176407814</text:p>
          </table:table-cell>
          <table:table-cell office:value-type="float" office:value="0.00212736882967874" calcext:value-type="float">
            <text:p>0.002127368829679</text:p>
          </table:table-cell>
          <table:table-cell office:value-type="float" office:value="0.000602659583091736" calcext:value-type="float">
            <text:p>0.000602659583092</text:p>
          </table:table-cell>
          <table:table-cell office:value-type="float" office:value="189.390968322754" calcext:value-type="float">
            <text:p>189.390968322754</text:p>
          </table:table-cell>
          <table:table-cell office:value-type="float" office:value="1.06688784360886" calcext:value-type="float">
            <text:p>1.06688784360886</text:p>
          </table:table-cell>
          <table:table-cell office:value-type="float" office:value="4252.14688817734" calcext:value-type="float">
            <text:p>4252.14688817734</text:p>
          </table:table-cell>
          <table:table-cell office:value-type="float" office:value="73.7567961554974" calcext:value-type="float">
            <text:p>73.7567961554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4941761493683" calcext:value-type="float">
            <text:p>0.454941761493683</text:p>
          </table:table-cell>
          <table:table-cell office:value-type="float" office:value="0.00304861429613084" calcext:value-type="float">
            <text:p>0.003048614296131</text:p>
          </table:table-cell>
          <table:table-cell office:value-type="float" office:value="-0.000215324200689793" calcext:value-type="float">
            <text:p>-0.00021532420069</text:p>
          </table:table-cell>
          <table:table-cell office:value-type="float" office:value="114.772368621826" calcext:value-type="float">
            <text:p>114.772368621826</text:p>
          </table:table-cell>
          <table:table-cell office:value-type="float" office:value="0.78820828795433" calcext:value-type="float">
            <text:p>0.78820828795433</text:p>
          </table:table-cell>
          <table:table-cell office:value-type="float" office:value="3702.32828460161" calcext:value-type="float">
            <text:p>3702.32828460161</text:p>
          </table:table-cell>
          <table:table-cell office:value-type="float" office:value="86.1565617101266" calcext:value-type="float">
            <text:p>86.1565617101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8118408322334" calcext:value-type="float">
            <text:p>0.418118408322334</text:p>
          </table:table-cell>
          <table:table-cell office:value-type="float" office:value="0.00151125940028578" calcext:value-type="float">
            <text:p>0.001511259400286</text:p>
          </table:table-cell>
          <table:table-cell office:value-type="float" office:value="-0.00819225767627358" calcext:value-type="float">
            <text:p>-0.008192257676274</text:p>
          </table:table-cell>
          <table:table-cell office:value-type="float" office:value="56.0775512695312" calcext:value-type="float">
            <text:p>56.0775512695312</text:p>
          </table:table-cell>
          <table:table-cell office:value-type="float" office:value="0.467566895484924" calcext:value-type="float">
            <text:p>0.467566895484924</text:p>
          </table:table-cell>
          <table:table-cell office:value-type="float" office:value="2552.93358693917" calcext:value-type="float">
            <text:p>2552.93358693917</text:p>
          </table:table-cell>
          <table:table-cell office:value-type="float" office:value="75.6894349060953" calcext:value-type="float">
            <text:p>75.68943490609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5442631244659" calcext:value-type="float">
            <text:p>0.355442631244659</text:p>
          </table:table-cell>
          <table:table-cell office:value-type="float" office:value="0.0000783277362643275" calcext:value-type="float">
            <text:p>7.83277362643275E-05</text:p>
          </table:table-cell>
          <table:table-cell office:value-type="float" office:value="-0.00260013546794653" calcext:value-type="float">
            <text:p>-0.002600135467947</text:p>
          </table:table-cell>
          <table:table-cell office:value-type="float" office:value="61.9286876678467" calcext:value-type="float">
            <text:p>61.9286876678467</text:p>
          </table:table-cell>
          <table:table-cell office:value-type="float" office:value="0.470488744974136" calcext:value-type="float">
            <text:p>0.470488744974136</text:p>
          </table:table-cell>
          <table:table-cell office:value-type="float" office:value="1954.92585504228" calcext:value-type="float">
            <text:p>1954.92585504228</text:p>
          </table:table-cell>
          <table:table-cell office:value-type="float" office:value="58.6507336281474" calcext:value-type="float">
            <text:p>58.6507336281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2801992297173" calcext:value-type="float">
            <text:p>0.322801992297173</text:p>
          </table:table-cell>
          <table:table-cell office:value-type="float" office:value="0.00308775003068149" calcext:value-type="float">
            <text:p>0.003087750030682</text:p>
          </table:table-cell>
          <table:table-cell office:value-type="float" office:value="-0.00864249132573605" calcext:value-type="float">
            <text:p>-0.008642491325736</text:p>
          </table:table-cell>
          <table:table-cell office:value-type="float" office:value="114.648056793213" calcext:value-type="float">
            <text:p>114.648056793213</text:p>
          </table:table-cell>
          <table:table-cell office:value-type="float" office:value="0.713317745923996" calcext:value-type="float">
            <text:p>0.713317745923996</text:p>
          </table:table-cell>
          <table:table-cell office:value-type="float" office:value="2563.52109358101" calcext:value-type="float">
            <text:p>2563.52109358101</text:p>
          </table:table-cell>
          <table:table-cell office:value-type="float" office:value="62.3279366480186" calcext:value-type="float">
            <text:p>62.32793664801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4643517136574" calcext:value-type="float">
            <text:p>0.414643517136574</text:p>
          </table:table-cell>
          <table:table-cell office:value-type="float" office:value="0.00194552205502987" calcext:value-type="float">
            <text:p>0.00194552205503</text:p>
          </table:table-cell>
          <table:table-cell office:value-type="float" office:value="-0.00673425886780024" calcext:value-type="float">
            <text:p>-0.0067342588678</text:p>
          </table:table-cell>
          <table:table-cell office:value-type="float" office:value="297.854336547852" calcext:value-type="float">
            <text:p>297.854336547852</text:p>
          </table:table-cell>
          <table:table-cell office:value-type="float" office:value="1.676737844944" calcext:value-type="float">
            <text:p>1.676737844944</text:p>
          </table:table-cell>
          <table:table-cell office:value-type="float" office:value="2128.06102720846" calcext:value-type="float">
            <text:p>2128.06102720846</text:p>
          </table:table-cell>
          <table:table-cell office:value-type="float" office:value="62.8688642057591" calcext:value-type="float">
            <text:p>62.86886420575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9196555018425" calcext:value-type="float">
            <text:p>0.269196555018425</text:p>
          </table:table-cell>
          <table:table-cell office:value-type="float" office:value="0.000156240764772519" calcext:value-type="float">
            <text:p>0.000156240764773</text:p>
          </table:table-cell>
          <table:table-cell office:value-type="float" office:value="-0.000328504107892513" calcext:value-type="float">
            <text:p>-0.000328504107893</text:p>
          </table:table-cell>
          <table:table-cell office:value-type="float" office:value="36.825927734375" calcext:value-type="float">
            <text:p>36.825927734375</text:p>
          </table:table-cell>
          <table:table-cell office:value-type="float" office:value="0.304436725378036" calcext:value-type="float">
            <text:p>0.304436725378036</text:p>
          </table:table-cell>
          <table:table-cell office:value-type="float" office:value="-387.633737175773" calcext:value-type="float">
            <text:p>-387.633737175773</text:p>
          </table:table-cell>
          <table:table-cell office:value-type="float" office:value="37.5918201781809" calcext:value-type="float">
            <text:p>37.59182017818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662558734417" calcext:value-type="float">
            <text:p>0.49662558734417</text:p>
          </table:table-cell>
          <table:table-cell office:value-type="float" office:value="0.000860523874871433" calcext:value-type="float">
            <text:p>0.000860523874871</text:p>
          </table:table-cell>
          <table:table-cell office:value-type="float" office:value="-0.00194499734789133" calcext:value-type="float">
            <text:p>-0.001944997347891</text:p>
          </table:table-cell>
          <table:table-cell office:value-type="float" office:value="206.728616333008" calcext:value-type="float">
            <text:p>206.728616333008</text:p>
          </table:table-cell>
          <table:table-cell office:value-type="float" office:value="1.26657848358154" calcext:value-type="float">
            <text:p>1.26657848358154</text:p>
          </table:table-cell>
          <table:table-cell office:value-type="float" office:value="1197.23107205672" calcext:value-type="float">
            <text:p>1197.23107205672</text:p>
          </table:table-cell>
          <table:table-cell office:value-type="float" office:value="48.0112291809636" calcext:value-type="float">
            <text:p>48.0112291809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17993780970573" calcext:value-type="float">
            <text:p>0.417993780970573</text:p>
          </table:table-cell>
          <table:table-cell office:value-type="float" office:value="0.000234484097018139" calcext:value-type="float">
            <text:p>0.000234484097018</text:p>
          </table:table-cell>
          <table:table-cell office:value-type="float" office:value="-0.0103550180792809" calcext:value-type="float">
            <text:p>-0.010355018079281</text:p>
          </table:table-cell>
          <table:table-cell office:value-type="float" office:value="1725.37182617188" calcext:value-type="float">
            <text:p>1725.37182617188</text:p>
          </table:table-cell>
          <table:table-cell office:value-type="float" office:value="8.81153664588928" calcext:value-type="float">
            <text:p>8.81153664588928</text:p>
          </table:table-cell>
          <table:table-cell office:value-type="float" office:value="1390.65283285759" calcext:value-type="float">
            <text:p>1390.65283285759</text:p>
          </table:table-cell>
          <table:table-cell office:value-type="float" office:value="55.6887017573229" calcext:value-type="float">
            <text:p>55.68870175732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76333439350128" calcext:value-type="float">
            <text:p>0.376333439350128</text:p>
          </table:table-cell>
          <table:table-cell office:value-type="float" office:value="0.00374787442851812" calcext:value-type="float">
            <text:p>0.003747874428518</text:p>
          </table:table-cell>
          <table:table-cell office:value-type="float" office:value="-0.00292756631970406" calcext:value-type="float">
            <text:p>-0.002927566319704</text:p>
          </table:table-cell>
          <table:table-cell office:value-type="float" office:value="782.605560302734" calcext:value-type="float">
            <text:p>782.605560302734</text:p>
          </table:table-cell>
          <table:table-cell office:value-type="float" office:value="4.08581762313843" calcext:value-type="float">
            <text:p>4.08581762313843</text:p>
          </table:table-cell>
          <table:table-cell office:value-type="float" office:value="1114.63962653175" calcext:value-type="float">
            <text:p>1114.63962653175</text:p>
          </table:table-cell>
          <table:table-cell office:value-type="float" office:value="54.7888439883478" calcext:value-type="float">
            <text:p>54.78884398834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537096619606" calcext:value-type="float">
            <text:p>0.44537096619606</text:p>
          </table:table-cell>
          <table:table-cell office:value-type="float" office:value="0.00140550535870716" calcext:value-type="float">
            <text:p>0.001405505358707</text:p>
          </table:table-cell>
          <table:table-cell office:value-type="float" office:value="-0.0000536344945430756" calcext:value-type="float">
            <text:p>-5.36344945430756E-05</text:p>
          </table:table-cell>
          <table:table-cell office:value-type="float" office:value="110.601651763916" calcext:value-type="float">
            <text:p>110.601651763916</text:p>
          </table:table-cell>
          <table:table-cell office:value-type="float" office:value="0.761997753381729" calcext:value-type="float">
            <text:p>0.761997753381729</text:p>
          </table:table-cell>
          <table:table-cell office:value-type="float" office:value="1468.74423797667" calcext:value-type="float">
            <text:p>1468.74423797667</text:p>
          </table:table-cell>
          <table:table-cell office:value-type="float" office:value="56.50996161988" calcext:value-type="float">
            <text:p>56.509961619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0128310322762" calcext:value-type="float">
            <text:p>0.360128310322762</text:p>
          </table:table-cell>
          <table:table-cell office:value-type="float" office:value="0.00145277252886444" calcext:value-type="float">
            <text:p>0.001452772528864</text:p>
          </table:table-cell>
          <table:table-cell office:value-type="float" office:value="-0.00716776270419359" calcext:value-type="float">
            <text:p>-0.007167762704194</text:p>
          </table:table-cell>
          <table:table-cell office:value-type="float" office:value="151.945846557617" calcext:value-type="float">
            <text:p>151.945846557617</text:p>
          </table:table-cell>
          <table:table-cell office:value-type="float" office:value="0.919079107046127" calcext:value-type="float">
            <text:p>0.919079107046127</text:p>
          </table:table-cell>
          <table:table-cell office:value-type="float" office:value="2421.78743431286" calcext:value-type="float">
            <text:p>2421.78743431286</text:p>
          </table:table-cell>
          <table:table-cell office:value-type="float" office:value="58.4899741183966" calcext:value-type="float">
            <text:p>58.4899741183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64718142151833" calcext:value-type="float">
            <text:p>0.364718142151833</text:p>
          </table:table-cell>
          <table:table-cell office:value-type="float" office:value="0.000636369362473488" calcext:value-type="float">
            <text:p>0.000636369362473</text:p>
          </table:table-cell>
          <table:table-cell office:value-type="float" office:value="-0.00371312163770199" calcext:value-type="float">
            <text:p>-0.003713121637702</text:p>
          </table:table-cell>
          <table:table-cell office:value-type="float" office:value="195.904133605957" calcext:value-type="float">
            <text:p>195.904133605957</text:p>
          </table:table-cell>
          <table:table-cell office:value-type="float" office:value="1.14437185525894" calcext:value-type="float">
            <text:p>1.14437185525894</text:p>
          </table:table-cell>
          <table:table-cell office:value-type="float" office:value="2190.37509781152" calcext:value-type="float">
            <text:p>2190.37509781152</text:p>
          </table:table-cell>
          <table:table-cell office:value-type="float" office:value="51.5675930499564" calcext:value-type="float">
            <text:p>51.56759304995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07094258069992" calcext:value-type="float">
            <text:p>0.407094258069992</text:p>
          </table:table-cell>
          <table:table-cell office:value-type="float" office:value="0.00170860291691497" calcext:value-type="float">
            <text:p>0.001708602916915</text:p>
          </table:table-cell>
          <table:table-cell office:value-type="float" office:value="-0.00290098171681166" calcext:value-type="float">
            <text:p>-0.002900981716812</text:p>
          </table:table-cell>
          <table:table-cell office:value-type="float" office:value="1134.62036132813" calcext:value-type="float">
            <text:p>1134.62036132813</text:p>
          </table:table-cell>
          <table:table-cell office:value-type="float" office:value="5.860302734375" calcext:value-type="float">
            <text:p>5.860302734375</text:p>
          </table:table-cell>
          <table:table-cell office:value-type="float" office:value="2664.21130095159" calcext:value-type="float">
            <text:p>2664.21130095159</text:p>
          </table:table-cell>
          <table:table-cell office:value-type="float" office:value="51.2864361075686" calcext:value-type="float">
            <text:p>51.28643610756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3621115088463" calcext:value-type="float">
            <text:p>0.423621115088463</text:p>
          </table:table-cell>
          <table:table-cell office:value-type="float" office:value="0.000533448214991949" calcext:value-type="float">
            <text:p>0.000533448214992</text:p>
          </table:table-cell>
          <table:table-cell office:value-type="float" office:value="-0.00167686939239502" calcext:value-type="float">
            <text:p>-0.001676869392395</text:p>
          </table:table-cell>
          <table:table-cell office:value-type="float" office:value="148.498719787598" calcext:value-type="float">
            <text:p>148.498719787598</text:p>
          </table:table-cell>
          <table:table-cell office:value-type="float" office:value="0.938453018665314" calcext:value-type="float">
            <text:p>0.938453018665314</text:p>
          </table:table-cell>
          <table:table-cell office:value-type="float" office:value="3600.03778653896" calcext:value-type="float">
            <text:p>3600.03778653896</text:p>
          </table:table-cell>
          <table:table-cell office:value-type="float" office:value="63.945503298193" calcext:value-type="float">
            <text:p>63.9455032981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632691979408" calcext:value-type="float">
            <text:p>0.315632691979408</text:p>
          </table:table-cell>
          <table:table-cell office:value-type="float" office:value="0.000532221188768745" calcext:value-type="float">
            <text:p>0.000532221188769</text:p>
          </table:table-cell>
          <table:table-cell office:value-type="float" office:value="-0.00508629214018583" calcext:value-type="float">
            <text:p>-0.005086292140186</text:p>
          </table:table-cell>
          <table:table-cell office:value-type="float" office:value="173.038229370117" calcext:value-type="float">
            <text:p>173.038229370117</text:p>
          </table:table-cell>
          <table:table-cell office:value-type="float" office:value="1.00361779332161" calcext:value-type="float">
            <text:p>1.00361779332161</text:p>
          </table:table-cell>
          <table:table-cell office:value-type="float" office:value="3145.54252476731" calcext:value-type="float">
            <text:p>3145.54252476731</text:p>
          </table:table-cell>
          <table:table-cell office:value-type="float" office:value="44.6501701490022" calcext:value-type="float">
            <text:p>44.6501701490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8962396979332" calcext:value-type="float">
            <text:p>0.488962396979332</text:p>
          </table:table-cell>
          <table:table-cell office:value-type="float" office:value="0.00140434796921909" calcext:value-type="float">
            <text:p>0.001404347969219</text:p>
          </table:table-cell>
          <table:table-cell office:value-type="float" office:value="-0.00604045111685991" calcext:value-type="float">
            <text:p>-0.00604045111686</text:p>
          </table:table-cell>
          <table:table-cell office:value-type="float" office:value="86.3944755554199" calcext:value-type="float">
            <text:p>86.3944755554199</text:p>
          </table:table-cell>
          <table:table-cell office:value-type="float" office:value="0.65652779340744" calcext:value-type="float">
            <text:p>0.65652779340744</text:p>
          </table:table-cell>
          <table:table-cell office:value-type="float" office:value="3723.54502138845" calcext:value-type="float">
            <text:p>3723.54502138845</text:p>
          </table:table-cell>
          <table:table-cell office:value-type="float" office:value="56.0459442882798" calcext:value-type="float">
            <text:p>56.04594428827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1682552099228" calcext:value-type="float">
            <text:p>0.361682552099228</text:p>
          </table:table-cell>
          <table:table-cell office:value-type="float" office:value="0.000990885240025818" calcext:value-type="float">
            <text:p>0.000990885240026</text:p>
          </table:table-cell>
          <table:table-cell office:value-type="float" office:value="0.00087653212249279" calcext:value-type="float">
            <text:p>0.000876532122493</text:p>
          </table:table-cell>
          <table:table-cell office:value-type="float" office:value="225.553903198242" calcext:value-type="float">
            <text:p>225.553903198242</text:p>
          </table:table-cell>
          <table:table-cell office:value-type="float" office:value="1.29499473571777" calcext:value-type="float">
            <text:p>1.29499473571777</text:p>
          </table:table-cell>
          <table:table-cell office:value-type="float" office:value="2682.47361344215" calcext:value-type="float">
            <text:p>2682.47361344215</text:p>
          </table:table-cell>
          <table:table-cell office:value-type="float" office:value="62.6299638615922" calcext:value-type="float">
            <text:p>62.62996386159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8914096951485" calcext:value-type="float">
            <text:p>0.478914096951485</text:p>
          </table:table-cell>
          <table:table-cell office:value-type="float" office:value="0.00170702397590503" calcext:value-type="float">
            <text:p>0.001707023975905</text:p>
          </table:table-cell>
          <table:table-cell office:value-type="float" office:value="-0.00364822447299957" calcext:value-type="float">
            <text:p>-0.003648224473</text:p>
          </table:table-cell>
          <table:table-cell office:value-type="float" office:value="238.663725280762" calcext:value-type="float">
            <text:p>238.663725280762</text:p>
          </table:table-cell>
          <table:table-cell office:value-type="float" office:value="1.41496554613113" calcext:value-type="float">
            <text:p>1.41496554613113</text:p>
          </table:table-cell>
          <table:table-cell office:value-type="float" office:value="2927.97424892061" calcext:value-type="float">
            <text:p>2927.97424892061</text:p>
          </table:table-cell>
          <table:table-cell office:value-type="float" office:value="45.7673409998882" calcext:value-type="float">
            <text:p>45.76734099988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7234217524529" calcext:value-type="float">
            <text:p>0.477234217524529</text:p>
          </table:table-cell>
          <table:table-cell office:value-type="float" office:value="0.00263894507661462" calcext:value-type="float">
            <text:p>0.002638945076615</text:p>
          </table:table-cell>
          <table:table-cell office:value-type="float" office:value="-0.00626346739009023" calcext:value-type="float">
            <text:p>-0.00626346739009</text:p>
          </table:table-cell>
          <table:table-cell office:value-type="float" office:value="196.107446289062" calcext:value-type="float">
            <text:p>196.107446289062</text:p>
          </table:table-cell>
          <table:table-cell office:value-type="float" office:value="1.19943784475327" calcext:value-type="float">
            <text:p>1.19943784475327</text:p>
          </table:table-cell>
          <table:table-cell office:value-type="float" office:value="3887.58415846916" calcext:value-type="float">
            <text:p>3887.58415846916</text:p>
          </table:table-cell>
          <table:table-cell office:value-type="float" office:value="63.196555185318" calcext:value-type="float">
            <text:p>63.1965551853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6129247546196" calcext:value-type="float">
            <text:p>0.446129247546196</text:p>
          </table:table-cell>
          <table:table-cell office:value-type="float" office:value="0.00146855381317437" calcext:value-type="float">
            <text:p>0.001468553813174</text:p>
          </table:table-cell>
          <table:table-cell office:value-type="float" office:value="0.00081587927415967" calcext:value-type="float">
            <text:p>0.00081587927416</text:p>
          </table:table-cell>
          <table:table-cell office:value-type="float" office:value="236.234684753418" calcext:value-type="float">
            <text:p>236.234684753418</text:p>
          </table:table-cell>
          <table:table-cell office:value-type="float" office:value="1.39081916809082" calcext:value-type="float">
            <text:p>1.39081916809082</text:p>
          </table:table-cell>
          <table:table-cell office:value-type="float" office:value="4010.77834186173" calcext:value-type="float">
            <text:p>4010.77834186173</text:p>
          </table:table-cell>
          <table:table-cell office:value-type="float" office:value="64.7400100372732" calcext:value-type="float">
            <text:p>64.74001003727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61035227775574" calcext:value-type="float">
            <text:p>0.461035227775574</text:p>
          </table:table-cell>
          <table:table-cell office:value-type="float" office:value="0.00325804410967976" calcext:value-type="float">
            <text:p>0.00325804410968</text:p>
          </table:table-cell>
          <table:table-cell office:value-type="float" office:value="-0.000922959111630916" calcext:value-type="float">
            <text:p>-0.000922959111631</text:p>
          </table:table-cell>
          <table:table-cell office:value-type="float" office:value="130.66545791626" calcext:value-type="float">
            <text:p>130.66545791626</text:p>
          </table:table-cell>
          <table:table-cell office:value-type="float" office:value="0.869730985164642" calcext:value-type="float">
            <text:p>0.869730985164642</text:p>
          </table:table-cell>
          <table:table-cell office:value-type="float" office:value="3869.56995742191" calcext:value-type="float">
            <text:p>3869.56995742191</text:p>
          </table:table-cell>
          <table:table-cell office:value-type="float" office:value="58.7989745191298" calcext:value-type="float">
            <text:p>58.79897451912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69158652424812" calcext:value-type="float">
            <text:p>0.369158652424812</text:p>
          </table:table-cell>
          <table:table-cell office:value-type="float" office:value="0.00216361677739769" calcext:value-type="float">
            <text:p>0.002163616777398</text:p>
          </table:table-cell>
          <table:table-cell office:value-type="float" office:value="-0.00987854525446892" calcext:value-type="float">
            <text:p>-0.009878545254469</text:p>
          </table:table-cell>
          <table:table-cell office:value-type="float" office:value="141.395141601563" calcext:value-type="float">
            <text:p>141.395141601563</text:p>
          </table:table-cell>
          <table:table-cell office:value-type="float" office:value="0.867791336774826" calcext:value-type="float">
            <text:p>0.867791336774826</text:p>
          </table:table-cell>
          <table:table-cell office:value-type="float" office:value="3632.3338527627" calcext:value-type="float">
            <text:p>3632.3338527627</text:p>
          </table:table-cell>
          <table:table-cell office:value-type="float" office:value="63.4818438930437" calcext:value-type="float">
            <text:p>63.48184389304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6351749897003" calcext:value-type="float">
            <text:p>0.476351749897003</text:p>
          </table:table-cell>
          <table:table-cell office:value-type="float" office:value="0.000506418661097996" calcext:value-type="float">
            <text:p>0.000506418661098</text:p>
          </table:table-cell>
          <table:table-cell office:value-type="float" office:value="-0.000355574581772089" calcext:value-type="float">
            <text:p>-0.000355574581772</text:p>
          </table:table-cell>
          <table:table-cell office:value-type="float" office:value="135.918780517578" calcext:value-type="float">
            <text:p>135.918780517578</text:p>
          </table:table-cell>
          <table:table-cell office:value-type="float" office:value="0.90263649225235" calcext:value-type="float">
            <text:p>0.90263649225235</text:p>
          </table:table-cell>
          <table:table-cell office:value-type="float" office:value="3026.34765221812" calcext:value-type="float">
            <text:p>3026.34765221812</text:p>
          </table:table-cell>
          <table:table-cell office:value-type="float" office:value="52.6172265314497" calcext:value-type="float">
            <text:p>52.61722653144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3737958073616" calcext:value-type="float">
            <text:p>0.473737958073616</text:p>
          </table:table-cell>
          <table:table-cell office:value-type="float" office:value="0.00101676870835945" calcext:value-type="float">
            <text:p>0.001016768708359</text:p>
          </table:table-cell>
          <table:table-cell office:value-type="float" office:value="-0.00312955509871244" calcext:value-type="float">
            <text:p>-0.003129555098712</text:p>
          </table:table-cell>
          <table:table-cell office:value-type="float" office:value="459.245162963867" calcext:value-type="float">
            <text:p>459.245162963867</text:p>
          </table:table-cell>
          <table:table-cell office:value-type="float" office:value="2.51538670063019" calcext:value-type="float">
            <text:p>2.51538670063019</text:p>
          </table:table-cell>
          <table:table-cell office:value-type="float" office:value="3835.9589111653" calcext:value-type="float">
            <text:p>3835.9589111653</text:p>
          </table:table-cell>
          <table:table-cell office:value-type="float" office:value="56.7896388841793" calcext:value-type="float">
            <text:p>56.78963888417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24206441640854" calcext:value-type="float">
            <text:p>0.224206441640854</text:p>
          </table:table-cell>
          <table:table-cell office:value-type="float" office:value="0.0000554196809389396" calcext:value-type="float">
            <text:p>5.54196809389396E-05</text:p>
          </table:table-cell>
          <table:table-cell office:value-type="float" office:value="-0.0000779442489147186" calcext:value-type="float">
            <text:p>-7.79442489147186E-05</text:p>
          </table:table-cell>
          <table:table-cell office:value-type="float" office:value="195.699645996094" calcext:value-type="float">
            <text:p>195.699645996094</text:p>
          </table:table-cell>
          <table:table-cell office:value-type="float" office:value="1.07549553513527" calcext:value-type="float">
            <text:p>1.07549553513527</text:p>
          </table:table-cell>
          <table:table-cell office:value-type="float" office:value="3017.95873151535" calcext:value-type="float">
            <text:p>3017.95873151535</text:p>
          </table:table-cell>
          <table:table-cell office:value-type="float" office:value="59.4680348500143" calcext:value-type="float">
            <text:p>59.46803485001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7706569433212" calcext:value-type="float">
            <text:p>0.427706569433212</text:p>
          </table:table-cell>
          <table:table-cell office:value-type="float" office:value="0.000684481766074896" calcext:value-type="float">
            <text:p>0.000684481766075</text:p>
          </table:table-cell>
          <table:table-cell office:value-type="float" office:value="-0.0051303232088685" calcext:value-type="float">
            <text:p>-0.005130323208869</text:p>
          </table:table-cell>
          <table:table-cell office:value-type="float" office:value="155.117809295654" calcext:value-type="float">
            <text:p>155.117809295654</text:p>
          </table:table-cell>
          <table:table-cell office:value-type="float" office:value="0.969263559579849" calcext:value-type="float">
            <text:p>0.969263559579849</text:p>
          </table:table-cell>
          <table:table-cell office:value-type="float" office:value="3148.95396820894" calcext:value-type="float">
            <text:p>3148.95396820894</text:p>
          </table:table-cell>
          <table:table-cell office:value-type="float" office:value="40.3595820160117" calcext:value-type="float">
            <text:p>40.35958201601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94326788187027" calcext:value-type="float">
            <text:p>0.394326788187027</text:p>
          </table:table-cell>
          <table:table-cell office:value-type="float" office:value="0.00248404163867235" calcext:value-type="float">
            <text:p>0.002484041638672</text:p>
          </table:table-cell>
          <table:table-cell office:value-type="float" office:value="-0.00373462224379182" calcext:value-type="float">
            <text:p>-0.003734622243792</text:p>
          </table:table-cell>
          <table:table-cell office:value-type="float" office:value="133.105485534668" calcext:value-type="float">
            <text:p>133.105485534668</text:p>
          </table:table-cell>
          <table:table-cell office:value-type="float" office:value="0.844808804988861" calcext:value-type="float">
            <text:p>0.844808804988861</text:p>
          </table:table-cell>
          <table:table-cell office:value-type="float" office:value="2897.73948447141" calcext:value-type="float">
            <text:p>2897.73948447141</text:p>
          </table:table-cell>
          <table:table-cell office:value-type="float" office:value="59.1109520392957" calcext:value-type="float">
            <text:p>59.11095203929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06682646274567" calcext:value-type="float">
            <text:p>0.606682646274567</text:p>
          </table:table-cell>
          <table:table-cell office:value-type="float" office:value="0.00115234162658453" calcext:value-type="float">
            <text:p>0.001152341626585</text:p>
          </table:table-cell>
          <table:table-cell office:value-type="float" office:value="-0.00197803787887096" calcext:value-type="float">
            <text:p>-0.001978037878871</text:p>
          </table:table-cell>
          <table:table-cell office:value-type="float" office:value="183.759414672852" calcext:value-type="float">
            <text:p>183.759414672852</text:p>
          </table:table-cell>
          <table:table-cell office:value-type="float" office:value="1.20539776086807" calcext:value-type="float">
            <text:p>1.20539776086807</text:p>
          </table:table-cell>
          <table:table-cell office:value-type="float" office:value="1009.4083285094" calcext:value-type="float">
            <text:p>1009.4083285094</text:p>
          </table:table-cell>
          <table:table-cell office:value-type="float" office:value="44.6926988664083" calcext:value-type="float">
            <text:p>44.69269886640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06628748774528" calcext:value-type="float">
            <text:p>0.406628748774528</text:p>
          </table:table-cell>
          <table:table-cell office:value-type="float" office:value="0.000848268804838881" calcext:value-type="float">
            <text:p>0.000848268804839</text:p>
          </table:table-cell>
          <table:table-cell office:value-type="float" office:value="-0.00116861388087273" calcext:value-type="float">
            <text:p>-0.001168613880873</text:p>
          </table:table-cell>
          <table:table-cell office:value-type="float" office:value="33.2364328384399" calcext:value-type="float">
            <text:p>33.2364328384399</text:p>
          </table:table-cell>
          <table:table-cell office:value-type="float" office:value="0.35347489118576" calcext:value-type="float">
            <text:p>0.35347489118576</text:p>
          </table:table-cell>
          <table:table-cell office:value-type="float" office:value="1868.41455362558" calcext:value-type="float">
            <text:p>1868.41455362558</text:p>
          </table:table-cell>
          <table:table-cell office:value-type="float" office:value="30.7948153536768" calcext:value-type="float">
            <text:p>30.79481535367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95608121156692" calcext:value-type="float">
            <text:p>0.595608121156692</text:p>
          </table:table-cell>
          <table:table-cell office:value-type="float" office:value="0.00209567565470934" calcext:value-type="float">
            <text:p>0.002095675654709</text:p>
          </table:table-cell>
          <table:table-cell office:value-type="float" office:value="-0.00803777407854795" calcext:value-type="float">
            <text:p>-0.008037774078548</text:p>
          </table:table-cell>
          <table:table-cell office:value-type="float" office:value="139.230629730225" calcext:value-type="float">
            <text:p>139.230629730225</text:p>
          </table:table-cell>
          <table:table-cell office:value-type="float" office:value="0.97166822552681" calcext:value-type="float">
            <text:p>0.97166822552681</text:p>
          </table:table-cell>
          <table:table-cell office:value-type="float" office:value="2154.51486445612" calcext:value-type="float">
            <text:p>2154.51486445612</text:p>
          </table:table-cell>
          <table:table-cell office:value-type="float" office:value="49.1164951702115" calcext:value-type="float">
            <text:p>49.1164951702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10249105095863" calcext:value-type="float">
            <text:p>0.510249105095863</text:p>
          </table:table-cell>
          <table:table-cell office:value-type="float" office:value="0.000728808215353638" calcext:value-type="float">
            <text:p>0.000728808215354</text:p>
          </table:table-cell>
          <table:table-cell office:value-type="float" office:value="-0.00276290867477655" calcext:value-type="float">
            <text:p>-0.002762908674777</text:p>
          </table:table-cell>
          <table:table-cell office:value-type="float" office:value="232.161552429199" calcext:value-type="float">
            <text:p>232.161552429199</text:p>
          </table:table-cell>
          <table:table-cell office:value-type="float" office:value="1.39816075563431" calcext:value-type="float">
            <text:p>1.39816075563431</text:p>
          </table:table-cell>
          <table:table-cell office:value-type="float" office:value="2791.26105199528" calcext:value-type="float">
            <text:p>2791.26105199528</text:p>
          </table:table-cell>
          <table:table-cell office:value-type="float" office:value="47.9633688393049" calcext:value-type="float">
            <text:p>47.96336883930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16962623596191" calcext:value-type="float">
            <text:p>0.416962623596191</text:p>
          </table:table-cell>
          <table:table-cell office:value-type="float" office:value="0.000602723829797469" calcext:value-type="float">
            <text:p>0.000602723829797</text:p>
          </table:table-cell>
          <table:table-cell office:value-type="float" office:value="0.0000139765441417694" calcext:value-type="float">
            <text:p>1.39765441417694E-05</text:p>
          </table:table-cell>
          <table:table-cell office:value-type="float" office:value="217.315759277344" calcext:value-type="float">
            <text:p>217.315759277344</text:p>
          </table:table-cell>
          <table:table-cell office:value-type="float" office:value="1.28004657626152" calcext:value-type="float">
            <text:p>1.28004657626152</text:p>
          </table:table-cell>
          <table:table-cell office:value-type="float" office:value="3004.44924795119" calcext:value-type="float">
            <text:p>3004.44924795119</text:p>
          </table:table-cell>
          <table:table-cell office:value-type="float" office:value="43.9611719954758" calcext:value-type="float">
            <text:p>43.96117199547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34189021587372" calcext:value-type="float">
            <text:p>0.534189021587372</text:p>
          </table:table-cell>
          <table:table-cell office:value-type="float" office:value="0.000653650419553742" calcext:value-type="float">
            <text:p>0.000653650419554</text:p>
          </table:table-cell>
          <table:table-cell office:value-type="float" office:value="-0.003985037188977" calcext:value-type="float">
            <text:p>-0.003985037188977</text:p>
          </table:table-cell>
          <table:table-cell office:value-type="float" office:value="483.499478149414" calcext:value-type="float">
            <text:p>483.499478149414</text:p>
          </table:table-cell>
          <table:table-cell office:value-type="float" office:value="2.66561806201935" calcext:value-type="float">
            <text:p>2.66561806201935</text:p>
          </table:table-cell>
          <table:table-cell office:value-type="float" office:value="971.899097327419" calcext:value-type="float">
            <text:p>971.899097327419</text:p>
          </table:table-cell>
          <table:table-cell office:value-type="float" office:value="44.1106789671817" calcext:value-type="float">
            <text:p>44.11067896718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359493792057" calcext:value-type="float">
            <text:p>0.35359493792057</text:p>
          </table:table-cell>
          <table:table-cell office:value-type="float" office:value="0.00237031260039657" calcext:value-type="float">
            <text:p>0.002370312600397</text:p>
          </table:table-cell>
          <table:table-cell office:value-type="float" office:value="-0.0014792924746871" calcext:value-type="float">
            <text:p>-0.001479292474687</text:p>
          </table:table-cell>
          <table:table-cell office:value-type="float" office:value="108.766042327881" calcext:value-type="float">
            <text:p>108.766042327881</text:p>
          </table:table-cell>
          <table:table-cell office:value-type="float" office:value="0.704926514625549" calcext:value-type="float">
            <text:p>0.704926514625549</text:p>
          </table:table-cell>
          <table:table-cell office:value-type="float" office:value="2945.66073816867" calcext:value-type="float">
            <text:p>2945.66073816867</text:p>
          </table:table-cell>
          <table:table-cell office:value-type="float" office:value="41.7702330677771" calcext:value-type="float">
            <text:p>41.77023306777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45360651612282" calcext:value-type="float">
            <text:p>0.445360651612282</text:p>
          </table:table-cell>
          <table:table-cell office:value-type="float" office:value="0.00148868032265455" calcext:value-type="float">
            <text:p>0.001488680322655</text:p>
          </table:table-cell>
          <table:table-cell office:value-type="float" office:value="-0.00328343529254198" calcext:value-type="float">
            <text:p>-0.003283435292542</text:p>
          </table:table-cell>
          <table:table-cell office:value-type="float" office:value="85.7719947814941" calcext:value-type="float">
            <text:p>85.7719947814941</text:p>
          </table:table-cell>
          <table:table-cell office:value-type="float" office:value="0.6336256980896" calcext:value-type="float">
            <text:p>0.6336256980896</text:p>
          </table:table-cell>
          <table:table-cell office:value-type="float" office:value="3200.29905854715" calcext:value-type="float">
            <text:p>3200.29905854715</text:p>
          </table:table-cell>
          <table:table-cell office:value-type="float" office:value="51.4590126353316" calcext:value-type="float">
            <text:p>51.45901263533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06333130598068" calcext:value-type="float">
            <text:p>0.306333130598068</text:p>
          </table:table-cell>
          <table:table-cell office:value-type="float" office:value="0.000592949232668616" calcext:value-type="float">
            <text:p>0.000592949232669</text:p>
          </table:table-cell>
          <table:table-cell office:value-type="float" office:value="-0.00305095557123423" calcext:value-type="float">
            <text:p>-0.003050955571234</text:p>
          </table:table-cell>
          <table:table-cell office:value-type="float" office:value="325.557202148437" calcext:value-type="float">
            <text:p>325.557202148437</text:p>
          </table:table-cell>
          <table:table-cell office:value-type="float" office:value="1.76270775794983" calcext:value-type="float">
            <text:p>1.76270775794983</text:p>
          </table:table-cell>
          <table:table-cell office:value-type="float" office:value="2023.54686948978" calcext:value-type="float">
            <text:p>2023.54686948978</text:p>
          </table:table-cell>
          <table:table-cell office:value-type="float" office:value="50.6332791653345" calcext:value-type="float">
            <text:p>50.63327916533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42852932214737" calcext:value-type="float">
            <text:p>0.542852932214737</text:p>
          </table:table-cell>
          <table:table-cell office:value-type="float" office:value="0.000753989233635366" calcext:value-type="float">
            <text:p>0.000753989233635</text:p>
          </table:table-cell>
          <table:table-cell office:value-type="float" office:value="-0.00396158266812563" calcext:value-type="float">
            <text:p>-0.003961582668126</text:p>
          </table:table-cell>
          <table:table-cell office:value-type="float" office:value="256.941909790039" calcext:value-type="float">
            <text:p>256.941909790039</text:p>
          </table:table-cell>
          <table:table-cell office:value-type="float" office:value="1.53703936338425" calcext:value-type="float">
            <text:p>1.53703936338425</text:p>
          </table:table-cell>
          <table:table-cell office:value-type="float" office:value="1371.30817300098" calcext:value-type="float">
            <text:p>1371.30817300098</text:p>
          </table:table-cell>
          <table:table-cell office:value-type="float" office:value="31.1087589941919" calcext:value-type="float">
            <text:p>31.10875899419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9098536372185" calcext:value-type="float">
            <text:p>0.349098536372185</text:p>
          </table:table-cell>
          <table:table-cell office:value-type="float" office:value="0.00202831688802689" calcext:value-type="float">
            <text:p>0.002028316888027</text:p>
          </table:table-cell>
          <table:table-cell office:value-type="float" office:value="-0.00290738046169281" calcext:value-type="float">
            <text:p>-0.002907380461693</text:p>
          </table:table-cell>
          <table:table-cell office:value-type="float" office:value="82.5462890625" calcext:value-type="float">
            <text:p>82.5462890625</text:p>
          </table:table-cell>
          <table:table-cell office:value-type="float" office:value="0.569785046577454" calcext:value-type="float">
            <text:p>0.569785046577454</text:p>
          </table:table-cell>
          <table:table-cell office:value-type="float" office:value="2111.26158965464" calcext:value-type="float">
            <text:p>2111.26158965464</text:p>
          </table:table-cell>
          <table:table-cell office:value-type="float" office:value="50.2512413374148" calcext:value-type="float">
            <text:p>50.25124133741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4652416706085" calcext:value-type="float">
            <text:p>0.454652416706085</text:p>
          </table:table-cell>
          <table:table-cell office:value-type="float" office:value="0.000765242532361299" calcext:value-type="float">
            <text:p>0.000765242532361</text:p>
          </table:table-cell>
          <table:table-cell office:value-type="float" office:value="-0.00099423248320818" calcext:value-type="float">
            <text:p>-0.000994232483208</text:p>
          </table:table-cell>
          <table:table-cell office:value-type="float" office:value="115.926271820068" calcext:value-type="float">
            <text:p>115.926271820068</text:p>
          </table:table-cell>
          <table:table-cell office:value-type="float" office:value="0.79063828587532" calcext:value-type="float">
            <text:p>0.79063828587532</text:p>
          </table:table-cell>
          <table:table-cell office:value-type="float" office:value="2079.48297762941" calcext:value-type="float">
            <text:p>2079.48297762941</text:p>
          </table:table-cell>
          <table:table-cell office:value-type="float" office:value="51.6113627166486" calcext:value-type="float">
            <text:p>51.61136271664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17234176397324" calcext:value-type="float">
            <text:p>0.617234176397324</text:p>
          </table:table-cell>
          <table:table-cell office:value-type="float" office:value="0.000235036024241708" calcext:value-type="float">
            <text:p>0.000235036024242</text:p>
          </table:table-cell>
          <table:table-cell office:value-type="float" office:value="-0.00286860167980194" calcext:value-type="float">
            <text:p>-0.002868601679802</text:p>
          </table:table-cell>
          <table:table-cell office:value-type="float" office:value="102.188762664795" calcext:value-type="float">
            <text:p>102.188762664795</text:p>
          </table:table-cell>
          <table:table-cell office:value-type="float" office:value="0.801096105575561" calcext:value-type="float">
            <text:p>0.801096105575561</text:p>
          </table:table-cell>
          <table:table-cell office:value-type="float" office:value="2353.39276137274" calcext:value-type="float">
            <text:p>2353.39276137274</text:p>
          </table:table-cell>
          <table:table-cell office:value-type="float" office:value="50.7014347446617" calcext:value-type="float">
            <text:p>50.70143474466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7527104020119" calcext:value-type="float">
            <text:p>0.507527104020119</text:p>
          </table:table-cell>
          <table:table-cell office:value-type="float" office:value="0.00103996102698147" calcext:value-type="float">
            <text:p>0.001039961026981</text:p>
          </table:table-cell>
          <table:table-cell office:value-type="float" office:value="-0.00221141986548901" calcext:value-type="float">
            <text:p>-0.002211419865489</text:p>
          </table:table-cell>
          <table:table-cell office:value-type="float" office:value="118.932227325439" calcext:value-type="float">
            <text:p>118.932227325439</text:p>
          </table:table-cell>
          <table:table-cell office:value-type="float" office:value="0.830962270498276" calcext:value-type="float">
            <text:p>0.830962270498276</text:p>
          </table:table-cell>
          <table:table-cell office:value-type="float" office:value="3400.7512878887" calcext:value-type="float">
            <text:p>3400.7512878887</text:p>
          </table:table-cell>
          <table:table-cell office:value-type="float" office:value="48.9575388763099" calcext:value-type="float">
            <text:p>48.95753887630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8340854644775" calcext:value-type="float">
            <text:p>0.538340854644775</text:p>
          </table:table-cell>
          <table:table-cell office:value-type="float" office:value="0.000583401136100292" calcext:value-type="float">
            <text:p>0.0005834011361</text:p>
          </table:table-cell>
          <table:table-cell office:value-type="float" office:value="-0.0018334437161684" calcext:value-type="float">
            <text:p>-0.001833443716168</text:p>
          </table:table-cell>
          <table:table-cell office:value-type="float" office:value="19.7211294174194" calcext:value-type="float">
            <text:p>19.7211294174194</text:p>
          </table:table-cell>
          <table:table-cell office:value-type="float" office:value="0.350214338302612" calcext:value-type="float">
            <text:p>0.350214338302612</text:p>
          </table:table-cell>
          <table:table-cell office:value-type="float" office:value="2439.92909826178" calcext:value-type="float">
            <text:p>2439.92909826178</text:p>
          </table:table-cell>
          <table:table-cell office:value-type="float" office:value="41.8237774178386" calcext:value-type="float">
            <text:p>41.82377741783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48160976171493" calcext:value-type="float">
            <text:p>0.648160976171493</text:p>
          </table:table-cell>
          <table:table-cell office:value-type="float" office:value="0.00134600442834198" calcext:value-type="float">
            <text:p>0.001346004428342</text:p>
          </table:table-cell>
          <table:table-cell office:value-type="float" office:value="-0.0110770708881319" calcext:value-type="float">
            <text:p>-0.011077070888132</text:p>
          </table:table-cell>
          <table:table-cell office:value-type="float" office:value="92.9808448791504" calcext:value-type="float">
            <text:p>92.9808448791504</text:p>
          </table:table-cell>
          <table:table-cell office:value-type="float" office:value="0.762741142511368" calcext:value-type="float">
            <text:p>0.762741142511368</text:p>
          </table:table-cell>
          <table:table-cell office:value-type="float" office:value="2766.43335958901" calcext:value-type="float">
            <text:p>2766.43335958901</text:p>
          </table:table-cell>
          <table:table-cell office:value-type="float" office:value="40.7324616887607" calcext:value-type="float">
            <text:p>40.73246168876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9766368865967" calcext:value-type="float">
            <text:p>0.529766368865967</text:p>
          </table:table-cell>
          <table:table-cell office:value-type="float" office:value="0.00112551068887115" calcext:value-type="float">
            <text:p>0.001125510688871</text:p>
          </table:table-cell>
          <table:table-cell office:value-type="float" office:value="-0.01209218762815" calcext:value-type="float">
            <text:p>-0.01209218762815</text:p>
          </table:table-cell>
          <table:table-cell office:value-type="float" office:value="42.8724460601807" calcext:value-type="float">
            <text:p>42.8724460601807</text:p>
          </table:table-cell>
          <table:table-cell office:value-type="float" office:value="0.451856908202171" calcext:value-type="float">
            <text:p>0.451856908202171</text:p>
          </table:table-cell>
          <table:table-cell office:value-type="float" office:value="4553.64280873254" calcext:value-type="float">
            <text:p>4553.64280873254</text:p>
          </table:table-cell>
          <table:table-cell office:value-type="float" office:value="43.5520812989213" calcext:value-type="float">
            <text:p>43.55208129892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95596307516098" calcext:value-type="float">
            <text:p>0.595596307516098</text:p>
          </table:table-cell>
          <table:table-cell office:value-type="float" office:value="0.0016333365580067" calcext:value-type="float">
            <text:p>0.001633336558007</text:p>
          </table:table-cell>
          <table:table-cell office:value-type="float" office:value="-0.000630819238722324" calcext:value-type="float">
            <text:p>-0.000630819238722</text:p>
          </table:table-cell>
          <table:table-cell office:value-type="float" office:value="342.484533691406" calcext:value-type="float">
            <text:p>342.484533691406</text:p>
          </table:table-cell>
          <table:table-cell office:value-type="float" office:value="1.99463629722595" calcext:value-type="float">
            <text:p>1.99463629722595</text:p>
          </table:table-cell>
          <table:table-cell office:value-type="float" office:value="2801.95939349532" calcext:value-type="float">
            <text:p>2801.95939349532</text:p>
          </table:table-cell>
          <table:table-cell office:value-type="float" office:value="42.1840981389396" calcext:value-type="float">
            <text:p>42.18409813893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1418235301971" calcext:value-type="float">
            <text:p>0.561418235301971</text:p>
          </table:table-cell>
          <table:table-cell office:value-type="float" office:value="0.00111835446441546" calcext:value-type="float">
            <text:p>0.001118354464415</text:p>
          </table:table-cell>
          <table:table-cell office:value-type="float" office:value="-0.000294851697981358" calcext:value-type="float">
            <text:p>-0.000294851697981</text:p>
          </table:table-cell>
          <table:table-cell office:value-type="float" office:value="4295.94663085937" calcext:value-type="float">
            <text:p>4295.94663085937</text:p>
          </table:table-cell>
          <table:table-cell office:value-type="float" office:value="21.7448057174683" calcext:value-type="float">
            <text:p>21.7448057174683</text:p>
          </table:table-cell>
          <table:table-cell office:value-type="float" office:value="2036.79725361033" calcext:value-type="float">
            <text:p>2036.79725361033</text:p>
          </table:table-cell>
          <table:table-cell office:value-type="float" office:value="56.0840261935256" calcext:value-type="float">
            <text:p>56.08402619352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79047167301178" calcext:value-type="float">
            <text:p>0.479047167301178</text:p>
          </table:table-cell>
          <table:table-cell office:value-type="float" office:value="0.000189218478044495" calcext:value-type="float">
            <text:p>0.000189218478044</text:p>
          </table:table-cell>
          <table:table-cell office:value-type="float" office:value="-0.000124184042215347" calcext:value-type="float">
            <text:p>-0.000124184042215</text:p>
          </table:table-cell>
          <table:table-cell office:value-type="float" office:value="202.484255981445" calcext:value-type="float">
            <text:p>202.484255981445</text:p>
          </table:table-cell>
          <table:table-cell office:value-type="float" office:value="1.23607714176178" calcext:value-type="float">
            <text:p>1.23607714176178</text:p>
          </table:table-cell>
          <table:table-cell office:value-type="float" office:value="1814.29439976184" calcext:value-type="float">
            <text:p>1814.29439976184</text:p>
          </table:table-cell>
          <table:table-cell office:value-type="float" office:value="51.6275636771694" calcext:value-type="float">
            <text:p>51.62756367716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36621177196503" calcext:value-type="float">
            <text:p>0.436621177196503</text:p>
          </table:table-cell>
          <table:table-cell office:value-type="float" office:value="0.000981070339912549" calcext:value-type="float">
            <text:p>0.000981070339913</text:p>
          </table:table-cell>
          <table:table-cell office:value-type="float" office:value="-0.000176287814974785" calcext:value-type="float">
            <text:p>-0.000176287814975</text:p>
          </table:table-cell>
          <table:table-cell office:value-type="float" office:value="122.867502593994" calcext:value-type="float">
            <text:p>122.867502593994</text:p>
          </table:table-cell>
          <table:table-cell office:value-type="float" office:value="0.81715852022171" calcext:value-type="float">
            <text:p>0.81715852022171</text:p>
          </table:table-cell>
          <table:table-cell office:value-type="float" office:value="1443.7537943375" calcext:value-type="float">
            <text:p>1443.7537943375</text:p>
          </table:table-cell>
          <table:table-cell office:value-type="float" office:value="48.0759160011831" calcext:value-type="float">
            <text:p>48.07591600118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4177787899971" calcext:value-type="float">
            <text:p>0.34177787899971</text:p>
          </table:table-cell>
          <table:table-cell office:value-type="float" office:value="0.00114877099404112" calcext:value-type="float">
            <text:p>0.001148770994041</text:p>
          </table:table-cell>
          <table:table-cell office:value-type="float" office:value="-0.0000212155282497406" calcext:value-type="float">
            <text:p>-2.12155282497406E-05</text:p>
          </table:table-cell>
          <table:table-cell office:value-type="float" office:value="289.72993927002" calcext:value-type="float">
            <text:p>289.72993927002</text:p>
          </table:table-cell>
          <table:table-cell office:value-type="float" office:value="1.60436807870865" calcext:value-type="float">
            <text:p>1.60436807870865</text:p>
          </table:table-cell>
          <table:table-cell office:value-type="float" office:value="954.67344704228" calcext:value-type="float">
            <text:p>954.67344704228</text:p>
          </table:table-cell>
          <table:table-cell office:value-type="float" office:value="38.2182026833762" calcext:value-type="float">
            <text:p>38.21820268337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51165640354157" calcext:value-type="float">
            <text:p>0.451165640354157</text:p>
          </table:table-cell>
          <table:table-cell office:value-type="float" office:value="0.00045725018135272" calcext:value-type="float">
            <text:p>0.000457250181353</text:p>
          </table:table-cell>
          <table:table-cell office:value-type="float" office:value="-0.00101179350167513" calcext:value-type="float">
            <text:p>-0.001011793501675</text:p>
          </table:table-cell>
          <table:table-cell office:value-type="float" office:value="116.391934967041" calcext:value-type="float">
            <text:p>116.391934967041</text:p>
          </table:table-cell>
          <table:table-cell office:value-type="float" office:value="0.790826445817947" calcext:value-type="float">
            <text:p>0.790826445817947</text:p>
          </table:table-cell>
          <table:table-cell office:value-type="float" office:value="525.299597999304" calcext:value-type="float">
            <text:p>525.299597999304</text:p>
          </table:table-cell>
          <table:table-cell office:value-type="float" office:value="52.0455464483238" calcext:value-type="float">
            <text:p>52.0455464483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3493023514748" calcext:value-type="float">
            <text:p>0.493493023514748</text:p>
          </table:table-cell>
          <table:table-cell office:value-type="float" office:value="0.00250776298344135" calcext:value-type="float">
            <text:p>0.002507762983441</text:p>
          </table:table-cell>
          <table:table-cell office:value-type="float" office:value="-0.0047435550019145" calcext:value-type="float">
            <text:p>-0.004743555001915</text:p>
          </table:table-cell>
          <table:table-cell office:value-type="float" office:value="392.421643066406" calcext:value-type="float">
            <text:p>392.421643066406</text:p>
          </table:table-cell>
          <table:table-cell office:value-type="float" office:value="2.18940405845642" calcext:value-type="float">
            <text:p>2.18940405845642</text:p>
          </table:table-cell>
          <table:table-cell office:value-type="float" office:value="2382.97120805454" calcext:value-type="float">
            <text:p>2382.97120805454</text:p>
          </table:table-cell>
          <table:table-cell office:value-type="float" office:value="42.5979558388702" calcext:value-type="float">
            <text:p>42.59795583887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9841912984848" calcext:value-type="float">
            <text:p>0.509841912984848</text:p>
          </table:table-cell>
          <table:table-cell office:value-type="float" office:value="0.00157828360097483" calcext:value-type="float">
            <text:p>0.001578283600975</text:p>
          </table:table-cell>
          <table:table-cell office:value-type="float" office:value="-0.000606603920459747" calcext:value-type="float">
            <text:p>-0.00060660392046</text:p>
          </table:table-cell>
          <table:table-cell office:value-type="float" office:value="382.059518432617" calcext:value-type="float">
            <text:p>382.059518432617</text:p>
          </table:table-cell>
          <table:table-cell office:value-type="float" office:value="2.14942564964294" calcext:value-type="float">
            <text:p>2.14942564964294</text:p>
          </table:table-cell>
          <table:table-cell office:value-type="float" office:value="1316.40291867521" calcext:value-type="float">
            <text:p>1316.40291867521</text:p>
          </table:table-cell>
          <table:table-cell office:value-type="float" office:value="36.7835008596303" calcext:value-type="float">
            <text:p>36.78350085963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8525803089142" calcext:value-type="float">
            <text:p>0.518525803089142</text:p>
          </table:table-cell>
          <table:table-cell office:value-type="float" office:value="0.00154969790019095" calcext:value-type="float">
            <text:p>0.001549697900191</text:p>
          </table:table-cell>
          <table:table-cell office:value-type="float" office:value="-0.000546726211905479" calcext:value-type="float">
            <text:p>-0.000546726211905</text:p>
          </table:table-cell>
          <table:table-cell office:value-type="float" office:value="210.206936645508" calcext:value-type="float">
            <text:p>210.206936645508</text:p>
          </table:table-cell>
          <table:table-cell office:value-type="float" office:value="1.29445502758026" calcext:value-type="float">
            <text:p>1.29445502758026</text:p>
          </table:table-cell>
          <table:table-cell office:value-type="float" office:value="2714.55019593091" calcext:value-type="float">
            <text:p>2714.55019593091</text:p>
          </table:table-cell>
          <table:table-cell office:value-type="float" office:value="36.6126894460525" calcext:value-type="float">
            <text:p>36.61268944605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05611702799797" calcext:value-type="float">
            <text:p>0.405611702799797</text:p>
          </table:table-cell>
          <table:table-cell office:value-type="float" office:value="0.000669478828785941" calcext:value-type="float">
            <text:p>0.000669478828786</text:p>
          </table:table-cell>
          <table:table-cell office:value-type="float" office:value="0.0000886857509613037" calcext:value-type="float">
            <text:p>8.86857509613037E-05</text:p>
          </table:table-cell>
          <table:table-cell office:value-type="float" office:value="4002.9783203125" calcext:value-type="float">
            <text:p>4002.9783203125</text:p>
          </table:table-cell>
          <table:table-cell office:value-type="float" office:value="20.2021062850952" calcext:value-type="float">
            <text:p>20.2021062850952</text:p>
          </table:table-cell>
          <table:table-cell office:value-type="float" office:value="2891.61087699011" calcext:value-type="float">
            <text:p>2891.61087699011</text:p>
          </table:table-cell>
          <table:table-cell office:value-type="float" office:value="46.3822715718764" calcext:value-type="float">
            <text:p>46.38227157187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7383857965469" calcext:value-type="float">
            <text:p>0.627383857965469</text:p>
          </table:table-cell>
          <table:table-cell office:value-type="float" office:value="0.000388066278537735" calcext:value-type="float">
            <text:p>0.000388066278538</text:p>
          </table:table-cell>
          <table:table-cell office:value-type="float" office:value="-0.011348935496062" calcext:value-type="float">
            <text:p>-0.011348935496062</text:p>
          </table:table-cell>
          <table:table-cell office:value-type="float" office:value="95.1452613830566" calcext:value-type="float">
            <text:p>95.1452613830566</text:p>
          </table:table-cell>
          <table:table-cell office:value-type="float" office:value="0.762018531560898" calcext:value-type="float">
            <text:p>0.762018531560898</text:p>
          </table:table-cell>
          <table:table-cell office:value-type="float" office:value="2283.49424143479" calcext:value-type="float">
            <text:p>2283.49424143479</text:p>
          </table:table-cell>
          <table:table-cell office:value-type="float" office:value="38.0131027491996" calcext:value-type="float">
            <text:p>38.01310274919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9138150215149" calcext:value-type="float">
            <text:p>0.389138150215149</text:p>
          </table:table-cell>
          <table:table-cell office:value-type="float" office:value="0.000880523328669369" calcext:value-type="float">
            <text:p>0.000880523328669</text:p>
          </table:table-cell>
          <table:table-cell office:value-type="float" office:value="0.000127081200480461" calcext:value-type="float">
            <text:p>0.00012708120048</text:p>
          </table:table-cell>
          <table:table-cell office:value-type="float" office:value="202.456736755371" calcext:value-type="float">
            <text:p>202.456736755371</text:p>
          </table:table-cell>
          <table:table-cell office:value-type="float" office:value="1.19123433828354" calcext:value-type="float">
            <text:p>1.19123433828354</text:p>
          </table:table-cell>
          <table:table-cell office:value-type="float" office:value="2883.46549315446" calcext:value-type="float">
            <text:p>2883.46549315446</text:p>
          </table:table-cell>
          <table:table-cell office:value-type="float" office:value="43.6557298265398" calcext:value-type="float">
            <text:p>43.65572982653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10091114044189" calcext:value-type="float">
            <text:p>0.510091114044189</text:p>
          </table:table-cell>
          <table:table-cell office:value-type="float" office:value="0.000895212194882333" calcext:value-type="float">
            <text:p>0.000895212194882</text:p>
          </table:table-cell>
          <table:table-cell office:value-type="float" office:value="-0.00214753737673163" calcext:value-type="float">
            <text:p>-0.002147537376732</text:p>
          </table:table-cell>
          <table:table-cell office:value-type="float" office:value="185.722909545898" calcext:value-type="float">
            <text:p>185.722909545898</text:p>
          </table:table-cell>
          <table:table-cell office:value-type="float" office:value="1.1658421754837" calcext:value-type="float">
            <text:p>1.1658421754837</text:p>
          </table:table-cell>
          <table:table-cell office:value-type="float" office:value="2926.78999839972" calcext:value-type="float">
            <text:p>2926.78999839972</text:p>
          </table:table-cell>
          <table:table-cell office:value-type="float" office:value="44.1793043039739" calcext:value-type="float">
            <text:p>44.17930430397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97849860787392" calcext:value-type="float">
            <text:p>0.397849860787392</text:p>
          </table:table-cell>
          <table:table-cell office:value-type="float" office:value="0.000304937273904215" calcext:value-type="float">
            <text:p>0.000304937273904</text:p>
          </table:table-cell>
          <table:table-cell office:value-type="float" office:value="0.000230550020933151" calcext:value-type="float">
            <text:p>0.000230550020933</text:p>
          </table:table-cell>
          <table:table-cell office:value-type="float" office:value="177.018876647949" calcext:value-type="float">
            <text:p>177.018876647949</text:p>
          </table:table-cell>
          <table:table-cell office:value-type="float" office:value="1.06837047934532" calcext:value-type="float">
            <text:p>1.06837047934532</text:p>
          </table:table-cell>
          <table:table-cell office:value-type="float" office:value="2899.63586514322" calcext:value-type="float">
            <text:p>2899.63586514322</text:p>
          </table:table-cell>
          <table:table-cell office:value-type="float" office:value="37.8438594215084" calcext:value-type="float">
            <text:p>37.84385942150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99658864736557" calcext:value-type="float">
            <text:p>0.399658864736557</text:p>
          </table:table-cell>
          <table:table-cell office:value-type="float" office:value="0.00234258051495999" calcext:value-type="float">
            <text:p>0.00234258051496</text:p>
          </table:table-cell>
          <table:table-cell office:value-type="float" office:value="-0.000221156142652035" calcext:value-type="float">
            <text:p>-0.000221156142652</text:p>
          </table:table-cell>
          <table:table-cell office:value-type="float" office:value="117.7325340271" calcext:value-type="float">
            <text:p>117.7325340271</text:p>
          </table:table-cell>
          <table:table-cell office:value-type="float" office:value="0.773309874534607" calcext:value-type="float">
            <text:p>0.773309874534607</text:p>
          </table:table-cell>
          <table:table-cell office:value-type="float" office:value="2326.99207964038" calcext:value-type="float">
            <text:p>2326.99207964038</text:p>
          </table:table-cell>
          <table:table-cell office:value-type="float" office:value="56.4790073019452" calcext:value-type="float">
            <text:p>56.47900730194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29481226205826" calcext:value-type="float">
            <text:p>0.429481226205826</text:p>
          </table:table-cell>
          <table:table-cell office:value-type="float" office:value="0.000960562465479597" calcext:value-type="float">
            <text:p>0.00096056246548</text:p>
          </table:table-cell>
          <table:table-cell office:value-type="float" office:value="-0.000132096372544765" calcext:value-type="float">
            <text:p>-0.000132096372545</text:p>
          </table:table-cell>
          <table:table-cell office:value-type="float" office:value="104.728865814209" calcext:value-type="float">
            <text:p>104.728865814209</text:p>
          </table:table-cell>
          <table:table-cell office:value-type="float" office:value="0.722688221931457" calcext:value-type="float">
            <text:p>0.722688221931457</text:p>
          </table:table-cell>
          <table:table-cell office:value-type="float" office:value="3304.59666364138" calcext:value-type="float">
            <text:p>3304.59666364138</text:p>
          </table:table-cell>
          <table:table-cell office:value-type="float" office:value="46.8922189154663" calcext:value-type="float">
            <text:p>46.89221891546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75417438149452" calcext:value-type="float">
            <text:p>0.475417438149452</text:p>
          </table:table-cell>
          <table:table-cell office:value-type="float" office:value="0.00147818145342171" calcext:value-type="float">
            <text:p>0.001478181453422</text:p>
          </table:table-cell>
          <table:table-cell office:value-type="float" office:value="-0.0054468628950417" calcext:value-type="float">
            <text:p>-0.005446862895042</text:p>
          </table:table-cell>
          <table:table-cell office:value-type="float" office:value="211.843734741211" calcext:value-type="float">
            <text:p>211.843734741211</text:p>
          </table:table-cell>
          <table:table-cell office:value-type="float" office:value="1.27629239559174" calcext:value-type="float">
            <text:p>1.27629239559174</text:p>
          </table:table-cell>
          <table:table-cell office:value-type="float" office:value="2855.65989661682" calcext:value-type="float">
            <text:p>2855.65989661682</text:p>
          </table:table-cell>
          <table:table-cell office:value-type="float" office:value="48.3904295625164" calcext:value-type="float">
            <text:p>48.39042956251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04120004177093" calcext:value-type="float">
            <text:p>0.504120004177093</text:p>
          </table:table-cell>
          <table:table-cell office:value-type="float" office:value="0.00196297827642411" calcext:value-type="float">
            <text:p>0.001962978276424</text:p>
          </table:table-cell>
          <table:table-cell office:value-type="float" office:value="-0.0020783044397831" calcext:value-type="float">
            <text:p>-0.002078304439783</text:p>
          </table:table-cell>
          <table:table-cell office:value-type="float" office:value="179.400527954102" calcext:value-type="float">
            <text:p>179.400527954102</text:p>
          </table:table-cell>
          <table:table-cell office:value-type="float" office:value="1.13211060762405" calcext:value-type="float">
            <text:p>1.13211060762405</text:p>
          </table:table-cell>
          <table:table-cell office:value-type="float" office:value="2469.54755548567" calcext:value-type="float">
            <text:p>2469.54755548567</text:p>
          </table:table-cell>
          <table:table-cell office:value-type="float" office:value="56.1660980032292" calcext:value-type="float">
            <text:p>56.16609800322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63458043336868" calcext:value-type="float">
            <text:p>0.463458043336868</text:p>
          </table:table-cell>
          <table:table-cell office:value-type="float" office:value="0.00102829342358746" calcext:value-type="float">
            <text:p>0.001028293423587</text:p>
          </table:table-cell>
          <table:table-cell office:value-type="float" office:value="-0.00281088603660464" calcext:value-type="float">
            <text:p>-0.002810886036605</text:p>
          </table:table-cell>
          <table:table-cell office:value-type="float" office:value="301.93786315918" calcext:value-type="float">
            <text:p>301.93786315918</text:p>
          </table:table-cell>
          <table:table-cell office:value-type="float" office:value="1.72336565256119" calcext:value-type="float">
            <text:p>1.72336565256119</text:p>
          </table:table-cell>
          <table:table-cell office:value-type="float" office:value="2302.04619386869" calcext:value-type="float">
            <text:p>2302.04619386869</text:p>
          </table:table-cell>
          <table:table-cell office:value-type="float" office:value="70.9839706455359" calcext:value-type="float">
            <text:p>70.98397064553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10448980331421" calcext:value-type="float">
            <text:p>0.410448980331421</text:p>
          </table:table-cell>
          <table:table-cell office:value-type="float" office:value="0.00213509427849203" calcext:value-type="float">
            <text:p>0.002135094278492</text:p>
          </table:table-cell>
          <table:table-cell office:value-type="float" office:value="-0.000365165062248707" calcext:value-type="float">
            <text:p>-0.000365165062249</text:p>
          </table:table-cell>
          <table:table-cell office:value-type="float" office:value="245.58784942627" calcext:value-type="float">
            <text:p>245.58784942627</text:p>
          </table:table-cell>
          <table:table-cell office:value-type="float" office:value="1.41808140277863" calcext:value-type="float">
            <text:p>1.41808140277863</text:p>
          </table:table-cell>
          <table:table-cell office:value-type="float" office:value="2069.27917856425" calcext:value-type="float">
            <text:p>2069.27917856425</text:p>
          </table:table-cell>
          <table:table-cell office:value-type="float" office:value="53.3640284165741" calcext:value-type="float">
            <text:p>53.36402841657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09789991378784" calcext:value-type="float">
            <text:p>0.409789991378784</text:p>
          </table:table-cell>
          <table:table-cell office:value-type="float" office:value="0.00323180491104722" calcext:value-type="float">
            <text:p>0.003231804911047</text:p>
          </table:table-cell>
          <table:table-cell office:value-type="float" office:value="-0.00224538147449493" calcext:value-type="float">
            <text:p>-0.002245381474495</text:p>
          </table:table-cell>
          <table:table-cell office:value-type="float" office:value="115.074794769287" calcext:value-type="float">
            <text:p>115.074794769287</text:p>
          </table:table-cell>
          <table:table-cell office:value-type="float" office:value="0.763780361413956" calcext:value-type="float">
            <text:p>0.763780361413956</text:p>
          </table:table-cell>
          <table:table-cell office:value-type="float" office:value="3314.28841106838" calcext:value-type="float">
            <text:p>3314.28841106838</text:p>
          </table:table-cell>
          <table:table-cell office:value-type="float" office:value="51.5793918168173" calcext:value-type="float">
            <text:p>51.57939181681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3410986661911" calcext:value-type="float">
            <text:p>0.493410986661911</text:p>
          </table:table-cell>
          <table:table-cell office:value-type="float" office:value="0.00158531605266035" calcext:value-type="float">
            <text:p>0.00158531605266</text:p>
          </table:table-cell>
          <table:table-cell office:value-type="float" office:value="-0.00740605667233467" calcext:value-type="float">
            <text:p>-0.007406056672335</text:p>
          </table:table-cell>
          <table:table-cell office:value-type="float" office:value="320.158297729492" calcext:value-type="float">
            <text:p>320.158297729492</text:p>
          </table:table-cell>
          <table:table-cell office:value-type="float" office:value="1.82487646341324" calcext:value-type="float">
            <text:p>1.82487646341324</text:p>
          </table:table-cell>
          <table:table-cell office:value-type="float" office:value="3766.6050108778" calcext:value-type="float">
            <text:p>3766.6050108778</text:p>
          </table:table-cell>
          <table:table-cell office:value-type="float" office:value="51.7011866076382" calcext:value-type="float">
            <text:p>51.70118660763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26502448320389" calcext:value-type="float">
            <text:p>0.526502448320389</text:p>
          </table:table-cell>
          <table:table-cell office:value-type="float" office:value="0.000434656294237357" calcext:value-type="float">
            <text:p>0.000434656294237</text:p>
          </table:table-cell>
          <table:table-cell office:value-type="float" office:value="-0.00491763269528747" calcext:value-type="float">
            <text:p>-0.004917632695287</text:p>
          </table:table-cell>
          <table:table-cell office:value-type="float" office:value="1124.07123413086" calcext:value-type="float">
            <text:p>1124.07123413086</text:p>
          </table:table-cell>
          <table:table-cell office:value-type="float" office:value="5.86281247138977" calcext:value-type="float">
            <text:p>5.86281247138977</text:p>
          </table:table-cell>
          <table:table-cell office:value-type="float" office:value="2309.76386718259" calcext:value-type="float">
            <text:p>2309.76386718259</text:p>
          </table:table-cell>
          <table:table-cell office:value-type="float" office:value="40.8992413500789" calcext:value-type="float">
            <text:p>40.89924135007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69881299138069" calcext:value-type="float">
            <text:p>0.469881299138069</text:p>
          </table:table-cell>
          <table:table-cell office:value-type="float" office:value="0.00119466044707224" calcext:value-type="float">
            <text:p>0.001194660447072</text:p>
          </table:table-cell>
          <table:table-cell office:value-type="float" office:value="-0.00340030370280147" calcext:value-type="float">
            <text:p>-0.003400303702801</text:p>
          </table:table-cell>
          <table:table-cell office:value-type="float" office:value="64.2552848815918" calcext:value-type="float">
            <text:p>64.2552848815918</text:p>
          </table:table-cell>
          <table:table-cell office:value-type="float" office:value="0.537729173898697" calcext:value-type="float">
            <text:p>0.537729173898697</text:p>
          </table:table-cell>
          <table:table-cell office:value-type="float" office:value="2461.6825104" calcext:value-type="float">
            <text:p>2461.6825104</text:p>
          </table:table-cell>
          <table:table-cell office:value-type="float" office:value="60.6545578929129" calcext:value-type="float">
            <text:p>60.65455789291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6759719252586" calcext:value-type="float">
            <text:p>0.486759719252586</text:p>
          </table:table-cell>
          <table:table-cell office:value-type="float" office:value="0.0019418700481765" calcext:value-type="float">
            <text:p>0.001941870048177</text:p>
          </table:table-cell>
          <table:table-cell office:value-type="float" office:value="-0.00234820432960987" calcext:value-type="float">
            <text:p>-0.00234820432961</text:p>
          </table:table-cell>
          <table:table-cell office:value-type="float" office:value="246.240473937988" calcext:value-type="float">
            <text:p>246.240473937988</text:p>
          </table:table-cell>
          <table:table-cell office:value-type="float" office:value="1.45759047269821" calcext:value-type="float">
            <text:p>1.45759047269821</text:p>
          </table:table-cell>
          <table:table-cell office:value-type="float" office:value="4178.30185175867" calcext:value-type="float">
            <text:p>4178.30185175867</text:p>
          </table:table-cell>
          <table:table-cell office:value-type="float" office:value="54.3072963139974" calcext:value-type="float">
            <text:p>54.3072963139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74825340509415" calcext:value-type="float">
            <text:p>0.474825340509415</text:p>
          </table:table-cell>
          <table:table-cell office:value-type="float" office:value="0.00137261230265722" calcext:value-type="float">
            <text:p>0.001372612302657</text:p>
          </table:table-cell>
          <table:table-cell office:value-type="float" office:value="-0.00407514609396458" calcext:value-type="float">
            <text:p>-0.004075146093965</text:p>
          </table:table-cell>
          <table:table-cell office:value-type="float" office:value="99.081322479248" calcext:value-type="float">
            <text:p>99.081322479248</text:p>
          </table:table-cell>
          <table:table-cell office:value-type="float" office:value="0.713820666074753" calcext:value-type="float">
            <text:p>0.713820666074753</text:p>
          </table:table-cell>
          <table:table-cell office:value-type="float" office:value="3580.56346643153" calcext:value-type="float">
            <text:p>3580.56346643153</text:p>
          </table:table-cell>
          <table:table-cell office:value-type="float" office:value="49.9253513483796" calcext:value-type="float">
            <text:p>49.92535134837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63050532341003" calcext:value-type="float">
            <text:p>0.463050532341003</text:p>
          </table:table-cell>
          <table:table-cell office:value-type="float" office:value="0.00144528734963387" calcext:value-type="float">
            <text:p>0.001445287349634</text:p>
          </table:table-cell>
          <table:table-cell office:value-type="float" office:value="0.000297845900058746" calcext:value-type="float">
            <text:p>0.000297845900059</text:p>
          </table:table-cell>
          <table:table-cell office:value-type="float" office:value="103.557398223877" calcext:value-type="float">
            <text:p>103.557398223877</text:p>
          </table:table-cell>
          <table:table-cell office:value-type="float" office:value="0.734519070386887" calcext:value-type="float">
            <text:p>0.734519070386887</text:p>
          </table:table-cell>
          <table:table-cell office:value-type="float" office:value="4072.15056021574" calcext:value-type="float">
            <text:p>4072.15056021574</text:p>
          </table:table-cell>
          <table:table-cell office:value-type="float" office:value="53.8560418155044" calcext:value-type="float">
            <text:p>53.85604181550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19170823693275" calcext:value-type="float">
            <text:p>0.419170823693275</text:p>
          </table:table-cell>
          <table:table-cell office:value-type="float" office:value="0.000599545874865726" calcext:value-type="float">
            <text:p>0.000599545874866</text:p>
          </table:table-cell>
          <table:table-cell office:value-type="float" office:value="-0.000700646638870239" calcext:value-type="float">
            <text:p>-0.00070064663887</text:p>
          </table:table-cell>
          <table:table-cell office:value-type="float" office:value="962.590325927734" calcext:value-type="float">
            <text:p>962.590325927734</text:p>
          </table:table-cell>
          <table:table-cell office:value-type="float" office:value="5.00601720809937" calcext:value-type="float">
            <text:p>5.00601720809937</text:p>
          </table:table-cell>
          <table:table-cell office:value-type="float" office:value="-167.269922687608" calcext:value-type="float">
            <text:p>-167.269922687608</text:p>
          </table:table-cell>
          <table:table-cell office:value-type="float" office:value="59.7377452703891" calcext:value-type="float">
            <text:p>59.73774527038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844406962395" calcext:value-type="float">
            <text:p>0.322844406962395</text:p>
          </table:table-cell>
          <table:table-cell office:value-type="float" office:value="0.0000291623580778833" calcext:value-type="float">
            <text:p>2.91623580778833E-05</text:p>
          </table:table-cell>
          <table:table-cell office:value-type="float" office:value="0.0000233999919146299" calcext:value-type="float">
            <text:p>2.33999919146299E-05</text:p>
          </table:table-cell>
          <table:table-cell office:value-type="float" office:value="30.266833114624" calcext:value-type="float">
            <text:p>30.266833114624</text:p>
          </table:table-cell>
          <table:table-cell office:value-type="float" office:value="0.296690368652344" calcext:value-type="float">
            <text:p>0.296690368652344</text:p>
          </table:table-cell>
          <table:table-cell office:value-type="float" office:value="-3283.39796705365" calcext:value-type="float">
            <text:p>-3283.39796705365</text:p>
          </table:table-cell>
          <table:table-cell office:value-type="float" office:value="42.6880889763242" calcext:value-type="float">
            <text:p>42.68808897632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6001840829849" calcext:value-type="float">
            <text:p>0.526001840829849</text:p>
          </table:table-cell>
          <table:table-cell office:value-type="float" office:value="0.00295209994073957" calcext:value-type="float">
            <text:p>0.00295209994074</text:p>
          </table:table-cell>
          <table:table-cell office:value-type="float" office:value="-0.000620870664715767" calcext:value-type="float">
            <text:p>-0.000620870664716</text:p>
          </table:table-cell>
          <table:table-cell office:value-type="float" office:value="754.016772460938" calcext:value-type="float">
            <text:p>754.016772460938</text:p>
          </table:table-cell>
          <table:table-cell office:value-type="float" office:value="4.01765847206116" calcext:value-type="float">
            <text:p>4.01765847206116</text:p>
          </table:table-cell>
          <table:table-cell office:value-type="float" office:value="-383.044251800123" calcext:value-type="float">
            <text:p>-383.044251800123</text:p>
          </table:table-cell>
          <table:table-cell office:value-type="float" office:value="51.5505780617474" calcext:value-type="float">
            <text:p>51.55057806174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49791616201401" calcext:value-type="float">
            <text:p>0.549791616201401</text:p>
          </table:table-cell>
          <table:table-cell office:value-type="float" office:value="0.00334333591163158" calcext:value-type="float">
            <text:p>0.003343335911632</text:p>
          </table:table-cell>
          <table:table-cell office:value-type="float" office:value="-0.000359330885112286" calcext:value-type="float">
            <text:p>-0.000359330885112</text:p>
          </table:table-cell>
          <table:table-cell office:value-type="float" office:value="409.971646118164" calcext:value-type="float">
            <text:p>409.971646118164</text:p>
          </table:table-cell>
          <table:table-cell office:value-type="float" office:value="2.30987210273743" calcext:value-type="float">
            <text:p>2.30987210273743</text:p>
          </table:table-cell>
          <table:table-cell office:value-type="float" office:value="1371.31162797438" calcext:value-type="float">
            <text:p>1371.31162797438</text:p>
          </table:table-cell>
          <table:table-cell office:value-type="float" office:value="56.4967534613795" calcext:value-type="float">
            <text:p>56.49675346137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6613446474075" calcext:value-type="float">
            <text:p>0.486613446474075</text:p>
          </table:table-cell>
          <table:table-cell office:value-type="float" office:value="0.00378497485071421" calcext:value-type="float">
            <text:p>0.003784974850714</text:p>
          </table:table-cell>
          <table:table-cell office:value-type="float" office:value="-0.000895321927964687" calcext:value-type="float">
            <text:p>-0.000895321927965</text:p>
          </table:table-cell>
          <table:table-cell office:value-type="float" office:value="2119.38385009766" calcext:value-type="float">
            <text:p>2119.38385009766</text:p>
          </table:table-cell>
          <table:table-cell office:value-type="float" office:value="10.824821472168" calcext:value-type="float">
            <text:p>10.824821472168</text:p>
          </table:table-cell>
          <table:table-cell office:value-type="float" office:value="-3951.55774070166" calcext:value-type="float">
            <text:p>-3951.55774070166</text:p>
          </table:table-cell>
          <table:table-cell office:value-type="float" office:value="45.0723580097604" calcext:value-type="float">
            <text:p>45.07235800976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8596641421318" calcext:value-type="float">
            <text:p>0.498596641421318</text:p>
          </table:table-cell>
          <table:table-cell office:value-type="float" office:value="0.000864345108857378" calcext:value-type="float">
            <text:p>0.000864345108857</text:p>
          </table:table-cell>
          <table:table-cell office:value-type="float" office:value="-0.00261842450127006" calcext:value-type="float">
            <text:p>-0.00261842450127</text:p>
          </table:table-cell>
          <table:table-cell office:value-type="float" office:value="1364.55343017578" calcext:value-type="float">
            <text:p>1364.55343017578</text:p>
          </table:table-cell>
          <table:table-cell office:value-type="float" office:value="7.05334396362305" calcext:value-type="float">
            <text:p>7.05334396362305</text:p>
          </table:table-cell>
          <table:table-cell office:value-type="float" office:value="-1423.13801141169" calcext:value-type="float">
            <text:p>-1423.13801141169</text:p>
          </table:table-cell>
          <table:table-cell office:value-type="float" office:value="37.5744282375555" calcext:value-type="float">
            <text:p>37.57442823755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62860929965973" calcext:value-type="float">
            <text:p>0.462860929965973</text:p>
          </table:table-cell>
          <table:table-cell office:value-type="float" office:value="0.00189618460135534" calcext:value-type="float">
            <text:p>0.001896184601355</text:p>
          </table:table-cell>
          <table:table-cell office:value-type="float" office:value="-0.000105228088796139" calcext:value-type="float">
            <text:p>-0.000105228088796</text:p>
          </table:table-cell>
          <table:table-cell office:value-type="float" office:value="788.835070800781" calcext:value-type="float">
            <text:p>788.835070800781</text:p>
          </table:table-cell>
          <table:table-cell office:value-type="float" office:value="4.15981822013855" calcext:value-type="float">
            <text:p>4.15981822013855</text:p>
          </table:table-cell>
          <table:table-cell office:value-type="float" office:value="-56.6771622668536" calcext:value-type="float">
            <text:p>-56.6771622668536</text:p>
          </table:table-cell>
          <table:table-cell office:value-type="float" office:value="38.3346381746465" calcext:value-type="float">
            <text:p>38.33463817464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16925424337387" calcext:value-type="float">
            <text:p>0.416925424337387</text:p>
          </table:table-cell>
          <table:table-cell office:value-type="float" office:value="0.00044945809058845" calcext:value-type="float">
            <text:p>0.000449458090588</text:p>
          </table:table-cell>
          <table:table-cell office:value-type="float" office:value="-0.000365480408072472" calcext:value-type="float">
            <text:p>-0.000365480408072</text:p>
          </table:table-cell>
          <table:table-cell office:value-type="float" office:value="114.537297058105" calcext:value-type="float">
            <text:p>114.537297058105</text:p>
          </table:table-cell>
          <table:table-cell office:value-type="float" office:value="0.764286816120148" calcext:value-type="float">
            <text:p>0.764286816120148</text:p>
          </table:table-cell>
          <table:table-cell office:value-type="float" office:value="1219.03862955341" calcext:value-type="float">
            <text:p>1219.03862955341</text:p>
          </table:table-cell>
          <table:table-cell office:value-type="float" office:value="49.670970787946" calcext:value-type="float">
            <text:p>49.6709707879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1363933682442" calcext:value-type="float">
            <text:p>0.491363933682442</text:p>
          </table:table-cell>
          <table:table-cell office:value-type="float" office:value="0.0000334907690557884" calcext:value-type="float">
            <text:p>3.34907690557884E-05</text:p>
          </table:table-cell>
          <table:table-cell office:value-type="float" office:value="-0.0000336391851305962" calcext:value-type="float">
            <text:p>-3.36391851305962E-05</text:p>
          </table:table-cell>
          <table:table-cell office:value-type="float" office:value="142.570811462402" calcext:value-type="float">
            <text:p>142.570811462402</text:p>
          </table:table-cell>
          <table:table-cell office:value-type="float" office:value="0.941735333204269" calcext:value-type="float">
            <text:p>0.941735333204269</text:p>
          </table:table-cell>
          <table:table-cell office:value-type="float" office:value="965.481755020516" calcext:value-type="float">
            <text:p>965.481755020516</text:p>
          </table:table-cell>
          <table:table-cell office:value-type="float" office:value="31.7070383018348" calcext:value-type="float">
            <text:p>31.70703830183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45486801862717" calcext:value-type="float">
            <text:p>0.445486801862717</text:p>
          </table:table-cell>
          <table:table-cell office:value-type="float" office:value="0.000322979933116585" calcext:value-type="float">
            <text:p>0.000322979933117</text:p>
          </table:table-cell>
          <table:table-cell office:value-type="float" office:value="-0.00012337863445282" calcext:value-type="float">
            <text:p>-0.000123378634453</text:p>
          </table:table-cell>
          <table:table-cell office:value-type="float" office:value="96.6660400390625" calcext:value-type="float">
            <text:p>96.6660400390625</text:p>
          </table:table-cell>
          <table:table-cell office:value-type="float" office:value="0.689417606592178" calcext:value-type="float">
            <text:p>0.689417606592178</text:p>
          </table:table-cell>
          <table:table-cell office:value-type="float" office:value="1294.29861618659" calcext:value-type="float">
            <text:p>1294.29861618659</text:p>
          </table:table-cell>
          <table:table-cell office:value-type="float" office:value="31.648531346838" calcext:value-type="float">
            <text:p>31.6485313468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845474421978" calcext:value-type="float">
            <text:p>0.5845474421978</text:p>
          </table:table-cell>
          <table:table-cell office:value-type="float" office:value="0.0010782583267428" calcext:value-type="float">
            <text:p>0.001078258326743</text:p>
          </table:table-cell>
          <table:table-cell office:value-type="float" office:value="-0.00562403667718172" calcext:value-type="float">
            <text:p>-0.005624036677182</text:p>
          </table:table-cell>
          <table:table-cell office:value-type="float" office:value="496.889898681641" calcext:value-type="float">
            <text:p>496.889898681641</text:p>
          </table:table-cell>
          <table:table-cell office:value-type="float" office:value="2.75476975440979" calcext:value-type="float">
            <text:p>2.75476975440979</text:p>
          </table:table-cell>
          <table:table-cell office:value-type="float" office:value="2444.10314289152" calcext:value-type="float">
            <text:p>2444.10314289152</text:p>
          </table:table-cell>
          <table:table-cell office:value-type="float" office:value="55.3310265349224" calcext:value-type="float">
            <text:p>55.33102653492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75357282161713" calcext:value-type="float">
            <text:p>0.575357282161713</text:p>
          </table:table-cell>
          <table:table-cell office:value-type="float" office:value="0.00114266847958788" calcext:value-type="float">
            <text:p>0.001142668479588</text:p>
          </table:table-cell>
          <table:table-cell office:value-type="float" office:value="-0.00245637688785791" calcext:value-type="float">
            <text:p>-0.002456376887858</text:p>
          </table:table-cell>
          <table:table-cell office:value-type="float" office:value="461.72727355957" calcext:value-type="float">
            <text:p>461.72727355957</text:p>
          </table:table-cell>
          <table:table-cell office:value-type="float" office:value="2.57765257358551" calcext:value-type="float">
            <text:p>2.57765257358551</text:p>
          </table:table-cell>
          <table:table-cell office:value-type="float" office:value="1076.67603956866" calcext:value-type="float">
            <text:p>1076.67603956866</text:p>
          </table:table-cell>
          <table:table-cell office:value-type="float" office:value="36.598148112651" calcext:value-type="float">
            <text:p>36.5981481126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7623637914658" calcext:value-type="float">
            <text:p>0.387623637914658</text:p>
          </table:table-cell>
          <table:table-cell office:value-type="float" office:value="0.0000226938341256755" calcext:value-type="float">
            <text:p>2.26938341256755E-05</text:p>
          </table:table-cell>
          <table:table-cell office:value-type="float" office:value="-0.00121210496872664" calcext:value-type="float">
            <text:p>-0.001212104968727</text:p>
          </table:table-cell>
          <table:table-cell office:value-type="float" office:value="1.42519397735596" calcext:value-type="float">
            <text:p>1.42519397735596</text:p>
          </table:table-cell>
          <table:table-cell office:value-type="float" office:value="0.183079667389393" calcext:value-type="float">
            <text:p>0.183079667389393</text:p>
          </table:table-cell>
          <table:table-cell office:value-type="float" office:value="1416.60673287227" calcext:value-type="float">
            <text:p>1416.60673287227</text:p>
          </table:table-cell>
          <table:table-cell office:value-type="float" office:value="50.4151086879137" calcext:value-type="float">
            <text:p>50.41510868791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39851722121239" calcext:value-type="float">
            <text:p>0.439851722121239</text:p>
          </table:table-cell>
          <table:table-cell office:value-type="float" office:value="0.000824353093048558" calcext:value-type="float">
            <text:p>0.000824353093049</text:p>
          </table:table-cell>
          <table:table-cell office:value-type="float" office:value="-0.000155071448534727" calcext:value-type="float">
            <text:p>-0.000155071448535</text:p>
          </table:table-cell>
          <table:table-cell office:value-type="float" office:value="119.457451629639" calcext:value-type="float">
            <text:p>119.457451629639</text:p>
          </table:table-cell>
          <table:table-cell office:value-type="float" office:value="0.800718837976456" calcext:value-type="float">
            <text:p>0.800718837976456</text:p>
          </table:table-cell>
          <table:table-cell office:value-type="float" office:value="1291.95088261679" calcext:value-type="float">
            <text:p>1291.95088261679</text:p>
          </table:table-cell>
          <table:table-cell office:value-type="float" office:value="57.4806903481482" calcext:value-type="float">
            <text:p>57.48069034814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40978112816811" calcext:value-type="float">
            <text:p>0.440978112816811</text:p>
          </table:table-cell>
          <table:table-cell office:value-type="float" office:value="0.00043815795215778" calcext:value-type="float">
            <text:p>0.000438157952158</text:p>
          </table:table-cell>
          <table:table-cell office:value-type="float" office:value="-0.00101838707923889" calcext:value-type="float">
            <text:p>-0.001018387079239</text:p>
          </table:table-cell>
          <table:table-cell office:value-type="float" office:value="250.111364746094" calcext:value-type="float">
            <text:p>250.111364746094</text:p>
          </table:table-cell>
          <table:table-cell office:value-type="float" office:value="1.45359892845154" calcext:value-type="float">
            <text:p>1.45359892845154</text:p>
          </table:table-cell>
          <table:table-cell office:value-type="float" office:value="1624.97708139099" calcext:value-type="float">
            <text:p>1624.97708139099</text:p>
          </table:table-cell>
          <table:table-cell office:value-type="float" office:value="36.5204560314771" calcext:value-type="float">
            <text:p>36.52045603147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95537528395653" calcext:value-type="float">
            <text:p>0.495537528395653</text:p>
          </table:table-cell>
          <table:table-cell office:value-type="float" office:value="0.000477699108887464" calcext:value-type="float">
            <text:p>0.000477699108887</text:p>
          </table:table-cell>
          <table:table-cell office:value-type="float" office:value="-0.000154507532715797" calcext:value-type="float">
            <text:p>-0.000154507532716</text:p>
          </table:table-cell>
          <table:table-cell office:value-type="float" office:value="44.410489654541" calcext:value-type="float">
            <text:p>44.410489654541</text:p>
          </table:table-cell>
          <table:table-cell office:value-type="float" office:value="0.453140929341316" calcext:value-type="float">
            <text:p>0.453140929341316</text:p>
          </table:table-cell>
          <table:table-cell office:value-type="float" office:value="2614.44309011165" calcext:value-type="float">
            <text:p>2614.44309011165</text:p>
          </table:table-cell>
          <table:table-cell office:value-type="float" office:value="37.5546738410369" calcext:value-type="float">
            <text:p>37.55467384103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73906260728836" calcext:value-type="float">
            <text:p>0.473906260728836</text:p>
          </table:table-cell>
          <table:table-cell office:value-type="float" office:value="0.000598970270948485" calcext:value-type="float">
            <text:p>0.000598970270948</text:p>
          </table:table-cell>
          <table:table-cell office:value-type="float" office:value="-0.00102550685405731" calcext:value-type="float">
            <text:p>-0.001025506854057</text:p>
          </table:table-cell>
          <table:table-cell office:value-type="float" office:value="133.710760498047" calcext:value-type="float">
            <text:p>133.710760498047</text:p>
          </table:table-cell>
          <table:table-cell office:value-type="float" office:value="0.8882508456707" calcext:value-type="float">
            <text:p>0.8882508456707</text:p>
          </table:table-cell>
          <table:table-cell office:value-type="float" office:value="220.035736246817" calcext:value-type="float">
            <text:p>220.035736246817</text:p>
          </table:table-cell>
          <table:table-cell office:value-type="float" office:value="33.4227167110541" calcext:value-type="float">
            <text:p>33.42271671105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67311674356461" calcext:value-type="float">
            <text:p>0.567311674356461</text:p>
          </table:table-cell>
          <table:table-cell office:value-type="float" office:value="0.000690622261026874" calcext:value-type="float">
            <text:p>0.000690622261027</text:p>
          </table:table-cell>
          <table:table-cell office:value-type="float" office:value="-0.00490469364449382" calcext:value-type="float">
            <text:p>-0.004904693644494</text:p>
          </table:table-cell>
          <table:table-cell office:value-type="float" office:value="318.961477661133" calcext:value-type="float">
            <text:p>318.961477661133</text:p>
          </table:table-cell>
          <table:table-cell office:value-type="float" office:value="1.8572637796402" calcext:value-type="float">
            <text:p>1.8572637796402</text:p>
          </table:table-cell>
          <table:table-cell office:value-type="float" office:value="2109.03382988008" calcext:value-type="float">
            <text:p>2109.03382988008</text:p>
          </table:table-cell>
          <table:table-cell office:value-type="float" office:value="33.5214076007482" calcext:value-type="float">
            <text:p>33.52140760074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41991031169891" calcext:value-type="float">
            <text:p>0.441991031169891</text:p>
          </table:table-cell>
          <table:table-cell office:value-type="float" office:value="0.00093403693754226" calcext:value-type="float">
            <text:p>0.000934036937542</text:p>
          </table:table-cell>
          <table:table-cell office:value-type="float" office:value="-0.0000713763758540154" calcext:value-type="float">
            <text:p>-7.13763758540154E-05</text:p>
          </table:table-cell>
          <table:table-cell office:value-type="float" office:value="274.191134643555" calcext:value-type="float">
            <text:p>274.191134643555</text:p>
          </table:table-cell>
          <table:table-cell office:value-type="float" office:value="1.5756136059761" calcext:value-type="float">
            <text:p>1.5756136059761</text:p>
          </table:table-cell>
          <table:table-cell office:value-type="float" office:value="288.605015924275" calcext:value-type="float">
            <text:p>288.605015924275</text:p>
          </table:table-cell>
          <table:table-cell office:value-type="float" office:value="28.8504720147" calcext:value-type="float">
            <text:p>28.8504720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4073911905289" calcext:value-type="float">
            <text:p>0.504073911905289</text:p>
          </table:table-cell>
          <table:table-cell office:value-type="float" office:value="0.000889311672654003" calcext:value-type="float">
            <text:p>0.000889311672654</text:p>
          </table:table-cell>
          <table:table-cell office:value-type="float" office:value="-0.00515065593644977" calcext:value-type="float">
            <text:p>-0.00515065593645</text:p>
          </table:table-cell>
          <table:table-cell office:value-type="float" office:value="289.924844360352" calcext:value-type="float">
            <text:p>289.924844360352</text:p>
          </table:table-cell>
          <table:table-cell office:value-type="float" office:value="1.68009113073349" calcext:value-type="float">
            <text:p>1.68009113073349</text:p>
          </table:table-cell>
          <table:table-cell office:value-type="float" office:value="1253.26618836032" calcext:value-type="float">
            <text:p>1253.26618836032</text:p>
          </table:table-cell>
          <table:table-cell office:value-type="float" office:value="45.8222461453174" calcext:value-type="float">
            <text:p>45.82224614531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75733682513237" calcext:value-type="float">
            <text:p>0.475733682513237</text:p>
          </table:table-cell>
          <table:table-cell office:value-type="float" office:value="0.000190391068463214" calcext:value-type="float">
            <text:p>0.000190391068463</text:p>
          </table:table-cell>
          <table:table-cell office:value-type="float" office:value="-0.0000695202499628067" calcext:value-type="float">
            <text:p>-6.95202499628067E-05</text:p>
          </table:table-cell>
          <table:table-cell office:value-type="float" office:value="184.275146102905" calcext:value-type="float">
            <text:p>184.275146102905</text:p>
          </table:table-cell>
          <table:table-cell office:value-type="float" office:value="1.14234429299831" calcext:value-type="float">
            <text:p>1.14234429299831</text:p>
          </table:table-cell>
          <table:table-cell office:value-type="float" office:value="2602.66967994108" calcext:value-type="float">
            <text:p>2602.66967994108</text:p>
          </table:table-cell>
          <table:table-cell office:value-type="float" office:value="40.7947745260318" calcext:value-type="float">
            <text:p>40.79477452603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0067430138588" calcext:value-type="float">
            <text:p>0.460067430138588</text:p>
          </table:table-cell>
          <table:table-cell office:value-type="float" office:value="0.000827098166337237" calcext:value-type="float">
            <text:p>0.000827098166337</text:p>
          </table:table-cell>
          <table:table-cell office:value-type="float" office:value="-0.00194960059598088" calcext:value-type="float">
            <text:p>-0.001949600595981</text:p>
          </table:table-cell>
          <table:table-cell office:value-type="float" office:value="162.829267120361" calcext:value-type="float">
            <text:p>162.829267120361</text:p>
          </table:table-cell>
          <table:table-cell office:value-type="float" office:value="1.02582998871803" calcext:value-type="float">
            <text:p>1.02582998871803</text:p>
          </table:table-cell>
          <table:table-cell office:value-type="float" office:value="2906.30376444709" calcext:value-type="float">
            <text:p>2906.30376444709</text:p>
          </table:table-cell>
          <table:table-cell office:value-type="float" office:value="35.5340109981597" calcext:value-type="float">
            <text:p>35.53401099815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77713510394096" calcext:value-type="float">
            <text:p>0.477713510394096</text:p>
          </table:table-cell>
          <table:table-cell office:value-type="float" office:value="0.000618320470675826" calcext:value-type="float">
            <text:p>0.000618320470676</text:p>
          </table:table-cell>
          <table:table-cell office:value-type="float" office:value="-0.00390122262760997" calcext:value-type="float">
            <text:p>-0.00390122262761</text:p>
          </table:table-cell>
          <table:table-cell office:value-type="float" office:value="118.427836608887" calcext:value-type="float">
            <text:p>118.427836608887</text:p>
          </table:table-cell>
          <table:table-cell office:value-type="float" office:value="0.810602962970733" calcext:value-type="float">
            <text:p>0.810602962970733</text:p>
          </table:table-cell>
          <table:table-cell office:value-type="float" office:value="1911.15313204639" calcext:value-type="float">
            <text:p>1911.15313204639</text:p>
          </table:table-cell>
          <table:table-cell office:value-type="float" office:value="52.5013383601792" calcext:value-type="float">
            <text:p>52.50133836017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01110100746155" calcext:value-type="float">
            <text:p>0.501110100746155</text:p>
          </table:table-cell>
          <table:table-cell office:value-type="float" office:value="0.00152326698880643" calcext:value-type="float">
            <text:p>0.001523266988806</text:p>
          </table:table-cell>
          <table:table-cell office:value-type="float" office:value="-0.00279068555682898" calcext:value-type="float">
            <text:p>-0.002790685556829</text:p>
          </table:table-cell>
          <table:table-cell office:value-type="float" office:value="618.813623046875" calcext:value-type="float">
            <text:p>618.813623046875</text:p>
          </table:table-cell>
          <table:table-cell office:value-type="float" office:value="3.32588665485382" calcext:value-type="float">
            <text:p>3.32588665485382</text:p>
          </table:table-cell>
          <table:table-cell office:value-type="float" office:value="2269.72755614262" calcext:value-type="float">
            <text:p>2269.72755614262</text:p>
          </table:table-cell>
          <table:table-cell office:value-type="float" office:value="37.9669892476406" calcext:value-type="float">
            <text:p>37.96698924764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99342250823975" calcext:value-type="float">
            <text:p>0.399342250823975</text:p>
          </table:table-cell>
          <table:table-cell office:value-type="float" office:value="0.000440138616249897" calcext:value-type="float">
            <text:p>0.00044013861625</text:p>
          </table:table-cell>
          <table:table-cell office:value-type="float" office:value="-0.0000703496858477592" calcext:value-type="float">
            <text:p>-7.03496858477592E-05</text:p>
          </table:table-cell>
          <table:table-cell office:value-type="float" office:value="90.1190093994141" calcext:value-type="float">
            <text:p>90.1190093994141</text:p>
          </table:table-cell>
          <table:table-cell office:value-type="float" office:value="0.633626538515091" calcext:value-type="float">
            <text:p>0.633626538515091</text:p>
          </table:table-cell>
          <table:table-cell office:value-type="float" office:value="1973.66530196052" calcext:value-type="float">
            <text:p>1973.66530196052</text:p>
          </table:table-cell>
          <table:table-cell office:value-type="float" office:value="46.2684009186924" calcext:value-type="float">
            <text:p>46.26840091869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64675721526146" calcext:value-type="float">
            <text:p>0.464675721526146</text:p>
          </table:table-cell>
          <table:table-cell office:value-type="float" office:value="0.000215956596366595" calcext:value-type="float">
            <text:p>0.000215956596367</text:p>
          </table:table-cell>
          <table:table-cell office:value-type="float" office:value="0.0000163864344358444" calcext:value-type="float">
            <text:p>1.63864344358444E-05</text:p>
          </table:table-cell>
          <table:table-cell office:value-type="float" office:value="134.042678451538" calcext:value-type="float">
            <text:p>134.042678451538</text:p>
          </table:table-cell>
          <table:table-cell office:value-type="float" office:value="0.886157566308975" calcext:value-type="float">
            <text:p>0.886157566308975</text:p>
          </table:table-cell>
          <table:table-cell office:value-type="float" office:value="2790.53268588751" calcext:value-type="float">
            <text:p>2790.53268588751</text:p>
          </table:table-cell>
          <table:table-cell office:value-type="float" office:value="38.9992890408729" calcext:value-type="float">
            <text:p>38.99928904087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52355059981346" calcext:value-type="float">
            <text:p>0.352355059981346</text:p>
          </table:table-cell>
          <table:table-cell office:value-type="float" office:value="0.000935488741379231" calcext:value-type="float">
            <text:p>0.000935488741379</text:p>
          </table:table-cell>
          <table:table-cell office:value-type="float" office:value="-0.000270892679691315" calcext:value-type="float">
            <text:p>-0.000270892679691</text:p>
          </table:table-cell>
          <table:table-cell office:value-type="float" office:value="178.68171081543" calcext:value-type="float">
            <text:p>178.68171081543</text:p>
          </table:table-cell>
          <table:table-cell office:value-type="float" office:value="1.0532860159874" calcext:value-type="float">
            <text:p>1.0532860159874</text:p>
          </table:table-cell>
          <table:table-cell office:value-type="float" office:value="2674.95603136863" calcext:value-type="float">
            <text:p>2674.95603136863</text:p>
          </table:table-cell>
          <table:table-cell office:value-type="float" office:value="48.7397668837105" calcext:value-type="float">
            <text:p>48.7397668837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84929087758064" calcext:value-type="float">
            <text:p>0.484929087758064</text:p>
          </table:table-cell>
          <table:table-cell office:value-type="float" office:value="0.00117155372863635" calcext:value-type="float">
            <text:p>0.001171553728636</text:p>
          </table:table-cell>
          <table:table-cell office:value-type="float" office:value="-0.0010306216776371" calcext:value-type="float">
            <text:p>-0.001030621677637</text:p>
          </table:table-cell>
          <table:table-cell office:value-type="float" office:value="154.222594451904" calcext:value-type="float">
            <text:p>154.222594451904</text:p>
          </table:table-cell>
          <table:table-cell office:value-type="float" office:value="0.996869397163391" calcext:value-type="float">
            <text:p>0.996869397163391</text:p>
          </table:table-cell>
          <table:table-cell office:value-type="float" office:value="3161.40073890192" calcext:value-type="float">
            <text:p>3161.40073890192</text:p>
          </table:table-cell>
          <table:table-cell office:value-type="float" office:value="41.4318517747337" calcext:value-type="float">
            <text:p>41.43185177473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81239184737206" calcext:value-type="float">
            <text:p>0.481239184737206</text:p>
          </table:table-cell>
          <table:table-cell office:value-type="float" office:value="0.00196581340860575" calcext:value-type="float">
            <text:p>0.001965813408606</text:p>
          </table:table-cell>
          <table:table-cell office:value-type="float" office:value="-0.00315069416537881" calcext:value-type="float">
            <text:p>-0.003150694165379</text:p>
          </table:table-cell>
          <table:table-cell office:value-type="float" office:value="522.788131713867" calcext:value-type="float">
            <text:p>522.788131713867</text:p>
          </table:table-cell>
          <table:table-cell office:value-type="float" office:value="2.83599421977997" calcext:value-type="float">
            <text:p>2.83599421977997</text:p>
          </table:table-cell>
          <table:table-cell office:value-type="float" office:value="3093.80901516819" calcext:value-type="float">
            <text:p>3093.80901516819</text:p>
          </table:table-cell>
          <table:table-cell office:value-type="float" office:value="44.5578515490983" calcext:value-type="float">
            <text:p>44.55785154909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67424067854881" calcext:value-type="float">
            <text:p>0.467424067854881</text:p>
          </table:table-cell>
          <table:table-cell office:value-type="float" office:value="0.0000484149688418256" calcext:value-type="float">
            <text:p>4.84149688418256E-05</text:p>
          </table:table-cell>
          <table:table-cell office:value-type="float" office:value="-0.0000141838565468788" calcext:value-type="float">
            <text:p>-1.41838565468788E-05</text:p>
          </table:table-cell>
          <table:table-cell office:value-type="float" office:value="126.532732391357" calcext:value-type="float">
            <text:p>126.532732391357</text:p>
          </table:table-cell>
          <table:table-cell office:value-type="float" office:value="0.850154721736908" calcext:value-type="float">
            <text:p>0.850154721736908</text:p>
          </table:table-cell>
          <table:table-cell office:value-type="float" office:value="2586.89543744321" calcext:value-type="float">
            <text:p>2586.89543744321</text:p>
          </table:table-cell>
          <table:table-cell office:value-type="float" office:value="46.3513752444648" calcext:value-type="float">
            <text:p>46.35137524446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05280101299286" calcext:value-type="float">
            <text:p>0.505280101299286</text:p>
          </table:table-cell>
          <table:table-cell office:value-type="float" office:value="0.00197908540721983" calcext:value-type="float">
            <text:p>0.00197908540722</text:p>
          </table:table-cell>
          <table:table-cell office:value-type="float" office:value="-0.00300306938588619" calcext:value-type="float">
            <text:p>-0.003003069385886</text:p>
          </table:table-cell>
          <table:table-cell office:value-type="float" office:value="1816.30866699219" calcext:value-type="float">
            <text:p>1816.30866699219</text:p>
          </table:table-cell>
          <table:table-cell office:value-type="float" office:value="9.31583471298218" calcext:value-type="float">
            <text:p>9.31583471298218</text:p>
          </table:table-cell>
          <table:table-cell office:value-type="float" office:value="570.633212593087" calcext:value-type="float">
            <text:p>570.633212593087</text:p>
          </table:table-cell>
          <table:table-cell office:value-type="float" office:value="39.9895040427567" calcext:value-type="float">
            <text:p>39.98950404275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58684378862381" calcext:value-type="float">
            <text:p>0.458684378862381</text:p>
          </table:table-cell>
          <table:table-cell office:value-type="float" office:value="0.000374723799177445" calcext:value-type="float">
            <text:p>0.000374723799177</text:p>
          </table:table-cell>
          <table:table-cell office:value-type="float" office:value="-0.00768668968230486" calcext:value-type="float">
            <text:p>-0.007686689682305</text:p>
          </table:table-cell>
          <table:table-cell office:value-type="float" office:value="440.809719848633" calcext:value-type="float">
            <text:p>440.809719848633</text:p>
          </table:table-cell>
          <table:table-cell office:value-type="float" office:value="2.40963108539581" calcext:value-type="float">
            <text:p>2.40963108539581</text:p>
          </table:table-cell>
          <table:table-cell office:value-type="float" office:value="2405.91095082845" calcext:value-type="float">
            <text:p>2405.91095082845</text:p>
          </table:table-cell>
          <table:table-cell office:value-type="float" office:value="40.334101722855" calcext:value-type="float">
            <text:p>40.3341017228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46530663967133" calcext:value-type="float">
            <text:p>0.346530663967133</text:p>
          </table:table-cell>
          <table:table-cell office:value-type="float" office:value="0.00156066423514858" calcext:value-type="float">
            <text:p>0.001560664235149</text:p>
          </table:table-cell>
          <table:table-cell office:value-type="float" office:value="-0.000106335245072842" calcext:value-type="float">
            <text:p>-0.000106335245073</text:p>
          </table:table-cell>
          <table:table-cell office:value-type="float" office:value="93.4272537231445" calcext:value-type="float">
            <text:p>93.4272537231445</text:p>
          </table:table-cell>
          <table:table-cell office:value-type="float" office:value="0.625097370147705" calcext:value-type="float">
            <text:p>0.625097370147705</text:p>
          </table:table-cell>
          <table:table-cell office:value-type="float" office:value="3592.04435742667" calcext:value-type="float">
            <text:p>3592.04435742667</text:p>
          </table:table-cell>
          <table:table-cell office:value-type="float" office:value="41.543193504866" calcext:value-type="float">
            <text:p>41.5431935048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66519486904144" calcext:value-type="float">
            <text:p>0.566519486904144</text:p>
          </table:table-cell>
          <table:table-cell office:value-type="float" office:value="0.00133606101153418" calcext:value-type="float">
            <text:p>0.001336061011534</text:p>
          </table:table-cell>
          <table:table-cell office:value-type="float" office:value="-0.00673442552797496" calcext:value-type="float">
            <text:p>-0.006734425527975</text:p>
          </table:table-cell>
          <table:table-cell office:value-type="float" office:value="363.993362426758" calcext:value-type="float">
            <text:p>363.993362426758</text:p>
          </table:table-cell>
          <table:table-cell office:value-type="float" office:value="2.0813140630722" calcext:value-type="float">
            <text:p>2.0813140630722</text:p>
          </table:table-cell>
          <table:table-cell office:value-type="float" office:value="2612.15686544175" calcext:value-type="float">
            <text:p>2612.15686544175</text:p>
          </table:table-cell>
          <table:table-cell office:value-type="float" office:value="41.9635547098704" calcext:value-type="float">
            <text:p>41.96355470987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54909101128578" calcext:value-type="float">
            <text:p>0.454909101128578</text:p>
          </table:table-cell>
          <table:table-cell office:value-type="float" office:value="0.0015787169104442" calcext:value-type="float">
            <text:p>0.001578716910444</text:p>
          </table:table-cell>
          <table:table-cell office:value-type="float" office:value="-0.00344215403310955" calcext:value-type="float">
            <text:p>-0.00344215403311</text:p>
          </table:table-cell>
          <table:table-cell office:value-type="float" office:value="340.050201416016" calcext:value-type="float">
            <text:p>340.050201416016</text:p>
          </table:table-cell>
          <table:table-cell office:value-type="float" office:value="1.90917800664902" calcext:value-type="float">
            <text:p>1.90917800664902</text:p>
          </table:table-cell>
          <table:table-cell office:value-type="float" office:value="1407.13448275489" calcext:value-type="float">
            <text:p>1407.13448275489</text:p>
          </table:table-cell>
          <table:table-cell office:value-type="float" office:value="39.940133797843" calcext:value-type="float">
            <text:p>39.9401337978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04786965250969" calcext:value-type="float">
            <text:p>0.504786965250969</text:p>
          </table:table-cell>
          <table:table-cell office:value-type="float" office:value="0.000883045088266954" calcext:value-type="float">
            <text:p>0.000883045088267</text:p>
          </table:table-cell>
          <table:table-cell office:value-type="float" office:value="-0.00236520767211914" calcext:value-type="float">
            <text:p>-0.002365207672119</text:p>
          </table:table-cell>
          <table:table-cell office:value-type="float" office:value="204.495378112793" calcext:value-type="float">
            <text:p>204.495378112793</text:p>
          </table:table-cell>
          <table:table-cell office:value-type="float" office:value="1.25695159435272" calcext:value-type="float">
            <text:p>1.25695159435272</text:p>
          </table:table-cell>
          <table:table-cell office:value-type="float" office:value="1354.59585141274" calcext:value-type="float">
            <text:p>1354.59585141274</text:p>
          </table:table-cell>
          <table:table-cell office:value-type="float" office:value="37.6151786235977" calcext:value-type="float">
            <text:p>37.61517862359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02766585350037" calcext:value-type="float">
            <text:p>0.502766585350037</text:p>
          </table:table-cell>
          <table:table-cell office:value-type="float" office:value="0.000495443987892941" calcext:value-type="float">
            <text:p>0.000495443987893</text:p>
          </table:table-cell>
          <table:table-cell office:value-type="float" office:value="-0.000282330065965652" calcext:value-type="float">
            <text:p>-0.000282330065966</text:p>
          </table:table-cell>
          <table:table-cell office:value-type="float" office:value="179.518549346924" calcext:value-type="float">
            <text:p>179.518549346924</text:p>
          </table:table-cell>
          <table:table-cell office:value-type="float" office:value="1.13269146680832" calcext:value-type="float">
            <text:p>1.13269146680832</text:p>
          </table:table-cell>
          <table:table-cell office:value-type="float" office:value="1430.61168999858" calcext:value-type="float">
            <text:p>1430.61168999858</text:p>
          </table:table-cell>
          <table:table-cell office:value-type="float" office:value="36.3071533317213" calcext:value-type="float">
            <text:p>36.30715333172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49270436167717" calcext:value-type="float">
            <text:p>0.449270436167717</text:p>
          </table:table-cell>
          <table:table-cell office:value-type="float" office:value="0.000957881432259455" calcext:value-type="float">
            <text:p>0.000957881432259</text:p>
          </table:table-cell>
          <table:table-cell office:value-type="float" office:value="-0.000295362621545792" calcext:value-type="float">
            <text:p>-0.000295362621546</text:p>
          </table:table-cell>
          <table:table-cell office:value-type="float" office:value="124.103182220459" calcext:value-type="float">
            <text:p>124.103182220459</text:p>
          </table:table-cell>
          <table:table-cell office:value-type="float" office:value="0.828866589069366" calcext:value-type="float">
            <text:p>0.828866589069366</text:p>
          </table:table-cell>
          <table:table-cell office:value-type="float" office:value="2685.35877178767" calcext:value-type="float">
            <text:p>2685.35877178767</text:p>
          </table:table-cell>
          <table:table-cell office:value-type="float" office:value="31.0568890022209" calcext:value-type="float">
            <text:p>31.05688900222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65218842029571" calcext:value-type="float">
            <text:p>0.565218842029571</text:p>
          </table:table-cell>
          <table:table-cell office:value-type="float" office:value="0.00114780999720097" calcext:value-type="float">
            <text:p>0.001147809997201</text:p>
          </table:table-cell>
          <table:table-cell office:value-type="float" office:value="-0.00273722065612674" calcext:value-type="float">
            <text:p>-0.002737220656127</text:p>
          </table:table-cell>
          <table:table-cell office:value-type="float" office:value="180.759739685059" calcext:value-type="float">
            <text:p>180.759739685059</text:p>
          </table:table-cell>
          <table:table-cell office:value-type="float" office:value="1.16776311397553" calcext:value-type="float">
            <text:p>1.16776311397553</text:p>
          </table:table-cell>
          <table:table-cell office:value-type="float" office:value="2714.39143357566" calcext:value-type="float">
            <text:p>2714.39143357566</text:p>
          </table:table-cell>
          <table:table-cell office:value-type="float" office:value="35.6260344786104" calcext:value-type="float">
            <text:p>35.62603447861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14055734872818" calcext:value-type="float">
            <text:p>0.514055734872818</text:p>
          </table:table-cell>
          <table:table-cell office:value-type="float" office:value="0.00148039181949571" calcext:value-type="float">
            <text:p>0.001480391819496</text:p>
          </table:table-cell>
          <table:table-cell office:value-type="float" office:value="-0.0133229023776948" calcext:value-type="float">
            <text:p>-0.013322902377695</text:p>
          </table:table-cell>
          <table:table-cell office:value-type="float" office:value="176.170475769043" calcext:value-type="float">
            <text:p>176.170475769043</text:p>
          </table:table-cell>
          <table:table-cell office:value-type="float" office:value="1.10872147083282" calcext:value-type="float">
            <text:p>1.10872147083282</text:p>
          </table:table-cell>
          <table:table-cell office:value-type="float" office:value="3260.05090176606" calcext:value-type="float">
            <text:p>3260.05090176606</text:p>
          </table:table-cell>
          <table:table-cell office:value-type="float" office:value="45.5975190151483" calcext:value-type="float">
            <text:p>45.59751901514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75429177284241" calcext:value-type="float">
            <text:p>0.575429177284241</text:p>
          </table:table-cell>
          <table:table-cell office:value-type="float" office:value="0.00113877615658566" calcext:value-type="float">
            <text:p>0.001138776156586</text:p>
          </table:table-cell>
          <table:table-cell office:value-type="float" office:value="-0.000417019240558147" calcext:value-type="float">
            <text:p>-0.000417019240558</text:p>
          </table:table-cell>
          <table:table-cell office:value-type="float" office:value="270.843984985352" calcext:value-type="float">
            <text:p>270.843984985352</text:p>
          </table:table-cell>
          <table:table-cell office:value-type="float" office:value="1.62553902864456" calcext:value-type="float">
            <text:p>1.62553902864456</text:p>
          </table:table-cell>
          <table:table-cell office:value-type="float" office:value="2410.01585395052" calcext:value-type="float">
            <text:p>2410.01585395052</text:p>
          </table:table-cell>
          <table:table-cell office:value-type="float" office:value="39.114192357217" calcext:value-type="float">
            <text:p>39.1141923572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29974368214607" calcext:value-type="float">
            <text:p>0.429974368214607</text:p>
          </table:table-cell>
          <table:table-cell office:value-type="float" office:value="0.000912255444563925" calcext:value-type="float">
            <text:p>0.000912255444564</text:p>
          </table:table-cell>
          <table:table-cell office:value-type="float" office:value="-0.000640426017343998" calcext:value-type="float">
            <text:p>-0.000640426017344</text:p>
          </table:table-cell>
          <table:table-cell office:value-type="float" office:value="391.306790161133" calcext:value-type="float">
            <text:p>391.306790161133</text:p>
          </table:table-cell>
          <table:table-cell office:value-type="float" office:value="2.15482279062271" calcext:value-type="float">
            <text:p>2.15482279062271</text:p>
          </table:table-cell>
          <table:table-cell office:value-type="float" office:value="1768.82583765022" calcext:value-type="float">
            <text:p>1768.82583765022</text:p>
          </table:table-cell>
          <table:table-cell office:value-type="float" office:value="42.953769512428" calcext:value-type="float">
            <text:p>42.9537695124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4964801073074" calcext:value-type="float">
            <text:p>0.614964801073074</text:p>
          </table:table-cell>
          <table:table-cell office:value-type="float" office:value="0.000913746177684516" calcext:value-type="float">
            <text:p>0.000913746177685</text:p>
          </table:table-cell>
          <table:table-cell office:value-type="float" office:value="0.000306462682783604" calcext:value-type="float">
            <text:p>0.000306462682784</text:p>
          </table:table-cell>
          <table:table-cell office:value-type="float" office:value="301.195986938477" calcext:value-type="float">
            <text:p>301.195986938477</text:p>
          </table:table-cell>
          <table:table-cell office:value-type="float" office:value="1.79750318527222" calcext:value-type="float">
            <text:p>1.79750318527222</text:p>
          </table:table-cell>
          <table:table-cell office:value-type="float" office:value="1835.80090547592" calcext:value-type="float">
            <text:p>1835.80090547592</text:p>
          </table:table-cell>
          <table:table-cell office:value-type="float" office:value="52.64052576283" calcext:value-type="float">
            <text:p>52.640525762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11059629917145" calcext:value-type="float">
            <text:p>0.411059629917145</text:p>
          </table:table-cell>
          <table:table-cell office:value-type="float" office:value="0.000872577878180891" calcext:value-type="float">
            <text:p>0.000872577878181</text:p>
          </table:table-cell>
          <table:table-cell office:value-type="float" office:value="-0.00000684047117829323" calcext:value-type="float">
            <text:p>-6.84047117829323E-06</text:p>
          </table:table-cell>
          <table:table-cell office:value-type="float" office:value="424.387435913086" calcext:value-type="float">
            <text:p>424.387435913086</text:p>
          </table:table-cell>
          <table:table-cell office:value-type="float" office:value="2.31114790439606" calcext:value-type="float">
            <text:p>2.31114790439606</text:p>
          </table:table-cell>
          <table:table-cell office:value-type="float" office:value="1705.18107813991" calcext:value-type="float">
            <text:p>1705.18107813991</text:p>
          </table:table-cell>
          <table:table-cell office:value-type="float" office:value="38.7079395671491" calcext:value-type="float">
            <text:p>38.70793956714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52761948108673" calcext:value-type="float">
            <text:p>0.452761948108673</text:p>
          </table:table-cell>
          <table:table-cell office:value-type="float" office:value="0.00240513461176306" calcext:value-type="float">
            <text:p>0.002405134611763</text:p>
          </table:table-cell>
          <table:table-cell office:value-type="float" office:value="-0.00894216797314584" calcext:value-type="float">
            <text:p>-0.008942167973146</text:p>
          </table:table-cell>
          <table:table-cell office:value-type="float" office:value="385.245446777344" calcext:value-type="float">
            <text:p>385.245446777344</text:p>
          </table:table-cell>
          <table:table-cell office:value-type="float" office:value="2.12803382873535" calcext:value-type="float">
            <text:p>2.12803382873535</text:p>
          </table:table-cell>
          <table:table-cell office:value-type="float" office:value="1151.34356073884" calcext:value-type="float">
            <text:p>1151.34356073884</text:p>
          </table:table-cell>
          <table:table-cell office:value-type="float" office:value="45.3215198078658" calcext:value-type="float">
            <text:p>45.32151980786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5130144059658" calcext:value-type="float">
            <text:p>0.35130144059658</text:p>
          </table:table-cell>
          <table:table-cell office:value-type="float" office:value="0.000323859846685082" calcext:value-type="float">
            <text:p>0.000323859846685</text:p>
          </table:table-cell>
          <table:table-cell office:value-type="float" office:value="-0.0000807659700512886" calcext:value-type="float">
            <text:p>-8.07659700512886E-05</text:p>
          </table:table-cell>
          <table:table-cell office:value-type="float" office:value="96.1333618164062" calcext:value-type="float">
            <text:p>96.1333618164062</text:p>
          </table:table-cell>
          <table:table-cell office:value-type="float" office:value="0.639689123630524" calcext:value-type="float">
            <text:p>0.639689123630524</text:p>
          </table:table-cell>
          <table:table-cell office:value-type="float" office:value="1116.0173630724" calcext:value-type="float">
            <text:p>1116.0173630724</text:p>
          </table:table-cell>
          <table:table-cell office:value-type="float" office:value="42.8125431732274" calcext:value-type="float">
            <text:p>42.81254317322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7392146587372" calcext:value-type="float">
            <text:p>0.617392146587372</text:p>
          </table:table-cell>
          <table:table-cell office:value-type="float" office:value="0.000329211589996703" calcext:value-type="float">
            <text:p>0.000329211589997</text:p>
          </table:table-cell>
          <table:table-cell office:value-type="float" office:value="-0.00388023648411036" calcext:value-type="float">
            <text:p>-0.00388023648411</text:p>
          </table:table-cell>
          <table:table-cell office:value-type="float" office:value="32.9094499588013" calcext:value-type="float">
            <text:p>32.9094499588013</text:p>
          </table:table-cell>
          <table:table-cell office:value-type="float" office:value="0.452868369221687" calcext:value-type="float">
            <text:p>0.452868369221687</text:p>
          </table:table-cell>
          <table:table-cell office:value-type="float" office:value="2216.3203721356" calcext:value-type="float">
            <text:p>2216.3203721356</text:p>
          </table:table-cell>
          <table:table-cell office:value-type="float" office:value="53.9737953717354" calcext:value-type="float">
            <text:p>53.97379537173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49521791934967" calcext:value-type="float">
            <text:p>0.549521791934967</text:p>
          </table:table-cell>
          <table:table-cell office:value-type="float" office:value="0.00161866762209684" calcext:value-type="float">
            <text:p>0.001618667622097</text:p>
          </table:table-cell>
          <table:table-cell office:value-type="float" office:value="-0.00267256982624531" calcext:value-type="float">
            <text:p>-0.002672569826245</text:p>
          </table:table-cell>
          <table:table-cell office:value-type="float" office:value="284.414630126953" calcext:value-type="float">
            <text:p>284.414630126953</text:p>
          </table:table-cell>
          <table:table-cell office:value-type="float" office:value="1.67828716039658" calcext:value-type="float">
            <text:p>1.67828716039658</text:p>
          </table:table-cell>
          <table:table-cell office:value-type="float" office:value="1615.59275661062" calcext:value-type="float">
            <text:p>1615.59275661062</text:p>
          </table:table-cell>
          <table:table-cell office:value-type="float" office:value="38.6725996108493" calcext:value-type="float">
            <text:p>38.67259961084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49048095941544" calcext:value-type="float">
            <text:p>0.449048095941544</text:p>
          </table:table-cell>
          <table:table-cell office:value-type="float" office:value="0.000252554968756158" calcext:value-type="float">
            <text:p>0.000252554968756</text:p>
          </table:table-cell>
          <table:table-cell office:value-type="float" office:value="-0.000015631876885891" calcext:value-type="float">
            <text:p>-1.5631876885891E-05</text:p>
          </table:table-cell>
          <table:table-cell office:value-type="float" office:value="226.450064086914" calcext:value-type="float">
            <text:p>226.450064086914</text:p>
          </table:table-cell>
          <table:table-cell office:value-type="float" office:value="1.34002398848534" calcext:value-type="float">
            <text:p>1.34002398848534</text:p>
          </table:table-cell>
          <table:table-cell office:value-type="float" office:value="1286.61391596174" calcext:value-type="float">
            <text:p>1286.61391596174</text:p>
          </table:table-cell>
          <table:table-cell office:value-type="float" office:value="43.6239300665678" calcext:value-type="float">
            <text:p>43.62393006656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4536417722702" calcext:value-type="float">
            <text:p>0.64536417722702</text:p>
          </table:table-cell>
          <table:table-cell office:value-type="float" office:value="0.00136530237505212" calcext:value-type="float">
            <text:p>0.001365302375052</text:p>
          </table:table-cell>
          <table:table-cell office:value-type="float" office:value="-0.00060843201354146" calcext:value-type="float">
            <text:p>-0.000608432013541</text:p>
          </table:table-cell>
          <table:table-cell office:value-type="float" office:value="1158.35725097656" calcext:value-type="float">
            <text:p>1158.35725097656</text:p>
          </table:table-cell>
          <table:table-cell office:value-type="float" office:value="6.09785847663879" calcext:value-type="float">
            <text:p>6.09785847663879</text:p>
          </table:table-cell>
          <table:table-cell office:value-type="float" office:value="899.4523314514" calcext:value-type="float">
            <text:p>899.4523314514</text:p>
          </table:table-cell>
          <table:table-cell office:value-type="float" office:value="46.4313287591794" calcext:value-type="float">
            <text:p>46.43132875917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91708534955978" calcext:value-type="float">
            <text:p>0.491708534955978</text:p>
          </table:table-cell>
          <table:table-cell office:value-type="float" office:value="0.000867222395027056" calcext:value-type="float">
            <text:p>0.000867222395027</text:p>
          </table:table-cell>
          <table:table-cell office:value-type="float" office:value="-0.000019840057939291" calcext:value-type="float">
            <text:p>-1.9840057939291E-05</text:p>
          </table:table-cell>
          <table:table-cell office:value-type="float" office:value="315.834060668945" calcext:value-type="float">
            <text:p>315.834060668945</text:p>
          </table:table-cell>
          <table:table-cell office:value-type="float" office:value="1.80864971876144" calcext:value-type="float">
            <text:p>1.80864971876144</text:p>
          </table:table-cell>
          <table:table-cell office:value-type="float" office:value="1233.16195456297" calcext:value-type="float">
            <text:p>1233.16195456297</text:p>
          </table:table-cell>
          <table:table-cell office:value-type="float" office:value="34.8301473656204" calcext:value-type="float">
            <text:p>34.83014736562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38727286458015" calcext:value-type="float">
            <text:p>0.438727286458015</text:p>
          </table:table-cell>
          <table:table-cell office:value-type="float" office:value="0.000194315993576311" calcext:value-type="float">
            <text:p>0.000194315993576</text:p>
          </table:table-cell>
          <table:table-cell office:value-type="float" office:value="-0.00000725202262401581" calcext:value-type="float">
            <text:p>-7.25202262401581E-06</text:p>
          </table:table-cell>
          <table:table-cell office:value-type="float" office:value="53.9927822113037" calcext:value-type="float">
            <text:p>53.9927822113037</text:p>
          </table:table-cell>
          <table:table-cell office:value-type="float" office:value="0.47239231467247" calcext:value-type="float">
            <text:p>0.47239231467247</text:p>
          </table:table-cell>
          <table:table-cell office:value-type="float" office:value="1474.2108595259" calcext:value-type="float">
            <text:p>1474.2108595259</text:p>
          </table:table-cell>
          <table:table-cell office:value-type="float" office:value="36.1646058668382" calcext:value-type="float">
            <text:p>36.16460586683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32650995254517" calcext:value-type="float">
            <text:p>0.532650995254517</text:p>
          </table:table-cell>
          <table:table-cell office:value-type="float" office:value="0.0019951238646172" calcext:value-type="float">
            <text:p>0.001995123864617</text:p>
          </table:table-cell>
          <table:table-cell office:value-type="float" office:value="-0.00845298301428556" calcext:value-type="float">
            <text:p>-0.008452983014286</text:p>
          </table:table-cell>
          <table:table-cell office:value-type="float" office:value="318.782247924805" calcext:value-type="float">
            <text:p>318.782247924805</text:p>
          </table:table-cell>
          <table:table-cell office:value-type="float" office:value="1.83605214357376" calcext:value-type="float">
            <text:p>1.83605214357376</text:p>
          </table:table-cell>
          <table:table-cell office:value-type="float" office:value="2049.93815488119" calcext:value-type="float">
            <text:p>2049.93815488119</text:p>
          </table:table-cell>
          <table:table-cell office:value-type="float" office:value="38.2534590773284" calcext:value-type="float">
            <text:p>38.25345907732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96600431203842" calcext:value-type="float">
            <text:p>0.496600431203842</text:p>
          </table:table-cell>
          <table:table-cell office:value-type="float" office:value="0.000687182450201362" calcext:value-type="float">
            <text:p>0.000687182450201</text:p>
          </table:table-cell>
          <table:table-cell office:value-type="float" office:value="-0.00201122956350446" calcext:value-type="float">
            <text:p>-0.002011229563504</text:p>
          </table:table-cell>
          <table:table-cell office:value-type="float" office:value="238.059562683105" calcext:value-type="float">
            <text:p>238.059562683105</text:p>
          </table:table-cell>
          <table:table-cell office:value-type="float" office:value="1.42007238864899" calcext:value-type="float">
            <text:p>1.42007238864899</text:p>
          </table:table-cell>
          <table:table-cell office:value-type="float" office:value="1441.61663311106" calcext:value-type="float">
            <text:p>1441.61663311106</text:p>
          </table:table-cell>
          <table:table-cell office:value-type="float" office:value="41.1142970290849" calcext:value-type="float">
            <text:p>41.11429702908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63847887516022" calcext:value-type="float">
            <text:p>0.563847887516022</text:p>
          </table:table-cell>
          <table:table-cell office:value-type="float" office:value="0.00201624491019174" calcext:value-type="float">
            <text:p>0.002016244910192</text:p>
          </table:table-cell>
          <table:table-cell office:value-type="float" office:value="-0.003221071138978" calcext:value-type="float">
            <text:p>-0.003221071138978</text:p>
          </table:table-cell>
          <table:table-cell office:value-type="float" office:value="380.114031982422" calcext:value-type="float">
            <text:p>380.114031982422</text:p>
          </table:table-cell>
          <table:table-cell office:value-type="float" office:value="2.16335200071335" calcext:value-type="float">
            <text:p>2.16335200071335</text:p>
          </table:table-cell>
          <table:table-cell office:value-type="float" office:value="3607.40713977851" calcext:value-type="float">
            <text:p>3607.40713977851</text:p>
          </table:table-cell>
          <table:table-cell office:value-type="float" office:value="51.1121005679481" calcext:value-type="float">
            <text:p>51.11210056794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13595616817474" calcext:value-type="float">
            <text:p>0.513595616817474</text:p>
          </table:table-cell>
          <table:table-cell office:value-type="float" office:value="0.00103334145387635" calcext:value-type="float">
            <text:p>0.001033341453876</text:p>
          </table:table-cell>
          <table:table-cell office:value-type="float" office:value="0.000109139271080494" calcext:value-type="float">
            <text:p>0.00010913927108</text:p>
          </table:table-cell>
          <table:table-cell office:value-type="float" office:value="43.409215927124" calcext:value-type="float">
            <text:p>43.409215927124</text:p>
          </table:table-cell>
          <table:table-cell office:value-type="float" office:value="0.457378497719765" calcext:value-type="float">
            <text:p>0.457378497719765</text:p>
          </table:table-cell>
          <table:table-cell office:value-type="float" office:value="2361.90158567076" calcext:value-type="float">
            <text:p>2361.90158567076</text:p>
          </table:table-cell>
          <table:table-cell office:value-type="float" office:value="51.8252548020333" calcext:value-type="float">
            <text:p>51.82525480203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5328429043293" calcext:value-type="float">
            <text:p>0.45328429043293</text:p>
          </table:table-cell>
          <table:table-cell office:value-type="float" office:value="0.00195200421148911" calcext:value-type="float">
            <text:p>0.001952004211489</text:p>
          </table:table-cell>
          <table:table-cell office:value-type="float" office:value="-0.00315674170851707" calcext:value-type="float">
            <text:p>-0.003156741708517</text:p>
          </table:table-cell>
          <table:table-cell office:value-type="float" office:value="62.8005474090576" calcext:value-type="float">
            <text:p>62.8005474090576</text:p>
          </table:table-cell>
          <table:table-cell office:value-type="float" office:value="0.521432471275329" calcext:value-type="float">
            <text:p>0.521432471275329</text:p>
          </table:table-cell>
          <table:table-cell office:value-type="float" office:value="2198.4560876794" calcext:value-type="float">
            <text:p>2198.4560876794</text:p>
          </table:table-cell>
          <table:table-cell office:value-type="float" office:value="41.6700748822653" calcext:value-type="float">
            <text:p>41.67007488226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94463062286377" calcext:value-type="float">
            <text:p>0.494463062286377</text:p>
          </table:table-cell>
          <table:table-cell office:value-type="float" office:value="0.00115929363528267" calcext:value-type="float">
            <text:p>0.001159293635283</text:p>
          </table:table-cell>
          <table:table-cell office:value-type="float" office:value="-0.0000162189826369286" calcext:value-type="float">
            <text:p>-1.62189826369286E-05</text:p>
          </table:table-cell>
          <table:table-cell office:value-type="float" office:value="83.7189338684082" calcext:value-type="float">
            <text:p>83.7189338684082</text:p>
          </table:table-cell>
          <table:table-cell office:value-type="float" office:value="0.649157226085663" calcext:value-type="float">
            <text:p>0.649157226085663</text:p>
          </table:table-cell>
          <table:table-cell office:value-type="float" office:value="2450.47560035116" calcext:value-type="float">
            <text:p>2450.47560035116</text:p>
          </table:table-cell>
          <table:table-cell office:value-type="float" office:value="50.7269444999286" calcext:value-type="float">
            <text:p>50.72694449992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47889673709869" calcext:value-type="float">
            <text:p>0.547889673709869</text:p>
          </table:table-cell>
          <table:table-cell office:value-type="float" office:value="0.00155225376365706" calcext:value-type="float">
            <text:p>0.001552253763657</text:p>
          </table:table-cell>
          <table:table-cell office:value-type="float" office:value="-0.00989882489666343" calcext:value-type="float">
            <text:p>-0.009898824896663</text:p>
          </table:table-cell>
          <table:table-cell office:value-type="float" office:value="816.651654052734" calcext:value-type="float">
            <text:p>816.651654052734</text:p>
          </table:table-cell>
          <table:table-cell office:value-type="float" office:value="4.33096764087677" calcext:value-type="float">
            <text:p>4.33096764087677</text:p>
          </table:table-cell>
          <table:table-cell office:value-type="float" office:value="1726.48126605879" calcext:value-type="float">
            <text:p>1726.48126605879</text:p>
          </table:table-cell>
          <table:table-cell office:value-type="float" office:value="42.1653644868055" calcext:value-type="float">
            <text:p>42.16536448680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37235963344574" calcext:value-type="float">
            <text:p>0.637235963344574</text:p>
          </table:table-cell>
          <table:table-cell office:value-type="float" office:value="0.00151044371305034" calcext:value-type="float">
            <text:p>0.00151044371305</text:p>
          </table:table-cell>
          <table:table-cell office:value-type="float" office:value="-0.000436179991811514" calcext:value-type="float">
            <text:p>-0.000436179991812</text:p>
          </table:table-cell>
          <table:table-cell office:value-type="float" office:value="1791.00687255859" calcext:value-type="float">
            <text:p>1791.00687255859</text:p>
          </table:table-cell>
          <table:table-cell office:value-type="float" office:value="9.25657072067261" calcext:value-type="float">
            <text:p>9.25657072067261</text:p>
          </table:table-cell>
          <table:table-cell office:value-type="float" office:value="464.059144461635" calcext:value-type="float">
            <text:p>464.059144461635</text:p>
          </table:table-cell>
          <table:table-cell office:value-type="float" office:value="46.3609174597543" calcext:value-type="float">
            <text:p>46.36091745975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42434698343277" calcext:value-type="float">
            <text:p>0.542434698343277</text:p>
          </table:table-cell>
          <table:table-cell office:value-type="float" office:value="0.00141485634958372" calcext:value-type="float">
            <text:p>0.001414856349584</text:p>
          </table:table-cell>
          <table:table-cell office:value-type="float" office:value="-0.000995146110653877" calcext:value-type="float">
            <text:p>-0.000995146110654</text:p>
          </table:table-cell>
          <table:table-cell office:value-type="float" office:value="169.385729980469" calcext:value-type="float">
            <text:p>169.385729980469</text:p>
          </table:table-cell>
          <table:table-cell office:value-type="float" office:value="1.10044404268265" calcext:value-type="float">
            <text:p>1.10044404268265</text:p>
          </table:table-cell>
          <table:table-cell office:value-type="float" office:value="1415.31086460911" calcext:value-type="float">
            <text:p>1415.31086460911</text:p>
          </table:table-cell>
          <table:table-cell office:value-type="float" office:value="51.8433480595703" calcext:value-type="float">
            <text:p>51.843348059570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0683958530426" calcext:value-type="float">
            <text:p>0.430683958530426</text:p>
          </table:table-cell>
          <table:table-cell office:value-type="float" office:value="0.00191123008262366" calcext:value-type="float">
            <text:p>0.001911230082624</text:p>
          </table:table-cell>
          <table:table-cell office:value-type="float" office:value="-0.000171364191919565" calcext:value-type="float">
            <text:p>-0.00017136419192</text:p>
          </table:table-cell>
          <table:table-cell office:value-type="float" office:value="546.517263793945" calcext:value-type="float">
            <text:p>546.517263793945</text:p>
          </table:table-cell>
          <table:table-cell office:value-type="float" office:value="2.93135659694672" calcext:value-type="float">
            <text:p>2.93135659694672</text:p>
          </table:table-cell>
          <table:table-cell office:value-type="float" office:value="2581.14686968044" calcext:value-type="float">
            <text:p>2581.14686968044</text:p>
          </table:table-cell>
          <table:table-cell office:value-type="float" office:value="49.210070789419" calcext:value-type="float">
            <text:p>49.2100707894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14910191297531" calcext:value-type="float">
            <text:p>0.414910191297531</text:p>
          </table:table-cell>
          <table:table-cell office:value-type="float" office:value="0.00134344585239887" calcext:value-type="float">
            <text:p>0.001343445852399</text:p>
          </table:table-cell>
          <table:table-cell office:value-type="float" office:value="-0.000178211182355881" calcext:value-type="float">
            <text:p>-0.000178211182356</text:p>
          </table:table-cell>
          <table:table-cell office:value-type="float" office:value="84.8481216430664" calcext:value-type="float">
            <text:p>84.8481216430664</text:p>
          </table:table-cell>
          <table:table-cell office:value-type="float" office:value="0.614801245927811" calcext:value-type="float">
            <text:p>0.614801245927811</text:p>
          </table:table-cell>
          <table:table-cell office:value-type="float" office:value="1364.78142588961" calcext:value-type="float">
            <text:p>1364.78142588961</text:p>
          </table:table-cell>
          <table:table-cell office:value-type="float" office:value="42.245561326458" calcext:value-type="float">
            <text:p>42.2455613264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58601522445679" calcext:value-type="float">
            <text:p>0.558601522445679</text:p>
          </table:table-cell>
          <table:table-cell office:value-type="float" office:value="0.000913816061802208" calcext:value-type="float">
            <text:p>0.000913816061802</text:p>
          </table:table-cell>
          <table:table-cell office:value-type="float" office:value="-0.00317025687545538" calcext:value-type="float">
            <text:p>-0.003170256875455</text:p>
          </table:table-cell>
          <table:table-cell office:value-type="float" office:value="924.950573730469" calcext:value-type="float">
            <text:p>924.950573730469</text:p>
          </table:table-cell>
          <table:table-cell office:value-type="float" office:value="4.88418884277344" calcext:value-type="float">
            <text:p>4.88418884277344</text:p>
          </table:table-cell>
          <table:table-cell office:value-type="float" office:value="1001.27977802183" calcext:value-type="float">
            <text:p>1001.27977802183</text:p>
          </table:table-cell>
          <table:table-cell office:value-type="float" office:value="48.068256229162" calcext:value-type="float">
            <text:p>48.0682562291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74994650483131" calcext:value-type="float">
            <text:p>0.474994650483131</text:p>
          </table:table-cell>
          <table:table-cell office:value-type="float" office:value="0.000983312871539965" calcext:value-type="float">
            <text:p>0.00098331287154</text:p>
          </table:table-cell>
          <table:table-cell office:value-type="float" office:value="-0.00432281754910946" calcext:value-type="float">
            <text:p>-0.004322817549109</text:p>
          </table:table-cell>
          <table:table-cell office:value-type="float" office:value="226.772505187988" calcext:value-type="float">
            <text:p>226.772505187988</text:p>
          </table:table-cell>
          <table:table-cell office:value-type="float" office:value="1.35024063587189" calcext:value-type="float">
            <text:p>1.35024063587189</text:p>
          </table:table-cell>
          <table:table-cell office:value-type="float" office:value="2194.637606941" calcext:value-type="float">
            <text:p>2194.637606941</text:p>
          </table:table-cell>
          <table:table-cell office:value-type="float" office:value="35.0036160298157" calcext:value-type="float">
            <text:p>35.00361602981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49061858654022" calcext:value-type="float">
            <text:p>0.549061858654022</text:p>
          </table:table-cell>
          <table:table-cell office:value-type="float" office:value="0.000848750036675483" calcext:value-type="float">
            <text:p>0.000848750036675</text:p>
          </table:table-cell>
          <table:table-cell office:value-type="float" office:value="-0.00140919908881187" calcext:value-type="float">
            <text:p>-0.001409199088812</text:p>
          </table:table-cell>
          <table:table-cell office:value-type="float" office:value="93.9180458068848" calcext:value-type="float">
            <text:p>93.9180458068848</text:p>
          </table:table-cell>
          <table:table-cell office:value-type="float" office:value="0.725742334127426" calcext:value-type="float">
            <text:p>0.725742334127426</text:p>
          </table:table-cell>
          <table:table-cell office:value-type="float" office:value="1013.17069891112" calcext:value-type="float">
            <text:p>1013.17069891112</text:p>
          </table:table-cell>
          <table:table-cell office:value-type="float" office:value="38.3888057349949" calcext:value-type="float">
            <text:p>38.38880573499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2651187181473" calcext:value-type="float">
            <text:p>0.612651187181473</text:p>
          </table:table-cell>
          <table:table-cell office:value-type="float" office:value="0.00170301730977371" calcext:value-type="float">
            <text:p>0.001703017309774</text:p>
          </table:table-cell>
          <table:table-cell office:value-type="float" office:value="-0.00333305448293686" calcext:value-type="float">
            <text:p>-0.003333054482937</text:p>
          </table:table-cell>
          <table:table-cell office:value-type="float" office:value="307.167575073242" calcext:value-type="float">
            <text:p>307.167575073242</text:p>
          </table:table-cell>
          <table:table-cell office:value-type="float" office:value="1.82267079353333" calcext:value-type="float">
            <text:p>1.82267079353333</text:p>
          </table:table-cell>
          <table:table-cell office:value-type="float" office:value="1584.46903314218" calcext:value-type="float">
            <text:p>1584.46903314218</text:p>
          </table:table-cell>
          <table:table-cell office:value-type="float" office:value="48.4845188558101" calcext:value-type="float">
            <text:p>48.48451885581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38349407911301" calcext:value-type="float">
            <text:p>0.638349407911301</text:p>
          </table:table-cell>
          <table:table-cell office:value-type="float" office:value="0.00103780832723714" calcext:value-type="float">
            <text:p>0.001037808327237</text:p>
          </table:table-cell>
          <table:table-cell office:value-type="float" office:value="-0.000251214019954205" calcext:value-type="float">
            <text:p>-0.000251214019954</text:p>
          </table:table-cell>
          <table:table-cell office:value-type="float" office:value="467.167919921875" calcext:value-type="float">
            <text:p>467.167919921875</text:p>
          </table:table-cell>
          <table:table-cell office:value-type="float" office:value="2.63830602169037" calcext:value-type="float">
            <text:p>2.63830602169037</text:p>
          </table:table-cell>
          <table:table-cell office:value-type="float" office:value="1289.41415240368" calcext:value-type="float">
            <text:p>1289.41415240368</text:p>
          </table:table-cell>
          <table:table-cell office:value-type="float" office:value="45.9023974845186" calcext:value-type="float">
            <text:p>45.90239748451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83400112390518" calcext:value-type="float">
            <text:p>0.383400112390518</text:p>
          </table:table-cell>
          <table:table-cell office:value-type="float" office:value="0.00402270229533315" calcext:value-type="float">
            <text:p>0.004022702295333</text:p>
          </table:table-cell>
          <table:table-cell office:value-type="float" office:value="-0.000784660875797272" calcext:value-type="float">
            <text:p>-0.000784660875797</text:p>
          </table:table-cell>
          <table:table-cell office:value-type="float" office:value="544.909240722656" calcext:value-type="float">
            <text:p>544.909240722656</text:p>
          </table:table-cell>
          <table:table-cell office:value-type="float" office:value="2.90056328773498" calcext:value-type="float">
            <text:p>2.90056328773498</text:p>
          </table:table-cell>
          <table:table-cell office:value-type="float" office:value="1128.34129070867" calcext:value-type="float">
            <text:p>1128.34129070867</text:p>
          </table:table-cell>
          <table:table-cell office:value-type="float" office:value="49.5104836167536" calcext:value-type="float">
            <text:p>49.51048361675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1759902238846" calcext:value-type="float">
            <text:p>0.491759902238846</text:p>
          </table:table-cell>
          <table:table-cell office:value-type="float" office:value="0.00107773512136191" calcext:value-type="float">
            <text:p>0.001077735121362</text:p>
          </table:table-cell>
          <table:table-cell office:value-type="float" office:value="-0.00173620218411088" calcext:value-type="float">
            <text:p>-0.001736202184111</text:p>
          </table:table-cell>
          <table:table-cell office:value-type="float" office:value="275.999526977539" calcext:value-type="float">
            <text:p>275.999526977539</text:p>
          </table:table-cell>
          <table:table-cell office:value-type="float" office:value="1.60786266326904" calcext:value-type="float">
            <text:p>1.60786266326904</text:p>
          </table:table-cell>
          <table:table-cell office:value-type="float" office:value="1610.12691068758" calcext:value-type="float">
            <text:p>1610.12691068758</text:p>
          </table:table-cell>
          <table:table-cell office:value-type="float" office:value="46.5237559116912" calcext:value-type="float">
            <text:p>46.52375591169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06395515799522" calcext:value-type="float">
            <text:p>0.406395515799522</text:p>
          </table:table-cell>
          <table:table-cell office:value-type="float" office:value="0.00118855056352913" calcext:value-type="float">
            <text:p>0.001188550563529</text:p>
          </table:table-cell>
          <table:table-cell office:value-type="float" office:value="-0.00243712067604065" calcext:value-type="float">
            <text:p>-0.002437120676041</text:p>
          </table:table-cell>
          <table:table-cell office:value-type="float" office:value="170.076387023926" calcext:value-type="float">
            <text:p>170.076387023926</text:p>
          </table:table-cell>
          <table:table-cell office:value-type="float" office:value="1.03494709134102" calcext:value-type="float">
            <text:p>1.03494709134102</text:p>
          </table:table-cell>
          <table:table-cell office:value-type="float" office:value="705.174528347349" calcext:value-type="float">
            <text:p>705.174528347349</text:p>
          </table:table-cell>
          <table:table-cell office:value-type="float" office:value="39.2765003975015" calcext:value-type="float">
            <text:p>39.27650039750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97287741303444" calcext:value-type="float">
            <text:p>0.397287741303444</text:p>
          </table:table-cell>
          <table:table-cell office:value-type="float" office:value="0.000579447898780927" calcext:value-type="float">
            <text:p>0.000579447898781</text:p>
          </table:table-cell>
          <table:table-cell office:value-type="float" office:value="-0.000180659256875515" calcext:value-type="float">
            <text:p>-0.000180659256876</text:p>
          </table:table-cell>
          <table:table-cell office:value-type="float" office:value="298.226928710937" calcext:value-type="float">
            <text:p>298.226928710937</text:p>
          </table:table-cell>
          <table:table-cell office:value-type="float" office:value="1.67301442623138" calcext:value-type="float">
            <text:p>1.67301442623138</text:p>
          </table:table-cell>
          <table:table-cell office:value-type="float" office:value="2602.06569598488" calcext:value-type="float">
            <text:p>2602.06569598488</text:p>
          </table:table-cell>
          <table:table-cell office:value-type="float" office:value="35.1572380908299" calcext:value-type="float">
            <text:p>35.15723809082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70799720287323" calcext:value-type="float">
            <text:p>0.470799720287323</text:p>
          </table:table-cell>
          <table:table-cell office:value-type="float" office:value="0.00101583297364414" calcext:value-type="float">
            <text:p>0.001015832973644</text:p>
          </table:table-cell>
          <table:table-cell office:value-type="float" office:value="-0.000169580802321434" calcext:value-type="float">
            <text:p>-0.000169580802321</text:p>
          </table:table-cell>
          <table:table-cell office:value-type="float" office:value="291.728729248047" calcext:value-type="float">
            <text:p>291.728729248047</text:p>
          </table:table-cell>
          <table:table-cell office:value-type="float" office:value="1.67730569839478" calcext:value-type="float">
            <text:p>1.67730569839478</text:p>
          </table:table-cell>
          <table:table-cell office:value-type="float" office:value="1235.63735430689" calcext:value-type="float">
            <text:p>1235.63735430689</text:p>
          </table:table-cell>
          <table:table-cell office:value-type="float" office:value="33.8289380302769" calcext:value-type="float">
            <text:p>33.82893803027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77586394548416" calcext:value-type="float">
            <text:p>0.377586394548416</text:p>
          </table:table-cell>
          <table:table-cell office:value-type="float" office:value="0.000131087623594794" calcext:value-type="float">
            <text:p>0.000131087623595</text:p>
          </table:table-cell>
          <table:table-cell office:value-type="float" office:value="-0.0000712515786290169" calcext:value-type="float">
            <text:p>-7.12515786290169E-05</text:p>
          </table:table-cell>
          <table:table-cell office:value-type="float" office:value="154.559449768066" calcext:value-type="float">
            <text:p>154.559449768066</text:p>
          </table:table-cell>
          <table:table-cell office:value-type="float" office:value="0.944262564182282" calcext:value-type="float">
            <text:p>0.944262564182282</text:p>
          </table:table-cell>
          <table:table-cell office:value-type="float" office:value="1541.29608916386" calcext:value-type="float">
            <text:p>1541.29608916386</text:p>
          </table:table-cell>
          <table:table-cell office:value-type="float" office:value="35.4255840569036" calcext:value-type="float">
            <text:p>35.42558405690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11345291137695" calcext:value-type="float">
            <text:p>0.411345291137695</text:p>
          </table:table-cell>
          <table:table-cell office:value-type="float" office:value="0.00138749536126852" calcext:value-type="float">
            <text:p>0.001387495361269</text:p>
          </table:table-cell>
          <table:table-cell office:value-type="float" office:value="-0.00632249806076288" calcext:value-type="float">
            <text:p>-0.006322498060763</text:p>
          </table:table-cell>
          <table:table-cell office:value-type="float" office:value="418.07380065918" calcext:value-type="float">
            <text:p>418.07380065918</text:p>
          </table:table-cell>
          <table:table-cell office:value-type="float" office:value="2.2730945110321" calcext:value-type="float">
            <text:p>2.2730945110321</text:p>
          </table:table-cell>
          <table:table-cell office:value-type="float" office:value="533.675330173665" calcext:value-type="float">
            <text:p>533.675330173665</text:p>
          </table:table-cell>
          <table:table-cell office:value-type="float" office:value="34.0570529610385" calcext:value-type="float">
            <text:p>34.05705296103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4547798037529" calcext:value-type="float">
            <text:p>0.54547798037529</text:p>
          </table:table-cell>
          <table:table-cell office:value-type="float" office:value="0.000584318657638505" calcext:value-type="float">
            <text:p>0.000584318657639</text:p>
          </table:table-cell>
          <table:table-cell office:value-type="float" office:value="-0.00143399927765131" calcext:value-type="float">
            <text:p>-0.001433999277651</text:p>
          </table:table-cell>
          <table:table-cell office:value-type="float" office:value="104.25277633667" calcext:value-type="float">
            <text:p>104.25277633667</text:p>
          </table:table-cell>
          <table:table-cell office:value-type="float" office:value="0.775444436073303" calcext:value-type="float">
            <text:p>0.775444436073303</text:p>
          </table:table-cell>
          <table:table-cell office:value-type="float" office:value="1210.45170332215" calcext:value-type="float">
            <text:p>1210.45170332215</text:p>
          </table:table-cell>
          <table:table-cell office:value-type="float" office:value="33.5160019306001" calcext:value-type="float">
            <text:p>33.5160019306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0644898712635" calcext:value-type="float">
            <text:p>0.40644898712635</text:p>
          </table:table-cell>
          <table:table-cell office:value-type="float" office:value="0.0016075940686278" calcext:value-type="float">
            <text:p>0.001607594068628</text:p>
          </table:table-cell>
          <table:table-cell office:value-type="float" office:value="-0.00186696406453848" calcext:value-type="float">
            <text:p>-0.001866964064538</text:p>
          </table:table-cell>
          <table:table-cell office:value-type="float" office:value="251.350114440918" calcext:value-type="float">
            <text:p>251.350114440918</text:p>
          </table:table-cell>
          <table:table-cell office:value-type="float" office:value="1.44158073663712" calcext:value-type="float">
            <text:p>1.44158073663712</text:p>
          </table:table-cell>
          <table:table-cell office:value-type="float" office:value="1344.09442901837" calcext:value-type="float">
            <text:p>1344.09442901837</text:p>
          </table:table-cell>
          <table:table-cell office:value-type="float" office:value="42.0838773485041" calcext:value-type="float">
            <text:p>42.08387734850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77207291126251" calcext:value-type="float">
            <text:p>0.577207291126251</text:p>
          </table:table-cell>
          <table:table-cell office:value-type="float" office:value="0.00259410976432264" calcext:value-type="float">
            <text:p>0.002594109764323</text:p>
          </table:table-cell>
          <table:table-cell office:value-type="float" office:value="-0.00401986017823219" calcext:value-type="float">
            <text:p>-0.004019860178232</text:p>
          </table:table-cell>
          <table:table-cell office:value-type="float" office:value="497.091732788086" calcext:value-type="float">
            <text:p>497.091732788086</text:p>
          </table:table-cell>
          <table:table-cell office:value-type="float" office:value="2.75403730869293" calcext:value-type="float">
            <text:p>2.75403730869293</text:p>
          </table:table-cell>
          <table:table-cell office:value-type="float" office:value="1186.16060703523" calcext:value-type="float">
            <text:p>1186.16060703523</text:p>
          </table:table-cell>
          <table:table-cell office:value-type="float" office:value="35.2827353050699" calcext:value-type="float">
            <text:p>35.28273530506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36990720033646" calcext:value-type="float">
            <text:p>0.536990720033646</text:p>
          </table:table-cell>
          <table:table-cell office:value-type="float" office:value="0.000563998179859482" calcext:value-type="float">
            <text:p>0.000563998179859</text:p>
          </table:table-cell>
          <table:table-cell office:value-type="float" office:value="-0.00368262208066881" calcext:value-type="float">
            <text:p>-0.003682622080669</text:p>
          </table:table-cell>
          <table:table-cell office:value-type="float" office:value="186.795391845703" calcext:value-type="float">
            <text:p>186.795391845703</text:p>
          </table:table-cell>
          <table:table-cell office:value-type="float" office:value="1.18180476427078" calcext:value-type="float">
            <text:p>1.18180476427078</text:p>
          </table:table-cell>
          <table:table-cell office:value-type="float" office:value="1402.9331661196" calcext:value-type="float">
            <text:p>1402.9331661196</text:p>
          </table:table-cell>
          <table:table-cell office:value-type="float" office:value="55.0392160678051" calcext:value-type="float">
            <text:p>55.03921606780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91167977452278" calcext:value-type="float">
            <text:p>0.491167977452278</text:p>
          </table:table-cell>
          <table:table-cell office:value-type="float" office:value="0.000318923161830753" calcext:value-type="float">
            <text:p>0.000318923161831</text:p>
          </table:table-cell>
          <table:table-cell office:value-type="float" office:value="-0.00594749255105853" calcext:value-type="float">
            <text:p>-0.005947492551059</text:p>
          </table:table-cell>
          <table:table-cell office:value-type="float" office:value="68.8106048583984" calcext:value-type="float">
            <text:p>68.8106048583984</text:p>
          </table:table-cell>
          <table:table-cell office:value-type="float" office:value="0.566442394256592" calcext:value-type="float">
            <text:p>0.566442394256592</text:p>
          </table:table-cell>
          <table:table-cell office:value-type="float" office:value="2230.81668266746" calcext:value-type="float">
            <text:p>2230.81668266746</text:p>
          </table:table-cell>
          <table:table-cell office:value-type="float" office:value="45.7524241551523" calcext:value-type="float">
            <text:p>45.75242415515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66694805026054" calcext:value-type="float">
            <text:p>0.466694805026054</text:p>
          </table:table-cell>
          <table:table-cell office:value-type="float" office:value="0.00104324207641184" calcext:value-type="float">
            <text:p>0.001043242076412</text:p>
          </table:table-cell>
          <table:table-cell office:value-type="float" office:value="0.0000137417577207088" calcext:value-type="float">
            <text:p>1.37417577207088E-05</text:p>
          </table:table-cell>
          <table:table-cell office:value-type="float" office:value="474.559625244141" calcext:value-type="float">
            <text:p>474.559625244141</text:p>
          </table:table-cell>
          <table:table-cell office:value-type="float" office:value="2.5889910697937" calcext:value-type="float">
            <text:p>2.5889910697937</text:p>
          </table:table-cell>
          <table:table-cell office:value-type="float" office:value="1959.4162743924" calcext:value-type="float">
            <text:p>1959.4162743924</text:p>
          </table:table-cell>
          <table:table-cell office:value-type="float" office:value="44.5622348917183" calcext:value-type="float">
            <text:p>44.5622348917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23364442586899" calcext:value-type="float">
            <text:p>0.523364442586899</text:p>
          </table:table-cell>
          <table:table-cell office:value-type="float" office:value="0.00116279752692208" calcext:value-type="float">
            <text:p>0.001162797526922</text:p>
          </table:table-cell>
          <table:table-cell office:value-type="float" office:value="-0.00429881010204554" calcext:value-type="float">
            <text:p>-0.004298810102046</text:p>
          </table:table-cell>
          <table:table-cell office:value-type="float" office:value="389.671865844727" calcext:value-type="float">
            <text:p>389.671865844727</text:p>
          </table:table-cell>
          <table:table-cell office:value-type="float" office:value="2.18900816440582" calcext:value-type="float">
            <text:p>2.18900816440582</text:p>
          </table:table-cell>
          <table:table-cell office:value-type="float" office:value="2016.80726638605" calcext:value-type="float">
            <text:p>2016.80726638605</text:p>
          </table:table-cell>
          <table:table-cell office:value-type="float" office:value="36.3762062865774" calcext:value-type="float">
            <text:p>36.37620628657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07303607463837" calcext:value-type="float">
            <text:p>0.607303607463837</text:p>
          </table:table-cell>
          <table:table-cell office:value-type="float" office:value="0.000981341651640832" calcext:value-type="float">
            <text:p>0.000981341651641</text:p>
          </table:table-cell>
          <table:table-cell office:value-type="float" office:value="-0.00484799705445767" calcext:value-type="float">
            <text:p>-0.004847997054458</text:p>
          </table:table-cell>
          <table:table-cell office:value-type="float" office:value="123.21382522583" calcext:value-type="float">
            <text:p>123.21382522583</text:p>
          </table:table-cell>
          <table:table-cell office:value-type="float" office:value="0.898141670227051" calcext:value-type="float">
            <text:p>0.898141670227051</text:p>
          </table:table-cell>
          <table:table-cell office:value-type="float" office:value="2461.39574056183" calcext:value-type="float">
            <text:p>2461.39574056183</text:p>
          </table:table-cell>
          <table:table-cell office:value-type="float" office:value="39.769307997101" calcext:value-type="float">
            <text:p>39.7693079971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65034478902817" calcext:value-type="float">
            <text:p>0.465034478902817</text:p>
          </table:table-cell>
          <table:table-cell office:value-type="float" office:value="0.0016116528538987" calcext:value-type="float">
            <text:p>0.001611652853899</text:p>
          </table:table-cell>
          <table:table-cell office:value-type="float" office:value="-0.0000542153138667345" calcext:value-type="float">
            <text:p>-5.42153138667345E-05</text:p>
          </table:table-cell>
          <table:table-cell office:value-type="float" office:value="437.661291503906" calcext:value-type="float">
            <text:p>437.661291503906</text:p>
          </table:table-cell>
          <table:table-cell office:value-type="float" office:value="2.4044615983963" calcext:value-type="float">
            <text:p>2.4044615983963</text:p>
          </table:table-cell>
          <table:table-cell office:value-type="float" office:value="2775.45825191995" calcext:value-type="float">
            <text:p>2775.45825191995</text:p>
          </table:table-cell>
          <table:table-cell office:value-type="float" office:value="42.2533510849347" calcext:value-type="float">
            <text:p>42.25335108493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7570578455925" calcext:value-type="float">
            <text:p>0.57570578455925</text:p>
          </table:table-cell>
          <table:table-cell office:value-type="float" office:value="0.00183418784290552" calcext:value-type="float">
            <text:p>0.001834187842906</text:p>
          </table:table-cell>
          <table:table-cell office:value-type="float" office:value="-0.00100520793348551" calcext:value-type="float">
            <text:p>-0.001005207933486</text:p>
          </table:table-cell>
          <table:table-cell office:value-type="float" office:value="161.129930114746" calcext:value-type="float">
            <text:p>161.129930114746</text:p>
          </table:table-cell>
          <table:table-cell office:value-type="float" office:value="1.07636775970459" calcext:value-type="float">
            <text:p>1.07636775970459</text:p>
          </table:table-cell>
          <table:table-cell office:value-type="float" office:value="3323.15184996955" calcext:value-type="float">
            <text:p>3323.15184996955</text:p>
          </table:table-cell>
          <table:table-cell office:value-type="float" office:value="57.4398040303959" calcext:value-type="float">
            <text:p>57.43980403039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70524823665619" calcext:value-type="float">
            <text:p>0.470524823665619</text:p>
          </table:table-cell>
          <table:table-cell office:value-type="float" office:value="0.0000199655660253484" calcext:value-type="float">
            <text:p>1.99655660253484E-05</text:p>
          </table:table-cell>
          <table:table-cell office:value-type="float" office:value="-0.000314257107675076" calcext:value-type="float">
            <text:p>-0.000314257107675</text:p>
          </table:table-cell>
          <table:table-cell office:value-type="float" office:value="91.4207942962647" calcext:value-type="float">
            <text:p>91.4207942962647</text:p>
          </table:table-cell>
          <table:table-cell office:value-type="float" office:value="0.675218772888183" calcext:value-type="float">
            <text:p>0.675218772888183</text:p>
          </table:table-cell>
          <table:table-cell office:value-type="float" office:value="2708.99162929398" calcext:value-type="float">
            <text:p>2708.99162929398</text:p>
          </table:table-cell>
          <table:table-cell office:value-type="float" office:value="50.9803250306636" calcext:value-type="float">
            <text:p>50.98032503066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9173777103424" calcext:value-type="float">
            <text:p>0.619173777103424</text:p>
          </table:table-cell>
          <table:table-cell office:value-type="float" office:value="0.00200398634187877" calcext:value-type="float">
            <text:p>0.002003986341879</text:p>
          </table:table-cell>
          <table:table-cell office:value-type="float" office:value="-0.00217519020661712" calcext:value-type="float">
            <text:p>-0.002175190206617</text:p>
          </table:table-cell>
          <table:table-cell office:value-type="float" office:value="128.859719085693" calcext:value-type="float">
            <text:p>128.859719085693</text:p>
          </table:table-cell>
          <table:table-cell office:value-type="float" office:value="0.935667902231216" calcext:value-type="float">
            <text:p>0.935667902231216</text:p>
          </table:table-cell>
          <table:table-cell office:value-type="float" office:value="2524.96939598655" calcext:value-type="float">
            <text:p>2524.96939598655</text:p>
          </table:table-cell>
          <table:table-cell office:value-type="float" office:value="46.5408477497522" calcext:value-type="float">
            <text:p>46.54084774975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19627076387405" calcext:value-type="float">
            <text:p>0.419627076387405</text:p>
          </table:table-cell>
          <table:table-cell office:value-type="float" office:value="0.000387885404052213" calcext:value-type="float">
            <text:p>0.000387885404052</text:p>
          </table:table-cell>
          <table:table-cell office:value-type="float" office:value="-0.0000839237123727798" calcext:value-type="float">
            <text:p>-8.39237123727798E-05</text:p>
          </table:table-cell>
          <table:table-cell office:value-type="float" office:value="58.6935626983643" calcext:value-type="float">
            <text:p>58.6935626983643</text:p>
          </table:table-cell>
          <table:table-cell office:value-type="float" office:value="0.486180382966995" calcext:value-type="float">
            <text:p>0.486180382966995</text:p>
          </table:table-cell>
          <table:table-cell office:value-type="float" office:value="1959.65112037039" calcext:value-type="float">
            <text:p>1959.65112037039</text:p>
          </table:table-cell>
          <table:table-cell office:value-type="float" office:value="37.3145955366082" calcext:value-type="float">
            <text:p>37.31459553660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16890093684197" calcext:value-type="float">
            <text:p>0.416890093684197</text:p>
          </table:table-cell>
          <table:table-cell office:value-type="float" office:value="0.000532313127769157" calcext:value-type="float">
            <text:p>0.000532313127769</text:p>
          </table:table-cell>
          <table:table-cell office:value-type="float" office:value="-0.0000275978818535805" calcext:value-type="float">
            <text:p>-2.75978818535805E-05</text:p>
          </table:table-cell>
          <table:table-cell office:value-type="float" office:value="131.792645263672" calcext:value-type="float">
            <text:p>131.792645263672</text:p>
          </table:table-cell>
          <table:table-cell office:value-type="float" office:value="0.850156700611115" calcext:value-type="float">
            <text:p>0.850156700611115</text:p>
          </table:table-cell>
          <table:table-cell office:value-type="float" office:value="568.955487664421" calcext:value-type="float">
            <text:p>568.955487664421</text:p>
          </table:table-cell>
          <table:table-cell office:value-type="float" office:value="36.1123713032341" calcext:value-type="float">
            <text:p>36.11237130323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59458884596825" calcext:value-type="float">
            <text:p>0.459458884596825</text:p>
          </table:table-cell>
          <table:table-cell office:value-type="float" office:value="0.000662712662597187" calcext:value-type="float">
            <text:p>0.000662712662597</text:p>
          </table:table-cell>
          <table:table-cell office:value-type="float" office:value="0.000693650543689728" calcext:value-type="float">
            <text:p>0.00069365054369</text:p>
          </table:table-cell>
          <table:table-cell office:value-type="float" office:value="75.5268249511719" calcext:value-type="float">
            <text:p>75.5268249511719</text:p>
          </table:table-cell>
          <table:table-cell office:value-type="float" office:value="0.590826338529587" calcext:value-type="float">
            <text:p>0.590826338529587</text:p>
          </table:table-cell>
          <table:table-cell office:value-type="float" office:value="1512.49479271351" calcext:value-type="float">
            <text:p>1512.49479271351</text:p>
          </table:table-cell>
          <table:table-cell office:value-type="float" office:value="28.0080380999948" calcext:value-type="float">
            <text:p>28.00803809999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06880033016205" calcext:value-type="float">
            <text:p>0.606880033016205</text:p>
          </table:table-cell>
          <table:table-cell office:value-type="float" office:value="0.0014778794371523" calcext:value-type="float">
            <text:p>0.001477879437152</text:p>
          </table:table-cell>
          <table:table-cell office:value-type="float" office:value="-0.00188326612114906" calcext:value-type="float">
            <text:p>-0.001883266121149</text:p>
          </table:table-cell>
          <table:table-cell office:value-type="float" office:value="86.466593170166" calcext:value-type="float">
            <text:p>86.466593170166</text:p>
          </table:table-cell>
          <table:table-cell office:value-type="float" office:value="0.717107594013214" calcext:value-type="float">
            <text:p>0.717107594013214</text:p>
          </table:table-cell>
          <table:table-cell office:value-type="float" office:value="1778.15235099265" calcext:value-type="float">
            <text:p>1778.15235099265</text:p>
          </table:table-cell>
          <table:table-cell office:value-type="float" office:value="37.0031135935803" calcext:value-type="float">
            <text:p>37.00311359358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6531076431274" calcext:value-type="float">
            <text:p>0.526531076431274</text:p>
          </table:table-cell>
          <table:table-cell office:value-type="float" office:value="0.00104169645346701" calcext:value-type="float">
            <text:p>0.001041696453467</text:p>
          </table:table-cell>
          <table:table-cell office:value-type="float" office:value="-0.00132126789540052" calcext:value-type="float">
            <text:p>-0.001321267895401</text:p>
          </table:table-cell>
          <table:table-cell office:value-type="float" office:value="150.063800048828" calcext:value-type="float">
            <text:p>150.063800048828</text:p>
          </table:table-cell>
          <table:table-cell office:value-type="float" office:value="0.995259445905685" calcext:value-type="float">
            <text:p>0.995259445905685</text:p>
          </table:table-cell>
          <table:table-cell office:value-type="float" office:value="2408.44970876656" calcext:value-type="float">
            <text:p>2408.44970876656</text:p>
          </table:table-cell>
          <table:table-cell office:value-type="float" office:value="48.7192075018538" calcext:value-type="float">
            <text:p>48.71920750185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79469946026802" calcext:value-type="float">
            <text:p>0.479469946026802</text:p>
          </table:table-cell>
          <table:table-cell office:value-type="float" office:value="0.000231378122407477" calcext:value-type="float">
            <text:p>0.000231378122407</text:p>
          </table:table-cell>
          <table:table-cell office:value-type="float" office:value="-0.0000416763126850128" calcext:value-type="float">
            <text:p>-4.16763126850128E-05</text:p>
          </table:table-cell>
          <table:table-cell office:value-type="float" office:value="45.6667697906494" calcext:value-type="float">
            <text:p>45.6667697906494</text:p>
          </table:table-cell>
          <table:table-cell office:value-type="float" office:value="0.450666809082031" calcext:value-type="float">
            <text:p>0.450666809082031</text:p>
          </table:table-cell>
          <table:table-cell office:value-type="float" office:value="2534.32722262553" calcext:value-type="float">
            <text:p>2534.32722262553</text:p>
          </table:table-cell>
          <table:table-cell office:value-type="float" office:value="43.6993427538544" calcext:value-type="float">
            <text:p>43.69934275385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51817107200623" calcext:value-type="float">
            <text:p>0.451817107200623</text:p>
          </table:table-cell>
          <table:table-cell office:value-type="float" office:value="0.00152897438965738" calcext:value-type="float">
            <text:p>0.001528974389657</text:p>
          </table:table-cell>
          <table:table-cell office:value-type="float" office:value="-0.00258265594020486" calcext:value-type="float">
            <text:p>-0.002582655940205</text:p>
          </table:table-cell>
          <table:table-cell office:value-type="float" office:value="507.256964111328" calcext:value-type="float">
            <text:p>507.256964111328</text:p>
          </table:table-cell>
          <table:table-cell office:value-type="float" office:value="2.74297053813934" calcext:value-type="float">
            <text:p>2.74297053813934</text:p>
          </table:table-cell>
          <table:table-cell office:value-type="float" office:value="2026.5757941937" calcext:value-type="float">
            <text:p>2026.5757941937</text:p>
          </table:table-cell>
          <table:table-cell office:value-type="float" office:value="38.7729787671473" calcext:value-type="float">
            <text:p>38.77297876714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30921465158462" calcext:value-type="float">
            <text:p>0.530921465158462</text:p>
          </table:table-cell>
          <table:table-cell office:value-type="float" office:value="0.000331671454478055" calcext:value-type="float">
            <text:p>0.000331671454478</text:p>
          </table:table-cell>
          <table:table-cell office:value-type="float" office:value="-0.00167989460751414" calcext:value-type="float">
            <text:p>-0.001679894607514</text:p>
          </table:table-cell>
          <table:table-cell office:value-type="float" office:value="1324.37725830078" calcext:value-type="float">
            <text:p>1324.37725830078</text:p>
          </table:table-cell>
          <table:table-cell office:value-type="float" office:value="6.86842007637024" calcext:value-type="float">
            <text:p>6.86842007637024</text:p>
          </table:table-cell>
          <table:table-cell office:value-type="float" office:value="341.812222425617" calcext:value-type="float">
            <text:p>341.812222425617</text:p>
          </table:table-cell>
          <table:table-cell office:value-type="float" office:value="39.4561874180334" calcext:value-type="float">
            <text:p>39.45618741803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97081941366196" calcext:value-type="float">
            <text:p>0.497081941366196</text:p>
          </table:table-cell>
          <table:table-cell office:value-type="float" office:value="0.000216464372351766" calcext:value-type="float">
            <text:p>0.000216464372352</text:p>
          </table:table-cell>
          <table:table-cell office:value-type="float" office:value="-0.00020282045006752" calcext:value-type="float">
            <text:p>-0.000202820450068</text:p>
          </table:table-cell>
          <table:table-cell office:value-type="float" office:value="60.8339878082275" calcext:value-type="float">
            <text:p>60.8339878082275</text:p>
          </table:table-cell>
          <table:table-cell office:value-type="float" office:value="0.535255858302116" calcext:value-type="float">
            <text:p>0.535255858302116</text:p>
          </table:table-cell>
          <table:table-cell office:value-type="float" office:value="-202.565515905707" calcext:value-type="float">
            <text:p>-202.565515905707</text:p>
          </table:table-cell>
          <table:table-cell office:value-type="float" office:value="28.7973033874063" calcext:value-type="float">
            <text:p>28.79730338740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22588258981705" calcext:value-type="float">
            <text:p>0.422588258981705</text:p>
          </table:table-cell>
          <table:table-cell office:value-type="float" office:value="0.0000652783459372586" calcext:value-type="float">
            <text:p>6.52783459372586E-05</text:p>
          </table:table-cell>
          <table:table-cell office:value-type="float" office:value="-0.00000741295516490936" calcext:value-type="float">
            <text:p>-7.41295516490936E-06</text:p>
          </table:table-cell>
          <table:table-cell office:value-type="float" office:value="70.190340423584" calcext:value-type="float">
            <text:p>70.190340423584</text:p>
          </table:table-cell>
          <table:table-cell office:value-type="float" office:value="0.544975361227989" calcext:value-type="float">
            <text:p>0.544975361227989</text:p>
          </table:table-cell>
          <table:table-cell office:value-type="float" office:value="443.891284262255" calcext:value-type="float">
            <text:p>443.891284262255</text:p>
          </table:table-cell>
          <table:table-cell office:value-type="float" office:value="17.5769520344096" calcext:value-type="float">
            <text:p>17.576952034409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33866357803345" calcext:value-type="float">
            <text:p>0.533866357803345</text:p>
          </table:table-cell>
          <table:table-cell office:value-type="float" office:value="0.000240248064801563" calcext:value-type="float">
            <text:p>0.000240248064802</text:p>
          </table:table-cell>
          <table:table-cell office:value-type="float" office:value="0.0000303063541650772" calcext:value-type="float">
            <text:p>3.03063541650772E-05</text:p>
          </table:table-cell>
          <table:table-cell office:value-type="float" office:value="150.321241760254" calcext:value-type="float">
            <text:p>150.321241760254</text:p>
          </table:table-cell>
          <table:table-cell office:value-type="float" office:value="1.001138484478" calcext:value-type="float">
            <text:p>1.001138484478</text:p>
          </table:table-cell>
          <table:table-cell office:value-type="float" office:value="2142.40823719978" calcext:value-type="float">
            <text:p>2142.40823719978</text:p>
          </table:table-cell>
          <table:table-cell office:value-type="float" office:value="30.0417107912247" calcext:value-type="float">
            <text:p>30.04171079122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05560606718063" calcext:value-type="float">
            <text:p>0.605560606718063</text:p>
          </table:table-cell>
          <table:table-cell office:value-type="float" office:value="0.000545068318024278" calcext:value-type="float">
            <text:p>0.000545068318024</text:p>
          </table:table-cell>
          <table:table-cell office:value-type="float" office:value="-0.000541266426444054" calcext:value-type="float">
            <text:p>-0.000541266426444</text:p>
          </table:table-cell>
          <table:table-cell office:value-type="float" office:value="231.546920776367" calcext:value-type="float">
            <text:p>231.546920776367</text:p>
          </table:table-cell>
          <table:table-cell office:value-type="float" office:value="1.44286618232727" calcext:value-type="float">
            <text:p>1.44286618232727</text:p>
          </table:table-cell>
          <table:table-cell office:value-type="float" office:value="2479.48124391891" calcext:value-type="float">
            <text:p>2479.48124391891</text:p>
          </table:table-cell>
          <table:table-cell office:value-type="float" office:value="34.5689573032083" calcext:value-type="float">
            <text:p>34.56895730320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00949165225029" calcext:value-type="float">
            <text:p>0.500949165225029</text:p>
          </table:table-cell>
          <table:table-cell office:value-type="float" office:value="0.00121629240456969" calcext:value-type="float">
            <text:p>0.00121629240457</text:p>
          </table:table-cell>
          <table:table-cell office:value-type="float" office:value="-0.00008509811013937" calcext:value-type="float">
            <text:p>-8.509811013937E-05</text:p>
          </table:table-cell>
          <table:table-cell office:value-type="float" office:value="156.272875976563" calcext:value-type="float">
            <text:p>156.272875976563</text:p>
          </table:table-cell>
          <table:table-cell office:value-type="float" office:value="1.01482366323471" calcext:value-type="float">
            <text:p>1.01482366323471</text:p>
          </table:table-cell>
          <table:table-cell office:value-type="float" office:value="2082.02818094633" calcext:value-type="float">
            <text:p>2082.02818094633</text:p>
          </table:table-cell>
          <table:table-cell office:value-type="float" office:value="42.8234376573702" calcext:value-type="float">
            <text:p>42.82343765737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72875219583511" calcext:value-type="float">
            <text:p>0.672875219583511</text:p>
          </table:table-cell>
          <table:table-cell office:value-type="float" office:value="0.000540521275252104" calcext:value-type="float">
            <text:p>0.000540521275252</text:p>
          </table:table-cell>
          <table:table-cell office:value-type="float" office:value="-0.000500385090708733" calcext:value-type="float">
            <text:p>-0.000500385090709</text:p>
          </table:table-cell>
          <table:table-cell office:value-type="float" office:value="161.70890045166" calcext:value-type="float">
            <text:p>161.70890045166</text:p>
          </table:table-cell>
          <table:table-cell office:value-type="float" office:value="1.12720705270767" calcext:value-type="float">
            <text:p>1.12720705270767</text:p>
          </table:table-cell>
          <table:table-cell office:value-type="float" office:value="2303.43872239786" calcext:value-type="float">
            <text:p>2303.43872239786</text:p>
          </table:table-cell>
          <table:table-cell office:value-type="float" office:value="40.3389856991358" calcext:value-type="float">
            <text:p>40.33898569913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6446350812912" calcext:value-type="float">
            <text:p>0.586446350812912</text:p>
          </table:table-cell>
          <table:table-cell office:value-type="float" office:value="0.000659567734692246" calcext:value-type="float">
            <text:p>0.000659567734692</text:p>
          </table:table-cell>
          <table:table-cell office:value-type="float" office:value="-0.00036959033459425" calcext:value-type="float">
            <text:p>-0.000369590334594</text:p>
          </table:table-cell>
          <table:table-cell office:value-type="float" office:value="1052.0447265625" calcext:value-type="float">
            <text:p>1052.0447265625</text:p>
          </table:table-cell>
          <table:table-cell office:value-type="float" office:value="5.53585710525513" calcext:value-type="float">
            <text:p>5.53585710525513</text:p>
          </table:table-cell>
          <table:table-cell office:value-type="float" office:value="1608.2741444682" calcext:value-type="float">
            <text:p>1608.2741444682</text:p>
          </table:table-cell>
          <table:table-cell office:value-type="float" office:value="42.2407589158277" calcext:value-type="float">
            <text:p>42.24075891582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88710176944733" calcext:value-type="float">
            <text:p>0.588710176944733</text:p>
          </table:table-cell>
          <table:table-cell office:value-type="float" office:value="0.000377202994422987" calcext:value-type="float">
            <text:p>0.000377202994423</text:p>
          </table:table-cell>
          <table:table-cell office:value-type="float" office:value="-0.000142202712595463" calcext:value-type="float">
            <text:p>-0.000142202712595</text:p>
          </table:table-cell>
          <table:table-cell office:value-type="float" office:value="206.656593322754" calcext:value-type="float">
            <text:p>206.656593322754</text:p>
          </table:table-cell>
          <table:table-cell office:value-type="float" office:value="1.31003569364548" calcext:value-type="float">
            <text:p>1.31003569364548</text:p>
          </table:table-cell>
          <table:table-cell office:value-type="float" office:value="1110.31759615155" calcext:value-type="float">
            <text:p>1110.31759615155</text:p>
          </table:table-cell>
          <table:table-cell office:value-type="float" office:value="44.8188508224208" calcext:value-type="float">
            <text:p>44.81885082242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68973785638809" calcext:value-type="float">
            <text:p>0.668973785638809</text:p>
          </table:table-cell>
          <table:table-cell office:value-type="float" office:value="0.000580078037455678" calcext:value-type="float">
            <text:p>0.000580078037456</text:p>
          </table:table-cell>
          <table:table-cell office:value-type="float" office:value="-0.00226336121559143" calcext:value-type="float">
            <text:p>-0.002263361215591</text:p>
          </table:table-cell>
          <table:table-cell office:value-type="float" office:value="773.345251464844" calcext:value-type="float">
            <text:p>773.345251464844</text:p>
          </table:table-cell>
          <table:table-cell office:value-type="float" office:value="4.18138058185577" calcext:value-type="float">
            <text:p>4.18138058185577</text:p>
          </table:table-cell>
          <table:table-cell office:value-type="float" office:value="1655.60522302994" calcext:value-type="float">
            <text:p>1655.60522302994</text:p>
          </table:table-cell>
          <table:table-cell office:value-type="float" office:value="37.8762768863933" calcext:value-type="float">
            <text:p>37.87627688639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63310354948044" calcext:value-type="float">
            <text:p>0.563310354948044</text:p>
          </table:table-cell>
          <table:table-cell office:value-type="float" office:value="0.000701319728977978" calcext:value-type="float">
            <text:p>0.000701319728978</text:p>
          </table:table-cell>
          <table:table-cell office:value-type="float" office:value="-0.0000155238434672356" calcext:value-type="float">
            <text:p>-1.55238434672356E-05</text:p>
          </table:table-cell>
          <table:table-cell office:value-type="float" office:value="336.93669128418" calcext:value-type="float">
            <text:p>336.93669128418</text:p>
          </table:table-cell>
          <table:table-cell office:value-type="float" office:value="1.94858053922653" calcext:value-type="float">
            <text:p>1.94858053922653</text:p>
          </table:table-cell>
          <table:table-cell office:value-type="float" office:value="1455.07945713053" calcext:value-type="float">
            <text:p>1455.07945713053</text:p>
          </table:table-cell>
          <table:table-cell office:value-type="float" office:value="35.5631327496377" calcext:value-type="float">
            <text:p>35.56313274963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74080365896225" calcext:value-type="float">
            <text:p>0.674080365896225</text:p>
          </table:table-cell>
          <table:table-cell office:value-type="float" office:value="0.0008535876928363" calcext:value-type="float">
            <text:p>0.000853587692836</text:p>
          </table:table-cell>
          <table:table-cell office:value-type="float" office:value="-0.00179803054779768" calcext:value-type="float">
            <text:p>-0.001798030547798</text:p>
          </table:table-cell>
          <table:table-cell office:value-type="float" office:value="520.340475463867" calcext:value-type="float">
            <text:p>520.340475463867</text:p>
          </table:table-cell>
          <table:table-cell office:value-type="float" office:value="2.91910138130188" calcext:value-type="float">
            <text:p>2.91910138130188</text:p>
          </table:table-cell>
          <table:table-cell office:value-type="float" office:value="1405.44554496607" calcext:value-type="float">
            <text:p>1405.44554496607</text:p>
          </table:table-cell>
          <table:table-cell office:value-type="float" office:value="37.2391760231694" calcext:value-type="float">
            <text:p>37.239176023169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40539154410362" calcext:value-type="float">
            <text:p>0.440539154410362</text:p>
          </table:table-cell>
          <table:table-cell office:value-type="float" office:value="0.000605268205981702" calcext:value-type="float">
            <text:p>0.000605268205982</text:p>
          </table:table-cell>
          <table:table-cell office:value-type="float" office:value="0.000145522784441709" calcext:value-type="float">
            <text:p>0.000145522784442</text:p>
          </table:table-cell>
          <table:table-cell office:value-type="float" office:value="204.143544006348" calcext:value-type="float">
            <text:p>204.143544006348</text:p>
          </table:table-cell>
          <table:table-cell office:value-type="float" office:value="1.22303366661072" calcext:value-type="float">
            <text:p>1.22303366661072</text:p>
          </table:table-cell>
          <table:table-cell office:value-type="float" office:value="2809.59203026706" calcext:value-type="float">
            <text:p>2809.59203026706</text:p>
          </table:table-cell>
          <table:table-cell office:value-type="float" office:value="48.9218634792603" calcext:value-type="float">
            <text:p>48.921863479260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69775569438934" calcext:value-type="float">
            <text:p>0.569775569438934</text:p>
          </table:table-cell>
          <table:table-cell office:value-type="float" office:value="0.000602119736140594" calcext:value-type="float">
            <text:p>0.000602119736141</text:p>
          </table:table-cell>
          <table:table-cell office:value-type="float" office:value="-0.000547995790839195" calcext:value-type="float">
            <text:p>-0.000547995790839</text:p>
          </table:table-cell>
          <table:table-cell office:value-type="float" office:value="200.476162719727" calcext:value-type="float">
            <text:p>200.476162719727</text:p>
          </table:table-cell>
          <table:table-cell office:value-type="float" office:value="1.26870485544205" calcext:value-type="float">
            <text:p>1.26870485544205</text:p>
          </table:table-cell>
          <table:table-cell office:value-type="float" office:value="1944.10510828029" calcext:value-type="float">
            <text:p>1944.10510828029</text:p>
          </table:table-cell>
          <table:table-cell office:value-type="float" office:value="41.6508734489092" calcext:value-type="float">
            <text:p>41.65087344890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31481701135635" calcext:value-type="float">
            <text:p>0.531481701135635</text:p>
          </table:table-cell>
          <table:table-cell office:value-type="float" office:value="0.00201741098426282" calcext:value-type="float">
            <text:p>0.002017410984263</text:p>
          </table:table-cell>
          <table:table-cell office:value-type="float" office:value="-0.000151317939162254" calcext:value-type="float">
            <text:p>-0.000151317939162</text:p>
          </table:table-cell>
          <table:table-cell office:value-type="float" office:value="228.589797973633" calcext:value-type="float">
            <text:p>228.589797973633</text:p>
          </table:table-cell>
          <table:table-cell office:value-type="float" office:value="1.39137564897537" calcext:value-type="float">
            <text:p>1.39137564897537</text:p>
          </table:table-cell>
          <table:table-cell office:value-type="float" office:value="842.742965620836" calcext:value-type="float">
            <text:p>842.742965620836</text:p>
          </table:table-cell>
          <table:table-cell office:value-type="float" office:value="45.1804074996151" calcext:value-type="float">
            <text:p>45.18040749961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57033967971802" calcext:value-type="float">
            <text:p>0.557033967971802</text:p>
          </table:table-cell>
          <table:table-cell office:value-type="float" office:value="0.000404406400048174" calcext:value-type="float">
            <text:p>0.000404406400048</text:p>
          </table:table-cell>
          <table:table-cell office:value-type="float" office:value="-0.00162252490408719" calcext:value-type="float">
            <text:p>-0.001622524904087</text:p>
          </table:table-cell>
          <table:table-cell office:value-type="float" office:value="272.201005554199" calcext:value-type="float">
            <text:p>272.201005554199</text:p>
          </table:table-cell>
          <table:table-cell office:value-type="float" office:value="1.61998865604401" calcext:value-type="float">
            <text:p>1.61998865604401</text:p>
          </table:table-cell>
          <table:table-cell office:value-type="float" office:value="517.07203114233" calcext:value-type="float">
            <text:p>517.07203114233</text:p>
          </table:table-cell>
          <table:table-cell office:value-type="float" office:value="41.8403287882568" calcext:value-type="float">
            <text:p>41.8403287882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81047922372818" calcext:value-type="float">
            <text:p>0.481047922372818</text:p>
          </table:table-cell>
          <table:table-cell office:value-type="float" office:value="0.000693645025603473" calcext:value-type="float">
            <text:p>0.000693645025603</text:p>
          </table:table-cell>
          <table:table-cell office:value-type="float" office:value="-0.000362986512482166" calcext:value-type="float">
            <text:p>-0.000362986512482</text:p>
          </table:table-cell>
          <table:table-cell office:value-type="float" office:value="234.719041442871" calcext:value-type="float">
            <text:p>234.719041442871</text:p>
          </table:table-cell>
          <table:table-cell office:value-type="float" office:value="1.39576413631439" calcext:value-type="float">
            <text:p>1.39576413631439</text:p>
          </table:table-cell>
          <table:table-cell office:value-type="float" office:value="2642.7939836441" calcext:value-type="float">
            <text:p>2642.7939836441</text:p>
          </table:table-cell>
          <table:table-cell office:value-type="float" office:value="39.5601981628687" calcext:value-type="float">
            <text:p>39.56019816286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61832761764526" calcext:value-type="float">
            <text:p>0.561832761764526</text:p>
          </table:table-cell>
          <table:table-cell office:value-type="float" office:value="0.00105021033668891" calcext:value-type="float">
            <text:p>0.001050210336689</text:p>
          </table:table-cell>
          <table:table-cell office:value-type="float" office:value="-0.000751242134720087" calcext:value-type="float">
            <text:p>-0.00075124213472</text:p>
          </table:table-cell>
          <table:table-cell office:value-type="float" office:value="146.54714050293" calcext:value-type="float">
            <text:p>146.54714050293</text:p>
          </table:table-cell>
          <table:table-cell office:value-type="float" office:value="0.995277506113052" calcext:value-type="float">
            <text:p>0.995277506113052</text:p>
          </table:table-cell>
          <table:table-cell office:value-type="float" office:value="2296.68862454337" calcext:value-type="float">
            <text:p>2296.68862454337</text:p>
          </table:table-cell>
          <table:table-cell office:value-type="float" office:value="30.8461901642149" calcext:value-type="float">
            <text:p>30.84619016421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5961253643036" calcext:value-type="float">
            <text:p>0.615961253643036</text:p>
          </table:table-cell>
          <table:table-cell office:value-type="float" office:value="0.000313668639864773" calcext:value-type="float">
            <text:p>0.000313668639865</text:p>
          </table:table-cell>
          <table:table-cell office:value-type="float" office:value="-0.00102831553667784" calcext:value-type="float">
            <text:p>-0.001028315536678</text:p>
          </table:table-cell>
          <table:table-cell office:value-type="float" office:value="255.505404663086" calcext:value-type="float">
            <text:p>255.505404663086</text:p>
          </table:table-cell>
          <table:table-cell office:value-type="float" office:value="1.56648899316788" calcext:value-type="float">
            <text:p>1.56648899316788</text:p>
          </table:table-cell>
          <table:table-cell office:value-type="float" office:value="761.628096704945" calcext:value-type="float">
            <text:p>761.628096704945</text:p>
          </table:table-cell>
          <table:table-cell office:value-type="float" office:value="28.0198853368638" calcext:value-type="float">
            <text:p>28.01988533686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452584028244" calcext:value-type="float">
            <text:p>0.65452584028244</text:p>
          </table:table-cell>
          <table:table-cell office:value-type="float" office:value="0.00228953333571553" calcext:value-type="float">
            <text:p>0.002289533335716</text:p>
          </table:table-cell>
          <table:table-cell office:value-type="float" office:value="-0.00164998937398195" calcext:value-type="float">
            <text:p>-0.001649989373982</text:p>
          </table:table-cell>
          <table:table-cell office:value-type="float" office:value="717.187036132813" calcext:value-type="float">
            <text:p>717.187036132813</text:p>
          </table:table-cell>
          <table:table-cell office:value-type="float" office:value="3.89471068382263" calcext:value-type="float">
            <text:p>3.89471068382263</text:p>
          </table:table-cell>
          <table:table-cell office:value-type="float" office:value="1715.40307998552" calcext:value-type="float">
            <text:p>1715.40307998552</text:p>
          </table:table-cell>
          <table:table-cell office:value-type="float" office:value="43.327503456222" calcext:value-type="float">
            <text:p>43.3275034562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16158986091614" calcext:value-type="float">
            <text:p>0.516158986091614</text:p>
          </table:table-cell>
          <table:table-cell office:value-type="float" office:value="0.000402454100549221" calcext:value-type="float">
            <text:p>0.000402454100549</text:p>
          </table:table-cell>
          <table:table-cell office:value-type="float" office:value="-0.000416021049022675" calcext:value-type="float">
            <text:p>-0.000416021049023</text:p>
          </table:table-cell>
          <table:table-cell office:value-type="float" office:value="286.252734375" calcext:value-type="float">
            <text:p>286.252734375</text:p>
          </table:table-cell>
          <table:table-cell office:value-type="float" office:value="1.67125732898712" calcext:value-type="float">
            <text:p>1.67125732898712</text:p>
          </table:table-cell>
          <table:table-cell office:value-type="float" office:value="756.427997059316" calcext:value-type="float">
            <text:p>756.427997059316</text:p>
          </table:table-cell>
          <table:table-cell office:value-type="float" office:value="37.4372568384977" calcext:value-type="float">
            <text:p>37.43725683849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96068793535233" calcext:value-type="float">
            <text:p>0.496068793535233</text:p>
          </table:table-cell>
          <table:table-cell office:value-type="float" office:value="0.000365456321742386" calcext:value-type="float">
            <text:p>0.000365456321742</text:p>
          </table:table-cell>
          <table:table-cell office:value-type="float" office:value="-0.0000494286417961121" calcext:value-type="float">
            <text:p>-4.94286417961121E-05</text:p>
          </table:table-cell>
          <table:table-cell office:value-type="float" office:value="98.2064437866211" calcext:value-type="float">
            <text:p>98.2064437866211</text:p>
          </table:table-cell>
          <table:table-cell office:value-type="float" office:value="0.721252489089966" calcext:value-type="float">
            <text:p>0.721252489089966</text:p>
          </table:table-cell>
          <table:table-cell office:value-type="float" office:value="2445.69768594088" calcext:value-type="float">
            <text:p>2445.69768594088</text:p>
          </table:table-cell>
          <table:table-cell office:value-type="float" office:value="33.5856360179196" calcext:value-type="float">
            <text:p>33.5856360179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53419935703278" calcext:value-type="float">
            <text:p>0.553419935703278</text:p>
          </table:table-cell>
          <table:table-cell office:value-type="float" office:value="0.000925283640390262" calcext:value-type="float">
            <text:p>0.00092528364039</text:p>
          </table:table-cell>
          <table:table-cell office:value-type="float" office:value="-0.00884360717609525" calcext:value-type="float">
            <text:p>-0.008843607176095</text:p>
          </table:table-cell>
          <table:table-cell office:value-type="float" office:value="739.073004150391" calcext:value-type="float">
            <text:p>739.073004150391</text:p>
          </table:table-cell>
          <table:table-cell office:value-type="float" office:value="3.94573340415955" calcext:value-type="float">
            <text:p>3.94573340415955</text:p>
          </table:table-cell>
          <table:table-cell office:value-type="float" office:value="2102.6009764805" calcext:value-type="float">
            <text:p>2102.6009764805</text:p>
          </table:table-cell>
          <table:table-cell office:value-type="float" office:value="29.7656929864083" calcext:value-type="float">
            <text:p>29.76569298640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85601162910461" calcext:value-type="float">
            <text:p>0.485601162910461</text:p>
          </table:table-cell>
          <table:table-cell office:value-type="float" office:value="0.0000247992610638903" calcext:value-type="float">
            <text:p>2.47992610638903E-05</text:p>
          </table:table-cell>
          <table:table-cell office:value-type="float" office:value="0.0000180177856236696" calcext:value-type="float">
            <text:p>1.80177856236696E-05</text:p>
          </table:table-cell>
          <table:table-cell office:value-type="float" office:value="23.9688879013062" calcext:value-type="float">
            <text:p>23.9688879013062</text:p>
          </table:table-cell>
          <table:table-cell office:value-type="float" office:value="0.344873481988907" calcext:value-type="float">
            <text:p>0.344873481988907</text:p>
          </table:table-cell>
          <table:table-cell office:value-type="float" office:value="1680.10477983608" calcext:value-type="float">
            <text:p>1680.10477983608</text:p>
          </table:table-cell>
          <table:table-cell office:value-type="float" office:value="32.3669074170641" calcext:value-type="float">
            <text:p>32.36690741706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07148468494415" calcext:value-type="float">
            <text:p>0.407148468494415</text:p>
          </table:table-cell>
          <table:table-cell office:value-type="float" office:value="0.00141202641534619" calcext:value-type="float">
            <text:p>0.001412026415346</text:p>
          </table:table-cell>
          <table:table-cell office:value-type="float" office:value="-0.000199778750538826" calcext:value-type="float">
            <text:p>-0.000199778750539</text:p>
          </table:table-cell>
          <table:table-cell office:value-type="float" office:value="278.319686889648" calcext:value-type="float">
            <text:p>278.319686889648</text:p>
          </table:table-cell>
          <table:table-cell office:value-type="float" office:value="1.57786254882813" calcext:value-type="float">
            <text:p>1.57786254882813</text:p>
          </table:table-cell>
          <table:table-cell office:value-type="float" office:value="1961.34759893362" calcext:value-type="float">
            <text:p>1961.34759893362</text:p>
          </table:table-cell>
          <table:table-cell office:value-type="float" office:value="41.7281596661313" calcext:value-type="float">
            <text:p>41.72815966613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31030929088592" calcext:value-type="float">
            <text:p>0.631030929088592</text:p>
          </table:table-cell>
          <table:table-cell office:value-type="float" office:value="0.0012284230440855" calcext:value-type="float">
            <text:p>0.001228423044086</text:p>
          </table:table-cell>
          <table:table-cell office:value-type="float" office:value="-0.000344078987836838" calcext:value-type="float">
            <text:p>-0.000344078987837</text:p>
          </table:table-cell>
          <table:table-cell office:value-type="float" office:value="326.311209106445" calcext:value-type="float">
            <text:p>326.311209106445</text:p>
          </table:table-cell>
          <table:table-cell office:value-type="float" office:value="1.92945563793182" calcext:value-type="float">
            <text:p>1.92945563793182</text:p>
          </table:table-cell>
          <table:table-cell office:value-type="float" office:value="2037.52065288965" calcext:value-type="float">
            <text:p>2037.52065288965</text:p>
          </table:table-cell>
          <table:table-cell office:value-type="float" office:value="32.421909978846" calcext:value-type="float">
            <text:p>32.4219099788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23105543851852" calcext:value-type="float">
            <text:p>0.523105543851852</text:p>
          </table:table-cell>
          <table:table-cell office:value-type="float" office:value="0.00100484422873706" calcext:value-type="float">
            <text:p>0.001004844228737</text:p>
          </table:table-cell>
          <table:table-cell office:value-type="float" office:value="-0.00482647139579058" calcext:value-type="float">
            <text:p>-0.004826471395791</text:p>
          </table:table-cell>
          <table:table-cell office:value-type="float" office:value="209.479899597168" calcext:value-type="float">
            <text:p>209.479899597168</text:p>
          </table:table-cell>
          <table:table-cell office:value-type="float" office:value="1.286745429039" calcext:value-type="float">
            <text:p>1.286745429039</text:p>
          </table:table-cell>
          <table:table-cell office:value-type="float" office:value="2444.10011587588" calcext:value-type="float">
            <text:p>2444.10011587588</text:p>
          </table:table-cell>
          <table:table-cell office:value-type="float" office:value="35.806011880003" calcext:value-type="float">
            <text:p>35.8060118800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02730256319046" calcext:value-type="float">
            <text:p>0.602730256319046</text:p>
          </table:table-cell>
          <table:table-cell office:value-type="float" office:value="0.000859982951078564" calcext:value-type="float">
            <text:p>0.000859982951079</text:p>
          </table:table-cell>
          <table:table-cell office:value-type="float" office:value="-0.000466224923729897" calcext:value-type="float">
            <text:p>-0.00046622492373</text:p>
          </table:table-cell>
          <table:table-cell office:value-type="float" office:value="1189.71768798828" calcext:value-type="float">
            <text:p>1189.71768798828</text:p>
          </table:table-cell>
          <table:table-cell office:value-type="float" office:value="6.2319637298584" calcext:value-type="float">
            <text:p>6.2319637298584</text:p>
          </table:table-cell>
          <table:table-cell office:value-type="float" office:value="3201.79719935619" calcext:value-type="float">
            <text:p>3201.79719935619</text:p>
          </table:table-cell>
          <table:table-cell office:value-type="float" office:value="38.9059680407168" calcext:value-type="float">
            <text:p>38.90596804071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13214093446732" calcext:value-type="float">
            <text:p>0.513214093446732</text:p>
          </table:table-cell>
          <table:table-cell office:value-type="float" office:value="0.000417048681993037" calcext:value-type="float">
            <text:p>0.000417048681993</text:p>
          </table:table-cell>
          <table:table-cell office:value-type="float" office:value="-0.0000559061765670776" calcext:value-type="float">
            <text:p>-5.59061765670776E-05</text:p>
          </table:table-cell>
          <table:table-cell office:value-type="float" office:value="98.4598129272461" calcext:value-type="float">
            <text:p>98.4598129272461</text:p>
          </table:table-cell>
          <table:table-cell office:value-type="float" office:value="0.731334543228149" calcext:value-type="float">
            <text:p>0.731334543228149</text:p>
          </table:table-cell>
          <table:table-cell office:value-type="float" office:value="1348.4409120134" calcext:value-type="float">
            <text:p>1348.4409120134</text:p>
          </table:table-cell>
          <table:table-cell office:value-type="float" office:value="51.5297649937216" calcext:value-type="float">
            <text:p>51.52976499372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50786525011063" calcext:value-type="float">
            <text:p>0.450786525011063</text:p>
          </table:table-cell>
          <table:table-cell office:value-type="float" office:value="0.000392869408824481" calcext:value-type="float">
            <text:p>0.000392869408824</text:p>
          </table:table-cell>
          <table:table-cell office:value-type="float" office:value="-0.000343461707234383" calcext:value-type="float">
            <text:p>-0.000343461707234</text:p>
          </table:table-cell>
          <table:table-cell office:value-type="float" office:value="187.221174621582" calcext:value-type="float">
            <text:p>187.221174621582</text:p>
          </table:table-cell>
          <table:table-cell office:value-type="float" office:value="1.14370040893555" calcext:value-type="float">
            <text:p>1.14370040893555</text:p>
          </table:table-cell>
          <table:table-cell office:value-type="float" office:value="1724.18610865039" calcext:value-type="float">
            <text:p>1724.18610865039</text:p>
          </table:table-cell>
          <table:table-cell office:value-type="float" office:value="37.8018112108111" calcext:value-type="float">
            <text:p>37.80181121081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52652126550674" calcext:value-type="float">
            <text:p>0.552652126550674</text:p>
          </table:table-cell>
          <table:table-cell office:value-type="float" office:value="0.00106443585827947" calcext:value-type="float">
            <text:p>0.001064435858279</text:p>
          </table:table-cell>
          <table:table-cell office:value-type="float" office:value="-0.00360236465930939" calcext:value-type="float">
            <text:p>-0.003602364659309</text:p>
          </table:table-cell>
          <table:table-cell office:value-type="float" office:value="628.820269775391" calcext:value-type="float">
            <text:p>628.820269775391</text:p>
          </table:table-cell>
          <table:table-cell office:value-type="float" office:value="3.40000627040863" calcext:value-type="float">
            <text:p>3.40000627040863</text:p>
          </table:table-cell>
          <table:table-cell office:value-type="float" office:value="1417.03567920966" calcext:value-type="float">
            <text:p>1417.03567920966</text:p>
          </table:table-cell>
          <table:table-cell office:value-type="float" office:value="37.5767000628401" calcext:value-type="float">
            <text:p>37.57670006284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50201037526131" calcext:value-type="float">
            <text:p>0.450201037526131</text:p>
          </table:table-cell>
          <table:table-cell office:value-type="float" office:value="0.000253139891719911" calcext:value-type="float">
            <text:p>0.00025313989172</text:p>
          </table:table-cell>
          <table:table-cell office:value-type="float" office:value="-0.000267201848328113" calcext:value-type="float">
            <text:p>-0.000267201848328</text:p>
          </table:table-cell>
          <table:table-cell office:value-type="float" office:value="26.2121059417725" calcext:value-type="float">
            <text:p>26.2121059417725</text:p>
          </table:table-cell>
          <table:table-cell office:value-type="float" office:value="0.338557431101799" calcext:value-type="float">
            <text:p>0.338557431101799</text:p>
          </table:table-cell>
          <table:table-cell office:value-type="float" office:value="66.2229020712326" calcext:value-type="float">
            <text:p>66.2229020712326</text:p>
          </table:table-cell>
          <table:table-cell office:value-type="float" office:value="41.8688242716249" calcext:value-type="float">
            <text:p>41.86882427162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78311151266098" calcext:value-type="float">
            <text:p>0.678311151266098</text:p>
          </table:table-cell>
          <table:table-cell office:value-type="float" office:value="0.00058422886650078" calcext:value-type="float">
            <text:p>0.000584228866501</text:p>
          </table:table-cell>
          <table:table-cell office:value-type="float" office:value="-0.0118661224842072" calcext:value-type="float">
            <text:p>-0.011866122484207</text:p>
          </table:table-cell>
          <table:table-cell office:value-type="float" office:value="235.654525756836" calcext:value-type="float">
            <text:p>235.654525756836</text:p>
          </table:table-cell>
          <table:table-cell office:value-type="float" office:value="1.48811075687408" calcext:value-type="float">
            <text:p>1.48811075687408</text:p>
          </table:table-cell>
          <table:table-cell office:value-type="float" office:value="-58.3689541173378" calcext:value-type="float">
            <text:p>-58.3689541173378</text:p>
          </table:table-cell>
          <table:table-cell office:value-type="float" office:value="20.6393237780023" calcext:value-type="float">
            <text:p>20.63932377800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69680768251419" calcext:value-type="float">
            <text:p>0.469680768251419</text:p>
          </table:table-cell>
          <table:table-cell office:value-type="float" office:value="0.000289178351522423" calcext:value-type="float">
            <text:p>0.000289178351522</text:p>
          </table:table-cell>
          <table:table-cell office:value-type="float" office:value="-0.000011160597205162" calcext:value-type="float">
            <text:p>-1.1160597205162E-05</text:p>
          </table:table-cell>
          <table:table-cell office:value-type="float" office:value="353.694248962402" calcext:value-type="float">
            <text:p>353.694248962402</text:p>
          </table:table-cell>
          <table:table-cell office:value-type="float" office:value="1.98566645383835" calcext:value-type="float">
            <text:p>1.98566645383835</text:p>
          </table:table-cell>
          <table:table-cell office:value-type="float" office:value="165.990958843804" calcext:value-type="float">
            <text:p>165.990958843804</text:p>
          </table:table-cell>
          <table:table-cell office:value-type="float" office:value="26.6555983460857" calcext:value-type="float">
            <text:p>26.65559834608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24040842056274" calcext:value-type="float">
            <text:p>0.524040842056274</text:p>
          </table:table-cell>
          <table:table-cell office:value-type="float" office:value="0.000806675507919863" calcext:value-type="float">
            <text:p>0.00080667550792</text:p>
          </table:table-cell>
          <table:table-cell office:value-type="float" office:value="-0.000803990475833416" calcext:value-type="float">
            <text:p>-0.000803990475833</text:p>
          </table:table-cell>
          <table:table-cell office:value-type="float" office:value="412.037750244141" calcext:value-type="float">
            <text:p>412.037750244141</text:p>
          </table:table-cell>
          <table:table-cell office:value-type="float" office:value="2.30378060340881" calcext:value-type="float">
            <text:p>2.30378060340881</text:p>
          </table:table-cell>
          <table:table-cell office:value-type="float" office:value="183.306970330014" calcext:value-type="float">
            <text:p>183.306970330014</text:p>
          </table:table-cell>
          <table:table-cell office:value-type="float" office:value="23.3003948455094" calcext:value-type="float">
            <text:p>23.30039484550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8743839263916" calcext:value-type="float">
            <text:p>0.58743839263916</text:p>
          </table:table-cell>
          <table:table-cell office:value-type="float" office:value="0.000462464746669866" calcext:value-type="float">
            <text:p>0.00046246474667</text:p>
          </table:table-cell>
          <table:table-cell office:value-type="float" office:value="-0.00191477546468377" calcext:value-type="float">
            <text:p>-0.001914775464684</text:p>
          </table:table-cell>
          <table:table-cell office:value-type="float" office:value="166.843508911133" calcext:value-type="float">
            <text:p>166.843508911133</text:p>
          </table:table-cell>
          <table:table-cell office:value-type="float" office:value="1.10802644491196" calcext:value-type="float">
            <text:p>1.10802644491196</text:p>
          </table:table-cell>
          <table:table-cell office:value-type="float" office:value="943.390864834487" calcext:value-type="float">
            <text:p>943.390864834487</text:p>
          </table:table-cell>
          <table:table-cell office:value-type="float" office:value="26.6257369313389" calcext:value-type="float">
            <text:p>26.62573693133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44811129570007" calcext:value-type="float">
            <text:p>0.544811129570007</text:p>
          </table:table-cell>
          <table:table-cell office:value-type="float" office:value="0.000368119846098125" calcext:value-type="float">
            <text:p>0.000368119846098</text:p>
          </table:table-cell>
          <table:table-cell office:value-type="float" office:value="-0.000746645219624042" calcext:value-type="float">
            <text:p>-0.000746645219624</text:p>
          </table:table-cell>
          <table:table-cell office:value-type="float" office:value="209.498442077637" calcext:value-type="float">
            <text:p>209.498442077637</text:p>
          </table:table-cell>
          <table:table-cell office:value-type="float" office:value="1.30114580392838" calcext:value-type="float">
            <text:p>1.30114580392838</text:p>
          </table:table-cell>
          <table:table-cell office:value-type="float" office:value="1309.33872707817" calcext:value-type="float">
            <text:p>1309.33872707817</text:p>
          </table:table-cell>
          <table:table-cell office:value-type="float" office:value="20.7231939296529" calcext:value-type="float">
            <text:p>20.72319392965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97531998157501" calcext:value-type="float">
            <text:p>0.497531998157501</text:p>
          </table:table-cell>
          <table:table-cell office:value-type="float" office:value="0.00177265148377046" calcext:value-type="float">
            <text:p>0.00177265148377</text:p>
          </table:table-cell>
          <table:table-cell office:value-type="float" office:value="-0.0000791444443166256" calcext:value-type="float">
            <text:p>-7.91444443166256E-05</text:p>
          </table:table-cell>
          <table:table-cell office:value-type="float" office:value="341.999456787109" calcext:value-type="float">
            <text:p>341.999456787109</text:p>
          </table:table-cell>
          <table:table-cell office:value-type="float" office:value="1.94137506484985" calcext:value-type="float">
            <text:p>1.94137506484985</text:p>
          </table:table-cell>
          <table:table-cell office:value-type="float" office:value="3516.56675630927" calcext:value-type="float">
            <text:p>3516.56675630927</text:p>
          </table:table-cell>
          <table:table-cell office:value-type="float" office:value="25.2390716987197" calcext:value-type="float">
            <text:p>25.239071698719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44707524776459" calcext:value-type="float">
            <text:p>0.544707524776459</text:p>
          </table:table-cell>
          <table:table-cell office:value-type="float" office:value="0.000608879054198042" calcext:value-type="float">
            <text:p>0.000608879054198</text:p>
          </table:table-cell>
          <table:table-cell office:value-type="float" office:value="-0.000554637052118778" calcext:value-type="float">
            <text:p>-0.000554637052119</text:p>
          </table:table-cell>
          <table:table-cell office:value-type="float" office:value="379.691983032227" calcext:value-type="float">
            <text:p>379.691983032227</text:p>
          </table:table-cell>
          <table:table-cell office:value-type="float" office:value="2.15233764648437" calcext:value-type="float">
            <text:p>2.15233764648437</text:p>
          </table:table-cell>
          <table:table-cell office:value-type="float" office:value="282.791883781197" calcext:value-type="float">
            <text:p>282.791883781197</text:p>
          </table:table-cell>
          <table:table-cell office:value-type="float" office:value="27.4522360443836" calcext:value-type="float">
            <text:p>27.45223604438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93727093935013" calcext:value-type="float">
            <text:p>0.593727093935013</text:p>
          </table:table-cell>
          <table:table-cell office:value-type="float" office:value="0.000800240656826645" calcext:value-type="float">
            <text:p>0.000800240656827</text:p>
          </table:table-cell>
          <table:table-cell office:value-type="float" office:value="-0.000414709746837616" calcext:value-type="float">
            <text:p>-0.000414709746838</text:p>
          </table:table-cell>
          <table:table-cell office:value-type="float" office:value="366.475088500977" calcext:value-type="float">
            <text:p>366.475088500977</text:p>
          </table:table-cell>
          <table:table-cell office:value-type="float" office:value="2.11075866222382" calcext:value-type="float">
            <text:p>2.11075866222382</text:p>
          </table:table-cell>
          <table:table-cell office:value-type="float" office:value="935.713086444643" calcext:value-type="float">
            <text:p>935.713086444643</text:p>
          </table:table-cell>
          <table:table-cell office:value-type="float" office:value="27.0142592783436" calcext:value-type="float">
            <text:p>27.01425927834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02961474657059" calcext:value-type="float">
            <text:p>0.602961474657059</text:p>
          </table:table-cell>
          <table:table-cell office:value-type="float" office:value="0.000563180400058627" calcext:value-type="float">
            <text:p>0.000563180400059</text:p>
          </table:table-cell>
          <table:table-cell office:value-type="float" office:value="-0.0000821144320070744" calcext:value-type="float">
            <text:p>-8.21144320070744E-05</text:p>
          </table:table-cell>
          <table:table-cell office:value-type="float" office:value="409.21794128418" calcext:value-type="float">
            <text:p>409.21794128418</text:p>
          </table:table-cell>
          <table:table-cell office:value-type="float" office:value="2.32901079654694" calcext:value-type="float">
            <text:p>2.32901079654694</text:p>
          </table:table-cell>
          <table:table-cell office:value-type="float" office:value="1868.64426672405" calcext:value-type="float">
            <text:p>1868.64426672405</text:p>
          </table:table-cell>
          <table:table-cell office:value-type="float" office:value="38.6551206480711" calcext:value-type="float">
            <text:p>38.65512064807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86093193292618" calcext:value-type="float">
            <text:p>0.586093193292618</text:p>
          </table:table-cell>
          <table:table-cell office:value-type="float" office:value="0.000798564025899395" calcext:value-type="float">
            <text:p>0.000798564025899</text:p>
          </table:table-cell>
          <table:table-cell office:value-type="float" office:value="-0.0015427740290761" calcext:value-type="float">
            <text:p>-0.001542774029076</text:p>
          </table:table-cell>
          <table:table-cell office:value-type="float" office:value="255.095303344727" calcext:value-type="float">
            <text:p>255.095303344727</text:p>
          </table:table-cell>
          <table:table-cell office:value-type="float" office:value="1.5488503575325" calcext:value-type="float">
            <text:p>1.5488503575325</text:p>
          </table:table-cell>
          <table:table-cell office:value-type="float" office:value="94.7496603779242" calcext:value-type="float">
            <text:p>94.7496603779242</text:p>
          </table:table-cell>
          <table:table-cell office:value-type="float" office:value="31.8113936384208" calcext:value-type="float">
            <text:p>31.81139363842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07005476951599" calcext:value-type="float">
            <text:p>0.607005476951599</text:p>
          </table:table-cell>
          <table:table-cell office:value-type="float" office:value="0.000836616230662912" calcext:value-type="float">
            <text:p>0.000836616230663</text:p>
          </table:table-cell>
          <table:table-cell office:value-type="float" office:value="-0.00249248817563057" calcext:value-type="float">
            <text:p>-0.002492488175631</text:p>
          </table:table-cell>
          <table:table-cell office:value-type="float" office:value="855.571960449219" calcext:value-type="float">
            <text:p>855.571960449219</text:p>
          </table:table-cell>
          <table:table-cell office:value-type="float" office:value="4.56074533462524" calcext:value-type="float">
            <text:p>4.56074533462524</text:p>
          </table:table-cell>
          <table:table-cell office:value-type="float" office:value="2051.25398373736" calcext:value-type="float">
            <text:p>2051.25398373736</text:p>
          </table:table-cell>
          <table:table-cell office:value-type="float" office:value="30.2326984579443" calcext:value-type="float">
            <text:p>30.232698457944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13110136985779" calcext:value-type="float">
            <text:p>0.513110136985779</text:p>
          </table:table-cell>
          <table:table-cell office:value-type="float" office:value="0.000437836785567924" calcext:value-type="float">
            <text:p>0.000437836785568</text:p>
          </table:table-cell>
          <table:table-cell office:value-type="float" office:value="-0.00000709947198629379" calcext:value-type="float">
            <text:p>-7.09947198629379E-06</text:p>
          </table:table-cell>
          <table:table-cell office:value-type="float" office:value="1174.30215454102" calcext:value-type="float">
            <text:p>1174.30215454102</text:p>
          </table:table-cell>
          <table:table-cell office:value-type="float" office:value="6.10978636741638" calcext:value-type="float">
            <text:p>6.10978636741638</text:p>
          </table:table-cell>
          <table:table-cell office:value-type="float" office:value="1203.72808324154" calcext:value-type="float">
            <text:p>1203.72808324154</text:p>
          </table:table-cell>
          <table:table-cell office:value-type="float" office:value="19.5004776312154" calcext:value-type="float">
            <text:p>19.50047763121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87294256687164" calcext:value-type="float">
            <text:p>0.587294256687164</text:p>
          </table:table-cell>
          <table:table-cell office:value-type="float" office:value="0.00065462386701256" calcext:value-type="float">
            <text:p>0.000654623867013</text:p>
          </table:table-cell>
          <table:table-cell office:value-type="float" office:value="-0.0000467287376523018" calcext:value-type="float">
            <text:p>-4.67287376523018E-05</text:p>
          </table:table-cell>
          <table:table-cell office:value-type="float" office:value="149.607949829102" calcext:value-type="float">
            <text:p>149.607949829102</text:p>
          </table:table-cell>
          <table:table-cell office:value-type="float" office:value="1.02338948249817" calcext:value-type="float">
            <text:p>1.02338948249817</text:p>
          </table:table-cell>
          <table:table-cell office:value-type="float" office:value="1388.83264605925" calcext:value-type="float">
            <text:p>1388.83264605925</text:p>
          </table:table-cell>
          <table:table-cell office:value-type="float" office:value="28.0429042500676" calcext:value-type="float">
            <text:p>28.04290425006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53858977556229" calcext:value-type="float">
            <text:p>0.553858977556229</text:p>
          </table:table-cell>
          <table:table-cell office:value-type="float" office:value="0.00106136387912557" calcext:value-type="float">
            <text:p>0.001061363879126</text:p>
          </table:table-cell>
          <table:table-cell office:value-type="float" office:value="-0.000333626475185156" calcext:value-type="float">
            <text:p>-0.000333626475185</text:p>
          </table:table-cell>
          <table:table-cell office:value-type="float" office:value="485.846325683594" calcext:value-type="float">
            <text:p>485.846325683594</text:p>
          </table:table-cell>
          <table:table-cell office:value-type="float" office:value="2.68760435581207" calcext:value-type="float">
            <text:p>2.68760435581207</text:p>
          </table:table-cell>
          <table:table-cell office:value-type="float" office:value="762.797668446495" calcext:value-type="float">
            <text:p>762.797668446495</text:p>
          </table:table-cell>
          <table:table-cell office:value-type="float" office:value="23.9707668893272" calcext:value-type="float">
            <text:p>23.9707668893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36358213424683" calcext:value-type="float">
            <text:p>0.536358213424683</text:p>
          </table:table-cell>
          <table:table-cell office:value-type="float" office:value="0.0000832549500046298" calcext:value-type="float">
            <text:p>8.32549500046298E-05</text:p>
          </table:table-cell>
          <table:table-cell office:value-type="float" office:value="-0.00381187165621668" calcext:value-type="float">
            <text:p>-0.003811871656217</text:p>
          </table:table-cell>
          <table:table-cell office:value-type="float" office:value="67.1547512054443" calcext:value-type="float">
            <text:p>67.1547512054443</text:p>
          </table:table-cell>
          <table:table-cell office:value-type="float" office:value="0.581425398588181" calcext:value-type="float">
            <text:p>0.581425398588181</text:p>
          </table:table-cell>
          <table:table-cell office:value-type="float" office:value="768.604093768102" calcext:value-type="float">
            <text:p>768.604093768102</text:p>
          </table:table-cell>
          <table:table-cell office:value-type="float" office:value="28.4174961508951" calcext:value-type="float">
            <text:p>28.41749615089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9980600476265" calcext:value-type="float">
            <text:p>0.59980600476265</text:p>
          </table:table-cell>
          <table:table-cell office:value-type="float" office:value="0.000395697323256172" calcext:value-type="float">
            <text:p>0.000395697323256</text:p>
          </table:table-cell>
          <table:table-cell office:value-type="float" office:value="-0.000507533736526966" calcext:value-type="float">
            <text:p>-0.000507533736527</text:p>
          </table:table-cell>
          <table:table-cell office:value-type="float" office:value="345.290017700195" calcext:value-type="float">
            <text:p>345.290017700195</text:p>
          </table:table-cell>
          <table:table-cell office:value-type="float" office:value="2.00711060762405" calcext:value-type="float">
            <text:p>2.00711060762405</text:p>
          </table:table-cell>
          <table:table-cell office:value-type="float" office:value="-849.707796106502" calcext:value-type="float">
            <text:p>-849.707796106502</text:p>
          </table:table-cell>
          <table:table-cell office:value-type="float" office:value="23.6391291073291" calcext:value-type="float">
            <text:p>23.6391291073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12646168470383" calcext:value-type="float">
            <text:p>0.512646168470383</text:p>
          </table:table-cell>
          <table:table-cell office:value-type="float" office:value="0.00120156067423522" calcext:value-type="float">
            <text:p>0.001201560674235</text:p>
          </table:table-cell>
          <table:table-cell office:value-type="float" office:value="-0.000139465369284153" calcext:value-type="float">
            <text:p>-0.000139465369284</text:p>
          </table:table-cell>
          <table:table-cell office:value-type="float" office:value="839.760650634766" calcext:value-type="float">
            <text:p>839.760650634766</text:p>
          </table:table-cell>
          <table:table-cell office:value-type="float" office:value="4.4366925239563" calcext:value-type="float">
            <text:p>4.4366925239563</text:p>
          </table:table-cell>
          <table:table-cell office:value-type="float" office:value="510.709404842189" calcext:value-type="float">
            <text:p>510.709404842189</text:p>
          </table:table-cell>
          <table:table-cell office:value-type="float" office:value="30.3711561876116" calcext:value-type="float">
            <text:p>30.37115618761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01406210660934" calcext:value-type="float">
            <text:p>0.701406210660934</text:p>
          </table:table-cell>
          <table:table-cell office:value-type="float" office:value="0.000366344072972424" calcext:value-type="float">
            <text:p>0.000366344072972</text:p>
          </table:table-cell>
          <table:table-cell office:value-type="float" office:value="-0.000574633851647377" calcext:value-type="float">
            <text:p>-0.000574633851647</text:p>
          </table:table-cell>
          <table:table-cell office:value-type="float" office:value="1374.06922607422" calcext:value-type="float">
            <text:p>1374.06922607422</text:p>
          </table:table-cell>
          <table:table-cell office:value-type="float" office:value="7.20158891677856" calcext:value-type="float">
            <text:p>7.20158891677856</text:p>
          </table:table-cell>
          <table:table-cell office:value-type="float" office:value="-324.577832194735" calcext:value-type="float">
            <text:p>-324.577832194735</text:p>
          </table:table-cell>
          <table:table-cell office:value-type="float" office:value="26.4201441911398" calcext:value-type="float">
            <text:p>26.42014419113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7284373044968" calcext:value-type="float">
            <text:p>0.607284373044968</text:p>
          </table:table-cell>
          <table:table-cell office:value-type="float" office:value="0.000791972375009209" calcext:value-type="float">
            <text:p>0.000791972375009</text:p>
          </table:table-cell>
          <table:table-cell office:value-type="float" office:value="-0.00224350783973932" calcext:value-type="float">
            <text:p>-0.002243507839739</text:p>
          </table:table-cell>
          <table:table-cell office:value-type="float" office:value="712.545812988281" calcext:value-type="float">
            <text:p>712.545812988281</text:p>
          </table:table-cell>
          <table:table-cell office:value-type="float" office:value="3.84548602104187" calcext:value-type="float">
            <text:p>3.84548602104187</text:p>
          </table:table-cell>
          <table:table-cell office:value-type="float" office:value="592.771545284702" calcext:value-type="float">
            <text:p>592.771545284702</text:p>
          </table:table-cell>
          <table:table-cell office:value-type="float" office:value="22.8114180132688" calcext:value-type="float">
            <text:p>22.81141801326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55805563926697" calcext:value-type="float">
            <text:p>0.555805563926697</text:p>
          </table:table-cell>
          <table:table-cell office:value-type="float" office:value="0.000368614125181921" calcext:value-type="float">
            <text:p>0.000368614125182</text:p>
          </table:table-cell>
          <table:table-cell office:value-type="float" office:value="-0.00089254267513752" calcext:value-type="float">
            <text:p>-0.000892542675138</text:p>
          </table:table-cell>
          <table:table-cell office:value-type="float" office:value="288.089179992676" calcext:value-type="float">
            <text:p>288.089179992676</text:p>
          </table:table-cell>
          <table:table-cell office:value-type="float" office:value="1.69849895238876" calcext:value-type="float">
            <text:p>1.69849895238876</text:p>
          </table:table-cell>
          <table:table-cell office:value-type="float" office:value="501.073854640457" calcext:value-type="float">
            <text:p>501.073854640457</text:p>
          </table:table-cell>
          <table:table-cell office:value-type="float" office:value="27.4798950272962" calcext:value-type="float">
            <text:p>27.47989502729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6160569190979" calcext:value-type="float">
            <text:p>0.66160569190979</text:p>
          </table:table-cell>
          <table:table-cell office:value-type="float" office:value="0.000656196777708828" calcext:value-type="float">
            <text:p>0.000656196777709</text:p>
          </table:table-cell>
          <table:table-cell office:value-type="float" office:value="-0.000215913541615009" calcext:value-type="float">
            <text:p>-0.000215913541615</text:p>
          </table:table-cell>
          <table:table-cell office:value-type="float" office:value="444.780673217773" calcext:value-type="float">
            <text:p>444.780673217773</text:p>
          </table:table-cell>
          <table:table-cell office:value-type="float" office:value="2.5356251001358" calcext:value-type="float">
            <text:p>2.5356251001358</text:p>
          </table:table-cell>
          <table:table-cell office:value-type="float" office:value="1236.12960510778" calcext:value-type="float">
            <text:p>1236.12960510778</text:p>
          </table:table-cell>
          <table:table-cell office:value-type="float" office:value="26.4744464308722" calcext:value-type="float">
            <text:p>26.47444643087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35336971282959" calcext:value-type="float">
            <text:p>0.535336971282959</text:p>
          </table:table-cell>
          <table:table-cell office:value-type="float" office:value="0.0014706505346112" calcext:value-type="float">
            <text:p>0.001470650534611</text:p>
          </table:table-cell>
          <table:table-cell office:value-type="float" office:value="-0.00116398367099464" calcext:value-type="float">
            <text:p>-0.001163983670995</text:p>
          </table:table-cell>
          <table:table-cell office:value-type="float" office:value="65.3951084136963" calcext:value-type="float">
            <text:p>65.3951084136963</text:p>
          </table:table-cell>
          <table:table-cell office:value-type="float" office:value="0.575013566017151" calcext:value-type="float">
            <text:p>0.575013566017151</text:p>
          </table:table-cell>
          <table:table-cell office:value-type="float" office:value="2507.28610363326" calcext:value-type="float">
            <text:p>2507.28610363326</text:p>
          </table:table-cell>
          <table:table-cell office:value-type="float" office:value="31.1536902819062" calcext:value-type="float">
            <text:p>31.15369028190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24188959598541" calcext:value-type="float">
            <text:p>0.624188959598541</text:p>
          </table:table-cell>
          <table:table-cell office:value-type="float" office:value="0.000343559816246852" calcext:value-type="float">
            <text:p>0.000343559816247</text:p>
          </table:table-cell>
          <table:table-cell office:value-type="float" office:value="-0.0000566016882658005" calcext:value-type="float">
            <text:p>-5.66016882658005E-05</text:p>
          </table:table-cell>
          <table:table-cell office:value-type="float" office:value="82.1333602905274" calcext:value-type="float">
            <text:p>82.1333602905274</text:p>
          </table:table-cell>
          <table:table-cell office:value-type="float" office:value="0.70369456410408" calcext:value-type="float">
            <text:p>0.70369456410408</text:p>
          </table:table-cell>
          <table:table-cell office:value-type="float" office:value="1404.16611922818" calcext:value-type="float">
            <text:p>1404.16611922818</text:p>
          </table:table-cell>
          <table:table-cell office:value-type="float" office:value="32.4755587381834" calcext:value-type="float">
            <text:p>32.475558738183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02393817901611" calcext:value-type="float">
            <text:p>0.602393817901611</text:p>
          </table:table-cell>
          <table:table-cell office:value-type="float" office:value="0.000510521439719014" calcext:value-type="float">
            <text:p>0.000510521439719</text:p>
          </table:table-cell>
          <table:table-cell office:value-type="float" office:value="-0.0013699040748179" calcext:value-type="float">
            <text:p>-0.001369904074818</text:p>
          </table:table-cell>
          <table:table-cell office:value-type="float" office:value="340.856774902344" calcext:value-type="float">
            <text:p>340.856774902344</text:p>
          </table:table-cell>
          <table:table-cell office:value-type="float" office:value="1.98492307662964" calcext:value-type="float">
            <text:p>1.98492307662964</text:p>
          </table:table-cell>
          <table:table-cell office:value-type="float" office:value="2246.04452785556" calcext:value-type="float">
            <text:p>2246.04452785556</text:p>
          </table:table-cell>
          <table:table-cell office:value-type="float" office:value="28.5818603317835" calcext:value-type="float">
            <text:p>28.58186033178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75819331407547" calcext:value-type="float">
            <text:p>0.575819331407547</text:p>
          </table:table-cell>
          <table:table-cell office:value-type="float" office:value="0.000972206826554611" calcext:value-type="float">
            <text:p>0.000972206826555</text:p>
          </table:table-cell>
          <table:table-cell office:value-type="float" office:value="-0.00123771335929632" calcext:value-type="float">
            <text:p>-0.001237713359296</text:p>
          </table:table-cell>
          <table:table-cell office:value-type="float" office:value="159.740922546387" calcext:value-type="float">
            <text:p>159.740922546387</text:p>
          </table:table-cell>
          <table:table-cell office:value-type="float" office:value="1.06636669635773" calcext:value-type="float">
            <text:p>1.06636669635773</text:p>
          </table:table-cell>
          <table:table-cell office:value-type="float" office:value="1741.55065885582" calcext:value-type="float">
            <text:p>1741.55065885582</text:p>
          </table:table-cell>
          <table:table-cell office:value-type="float" office:value="33.7223044637125" calcext:value-type="float">
            <text:p>33.72230446371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16817206144333" calcext:value-type="float">
            <text:p>0.616817206144333</text:p>
          </table:table-cell>
          <table:table-cell office:value-type="float" office:value="0.00112832697341219" calcext:value-type="float">
            <text:p>0.001128326973412</text:p>
          </table:table-cell>
          <table:table-cell office:value-type="float" office:value="-0.0000380605459213257" calcext:value-type="float">
            <text:p>-3.80605459213257E-05</text:p>
          </table:table-cell>
          <table:table-cell office:value-type="float" office:value="254.531991577148" calcext:value-type="float">
            <text:p>254.531991577148</text:p>
          </table:table-cell>
          <table:table-cell office:value-type="float" office:value="1.56247546672821" calcext:value-type="float">
            <text:p>1.56247546672821</text:p>
          </table:table-cell>
          <table:table-cell office:value-type="float" office:value="746.45475565628" calcext:value-type="float">
            <text:p>746.45475565628</text:p>
          </table:table-cell>
          <table:table-cell office:value-type="float" office:value="25.0597458785517" calcext:value-type="float">
            <text:p>25.05974587855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113295197487" calcext:value-type="float">
            <text:p>0.492113295197487</text:p>
          </table:table-cell>
          <table:table-cell office:value-type="float" office:value="0.00168543469626457" calcext:value-type="float">
            <text:p>0.001685434696265</text:p>
          </table:table-cell>
          <table:table-cell office:value-type="float" office:value="-0.000103167630732059" calcext:value-type="float">
            <text:p>-0.000103167630732</text:p>
          </table:table-cell>
          <table:table-cell office:value-type="float" office:value="205.999989318848" calcext:value-type="float">
            <text:p>205.999989318848</text:p>
          </table:table-cell>
          <table:table-cell office:value-type="float" office:value="1.25797595977783" calcext:value-type="float">
            <text:p>1.25797595977783</text:p>
          </table:table-cell>
          <table:table-cell office:value-type="float" office:value="2217.62784941026" calcext:value-type="float">
            <text:p>2217.62784941026</text:p>
          </table:table-cell>
          <table:table-cell office:value-type="float" office:value="26.5138083405676" calcext:value-type="float">
            <text:p>26.513808340567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23410230875015" calcext:value-type="float">
            <text:p>0.523410230875015</text:p>
          </table:table-cell>
          <table:table-cell office:value-type="float" office:value="0.000760795408859849" calcext:value-type="float">
            <text:p>0.00076079540886</text:p>
          </table:table-cell>
          <table:table-cell office:value-type="float" office:value="-0.000356102548539638" calcext:value-type="float">
            <text:p>-0.00035610254854</text:p>
          </table:table-cell>
          <table:table-cell office:value-type="float" office:value="178.33578338623" calcext:value-type="float">
            <text:p>178.33578338623</text:p>
          </table:table-cell>
          <table:table-cell office:value-type="float" office:value="1.13431413173676" calcext:value-type="float">
            <text:p>1.13431413173676</text:p>
          </table:table-cell>
          <table:table-cell office:value-type="float" office:value="345.716205505429" calcext:value-type="float">
            <text:p>345.716205505429</text:p>
          </table:table-cell>
          <table:table-cell office:value-type="float" office:value="22.5240828349255" calcext:value-type="float">
            <text:p>22.52408283492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46701139211655" calcext:value-type="float">
            <text:p>0.746701139211655</text:p>
          </table:table-cell>
          <table:table-cell office:value-type="float" office:value="0.00019057182216784" calcext:value-type="float">
            <text:p>0.000190571822168</text:p>
          </table:table-cell>
          <table:table-cell office:value-type="float" office:value="-0.00424846019595862" calcext:value-type="float">
            <text:p>-0.004248460195959</text:p>
          </table:table-cell>
          <table:table-cell office:value-type="float" office:value="93.2257530212402" calcext:value-type="float">
            <text:p>93.2257530212402</text:p>
          </table:table-cell>
          <table:table-cell office:value-type="float" office:value="0.816404116153717" calcext:value-type="float">
            <text:p>0.816404116153717</text:p>
          </table:table-cell>
          <table:table-cell office:value-type="float" office:value="697.783882373003" calcext:value-type="float">
            <text:p>697.783882373003</text:p>
          </table:table-cell>
          <table:table-cell office:value-type="float" office:value="28.556393698824" calcext:value-type="float">
            <text:p>28.5563936988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41363126039505" calcext:value-type="float">
            <text:p>0.641363126039505</text:p>
          </table:table-cell>
          <table:table-cell office:value-type="float" office:value="0.00133680399740115" calcext:value-type="float">
            <text:p>0.001336803997401</text:p>
          </table:table-cell>
          <table:table-cell office:value-type="float" office:value="-0.000665143132209778" calcext:value-type="float">
            <text:p>-0.00066514313221</text:p>
          </table:table-cell>
          <table:table-cell office:value-type="float" office:value="541.289245605469" calcext:value-type="float">
            <text:p>541.289245605469</text:p>
          </table:table-cell>
          <table:table-cell office:value-type="float" office:value="3.00803289413452" calcext:value-type="float">
            <text:p>3.00803289413452</text:p>
          </table:table-cell>
          <table:table-cell office:value-type="float" office:value="911.158189515279" calcext:value-type="float">
            <text:p>911.158189515279</text:p>
          </table:table-cell>
          <table:table-cell office:value-type="float" office:value="33.0010454056785" calcext:value-type="float">
            <text:p>33.00104540567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43611216545105" calcext:value-type="float">
            <text:p>0.643611216545105</text:p>
          </table:table-cell>
          <table:table-cell office:value-type="float" office:value="0.000461962111876346" calcext:value-type="float">
            <text:p>0.000461962111876</text:p>
          </table:table-cell>
          <table:table-cell office:value-type="float" office:value="-0.000761660560965538" calcext:value-type="float">
            <text:p>-0.000761660560966</text:p>
          </table:table-cell>
          <table:table-cell office:value-type="float" office:value="82.3803703308105" calcext:value-type="float">
            <text:p>82.3803703308105</text:p>
          </table:table-cell>
          <table:table-cell office:value-type="float" office:value="0.714303874969482" calcext:value-type="float">
            <text:p>0.714303874969482</text:p>
          </table:table-cell>
          <table:table-cell office:value-type="float" office:value="54.8584047121515" calcext:value-type="float">
            <text:p>54.8584047121515</text:p>
          </table:table-cell>
          <table:table-cell office:value-type="float" office:value="27.6985996789531" calcext:value-type="float">
            <text:p>27.698599678953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19079983234406" calcext:value-type="float">
            <text:p>0.519079983234406</text:p>
          </table:table-cell>
          <table:table-cell office:value-type="float" office:value="0.00134286257671192" calcext:value-type="float">
            <text:p>0.001342862576712</text:p>
          </table:table-cell>
          <table:table-cell office:value-type="float" office:value="-0.0000260960310697556" calcext:value-type="float">
            <text:p>-2.60960310697556E-05</text:p>
          </table:table-cell>
          <table:table-cell office:value-type="float" office:value="163.92784576416" calcext:value-type="float">
            <text:p>163.92784576416</text:p>
          </table:table-cell>
          <table:table-cell office:value-type="float" office:value="1.06131151914597" calcext:value-type="float">
            <text:p>1.06131151914597</text:p>
          </table:table-cell>
          <table:table-cell office:value-type="float" office:value="1608.2108362548" calcext:value-type="float">
            <text:p>1608.2108362548</text:p>
          </table:table-cell>
          <table:table-cell office:value-type="float" office:value="32.6937555121958" calcext:value-type="float">
            <text:p>32.69375551219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2927593588829" calcext:value-type="float">
            <text:p>0.52927593588829</text:p>
          </table:table-cell>
          <table:table-cell office:value-type="float" office:value="0.000274963316041976" calcext:value-type="float">
            <text:p>0.000274963316042</text:p>
          </table:table-cell>
          <table:table-cell office:value-type="float" office:value="0.00145697761327028" calcext:value-type="float">
            <text:p>0.00145697761327</text:p>
          </table:table-cell>
          <table:table-cell office:value-type="float" office:value="150.524829101563" calcext:value-type="float">
            <text:p>150.524829101563</text:p>
          </table:table-cell>
          <table:table-cell office:value-type="float" office:value="1.00032286643982" calcext:value-type="float">
            <text:p>1.00032286643982</text:p>
          </table:table-cell>
          <table:table-cell office:value-type="float" office:value="1276.40548487906" calcext:value-type="float">
            <text:p>1276.40548487906</text:p>
          </table:table-cell>
          <table:table-cell office:value-type="float" office:value="31.3240687547718" calcext:value-type="float">
            <text:p>31.32406875477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74935394525528" calcext:value-type="float">
            <text:p>0.574935394525528</text:p>
          </table:table-cell>
          <table:table-cell office:value-type="float" office:value="0.000563106135814451" calcext:value-type="float">
            <text:p>0.000563106135814</text:p>
          </table:table-cell>
          <table:table-cell office:value-type="float" office:value="-0.000322858616709709" calcext:value-type="float">
            <text:p>-0.00032285861671</text:p>
          </table:table-cell>
          <table:table-cell office:value-type="float" office:value="157.246856689453" calcext:value-type="float">
            <text:p>157.246856689453</text:p>
          </table:table-cell>
          <table:table-cell office:value-type="float" office:value="1.05518265366554" calcext:value-type="float">
            <text:p>1.05518265366554</text:p>
          </table:table-cell>
          <table:table-cell office:value-type="float" office:value="1307.51505162706" calcext:value-type="float">
            <text:p>1307.51505162706</text:p>
          </table:table-cell>
          <table:table-cell office:value-type="float" office:value="28.0379243385512" calcext:value-type="float">
            <text:p>28.03792433855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80876776576042" calcext:value-type="float">
            <text:p>0.480876776576042</text:p>
          </table:table-cell>
          <table:table-cell office:value-type="float" office:value="0.00103299484471791" calcext:value-type="float">
            <text:p>0.001032994844718</text:p>
          </table:table-cell>
          <table:table-cell office:value-type="float" office:value="-0.000130167044699192" calcext:value-type="float">
            <text:p>-0.000130167044699</text:p>
          </table:table-cell>
          <table:table-cell office:value-type="float" office:value="376.644055175781" calcext:value-type="float">
            <text:p>376.644055175781</text:p>
          </table:table-cell>
          <table:table-cell office:value-type="float" office:value="2.10573229789734" calcext:value-type="float">
            <text:p>2.10573229789734</text:p>
          </table:table-cell>
          <table:table-cell office:value-type="float" office:value="1059.59881191363" calcext:value-type="float">
            <text:p>1059.59881191363</text:p>
          </table:table-cell>
          <table:table-cell office:value-type="float" office:value="25.7399902302306" calcext:value-type="float">
            <text:p>25.73999023023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18245136737824" calcext:value-type="float">
            <text:p>0.418245136737824</text:p>
          </table:table-cell>
          <table:table-cell office:value-type="float" office:value="0.00142481705406681" calcext:value-type="float">
            <text:p>0.001424817054067</text:p>
          </table:table-cell>
          <table:table-cell office:value-type="float" office:value="-0.000856685452163219" calcext:value-type="float">
            <text:p>-0.000856685452163</text:p>
          </table:table-cell>
          <table:table-cell office:value-type="float" office:value="256.355068969727" calcext:value-type="float">
            <text:p>256.355068969727</text:p>
          </table:table-cell>
          <table:table-cell office:value-type="float" office:value="1.47252744436264" calcext:value-type="float">
            <text:p>1.47252744436264</text:p>
          </table:table-cell>
          <table:table-cell office:value-type="float" office:value="1961.65779851435" calcext:value-type="float">
            <text:p>1961.65779851435</text:p>
          </table:table-cell>
          <table:table-cell office:value-type="float" office:value="28.7603458469209" calcext:value-type="float">
            <text:p>28.7603458469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66310381889343" calcext:value-type="float">
            <text:p>0.666310381889343</text:p>
          </table:table-cell>
          <table:table-cell office:value-type="float" office:value="0.00259202702436596" calcext:value-type="float">
            <text:p>0.002592027024366</text:p>
          </table:table-cell>
          <table:table-cell office:value-type="float" office:value="-0.000868630781769753" calcext:value-type="float">
            <text:p>-0.00086863078177</text:p>
          </table:table-cell>
          <table:table-cell office:value-type="float" office:value="536.499597167969" calcext:value-type="float">
            <text:p>536.499597167969</text:p>
          </table:table-cell>
          <table:table-cell office:value-type="float" office:value="2.99754555225372" calcext:value-type="float">
            <text:p>2.99754555225372</text:p>
          </table:table-cell>
          <table:table-cell office:value-type="float" office:value="2337.27169885193" calcext:value-type="float">
            <text:p>2337.27169885193</text:p>
          </table:table-cell>
          <table:table-cell office:value-type="float" office:value="38.1139707508497" calcext:value-type="float">
            <text:p>38.11397075084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48111593723297" calcext:value-type="float">
            <text:p>0.648111593723297</text:p>
          </table:table-cell>
          <table:table-cell office:value-type="float" office:value="0.000520173669792712" calcext:value-type="float">
            <text:p>0.000520173669793</text:p>
          </table:table-cell>
          <table:table-cell office:value-type="float" office:value="-0.000397882238030434" calcext:value-type="float">
            <text:p>-0.00039788223803</text:p>
          </table:table-cell>
          <table:table-cell office:value-type="float" office:value="805.804754638672" calcext:value-type="float">
            <text:p>805.804754638672</text:p>
          </table:table-cell>
          <table:table-cell office:value-type="float" office:value="4.33439979553223" calcext:value-type="float">
            <text:p>4.33439979553223</text:p>
          </table:table-cell>
          <table:table-cell office:value-type="float" office:value="1198.92546653324" calcext:value-type="float">
            <text:p>1198.92546653324</text:p>
          </table:table-cell>
          <table:table-cell office:value-type="float" office:value="20.7630673498265" calcext:value-type="float">
            <text:p>20.76306734982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24353802204132" calcext:value-type="float">
            <text:p>0.524353802204132</text:p>
          </table:table-cell>
          <table:table-cell office:value-type="float" office:value="0.000326424010563642" calcext:value-type="float">
            <text:p>0.000326424010564</text:p>
          </table:table-cell>
          <table:table-cell office:value-type="float" office:value="-0.0000161979347467423" calcext:value-type="float">
            <text:p>-1.61979347467423E-05</text:p>
          </table:table-cell>
          <table:table-cell office:value-type="float" office:value="52.1976589202881" calcext:value-type="float">
            <text:p>52.1976589202881</text:p>
          </table:table-cell>
          <table:table-cell office:value-type="float" office:value="0.504466840624809" calcext:value-type="float">
            <text:p>0.504466840624809</text:p>
          </table:table-cell>
          <table:table-cell office:value-type="float" office:value="2619.00140405803" calcext:value-type="float">
            <text:p>2619.00140405803</text:p>
          </table:table-cell>
          <table:table-cell office:value-type="float" office:value="25.3181503104279" calcext:value-type="float">
            <text:p>25.318150310427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83204752206802" calcext:value-type="float">
            <text:p>0.683204752206802</text:p>
          </table:table-cell>
          <table:table-cell office:value-type="float" office:value="0.000445020984625444" calcext:value-type="float">
            <text:p>0.000445020984625</text:p>
          </table:table-cell>
          <table:table-cell office:value-type="float" office:value="-0.000306941755115986" calcext:value-type="float">
            <text:p>-0.000306941755116</text:p>
          </table:table-cell>
          <table:table-cell office:value-type="float" office:value="359.011450195312" calcext:value-type="float">
            <text:p>359.011450195312</text:p>
          </table:table-cell>
          <table:table-cell office:value-type="float" office:value="2.11763416528702" calcext:value-type="float">
            <text:p>2.11763416528702</text:p>
          </table:table-cell>
          <table:table-cell office:value-type="float" office:value="1364.00263656152" calcext:value-type="float">
            <text:p>1364.00263656152</text:p>
          </table:table-cell>
          <table:table-cell office:value-type="float" office:value="32.5239688156637" calcext:value-type="float">
            <text:p>32.52396881566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64161026477814" calcext:value-type="float">
            <text:p>0.664161026477814</text:p>
          </table:table-cell>
          <table:table-cell office:value-type="float" office:value="0.000795821100473404" calcext:value-type="float">
            <text:p>0.000795821100473</text:p>
          </table:table-cell>
          <table:table-cell office:value-type="float" office:value="-0.000528329610824585" calcext:value-type="float">
            <text:p>-0.000528329610825</text:p>
          </table:table-cell>
          <table:table-cell office:value-type="float" office:value="1114.7185546875" calcext:value-type="float">
            <text:p>1114.7185546875</text:p>
          </table:table-cell>
          <table:table-cell office:value-type="float" office:value="5.88664336204529" calcext:value-type="float">
            <text:p>5.88664336204529</text:p>
          </table:table-cell>
          <table:table-cell office:value-type="float" office:value="2219.46945027002" calcext:value-type="float">
            <text:p>2219.46945027002</text:p>
          </table:table-cell>
          <table:table-cell office:value-type="float" office:value="28.6741518102585" calcext:value-type="float">
            <text:p>28.67415181025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92492425441742" calcext:value-type="float">
            <text:p>0.392492425441742</text:p>
          </table:table-cell>
          <table:table-cell office:value-type="float" office:value="0.000864572875434533" calcext:value-type="float">
            <text:p>0.000864572875435</text:p>
          </table:table-cell>
          <table:table-cell office:value-type="float" office:value="-0.000151911191642284" calcext:value-type="float">
            <text:p>-0.000151911191642</text:p>
          </table:table-cell>
          <table:table-cell office:value-type="float" office:value="444.378698730469" calcext:value-type="float">
            <text:p>444.378698730469</text:p>
          </table:table-cell>
          <table:table-cell office:value-type="float" office:value="2.39962680339813" calcext:value-type="float">
            <text:p>2.39962680339813</text:p>
          </table:table-cell>
          <table:table-cell office:value-type="float" office:value="2115.89665146257" calcext:value-type="float">
            <text:p>2115.89665146257</text:p>
          </table:table-cell>
          <table:table-cell office:value-type="float" office:value="26.8311242170399" calcext:value-type="float">
            <text:p>26.83112421703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88764637708664" calcext:value-type="float">
            <text:p>0.588764637708664</text:p>
          </table:table-cell>
          <table:table-cell office:value-type="float" office:value="0.000269097379350569" calcext:value-type="float">
            <text:p>0.000269097379351</text:p>
          </table:table-cell>
          <table:table-cell office:value-type="float" office:value="-0.00000625047832727432" calcext:value-type="float">
            <text:p>-6.25047832727432E-06</text:p>
          </table:table-cell>
          <table:table-cell office:value-type="float" office:value="325.432656860352" calcext:value-type="float">
            <text:p>325.432656860352</text:p>
          </table:table-cell>
          <table:table-cell office:value-type="float" office:value="1.90305478572845" calcext:value-type="float">
            <text:p>1.90305478572845</text:p>
          </table:table-cell>
          <table:table-cell office:value-type="float" office:value="1922.89805894861" calcext:value-type="float">
            <text:p>1922.89805894861</text:p>
          </table:table-cell>
          <table:table-cell office:value-type="float" office:value="18.8048603867065" calcext:value-type="float">
            <text:p>18.80486038670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51355683803558" calcext:value-type="float">
            <text:p>0.551355683803558</text:p>
          </table:table-cell>
          <table:table-cell office:value-type="float" office:value="0.000836817623348907" calcext:value-type="float">
            <text:p>0.000836817623349</text:p>
          </table:table-cell>
          <table:table-cell office:value-type="float" office:value="-0.00087523078545928" calcext:value-type="float">
            <text:p>-0.000875230785459</text:p>
          </table:table-cell>
          <table:table-cell office:value-type="float" office:value="231.978289794922" calcext:value-type="float">
            <text:p>231.978289794922</text:p>
          </table:table-cell>
          <table:table-cell office:value-type="float" office:value="1.41661691665649" calcext:value-type="float">
            <text:p>1.41661691665649</text:p>
          </table:table-cell>
          <table:table-cell office:value-type="float" office:value="2870.86217151628" calcext:value-type="float">
            <text:p>2870.86217151628</text:p>
          </table:table-cell>
          <table:table-cell office:value-type="float" office:value="26.3424661478144" calcext:value-type="float">
            <text:p>26.34246614781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92905050516128" calcext:value-type="float">
            <text:p>0.592905050516128</text:p>
          </table:table-cell>
          <table:table-cell office:value-type="float" office:value="0.000489251635735854" calcext:value-type="float">
            <text:p>0.000489251635736</text:p>
          </table:table-cell>
          <table:table-cell office:value-type="float" office:value="-0.00332032069563866" calcext:value-type="float">
            <text:p>-0.003320320695639</text:p>
          </table:table-cell>
          <table:table-cell office:value-type="float" office:value="63.9875411987305" calcext:value-type="float">
            <text:p>63.9875411987305</text:p>
          </table:table-cell>
          <table:table-cell office:value-type="float" office:value="0.59503515958786" calcext:value-type="float">
            <text:p>0.59503515958786</text:p>
          </table:table-cell>
          <table:table-cell office:value-type="float" office:value="2750.865425602" calcext:value-type="float">
            <text:p>2750.865425602</text:p>
          </table:table-cell>
          <table:table-cell office:value-type="float" office:value="33.6831700374954" calcext:value-type="float">
            <text:p>33.68317003749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83716109395027" calcext:value-type="float">
            <text:p>0.483716109395027</text:p>
          </table:table-cell>
          <table:table-cell office:value-type="float" office:value="0.00121219648281112" calcext:value-type="float">
            <text:p>0.001212196482811</text:p>
          </table:table-cell>
          <table:table-cell office:value-type="float" office:value="-0.000250584632158279" calcext:value-type="float">
            <text:p>-0.000250584632158</text:p>
          </table:table-cell>
          <table:table-cell office:value-type="float" office:value="143.941198730469" calcext:value-type="float">
            <text:p>143.941198730469</text:p>
          </table:table-cell>
          <table:table-cell office:value-type="float" office:value="0.943706130981445" calcext:value-type="float">
            <text:p>0.943706130981445</text:p>
          </table:table-cell>
          <table:table-cell office:value-type="float" office:value="2580.49194791997" calcext:value-type="float">
            <text:p>2580.49194791997</text:p>
          </table:table-cell>
          <table:table-cell office:value-type="float" office:value="27.7448476701392" calcext:value-type="float">
            <text:p>27.74484767013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3293257951736" calcext:value-type="float">
            <text:p>0.553293257951736</text:p>
          </table:table-cell>
          <table:table-cell office:value-type="float" office:value="0.000241116370307282" calcext:value-type="float">
            <text:p>0.000241116370307</text:p>
          </table:table-cell>
          <table:table-cell office:value-type="float" office:value="-0.000219347234815359" calcext:value-type="float">
            <text:p>-0.000219347234815</text:p>
          </table:table-cell>
          <table:table-cell office:value-type="float" office:value="119.230075836182" calcext:value-type="float">
            <text:p>119.230075836182</text:p>
          </table:table-cell>
          <table:table-cell office:value-type="float" office:value="0.854568713903427" calcext:value-type="float">
            <text:p>0.854568713903427</text:p>
          </table:table-cell>
          <table:table-cell office:value-type="float" office:value="2470.15949726625" calcext:value-type="float">
            <text:p>2470.15949726625</text:p>
          </table:table-cell>
          <table:table-cell office:value-type="float" office:value="17.9258876475272" calcext:value-type="float">
            <text:p>17.92588764752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40792798995972" calcext:value-type="float">
            <text:p>0.640792798995972</text:p>
          </table:table-cell>
          <table:table-cell office:value-type="float" office:value="0.000117131425213302" calcext:value-type="float">
            <text:p>0.000117131425213</text:p>
          </table:table-cell>
          <table:table-cell office:value-type="float" office:value="-0.00082930363714695" calcext:value-type="float">
            <text:p>-0.000829303637147</text:p>
          </table:table-cell>
          <table:table-cell office:value-type="float" office:value="447.528509521484" calcext:value-type="float">
            <text:p>447.528509521484</text:p>
          </table:table-cell>
          <table:table-cell office:value-type="float" office:value="2.53919157981873" calcext:value-type="float">
            <text:p>2.53919157981873</text:p>
          </table:table-cell>
          <table:table-cell office:value-type="float" office:value="2024.13115367031" calcext:value-type="float">
            <text:p>2024.13115367031</text:p>
          </table:table-cell>
          <table:table-cell office:value-type="float" office:value="21.5580611359328" calcext:value-type="float">
            <text:p>21.55806113593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78989747166634" calcext:value-type="float">
            <text:p>0.478989747166634</text:p>
          </table:table-cell>
          <table:table-cell office:value-type="float" office:value="0.00138851329684258" calcext:value-type="float">
            <text:p>0.001388513296843</text:p>
          </table:table-cell>
          <table:table-cell office:value-type="float" office:value="-0.0000368978828191757" calcext:value-type="float">
            <text:p>-3.68978828191757E-05</text:p>
          </table:table-cell>
          <table:table-cell office:value-type="float" office:value="753.127758789062" calcext:value-type="float">
            <text:p>753.127758789062</text:p>
          </table:table-cell>
          <table:table-cell office:value-type="float" office:value="3.98750636577606" calcext:value-type="float">
            <text:p>3.98750636577606</text:p>
          </table:table-cell>
          <table:table-cell office:value-type="float" office:value="905.614171951005" calcext:value-type="float">
            <text:p>905.614171951005</text:p>
          </table:table-cell>
          <table:table-cell office:value-type="float" office:value="19.0963227743778" calcext:value-type="float">
            <text:p>19.09632277437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40840399265289" calcext:value-type="float">
            <text:p>0.540840399265289</text:p>
          </table:table-cell>
          <table:table-cell office:value-type="float" office:value="0.000637492118403315" calcext:value-type="float">
            <text:p>0.000637492118403</text:p>
          </table:table-cell>
          <table:table-cell office:value-type="float" office:value="-0.00238429736346006" calcext:value-type="float">
            <text:p>-0.00238429736346</text:p>
          </table:table-cell>
          <table:table-cell office:value-type="float" office:value="394.22350769043" calcext:value-type="float">
            <text:p>394.22350769043</text:p>
          </table:table-cell>
          <table:table-cell office:value-type="float" office:value="2.22116663455963" calcext:value-type="float">
            <text:p>2.22116663455963</text:p>
          </table:table-cell>
          <table:table-cell office:value-type="float" office:value="1572.10914300818" calcext:value-type="float">
            <text:p>1572.10914300818</text:p>
          </table:table-cell>
          <table:table-cell office:value-type="float" office:value="17.4555604653985" calcext:value-type="float">
            <text:p>17.45556046539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00852626562119" calcext:value-type="float">
            <text:p>0.600852626562119</text:p>
          </table:table-cell>
          <table:table-cell office:value-type="float" office:value="0.0010592935141176" calcext:value-type="float">
            <text:p>0.001059293514118</text:p>
          </table:table-cell>
          <table:table-cell office:value-type="float" office:value="-0.000154888909310102" calcext:value-type="float">
            <text:p>-0.00015488890931</text:p>
          </table:table-cell>
          <table:table-cell office:value-type="float" office:value="375.850314331055" calcext:value-type="float">
            <text:p>375.850314331055</text:p>
          </table:table-cell>
          <table:table-cell office:value-type="float" office:value="2.16184017658234" calcext:value-type="float">
            <text:p>2.16184017658234</text:p>
          </table:table-cell>
          <table:table-cell office:value-type="float" office:value="2560.75280826843" calcext:value-type="float">
            <text:p>2560.75280826843</text:p>
          </table:table-cell>
          <table:table-cell office:value-type="float" office:value="22.0259487928822" calcext:value-type="float">
            <text:p>22.02594879288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37960582971573" calcext:value-type="float">
            <text:p>0.537960582971573</text:p>
          </table:table-cell>
          <table:table-cell office:value-type="float" office:value="0.00013351847010199" calcext:value-type="float">
            <text:p>0.000133518470102</text:p>
          </table:table-cell>
          <table:table-cell office:value-type="float" office:value="-0.0000569537281990051" calcext:value-type="float">
            <text:p>-5.69537281990051E-05</text:p>
          </table:table-cell>
          <table:table-cell office:value-type="float" office:value="16.3392539024353" calcext:value-type="float">
            <text:p>16.3392539024353</text:p>
          </table:table-cell>
          <table:table-cell office:value-type="float" office:value="0.332761260867119" calcext:value-type="float">
            <text:p>0.332761260867119</text:p>
          </table:table-cell>
          <table:table-cell office:value-type="float" office:value="2587.36239749093" calcext:value-type="float">
            <text:p>2587.36239749093</text:p>
          </table:table-cell>
          <table:table-cell office:value-type="float" office:value="31.2890684532467" calcext:value-type="float">
            <text:p>31.28906845324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82840204238892" calcext:value-type="float">
            <text:p>0.582840204238892</text:p>
          </table:table-cell>
          <table:table-cell office:value-type="float" office:value="0.00150233685271814" calcext:value-type="float">
            <text:p>0.001502336852718</text:p>
          </table:table-cell>
          <table:table-cell office:value-type="float" office:value="-0.000305246002972126" calcext:value-type="float">
            <text:p>-0.000305246002972</text:p>
          </table:table-cell>
          <table:table-cell office:value-type="float" office:value="638.160632324219" calcext:value-type="float">
            <text:p>638.160632324219</text:p>
          </table:table-cell>
          <table:table-cell office:value-type="float" office:value="3.4647420167923" calcext:value-type="float">
            <text:p>3.4647420167923</text:p>
          </table:table-cell>
          <table:table-cell office:value-type="float" office:value="2837.98302251636" calcext:value-type="float">
            <text:p>2837.98302251636</text:p>
          </table:table-cell>
          <table:table-cell office:value-type="float" office:value="29.8846612506197" calcext:value-type="float">
            <text:p>29.88466125061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89442282915115" calcext:value-type="float">
            <text:p>0.589442282915115</text:p>
          </table:table-cell>
          <table:table-cell office:value-type="float" office:value="0.00106056970544159" calcext:value-type="float">
            <text:p>0.001060569705442</text:p>
          </table:table-cell>
          <table:table-cell office:value-type="float" office:value="-0.00346706928685307" calcext:value-type="float">
            <text:p>-0.003467069286853</text:p>
          </table:table-cell>
          <table:table-cell office:value-type="float" office:value="619.285699462891" calcext:value-type="float">
            <text:p>619.285699462891</text:p>
          </table:table-cell>
          <table:table-cell office:value-type="float" office:value="3.3703840970993" calcext:value-type="float">
            <text:p>3.3703840970993</text:p>
          </table:table-cell>
          <table:table-cell office:value-type="float" office:value="2194.85120212878" calcext:value-type="float">
            <text:p>2194.85120212878</text:p>
          </table:table-cell>
          <table:table-cell office:value-type="float" office:value="26.6606667269837" calcext:value-type="float">
            <text:p>26.66066672698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94454622268677" calcext:value-type="float">
            <text:p>0.594454622268677</text:p>
          </table:table-cell>
          <table:table-cell office:value-type="float" office:value="0.000483062947751023" calcext:value-type="float">
            <text:p>0.000483062947751</text:p>
          </table:table-cell>
          <table:table-cell office:value-type="float" office:value="0.000296391360461712" calcext:value-type="float">
            <text:p>0.000296391360462</text:p>
          </table:table-cell>
          <table:table-cell office:value-type="float" office:value="473.589312744141" calcext:value-type="float">
            <text:p>473.589312744141</text:p>
          </table:table-cell>
          <table:table-cell office:value-type="float" office:value="2.64784371852875" calcext:value-type="float">
            <text:p>2.64784371852875</text:p>
          </table:table-cell>
          <table:table-cell office:value-type="float" office:value="2665.47519408612" calcext:value-type="float">
            <text:p>2665.47519408612</text:p>
          </table:table-cell>
          <table:table-cell office:value-type="float" office:value="21.8264452501667" calcext:value-type="float">
            <text:p>21.82644525016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107435464859" calcext:value-type="float">
            <text:p>0.57107435464859</text:p>
          </table:table-cell>
          <table:table-cell office:value-type="float" office:value="0.000653129740385339" calcext:value-type="float">
            <text:p>0.000653129740385</text:p>
          </table:table-cell>
          <table:table-cell office:value-type="float" office:value="-0.00284119993448257" calcext:value-type="float">
            <text:p>-0.002841199934483</text:p>
          </table:table-cell>
          <table:table-cell office:value-type="float" office:value="113.390972900391" calcext:value-type="float">
            <text:p>113.390972900391</text:p>
          </table:table-cell>
          <table:table-cell office:value-type="float" office:value="0.832118231058121" calcext:value-type="float">
            <text:p>0.832118231058121</text:p>
          </table:table-cell>
          <table:table-cell office:value-type="float" office:value="2704.25315508461" calcext:value-type="float">
            <text:p>2704.25315508461</text:p>
          </table:table-cell>
          <table:table-cell office:value-type="float" office:value="21.6452791521384" calcext:value-type="float">
            <text:p>21.64527915213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66443037986755" calcext:value-type="float">
            <text:p>0.466443037986755</text:p>
          </table:table-cell>
          <table:table-cell office:value-type="float" office:value="0.000482897952315398" calcext:value-type="float">
            <text:p>0.000482897952315</text:p>
          </table:table-cell>
          <table:table-cell office:value-type="float" office:value="-0.00196350887417793" calcext:value-type="float">
            <text:p>-0.001963508874178</text:p>
          </table:table-cell>
          <table:table-cell office:value-type="float" office:value="66.4394111633301" calcext:value-type="float">
            <text:p>66.4394111633301</text:p>
          </table:table-cell>
          <table:table-cell office:value-type="float" office:value="0.54609489440918" calcext:value-type="float">
            <text:p>0.54609489440918</text:p>
          </table:table-cell>
          <table:table-cell office:value-type="float" office:value="1892.24334461879" calcext:value-type="float">
            <text:p>1892.24334461879</text:p>
          </table:table-cell>
          <table:table-cell office:value-type="float" office:value="20.8802979902771" calcext:value-type="float">
            <text:p>20.88029799027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95245951414108" calcext:value-type="float">
            <text:p>0.495245951414108</text:p>
          </table:table-cell>
          <table:table-cell office:value-type="float" office:value="0.00127134236972779" calcext:value-type="float">
            <text:p>0.001271342369728</text:p>
          </table:table-cell>
          <table:table-cell office:value-type="float" office:value="-0.00182845368981361" calcext:value-type="float">
            <text:p>-0.001828453689814</text:p>
          </table:table-cell>
          <table:table-cell office:value-type="float" office:value="93.2734764099121" calcext:value-type="float">
            <text:p>93.2734764099121</text:p>
          </table:table-cell>
          <table:table-cell office:value-type="float" office:value="0.695118951797485" calcext:value-type="float">
            <text:p>0.695118951797485</text:p>
          </table:table-cell>
          <table:table-cell office:value-type="float" office:value="1794.60207674005" calcext:value-type="float">
            <text:p>1794.60207674005</text:p>
          </table:table-cell>
          <table:table-cell office:value-type="float" office:value="21.1635167543369" calcext:value-type="float">
            <text:p>21.163516754336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29423314332962" calcext:value-type="float">
            <text:p>0.629423314332962</text:p>
          </table:table-cell>
          <table:table-cell office:value-type="float" office:value="0.000185807862726506" calcext:value-type="float">
            <text:p>0.000185807862727</text:p>
          </table:table-cell>
          <table:table-cell office:value-type="float" office:value="-0.020535946637392" calcext:value-type="float">
            <text:p>-0.020535946637392</text:p>
          </table:table-cell>
          <table:table-cell office:value-type="float" office:value="182.437803649902" calcext:value-type="float">
            <text:p>182.437803649902</text:p>
          </table:table-cell>
          <table:table-cell office:value-type="float" office:value="1.18854578733444" calcext:value-type="float">
            <text:p>1.18854578733444</text:p>
          </table:table-cell>
          <table:table-cell office:value-type="float" office:value="3085.46969394234" calcext:value-type="float">
            <text:p>3085.46969394234</text:p>
          </table:table-cell>
          <table:table-cell office:value-type="float" office:value="23.5116589442244" calcext:value-type="float">
            <text:p>23.511658944224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69125163555145" calcext:value-type="float">
            <text:p>0.569125163555145</text:p>
          </table:table-cell>
          <table:table-cell office:value-type="float" office:value="0.000388189326622523" calcext:value-type="float">
            <text:p>0.000388189326623</text:p>
          </table:table-cell>
          <table:table-cell office:value-type="float" office:value="-0.000231368467211723" calcext:value-type="float">
            <text:p>-0.000231368467212</text:p>
          </table:table-cell>
          <table:table-cell office:value-type="float" office:value="124.347819519043" calcext:value-type="float">
            <text:p>124.347819519043</text:p>
          </table:table-cell>
          <table:table-cell office:value-type="float" office:value="0.888455408811569" calcext:value-type="float">
            <text:p>0.888455408811569</text:p>
          </table:table-cell>
          <table:table-cell office:value-type="float" office:value="2001.75459883637" calcext:value-type="float">
            <text:p>2001.75459883637</text:p>
          </table:table-cell>
          <table:table-cell office:value-type="float" office:value="24.4794500602642" calcext:value-type="float">
            <text:p>24.47945006026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50763523578644" calcext:value-type="float">
            <text:p>0.550763523578644</text:p>
          </table:table-cell>
          <table:table-cell office:value-type="float" office:value="0.000926052581053227" calcext:value-type="float">
            <text:p>0.000926052581053</text:p>
          </table:table-cell>
          <table:table-cell office:value-type="float" office:value="-0.00000528879463672638" calcext:value-type="float">
            <text:p>-5.28879463672638E-06</text:p>
          </table:table-cell>
          <table:table-cell office:value-type="float" office:value="83.4995803833008" calcext:value-type="float">
            <text:p>83.4995803833008</text:p>
          </table:table-cell>
          <table:table-cell office:value-type="float" office:value="0.675391173362732" calcext:value-type="float">
            <text:p>0.675391173362732</text:p>
          </table:table-cell>
          <table:table-cell office:value-type="float" office:value="2058.08514891521" calcext:value-type="float">
            <text:p>2058.08514891521</text:p>
          </table:table-cell>
          <table:table-cell office:value-type="float" office:value="24.8835236269049" calcext:value-type="float">
            <text:p>24.88352362690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81918382644653" calcext:value-type="float">
            <text:p>0.481918382644653</text:p>
          </table:table-cell>
          <table:table-cell office:value-type="float" office:value="0.000998279312625527" calcext:value-type="float">
            <text:p>0.000998279312626</text:p>
          </table:table-cell>
          <table:table-cell office:value-type="float" office:value="-0.000081716338172555" calcext:value-type="float">
            <text:p>-8.1716338172555E-05</text:p>
          </table:table-cell>
          <table:table-cell office:value-type="float" office:value="172.572099304199" calcext:value-type="float">
            <text:p>172.572099304199</text:p>
          </table:table-cell>
          <table:table-cell office:value-type="float" office:value="1.08624737262726" calcext:value-type="float">
            <text:p>1.08624737262726</text:p>
          </table:table-cell>
          <table:table-cell office:value-type="float" office:value="1841.56846163212" calcext:value-type="float">
            <text:p>1841.56846163212</text:p>
          </table:table-cell>
          <table:table-cell office:value-type="float" office:value="29.0048822900163" calcext:value-type="float">
            <text:p>29.004882290016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23352581262589" calcext:value-type="float">
            <text:p>0.623352581262589</text:p>
          </table:table-cell>
          <table:table-cell office:value-type="float" office:value="0.000561082019703463" calcext:value-type="float">
            <text:p>0.000561082019703</text:p>
          </table:table-cell>
          <table:table-cell office:value-type="float" office:value="-0.000359689444303512" calcext:value-type="float">
            <text:p>-0.000359689444304</text:p>
          </table:table-cell>
          <table:table-cell office:value-type="float" office:value="187.432861328125" calcext:value-type="float">
            <text:p>187.432861328125</text:p>
          </table:table-cell>
          <table:table-cell office:value-type="float" office:value="1.23081912994385" calcext:value-type="float">
            <text:p>1.23081912994385</text:p>
          </table:table-cell>
          <table:table-cell office:value-type="float" office:value="2518.76247965138" calcext:value-type="float">
            <text:p>2518.76247965138</text:p>
          </table:table-cell>
          <table:table-cell office:value-type="float" office:value="25.3549197079614" calcext:value-type="float">
            <text:p>25.35491970796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2846516370773" calcext:value-type="float">
            <text:p>0.532846516370773</text:p>
          </table:table-cell>
          <table:table-cell office:value-type="float" office:value="0.000476709977374412" calcext:value-type="float">
            <text:p>0.000476709977374</text:p>
          </table:table-cell>
          <table:table-cell office:value-type="float" office:value="-0.0000110741704702377" calcext:value-type="float">
            <text:p>-1.10741704702377E-05</text:p>
          </table:table-cell>
          <table:table-cell office:value-type="float" office:value="172.419775390625" calcext:value-type="float">
            <text:p>172.419775390625</text:p>
          </table:table-cell>
          <table:table-cell office:value-type="float" office:value="1.11097609996796" calcext:value-type="float">
            <text:p>1.11097609996796</text:p>
          </table:table-cell>
          <table:table-cell office:value-type="float" office:value="2974.78272868162" calcext:value-type="float">
            <text:p>2974.78272868162</text:p>
          </table:table-cell>
          <table:table-cell office:value-type="float" office:value="23.4620760224643" calcext:value-type="float">
            <text:p>23.46207602246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53528428077698" calcext:value-type="float">
            <text:p>0.453528428077698</text:p>
          </table:table-cell>
          <table:table-cell office:value-type="float" office:value="0.000744260643841699" calcext:value-type="float">
            <text:p>0.000744260643842</text:p>
          </table:table-cell>
          <table:table-cell office:value-type="float" office:value="-0.000271127372980118" calcext:value-type="float">
            <text:p>-0.00027112737298</text:p>
          </table:table-cell>
          <table:table-cell office:value-type="float" office:value="241.31763458252" calcext:value-type="float">
            <text:p>241.31763458252</text:p>
          </table:table-cell>
          <table:table-cell office:value-type="float" office:value="1.41589509248734" calcext:value-type="float">
            <text:p>1.41589509248734</text:p>
          </table:table-cell>
          <table:table-cell office:value-type="float" office:value="1893.7739738544" calcext:value-type="float">
            <text:p>1893.7739738544</text:p>
          </table:table-cell>
          <table:table-cell office:value-type="float" office:value="32.5099141067592" calcext:value-type="float">
            <text:p>32.509914106759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722923278809" calcext:value-type="float">
            <text:p>0.610722923278809</text:p>
          </table:table-cell>
          <table:table-cell office:value-type="float" office:value="0.000690155103802681" calcext:value-type="float">
            <text:p>0.000690155103803</text:p>
          </table:table-cell>
          <table:table-cell office:value-type="float" office:value="-0.0100626458413899" calcext:value-type="float">
            <text:p>-0.01006264584139</text:p>
          </table:table-cell>
          <table:table-cell office:value-type="float" office:value="395.877227783203" calcext:value-type="float">
            <text:p>395.877227783203</text:p>
          </table:table-cell>
          <table:table-cell office:value-type="float" office:value="2.25755634307861" calcext:value-type="float">
            <text:p>2.25755634307861</text:p>
          </table:table-cell>
          <table:table-cell office:value-type="float" office:value="2108.25623999577" calcext:value-type="float">
            <text:p>2108.25623999577</text:p>
          </table:table-cell>
          <table:table-cell office:value-type="float" office:value="26.5541702320566" calcext:value-type="float">
            <text:p>26.55417023205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9596956372261" calcext:value-type="float">
            <text:p>0.59596956372261</text:p>
          </table:table-cell>
          <table:table-cell office:value-type="float" office:value="0.000414527129032649" calcext:value-type="float">
            <text:p>0.000414527129033</text:p>
          </table:table-cell>
          <table:table-cell office:value-type="float" office:value="-0.00108948647975922" calcext:value-type="float">
            <text:p>-0.001089486479759</text:p>
          </table:table-cell>
          <table:table-cell office:value-type="float" office:value="208.149174499512" calcext:value-type="float">
            <text:p>208.149174499512</text:p>
          </table:table-cell>
          <table:table-cell office:value-type="float" office:value="1.32043359279633" calcext:value-type="float">
            <text:p>1.32043359279633</text:p>
          </table:table-cell>
          <table:table-cell office:value-type="float" office:value="2427.05080896472" calcext:value-type="float">
            <text:p>2427.05080896472</text:p>
          </table:table-cell>
          <table:table-cell office:value-type="float" office:value="24.3500046544476" calcext:value-type="float">
            <text:p>24.35000465444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48917603492737" calcext:value-type="float">
            <text:p>0.548917603492737</text:p>
          </table:table-cell>
          <table:table-cell office:value-type="float" office:value="0.000674407026963308" calcext:value-type="float">
            <text:p>0.000674407026963</text:p>
          </table:table-cell>
          <table:table-cell office:value-type="float" office:value="0.000318903755396604" calcext:value-type="float">
            <text:p>0.000318903755397</text:p>
          </table:table-cell>
          <table:table-cell office:value-type="float" office:value="86.6573883056641" calcext:value-type="float">
            <text:p>86.6573883056641</text:p>
          </table:table-cell>
          <table:table-cell office:value-type="float" office:value="0.690730321407318" calcext:value-type="float">
            <text:p>0.690730321407318</text:p>
          </table:table-cell>
          <table:table-cell office:value-type="float" office:value="1088.86896986597" calcext:value-type="float">
            <text:p>1088.86896986597</text:p>
          </table:table-cell>
          <table:table-cell office:value-type="float" office:value="36.6168408890255" calcext:value-type="float">
            <text:p>36.61684088902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05214124917984" calcext:value-type="float">
            <text:p>0.405214124917984</text:p>
          </table:table-cell>
          <table:table-cell office:value-type="float" office:value="0.00003598798175517" calcext:value-type="float">
            <text:p>3.598798175517E-05</text:p>
          </table:table-cell>
          <table:table-cell office:value-type="float" office:value="-0.000385399907827377" calcext:value-type="float">
            <text:p>-0.000385399907827</text:p>
          </table:table-cell>
          <table:table-cell office:value-type="float" office:value="119.021389389038" calcext:value-type="float">
            <text:p>119.021389389038</text:p>
          </table:table-cell>
          <table:table-cell office:value-type="float" office:value="0.779601925611496" calcext:value-type="float">
            <text:p>0.779601925611496</text:p>
          </table:table-cell>
          <table:table-cell office:value-type="float" office:value="497.409518966091" calcext:value-type="float">
            <text:p>497.409518966091</text:p>
          </table:table-cell>
          <table:table-cell office:value-type="float" office:value="24.7567241218567" calcext:value-type="float">
            <text:p>24.75672412185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30031186342239" calcext:value-type="float">
            <text:p>0.530031186342239</text:p>
          </table:table-cell>
          <table:table-cell office:value-type="float" office:value="0.00085464438307099" calcext:value-type="float">
            <text:p>0.000854644383071</text:p>
          </table:table-cell>
          <table:table-cell office:value-type="float" office:value="-0.000272048218175769" calcext:value-type="float">
            <text:p>-0.000272048218176</text:p>
          </table:table-cell>
          <table:table-cell office:value-type="float" office:value="183.590151977539" calcext:value-type="float">
            <text:p>183.590151977539</text:p>
          </table:table-cell>
          <table:table-cell office:value-type="float" office:value="1.16505087614059" calcext:value-type="float">
            <text:p>1.16505087614059</text:p>
          </table:table-cell>
          <table:table-cell office:value-type="float" office:value="1483.62361225046" calcext:value-type="float">
            <text:p>1483.62361225046</text:p>
          </table:table-cell>
          <table:table-cell office:value-type="float" office:value="23.7910976405139" calcext:value-type="float">
            <text:p>23.79109764051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59597784280777" calcext:value-type="float">
            <text:p>0.659597784280777</text:p>
          </table:table-cell>
          <table:table-cell office:value-type="float" office:value="0.00215490914415568" calcext:value-type="float">
            <text:p>0.002154909144156</text:p>
          </table:table-cell>
          <table:table-cell office:value-type="float" office:value="-0.00780536122620106" calcext:value-type="float">
            <text:p>-0.007805361226201</text:p>
          </table:table-cell>
          <table:table-cell office:value-type="float" office:value="486.158160400391" calcext:value-type="float">
            <text:p>486.158160400391</text:p>
          </table:table-cell>
          <table:table-cell office:value-type="float" office:value="2.73610525131226" calcext:value-type="float">
            <text:p>2.73610525131226</text:p>
          </table:table-cell>
          <table:table-cell office:value-type="float" office:value="618.155639805497" calcext:value-type="float">
            <text:p>618.155639805497</text:p>
          </table:table-cell>
          <table:table-cell office:value-type="float" office:value="28.5660158448212" calcext:value-type="float">
            <text:p>28.56601584482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45299407839775" calcext:value-type="float">
            <text:p>0.445299407839775</text:p>
          </table:table-cell>
          <table:table-cell office:value-type="float" office:value="0.000616458844160661" calcext:value-type="float">
            <text:p>0.000616458844161</text:p>
          </table:table-cell>
          <table:table-cell office:value-type="float" office:value="-0.000127975642681122" calcext:value-type="float">
            <text:p>-0.000127975642681</text:p>
          </table:table-cell>
          <table:table-cell office:value-type="float" office:value="482.950845336914" calcext:value-type="float">
            <text:p>482.950845336914</text:p>
          </table:table-cell>
          <table:table-cell office:value-type="float" office:value="2.61984040737152" calcext:value-type="float">
            <text:p>2.61984040737152</text:p>
          </table:table-cell>
          <table:table-cell office:value-type="float" office:value="1188.72631306578" calcext:value-type="float">
            <text:p>1188.72631306578</text:p>
          </table:table-cell>
          <table:table-cell office:value-type="float" office:value="20.456447949505" calcext:value-type="float">
            <text:p>20.45644794950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7963194847107" calcext:value-type="float">
            <text:p>0.417963194847107</text:p>
          </table:table-cell>
          <table:table-cell office:value-type="float" office:value="0.000442223745631054" calcext:value-type="float">
            <text:p>0.000442223745631</text:p>
          </table:table-cell>
          <table:table-cell office:value-type="float" office:value="-0.000223695859313011" calcext:value-type="float">
            <text:p>-0.000223695859313</text:p>
          </table:table-cell>
          <table:table-cell office:value-type="float" office:value="149.910026550293" calcext:value-type="float">
            <text:p>149.910026550293</text:p>
          </table:table-cell>
          <table:table-cell office:value-type="float" office:value="0.940707141160965" calcext:value-type="float">
            <text:p>0.940707141160965</text:p>
          </table:table-cell>
          <table:table-cell office:value-type="float" office:value="675.139739159047" calcext:value-type="float">
            <text:p>675.139739159047</text:p>
          </table:table-cell>
          <table:table-cell office:value-type="float" office:value="31.1165122934151" calcext:value-type="float">
            <text:p>31.11651229341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91741394996643" calcext:value-type="float">
            <text:p>0.591741394996643</text:p>
          </table:table-cell>
          <table:table-cell office:value-type="float" office:value="0.000335241638822481" calcext:value-type="float">
            <text:p>0.000335241638822</text:p>
          </table:table-cell>
          <table:table-cell office:value-type="float" office:value="-0.0000209854450076818" calcext:value-type="float">
            <text:p>-2.09854450076818E-05</text:p>
          </table:table-cell>
          <table:table-cell office:value-type="float" office:value="76.0041427612305" calcext:value-type="float">
            <text:p>76.0041427612305</text:p>
          </table:table-cell>
          <table:table-cell office:value-type="float" office:value="0.658400845527649" calcext:value-type="float">
            <text:p>0.658400845527649</text:p>
          </table:table-cell>
          <table:table-cell office:value-type="float" office:value="1671.96660236325" calcext:value-type="float">
            <text:p>1671.96660236325</text:p>
          </table:table-cell>
          <table:table-cell office:value-type="float" office:value="23.7193781882058" calcext:value-type="float">
            <text:p>23.71937818820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52056312561035" calcext:value-type="float">
            <text:p>0.652056312561035</text:p>
          </table:table-cell>
          <table:table-cell office:value-type="float" office:value="0.000738318782532588" calcext:value-type="float">
            <text:p>0.000738318782533</text:p>
          </table:table-cell>
          <table:table-cell office:value-type="float" office:value="-0.000259539671242237" calcext:value-type="float">
            <text:p>-0.000259539671242</text:p>
          </table:table-cell>
          <table:table-cell office:value-type="float" office:value="832.092645263672" calcext:value-type="float">
            <text:p>832.092645263672</text:p>
          </table:table-cell>
          <table:table-cell office:value-type="float" office:value="4.4690450668335" calcext:value-type="float">
            <text:p>4.4690450668335</text:p>
          </table:table-cell>
          <table:table-cell office:value-type="float" office:value="527.845276713064" calcext:value-type="float">
            <text:p>527.845276713064</text:p>
          </table:table-cell>
          <table:table-cell office:value-type="float" office:value="22.8935403853888" calcext:value-type="float">
            <text:p>22.893540385388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36116057634354" calcext:value-type="float">
            <text:p>0.636116057634354</text:p>
          </table:table-cell>
          <table:table-cell office:value-type="float" office:value="0.000350178059306927" calcext:value-type="float">
            <text:p>0.000350178059307</text:p>
          </table:table-cell>
          <table:table-cell office:value-type="float" office:value="-0.00223991591483355" calcext:value-type="float">
            <text:p>-0.002239915914834</text:p>
          </table:table-cell>
          <table:table-cell office:value-type="float" office:value="39.2546581268311" calcext:value-type="float">
            <text:p>39.2546581268311</text:p>
          </table:table-cell>
          <table:table-cell office:value-type="float" office:value="0.494783568382263" calcext:value-type="float">
            <text:p>0.494783568382263</text:p>
          </table:table-cell>
          <table:table-cell office:value-type="float" office:value="752.00889846565" calcext:value-type="float">
            <text:p>752.00889846565</text:p>
          </table:table-cell>
          <table:table-cell office:value-type="float" office:value="21.6036993144488" calcext:value-type="float">
            <text:p>21.60369931444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80655646324158" calcext:value-type="float">
            <text:p>0.580655646324158</text:p>
          </table:table-cell>
          <table:table-cell office:value-type="float" office:value="0.000648050050949678" calcext:value-type="float">
            <text:p>0.00064805005095</text:p>
          </table:table-cell>
          <table:table-cell office:value-type="float" office:value="-0.000284076202660799" calcext:value-type="float">
            <text:p>-0.000284076202661</text:p>
          </table:table-cell>
          <table:table-cell office:value-type="float" office:value="205.853176879883" calcext:value-type="float">
            <text:p>205.853176879883</text:p>
          </table:table-cell>
          <table:table-cell office:value-type="float" office:value="1.30210676193237" calcext:value-type="float">
            <text:p>1.30210676193237</text:p>
          </table:table-cell>
          <table:table-cell office:value-type="float" office:value="1328.03063144779" calcext:value-type="float">
            <text:p>1328.03063144779</text:p>
          </table:table-cell>
          <table:table-cell office:value-type="float" office:value="21.7974005964817" calcext:value-type="float">
            <text:p>21.79740059648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40948411822319" calcext:value-type="float">
            <text:p>0.440948411822319</text:p>
          </table:table-cell>
          <table:table-cell office:value-type="float" office:value="0.000896561768604443" calcext:value-type="float">
            <text:p>0.000896561768604</text:p>
          </table:table-cell>
          <table:table-cell office:value-type="float" office:value="-0.000558149069547653" calcext:value-type="float">
            <text:p>-0.000558149069548</text:p>
          </table:table-cell>
          <table:table-cell office:value-type="float" office:value="98.182194519043" calcext:value-type="float">
            <text:p>98.182194519043</text:p>
          </table:table-cell>
          <table:table-cell office:value-type="float" office:value="0.693795758485794" calcext:value-type="float">
            <text:p>0.693795758485794</text:p>
          </table:table-cell>
          <table:table-cell office:value-type="float" office:value="1244.153937132" calcext:value-type="float">
            <text:p>1244.153937132</text:p>
          </table:table-cell>
          <table:table-cell office:value-type="float" office:value="30.1625904576621" calcext:value-type="float">
            <text:p>30.16259045766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92604428529739" calcext:value-type="float">
            <text:p>0.492604428529739</text:p>
          </table:table-cell>
          <table:table-cell office:value-type="float" office:value="0.000431768945418298" calcext:value-type="float">
            <text:p>0.000431768945418</text:p>
          </table:table-cell>
          <table:table-cell office:value-type="float" office:value="-0.00393939055502415" calcext:value-type="float">
            <text:p>-0.003939390555024</text:p>
          </table:table-cell>
          <table:table-cell office:value-type="float" office:value="188.387078857422" calcext:value-type="float">
            <text:p>188.387078857422</text:p>
          </table:table-cell>
          <table:table-cell office:value-type="float" office:value="1.16686786413193" calcext:value-type="float">
            <text:p>1.16686786413193</text:p>
          </table:table-cell>
          <table:table-cell office:value-type="float" office:value="1876.18846298554" calcext:value-type="float">
            <text:p>1876.18846298554</text:p>
          </table:table-cell>
          <table:table-cell office:value-type="float" office:value="22.9171897588065" calcext:value-type="float">
            <text:p>22.91718975880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27633011341095" calcext:value-type="float">
            <text:p>0.627633011341095</text:p>
          </table:table-cell>
          <table:table-cell office:value-type="float" office:value="0.001034932769835" calcext:value-type="float">
            <text:p>0.001034932769835</text:p>
          </table:table-cell>
          <table:table-cell office:value-type="float" office:value="-0.00146467993035913" calcext:value-type="float">
            <text:p>-0.001464679930359</text:p>
          </table:table-cell>
          <table:table-cell office:value-type="float" office:value="325.878408813477" calcext:value-type="float">
            <text:p>325.878408813477</text:p>
          </table:table-cell>
          <table:table-cell office:value-type="float" office:value="1.92454721927643" calcext:value-type="float">
            <text:p>1.92454721927643</text:p>
          </table:table-cell>
          <table:table-cell office:value-type="float" office:value="1819.90186957074" calcext:value-type="float">
            <text:p>1819.90186957074</text:p>
          </table:table-cell>
          <table:table-cell office:value-type="float" office:value="30.4252600000939" calcext:value-type="float">
            <text:p>30.42526000009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63850367069244" calcext:value-type="float">
            <text:p>0.563850367069244</text:p>
          </table:table-cell>
          <table:table-cell office:value-type="float" office:value="0.00106556488899514" calcext:value-type="float">
            <text:p>0.001065564888995</text:p>
          </table:table-cell>
          <table:table-cell office:value-type="float" office:value="-0.000929665938019752" calcext:value-type="float">
            <text:p>-0.00092966593802</text:p>
          </table:table-cell>
          <table:table-cell office:value-type="float" office:value="270.318887329102" calcext:value-type="float">
            <text:p>270.318887329102</text:p>
          </table:table-cell>
          <table:table-cell office:value-type="float" office:value="1.61545469760895" calcext:value-type="float">
            <text:p>1.61545469760895</text:p>
          </table:table-cell>
          <table:table-cell office:value-type="float" office:value="1065.28789463002" calcext:value-type="float">
            <text:p>1065.28789463002</text:p>
          </table:table-cell>
          <table:table-cell office:value-type="float" office:value="28.1575023038314" calcext:value-type="float">
            <text:p>28.15750230383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7031677365303" calcext:value-type="float">
            <text:p>0.57031677365303</text:p>
          </table:table-cell>
          <table:table-cell office:value-type="float" office:value="0.00207040347158909" calcext:value-type="float">
            <text:p>0.002070403471589</text:p>
          </table:table-cell>
          <table:table-cell office:value-type="float" office:value="-0.000663431733846664" calcext:value-type="float">
            <text:p>-0.000663431733847</text:p>
          </table:table-cell>
          <table:table-cell office:value-type="float" office:value="219.564414978027" calcext:value-type="float">
            <text:p>219.564414978027</text:p>
          </table:table-cell>
          <table:table-cell office:value-type="float" office:value="1.36591130495071" calcext:value-type="float">
            <text:p>1.36591130495071</text:p>
          </table:table-cell>
          <table:table-cell office:value-type="float" office:value="2337.98751128624" calcext:value-type="float">
            <text:p>2337.98751128624</text:p>
          </table:table-cell>
          <table:table-cell office:value-type="float" office:value="31.0255099500297" calcext:value-type="float">
            <text:p>31.025509950029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2121197283268" calcext:value-type="float">
            <text:p>0.42121197283268</text:p>
          </table:table-cell>
          <table:table-cell office:value-type="float" office:value="0.000865614623762667" calcext:value-type="float">
            <text:p>0.000865614623763</text:p>
          </table:table-cell>
          <table:table-cell office:value-type="float" office:value="-0.0000451030675321817" calcext:value-type="float">
            <text:p>-4.51030675321817E-05</text:p>
          </table:table-cell>
          <table:table-cell office:value-type="float" office:value="262.400144958496" calcext:value-type="float">
            <text:p>262.400144958496</text:p>
          </table:table-cell>
          <table:table-cell office:value-type="float" office:value="1.50554732084274" calcext:value-type="float">
            <text:p>1.50554732084274</text:p>
          </table:table-cell>
          <table:table-cell office:value-type="float" office:value="1161.84173374604" calcext:value-type="float">
            <text:p>1161.84173374604</text:p>
          </table:table-cell>
          <table:table-cell office:value-type="float" office:value="31.8375318119069" calcext:value-type="float">
            <text:p>31.83753181190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24095249176025" calcext:value-type="float">
            <text:p>0.524095249176025</text:p>
          </table:table-cell>
          <table:table-cell office:value-type="float" office:value="0.000243337535357568" calcext:value-type="float">
            <text:p>0.000243337535358</text:p>
          </table:table-cell>
          <table:table-cell office:value-type="float" office:value="-0.00545119307935238" calcext:value-type="float">
            <text:p>-0.005451193079352</text:p>
          </table:table-cell>
          <table:table-cell office:value-type="float" office:value="99.0935653686524" calcext:value-type="float">
            <text:p>99.0935653686524</text:p>
          </table:table-cell>
          <table:table-cell office:value-type="float" office:value="0.73474298119545" calcext:value-type="float">
            <text:p>0.73474298119545</text:p>
          </table:table-cell>
          <table:table-cell office:value-type="float" office:value="1068.47132681302" calcext:value-type="float">
            <text:p>1068.47132681302</text:p>
          </table:table-cell>
          <table:table-cell office:value-type="float" office:value="28.0388337903307" calcext:value-type="float">
            <text:p>28.03883379033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461954128742218" calcext:value-type="float">
            <text:p>0.461954128742218</text:p>
          </table:table-cell>
          <table:table-cell office:value-type="float" office:value="0.00198410711018369" calcext:value-type="float">
            <text:p>0.001984107110184</text:p>
          </table:table-cell>
          <table:table-cell office:value-type="float" office:value="-0.000182653404772282" calcext:value-type="float">
            <text:p>-0.000182653404772</text:p>
          </table:table-cell>
          <table:table-cell office:value-type="float" office:value="347.222631835937" calcext:value-type="float">
            <text:p>347.222631835937</text:p>
          </table:table-cell>
          <table:table-cell office:value-type="float" office:value="1.95043106079102" calcext:value-type="float">
            <text:p>1.95043106079102</text:p>
          </table:table-cell>
          <table:table-cell office:value-type="float" office:value="1112.815146269" calcext:value-type="float">
            <text:p>1112.815146269</text:p>
          </table:table-cell>
          <table:table-cell office:value-type="float" office:value="36.1648384877947" calcext:value-type="float">
            <text:p>36.16483848779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21904599666595" calcext:value-type="float">
            <text:p>0.621904599666595</text:p>
          </table:table-cell>
          <table:table-cell office:value-type="float" office:value="0.000895670999307185" calcext:value-type="float">
            <text:p>0.000895670999307</text:p>
          </table:table-cell>
          <table:table-cell office:value-type="float" office:value="-0.000095234252512455" calcext:value-type="float">
            <text:p>-9.5234252512455E-05</text:p>
          </table:table-cell>
          <table:table-cell office:value-type="float" office:value="244.464520263672" calcext:value-type="float">
            <text:p>244.464520263672</text:p>
          </table:table-cell>
          <table:table-cell office:value-type="float" office:value="1.51588848829269" calcext:value-type="float">
            <text:p>1.51588848829269</text:p>
          </table:table-cell>
          <table:table-cell office:value-type="float" office:value="1663.31034198805" calcext:value-type="float">
            <text:p>1663.31034198805</text:p>
          </table:table-cell>
          <table:table-cell office:value-type="float" office:value="29.2874012373388" calcext:value-type="float">
            <text:p>29.28740123733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44178265333176" calcext:value-type="float">
            <text:p>0.544178265333176</text:p>
          </table:table-cell>
          <table:table-cell office:value-type="float" office:value="0.000405846885405481" calcext:value-type="float">
            <text:p>0.000405846885405</text:p>
          </table:table-cell>
          <table:table-cell office:value-type="float" office:value="-0.0000629041343927383" calcext:value-type="float">
            <text:p>-6.29041343927383E-05</text:p>
          </table:table-cell>
          <table:table-cell office:value-type="float" office:value="1769.24417724609" calcext:value-type="float">
            <text:p>1769.24417724609</text:p>
          </table:table-cell>
          <table:table-cell office:value-type="float" office:value="9.10083103179932" calcext:value-type="float">
            <text:p>9.10083103179932</text:p>
          </table:table-cell>
          <table:table-cell office:value-type="float" office:value="1368.18396136179" calcext:value-type="float">
            <text:p>1368.18396136179</text:p>
          </table:table-cell>
          <table:table-cell office:value-type="float" office:value="20.4954000193626" calcext:value-type="float">
            <text:p>20.49540001936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62926506996155" calcext:value-type="float">
            <text:p>0.462926506996155</text:p>
          </table:table-cell>
          <table:table-cell office:value-type="float" office:value="0.000878414529142901" calcext:value-type="float">
            <text:p>0.000878414529143</text:p>
          </table:table-cell>
          <table:table-cell office:value-type="float" office:value="0.000003846175968647" calcext:value-type="float">
            <text:p>3.846175968647E-06</text:p>
          </table:table-cell>
          <table:table-cell office:value-type="float" office:value="454.273034667969" calcext:value-type="float">
            <text:p>454.273034667969</text:p>
          </table:table-cell>
          <table:table-cell office:value-type="float" office:value="2.48553898334503" calcext:value-type="float">
            <text:p>2.48553898334503</text:p>
          </table:table-cell>
          <table:table-cell office:value-type="float" office:value="1554.75553725267" calcext:value-type="float">
            <text:p>1554.75553725267</text:p>
          </table:table-cell>
          <table:table-cell office:value-type="float" office:value="23.645921792835" calcext:value-type="float">
            <text:p>23.64592179283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73515146970749" calcext:value-type="float">
            <text:p>0.473515146970749</text:p>
          </table:table-cell>
          <table:table-cell office:value-type="float" office:value="0.0000629242054856149" calcext:value-type="float">
            <text:p>6.29242054856149E-05</text:p>
          </table:table-cell>
          <table:table-cell office:value-type="float" office:value="0.000102624110877514" calcext:value-type="float">
            <text:p>0.000102624110878</text:p>
          </table:table-cell>
          <table:table-cell office:value-type="float" office:value="47.534289932251" calcext:value-type="float">
            <text:p>47.534289932251</text:p>
          </table:table-cell>
          <table:table-cell office:value-type="float" office:value="0.456939852237701" calcext:value-type="float">
            <text:p>0.456939852237701</text:p>
          </table:table-cell>
          <table:table-cell office:value-type="float" office:value="1709.87906205499" calcext:value-type="float">
            <text:p>1709.87906205499</text:p>
          </table:table-cell>
          <table:table-cell office:value-type="float" office:value="21.4600528438284" calcext:value-type="float">
            <text:p>21.46005284382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30798101425171" calcext:value-type="float">
            <text:p>0.530798101425171</text:p>
          </table:table-cell>
          <table:table-cell office:value-type="float" office:value="0.000287174625555053" calcext:value-type="float">
            <text:p>0.000287174625555</text:p>
          </table:table-cell>
          <table:table-cell office:value-type="float" office:value="-0.0000219728797674179" calcext:value-type="float">
            <text:p>-2.19728797674179E-05</text:p>
          </table:table-cell>
          <table:table-cell office:value-type="float" office:value="182.682092285156" calcext:value-type="float">
            <text:p>182.682092285156</text:p>
          </table:table-cell>
          <table:table-cell office:value-type="float" office:value="1.16119712591171" calcext:value-type="float">
            <text:p>1.16119712591171</text:p>
          </table:table-cell>
          <table:table-cell office:value-type="float" office:value="1836.14002822668" calcext:value-type="float">
            <text:p>1836.14002822668</text:p>
          </table:table-cell>
          <table:table-cell office:value-type="float" office:value="21.169164591423" calcext:value-type="float">
            <text:p>21.16916459142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274329662323" calcext:value-type="float">
            <text:p>0.6274329662323</text:p>
          </table:table-cell>
          <table:table-cell office:value-type="float" office:value="0.000522989648743533" calcext:value-type="float">
            <text:p>0.000522989648744</text:p>
          </table:table-cell>
          <table:table-cell office:value-type="float" office:value="-0.000319645367562771" calcext:value-type="float">
            <text:p>-0.000319645367563</text:p>
          </table:table-cell>
          <table:table-cell office:value-type="float" office:value="336.332855224609" calcext:value-type="float">
            <text:p>336.332855224609</text:p>
          </table:table-cell>
          <table:table-cell office:value-type="float" office:value="1.97761147022247" calcext:value-type="float">
            <text:p>1.97761147022247</text:p>
          </table:table-cell>
          <table:table-cell office:value-type="float" office:value="1299.23138375595" calcext:value-type="float">
            <text:p>1299.23138375595</text:p>
          </table:table-cell>
          <table:table-cell office:value-type="float" office:value="38.87936797773" calcext:value-type="float">
            <text:p>38.8793679777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651535987854" calcext:value-type="float">
            <text:p>0.5651535987854</text:p>
          </table:table-cell>
          <table:table-cell office:value-type="float" office:value="0.00203327678609639" calcext:value-type="float">
            <text:p>0.002033276786096</text:p>
          </table:table-cell>
          <table:table-cell office:value-type="float" office:value="-0.000852932222187519" calcext:value-type="float">
            <text:p>-0.000852932222188</text:p>
          </table:table-cell>
          <table:table-cell office:value-type="float" office:value="253.89916229248" calcext:value-type="float">
            <text:p>253.89916229248</text:p>
          </table:table-cell>
          <table:table-cell office:value-type="float" office:value="1.53450577259064" calcext:value-type="float">
            <text:p>1.53450577259064</text:p>
          </table:table-cell>
          <table:table-cell office:value-type="float" office:value="2001.41051394103" calcext:value-type="float">
            <text:p>2001.41051394103</text:p>
          </table:table-cell>
          <table:table-cell office:value-type="float" office:value="23.9533329587313" calcext:value-type="float">
            <text:p>23.95333295873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22988748550415" calcext:value-type="float">
            <text:p>0.522988748550415</text:p>
          </table:table-cell>
          <table:table-cell office:value-type="float" office:value="0.000214759710070211" calcext:value-type="float">
            <text:p>0.00021475971007</text:p>
          </table:table-cell>
          <table:table-cell office:value-type="float" office:value="0.0000982557889074087" calcext:value-type="float">
            <text:p>9.82557889074087E-05</text:p>
          </table:table-cell>
          <table:table-cell office:value-type="float" office:value="266.478903198242" calcext:value-type="float">
            <text:p>266.478903198242</text:p>
          </table:table-cell>
          <table:table-cell office:value-type="float" office:value="1.57624014616013" calcext:value-type="float">
            <text:p>1.57624014616013</text:p>
          </table:table-cell>
          <table:table-cell office:value-type="float" office:value="1674.44685511348" calcext:value-type="float">
            <text:p>1674.44685511348</text:p>
          </table:table-cell>
          <table:table-cell office:value-type="float" office:value="22.2276088280487" calcext:value-type="float">
            <text:p>22.22760882804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22883176803589" calcext:value-type="float">
            <text:p>0.722883176803589</text:p>
          </table:table-cell>
          <table:table-cell office:value-type="float" office:value="0.000942840857896954" calcext:value-type="float">
            <text:p>0.000942840857897</text:p>
          </table:table-cell>
          <table:table-cell office:value-type="float" office:value="-0.0102203159593046" calcext:value-type="float">
            <text:p>-0.010220315959305</text:p>
          </table:table-cell>
          <table:table-cell office:value-type="float" office:value="1127.05577392578" calcext:value-type="float">
            <text:p>1127.05577392578</text:p>
          </table:table-cell>
          <table:table-cell office:value-type="float" office:value="5.96928443908691" calcext:value-type="float">
            <text:p>5.96928443908691</text:p>
          </table:table-cell>
          <table:table-cell office:value-type="float" office:value="1692.57428161589" calcext:value-type="float">
            <text:p>1692.57428161589</text:p>
          </table:table-cell>
          <table:table-cell office:value-type="float" office:value="23.7326495453017" calcext:value-type="float">
            <text:p>23.73264954530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30700612068176" calcext:value-type="float">
            <text:p>0.530700612068176</text:p>
          </table:table-cell>
          <table:table-cell office:value-type="float" office:value="0.000350205873837694" calcext:value-type="float">
            <text:p>0.000350205873838</text:p>
          </table:table-cell>
          <table:table-cell office:value-type="float" office:value="-0.000397191196680069" calcext:value-type="float">
            <text:p>-0.00039719119668</text:p>
          </table:table-cell>
          <table:table-cell office:value-type="float" office:value="64.0142635345459" calcext:value-type="float">
            <text:p>64.0142635345459</text:p>
          </table:table-cell>
          <table:table-cell office:value-type="float" office:value="0.56749295592308" calcext:value-type="float">
            <text:p>0.56749295592308</text:p>
          </table:table-cell>
          <table:table-cell office:value-type="float" office:value="2437.83515834661" calcext:value-type="float">
            <text:p>2437.83515834661</text:p>
          </table:table-cell>
          <table:table-cell office:value-type="float" office:value="28.478706134623" calcext:value-type="float">
            <text:p>28.47870613462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472818538546562" calcext:value-type="float">
            <text:p>0.472818538546562</text:p>
          </table:table-cell>
          <table:table-cell office:value-type="float" office:value="0.000519275042461231" calcext:value-type="float">
            <text:p>0.000519275042461</text:p>
          </table:table-cell>
          <table:table-cell office:value-type="float" office:value="-0.000115826725959778" calcext:value-type="float">
            <text:p>-0.00011582672596</text:p>
          </table:table-cell>
          <table:table-cell office:value-type="float" office:value="45.5862113952637" calcext:value-type="float">
            <text:p>45.5862113952637</text:p>
          </table:table-cell>
          <table:table-cell office:value-type="float" office:value="0.44668638408184" calcext:value-type="float">
            <text:p>0.44668638408184</text:p>
          </table:table-cell>
          <table:table-cell office:value-type="float" office:value="2634.32008109163" calcext:value-type="float">
            <text:p>2634.32008109163</text:p>
          </table:table-cell>
          <table:table-cell office:value-type="float" office:value="34.4045413787476" calcext:value-type="float">
            <text:p>34.404541378747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495536559820175" calcext:value-type="float">
            <text:p>0.495536559820175</text:p>
          </table:table-cell>
          <table:table-cell office:value-type="float" office:value="0.00191668309271336" calcext:value-type="float">
            <text:p>0.001916683092713</text:p>
          </table:table-cell>
          <table:table-cell office:value-type="float" office:value="-0.000875510647892952" calcext:value-type="float">
            <text:p>-0.000875510647893</text:p>
          </table:table-cell>
          <table:table-cell office:value-type="float" office:value="141.890811157227" calcext:value-type="float">
            <text:p>141.890811157227</text:p>
          </table:table-cell>
          <table:table-cell office:value-type="float" office:value="0.939611542224884" calcext:value-type="float">
            <text:p>0.939611542224884</text:p>
          </table:table-cell>
          <table:table-cell office:value-type="float" office:value="2465.12485817511" calcext:value-type="float">
            <text:p>2465.12485817511</text:p>
          </table:table-cell>
          <table:table-cell office:value-type="float" office:value="38.2286819931701" calcext:value-type="float">
            <text:p>38.22868199317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741202771663666" calcext:value-type="float">
            <text:p>0.741202771663666</text:p>
          </table:table-cell>
          <table:table-cell office:value-type="float" office:value="0.000611727323848754" calcext:value-type="float">
            <text:p>0.000611727323849</text:p>
          </table:table-cell>
          <table:table-cell office:value-type="float" office:value="-0.00352602014318108" calcext:value-type="float">
            <text:p>-0.003526020143181</text:p>
          </table:table-cell>
          <table:table-cell office:value-type="float" office:value="558.394140625" calcext:value-type="float">
            <text:p>558.394140625</text:p>
          </table:table-cell>
          <table:table-cell office:value-type="float" office:value="3.14180362224579" calcext:value-type="float">
            <text:p>3.14180362224579</text:p>
          </table:table-cell>
          <table:table-cell office:value-type="float" office:value="2757.60375520918" calcext:value-type="float">
            <text:p>2757.60375520918</text:p>
          </table:table-cell>
          <table:table-cell office:value-type="float" office:value="34.91682795448" calcext:value-type="float">
            <text:p>34.916827954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481298848986626" calcext:value-type="float">
            <text:p>0.481298848986626</text:p>
          </table:table-cell>
          <table:table-cell office:value-type="float" office:value="0.000128243728249799" calcext:value-type="float">
            <text:p>0.00012824372825</text:p>
          </table:table-cell>
          <table:table-cell office:value-type="float" office:value="-0.000188096240162849" calcext:value-type="float">
            <text:p>-0.000188096240163</text:p>
          </table:table-cell>
          <table:table-cell office:value-type="float" office:value="106.519959640503" calcext:value-type="float">
            <text:p>106.519959640503</text:p>
          </table:table-cell>
          <table:table-cell office:value-type="float" office:value="0.755938327312469" calcext:value-type="float">
            <text:p>0.755938327312469</text:p>
          </table:table-cell>
          <table:table-cell office:value-type="float" office:value="1962.70660574879" calcext:value-type="float">
            <text:p>1962.70660574879</text:p>
          </table:table-cell>
          <table:table-cell office:value-type="float" office:value="30.0084251038439" calcext:value-type="float">
            <text:p>30.00842510384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15549099445343" calcext:value-type="float">
            <text:p>0.515549099445343</text:p>
          </table:table-cell>
          <table:table-cell office:value-type="float" office:value="0.000730701495194808" calcext:value-type="float">
            <text:p>0.000730701495195</text:p>
          </table:table-cell>
          <table:table-cell office:value-type="float" office:value="-0.00588372796773911" calcext:value-type="float">
            <text:p>-0.005883727967739</text:p>
          </table:table-cell>
          <table:table-cell office:value-type="float" office:value="309.948834228516" calcext:value-type="float">
            <text:p>309.948834228516</text:p>
          </table:table-cell>
          <table:table-cell office:value-type="float" office:value="1.78493037223816" calcext:value-type="float">
            <text:p>1.78493037223816</text:p>
          </table:table-cell>
          <table:table-cell office:value-type="float" office:value="2669.88742656469" calcext:value-type="float">
            <text:p>2669.88742656469</text:p>
          </table:table-cell>
          <table:table-cell office:value-type="float" office:value="28.4588092055754" calcext:value-type="float">
            <text:p>28.45880920557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22304916381836" calcext:value-type="float">
            <text:p>0.522304916381836</text:p>
          </table:table-cell>
          <table:table-cell office:value-type="float" office:value="0.000257352679909673" calcext:value-type="float">
            <text:p>0.00025735267991</text:p>
          </table:table-cell>
          <table:table-cell office:value-type="float" office:value="-0.000126214884221554" calcext:value-type="float">
            <text:p>-0.000126214884222</text:p>
          </table:table-cell>
          <table:table-cell office:value-type="float" office:value="214.098191833496" calcext:value-type="float">
            <text:p>214.098191833496</text:p>
          </table:table-cell>
          <table:table-cell office:value-type="float" office:value="1.31448872089386" calcext:value-type="float">
            <text:p>1.31448872089386</text:p>
          </table:table-cell>
          <table:table-cell office:value-type="float" office:value="1517.49930416458" calcext:value-type="float">
            <text:p>1517.49930416458</text:p>
          </table:table-cell>
          <table:table-cell office:value-type="float" office:value="27.9929239851656" calcext:value-type="float">
            <text:p>27.99292398516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65226602554321" calcext:value-type="float">
            <text:p>0.565226602554321</text:p>
          </table:table-cell>
          <table:table-cell office:value-type="float" office:value="0.000579122616909444" calcext:value-type="float">
            <text:p>0.000579122616909</text:p>
          </table:table-cell>
          <table:table-cell office:value-type="float" office:value="-0.0038464168086648" calcext:value-type="float">
            <text:p>-0.003846416808665</text:p>
          </table:table-cell>
          <table:table-cell office:value-type="float" office:value="561.669409179688" calcext:value-type="float">
            <text:p>561.669409179688</text:p>
          </table:table-cell>
          <table:table-cell office:value-type="float" office:value="3.07031738758087" calcext:value-type="float">
            <text:p>3.07031738758087</text:p>
          </table:table-cell>
          <table:table-cell office:value-type="float" office:value="2082.17384355522" calcext:value-type="float">
            <text:p>2082.17384355522</text:p>
          </table:table-cell>
          <table:table-cell office:value-type="float" office:value="26.9415155323688" calcext:value-type="float">
            <text:p>26.941515532368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10155129432678" calcext:value-type="float">
            <text:p>0.510155129432678</text:p>
          </table:table-cell>
          <table:table-cell office:value-type="float" office:value="0.000969391863327473" calcext:value-type="float">
            <text:p>0.000969391863327</text:p>
          </table:table-cell>
          <table:table-cell office:value-type="float" office:value="-0.000856746733188629" calcext:value-type="float">
            <text:p>-0.000856746733189</text:p>
          </table:table-cell>
          <table:table-cell office:value-type="float" office:value="468.308874511719" calcext:value-type="float">
            <text:p>468.308874511719</text:p>
          </table:table-cell>
          <table:table-cell office:value-type="float" office:value="2.57934532165527" calcext:value-type="float">
            <text:p>2.57934532165527</text:p>
          </table:table-cell>
          <table:table-cell office:value-type="float" office:value="2320.63805274019" calcext:value-type="float">
            <text:p>2320.63805274019</text:p>
          </table:table-cell>
          <table:table-cell office:value-type="float" office:value="30.8324327028589" calcext:value-type="float">
            <text:p>30.832432702858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78241628408432" calcext:value-type="float">
            <text:p>0.378241628408432</text:p>
          </table:table-cell>
          <table:table-cell office:value-type="float" office:value="0.000276243026019074" calcext:value-type="float">
            <text:p>0.000276243026019</text:p>
          </table:table-cell>
          <table:table-cell office:value-type="float" office:value="-0.0000423875637352467" calcext:value-type="float">
            <text:p>-4.23875637352467E-05</text:p>
          </table:table-cell>
          <table:table-cell office:value-type="float" office:value="508.939306640625" calcext:value-type="float">
            <text:p>508.939306640625</text:p>
          </table:table-cell>
          <table:table-cell office:value-type="float" office:value="2.71709003448486" calcext:value-type="float">
            <text:p>2.71709003448486</text:p>
          </table:table-cell>
          <table:table-cell office:value-type="float" office:value="2522.2659692638" calcext:value-type="float">
            <text:p>2522.2659692638</text:p>
          </table:table-cell>
          <table:table-cell office:value-type="float" office:value="24.2218713770096" calcext:value-type="float">
            <text:p>24.22187137700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65720611810684" calcext:value-type="float">
            <text:p>0.365720611810684</text:p>
          </table:table-cell>
          <table:table-cell office:value-type="float" office:value="0.000197198170644697" calcext:value-type="float">
            <text:p>0.000197198170645</text:p>
          </table:table-cell>
          <table:table-cell office:value-type="float" office:value="-0.0000134540721774101" calcext:value-type="float">
            <text:p>-1.34540721774101E-05</text:p>
          </table:table-cell>
          <table:table-cell office:value-type="float" office:value="261.375967407227" calcext:value-type="float">
            <text:p>261.375967407227</text:p>
          </table:table-cell>
          <table:table-cell office:value-type="float" office:value="1.47288228273392" calcext:value-type="float">
            <text:p>1.47288228273392</text:p>
          </table:table-cell>
          <table:table-cell office:value-type="float" office:value="2299.38740816581" calcext:value-type="float">
            <text:p>2299.38740816581</text:p>
          </table:table-cell>
          <table:table-cell office:value-type="float" office:value="24.0019997923402" calcext:value-type="float">
            <text:p>24.00199979234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49070471525192" calcext:value-type="float">
            <text:p>0.549070471525192</text:p>
          </table:table-cell>
          <table:table-cell office:value-type="float" office:value="0.000565074564656243" calcext:value-type="float">
            <text:p>0.000565074564656</text:p>
          </table:table-cell>
          <table:table-cell office:value-type="float" office:value="-0.00178042398765683" calcext:value-type="float">
            <text:p>-0.001780423987657</text:p>
          </table:table-cell>
          <table:table-cell office:value-type="float" office:value="264.242213439941" calcext:value-type="float">
            <text:p>264.242213439941</text:p>
          </table:table-cell>
          <table:table-cell office:value-type="float" office:value="1.57739840745926" calcext:value-type="float">
            <text:p>1.57739840745926</text:p>
          </table:table-cell>
          <table:table-cell office:value-type="float" office:value="1946.31983789777" calcext:value-type="float">
            <text:p>1946.31983789777</text:p>
          </table:table-cell>
          <table:table-cell office:value-type="float" office:value="32.961773135548" calcext:value-type="float">
            <text:p>32.9617731355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90589120984077" calcext:value-type="float">
            <text:p>0.490589120984077</text:p>
          </table:table-cell>
          <table:table-cell office:value-type="float" office:value="0.000308035535272211" calcext:value-type="float">
            <text:p>0.000308035535272</text:p>
          </table:table-cell>
          <table:table-cell office:value-type="float" office:value="-0.00120032485574484" calcext:value-type="float">
            <text:p>-0.001200324855745</text:p>
          </table:table-cell>
          <table:table-cell office:value-type="float" office:value="312.90016784668" calcext:value-type="float">
            <text:p>312.90016784668</text:p>
          </table:table-cell>
          <table:table-cell office:value-type="float" office:value="1.79205003976822" calcext:value-type="float">
            <text:p>1.79205003976822</text:p>
          </table:table-cell>
          <table:table-cell office:value-type="float" office:value="1715.91540346277" calcext:value-type="float">
            <text:p>1715.91540346277</text:p>
          </table:table-cell>
          <table:table-cell office:value-type="float" office:value="15.9561974235869" calcext:value-type="float">
            <text:p>15.95619742358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20889177918434" calcext:value-type="float">
            <text:p>0.420889177918434</text:p>
          </table:table-cell>
          <table:table-cell office:value-type="float" office:value="0.000102206078736344" calcext:value-type="float">
            <text:p>0.000102206078736</text:p>
          </table:table-cell>
          <table:table-cell office:value-type="float" office:value="-0.000237349607050419" calcext:value-type="float">
            <text:p>-0.00023734960705</text:p>
          </table:table-cell>
          <table:table-cell office:value-type="float" office:value="176.269661712646" calcext:value-type="float">
            <text:p>176.269661712646</text:p>
          </table:table-cell>
          <table:table-cell office:value-type="float" office:value="1.0749005317688" calcext:value-type="float">
            <text:p>1.0749005317688</text:p>
          </table:table-cell>
          <table:table-cell office:value-type="float" office:value="1891.11925611642" calcext:value-type="float">
            <text:p>1891.11925611642</text:p>
          </table:table-cell>
          <table:table-cell office:value-type="float" office:value="23.4377130219014" calcext:value-type="float">
            <text:p>23.43771302190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27052521705627" calcext:value-type="float">
            <text:p>0.527052521705627</text:p>
          </table:table-cell>
          <table:table-cell office:value-type="float" office:value="0.000477008926100098" calcext:value-type="float">
            <text:p>0.0004770089261</text:p>
          </table:table-cell>
          <table:table-cell office:value-type="float" office:value="-0.00126868700608611" calcext:value-type="float">
            <text:p>-0.001268687006086</text:p>
          </table:table-cell>
          <table:table-cell office:value-type="float" office:value="224.294514465332" calcext:value-type="float">
            <text:p>224.294514465332</text:p>
          </table:table-cell>
          <table:table-cell office:value-type="float" office:value="1.36716338396072" calcext:value-type="float">
            <text:p>1.36716338396072</text:p>
          </table:table-cell>
          <table:table-cell office:value-type="float" office:value="246.837804029251" calcext:value-type="float">
            <text:p>246.837804029251</text:p>
          </table:table-cell>
          <table:table-cell office:value-type="float" office:value="13.9958887419576" calcext:value-type="float">
            <text:p>13.99588874195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94438499212265" calcext:value-type="float">
            <text:p>0.594438499212265</text:p>
          </table:table-cell>
          <table:table-cell office:value-type="float" office:value="0.000197029902483337" calcext:value-type="float">
            <text:p>0.000197029902483</text:p>
          </table:table-cell>
          <table:table-cell office:value-type="float" office:value="-0.00111828716471791" calcext:value-type="float">
            <text:p>-0.001118287164718</text:p>
          </table:table-cell>
          <table:table-cell office:value-type="float" office:value="713.071258544922" calcext:value-type="float">
            <text:p>713.071258544922</text:p>
          </table:table-cell>
          <table:table-cell office:value-type="float" office:value="3.84461116790771" calcext:value-type="float">
            <text:p>3.84461116790771</text:p>
          </table:table-cell>
          <table:table-cell office:value-type="float" office:value="-943.308371724925" calcext:value-type="float">
            <text:p>-943.308371724925</text:p>
          </table:table-cell>
          <table:table-cell office:value-type="float" office:value="18.5258773239592" calcext:value-type="float">
            <text:p>18.52587732395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20766511559486" calcext:value-type="float">
            <text:p>0.420766511559486</text:p>
          </table:table-cell>
          <table:table-cell office:value-type="float" office:value="0.000500044692307711" calcext:value-type="float">
            <text:p>0.000500044692308</text:p>
          </table:table-cell>
          <table:table-cell office:value-type="float" office:value="-0.0000221127644181252" calcext:value-type="float">
            <text:p>-2.21127644181252E-05</text:p>
          </table:table-cell>
          <table:table-cell office:value-type="float" office:value="413.026614379883" calcext:value-type="float">
            <text:p>413.026614379883</text:p>
          </table:table-cell>
          <table:table-cell office:value-type="float" office:value="2.25883240699768" calcext:value-type="float">
            <text:p>2.25883240699768</text:p>
          </table:table-cell>
          <table:table-cell office:value-type="float" office:value="852.533068975679" calcext:value-type="float">
            <text:p>852.533068975679</text:p>
          </table:table-cell>
          <table:table-cell office:value-type="float" office:value="23.1669261617062" calcext:value-type="float">
            <text:p>23.166926161706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465718331933022" calcext:value-type="float">
            <text:p>0.465718331933022</text:p>
          </table:table-cell>
          <table:table-cell office:value-type="float" office:value="0.000899972527986392" calcext:value-type="float">
            <text:p>0.000899972527986</text:p>
          </table:table-cell>
          <table:table-cell office:value-type="float" office:value="-0.00207855093758553" calcext:value-type="float">
            <text:p>-0.002078550937586</text:p>
          </table:table-cell>
          <table:table-cell office:value-type="float" office:value="188.27236328125" calcext:value-type="float">
            <text:p>188.27236328125</text:p>
          </table:table-cell>
          <table:table-cell office:value-type="float" office:value="1.15578663349152" calcext:value-type="float">
            <text:p>1.15578663349152</text:p>
          </table:table-cell>
          <table:table-cell office:value-type="float" office:value="82.1006720942726" calcext:value-type="float">
            <text:p>82.1006720942726</text:p>
          </table:table-cell>
          <table:table-cell office:value-type="float" office:value="22.1215034343768" calcext:value-type="float">
            <text:p>22.121503434376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62313890457153" calcext:value-type="float">
            <text:p>0.462313890457153</text:p>
          </table:table-cell>
          <table:table-cell office:value-type="float" office:value="0.00137205644277856" calcext:value-type="float">
            <text:p>0.001372056442779</text:p>
          </table:table-cell>
          <table:table-cell office:value-type="float" office:value="-0.000236809439957142" calcext:value-type="float">
            <text:p>-0.000236809439957</text:p>
          </table:table-cell>
          <table:table-cell office:value-type="float" office:value="547.855578613281" calcext:value-type="float">
            <text:p>547.855578613281</text:p>
          </table:table-cell>
          <table:table-cell office:value-type="float" office:value="2.95405850410461" calcext:value-type="float">
            <text:p>2.95405850410461</text:p>
          </table:table-cell>
          <table:table-cell office:value-type="float" office:value="-961.484079759316" calcext:value-type="float">
            <text:p>-961.484079759316</text:p>
          </table:table-cell>
          <table:table-cell office:value-type="float" office:value="35.7267234225525" calcext:value-type="float">
            <text:p>35.72672342255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01135060191155" calcext:value-type="float">
            <text:p>0.501135060191155</text:p>
          </table:table-cell>
          <table:table-cell office:value-type="float" office:value="0.00149096630048007" calcext:value-type="float">
            <text:p>0.00149096630048</text:p>
          </table:table-cell>
          <table:table-cell office:value-type="float" office:value="-0.00583000872284174" calcext:value-type="float">
            <text:p>-0.005830008722842</text:p>
          </table:table-cell>
          <table:table-cell office:value-type="float" office:value="1775.55413818359" calcext:value-type="float">
            <text:p>1775.55413818359</text:p>
          </table:table-cell>
          <table:table-cell office:value-type="float" office:value="9.10638489723206" calcext:value-type="float">
            <text:p>9.10638489723206</text:p>
          </table:table-cell>
          <table:table-cell office:value-type="float" office:value="-315.806990362725" calcext:value-type="float">
            <text:p>-315.806990362725</text:p>
          </table:table-cell>
          <table:table-cell office:value-type="float" office:value="24.6032295989892" calcext:value-type="float">
            <text:p>24.60322959898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81123805046081" calcext:value-type="float">
            <text:p>0.581123805046081</text:p>
          </table:table-cell>
          <table:table-cell office:value-type="float" office:value="0.000879599031759426" calcext:value-type="float">
            <text:p>0.000879599031759</text:p>
          </table:table-cell>
          <table:table-cell office:value-type="float" office:value="-0.00301287677139044" calcext:value-type="float">
            <text:p>-0.00301287677139</text:p>
          </table:table-cell>
          <table:table-cell office:value-type="float" office:value="1939.35225830078" calcext:value-type="float">
            <text:p>1939.35225830078</text:p>
          </table:table-cell>
          <table:table-cell office:value-type="float" office:value="9.96767511367798" calcext:value-type="float">
            <text:p>9.96767511367798</text:p>
          </table:table-cell>
          <table:table-cell office:value-type="float" office:value="-98.1499969082031" calcext:value-type="float">
            <text:p>-98.1499969082031</text:p>
          </table:table-cell>
          <table:table-cell office:value-type="float" office:value="28.1802084227093" calcext:value-type="float">
            <text:p>28.180208422709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480996918678284" calcext:value-type="float">
            <text:p>0.480996918678284</text:p>
          </table:table-cell>
          <table:table-cell office:value-type="float" office:value="0.000458279129816219" calcext:value-type="float">
            <text:p>0.000458279129816</text:p>
          </table:table-cell>
          <table:table-cell office:value-type="float" office:value="0.00000637350603938103" calcext:value-type="float">
            <text:p>6.37350603938103E-06</text:p>
          </table:table-cell>
          <table:table-cell office:value-type="float" office:value="124.305322265625" calcext:value-type="float">
            <text:p>124.305322265625</text:p>
          </table:table-cell>
          <table:table-cell office:value-type="float" office:value="0.844805043935776" calcext:value-type="float">
            <text:p>0.844805043935776</text:p>
          </table:table-cell>
          <table:table-cell office:value-type="float" office:value="1060.93075918944" calcext:value-type="float">
            <text:p>1060.93075918944</text:p>
          </table:table-cell>
          <table:table-cell office:value-type="float" office:value="22.7242447177414" calcext:value-type="float">
            <text:p>22.72424471774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462244600057602" calcext:value-type="float">
            <text:p>0.462244600057602</text:p>
          </table:table-cell>
          <table:table-cell office:value-type="float" office:value="0.0000195568611161434" calcext:value-type="float">
            <text:p>1.95568611161434E-05</text:p>
          </table:table-cell>
          <table:table-cell office:value-type="float" office:value="-0.00877999532967806" calcext:value-type="float">
            <text:p>-0.008779995329678</text:p>
          </table:table-cell>
          <table:table-cell office:value-type="float" office:value="12.1489760875702" calcext:value-type="float">
            <text:p>12.1489760875702</text:p>
          </table:table-cell>
          <table:table-cell office:value-type="float" office:value="0.265689992904663" calcext:value-type="float">
            <text:p>0.265689992904663</text:p>
          </table:table-cell>
          <table:table-cell office:value-type="float" office:value="1321.11461157175" calcext:value-type="float">
            <text:p>1321.11461157175</text:p>
          </table:table-cell>
          <table:table-cell office:value-type="float" office:value="23.6575903573277" calcext:value-type="float">
            <text:p>23.65759035732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482645413279533" calcext:value-type="float">
            <text:p>0.482645413279533</text:p>
          </table:table-cell>
          <table:table-cell office:value-type="float" office:value="0.000689582421910018" calcext:value-type="float">
            <text:p>0.00068958242191</text:p>
          </table:table-cell>
          <table:table-cell office:value-type="float" office:value="-0.000117430184036493" calcext:value-type="float">
            <text:p>-0.000117430184036</text:p>
          </table:table-cell>
          <table:table-cell office:value-type="float" office:value="492.721685791016" calcext:value-type="float">
            <text:p>492.721685791016</text:p>
          </table:table-cell>
          <table:table-cell office:value-type="float" office:value="2.6877854347229" calcext:value-type="float">
            <text:p>2.6877854347229</text:p>
          </table:table-cell>
          <table:table-cell office:value-type="float" office:value="2171.42643490716" calcext:value-type="float">
            <text:p>2171.42643490716</text:p>
          </table:table-cell>
          <table:table-cell office:value-type="float" office:value="31.4709492773283" calcext:value-type="float">
            <text:p>31.470949277328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463471111655235" calcext:value-type="float">
            <text:p>0.463471111655235</text:p>
          </table:table-cell>
          <table:table-cell office:value-type="float" office:value="0.00171214822912589" calcext:value-type="float">
            <text:p>0.001712148229126</text:p>
          </table:table-cell>
          <table:table-cell office:value-type="float" office:value="-0.000317963096313179" calcext:value-type="float">
            <text:p>-0.000317963096313</text:p>
          </table:table-cell>
          <table:table-cell office:value-type="float" office:value="352.469384765625" calcext:value-type="float">
            <text:p>352.469384765625</text:p>
          </table:table-cell>
          <table:table-cell office:value-type="float" office:value="1.97749133110046" calcext:value-type="float">
            <text:p>1.97749133110046</text:p>
          </table:table-cell>
          <table:table-cell office:value-type="float" office:value="1014.12653453219" calcext:value-type="float">
            <text:p>1014.12653453219</text:p>
          </table:table-cell>
          <table:table-cell office:value-type="float" office:value="33.5725722135451" calcext:value-type="float">
            <text:p>33.572572213545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24660295248032" calcext:value-type="float">
            <text:p>0.524660295248032</text:p>
          </table:table-cell>
          <table:table-cell office:value-type="float" office:value="0.0021212313324213" calcext:value-type="float">
            <text:p>0.002121231332421</text:p>
          </table:table-cell>
          <table:table-cell office:value-type="float" office:value="-0.00434606270864606" calcext:value-type="float">
            <text:p>-0.004346062708646</text:p>
          </table:table-cell>
          <table:table-cell office:value-type="float" office:value="672.98662109375" calcext:value-type="float">
            <text:p>672.98662109375</text:p>
          </table:table-cell>
          <table:table-cell office:value-type="float" office:value="3.60692393779755" calcext:value-type="float">
            <text:p>3.60692393779755</text:p>
          </table:table-cell>
          <table:table-cell office:value-type="float" office:value="2017.52617113825" calcext:value-type="float">
            <text:p>2017.52617113825</text:p>
          </table:table-cell>
          <table:table-cell office:value-type="float" office:value="43.5569541483186" calcext:value-type="float">
            <text:p>43.556954148318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499914517998695" calcext:value-type="float">
            <text:p>0.499914517998695</text:p>
          </table:table-cell>
          <table:table-cell office:value-type="float" office:value="0.00187965803779662" calcext:value-type="float">
            <text:p>0.001879658037797</text:p>
          </table:table-cell>
          <table:table-cell office:value-type="float" office:value="-0.000150471925735474" calcext:value-type="float">
            <text:p>-0.000150471925735</text:p>
          </table:table-cell>
          <table:table-cell office:value-type="float" office:value="866.479400634766" calcext:value-type="float">
            <text:p>866.479400634766</text:p>
          </table:table-cell>
          <table:table-cell office:value-type="float" office:value="4.56627540588379" calcext:value-type="float">
            <text:p>4.56627540588379</text:p>
          </table:table-cell>
          <table:table-cell office:value-type="float" office:value="1253.88591387983" calcext:value-type="float">
            <text:p>1253.88591387983</text:p>
          </table:table-cell>
          <table:table-cell office:value-type="float" office:value="46.0119518548015" calcext:value-type="float">
            <text:p>46.01195185480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452466455101967" calcext:value-type="float">
            <text:p>0.452466455101967</text:p>
          </table:table-cell>
          <table:table-cell office:value-type="float" office:value="0.000421974287019111" calcext:value-type="float">
            <text:p>0.000421974287019</text:p>
          </table:table-cell>
          <table:table-cell office:value-type="float" office:value="-0.000894570164382458" calcext:value-type="float">
            <text:p>-0.000894570164382</text:p>
          </table:table-cell>
          <table:table-cell office:value-type="float" office:value="275.162152099609" calcext:value-type="float">
            <text:p>275.162152099609</text:p>
          </table:table-cell>
          <table:table-cell office:value-type="float" office:value="1.58432284593582" calcext:value-type="float">
            <text:p>1.58432284593582</text:p>
          </table:table-cell>
          <table:table-cell office:value-type="float" office:value="2067.01107126366" calcext:value-type="float">
            <text:p>2067.01107126366</text:p>
          </table:table-cell>
          <table:table-cell office:value-type="float" office:value="35.6770186405978" calcext:value-type="float">
            <text:p>35.67701864059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570712625980377" calcext:value-type="float">
            <text:p>0.570712625980377</text:p>
          </table:table-cell>
          <table:table-cell office:value-type="float" office:value="0.000835090520558879" calcext:value-type="float">
            <text:p>0.000835090520559</text:p>
          </table:table-cell>
          <table:table-cell office:value-type="float" office:value="-0.00525400768965483" calcext:value-type="float">
            <text:p>-0.005254007689655</text:p>
          </table:table-cell>
          <table:table-cell office:value-type="float" office:value="533.206488037109" calcext:value-type="float">
            <text:p>533.206488037109</text:p>
          </table:table-cell>
          <table:table-cell office:value-type="float" office:value="2.92952013015747" calcext:value-type="float">
            <text:p>2.92952013015747</text:p>
          </table:table-cell>
          <table:table-cell office:value-type="float" office:value="1101.98914084245" calcext:value-type="float">
            <text:p>1101.98914084245</text:p>
          </table:table-cell>
          <table:table-cell office:value-type="float" office:value="38.6387738688849" calcext:value-type="float">
            <text:p>38.63877386888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1005747616291" calcext:value-type="float">
            <text:p>0.41005747616291</text:p>
          </table:table-cell>
          <table:table-cell office:value-type="float" office:value="0.00101591503480449" calcext:value-type="float">
            <text:p>0.001015915034805</text:p>
          </table:table-cell>
          <table:table-cell office:value-type="float" office:value="-0.0060533570125699" calcext:value-type="float">
            <text:p>-0.00605335701257</text:p>
          </table:table-cell>
          <table:table-cell office:value-type="float" office:value="660.406219482422" calcext:value-type="float">
            <text:p>660.406219482422</text:p>
          </table:table-cell>
          <table:table-cell office:value-type="float" office:value="3.48458023071289" calcext:value-type="float">
            <text:p>3.48458023071289</text:p>
          </table:table-cell>
          <table:table-cell office:value-type="float" office:value="1962.52470622896" calcext:value-type="float">
            <text:p>1962.52470622896</text:p>
          </table:table-cell>
          <table:table-cell office:value-type="float" office:value="36.7741822543904" calcext:value-type="float">
            <text:p>36.77418225439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497713246941567" calcext:value-type="float">
            <text:p>0.497713246941567</text:p>
          </table:table-cell>
          <table:table-cell office:value-type="float" office:value="0.00135072366101667" calcext:value-type="float">
            <text:p>0.001350723661017</text:p>
          </table:table-cell>
          <table:table-cell office:value-type="float" office:value="0.000122347148135304" calcext:value-type="float">
            <text:p>0.000122347148135</text:p>
          </table:table-cell>
          <table:table-cell office:value-type="float" office:value="111.15359954834" calcext:value-type="float">
            <text:p>111.15359954834</text:p>
          </table:table-cell>
          <table:table-cell office:value-type="float" office:value="0.78845489025116" calcext:value-type="float">
            <text:p>0.78845489025116</text:p>
          </table:table-cell>
          <table:table-cell office:value-type="float" office:value="1977.98156815914" calcext:value-type="float">
            <text:p>1977.98156815914</text:p>
          </table:table-cell>
          <table:table-cell office:value-type="float" office:value="38.030149972532" calcext:value-type="float">
            <text:p>38.03014997253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429769653081894" calcext:value-type="float">
            <text:p>0.429769653081894</text:p>
          </table:table-cell>
          <table:table-cell office:value-type="float" office:value="0.00085224622162059" calcext:value-type="float">
            <text:p>0.000852246221621</text:p>
          </table:table-cell>
          <table:table-cell office:value-type="float" office:value="-0.000476374849677086" calcext:value-type="float">
            <text:p>-0.000476374849677</text:p>
          </table:table-cell>
          <table:table-cell office:value-type="float" office:value="86.4389701843262" calcext:value-type="float">
            <text:p>86.4389701843262</text:p>
          </table:table-cell>
          <table:table-cell office:value-type="float" office:value="0.629839676618576" calcext:value-type="float">
            <text:p>0.629839676618576</text:p>
          </table:table-cell>
          <table:table-cell office:value-type="float" office:value="2373.95536624399" calcext:value-type="float">
            <text:p>2373.95536624399</text:p>
          </table:table-cell>
          <table:table-cell office:value-type="float" office:value="29.5627786851139" calcext:value-type="float">
            <text:p>29.56277868511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76320457458496" calcext:value-type="float">
            <text:p>0.476320457458496</text:p>
          </table:table-cell>
          <table:table-cell office:value-type="float" office:value="0.00219196064863354" calcext:value-type="float">
            <text:p>0.002191960648634</text:p>
          </table:table-cell>
          <table:table-cell office:value-type="float" office:value="-0.0000155066139996052" calcext:value-type="float">
            <text:p>-1.55066139996052E-05</text:p>
          </table:table-cell>
          <table:table-cell office:value-type="float" office:value="268.83038482666" calcext:value-type="float">
            <text:p>268.83038482666</text:p>
          </table:table-cell>
          <table:table-cell office:value-type="float" office:value="1.56620719432831" calcext:value-type="float">
            <text:p>1.56620719432831</text:p>
          </table:table-cell>
          <table:table-cell office:value-type="float" office:value="2074.535198439" calcext:value-type="float">
            <text:p>2074.535198439</text:p>
          </table:table-cell>
          <table:table-cell office:value-type="float" office:value="33.1459310016827" calcext:value-type="float">
            <text:p>33.14593100168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1278925538063" calcext:value-type="float">
            <text:p>0.51278925538063</text:p>
          </table:table-cell>
          <table:table-cell office:value-type="float" office:value="0.000445136215421371" calcext:value-type="float">
            <text:p>0.000445136215421</text:p>
          </table:table-cell>
          <table:table-cell office:value-type="float" office:value="-0.000475400313735008" calcext:value-type="float">
            <text:p>-0.000475400313735</text:p>
          </table:table-cell>
          <table:table-cell office:value-type="float" office:value="56.4245311737061" calcext:value-type="float">
            <text:p>56.4245311737061</text:p>
          </table:table-cell>
          <table:table-cell office:value-type="float" office:value="0.521344402432442" calcext:value-type="float">
            <text:p>0.521344402432442</text:p>
          </table:table-cell>
          <table:table-cell office:value-type="float" office:value="2926.41170909944" calcext:value-type="float">
            <text:p>2926.41170909944</text:p>
          </table:table-cell>
          <table:table-cell office:value-type="float" office:value="24.5773548456258" calcext:value-type="float">
            <text:p>24.57735484562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47115615010262" calcext:value-type="float">
            <text:p>0.447115615010262</text:p>
          </table:table-cell>
          <table:table-cell office:value-type="float" office:value="0.002498679747805" calcext:value-type="float">
            <text:p>0.002498679747805</text:p>
          </table:table-cell>
          <table:table-cell office:value-type="float" office:value="-0.000284739769995212" calcext:value-type="float">
            <text:p>-0.000284739769995</text:p>
          </table:table-cell>
          <table:table-cell office:value-type="float" office:value="294.324182128906" calcext:value-type="float">
            <text:p>294.324182128906</text:p>
          </table:table-cell>
          <table:table-cell office:value-type="float" office:value="1.67935497760773" calcext:value-type="float">
            <text:p>1.67935497760773</text:p>
          </table:table-cell>
          <table:table-cell office:value-type="float" office:value="2906.39473047795" calcext:value-type="float">
            <text:p>2906.39473047795</text:p>
          </table:table-cell>
          <table:table-cell office:value-type="float" office:value="39.4606286371245" calcext:value-type="float">
            <text:p>39.46062863712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2761532664299" calcext:value-type="float">
            <text:p>0.52761532664299</text:p>
          </table:table-cell>
          <table:table-cell office:value-type="float" office:value="0.00202144116628915" calcext:value-type="float">
            <text:p>0.002021441166289</text:p>
          </table:table-cell>
          <table:table-cell office:value-type="float" office:value="-0.00220921374857426" calcext:value-type="float">
            <text:p>-0.002209213748574</text:p>
          </table:table-cell>
          <table:table-cell office:value-type="float" office:value="227.02700958252" calcext:value-type="float">
            <text:p>227.02700958252</text:p>
          </table:table-cell>
          <table:table-cell office:value-type="float" office:value="1.38087912797928" calcext:value-type="float">
            <text:p>1.38087912797928</text:p>
          </table:table-cell>
          <table:table-cell office:value-type="float" office:value="2852.28191556435" calcext:value-type="float">
            <text:p>2852.28191556435</text:p>
          </table:table-cell>
          <table:table-cell office:value-type="float" office:value="45.2836527837208" calcext:value-type="float">
            <text:p>45.28365278372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70644780993462" calcext:value-type="float">
            <text:p>0.470644780993462</text:p>
          </table:table-cell>
          <table:table-cell office:value-type="float" office:value="0.000380654478794895" calcext:value-type="float">
            <text:p>0.000380654478795</text:p>
          </table:table-cell>
          <table:table-cell office:value-type="float" office:value="0.000023176521062851" calcext:value-type="float">
            <text:p>2.3176521062851E-05</text:p>
          </table:table-cell>
          <table:table-cell office:value-type="float" office:value="390.920736694336" calcext:value-type="float">
            <text:p>390.920736694336</text:p>
          </table:table-cell>
          <table:table-cell office:value-type="float" office:value="2.17355791330338" calcext:value-type="float">
            <text:p>2.17355791330338</text:p>
          </table:table-cell>
          <table:table-cell office:value-type="float" office:value="2139.69441795278" calcext:value-type="float">
            <text:p>2139.69441795278</text:p>
          </table:table-cell>
          <table:table-cell office:value-type="float" office:value="41.9849999544675" calcext:value-type="float">
            <text:p>41.98499995446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576482802629471" calcext:value-type="float">
            <text:p>0.576482802629471</text:p>
          </table:table-cell>
          <table:table-cell office:value-type="float" office:value="0.000964398914948106" calcext:value-type="float">
            <text:p>0.000964398914948</text:p>
          </table:table-cell>
          <table:table-cell office:value-type="float" office:value="-0.00277657145634294" calcext:value-type="float">
            <text:p>-0.002776571456343</text:p>
          </table:table-cell>
          <table:table-cell office:value-type="float" office:value="638.23349609375" calcext:value-type="float">
            <text:p>638.23349609375</text:p>
          </table:table-cell>
          <table:table-cell office:value-type="float" office:value="3.46036417484283" calcext:value-type="float">
            <text:p>3.46036417484283</text:p>
          </table:table-cell>
          <table:table-cell office:value-type="float" office:value="2757.2187700514" calcext:value-type="float">
            <text:p>2757.2187700514</text:p>
          </table:table-cell>
          <table:table-cell office:value-type="float" office:value="26.2231042243307" calcext:value-type="float">
            <text:p>26.22310422433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439950221776962" calcext:value-type="float">
            <text:p>0.439950221776962</text:p>
          </table:table-cell>
          <table:table-cell office:value-type="float" office:value="0.000227566191460937" calcext:value-type="float">
            <text:p>0.000227566191461</text:p>
          </table:table-cell>
          <table:table-cell office:value-type="float" office:value="-0.000756950676441193" calcext:value-type="float">
            <text:p>-0.000756950676441</text:p>
          </table:table-cell>
          <table:table-cell office:value-type="float" office:value="63.9084815979004" calcext:value-type="float">
            <text:p>63.9084815979004</text:p>
          </table:table-cell>
          <table:table-cell office:value-type="float" office:value="0.52204227745533" calcext:value-type="float">
            <text:p>0.52204227745533</text:p>
          </table:table-cell>
          <table:table-cell office:value-type="float" office:value="2331.52028730865" calcext:value-type="float">
            <text:p>2331.52028730865</text:p>
          </table:table-cell>
          <table:table-cell office:value-type="float" office:value="26.3511884157197" calcext:value-type="float">
            <text:p>26.35118841571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76640525460243" calcext:value-type="float">
            <text:p>0.376640525460243</text:p>
          </table:table-cell>
          <table:table-cell office:value-type="float" office:value="0.00000173249793533614" calcext:value-type="float">
            <text:p>1.73249793533614E-06</text:p>
          </table:table-cell>
          <table:table-cell office:value-type="float" office:value="0.0000034114345908165" calcext:value-type="float">
            <text:p>3.4114345908165E-06</text:p>
          </table:table-cell>
          <table:table-cell office:value-type="float" office:value="139.10228843689" calcext:value-type="float">
            <text:p>139.10228843689</text:p>
          </table:table-cell>
          <table:table-cell office:value-type="float" office:value="0.867274791002274" calcext:value-type="float">
            <text:p>0.867274791002274</text:p>
          </table:table-cell>
          <table:table-cell office:value-type="float" office:value="1902.10047191535" calcext:value-type="float">
            <text:p>1902.10047191535</text:p>
          </table:table-cell>
          <table:table-cell office:value-type="float" office:value="29.8406463554427" calcext:value-type="float">
            <text:p>29.84064635544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15117859840393" calcext:value-type="float">
            <text:p>0.515117859840393</text:p>
          </table:table-cell>
          <table:table-cell office:value-type="float" office:value="0.00172001991886646" calcext:value-type="float">
            <text:p>0.001720019918866</text:p>
          </table:table-cell>
          <table:table-cell office:value-type="float" office:value="-0.000631392374634743" calcext:value-type="float">
            <text:p>-0.000631392374635</text:p>
          </table:table-cell>
          <table:table-cell office:value-type="float" office:value="536.154995727539" calcext:value-type="float">
            <text:p>536.154995727539</text:p>
          </table:table-cell>
          <table:table-cell office:value-type="float" office:value="2.92216808795929" calcext:value-type="float">
            <text:p>2.92216808795929</text:p>
          </table:table-cell>
          <table:table-cell office:value-type="float" office:value="2073.60913915344" calcext:value-type="float">
            <text:p>2073.60913915344</text:p>
          </table:table-cell>
          <table:table-cell office:value-type="float" office:value="27.5687917460455" calcext:value-type="float">
            <text:p>27.56879174604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68939301371574" calcext:value-type="float">
            <text:p>0.468939301371574</text:p>
          </table:table-cell>
          <table:table-cell office:value-type="float" office:value="0.00161387597909197" calcext:value-type="float">
            <text:p>0.001613875979092</text:p>
          </table:table-cell>
          <table:table-cell office:value-type="float" office:value="-0.000427266024053097" calcext:value-type="float">
            <text:p>-0.000427266024053</text:p>
          </table:table-cell>
          <table:table-cell office:value-type="float" office:value="128.591467285156" calcext:value-type="float">
            <text:p>128.591467285156</text:p>
          </table:table-cell>
          <table:table-cell office:value-type="float" office:value="0.861467218399048" calcext:value-type="float">
            <text:p>0.861467218399048</text:p>
          </table:table-cell>
          <table:table-cell office:value-type="float" office:value="3697.43455091537" calcext:value-type="float">
            <text:p>3697.43455091537</text:p>
          </table:table-cell>
          <table:table-cell office:value-type="float" office:value="24.7671723566833" calcext:value-type="float">
            <text:p>24.76717235668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75069278478623" calcext:value-type="float">
            <text:p>0.475069278478623</text:p>
          </table:table-cell>
          <table:table-cell office:value-type="float" office:value="0.000505257086479105" calcext:value-type="float">
            <text:p>0.000505257086479</text:p>
          </table:table-cell>
          <table:table-cell office:value-type="float" office:value="-0.00367853827774525" calcext:value-type="float">
            <text:p>-0.003678538277745</text:p>
          </table:table-cell>
          <table:table-cell office:value-type="float" office:value="95.7753715515137" calcext:value-type="float">
            <text:p>95.7753715515137</text:p>
          </table:table-cell>
          <table:table-cell office:value-type="float" office:value="0.696839326620102" calcext:value-type="float">
            <text:p>0.696839326620102</text:p>
          </table:table-cell>
          <table:table-cell office:value-type="float" office:value="3440.08736683371" calcext:value-type="float">
            <text:p>3440.08736683371</text:p>
          </table:table-cell>
          <table:table-cell office:value-type="float" office:value="40.8159401300305" calcext:value-type="float">
            <text:p>40.815940130030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54039120674133" calcext:value-type="float">
            <text:p>0.554039120674133</text:p>
          </table:table-cell>
          <table:table-cell office:value-type="float" office:value="0.000412851865985431" calcext:value-type="float">
            <text:p>0.000412851865985</text:p>
          </table:table-cell>
          <table:table-cell office:value-type="float" office:value="-0.000635561905801296" calcext:value-type="float">
            <text:p>-0.000635561905801</text:p>
          </table:table-cell>
          <table:table-cell office:value-type="float" office:value="14.4336340904236" calcext:value-type="float">
            <text:p>14.4336340904236</text:p>
          </table:table-cell>
          <table:table-cell office:value-type="float" office:value="0.332626351714134" calcext:value-type="float">
            <text:p>0.332626351714134</text:p>
          </table:table-cell>
          <table:table-cell office:value-type="float" office:value="3121.09068328167" calcext:value-type="float">
            <text:p>3121.09068328167</text:p>
          </table:table-cell>
          <table:table-cell office:value-type="float" office:value="29.6120994938421" calcext:value-type="float">
            <text:p>29.61209949384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99308827519417" calcext:value-type="float">
            <text:p>0.399308827519417</text:p>
          </table:table-cell>
          <table:table-cell office:value-type="float" office:value="0.00026032030582428" calcext:value-type="float">
            <text:p>0.000260320305824</text:p>
          </table:table-cell>
          <table:table-cell office:value-type="float" office:value="-0.0000211709178984165" calcext:value-type="float">
            <text:p>-2.11709178984165E-05</text:p>
          </table:table-cell>
          <table:table-cell office:value-type="float" office:value="96.0630424499512" calcext:value-type="float">
            <text:p>96.0630424499512</text:p>
          </table:table-cell>
          <table:table-cell office:value-type="float" office:value="0.663942617177963" calcext:value-type="float">
            <text:p>0.663942617177963</text:p>
          </table:table-cell>
          <table:table-cell office:value-type="float" office:value="3567.58406853974" calcext:value-type="float">
            <text:p>3567.58406853974</text:p>
          </table:table-cell>
          <table:table-cell office:value-type="float" office:value="38.1412153266836" calcext:value-type="float">
            <text:p>38.141215326683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527587950229645" calcext:value-type="float">
            <text:p>0.527587950229645</text:p>
          </table:table-cell>
          <table:table-cell office:value-type="float" office:value="0.00131197771988809" calcext:value-type="float">
            <text:p>0.001311977719888</text:p>
          </table:table-cell>
          <table:table-cell office:value-type="float" office:value="-0.000822724215686321" calcext:value-type="float">
            <text:p>-0.000822724215686</text:p>
          </table:table-cell>
          <table:table-cell office:value-type="float" office:value="144.277081298828" calcext:value-type="float">
            <text:p>144.277081298828</text:p>
          </table:table-cell>
          <table:table-cell office:value-type="float" office:value="0.968978828191757" calcext:value-type="float">
            <text:p>0.968978828191757</text:p>
          </table:table-cell>
          <table:table-cell office:value-type="float" office:value="3060.03494380279" calcext:value-type="float">
            <text:p>3060.03494380279</text:p>
          </table:table-cell>
          <table:table-cell office:value-type="float" office:value="41.2106273034238" calcext:value-type="float">
            <text:p>41.21062730342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42903620004654" calcext:value-type="float">
            <text:p>0.342903620004654</text:p>
          </table:table-cell>
          <table:table-cell office:value-type="float" office:value="0.00023784696822986" calcext:value-type="float">
            <text:p>0.00023784696823</text:p>
          </table:table-cell>
          <table:table-cell office:value-type="float" office:value="-0.000160381942987442" calcext:value-type="float">
            <text:p>-0.000160381942987</text:p>
          </table:table-cell>
          <table:table-cell office:value-type="float" office:value="95.7966003417969" calcext:value-type="float">
            <text:p>95.7966003417969</text:p>
          </table:table-cell>
          <table:table-cell office:value-type="float" office:value="0.634263676404953" calcext:value-type="float">
            <text:p>0.634263676404953</text:p>
          </table:table-cell>
          <table:table-cell office:value-type="float" office:value="2658.8714134185" calcext:value-type="float">
            <text:p>2658.8714134185</text:p>
          </table:table-cell>
          <table:table-cell office:value-type="float" office:value="40.1819012734574" calcext:value-type="float">
            <text:p>40.181901273457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459228855371475" calcext:value-type="float">
            <text:p>0.459228855371475</text:p>
          </table:table-cell>
          <table:table-cell office:value-type="float" office:value="0.000482503528473899" calcext:value-type="float">
            <text:p>0.000482503528474</text:p>
          </table:table-cell>
          <table:table-cell office:value-type="float" office:value="-0.00164634771645069" calcext:value-type="float">
            <text:p>-0.001646347716451</text:p>
          </table:table-cell>
          <table:table-cell office:value-type="float" office:value="143.488085174561" calcext:value-type="float">
            <text:p>143.488085174561</text:p>
          </table:table-cell>
          <table:table-cell office:value-type="float" office:value="0.92947211265564" calcext:value-type="float">
            <text:p>0.92947211265564</text:p>
          </table:table-cell>
          <table:table-cell office:value-type="float" office:value="3243.32103541234" calcext:value-type="float">
            <text:p>3243.32103541234</text:p>
          </table:table-cell>
          <table:table-cell office:value-type="float" office:value="36.1982054982102" calcext:value-type="float">
            <text:p>36.198205498210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535777914524078" calcext:value-type="float">
            <text:p>0.535777914524078</text:p>
          </table:table-cell>
          <table:table-cell office:value-type="float" office:value="0.00195965819293633" calcext:value-type="float">
            <text:p>0.001959658192936</text:p>
          </table:table-cell>
          <table:table-cell office:value-type="float" office:value="-0.00420750714838505" calcext:value-type="float">
            <text:p>-0.004207507148385</text:p>
          </table:table-cell>
          <table:table-cell office:value-type="float" office:value="453.229168701172" calcext:value-type="float">
            <text:p>453.229168701172</text:p>
          </table:table-cell>
          <table:table-cell office:value-type="float" office:value="2.51463460922241" calcext:value-type="float">
            <text:p>2.51463460922241</text:p>
          </table:table-cell>
          <table:table-cell office:value-type="float" office:value="3220.92240709709" calcext:value-type="float">
            <text:p>3220.92240709709</text:p>
          </table:table-cell>
          <table:table-cell office:value-type="float" office:value="39.6325586330029" calcext:value-type="float">
            <text:p>39.63255863300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63497316837311" calcext:value-type="float">
            <text:p>0.363497316837311</text:p>
          </table:table-cell>
          <table:table-cell office:value-type="float" office:value="0.00165098423603922" calcext:value-type="float">
            <text:p>0.001650984236039</text:p>
          </table:table-cell>
          <table:table-cell office:value-type="float" office:value="-0.000344599690288305" calcext:value-type="float">
            <text:p>-0.000344599690288</text:p>
          </table:table-cell>
          <table:table-cell office:value-type="float" office:value="235.424319458008" calcext:value-type="float">
            <text:p>235.424319458008</text:p>
          </table:table-cell>
          <table:table-cell office:value-type="float" office:value="1.34318088293076" calcext:value-type="float">
            <text:p>1.34318088293076</text:p>
          </table:table-cell>
          <table:table-cell office:value-type="float" office:value="2837.20842872575" calcext:value-type="float">
            <text:p>2837.20842872575</text:p>
          </table:table-cell>
          <table:table-cell office:value-type="float" office:value="41.0599843113684" calcext:value-type="float">
            <text:p>41.05998431136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08863931894302" calcext:value-type="float">
            <text:p>0.508863931894302</text:p>
          </table:table-cell>
          <table:table-cell office:value-type="float" office:value="0.00207818059716374" calcext:value-type="float">
            <text:p>0.002078180597164</text:p>
          </table:table-cell>
          <table:table-cell office:value-type="float" office:value="-0.000179338455200195" calcext:value-type="float">
            <text:p>-0.0001793384552</text:p>
          </table:table-cell>
          <table:table-cell office:value-type="float" office:value="46.1373561859131" calcext:value-type="float">
            <text:p>46.1373561859131</text:p>
          </table:table-cell>
          <table:table-cell office:value-type="float" office:value="0.469995054602623" calcext:value-type="float">
            <text:p>0.469995054602623</text:p>
          </table:table-cell>
          <table:table-cell office:value-type="float" office:value="3257.35445190039" calcext:value-type="float">
            <text:p>3257.35445190039</text:p>
          </table:table-cell>
          <table:table-cell office:value-type="float" office:value="43.4795526435482" calcext:value-type="float">
            <text:p>43.47955264354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76612576842308" calcext:value-type="float">
            <text:p>0.376612576842308</text:p>
          </table:table-cell>
          <table:table-cell office:value-type="float" office:value="0.000161635714175645" calcext:value-type="float">
            <text:p>0.000161635714176</text:p>
          </table:table-cell>
          <table:table-cell office:value-type="float" office:value="-0.000828955508768559" calcext:value-type="float">
            <text:p>-0.000828955508769</text:p>
          </table:table-cell>
          <table:table-cell office:value-type="float" office:value="12.3588711738586" calcext:value-type="float">
            <text:p>12.3588711738586</text:p>
          </table:table-cell>
          <table:table-cell office:value-type="float" office:value="0.233465494215488" calcext:value-type="float">
            <text:p>0.233465494215488</text:p>
          </table:table-cell>
          <table:table-cell office:value-type="float" office:value="3027.47437500969" calcext:value-type="float">
            <text:p>3027.47437500969</text:p>
          </table:table-cell>
          <table:table-cell office:value-type="float" office:value="43.3422929558728" calcext:value-type="float">
            <text:p>43.34229295587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00716459751129" calcext:value-type="float">
            <text:p>0.400716459751129</text:p>
          </table:table-cell>
          <table:table-cell office:value-type="float" office:value="0.00200491943396628" calcext:value-type="float">
            <text:p>0.002004919433966</text:p>
          </table:table-cell>
          <table:table-cell office:value-type="float" office:value="-0.0000636419048532844" calcext:value-type="float">
            <text:p>-6.36419048532844E-05</text:p>
          </table:table-cell>
          <table:table-cell office:value-type="float" office:value="232.944798278809" calcext:value-type="float">
            <text:p>232.944798278809</text:p>
          </table:table-cell>
          <table:table-cell office:value-type="float" office:value="1.35047249794006" calcext:value-type="float">
            <text:p>1.35047249794006</text:p>
          </table:table-cell>
          <table:table-cell office:value-type="float" office:value="3748.45169964721" calcext:value-type="float">
            <text:p>3748.45169964721</text:p>
          </table:table-cell>
          <table:table-cell office:value-type="float" office:value="50.8223531919298" calcext:value-type="float">
            <text:p>50.82235319192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472425645589829" calcext:value-type="float">
            <text:p>0.472425645589829</text:p>
          </table:table-cell>
          <table:table-cell office:value-type="float" office:value="0.0032598783262074" calcext:value-type="float">
            <text:p>0.003259878326207</text:p>
          </table:table-cell>
          <table:table-cell office:value-type="float" office:value="-0.00104307411238551" calcext:value-type="float">
            <text:p>-0.001043074112386</text:p>
          </table:table-cell>
          <table:table-cell office:value-type="float" office:value="171.796696472168" calcext:value-type="float">
            <text:p>171.796696472168</text:p>
          </table:table-cell>
          <table:table-cell office:value-type="float" office:value="1.08029361963272" calcext:value-type="float">
            <text:p>1.08029361963272</text:p>
          </table:table-cell>
          <table:table-cell office:value-type="float" office:value="3902.09651124605" calcext:value-type="float">
            <text:p>3902.09651124605</text:p>
          </table:table-cell>
          <table:table-cell office:value-type="float" office:value="59.1168297920143" calcext:value-type="float">
            <text:p>59.116829792014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446984961628914" calcext:value-type="float">
            <text:p>0.446984961628914</text:p>
          </table:table-cell>
          <table:table-cell office:value-type="float" office:value="0.00253816235344857" calcext:value-type="float">
            <text:p>0.002538162353449</text:p>
          </table:table-cell>
          <table:table-cell office:value-type="float" office:value="-0.0000222294591367245" calcext:value-type="float">
            <text:p>-2.22294591367245E-05</text:p>
          </table:table-cell>
          <table:table-cell office:value-type="float" office:value="67.8117233276367" calcext:value-type="float">
            <text:p>67.8117233276367</text:p>
          </table:table-cell>
          <table:table-cell office:value-type="float" office:value="0.548549675941467" calcext:value-type="float">
            <text:p>0.548549675941467</text:p>
          </table:table-cell>
          <table:table-cell office:value-type="float" office:value="3732.78410791435" calcext:value-type="float">
            <text:p>3732.78410791435</text:p>
          </table:table-cell>
          <table:table-cell office:value-type="float" office:value="68.6998526661425" calcext:value-type="float">
            <text:p>68.69985266614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471576410531998" calcext:value-type="float">
            <text:p>0.471576410531998</text:p>
          </table:table-cell>
          <table:table-cell office:value-type="float" office:value="0.000420503522036597" calcext:value-type="float">
            <text:p>0.000420503522037</text:p>
          </table:table-cell>
          <table:table-cell office:value-type="float" office:value="-0.00284495847299695" calcext:value-type="float">
            <text:p>-0.002844958472997</text:p>
          </table:table-cell>
          <table:table-cell office:value-type="float" office:value="28.4673379898071" calcext:value-type="float">
            <text:p>28.4673379898071</text:p>
          </table:table-cell>
          <table:table-cell office:value-type="float" office:value="0.360351914167404" calcext:value-type="float">
            <text:p>0.360351914167404</text:p>
          </table:table-cell>
          <table:table-cell office:value-type="float" office:value="3627.72730864708" calcext:value-type="float">
            <text:p>3627.72730864708</text:p>
          </table:table-cell>
          <table:table-cell office:value-type="float" office:value="61.7835358876386" calcext:value-type="float">
            <text:p>61.783535887638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470108145475388" calcext:value-type="float">
            <text:p>0.470108145475388</text:p>
          </table:table-cell>
          <table:table-cell office:value-type="float" office:value="0.00142981524113566" calcext:value-type="float">
            <text:p>0.001429815241136</text:p>
          </table:table-cell>
          <table:table-cell office:value-type="float" office:value="-0.000574426632374525" calcext:value-type="float">
            <text:p>-0.000574426632375</text:p>
          </table:table-cell>
          <table:table-cell office:value-type="float" office:value="400.504275512695" calcext:value-type="float">
            <text:p>400.504275512695</text:p>
          </table:table-cell>
          <table:table-cell office:value-type="float" office:value="2.22255849838257" calcext:value-type="float">
            <text:p>2.22255849838257</text:p>
          </table:table-cell>
          <table:table-cell office:value-type="float" office:value="2991.81413378153" calcext:value-type="float">
            <text:p>2991.81413378153</text:p>
          </table:table-cell>
          <table:table-cell office:value-type="float" office:value="51.2445533979654" calcext:value-type="float">
            <text:p>51.244553397965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42906254529953" calcext:value-type="float">
            <text:p>0.342906254529953</text:p>
          </table:table-cell>
          <table:table-cell office:value-type="float" office:value="0.000183162477333099" calcext:value-type="float">
            <text:p>0.000183162477333</text:p>
          </table:table-cell>
          <table:table-cell office:value-type="float" office:value="-0.0000679129734635353" calcext:value-type="float">
            <text:p>-6.79129734635353E-05</text:p>
          </table:table-cell>
          <table:table-cell office:value-type="float" office:value="193.788031005859" calcext:value-type="float">
            <text:p>193.788031005859</text:p>
          </table:table-cell>
          <table:table-cell office:value-type="float" office:value="1.12517526745796" calcext:value-type="float">
            <text:p>1.12517526745796</text:p>
          </table:table-cell>
          <table:table-cell office:value-type="float" office:value="3339.90211397829" calcext:value-type="float">
            <text:p>3339.90211397829</text:p>
          </table:table-cell>
          <table:table-cell office:value-type="float" office:value="54.9356321352535" calcext:value-type="float">
            <text:p>54.935632135253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96419677138328" calcext:value-type="float">
            <text:p>0.396419677138328</text:p>
          </table:table-cell>
          <table:table-cell office:value-type="float" office:value="0.000159736117348075" calcext:value-type="float">
            <text:p>0.000159736117348</text:p>
          </table:table-cell>
          <table:table-cell office:value-type="float" office:value="-0.000555367395281792" calcext:value-type="float">
            <text:p>-0.000555367395282</text:p>
          </table:table-cell>
          <table:table-cell office:value-type="float" office:value="149.947974395752" calcext:value-type="float">
            <text:p>149.947974395752</text:p>
          </table:table-cell>
          <table:table-cell office:value-type="float" office:value="0.932183974981308" calcext:value-type="float">
            <text:p>0.932183974981308</text:p>
          </table:table-cell>
          <table:table-cell office:value-type="float" office:value="2776.63201636854" calcext:value-type="float">
            <text:p>2776.63201636854</text:p>
          </table:table-cell>
          <table:table-cell office:value-type="float" office:value="56.523176458478" calcext:value-type="float">
            <text:p>56.5231764584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08404240012169" calcext:value-type="float">
            <text:p>0.408404240012169</text:p>
          </table:table-cell>
          <table:table-cell office:value-type="float" office:value="0.000216987088788301" calcext:value-type="float">
            <text:p>0.000216987088788</text:p>
          </table:table-cell>
          <table:table-cell office:value-type="float" office:value="-0.000216886773705482" calcext:value-type="float">
            <text:p>-0.000216886773705</text:p>
          </table:table-cell>
          <table:table-cell office:value-type="float" office:value="203.854248046875" calcext:value-type="float">
            <text:p>203.854248046875</text:p>
          </table:table-cell>
          <table:table-cell office:value-type="float" office:value="1.20799995660782" calcext:value-type="float">
            <text:p>1.20799995660782</text:p>
          </table:table-cell>
          <table:table-cell office:value-type="float" office:value="2251.46346446736" calcext:value-type="float">
            <text:p>2251.46346446736</text:p>
          </table:table-cell>
          <table:table-cell office:value-type="float" office:value="35.8155721680145" calcext:value-type="float">
            <text:p>35.81557216801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431993785500526" calcext:value-type="float">
            <text:p>0.431993785500526</text:p>
          </table:table-cell>
          <table:table-cell office:value-type="float" office:value="0.00253853884059936" calcext:value-type="float">
            <text:p>0.002538538840599</text:p>
          </table:table-cell>
          <table:table-cell office:value-type="float" office:value="-0.00257384777069092" calcext:value-type="float">
            <text:p>-0.002573847770691</text:p>
          </table:table-cell>
          <table:table-cell office:value-type="float" office:value="389.121347045898" calcext:value-type="float">
            <text:p>389.121347045898</text:p>
          </table:table-cell>
          <table:table-cell office:value-type="float" office:value="2.14495573043823" calcext:value-type="float">
            <text:p>2.14495573043823</text:p>
          </table:table-cell>
          <table:table-cell office:value-type="float" office:value="2309.11008554493" calcext:value-type="float">
            <text:p>2309.11008554493</text:p>
          </table:table-cell>
          <table:table-cell office:value-type="float" office:value="52.4236451841891" calcext:value-type="float">
            <text:p>52.423645184189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04689648747444" calcext:value-type="float">
            <text:p>0.404689648747444</text:p>
          </table:table-cell>
          <table:table-cell office:value-type="float" office:value="0.00153610403649509" calcext:value-type="float">
            <text:p>0.001536104036495</text:p>
          </table:table-cell>
          <table:table-cell office:value-type="float" office:value="-0.000611551664769649" calcext:value-type="float">
            <text:p>-0.00061155166477</text:p>
          </table:table-cell>
          <table:table-cell office:value-type="float" office:value="203.573976135254" calcext:value-type="float">
            <text:p>203.573976135254</text:p>
          </table:table-cell>
          <table:table-cell office:value-type="float" office:value="1.20482469797134" calcext:value-type="float">
            <text:p>1.20482469797134</text:p>
          </table:table-cell>
          <table:table-cell office:value-type="float" office:value="2722.81542091484" calcext:value-type="float">
            <text:p>2722.81542091484</text:p>
          </table:table-cell>
          <table:table-cell office:value-type="float" office:value="52.1918942443619" calcext:value-type="float">
            <text:p>52.19189424436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30484187602997" calcext:value-type="float">
            <text:p>0.530484187602997</text:p>
          </table:table-cell>
          <table:table-cell office:value-type="float" office:value="0.00145775028504431" calcext:value-type="float">
            <text:p>0.001457750285044</text:p>
          </table:table-cell>
          <table:table-cell office:value-type="float" office:value="0.000161070376634598" calcext:value-type="float">
            <text:p>0.000161070376635</text:p>
          </table:table-cell>
          <table:table-cell office:value-type="float" office:value="456.950653076172" calcext:value-type="float">
            <text:p>456.950653076172</text:p>
          </table:table-cell>
          <table:table-cell office:value-type="float" office:value="2.53538527488709" calcext:value-type="float">
            <text:p>2.53538527488709</text:p>
          </table:table-cell>
          <table:table-cell office:value-type="float" office:value="3100.47632914893" calcext:value-type="float">
            <text:p>3100.47632914893</text:p>
          </table:table-cell>
          <table:table-cell office:value-type="float" office:value="61.0134756467539" calcext:value-type="float">
            <text:p>61.013475646753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88330137729645" calcext:value-type="float">
            <text:p>0.388330137729645</text:p>
          </table:table-cell>
          <table:table-cell office:value-type="float" office:value="0.00131842375267297" calcext:value-type="float">
            <text:p>0.001318423752673</text:p>
          </table:table-cell>
          <table:table-cell office:value-type="float" office:value="-0.00698654688894749" calcext:value-type="float">
            <text:p>-0.006986546888947</text:p>
          </table:table-cell>
          <table:table-cell office:value-type="float" office:value="96.0498519897461" calcext:value-type="float">
            <text:p>96.0498519897461</text:p>
          </table:table-cell>
          <table:table-cell office:value-type="float" office:value="0.652665102481842" calcext:value-type="float">
            <text:p>0.652665102481842</text:p>
          </table:table-cell>
          <table:table-cell office:value-type="float" office:value="2768.29894644632" calcext:value-type="float">
            <text:p>2768.29894644632</text:p>
          </table:table-cell>
          <table:table-cell office:value-type="float" office:value="74.0890536653344" calcext:value-type="float">
            <text:p>74.08905366533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45467740297317" calcext:value-type="float">
            <text:p>0.545467740297317</text:p>
          </table:table-cell>
          <table:table-cell office:value-type="float" office:value="0.0031412301119417" calcext:value-type="float">
            <text:p>0.003141230111942</text:p>
          </table:table-cell>
          <table:table-cell office:value-type="float" office:value="-0.0109405770897865" calcext:value-type="float">
            <text:p>-0.010940577089787</text:p>
          </table:table-cell>
          <table:table-cell office:value-type="float" office:value="732.743359375" calcext:value-type="float">
            <text:p>732.743359375</text:p>
          </table:table-cell>
          <table:table-cell office:value-type="float" office:value="3.9116818189621" calcext:value-type="float">
            <text:p>3.9116818189621</text:p>
          </table:table-cell>
          <table:table-cell office:value-type="float" office:value="2793.04580039684" calcext:value-type="float">
            <text:p>2793.04580039684</text:p>
          </table:table-cell>
          <table:table-cell office:value-type="float" office:value="57.8655748674182" calcext:value-type="float">
            <text:p>57.865574867418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424423950910568" calcext:value-type="float">
            <text:p>0.424423950910568</text:p>
          </table:table-cell>
          <table:table-cell office:value-type="float" office:value="0.00235183534678072" calcext:value-type="float">
            <text:p>0.002351835346781</text:p>
          </table:table-cell>
          <table:table-cell office:value-type="float" office:value="-0.000416840612888336" calcext:value-type="float">
            <text:p>-0.000416840612888</text:p>
          </table:table-cell>
          <table:table-cell office:value-type="float" office:value="52.1634334564209" calcext:value-type="float">
            <text:p>52.1634334564209</text:p>
          </table:table-cell>
          <table:table-cell office:value-type="float" office:value="0.458332747220993" calcext:value-type="float">
            <text:p>0.458332747220993</text:p>
          </table:table-cell>
          <table:table-cell office:value-type="float" office:value="2437.22122094997" calcext:value-type="float">
            <text:p>2437.22122094997</text:p>
          </table:table-cell>
          <table:table-cell office:value-type="float" office:value="56.8070019238104" calcext:value-type="float">
            <text:p>56.807001923810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9500215947628" calcext:value-type="float">
            <text:p>0.39500215947628</text:p>
          </table:table-cell>
          <table:table-cell office:value-type="float" office:value="0.0014112809789367" calcext:value-type="float">
            <text:p>0.001411280978937</text:p>
          </table:table-cell>
          <table:table-cell office:value-type="float" office:value="-0.00213318190071732" calcext:value-type="float">
            <text:p>-0.002133181900717</text:p>
          </table:table-cell>
          <table:table-cell office:value-type="float" office:value="206.664645385742" calcext:value-type="float">
            <text:p>206.664645385742</text:p>
          </table:table-cell>
          <table:table-cell office:value-type="float" office:value="1.21401144266129" calcext:value-type="float">
            <text:p>1.21401144266129</text:p>
          </table:table-cell>
          <table:table-cell office:value-type="float" office:value="2023.83422664406" calcext:value-type="float">
            <text:p>2023.83422664406</text:p>
          </table:table-cell>
          <table:table-cell office:value-type="float" office:value="63.3925583006814" calcext:value-type="float">
            <text:p>63.39255830068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25150561332703" calcext:value-type="float">
            <text:p>0.525150561332703</text:p>
          </table:table-cell>
          <table:table-cell office:value-type="float" office:value="0.00336053050123155" calcext:value-type="float">
            <text:p>0.003360530501232</text:p>
          </table:table-cell>
          <table:table-cell office:value-type="float" office:value="-0.000351339392364025" calcext:value-type="float">
            <text:p>-0.000351339392364</text:p>
          </table:table-cell>
          <table:table-cell office:value-type="float" office:value="298.907754516602" calcext:value-type="float">
            <text:p>298.907754516602</text:p>
          </table:table-cell>
          <table:table-cell office:value-type="float" office:value="1.74303973913193" calcext:value-type="float">
            <text:p>1.74303973913193</text:p>
          </table:table-cell>
          <table:table-cell office:value-type="float" office:value="2966.48932820357" calcext:value-type="float">
            <text:p>2966.48932820357</text:p>
          </table:table-cell>
          <table:table-cell office:value-type="float" office:value="52.9042622122216" calcext:value-type="float">
            <text:p>52.90426221222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468823665380478" calcext:value-type="float">
            <text:p>0.468823665380478</text:p>
          </table:table-cell>
          <table:table-cell office:value-type="float" office:value="0.00228160610422492" calcext:value-type="float">
            <text:p>0.002281606104225</text:p>
          </table:table-cell>
          <table:table-cell office:value-type="float" office:value="-0.00222224127501249" calcext:value-type="float">
            <text:p>-0.002222241275013</text:p>
          </table:table-cell>
          <table:table-cell office:value-type="float" office:value="770.269586181641" calcext:value-type="float">
            <text:p>770.269586181641</text:p>
          </table:table-cell>
          <table:table-cell office:value-type="float" office:value="4.06937973499298" calcext:value-type="float">
            <text:p>4.06937973499298</text:p>
          </table:table-cell>
          <table:table-cell office:value-type="float" office:value="2177.54271748208" calcext:value-type="float">
            <text:p>2177.54271748208</text:p>
          </table:table-cell>
          <table:table-cell office:value-type="float" office:value="53.8644893391525" calcext:value-type="float">
            <text:p>53.86448933915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15851446986198" calcext:value-type="float">
            <text:p>0.315851446986198</text:p>
          </table:table-cell>
          <table:table-cell office:value-type="float" office:value="0.000853147031739354" calcext:value-type="float">
            <text:p>0.000853147031739</text:p>
          </table:table-cell>
          <table:table-cell office:value-type="float" office:value="0.000118026882410049" calcext:value-type="float">
            <text:p>0.00011802688241</text:p>
          </table:table-cell>
          <table:table-cell office:value-type="float" office:value="339.678591918945" calcext:value-type="float">
            <text:p>339.678591918945</text:p>
          </table:table-cell>
          <table:table-cell office:value-type="float" office:value="1.84147299528122" calcext:value-type="float">
            <text:p>1.84147299528122</text:p>
          </table:table-cell>
          <table:table-cell office:value-type="float" office:value="2052.41738462588" calcext:value-type="float">
            <text:p>2052.41738462588</text:p>
          </table:table-cell>
          <table:table-cell office:value-type="float" office:value="52.3377215137996" calcext:value-type="float">
            <text:p>52.337721513799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425018936395645" calcext:value-type="float">
            <text:p>0.425018936395645</text:p>
          </table:table-cell>
          <table:table-cell office:value-type="float" office:value="0.00360446209087968" calcext:value-type="float">
            <text:p>0.00360446209088</text:p>
          </table:table-cell>
          <table:table-cell office:value-type="float" office:value="-0.0022001639008522" calcext:value-type="float">
            <text:p>-0.002200163900852</text:p>
          </table:table-cell>
          <table:table-cell office:value-type="float" office:value="50.4335445404053" calcext:value-type="float">
            <text:p>50.4335445404053</text:p>
          </table:table-cell>
          <table:table-cell office:value-type="float" office:value="0.448895606398582" calcext:value-type="float">
            <text:p>0.448895606398582</text:p>
          </table:table-cell>
          <table:table-cell office:value-type="float" office:value="2785.37351611175" calcext:value-type="float">
            <text:p>2785.37351611175</text:p>
          </table:table-cell>
          <table:table-cell office:value-type="float" office:value="67.8791538582418" calcext:value-type="float">
            <text:p>67.87915385824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77545955777168" calcext:value-type="float">
            <text:p>0.377545955777168</text:p>
          </table:table-cell>
          <table:table-cell office:value-type="float" office:value="0.00486603891476989" calcext:value-type="float">
            <text:p>0.00486603891477</text:p>
          </table:table-cell>
          <table:table-cell office:value-type="float" office:value="-0.000452004000544548" calcext:value-type="float">
            <text:p>-0.000452004000545</text:p>
          </table:table-cell>
          <table:table-cell office:value-type="float" office:value="857.716571044922" calcext:value-type="float">
            <text:p>857.716571044922</text:p>
          </table:table-cell>
          <table:table-cell office:value-type="float" office:value="4.4640242099762" calcext:value-type="float">
            <text:p>4.4640242099762</text:p>
          </table:table-cell>
          <table:table-cell office:value-type="float" office:value="2838.55809667298" calcext:value-type="float">
            <text:p>2838.55809667298</text:p>
          </table:table-cell>
          <table:table-cell office:value-type="float" office:value="56.0916155185086" calcext:value-type="float">
            <text:p>56.091615518508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76190462708473" calcext:value-type="float">
            <text:p>0.376190462708473</text:p>
          </table:table-cell>
          <table:table-cell office:value-type="float" office:value="0.000109812264417997" calcext:value-type="float">
            <text:p>0.000109812264418</text:p>
          </table:table-cell>
          <table:table-cell office:value-type="float" office:value="-0.0000555230304598808" calcext:value-type="float">
            <text:p>-5.55230304598808E-05</text:p>
          </table:table-cell>
          <table:table-cell office:value-type="float" office:value="136.913437271118" calcext:value-type="float">
            <text:p>136.913437271118</text:p>
          </table:table-cell>
          <table:table-cell office:value-type="float" office:value="0.857512491941452" calcext:value-type="float">
            <text:p>0.857512491941452</text:p>
          </table:table-cell>
          <table:table-cell office:value-type="float" office:value="2810.07486032974" calcext:value-type="float">
            <text:p>2810.07486032974</text:p>
          </table:table-cell>
          <table:table-cell office:value-type="float" office:value="61.7927032118197" calcext:value-type="float">
            <text:p>61.792703211819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42878133058548" calcext:value-type="float">
            <text:p>0.342878133058548</text:p>
          </table:table-cell>
          <table:table-cell office:value-type="float" office:value="0.00201462213881314" calcext:value-type="float">
            <text:p>0.002014622138813</text:p>
          </table:table-cell>
          <table:table-cell office:value-type="float" office:value="-0.00180001286789775" calcext:value-type="float">
            <text:p>-0.001800012867898</text:p>
          </table:table-cell>
          <table:table-cell office:value-type="float" office:value="36.0009258270264" calcext:value-type="float">
            <text:p>36.0009258270264</text:p>
          </table:table-cell>
          <table:table-cell office:value-type="float" office:value="0.335834887623787" calcext:value-type="float">
            <text:p>0.335834887623787</text:p>
          </table:table-cell>
          <table:table-cell office:value-type="float" office:value="3161.74534108323" calcext:value-type="float">
            <text:p>3161.74534108323</text:p>
          </table:table-cell>
          <table:table-cell office:value-type="float" office:value="42.8506776046226" calcext:value-type="float">
            <text:p>42.85067760462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41549974679947" calcext:value-type="float">
            <text:p>0.341549974679947</text:p>
          </table:table-cell>
          <table:table-cell office:value-type="float" office:value="0.00125209075631574" calcext:value-type="float">
            <text:p>0.001252090756316</text:p>
          </table:table-cell>
          <table:table-cell office:value-type="float" office:value="-0.000303021632134914" calcext:value-type="float">
            <text:p>-0.000303021632135</text:p>
          </table:table-cell>
          <table:table-cell office:value-type="float" office:value="224.231834411621" calcext:value-type="float">
            <text:p>224.231834411621</text:p>
          </table:table-cell>
          <table:table-cell office:value-type="float" office:value="1.27755132913589" calcext:value-type="float">
            <text:p>1.27755132913589</text:p>
          </table:table-cell>
          <table:table-cell office:value-type="float" office:value="2039.71450874413" calcext:value-type="float">
            <text:p>2039.71450874413</text:p>
          </table:table-cell>
          <table:table-cell office:value-type="float" office:value="50.0574010370066" calcext:value-type="float">
            <text:p>50.057401037006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420066770911217" calcext:value-type="float">
            <text:p>0.420066770911217</text:p>
          </table:table-cell>
          <table:table-cell office:value-type="float" office:value="0.00176941129611805" calcext:value-type="float">
            <text:p>0.001769411296118</text:p>
          </table:table-cell>
          <table:table-cell office:value-type="float" office:value="-0.00635068854317069" calcext:value-type="float">
            <text:p>-0.006350688543171</text:p>
          </table:table-cell>
          <table:table-cell office:value-type="float" office:value="418.498782348633" calcext:value-type="float">
            <text:p>418.498782348633</text:p>
          </table:table-cell>
          <table:table-cell office:value-type="float" office:value="2.28228888511658" calcext:value-type="float">
            <text:p>2.28228888511658</text:p>
          </table:table-cell>
          <table:table-cell office:value-type="float" office:value="1603.82031162667" calcext:value-type="float">
            <text:p>1603.82031162667</text:p>
          </table:table-cell>
          <table:table-cell office:value-type="float" office:value="52.2538527811527" calcext:value-type="float">
            <text:p>52.253852781152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414357456564903" calcext:value-type="float">
            <text:p>0.414357456564903</text:p>
          </table:table-cell>
          <table:table-cell office:value-type="float" office:value="0.000350614386843517" calcext:value-type="float">
            <text:p>0.000350614386844</text:p>
          </table:table-cell>
          <table:table-cell office:value-type="float" office:value="0.00000897292047739029" calcext:value-type="float">
            <text:p>8.97292047739029E-06</text:p>
          </table:table-cell>
          <table:table-cell office:value-type="float" office:value="56.1987941741943" calcext:value-type="float">
            <text:p>56.1987941741943</text:p>
          </table:table-cell>
          <table:table-cell office:value-type="float" office:value="0.473612624406815" calcext:value-type="float">
            <text:p>0.473612624406815</text:p>
          </table:table-cell>
          <table:table-cell office:value-type="float" office:value="3332.67601515599" calcext:value-type="float">
            <text:p>3332.67601515599</text:p>
          </table:table-cell>
          <table:table-cell office:value-type="float" office:value="49.1764689048985" calcext:value-type="float">
            <text:p>49.176468904898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84441831707954" calcext:value-type="float">
            <text:p>0.284441831707954</text:p>
          </table:table-cell>
          <table:table-cell office:value-type="float" office:value="0.000385539114358835" calcext:value-type="float">
            <text:p>0.000385539114359</text:p>
          </table:table-cell>
          <table:table-cell office:value-type="float" office:value="-0.0000701479613780975" calcext:value-type="float">
            <text:p>-7.01479613780975E-05</text:p>
          </table:table-cell>
          <table:table-cell office:value-type="float" office:value="50.8993091583252" calcext:value-type="float">
            <text:p>50.8993091583252</text:p>
          </table:table-cell>
          <table:table-cell office:value-type="float" office:value="0.382189956307411" calcext:value-type="float">
            <text:p>0.382189956307411</text:p>
          </table:table-cell>
          <table:table-cell office:value-type="float" office:value="3508.3246492599" calcext:value-type="float">
            <text:p>3508.3246492599</text:p>
          </table:table-cell>
          <table:table-cell office:value-type="float" office:value="64.3586407966446" calcext:value-type="float">
            <text:p>64.35864079664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06986996531486" calcext:value-type="float">
            <text:p>0.306986996531486</text:p>
          </table:table-cell>
          <table:table-cell office:value-type="float" office:value="0.000259859232755844" calcext:value-type="float">
            <text:p>0.000259859232756</text:p>
          </table:table-cell>
          <table:table-cell office:value-type="float" office:value="-0.0000319182872772217" calcext:value-type="float">
            <text:p>-3.19182872772217E-05</text:p>
          </table:table-cell>
          <table:table-cell office:value-type="float" office:value="33.836545753479" calcext:value-type="float">
            <text:p>33.836545753479</text:p>
          </table:table-cell>
          <table:table-cell office:value-type="float" office:value="0.308152323961258" calcext:value-type="float">
            <text:p>0.308152323961258</text:p>
          </table:table-cell>
          <table:table-cell office:value-type="float" office:value="2852.32572692429" calcext:value-type="float">
            <text:p>2852.32572692429</text:p>
          </table:table-cell>
          <table:table-cell office:value-type="float" office:value="69.0527778143762" calcext:value-type="float">
            <text:p>69.05277781437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67465704679489" calcext:value-type="float">
            <text:p>0.367465704679489</text:p>
          </table:table-cell>
          <table:table-cell office:value-type="float" office:value="0.00608777827583253" calcext:value-type="float">
            <text:p>0.006087778275833</text:p>
          </table:table-cell>
          <table:table-cell office:value-type="float" office:value="-0.00200938675552607" calcext:value-type="float">
            <text:p>-0.002009386755526</text:p>
          </table:table-cell>
          <table:table-cell office:value-type="float" office:value="1104.078125" calcext:value-type="float">
            <text:p>1104.078125</text:p>
          </table:table-cell>
          <table:table-cell office:value-type="float" office:value="5.69034824371338" calcext:value-type="float">
            <text:p>5.69034824371338</text:p>
          </table:table-cell>
          <table:table-cell office:value-type="float" office:value="3135.82216861856" calcext:value-type="float">
            <text:p>3135.82216861856</text:p>
          </table:table-cell>
          <table:table-cell office:value-type="float" office:value="68.3420239694502" calcext:value-type="float">
            <text:p>68.34202396945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453745111823082" calcext:value-type="float">
            <text:p>0.453745111823082</text:p>
          </table:table-cell>
          <table:table-cell office:value-type="float" office:value="0.00342968173790723" calcext:value-type="float">
            <text:p>0.003429681737907</text:p>
          </table:table-cell>
          <table:table-cell office:value-type="float" office:value="-0.00476400032639504" calcext:value-type="float">
            <text:p>-0.004764000326395</text:p>
          </table:table-cell>
          <table:table-cell office:value-type="float" office:value="287.935037231445" calcext:value-type="float">
            <text:p>287.935037231445</text:p>
          </table:table-cell>
          <table:table-cell office:value-type="float" office:value="1.64855363368988" calcext:value-type="float">
            <text:p>1.64855363368988</text:p>
          </table:table-cell>
          <table:table-cell office:value-type="float" office:value="2028.25570917982" calcext:value-type="float">
            <text:p>2028.25570917982</text:p>
          </table:table-cell>
          <table:table-cell office:value-type="float" office:value="54.7818748958409" calcext:value-type="float">
            <text:p>54.781874895840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07716158032417" calcext:value-type="float">
            <text:p>0.307716158032417</text:p>
          </table:table-cell>
          <table:table-cell office:value-type="float" office:value="0.00000981402295110456" calcext:value-type="float">
            <text:p>9.81402295110456E-06</text:p>
          </table:table-cell>
          <table:table-cell office:value-type="float" office:value="0.0000437889248132706" calcext:value-type="float">
            <text:p>4.37889248132706E-05</text:p>
          </table:table-cell>
          <table:table-cell office:value-type="float" office:value="26.5789523124695" calcext:value-type="float">
            <text:p>26.5789523124695</text:p>
          </table:table-cell>
          <table:table-cell office:value-type="float" office:value="0.27199300378561" calcext:value-type="float">
            <text:p>0.27199300378561</text:p>
          </table:table-cell>
          <table:table-cell office:value-type="float" office:value="2000.92722621535" calcext:value-type="float">
            <text:p>2000.92722621535</text:p>
          </table:table-cell>
          <table:table-cell office:value-type="float" office:value="47.6508532728824" calcext:value-type="float">
            <text:p>47.65085327288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450689342617989" calcext:value-type="float">
            <text:p>0.450689342617989</text:p>
          </table:table-cell>
          <table:table-cell office:value-type="float" office:value="0.00143542814766988" calcext:value-type="float">
            <text:p>0.00143542814767</text:p>
          </table:table-cell>
          <table:table-cell office:value-type="float" office:value="-0.00636096764355898" calcext:value-type="float">
            <text:p>-0.006360967643559</text:p>
          </table:table-cell>
          <table:table-cell office:value-type="float" office:value="19.2061023712158" calcext:value-type="float">
            <text:p>19.2061023712158</text:p>
          </table:table-cell>
          <table:table-cell office:value-type="float" office:value="0.300935107469559" calcext:value-type="float">
            <text:p>0.300935107469559</text:p>
          </table:table-cell>
          <table:table-cell office:value-type="float" office:value="2390.56332974355" calcext:value-type="float">
            <text:p>2390.56332974355</text:p>
          </table:table-cell>
          <table:table-cell office:value-type="float" office:value="60.0658521088568" calcext:value-type="float">
            <text:p>60.06585210885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01164248585701" calcext:value-type="float">
            <text:p>0.301164248585701</text:p>
          </table:table-cell>
          <table:table-cell office:value-type="float" office:value="0.00240317052230239" calcext:value-type="float">
            <text:p>0.002403170522302</text:p>
          </table:table-cell>
          <table:table-cell office:value-type="float" office:value="-0.00147638712078333" calcext:value-type="float">
            <text:p>-0.001476387120783</text:p>
          </table:table-cell>
          <table:table-cell office:value-type="float" office:value="340.054208374023" calcext:value-type="float">
            <text:p>340.054208374023</text:p>
          </table:table-cell>
          <table:table-cell office:value-type="float" office:value="1.83606605529785" calcext:value-type="float">
            <text:p>1.83606605529785</text:p>
          </table:table-cell>
          <table:table-cell office:value-type="float" office:value="3595.21991464944" calcext:value-type="float">
            <text:p>3595.21991464944</text:p>
          </table:table-cell>
          <table:table-cell office:value-type="float" office:value="54.1661343223648" calcext:value-type="float">
            <text:p>54.166134322364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5521140396595" calcext:value-type="float">
            <text:p>0.5521140396595</text:p>
          </table:table-cell>
          <table:table-cell office:value-type="float" office:value="0.00295068367850035" calcext:value-type="float">
            <text:p>0.0029506836785</text:p>
          </table:table-cell>
          <table:table-cell office:value-type="float" office:value="-0.000240861671045422" calcext:value-type="float">
            <text:p>-0.000240861671045</text:p>
          </table:table-cell>
          <table:table-cell office:value-type="float" office:value="1102.61110229492" calcext:value-type="float">
            <text:p>1102.61110229492</text:p>
          </table:table-cell>
          <table:table-cell office:value-type="float" office:value="5.77590174674988" calcext:value-type="float">
            <text:p>5.77590174674988</text:p>
          </table:table-cell>
          <table:table-cell office:value-type="float" office:value="1671.03861564726" calcext:value-type="float">
            <text:p>1671.03861564726</text:p>
          </table:table-cell>
          <table:table-cell office:value-type="float" office:value="53.6760600889393" calcext:value-type="float">
            <text:p>53.676060088939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21375775337219" calcext:value-type="float">
            <text:p>0.321375775337219</text:p>
          </table:table-cell>
          <table:table-cell office:value-type="float" office:value="0.0000539777964149835" calcext:value-type="float">
            <text:p>5.39777964149835E-05</text:p>
          </table:table-cell>
          <table:table-cell office:value-type="float" office:value="-0.0000471718609333038" calcext:value-type="float">
            <text:p>-4.71718609333038E-05</text:p>
          </table:table-cell>
          <table:table-cell office:value-type="float" office:value="22.8193644523621" calcext:value-type="float">
            <text:p>22.8193644523621</text:p>
          </table:table-cell>
          <table:table-cell office:value-type="float" office:value="0.260465036332607" calcext:value-type="float">
            <text:p>0.260465036332607</text:p>
          </table:table-cell>
          <table:table-cell office:value-type="float" office:value="2946.30596094714" calcext:value-type="float">
            <text:p>2946.30596094714</text:p>
          </table:table-cell>
          <table:table-cell office:value-type="float" office:value="56.2215792340693" calcext:value-type="float">
            <text:p>56.221579234069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9286316037178" calcext:value-type="float">
            <text:p>0.29286316037178</text:p>
          </table:table-cell>
          <table:table-cell office:value-type="float" office:value="0.000951349269598722" calcext:value-type="float">
            <text:p>0.000951349269599</text:p>
          </table:table-cell>
          <table:table-cell office:value-type="float" office:value="-0.00700448490679264" calcext:value-type="float">
            <text:p>-0.007004484906793</text:p>
          </table:table-cell>
          <table:table-cell office:value-type="float" office:value="411.065200805664" calcext:value-type="float">
            <text:p>411.065200805664</text:p>
          </table:table-cell>
          <table:table-cell office:value-type="float" office:value="2.18110928535461" calcext:value-type="float">
            <text:p>2.18110928535461</text:p>
          </table:table-cell>
          <table:table-cell office:value-type="float" office:value="3280.74324012284" calcext:value-type="float">
            <text:p>3280.74324012284</text:p>
          </table:table-cell>
          <table:table-cell office:value-type="float" office:value="70.3430351559189" calcext:value-type="float">
            <text:p>70.34303515591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79904079437256" calcext:value-type="float">
            <text:p>0.379904079437256</text:p>
          </table:table-cell>
          <table:table-cell office:value-type="float" office:value="0.000646003743167967" calcext:value-type="float">
            <text:p>0.000646003743168</text:p>
          </table:table-cell>
          <table:table-cell office:value-type="float" office:value="-0.0170433379709721" calcext:value-type="float">
            <text:p>-0.017043337970972</text:p>
          </table:table-cell>
          <table:table-cell office:value-type="float" office:value="217.220869445801" calcext:value-type="float">
            <text:p>217.220869445801</text:p>
          </table:table-cell>
          <table:table-cell office:value-type="float" office:value="1.24541395902634" calcext:value-type="float">
            <text:p>1.24541395902634</text:p>
          </table:table-cell>
          <table:table-cell office:value-type="float" office:value="3630.20486081442" calcext:value-type="float">
            <text:p>3630.20486081442</text:p>
          </table:table-cell>
          <table:table-cell office:value-type="float" office:value="54.274664175522" calcext:value-type="float">
            <text:p>54.2746641755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36387267708778" calcext:value-type="float">
            <text:p>0.336387267708778</text:p>
          </table:table-cell>
          <table:table-cell office:value-type="float" office:value="0.00079682624200359" calcext:value-type="float">
            <text:p>0.000796826242004</text:p>
          </table:table-cell>
          <table:table-cell office:value-type="float" office:value="0.000221715029329061" calcext:value-type="float">
            <text:p>0.000221715029329</text:p>
          </table:table-cell>
          <table:table-cell office:value-type="float" office:value="27.2895456314087" calcext:value-type="float">
            <text:p>27.2895456314087</text:p>
          </table:table-cell>
          <table:table-cell office:value-type="float" office:value="0.291541996598244" calcext:value-type="float">
            <text:p>0.291541996598244</text:p>
          </table:table-cell>
          <table:table-cell office:value-type="float" office:value="3565.21085702921" calcext:value-type="float">
            <text:p>3565.21085702921</text:p>
          </table:table-cell>
          <table:table-cell office:value-type="float" office:value="55.0275546237825" calcext:value-type="float">
            <text:p>55.02755462378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21275520324707" calcext:value-type="float">
            <text:p>0.321275520324707</text:p>
          </table:table-cell>
          <table:table-cell office:value-type="float" office:value="0.00000666925320729206" calcext:value-type="float">
            <text:p>6.66925320729206E-06</text:p>
          </table:table-cell>
          <table:table-cell office:value-type="float" office:value="0.0000663626939058304" calcext:value-type="float">
            <text:p>6.63626939058304E-05</text:p>
          </table:table-cell>
          <table:table-cell office:value-type="float" office:value="18.0511240005493" calcext:value-type="float">
            <text:p>18.0511240005493</text:p>
          </table:table-cell>
          <table:table-cell office:value-type="float" office:value="0.23708848208189" calcext:value-type="float">
            <text:p>0.23708848208189</text:p>
          </table:table-cell>
          <table:table-cell office:value-type="float" office:value="3507.11845157281" calcext:value-type="float">
            <text:p>3507.11845157281</text:p>
          </table:table-cell>
          <table:table-cell office:value-type="float" office:value="54.6673451192853" calcext:value-type="float">
            <text:p>54.66734511928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76254960894585" calcext:value-type="float">
            <text:p>0.276254960894585</text:p>
          </table:table-cell>
          <table:table-cell office:value-type="float" office:value="0.000804208440240473" calcext:value-type="float">
            <text:p>0.00080420844024</text:p>
          </table:table-cell>
          <table:table-cell office:value-type="float" office:value="0.00332354977726936" calcext:value-type="float">
            <text:p>0.003323549777269</text:p>
          </table:table-cell>
          <table:table-cell office:value-type="float" office:value="295.328109741211" calcext:value-type="float">
            <text:p>295.328109741211</text:p>
          </table:table-cell>
          <table:table-cell office:value-type="float" office:value="1.60471750497818" calcext:value-type="float">
            <text:p>1.60471750497818</text:p>
          </table:table-cell>
          <table:table-cell office:value-type="float" office:value="2262.63187299118" calcext:value-type="float">
            <text:p>2262.63187299118</text:p>
          </table:table-cell>
          <table:table-cell office:value-type="float" office:value="60.1106640220618" calcext:value-type="float">
            <text:p>60.11066402206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410039582848549" calcext:value-type="float">
            <text:p>0.410039582848549</text:p>
          </table:table-cell>
          <table:table-cell office:value-type="float" office:value="0.00231752437539399" calcext:value-type="float">
            <text:p>0.002317524375394</text:p>
          </table:table-cell>
          <table:table-cell office:value-type="float" office:value="-0.00182715738192201" calcext:value-type="float">
            <text:p>-0.001827157381922</text:p>
          </table:table-cell>
          <table:table-cell office:value-type="float" office:value="1014.58728027344" calcext:value-type="float">
            <text:p>1014.58728027344</text:p>
          </table:table-cell>
          <table:table-cell office:value-type="float" office:value="5.26357483863831" calcext:value-type="float">
            <text:p>5.26357483863831</text:p>
          </table:table-cell>
          <table:table-cell office:value-type="float" office:value="2448.6728247022" calcext:value-type="float">
            <text:p>2448.6728247022</text:p>
          </table:table-cell>
          <table:table-cell office:value-type="float" office:value="50.6015581250891" calcext:value-type="float">
            <text:p>50.601558125089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1638288795948" calcext:value-type="float">
            <text:p>0.31638288795948</text:p>
          </table:table-cell>
          <table:table-cell office:value-type="float" office:value="0.0015015157754533" calcext:value-type="float">
            <text:p>0.001501515775453</text:p>
          </table:table-cell>
          <table:table-cell office:value-type="float" office:value="-0.00290733827278018" calcext:value-type="float">
            <text:p>-0.00290733827278</text:p>
          </table:table-cell>
          <table:table-cell office:value-type="float" office:value="313.280157470703" calcext:value-type="float">
            <text:p>313.280157470703</text:p>
          </table:table-cell>
          <table:table-cell office:value-type="float" office:value="1.70888487100601" calcext:value-type="float">
            <text:p>1.70888487100601</text:p>
          </table:table-cell>
          <table:table-cell office:value-type="float" office:value="2646.13250680633" calcext:value-type="float">
            <text:p>2646.13250680633</text:p>
          </table:table-cell>
          <table:table-cell office:value-type="float" office:value="45.4908787157561" calcext:value-type="float">
            <text:p>45.49087871575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222312092781067" calcext:value-type="float">
            <text:p>0.222312092781067</text:p>
          </table:table-cell>
          <table:table-cell office:value-type="float" office:value="0.000652908271877095" calcext:value-type="float">
            <text:p>0.000652908271877</text:p>
          </table:table-cell>
          <table:table-cell office:value-type="float" office:value="-0.000319357588887215" calcext:value-type="float">
            <text:p>-0.000319357588887</text:p>
          </table:table-cell>
          <table:table-cell office:value-type="float" office:value="29.3908447265625" calcext:value-type="float">
            <text:p>29.3908447265625</text:p>
          </table:table-cell>
          <table:table-cell office:value-type="float" office:value="0.244529260694981" calcext:value-type="float">
            <text:p>0.244529260694981</text:p>
          </table:table-cell>
          <table:table-cell office:value-type="float" office:value="3270.41475551699" calcext:value-type="float">
            <text:p>3270.41475551699</text:p>
          </table:table-cell>
          <table:table-cell office:value-type="float" office:value="55.1878773905803" calcext:value-type="float">
            <text:p>55.187877390580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47050848603249" calcext:value-type="float">
            <text:p>0.347050848603249</text:p>
          </table:table-cell>
          <table:table-cell office:value-type="float" office:value="0.00145622785203159" calcext:value-type="float">
            <text:p>0.001456227852032</text:p>
          </table:table-cell>
          <table:table-cell office:value-type="float" office:value="-0.00364305265247822" calcext:value-type="float">
            <text:p>-0.003643052652478</text:p>
          </table:table-cell>
          <table:table-cell office:value-type="float" office:value="175.525975036621" calcext:value-type="float">
            <text:p>175.525975036621</text:p>
          </table:table-cell>
          <table:table-cell office:value-type="float" office:value="1.0345561504364" calcext:value-type="float">
            <text:p>1.0345561504364</text:p>
          </table:table-cell>
          <table:table-cell office:value-type="float" office:value="2499.01320268672" calcext:value-type="float">
            <text:p>2499.01320268672</text:p>
          </table:table-cell>
          <table:table-cell office:value-type="float" office:value="27.4031560616728" calcext:value-type="float">
            <text:p>27.40315606167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76961863040924" calcext:value-type="float">
            <text:p>0.276961863040924</text:p>
          </table:table-cell>
          <table:table-cell office:value-type="float" office:value="0.00139026376418769" calcext:value-type="float">
            <text:p>0.001390263764188</text:p>
          </table:table-cell>
          <table:table-cell office:value-type="float" office:value="-0.0000173162668943405" calcext:value-type="float">
            <text:p>-1.73162668943405E-05</text:p>
          </table:table-cell>
          <table:table-cell office:value-type="float" office:value="105.167572021484" calcext:value-type="float">
            <text:p>105.167572021484</text:p>
          </table:table-cell>
          <table:table-cell office:value-type="float" office:value="0.651343536376953" calcext:value-type="float">
            <text:p>0.651343536376953</text:p>
          </table:table-cell>
          <table:table-cell office:value-type="float" office:value="2441.711830823" calcext:value-type="float">
            <text:p>2441.711830823</text:p>
          </table:table-cell>
          <table:table-cell office:value-type="float" office:value="46.0718207999195" calcext:value-type="float">
            <text:p>46.071820799919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85856413841248" calcext:value-type="float">
            <text:p>0.485856413841248</text:p>
          </table:table-cell>
          <table:table-cell office:value-type="float" office:value="0.00131404624553397" calcext:value-type="float">
            <text:p>0.001314046245534</text:p>
          </table:table-cell>
          <table:table-cell office:value-type="float" office:value="-0.00027452097274363" calcext:value-type="float">
            <text:p>-0.000274520972744</text:p>
          </table:table-cell>
          <table:table-cell office:value-type="float" office:value="54.4118041992188" calcext:value-type="float">
            <text:p>54.4118041992188</text:p>
          </table:table-cell>
          <table:table-cell office:value-type="float" office:value="0.50172603726387" calcext:value-type="float">
            <text:p>0.50172603726387</text:p>
          </table:table-cell>
          <table:table-cell office:value-type="float" office:value="3186.29387198228" calcext:value-type="float">
            <text:p>3186.29387198228</text:p>
          </table:table-cell>
          <table:table-cell office:value-type="float" office:value="52.3286053609452" calcext:value-type="float">
            <text:p>52.328605360945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42267856001854" calcext:value-type="float">
            <text:p>0.342267856001854</text:p>
          </table:table-cell>
          <table:table-cell office:value-type="float" office:value="0.0010243812808767" calcext:value-type="float">
            <text:p>0.001024381280877</text:p>
          </table:table-cell>
          <table:table-cell office:value-type="float" office:value="-0.000683046504855156" calcext:value-type="float">
            <text:p>-0.000683046504855</text:p>
          </table:table-cell>
          <table:table-cell office:value-type="float" office:value="41.1221519470215" calcext:value-type="float">
            <text:p>41.1221519470215</text:p>
          </table:table-cell>
          <table:table-cell office:value-type="float" office:value="0.362838131189346" calcext:value-type="float">
            <text:p>0.362838131189346</text:p>
          </table:table-cell>
          <table:table-cell office:value-type="float" office:value="3655.68136124926" calcext:value-type="float">
            <text:p>3655.68136124926</text:p>
          </table:table-cell>
          <table:table-cell office:value-type="float" office:value="63.2226597098051" calcext:value-type="float">
            <text:p>63.22265970980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246466635167599" calcext:value-type="float">
            <text:p>0.246466635167599</text:p>
          </table:table-cell>
          <table:table-cell office:value-type="float" office:value="0.000731337367324159" calcext:value-type="float">
            <text:p>0.000731337367324</text:p>
          </table:table-cell>
          <table:table-cell office:value-type="float" office:value="-0.0138536660000682" calcext:value-type="float">
            <text:p>-0.013853666000068</text:p>
          </table:table-cell>
          <table:table-cell office:value-type="float" office:value="26.5009099960327" calcext:value-type="float">
            <text:p>26.5009099960327</text:p>
          </table:table-cell>
          <table:table-cell office:value-type="float" office:value="0.22841834127903" calcext:value-type="float">
            <text:p>0.22841834127903</text:p>
          </table:table-cell>
          <table:table-cell office:value-type="float" office:value="2873.29951341422" calcext:value-type="float">
            <text:p>2873.29951341422</text:p>
          </table:table-cell>
          <table:table-cell office:value-type="float" office:value="51.0348324675463" calcext:value-type="float">
            <text:p>51.03483246754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04147824645042" calcext:value-type="float">
            <text:p>0.304147824645042</text:p>
          </table:table-cell>
          <table:table-cell office:value-type="float" office:value="0.00065443028579466" calcext:value-type="float">
            <text:p>0.000654430285795</text:p>
          </table:table-cell>
          <table:table-cell office:value-type="float" office:value="-0.00182956829667091" calcext:value-type="float">
            <text:p>-0.001829568296671</text:p>
          </table:table-cell>
          <table:table-cell office:value-type="float" office:value="35.3587985992432" calcext:value-type="float">
            <text:p>35.3587985992432</text:p>
          </table:table-cell>
          <table:table-cell office:value-type="float" office:value="0.313368874788284" calcext:value-type="float">
            <text:p>0.313368874788284</text:p>
          </table:table-cell>
          <table:table-cell office:value-type="float" office:value="3540.18579797532" calcext:value-type="float">
            <text:p>3540.18579797532</text:p>
          </table:table-cell>
          <table:table-cell office:value-type="float" office:value="62.8667732046453" calcext:value-type="float">
            <text:p>62.866773204645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418780544400215" calcext:value-type="float">
            <text:p>0.418780544400215</text:p>
          </table:table-cell>
          <table:table-cell office:value-type="float" office:value="0.00216706516221166" calcext:value-type="float">
            <text:p>0.002167065162212</text:p>
          </table:table-cell>
          <table:table-cell office:value-type="float" office:value="-0.00363084822893143" calcext:value-type="float">
            <text:p>-0.003630848228931</text:p>
          </table:table-cell>
          <table:table-cell office:value-type="float" office:value="389.134158325195" calcext:value-type="float">
            <text:p>389.134158325195</text:p>
          </table:table-cell>
          <table:table-cell office:value-type="float" office:value="2.13826699256897" calcext:value-type="float">
            <text:p>2.13826699256897</text:p>
          </table:table-cell>
          <table:table-cell office:value-type="float" office:value="1946.29085312963" calcext:value-type="float">
            <text:p>1946.29085312963</text:p>
          </table:table-cell>
          <table:table-cell office:value-type="float" office:value="54.8996804846102" calcext:value-type="float">
            <text:p>54.899680484610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94082683324814" calcext:value-type="float">
            <text:p>0.394082683324814</text:p>
          </table:table-cell>
          <table:table-cell office:value-type="float" office:value="0.00106631746748462" calcext:value-type="float">
            <text:p>0.001066317467485</text:p>
          </table:table-cell>
          <table:table-cell office:value-type="float" office:value="-0.00156748611479998" calcext:value-type="float">
            <text:p>-0.0015674861148</text:p>
          </table:table-cell>
          <table:table-cell office:value-type="float" office:value="118.952933502197" calcext:value-type="float">
            <text:p>118.952933502197</text:p>
          </table:table-cell>
          <table:table-cell office:value-type="float" office:value="0.776673185825348" calcext:value-type="float">
            <text:p>0.776673185825348</text:p>
          </table:table-cell>
          <table:table-cell office:value-type="float" office:value="2804.19580917069" calcext:value-type="float">
            <text:p>2804.19580917069</text:p>
          </table:table-cell>
          <table:table-cell office:value-type="float" office:value="44.4542377942868" calcext:value-type="float">
            <text:p>44.45423779428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429707273840904" calcext:value-type="float">
            <text:p>0.429707273840904</text:p>
          </table:table-cell>
          <table:table-cell office:value-type="float" office:value="0.00100333923473954" calcext:value-type="float">
            <text:p>0.00100333923474</text:p>
          </table:table-cell>
          <table:table-cell office:value-type="float" office:value="-0.00808297842741013" calcext:value-type="float">
            <text:p>-0.00808297842741</text:p>
          </table:table-cell>
          <table:table-cell office:value-type="float" office:value="46.4046821594238" calcext:value-type="float">
            <text:p>46.4046821594238</text:p>
          </table:table-cell>
          <table:table-cell office:value-type="float" office:value="0.425496158003807" calcext:value-type="float">
            <text:p>0.425496158003807</text:p>
          </table:table-cell>
          <table:table-cell office:value-type="float" office:value="3697.9254528017" calcext:value-type="float">
            <text:p>3697.9254528017</text:p>
          </table:table-cell>
          <table:table-cell office:value-type="float" office:value="57.4632944919985" calcext:value-type="float">
            <text:p>57.463294491998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75357690453529" calcext:value-type="float">
            <text:p>0.275357690453529</text:p>
          </table:table-cell>
          <table:table-cell office:value-type="float" office:value="0.000247353344457224" calcext:value-type="float">
            <text:p>0.000247353344457</text:p>
          </table:table-cell>
          <table:table-cell office:value-type="float" office:value="-0.000120987370610237" calcext:value-type="float">
            <text:p>-0.00012098737061</text:p>
          </table:table-cell>
          <table:table-cell office:value-type="float" office:value="367.507766723633" calcext:value-type="float">
            <text:p>367.507766723633</text:p>
          </table:table-cell>
          <table:table-cell office:value-type="float" office:value="1.96165140867233" calcext:value-type="float">
            <text:p>1.96165140867233</text:p>
          </table:table-cell>
          <table:table-cell office:value-type="float" office:value="3261.31832073332" calcext:value-type="float">
            <text:p>3261.31832073332</text:p>
          </table:table-cell>
          <table:table-cell office:value-type="float" office:value="75.9022762520474" calcext:value-type="float">
            <text:p>75.902276252047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53751945495605" calcext:value-type="float">
            <text:p>0.353751945495605</text:p>
          </table:table-cell>
          <table:table-cell office:value-type="float" office:value="0.0042055107653141" calcext:value-type="float">
            <text:p>0.004205510765314</text:p>
          </table:table-cell>
          <table:table-cell office:value-type="float" office:value="-0.00198342259973288" calcext:value-type="float">
            <text:p>-0.001983422599733</text:p>
          </table:table-cell>
          <table:table-cell office:value-type="float" office:value="758.587103271484" calcext:value-type="float">
            <text:p>758.587103271484</text:p>
          </table:table-cell>
          <table:table-cell office:value-type="float" office:value="3.95610764026642" calcext:value-type="float">
            <text:p>3.95610764026642</text:p>
          </table:table-cell>
          <table:table-cell office:value-type="float" office:value="3793.90188189952" calcext:value-type="float">
            <text:p>3793.90188189952</text:p>
          </table:table-cell>
          <table:table-cell office:value-type="float" office:value="63.7641970210243" calcext:value-type="float">
            <text:p>63.764197021024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05513229966164" calcext:value-type="float">
            <text:p>0.305513229966164</text:p>
          </table:table-cell>
          <table:table-cell office:value-type="float" office:value="0.00170640744036064" calcext:value-type="float">
            <text:p>0.001706407440361</text:p>
          </table:table-cell>
          <table:table-cell office:value-type="float" office:value="-0.000064348429441452" calcext:value-type="float">
            <text:p>-6.4348429441452E-05</text:p>
          </table:table-cell>
          <table:table-cell office:value-type="float" office:value="63.8744873046875" calcext:value-type="float">
            <text:p>63.8744873046875</text:p>
          </table:table-cell>
          <table:table-cell office:value-type="float" office:value="0.459152895212174" calcext:value-type="float">
            <text:p>0.459152895212174</text:p>
          </table:table-cell>
          <table:table-cell office:value-type="float" office:value="3288.13910979334" calcext:value-type="float">
            <text:p>3288.13910979334</text:p>
          </table:table-cell>
          <table:table-cell office:value-type="float" office:value="60.3686025085741" calcext:value-type="float">
            <text:p>60.368602508574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96246141195297" calcext:value-type="float">
            <text:p>0.396246141195297</text:p>
          </table:table-cell>
          <table:table-cell office:value-type="float" office:value="0.000728780397912487" calcext:value-type="float">
            <text:p>0.000728780397912</text:p>
          </table:table-cell>
          <table:table-cell office:value-type="float" office:value="-0.000986030139029026" calcext:value-type="float">
            <text:p>-0.000986030139029</text:p>
          </table:table-cell>
          <table:table-cell office:value-type="float" office:value="49.5245391845703" calcext:value-type="float">
            <text:p>49.5245391845703</text:p>
          </table:table-cell>
          <table:table-cell office:value-type="float" office:value="0.431451073288917" calcext:value-type="float">
            <text:p>0.431451073288917</text:p>
          </table:table-cell>
          <table:table-cell office:value-type="float" office:value="2187.04622339209" calcext:value-type="float">
            <text:p>2187.04622339209</text:p>
          </table:table-cell>
          <table:table-cell office:value-type="float" office:value="48.4430040939631" calcext:value-type="float">
            <text:p>48.443004093963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62682527303696" calcext:value-type="float">
            <text:p>0.262682527303696</text:p>
          </table:table-cell>
          <table:table-cell office:value-type="float" office:value="0.00232854029163718" calcext:value-type="float">
            <text:p>0.002328540291637</text:p>
          </table:table-cell>
          <table:table-cell office:value-type="float" office:value="-0.000959029234945774" calcext:value-type="float">
            <text:p>-0.000959029234946</text:p>
          </table:table-cell>
          <table:table-cell office:value-type="float" office:value="1668.99227294922" calcext:value-type="float">
            <text:p>1668.99227294922</text:p>
          </table:table-cell>
          <table:table-cell office:value-type="float" office:value="8.46256556510925" calcext:value-type="float">
            <text:p>8.46256556510925</text:p>
          </table:table-cell>
          <table:table-cell office:value-type="float" office:value="2327.50846673763" calcext:value-type="float">
            <text:p>2327.50846673763</text:p>
          </table:table-cell>
          <table:table-cell office:value-type="float" office:value="51.2586290722758" calcext:value-type="float">
            <text:p>51.258629072275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70508962869644" calcext:value-type="float">
            <text:p>0.370508962869644</text:p>
          </table:table-cell>
          <table:table-cell office:value-type="float" office:value="0.00000591831176279811" calcext:value-type="float">
            <text:p>5.91831176279811E-06</text:p>
          </table:table-cell>
          <table:table-cell office:value-type="float" office:value="-0.000125459767878056" calcext:value-type="float">
            <text:p>-0.000125459767878</text:p>
          </table:table-cell>
          <table:table-cell office:value-type="float" office:value="14.4569819450378" calcext:value-type="float">
            <text:p>14.4569819450378</text:p>
          </table:table-cell>
          <table:table-cell office:value-type="float" office:value="0.243320097029209" calcext:value-type="float">
            <text:p>0.243320097029209</text:p>
          </table:table-cell>
          <table:table-cell office:value-type="float" office:value="3247.47752750327" calcext:value-type="float">
            <text:p>3247.47752750327</text:p>
          </table:table-cell>
          <table:table-cell office:value-type="float" office:value="45.6613528848626" calcext:value-type="float">
            <text:p>45.66135288486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86709526181221" calcext:value-type="float">
            <text:p>0.386709526181221</text:p>
          </table:table-cell>
          <table:table-cell office:value-type="float" office:value="0.00211560361785814" calcext:value-type="float">
            <text:p>0.002115603617858</text:p>
          </table:table-cell>
          <table:table-cell office:value-type="float" office:value="-0.00113445855677128" calcext:value-type="float">
            <text:p>-0.001134458556771</text:p>
          </table:table-cell>
          <table:table-cell office:value-type="float" office:value="386.838153076172" calcext:value-type="float">
            <text:p>386.838153076172</text:p>
          </table:table-cell>
          <table:table-cell office:value-type="float" office:value="2.11332602500916" calcext:value-type="float">
            <text:p>2.11332602500916</text:p>
          </table:table-cell>
          <table:table-cell office:value-type="float" office:value="2104.65927989024" calcext:value-type="float">
            <text:p>2104.65927989024</text:p>
          </table:table-cell>
          <table:table-cell office:value-type="float" office:value="50.7965379066044" calcext:value-type="float">
            <text:p>50.79653790660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413086685538292" calcext:value-type="float">
            <text:p>0.413086685538292</text:p>
          </table:table-cell>
          <table:table-cell office:value-type="float" office:value="0.000967792846495286" calcext:value-type="float">
            <text:p>0.000967792846495</text:p>
          </table:table-cell>
          <table:table-cell office:value-type="float" office:value="-0.00185582712292671" calcext:value-type="float">
            <text:p>-0.001855827122927</text:p>
          </table:table-cell>
          <table:table-cell office:value-type="float" office:value="292.827619934082" calcext:value-type="float">
            <text:p>292.827619934082</text:p>
          </table:table-cell>
          <table:table-cell office:value-type="float" office:value="1.65527821779251" calcext:value-type="float">
            <text:p>1.65527821779251</text:p>
          </table:table-cell>
          <table:table-cell office:value-type="float" office:value="2366.6997931124" calcext:value-type="float">
            <text:p>2366.6997931124</text:p>
          </table:table-cell>
          <table:table-cell office:value-type="float" office:value="55.0756306956289" calcext:value-type="float">
            <text:p>55.075630695628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98360475897789" calcext:value-type="float">
            <text:p>0.398360475897789</text:p>
          </table:table-cell>
          <table:table-cell office:value-type="float" office:value="0.00224431690294296" calcext:value-type="float">
            <text:p>0.002244316902943</text:p>
          </table:table-cell>
          <table:table-cell office:value-type="float" office:value="-0.000467353500425816" calcext:value-type="float">
            <text:p>-0.000467353500426</text:p>
          </table:table-cell>
          <table:table-cell office:value-type="float" office:value="202.12321472168" calcext:value-type="float">
            <text:p>202.12321472168</text:p>
          </table:table-cell>
          <table:table-cell office:value-type="float" office:value="1.19624487161636" calcext:value-type="float">
            <text:p>1.19624487161636</text:p>
          </table:table-cell>
          <table:table-cell office:value-type="float" office:value="2739.90468748177" calcext:value-type="float">
            <text:p>2739.90468748177</text:p>
          </table:table-cell>
          <table:table-cell office:value-type="float" office:value="33.1803624832072" calcext:value-type="float">
            <text:p>33.180362483207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5019126534462" calcext:value-type="float">
            <text:p>0.35019126534462</text:p>
          </table:table-cell>
          <table:table-cell office:value-type="float" office:value="0.000944756506942212" calcext:value-type="float">
            <text:p>0.000944756506942</text:p>
          </table:table-cell>
          <table:table-cell office:value-type="float" office:value="-0.000457480177283287" calcext:value-type="float">
            <text:p>-0.000457480177283</text:p>
          </table:table-cell>
          <table:table-cell office:value-type="float" office:value="25.7575635910034" calcext:value-type="float">
            <text:p>25.7575635910034</text:p>
          </table:table-cell>
          <table:table-cell office:value-type="float" office:value="0.289856263995171" calcext:value-type="float">
            <text:p>0.289856263995171</text:p>
          </table:table-cell>
          <table:table-cell office:value-type="float" office:value="2926.58554134932" calcext:value-type="float">
            <text:p>2926.58554134932</text:p>
          </table:table-cell>
          <table:table-cell office:value-type="float" office:value="47.6372521045647" calcext:value-type="float">
            <text:p>47.637252104564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1818775832653" calcext:value-type="float">
            <text:p>0.31818775832653</text:p>
          </table:table-cell>
          <table:table-cell office:value-type="float" office:value="0.00201929956674576" calcext:value-type="float">
            <text:p>0.002019299566746</text:p>
          </table:table-cell>
          <table:table-cell office:value-type="float" office:value="-0.000194283435121179" calcext:value-type="float">
            <text:p>-0.000194283435121</text:p>
          </table:table-cell>
          <table:table-cell office:value-type="float" office:value="154.502301025391" calcext:value-type="float">
            <text:p>154.502301025391</text:p>
          </table:table-cell>
          <table:table-cell office:value-type="float" office:value="0.91851110458374" calcext:value-type="float">
            <text:p>0.91851110458374</text:p>
          </table:table-cell>
          <table:table-cell office:value-type="float" office:value="1909.049172614" calcext:value-type="float">
            <text:p>1909.049172614</text:p>
          </table:table-cell>
          <table:table-cell office:value-type="float" office:value="28.227649046405" calcext:value-type="float">
            <text:p>28.2276490464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41663524508476" calcext:value-type="float">
            <text:p>0.341663524508476</text:p>
          </table:table-cell>
          <table:table-cell office:value-type="float" office:value="0.00016612631152384" calcext:value-type="float">
            <text:p>0.000166126311524</text:p>
          </table:table-cell>
          <table:table-cell office:value-type="float" office:value="0.0000861324369907379" calcext:value-type="float">
            <text:p>8.61324369907379E-05</text:p>
          </table:table-cell>
          <table:table-cell office:value-type="float" office:value="20.6029453277588" calcext:value-type="float">
            <text:p>20.6029453277588</text:p>
          </table:table-cell>
          <table:table-cell office:value-type="float" office:value="0.259993150830269" calcext:value-type="float">
            <text:p>0.259993150830269</text:p>
          </table:table-cell>
          <table:table-cell office:value-type="float" office:value="3378.67897859112" calcext:value-type="float">
            <text:p>3378.67897859112</text:p>
          </table:table-cell>
          <table:table-cell office:value-type="float" office:value="49.6889574643457" calcext:value-type="float">
            <text:p>49.688957464345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29809820652008" calcext:value-type="float">
            <text:p>0.429809820652008</text:p>
          </table:table-cell>
          <table:table-cell office:value-type="float" office:value="0.00333435917273164" calcext:value-type="float">
            <text:p>0.003334359172732</text:p>
          </table:table-cell>
          <table:table-cell office:value-type="float" office:value="-0.00494741974398494" calcext:value-type="float">
            <text:p>-0.004947419743985</text:p>
          </table:table-cell>
          <table:table-cell office:value-type="float" office:value="492.488961791992" calcext:value-type="float">
            <text:p>492.488961791992</text:p>
          </table:table-cell>
          <table:table-cell office:value-type="float" office:value="2.6601583480835" calcext:value-type="float">
            <text:p>2.6601583480835</text:p>
          </table:table-cell>
          <table:table-cell office:value-type="float" office:value="3389.64954840194" calcext:value-type="float">
            <text:p>3389.64954840194</text:p>
          </table:table-cell>
          <table:table-cell office:value-type="float" office:value="67.2708565033797" calcext:value-type="float">
            <text:p>67.270856503379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66972655057907" calcext:value-type="float">
            <text:p>0.366972655057907</text:p>
          </table:table-cell>
          <table:table-cell office:value-type="float" office:value="0.000534023274667561" calcext:value-type="float">
            <text:p>0.000534023274668</text:p>
          </table:table-cell>
          <table:table-cell office:value-type="float" office:value="-0.000313902646303177" calcext:value-type="float">
            <text:p>-0.000313902646303</text:p>
          </table:table-cell>
          <table:table-cell office:value-type="float" office:value="98.7653091430664" calcext:value-type="float">
            <text:p>98.7653091430664</text:p>
          </table:table-cell>
          <table:table-cell office:value-type="float" office:value="0.663115584850311" calcext:value-type="float">
            <text:p>0.663115584850311</text:p>
          </table:table-cell>
          <table:table-cell office:value-type="float" office:value="2363.65218729124" calcext:value-type="float">
            <text:p>2363.65218729124</text:p>
          </table:table-cell>
          <table:table-cell office:value-type="float" office:value="37.7330600010958" calcext:value-type="float">
            <text:p>37.73306000109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88962554931641" calcext:value-type="float">
            <text:p>0.388962554931641</text:p>
          </table:table-cell>
          <table:table-cell office:value-type="float" office:value="0.000462522308225743" calcext:value-type="float">
            <text:p>0.000462522308226</text:p>
          </table:table-cell>
          <table:table-cell office:value-type="float" office:value="-0.0351892007514834" calcext:value-type="float">
            <text:p>-0.035189200751484</text:p>
          </table:table-cell>
          <table:table-cell office:value-type="float" office:value="57.3922760009766" calcext:value-type="float">
            <text:p>57.3922760009766</text:p>
          </table:table-cell>
          <table:table-cell office:value-type="float" office:value="0.432391959428787" calcext:value-type="float">
            <text:p>0.432391959428787</text:p>
          </table:table-cell>
          <table:table-cell office:value-type="float" office:value="3788.28533570185" calcext:value-type="float">
            <text:p>3788.28533570185</text:p>
          </table:table-cell>
          <table:table-cell office:value-type="float" office:value="42.1870786186191" calcext:value-type="float">
            <text:p>42.18707861861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471084210276604" calcext:value-type="float">
            <text:p>0.471084210276604</text:p>
          </table:table-cell>
          <table:table-cell office:value-type="float" office:value="0.000944127643015236" calcext:value-type="float">
            <text:p>0.000944127643015</text:p>
          </table:table-cell>
          <table:table-cell office:value-type="float" office:value="-0.00373341292142868" calcext:value-type="float">
            <text:p>-0.003733412921429</text:p>
          </table:table-cell>
          <table:table-cell office:value-type="float" office:value="86.9418678283691" calcext:value-type="float">
            <text:p>86.9418678283691</text:p>
          </table:table-cell>
          <table:table-cell office:value-type="float" office:value="0.652898907661438" calcext:value-type="float">
            <text:p>0.652898907661438</text:p>
          </table:table-cell>
          <table:table-cell office:value-type="float" office:value="3609.45986532464" calcext:value-type="float">
            <text:p>3609.45986532464</text:p>
          </table:table-cell>
          <table:table-cell office:value-type="float" office:value="45.395683172738" calcext:value-type="float">
            <text:p>45.39568317273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40120638906956" calcext:value-type="float">
            <text:p>0.240120638906956</text:p>
          </table:table-cell>
          <table:table-cell office:value-type="float" office:value="0.000619566763634793" calcext:value-type="float">
            <text:p>0.000619566763635</text:p>
          </table:table-cell>
          <table:table-cell office:value-type="float" office:value="-0.0011052843183279" calcext:value-type="float">
            <text:p>-0.001105284318328</text:p>
          </table:table-cell>
          <table:table-cell office:value-type="float" office:value="670.715560913086" calcext:value-type="float">
            <text:p>670.715560913086</text:p>
          </table:table-cell>
          <table:table-cell office:value-type="float" office:value="3.45869989395142" calcext:value-type="float">
            <text:p>3.45869989395142</text:p>
          </table:table-cell>
          <table:table-cell office:value-type="float" office:value="2707.33400538676" calcext:value-type="float">
            <text:p>2707.33400538676</text:p>
          </table:table-cell>
          <table:table-cell office:value-type="float" office:value="51.6410114739555" calcext:value-type="float">
            <text:p>51.641011473955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437875872850418" calcext:value-type="float">
            <text:p>0.437875872850418</text:p>
          </table:table-cell>
          <table:table-cell office:value-type="float" office:value="0.0015965684899129" calcext:value-type="float">
            <text:p>0.001596568489913</text:p>
          </table:table-cell>
          <table:table-cell office:value-type="float" office:value="-0.00705993589945138" calcext:value-type="float">
            <text:p>-0.007059935899451</text:p>
          </table:table-cell>
          <table:table-cell office:value-type="float" office:value="174.02057800293" calcext:value-type="float">
            <text:p>174.02057800293</text:p>
          </table:table-cell>
          <table:table-cell office:value-type="float" office:value="1.06880966424942" calcext:value-type="float">
            <text:p>1.06880966424942</text:p>
          </table:table-cell>
          <table:table-cell office:value-type="float" office:value="3858.02174599314" calcext:value-type="float">
            <text:p>3858.02174599314</text:p>
          </table:table-cell>
          <table:table-cell office:value-type="float" office:value="45.4809944931536" calcext:value-type="float">
            <text:p>45.48099449315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76472762227058" calcext:value-type="float">
            <text:p>0.376472762227058</text:p>
          </table:table-cell>
          <table:table-cell office:value-type="float" office:value="0.00359548039268702" calcext:value-type="float">
            <text:p>0.003595480392687</text:p>
          </table:table-cell>
          <table:table-cell office:value-type="float" office:value="-0.000417361222207546" calcext:value-type="float">
            <text:p>-0.000417361222208</text:p>
          </table:table-cell>
          <table:table-cell office:value-type="float" office:value="135.158058929443" calcext:value-type="float">
            <text:p>135.158058929443</text:p>
          </table:table-cell>
          <table:table-cell office:value-type="float" office:value="0.851371294260025" calcext:value-type="float">
            <text:p>0.851371294260025</text:p>
          </table:table-cell>
          <table:table-cell office:value-type="float" office:value="3442.03429157288" calcext:value-type="float">
            <text:p>3442.03429157288</text:p>
          </table:table-cell>
          <table:table-cell office:value-type="float" office:value="62.6840893035639" calcext:value-type="float">
            <text:p>62.684089303563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62878105044365" calcext:value-type="float">
            <text:p>0.362878105044365</text:p>
          </table:table-cell>
          <table:table-cell office:value-type="float" office:value="0.00280860282946378" calcext:value-type="float">
            <text:p>0.002808602829464</text:p>
          </table:table-cell>
          <table:table-cell office:value-type="float" office:value="-0.00137318503111601" calcext:value-type="float">
            <text:p>-0.001373185031116</text:p>
          </table:table-cell>
          <table:table-cell office:value-type="float" office:value="252.035510253906" calcext:value-type="float">
            <text:p>252.035510253906</text:p>
          </table:table-cell>
          <table:table-cell office:value-type="float" office:value="1.42773729562759" calcext:value-type="float">
            <text:p>1.42773729562759</text:p>
          </table:table-cell>
          <table:table-cell office:value-type="float" office:value="3114.72875934641" calcext:value-type="float">
            <text:p>3114.72875934641</text:p>
          </table:table-cell>
          <table:table-cell office:value-type="float" office:value="68.0958820797838" calcext:value-type="float">
            <text:p>68.095882079783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6869792342186" calcext:value-type="float">
            <text:p>0.36869792342186</text:p>
          </table:table-cell>
          <table:table-cell office:value-type="float" office:value="0.000597831117920577" calcext:value-type="float">
            <text:p>0.000597831117921</text:p>
          </table:table-cell>
          <table:table-cell office:value-type="float" office:value="0.000146493874490261" calcext:value-type="float">
            <text:p>0.00014649387449</text:p>
          </table:table-cell>
          <table:table-cell office:value-type="float" office:value="71.808390045166" calcext:value-type="float">
            <text:p>71.808390045166</text:p>
          </table:table-cell>
          <table:table-cell office:value-type="float" office:value="0.529798126220703" calcext:value-type="float">
            <text:p>0.529798126220703</text:p>
          </table:table-cell>
          <table:table-cell office:value-type="float" office:value="3913.19454135947" calcext:value-type="float">
            <text:p>3913.19454135947</text:p>
          </table:table-cell>
          <table:table-cell office:value-type="float" office:value="54.9303570057847" calcext:value-type="float">
            <text:p>54.93035700578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429594397544861" calcext:value-type="float">
            <text:p>0.429594397544861</text:p>
          </table:table-cell>
          <table:table-cell office:value-type="float" office:value="0.00196609905688092" calcext:value-type="float">
            <text:p>0.001966099056881</text:p>
          </table:table-cell>
          <table:table-cell office:value-type="float" office:value="-0.00612656082957983" calcext:value-type="float">
            <text:p>-0.00612656082958</text:p>
          </table:table-cell>
          <table:table-cell office:value-type="float" office:value="73.2443496704102" calcext:value-type="float">
            <text:p>73.2443496704102</text:p>
          </table:table-cell>
          <table:table-cell office:value-type="float" office:value="0.562017780542374" calcext:value-type="float">
            <text:p>0.562017780542374</text:p>
          </table:table-cell>
          <table:table-cell office:value-type="float" office:value="3603.60763965065" calcext:value-type="float">
            <text:p>3603.60763965065</text:p>
          </table:table-cell>
          <table:table-cell office:value-type="float" office:value="60.3266494242707" calcext:value-type="float">
            <text:p>60.32664942427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48446601629257" calcext:value-type="float">
            <text:p>0.448446601629257</text:p>
          </table:table-cell>
          <table:table-cell office:value-type="float" office:value="0.0024799648206681" calcext:value-type="float">
            <text:p>0.002479964820668</text:p>
          </table:table-cell>
          <table:table-cell office:value-type="float" office:value="-0.000841328781098127" calcext:value-type="float">
            <text:p>-0.000841328781098</text:p>
          </table:table-cell>
          <table:table-cell office:value-type="float" office:value="140.486833190918" calcext:value-type="float">
            <text:p>140.486833190918</text:p>
          </table:table-cell>
          <table:table-cell office:value-type="float" office:value="0.913350492715836" calcext:value-type="float">
            <text:p>0.913350492715836</text:p>
          </table:table-cell>
          <table:table-cell office:value-type="float" office:value="2883.38634453794" calcext:value-type="float">
            <text:p>2883.38634453794</text:p>
          </table:table-cell>
          <table:table-cell office:value-type="float" office:value="70.6773137246375" calcext:value-type="float">
            <text:p>70.677313724637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60622048377991" calcext:value-type="float">
            <text:p>0.360622048377991</text:p>
          </table:table-cell>
          <table:table-cell office:value-type="float" office:value="0.00112773752771318" calcext:value-type="float">
            <text:p>0.001127737527713</text:p>
          </table:table-cell>
          <table:table-cell office:value-type="float" office:value="-0.000249897316098213" calcext:value-type="float">
            <text:p>-0.000249897316098</text:p>
          </table:table-cell>
          <table:table-cell office:value-type="float" office:value="135.241160583496" calcext:value-type="float">
            <text:p>135.241160583496</text:p>
          </table:table-cell>
          <table:table-cell office:value-type="float" office:value="0.843215268850326" calcext:value-type="float">
            <text:p>0.843215268850326</text:p>
          </table:table-cell>
          <table:table-cell office:value-type="float" office:value="3600.38058840019" calcext:value-type="float">
            <text:p>3600.38058840019</text:p>
          </table:table-cell>
          <table:table-cell office:value-type="float" office:value="61.6288901097955" calcext:value-type="float">
            <text:p>61.62889010979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431280606985092" calcext:value-type="float">
            <text:p>0.431280606985092</text:p>
          </table:table-cell>
          <table:table-cell office:value-type="float" office:value="0.00348548591136932" calcext:value-type="float">
            <text:p>0.003485485911369</text:p>
          </table:table-cell>
          <table:table-cell office:value-type="float" office:value="-0.00334755200892687" calcext:value-type="float">
            <text:p>-0.003347552008927</text:p>
          </table:table-cell>
          <table:table-cell office:value-type="float" office:value="747.666796875" calcext:value-type="float">
            <text:p>747.666796875</text:p>
          </table:table-cell>
          <table:table-cell office:value-type="float" office:value="3.93880236148834" calcext:value-type="float">
            <text:p>3.93880236148834</text:p>
          </table:table-cell>
          <table:table-cell office:value-type="float" office:value="2266.0557482335" calcext:value-type="float">
            <text:p>2266.0557482335</text:p>
          </table:table-cell>
          <table:table-cell office:value-type="float" office:value="44.4580513063062" calcext:value-type="float">
            <text:p>44.458051306306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48435825109482" calcext:value-type="float">
            <text:p>0.348435825109482</text:p>
          </table:table-cell>
          <table:table-cell office:value-type="float" office:value="0.00288765241857618" calcext:value-type="float">
            <text:p>0.002887652418576</text:p>
          </table:table-cell>
          <table:table-cell office:value-type="float" office:value="-0.00227168342098594" calcext:value-type="float">
            <text:p>-0.002271683420986</text:p>
          </table:table-cell>
          <table:table-cell office:value-type="float" office:value="81.7552490234375" calcext:value-type="float">
            <text:p>81.7552490234375</text:p>
          </table:table-cell>
          <table:table-cell office:value-type="float" office:value="0.56882061958313" calcext:value-type="float">
            <text:p>0.56882061958313</text:p>
          </table:table-cell>
          <table:table-cell office:value-type="float" office:value="3509.37064785642" calcext:value-type="float">
            <text:p>3509.37064785642</text:p>
          </table:table-cell>
          <table:table-cell office:value-type="float" office:value="65.7730920345291" calcext:value-type="float">
            <text:p>65.773092034529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27593240141869" calcext:value-type="float">
            <text:p>0.427593240141869</text:p>
          </table:table-cell>
          <table:table-cell office:value-type="float" office:value="0.00136815066216514" calcext:value-type="float">
            <text:p>0.001368150662165</text:p>
          </table:table-cell>
          <table:table-cell office:value-type="float" office:value="-0.00249137077480555" calcext:value-type="float">
            <text:p>-0.002491370774806</text:p>
          </table:table-cell>
          <table:table-cell office:value-type="float" office:value="130.703102874756" calcext:value-type="float">
            <text:p>130.703102874756</text:p>
          </table:table-cell>
          <table:table-cell office:value-type="float" office:value="0.852114969491958" calcext:value-type="float">
            <text:p>0.852114969491958</text:p>
          </table:table-cell>
          <table:table-cell office:value-type="float" office:value="3725.02375707459" calcext:value-type="float">
            <text:p>3725.02375707459</text:p>
          </table:table-cell>
          <table:table-cell office:value-type="float" office:value="63.7862042698078" calcext:value-type="float">
            <text:p>63.786204269807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59849464893341" calcext:value-type="float">
            <text:p>0.259849464893341</text:p>
          </table:table-cell>
          <table:table-cell office:value-type="float" office:value="0.00146991034271196" calcext:value-type="float">
            <text:p>0.001469910342712</text:p>
          </table:table-cell>
          <table:table-cell office:value-type="float" office:value="-0.000123393535614014" calcext:value-type="float">
            <text:p>-0.000123393535614</text:p>
          </table:table-cell>
          <table:table-cell office:value-type="float" office:value="202.270104980469" calcext:value-type="float">
            <text:p>202.270104980469</text:p>
          </table:table-cell>
          <table:table-cell office:value-type="float" office:value="1.12843073606491" calcext:value-type="float">
            <text:p>1.12843073606491</text:p>
          </table:table-cell>
          <table:table-cell office:value-type="float" office:value="3305.08346772427" calcext:value-type="float">
            <text:p>3305.08346772427</text:p>
          </table:table-cell>
          <table:table-cell office:value-type="float" office:value="67.0715057160357" calcext:value-type="float">
            <text:p>67.0715057160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431769993901253" calcext:value-type="float">
            <text:p>0.431769993901253</text:p>
          </table:table-cell>
          <table:table-cell office:value-type="float" office:value="0.00141764291329309" calcext:value-type="float">
            <text:p>0.001417642913293</text:p>
          </table:table-cell>
          <table:table-cell office:value-type="float" office:value="-0.0160227707587183" calcext:value-type="float">
            <text:p>-0.016022770758718</text:p>
          </table:table-cell>
          <table:table-cell office:value-type="float" office:value="55.7775379180908" calcext:value-type="float">
            <text:p>55.7775379180908</text:p>
          </table:table-cell>
          <table:table-cell office:value-type="float" office:value="0.466113099455834" calcext:value-type="float">
            <text:p>0.466113099455834</text:p>
          </table:table-cell>
          <table:table-cell office:value-type="float" office:value="2207.98552677131" calcext:value-type="float">
            <text:p>2207.98552677131</text:p>
          </table:table-cell>
          <table:table-cell office:value-type="float" office:value="70.2958124868133" calcext:value-type="float">
            <text:p>70.295812486813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02435076236725" calcext:value-type="float">
            <text:p>0.202435076236725</text:p>
          </table:table-cell>
          <table:table-cell office:value-type="float" office:value="0.000701865024166182" calcext:value-type="float">
            <text:p>0.000701865024166</text:p>
          </table:table-cell>
          <table:table-cell office:value-type="float" office:value="-0.00882887057960033" calcext:value-type="float">
            <text:p>-0.0088288705796</text:p>
          </table:table-cell>
          <table:table-cell office:value-type="float" office:value="62.1445972442627" calcext:value-type="float">
            <text:p>62.1445972442627</text:p>
          </table:table-cell>
          <table:table-cell office:value-type="float" office:value="0.390329653024673" calcext:value-type="float">
            <text:p>0.390329653024673</text:p>
          </table:table-cell>
          <table:table-cell office:value-type="float" office:value="3662.49631921065" calcext:value-type="float">
            <text:p>3662.49631921065</text:p>
          </table:table-cell>
          <table:table-cell office:value-type="float" office:value="77.3868567173604" calcext:value-type="float">
            <text:p>77.38685671736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67619121074676" calcext:value-type="float">
            <text:p>0.367619121074676</text:p>
          </table:table-cell>
          <table:table-cell office:value-type="float" office:value="0.00227606825064868" calcext:value-type="float">
            <text:p>0.002276068250649</text:p>
          </table:table-cell>
          <table:table-cell office:value-type="float" office:value="-0.00254254471510649" calcext:value-type="float">
            <text:p>-0.002542544715106</text:p>
          </table:table-cell>
          <table:table-cell office:value-type="float" office:value="718.910809326172" calcext:value-type="float">
            <text:p>718.910809326172</text:p>
          </table:table-cell>
          <table:table-cell office:value-type="float" office:value="3.76398746967316" calcext:value-type="float">
            <text:p>3.76398746967316</text:p>
          </table:table-cell>
          <table:table-cell office:value-type="float" office:value="3711.52089032435" calcext:value-type="float">
            <text:p>3711.52089032435</text:p>
          </table:table-cell>
          <table:table-cell office:value-type="float" office:value="66.8825990791317" calcext:value-type="float">
            <text:p>66.88259907913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40972736477852" calcext:value-type="float">
            <text:p>0.240972736477852</text:p>
          </table:table-cell>
          <table:table-cell office:value-type="float" office:value="0.000823897699592635" calcext:value-type="float">
            <text:p>0.000823897699593</text:p>
          </table:table-cell>
          <table:table-cell office:value-type="float" office:value="-0.000639475602656603" calcext:value-type="float">
            <text:p>-0.000639475602657</text:p>
          </table:table-cell>
          <table:table-cell office:value-type="float" office:value="266.650704956055" calcext:value-type="float">
            <text:p>266.650704956055</text:p>
          </table:table-cell>
          <table:table-cell office:value-type="float" office:value="1.44046239852905" calcext:value-type="float">
            <text:p>1.44046239852905</text:p>
          </table:table-cell>
          <table:table-cell office:value-type="float" office:value="3259.48828465709" calcext:value-type="float">
            <text:p>3259.48828465709</text:p>
          </table:table-cell>
          <table:table-cell office:value-type="float" office:value="52.4172836358951" calcext:value-type="float">
            <text:p>52.41728363589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86766366660595" calcext:value-type="float">
            <text:p>0.186766366660595</text:p>
          </table:table-cell>
          <table:table-cell office:value-type="float" office:value="0.000132640941592399" calcext:value-type="float">
            <text:p>0.000132640941592</text:p>
          </table:table-cell>
          <table:table-cell office:value-type="float" office:value="-0.00262884069234133" calcext:value-type="float">
            <text:p>-0.002628840692341</text:p>
          </table:table-cell>
          <table:table-cell office:value-type="float" office:value="13.9758135795593" calcext:value-type="float">
            <text:p>13.9758135795593</text:p>
          </table:table-cell>
          <table:table-cell office:value-type="float" office:value="0.147736320644617" calcext:value-type="float">
            <text:p>0.147736320644617</text:p>
          </table:table-cell>
          <table:table-cell office:value-type="float" office:value="3372.31703515411" calcext:value-type="float">
            <text:p>3372.31703515411</text:p>
          </table:table-cell>
          <table:table-cell office:value-type="float" office:value="55.4994356812793" calcext:value-type="float">
            <text:p>55.499435681279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81341058015823" calcext:value-type="float">
            <text:p>0.381341058015823</text:p>
          </table:table-cell>
          <table:table-cell office:value-type="float" office:value="0.00293295287992805" calcext:value-type="float">
            <text:p>0.002932952879928</text:p>
          </table:table-cell>
          <table:table-cell office:value-type="float" office:value="0.0000209534540772438" calcext:value-type="float">
            <text:p>2.09534540772438E-05</text:p>
          </table:table-cell>
          <table:table-cell office:value-type="float" office:value="172.324691772461" calcext:value-type="float">
            <text:p>172.324691772461</text:p>
          </table:table-cell>
          <table:table-cell office:value-type="float" office:value="1.0406494140625" calcext:value-type="float">
            <text:p>1.0406494140625</text:p>
          </table:table-cell>
          <table:table-cell office:value-type="float" office:value="3390.54419784714" calcext:value-type="float">
            <text:p>3390.54419784714</text:p>
          </table:table-cell>
          <table:table-cell office:value-type="float" office:value="83.8511460375623" calcext:value-type="float">
            <text:p>83.85114603756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5764854550362" calcext:value-type="float">
            <text:p>0.345764854550362</text:p>
          </table:table-cell>
          <table:table-cell office:value-type="float" office:value="0.00543806916102767" calcext:value-type="float">
            <text:p>0.005438069161028</text:p>
          </table:table-cell>
          <table:table-cell office:value-type="float" office:value="-0.000998435821384192" calcext:value-type="float">
            <text:p>-0.000998435821384</text:p>
          </table:table-cell>
          <table:table-cell office:value-type="float" office:value="660.932794189453" calcext:value-type="float">
            <text:p>660.932794189453</text:p>
          </table:table-cell>
          <table:table-cell office:value-type="float" office:value="3.4664080619812" calcext:value-type="float">
            <text:p>3.4664080619812</text:p>
          </table:table-cell>
          <table:table-cell office:value-type="float" office:value="4115.40282798188" calcext:value-type="float">
            <text:p>4115.40282798188</text:p>
          </table:table-cell>
          <table:table-cell office:value-type="float" office:value="69.3367294767523" calcext:value-type="float">
            <text:p>69.336729476752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284307843446732" calcext:value-type="float">
            <text:p>0.284307843446732</text:p>
          </table:table-cell>
          <table:table-cell office:value-type="float" office:value="0.00590396085754037" calcext:value-type="float">
            <text:p>0.00590396085754</text:p>
          </table:table-cell>
          <table:table-cell office:value-type="float" office:value="-0.0017537428997457" calcext:value-type="float">
            <text:p>-0.001753742899746</text:p>
          </table:table-cell>
          <table:table-cell office:value-type="float" office:value="220.739338684082" calcext:value-type="float">
            <text:p>220.739338684082</text:p>
          </table:table-cell>
          <table:table-cell office:value-type="float" office:value="1.23419089317322" calcext:value-type="float">
            <text:p>1.23419089317322</text:p>
          </table:table-cell>
          <table:table-cell office:value-type="float" office:value="3858.60899782115" calcext:value-type="float">
            <text:p>3858.60899782115</text:p>
          </table:table-cell>
          <table:table-cell office:value-type="float" office:value="70.3206221589703" calcext:value-type="float">
            <text:p>70.320622158970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97553956508636" calcext:value-type="float">
            <text:p>0.297553956508636</text:p>
          </table:table-cell>
          <table:table-cell office:value-type="float" office:value="0.000701513484818861" calcext:value-type="float">
            <text:p>0.000701513484819</text:p>
          </table:table-cell>
          <table:table-cell office:value-type="float" office:value="-0.00074491985142231" calcext:value-type="float">
            <text:p>-0.000744919851422</text:p>
          </table:table-cell>
          <table:table-cell office:value-type="float" office:value="23.5219917297363" calcext:value-type="float">
            <text:p>23.5219917297363</text:p>
          </table:table-cell>
          <table:table-cell office:value-type="float" office:value="0.253022538125515" calcext:value-type="float">
            <text:p>0.253022538125515</text:p>
          </table:table-cell>
          <table:table-cell office:value-type="float" office:value="3329.15001843247" calcext:value-type="float">
            <text:p>3329.15001843247</text:p>
          </table:table-cell>
          <table:table-cell office:value-type="float" office:value="83.8250998625998" calcext:value-type="float">
            <text:p>83.825099862599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17307221889496" calcext:value-type="float">
            <text:p>0.317307221889496</text:p>
          </table:table-cell>
          <table:table-cell office:value-type="float" office:value="0.00219519920647144" calcext:value-type="float">
            <text:p>0.002195199206471</text:p>
          </table:table-cell>
          <table:table-cell office:value-type="float" office:value="-0.00119917765259743" calcext:value-type="float">
            <text:p>-0.001199177652597</text:p>
          </table:table-cell>
          <table:table-cell office:value-type="float" office:value="132.441333007813" calcext:value-type="float">
            <text:p>132.441333007813</text:p>
          </table:table-cell>
          <table:table-cell office:value-type="float" office:value="0.807966184616089" calcext:value-type="float">
            <text:p>0.807966184616089</text:p>
          </table:table-cell>
          <table:table-cell office:value-type="float" office:value="3967.24415308198" calcext:value-type="float">
            <text:p>3967.24415308198</text:p>
          </table:table-cell>
          <table:table-cell office:value-type="float" office:value="82.6779862555908" calcext:value-type="float">
            <text:p>82.677986255590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1324842274189" calcext:value-type="float">
            <text:p>0.31324842274189</text:p>
          </table:table-cell>
          <table:table-cell office:value-type="float" office:value="0.0011157835717313" calcext:value-type="float">
            <text:p>0.001115783571731</text:p>
          </table:table-cell>
          <table:table-cell office:value-type="float" office:value="-0.000713025778532028" calcext:value-type="float">
            <text:p>-0.000713025778532</text:p>
          </table:table-cell>
          <table:table-cell office:value-type="float" office:value="33.6562938690186" calcext:value-type="float">
            <text:p>33.6562938690186</text:p>
          </table:table-cell>
          <table:table-cell office:value-type="float" office:value="0.312008754909039" calcext:value-type="float">
            <text:p>0.312008754909039</text:p>
          </table:table-cell>
          <table:table-cell office:value-type="float" office:value="4040.83139723043" calcext:value-type="float">
            <text:p>4040.83139723043</text:p>
          </table:table-cell>
          <table:table-cell office:value-type="float" office:value="81.1334367803763" calcext:value-type="float">
            <text:p>81.133436780376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15004232525825" calcext:value-type="float">
            <text:p>0.315004232525825</text:p>
          </table:table-cell>
          <table:table-cell office:value-type="float" office:value="0.00353625898715109" calcext:value-type="float">
            <text:p>0.003536258987151</text:p>
          </table:table-cell>
          <table:table-cell office:value-type="float" office:value="-0.00410285256803036" calcext:value-type="float">
            <text:p>-0.00410285256803</text:p>
          </table:table-cell>
          <table:table-cell office:value-type="float" office:value="285.390698242188" calcext:value-type="float">
            <text:p>285.390698242188</text:p>
          </table:table-cell>
          <table:table-cell office:value-type="float" office:value="1.56926475763321" calcext:value-type="float">
            <text:p>1.56926475763321</text:p>
          </table:table-cell>
          <table:table-cell office:value-type="float" office:value="4225.03523285043" calcext:value-type="float">
            <text:p>4225.03523285043</text:p>
          </table:table-cell>
          <table:table-cell office:value-type="float" office:value="97.2731490303062" calcext:value-type="float">
            <text:p>97.273149030306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47494603395462" calcext:value-type="float">
            <text:p>0.47494603395462</text:p>
          </table:table-cell>
          <table:table-cell office:value-type="float" office:value="0.00109843413811177" calcext:value-type="float">
            <text:p>0.001098434138112</text:p>
          </table:table-cell>
          <table:table-cell office:value-type="float" office:value="-0.0176668204367161" calcext:value-type="float">
            <text:p>-0.017666820436716</text:p>
          </table:table-cell>
          <table:table-cell office:value-type="float" office:value="50.9219074249268" calcext:value-type="float">
            <text:p>50.9219074249268</text:p>
          </table:table-cell>
          <table:table-cell office:value-type="float" office:value="0.462112033367157" calcext:value-type="float">
            <text:p>0.462112033367157</text:p>
          </table:table-cell>
          <table:table-cell office:value-type="float" office:value="3950.19747988623" calcext:value-type="float">
            <text:p>3950.19747988623</text:p>
          </table:table-cell>
          <table:table-cell office:value-type="float" office:value="89.8253508972237" calcext:value-type="float">
            <text:p>89.825350897223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274566847085953" calcext:value-type="float">
            <text:p>0.274566847085953</text:p>
          </table:table-cell>
          <table:table-cell office:value-type="float" office:value="0.00383406539913267" calcext:value-type="float">
            <text:p>0.003834065399133</text:p>
          </table:table-cell>
          <table:table-cell office:value-type="float" office:value="-0.000335920043289661" calcext:value-type="float">
            <text:p>-0.00033592004329</text:p>
          </table:table-cell>
          <table:table-cell office:value-type="float" office:value="100.496060943604" calcext:value-type="float">
            <text:p>100.496060943604</text:p>
          </table:table-cell>
          <table:table-cell office:value-type="float" office:value="0.628469693660736" calcext:value-type="float">
            <text:p>0.628469693660736</text:p>
          </table:table-cell>
          <table:table-cell office:value-type="float" office:value="3627.64801719605" calcext:value-type="float">
            <text:p>3627.64801719605</text:p>
          </table:table-cell>
          <table:table-cell office:value-type="float" office:value="85.2836649291451" calcext:value-type="float">
            <text:p>85.283664929145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72502878308296" calcext:value-type="float">
            <text:p>0.372502878308296</text:p>
          </table:table-cell>
          <table:table-cell office:value-type="float" office:value="0.00404808747116476" calcext:value-type="float">
            <text:p>0.004048087471165</text:p>
          </table:table-cell>
          <table:table-cell office:value-type="float" office:value="-0.00107225142419338" calcext:value-type="float">
            <text:p>-0.001072251424193</text:p>
          </table:table-cell>
          <table:table-cell office:value-type="float" office:value="225.446569824219" calcext:value-type="float">
            <text:p>225.446569824219</text:p>
          </table:table-cell>
          <table:table-cell office:value-type="float" office:value="1.30135856866837" calcext:value-type="float">
            <text:p>1.30135856866837</text:p>
          </table:table-cell>
          <table:table-cell office:value-type="float" office:value="3693.65552220627" calcext:value-type="float">
            <text:p>3693.65552220627</text:p>
          </table:table-cell>
          <table:table-cell office:value-type="float" office:value="65.1381427297951" calcext:value-type="float">
            <text:p>65.13814272979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4908057898283" calcext:value-type="float">
            <text:p>0.24908057898283</text:p>
          </table:table-cell>
          <table:table-cell office:value-type="float" office:value="0.00121288531227037" calcext:value-type="float">
            <text:p>0.00121288531227</text:p>
          </table:table-cell>
          <table:table-cell office:value-type="float" office:value="-0.000119187403470278" calcext:value-type="float">
            <text:p>-0.00011918740347</text:p>
          </table:table-cell>
          <table:table-cell office:value-type="float" office:value="178.367082214355" calcext:value-type="float">
            <text:p>178.367082214355</text:p>
          </table:table-cell>
          <table:table-cell office:value-type="float" office:value="1.00376737117767" calcext:value-type="float">
            <text:p>1.00376737117767</text:p>
          </table:table-cell>
          <table:table-cell office:value-type="float" office:value="3031.28576592912" calcext:value-type="float">
            <text:p>3031.28576592912</text:p>
          </table:table-cell>
          <table:table-cell office:value-type="float" office:value="56.6204907611739" calcext:value-type="float">
            <text:p>56.62049076117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274700763821602" calcext:value-type="float">
            <text:p>0.274700763821602</text:p>
          </table:table-cell>
          <table:table-cell office:value-type="float" office:value="0.00000796161366451997" calcext:value-type="float">
            <text:p>7.96161366451997E-06</text:p>
          </table:table-cell>
          <table:table-cell office:value-type="float" office:value="0.00000400803983211517" calcext:value-type="float">
            <text:p>4.00803983211517E-06</text:p>
          </table:table-cell>
          <table:table-cell office:value-type="float" office:value="25.2875502586365" calcext:value-type="float">
            <text:p>25.2875502586365</text:p>
          </table:table-cell>
          <table:table-cell office:value-type="float" office:value="0.250599993765354" calcext:value-type="float">
            <text:p>0.250599993765354</text:p>
          </table:table-cell>
          <table:table-cell office:value-type="float" office:value="1285.02591853586" calcext:value-type="float">
            <text:p>1285.02591853586</text:p>
          </table:table-cell>
          <table:table-cell office:value-type="float" office:value="40.4680188676714" calcext:value-type="float">
            <text:p>40.46801886767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50809895992279" calcext:value-type="float">
            <text:p>0.250809895992279</text:p>
          </table:table-cell>
          <table:table-cell office:value-type="float" office:value="0.0000752688738430152" calcext:value-type="float">
            <text:p>7.52688738430152E-05</text:p>
          </table:table-cell>
          <table:table-cell office:value-type="float" office:value="-0.000169848278164864" calcext:value-type="float">
            <text:p>-0.000169848278165</text:p>
          </table:table-cell>
          <table:table-cell office:value-type="float" office:value="27.1498462677002" calcext:value-type="float">
            <text:p>27.1498462677002</text:p>
          </table:table-cell>
          <table:table-cell office:value-type="float" office:value="0.247547459602356" calcext:value-type="float">
            <text:p>0.247547459602356</text:p>
          </table:table-cell>
          <table:table-cell office:value-type="float" office:value="1850.20758903501" calcext:value-type="float">
            <text:p>1850.20758903501</text:p>
          </table:table-cell>
          <table:table-cell office:value-type="float" office:value="34.5181826395515" calcext:value-type="float">
            <text:p>34.51818263955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72043120861053" calcext:value-type="float">
            <text:p>0.272043120861053</text:p>
          </table:table-cell>
          <table:table-cell office:value-type="float" office:value="0.000924598815618083" calcext:value-type="float">
            <text:p>0.000924598815618</text:p>
          </table:table-cell>
          <table:table-cell office:value-type="float" office:value="-0.000136067718267441" calcext:value-type="float">
            <text:p>-0.000136067718267</text:p>
          </table:table-cell>
          <table:table-cell office:value-type="float" office:value="248.945231628418" calcext:value-type="float">
            <text:p>248.945231628418</text:p>
          </table:table-cell>
          <table:table-cell office:value-type="float" office:value="1.36759887933731" calcext:value-type="float">
            <text:p>1.36759887933731</text:p>
          </table:table-cell>
          <table:table-cell office:value-type="float" office:value="2768.75639319945" calcext:value-type="float">
            <text:p>2768.75639319945</text:p>
          </table:table-cell>
          <table:table-cell office:value-type="float" office:value="64.7082964485977" calcext:value-type="float">
            <text:p>64.708296448597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08645242452621" calcext:value-type="float">
            <text:p>0.308645242452621</text:p>
          </table:table-cell>
          <table:table-cell office:value-type="float" office:value="0.000918429146986455" calcext:value-type="float">
            <text:p>0.000918429146986</text:p>
          </table:table-cell>
          <table:table-cell office:value-type="float" office:value="-0.000196936167776585" calcext:value-type="float">
            <text:p>-0.000196936167777</text:p>
          </table:table-cell>
          <table:table-cell office:value-type="float" office:value="281.494050598145" calcext:value-type="float">
            <text:p>281.494050598145</text:p>
          </table:table-cell>
          <table:table-cell office:value-type="float" office:value="1.54861602783203" calcext:value-type="float">
            <text:p>1.54861602783203</text:p>
          </table:table-cell>
          <table:table-cell office:value-type="float" office:value="2797.25038728694" calcext:value-type="float">
            <text:p>2797.25038728694</text:p>
          </table:table-cell>
          <table:table-cell office:value-type="float" office:value="72.4738737266975" calcext:value-type="float">
            <text:p>72.47387372669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34047508239746" calcext:value-type="float">
            <text:p>0.334047508239746</text:p>
          </table:table-cell>
          <table:table-cell office:value-type="float" office:value="0.0015084654209204" calcext:value-type="float">
            <text:p>0.00150846542092</text:p>
          </table:table-cell>
          <table:table-cell office:value-type="float" office:value="-0.00163699360564351" calcext:value-type="float">
            <text:p>-0.001636993605644</text:p>
          </table:table-cell>
          <table:table-cell office:value-type="float" office:value="54.2476264953613" calcext:value-type="float">
            <text:p>54.2476264953613</text:p>
          </table:table-cell>
          <table:table-cell office:value-type="float" office:value="0.423936355113983" calcext:value-type="float">
            <text:p>0.423936355113983</text:p>
          </table:table-cell>
          <table:table-cell office:value-type="float" office:value="2409.06660451211" calcext:value-type="float">
            <text:p>2409.06660451211</text:p>
          </table:table-cell>
          <table:table-cell office:value-type="float" office:value="43.0163428542757" calcext:value-type="float">
            <text:p>43.016342854275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61926746368408" calcext:value-type="float">
            <text:p>0.361926746368408</text:p>
          </table:table-cell>
          <table:table-cell office:value-type="float" office:value="0.000566608476219699" calcext:value-type="float">
            <text:p>0.00056660847622</text:p>
          </table:table-cell>
          <table:table-cell office:value-type="float" office:value="-0.000254374742507935" calcext:value-type="float">
            <text:p>-0.000254374742508</text:p>
          </table:table-cell>
          <table:table-cell office:value-type="float" office:value="113.810369873047" calcext:value-type="float">
            <text:p>113.810369873047</text:p>
          </table:table-cell>
          <table:table-cell office:value-type="float" office:value="0.736642736196518" calcext:value-type="float">
            <text:p>0.736642736196518</text:p>
          </table:table-cell>
          <table:table-cell office:value-type="float" office:value="2549.84578687462" calcext:value-type="float">
            <text:p>2549.84578687462</text:p>
          </table:table-cell>
          <table:table-cell office:value-type="float" office:value="46.1013873625012" calcext:value-type="float">
            <text:p>46.10138736250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01942847669125" calcext:value-type="float">
            <text:p>0.201942847669125</text:p>
          </table:table-cell>
          <table:table-cell office:value-type="float" office:value="0.00131923959124833" calcext:value-type="float">
            <text:p>0.001319239591248</text:p>
          </table:table-cell>
          <table:table-cell office:value-type="float" office:value="-0.000187832675874233" calcext:value-type="float">
            <text:p>-0.000187832675874</text:p>
          </table:table-cell>
          <table:table-cell office:value-type="float" office:value="608.20849609375" calcext:value-type="float">
            <text:p>608.20849609375</text:p>
          </table:table-cell>
          <table:table-cell office:value-type="float" office:value="3.12893872261047" calcext:value-type="float">
            <text:p>3.12893872261047</text:p>
          </table:table-cell>
          <table:table-cell office:value-type="float" office:value="3404.91554804608" calcext:value-type="float">
            <text:p>3404.91554804608</text:p>
          </table:table-cell>
          <table:table-cell office:value-type="float" office:value="55.0910736523804" calcext:value-type="float">
            <text:p>55.091073652380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456314432621002" calcext:value-type="float">
            <text:p>0.456314432621002</text:p>
          </table:table-cell>
          <table:table-cell office:value-type="float" office:value="0.000881196086993441" calcext:value-type="float">
            <text:p>0.000881196086993</text:p>
          </table:table-cell>
          <table:table-cell office:value-type="float" office:value="-0.00130898598581553" calcext:value-type="float">
            <text:p>-0.001308985985816</text:p>
          </table:table-cell>
          <table:table-cell office:value-type="float" office:value="70.8036003112793" calcext:value-type="float">
            <text:p>70.8036003112793</text:p>
          </table:table-cell>
          <table:table-cell office:value-type="float" office:value="0.567681312561035" calcext:value-type="float">
            <text:p>0.567681312561035</text:p>
          </table:table-cell>
          <table:table-cell office:value-type="float" office:value="2918.65276920565" calcext:value-type="float">
            <text:p>2918.65276920565</text:p>
          </table:table-cell>
          <table:table-cell office:value-type="float" office:value="34.6442252335799" calcext:value-type="float">
            <text:p>34.644225233579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78806307911873" calcext:value-type="float">
            <text:p>0.378806307911873</text:p>
          </table:table-cell>
          <table:table-cell office:value-type="float" office:value="0.00120557328918949" calcext:value-type="float">
            <text:p>0.001205573289189</text:p>
          </table:table-cell>
          <table:table-cell office:value-type="float" office:value="-0.000954368151724338" calcext:value-type="float">
            <text:p>-0.000954368151724</text:p>
          </table:table-cell>
          <table:table-cell office:value-type="float" office:value="100.870774078369" calcext:value-type="float">
            <text:p>100.870774078369</text:p>
          </table:table-cell>
          <table:table-cell office:value-type="float" office:value="0.679558730125427" calcext:value-type="float">
            <text:p>0.679558730125427</text:p>
          </table:table-cell>
          <table:table-cell office:value-type="float" office:value="3246.25413365971" calcext:value-type="float">
            <text:p>3246.25413365971</text:p>
          </table:table-cell>
          <table:table-cell office:value-type="float" office:value="48.9496990481391" calcext:value-type="float">
            <text:p>48.949699048139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82125541567802" calcext:value-type="float">
            <text:p>0.282125541567802</text:p>
          </table:table-cell>
          <table:table-cell office:value-type="float" office:value="0.000448559853248298" calcext:value-type="float">
            <text:p>0.000448559853248</text:p>
          </table:table-cell>
          <table:table-cell office:value-type="float" office:value="-0.000114649720489979" calcext:value-type="float">
            <text:p>-0.00011464972049</text:p>
          </table:table-cell>
          <table:table-cell office:value-type="float" office:value="77.5677364349365" calcext:value-type="float">
            <text:p>77.5677364349365</text:p>
          </table:table-cell>
          <table:table-cell office:value-type="float" office:value="0.515286600589752" calcext:value-type="float">
            <text:p>0.515286600589752</text:p>
          </table:table-cell>
          <table:table-cell office:value-type="float" office:value="3130.6213915191" calcext:value-type="float">
            <text:p>3130.6213915191</text:p>
          </table:table-cell>
          <table:table-cell office:value-type="float" office:value="48.2512169191395" calcext:value-type="float">
            <text:p>48.251216919139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85702949762344" calcext:value-type="float">
            <text:p>0.385702949762344</text:p>
          </table:table-cell>
          <table:table-cell office:value-type="float" office:value="0.00137348383432254" calcext:value-type="float">
            <text:p>0.001373483834323</text:p>
          </table:table-cell>
          <table:table-cell office:value-type="float" office:value="0.000731104146689176" calcext:value-type="float">
            <text:p>0.000731104146689</text:p>
          </table:table-cell>
          <table:table-cell office:value-type="float" office:value="84.0783744812012" calcext:value-type="float">
            <text:p>84.0783744812012</text:p>
          </table:table-cell>
          <table:table-cell office:value-type="float" office:value="0.600841504335403" calcext:value-type="float">
            <text:p>0.600841504335403</text:p>
          </table:table-cell>
          <table:table-cell office:value-type="float" office:value="830.474263921836" calcext:value-type="float">
            <text:p>830.474263921836</text:p>
          </table:table-cell>
          <table:table-cell office:value-type="float" office:value="24.1717762057746" calcext:value-type="float">
            <text:p>24.171776205774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76651307940483" calcext:value-type="float">
            <text:p>0.276651307940483</text:p>
          </table:table-cell>
          <table:table-cell office:value-type="float" office:value="0.000482829561224207" calcext:value-type="float">
            <text:p>0.000482829561224</text:p>
          </table:table-cell>
          <table:table-cell office:value-type="float" office:value="-0.000519221927970648" calcext:value-type="float">
            <text:p>-0.000519221927971</text:p>
          </table:table-cell>
          <table:table-cell office:value-type="float" office:value="382.384677124023" calcext:value-type="float">
            <text:p>382.384677124023</text:p>
          </table:table-cell>
          <table:table-cell office:value-type="float" office:value="2.03633918762207" calcext:value-type="float">
            <text:p>2.03633918762207</text:p>
          </table:table-cell>
          <table:table-cell office:value-type="float" office:value="2525.59810774395" calcext:value-type="float">
            <text:p>2525.59810774395</text:p>
          </table:table-cell>
          <table:table-cell office:value-type="float" office:value="39.6835951297079" calcext:value-type="float">
            <text:p>39.683595129707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79500594735146" calcext:value-type="float">
            <text:p>0.279500594735146</text:p>
          </table:table-cell>
          <table:table-cell office:value-type="float" office:value="0.00202573833521456" calcext:value-type="float">
            <text:p>0.002025738335215</text:p>
          </table:table-cell>
          <table:table-cell office:value-type="float" office:value="0.0000159833580255508" calcext:value-type="float">
            <text:p>1.59833580255508E-05</text:p>
          </table:table-cell>
          <table:table-cell office:value-type="float" office:value="80.5802581787109" calcext:value-type="float">
            <text:p>80.5802581787109</text:p>
          </table:table-cell>
          <table:table-cell office:value-type="float" office:value="0.530198958516121" calcext:value-type="float">
            <text:p>0.530198958516121</text:p>
          </table:table-cell>
          <table:table-cell office:value-type="float" office:value="3037.2210087413" calcext:value-type="float">
            <text:p>3037.2210087413</text:p>
          </table:table-cell>
          <table:table-cell office:value-type="float" office:value="57.904677610344" calcext:value-type="float">
            <text:p>57.90467761034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414465880393982" calcext:value-type="float">
            <text:p>0.414465880393982</text:p>
          </table:table-cell>
          <table:table-cell office:value-type="float" office:value="0.00167218841379508" calcext:value-type="float">
            <text:p>0.001672188413795</text:p>
          </table:table-cell>
          <table:table-cell office:value-type="float" office:value="-0.00282717505469918" calcext:value-type="float">
            <text:p>-0.002827175054699</text:p>
          </table:table-cell>
          <table:table-cell office:value-type="float" office:value="264.576577758789" calcext:value-type="float">
            <text:p>264.576577758789</text:p>
          </table:table-cell>
          <table:table-cell office:value-type="float" office:value="1.5146191239357" calcext:value-type="float">
            <text:p>1.5146191239357</text:p>
          </table:table-cell>
          <table:table-cell office:value-type="float" office:value="1980.67703312537" calcext:value-type="float">
            <text:p>1980.67703312537</text:p>
          </table:table-cell>
          <table:table-cell office:value-type="float" office:value="58.4674293327729" calcext:value-type="float">
            <text:p>58.46742933277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19213184714317" calcext:value-type="float">
            <text:p>0.319213184714317</text:p>
          </table:table-cell>
          <table:table-cell office:value-type="float" office:value="0.00366622004657984" calcext:value-type="float">
            <text:p>0.00366622004658</text:p>
          </table:table-cell>
          <table:table-cell office:value-type="float" office:value="-0.00007004514336586" calcext:value-type="float">
            <text:p>-7.004514336586E-05</text:p>
          </table:table-cell>
          <table:table-cell office:value-type="float" office:value="289.564413452148" calcext:value-type="float">
            <text:p>289.564413452148</text:p>
          </table:table-cell>
          <table:table-cell office:value-type="float" office:value="1.59574435949326" calcext:value-type="float">
            <text:p>1.59574435949326</text:p>
          </table:table-cell>
          <table:table-cell office:value-type="float" office:value="2696.66528475146" calcext:value-type="float">
            <text:p>2696.66528475146</text:p>
          </table:table-cell>
          <table:table-cell office:value-type="float" office:value="53.6171362104361" calcext:value-type="float">
            <text:p>53.61713621043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25592577457428" calcext:value-type="float">
            <text:p>0.225592577457428</text:p>
          </table:table-cell>
          <table:table-cell office:value-type="float" office:value="0.000273954452131875" calcext:value-type="float">
            <text:p>0.000273954452132</text:p>
          </table:table-cell>
          <table:table-cell office:value-type="float" office:value="-0.0000889100134372711" calcext:value-type="float">
            <text:p>-8.89100134372711E-05</text:p>
          </table:table-cell>
          <table:table-cell office:value-type="float" office:value="303.584452819824" calcext:value-type="float">
            <text:p>303.584452819824</text:p>
          </table:table-cell>
          <table:table-cell office:value-type="float" office:value="1.61737409830093" calcext:value-type="float">
            <text:p>1.61737409830093</text:p>
          </table:table-cell>
          <table:table-cell office:value-type="float" office:value="2425.56492793614" calcext:value-type="float">
            <text:p>2425.56492793614</text:p>
          </table:table-cell>
          <table:table-cell office:value-type="float" office:value="61.6290350144728" calcext:value-type="float">
            <text:p>61.62903501447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62102934718132" calcext:value-type="float">
            <text:p>0.362102934718132</text:p>
          </table:table-cell>
          <table:table-cell office:value-type="float" office:value="0.00186634352430701" calcext:value-type="float">
            <text:p>0.001866343524307</text:p>
          </table:table-cell>
          <table:table-cell office:value-type="float" office:value="-0.00235670190304518" calcext:value-type="float">
            <text:p>-0.002356701903045</text:p>
          </table:table-cell>
          <table:table-cell office:value-type="float" office:value="523.486709594727" calcext:value-type="float">
            <text:p>523.486709594727</text:p>
          </table:table-cell>
          <table:table-cell office:value-type="float" office:value="2.78348617553711" calcext:value-type="float">
            <text:p>2.78348617553711</text:p>
          </table:table-cell>
          <table:table-cell office:value-type="float" office:value="2878.81697866375" calcext:value-type="float">
            <text:p>2878.81697866375</text:p>
          </table:table-cell>
          <table:table-cell office:value-type="float" office:value="38.8633569110461" calcext:value-type="float">
            <text:p>38.863356911046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26329508423805" calcext:value-type="float">
            <text:p>0.326329508423805</text:p>
          </table:table-cell>
          <table:table-cell office:value-type="float" office:value="0.00466759409755468" calcext:value-type="float">
            <text:p>0.004667594097555</text:p>
          </table:table-cell>
          <table:table-cell office:value-type="float" office:value="-0.000432276725769043" calcext:value-type="float">
            <text:p>-0.000432276725769</text:p>
          </table:table-cell>
          <table:table-cell office:value-type="float" office:value="194.469105529785" calcext:value-type="float">
            <text:p>194.469105529785</text:p>
          </table:table-cell>
          <table:table-cell office:value-type="float" office:value="1.12363315820694" calcext:value-type="float">
            <text:p>1.12363315820694</text:p>
          </table:table-cell>
          <table:table-cell office:value-type="float" office:value="3829.20859115143" calcext:value-type="float">
            <text:p>3829.20859115143</text:p>
          </table:table-cell>
          <table:table-cell office:value-type="float" office:value="49.9505893377121" calcext:value-type="float">
            <text:p>49.95058933771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480609539151192" calcext:value-type="float">
            <text:p>0.480609539151192</text:p>
          </table:table-cell>
          <table:table-cell office:value-type="float" office:value="0.00128624129574746" calcext:value-type="float">
            <text:p>0.001286241295747</text:p>
          </table:table-cell>
          <table:table-cell office:value-type="float" office:value="-0.000642749108374119" calcext:value-type="float">
            <text:p>-0.000642749108374</text:p>
          </table:table-cell>
          <table:table-cell office:value-type="float" office:value="244.866499328613" calcext:value-type="float">
            <text:p>244.866499328613</text:p>
          </table:table-cell>
          <table:table-cell office:value-type="float" office:value="1.45073152780533" calcext:value-type="float">
            <text:p>1.45073152780533</text:p>
          </table:table-cell>
          <table:table-cell office:value-type="float" office:value="2408.91157311825" calcext:value-type="float">
            <text:p>2408.91157311825</text:p>
          </table:table-cell>
          <table:table-cell office:value-type="float" office:value="58.9798125072354" calcext:value-type="float">
            <text:p>58.979812507235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443061608076096" calcext:value-type="float">
            <text:p>0.443061608076096</text:p>
          </table:table-cell>
          <table:table-cell office:value-type="float" office:value="0.00236750515177846" calcext:value-type="float">
            <text:p>0.002367505151778</text:p>
          </table:table-cell>
          <table:table-cell office:value-type="float" office:value="-0.00298426691442728" calcext:value-type="float">
            <text:p>-0.002984266914427</text:p>
          </table:table-cell>
          <table:table-cell office:value-type="float" office:value="100.508497619629" calcext:value-type="float">
            <text:p>100.508497619629</text:p>
          </table:table-cell>
          <table:table-cell office:value-type="float" office:value="0.708438736200333" calcext:value-type="float">
            <text:p>0.708438736200333</text:p>
          </table:table-cell>
          <table:table-cell office:value-type="float" office:value="3887.66438024603" calcext:value-type="float">
            <text:p>3887.66438024603</text:p>
          </table:table-cell>
          <table:table-cell office:value-type="float" office:value="69.3793329940877" calcext:value-type="float">
            <text:p>69.37933299408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44514940679073" calcext:value-type="float">
            <text:p>0.244514940679073</text:p>
          </table:table-cell>
          <table:table-cell office:value-type="float" office:value="0.000701096066040918" calcext:value-type="float">
            <text:p>0.000701096066041</text:p>
          </table:table-cell>
          <table:table-cell office:value-type="float" office:value="-0.00976031022146344" calcext:value-type="float">
            <text:p>-0.009760310221463</text:p>
          </table:table-cell>
          <table:table-cell office:value-type="float" office:value="180.869552612305" calcext:value-type="float">
            <text:p>180.869552612305</text:p>
          </table:table-cell>
          <table:table-cell office:value-type="float" office:value="1.00336494445801" calcext:value-type="float">
            <text:p>1.00336494445801</text:p>
          </table:table-cell>
          <table:table-cell office:value-type="float" office:value="3602.00788044877" calcext:value-type="float">
            <text:p>3602.00788044877</text:p>
          </table:table-cell>
          <table:table-cell office:value-type="float" office:value="56.8393198449514" calcext:value-type="float">
            <text:p>56.83931984495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62512338161468" calcext:value-type="float">
            <text:p>0.362512338161468</text:p>
          </table:table-cell>
          <table:table-cell office:value-type="float" office:value="0.0042871976736933" calcext:value-type="float">
            <text:p>0.004287197673693</text:p>
          </table:table-cell>
          <table:table-cell office:value-type="float" office:value="-0.001860043220222" calcext:value-type="float">
            <text:p>-0.001860043220222</text:p>
          </table:table-cell>
          <table:table-cell office:value-type="float" office:value="151.398498535156" calcext:value-type="float">
            <text:p>151.398498535156</text:p>
          </table:table-cell>
          <table:table-cell office:value-type="float" office:value="0.924818933010101" calcext:value-type="float">
            <text:p>0.924818933010101</text:p>
          </table:table-cell>
          <table:table-cell office:value-type="float" office:value="4080.61994651222" calcext:value-type="float">
            <text:p>4080.61994651222</text:p>
          </table:table-cell>
          <table:table-cell office:value-type="float" office:value="84.5467525452491" calcext:value-type="float">
            <text:p>84.546752545249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404848554730415" calcext:value-type="float">
            <text:p>0.404848554730415</text:p>
          </table:table-cell>
          <table:table-cell office:value-type="float" office:value="0.00380351501516998" calcext:value-type="float">
            <text:p>0.00380351501517</text:p>
          </table:table-cell>
          <table:table-cell office:value-type="float" office:value="-0.000602223724126816" calcext:value-type="float">
            <text:p>-0.000602223724127</text:p>
          </table:table-cell>
          <table:table-cell office:value-type="float" office:value="177.960900878906" calcext:value-type="float">
            <text:p>177.960900878906</text:p>
          </table:table-cell>
          <table:table-cell office:value-type="float" office:value="1.0799448132515" calcext:value-type="float">
            <text:p>1.0799448132515</text:p>
          </table:table-cell>
          <table:table-cell office:value-type="float" office:value="2634.53285778051" calcext:value-type="float">
            <text:p>2634.53285778051</text:p>
          </table:table-cell>
          <table:table-cell office:value-type="float" office:value="47.514338232996" calcext:value-type="float">
            <text:p>47.5143382329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99427133798599" calcext:value-type="float">
            <text:p>0.399427133798599</text:p>
          </table:table-cell>
          <table:table-cell office:value-type="float" office:value="0.003030926710926" calcext:value-type="float">
            <text:p>0.003030926710926</text:p>
          </table:table-cell>
          <table:table-cell office:value-type="float" office:value="-0.00487840594723821" calcext:value-type="float">
            <text:p>-0.004878405947238</text:p>
          </table:table-cell>
          <table:table-cell office:value-type="float" office:value="628.052508544922" calcext:value-type="float">
            <text:p>628.052508544922</text:p>
          </table:table-cell>
          <table:table-cell office:value-type="float" office:value="3.32309670448303" calcext:value-type="float">
            <text:p>3.32309670448303</text:p>
          </table:table-cell>
          <table:table-cell office:value-type="float" office:value="3772.19587377531" calcext:value-type="float">
            <text:p>3772.19587377531</text:p>
          </table:table-cell>
          <table:table-cell office:value-type="float" office:value="68.9848612683128" calcext:value-type="float">
            <text:p>68.98486126831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437770399451256" calcext:value-type="float">
            <text:p>0.437770399451256</text:p>
          </table:table-cell>
          <table:table-cell office:value-type="float" office:value="0.000788193842163309" calcext:value-type="float">
            <text:p>0.000788193842163</text:p>
          </table:table-cell>
          <table:table-cell office:value-type="float" office:value="-0.000609113089740276" calcext:value-type="float">
            <text:p>-0.00060911308974</text:p>
          </table:table-cell>
          <table:table-cell office:value-type="float" office:value="44.1765869140625" calcext:value-type="float">
            <text:p>44.1765869140625</text:p>
          </table:table-cell>
          <table:table-cell office:value-type="float" office:value="0.426114916801453" calcext:value-type="float">
            <text:p>0.426114916801453</text:p>
          </table:table-cell>
          <table:table-cell office:value-type="float" office:value="3781.68528141958" calcext:value-type="float">
            <text:p>3781.68528141958</text:p>
          </table:table-cell>
          <table:table-cell office:value-type="float" office:value="54.9875738494331" calcext:value-type="float">
            <text:p>54.987573849433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289179664850235" calcext:value-type="float">
            <text:p>0.289179664850235</text:p>
          </table:table-cell>
          <table:table-cell office:value-type="float" office:value="0.00131231899140403" calcext:value-type="float">
            <text:p>0.001312318991404</text:p>
          </table:table-cell>
          <table:table-cell office:value-type="float" office:value="-0.000353530794382095" calcext:value-type="float">
            <text:p>-0.000353530794382</text:p>
          </table:table-cell>
          <table:table-cell office:value-type="float" office:value="179.904652404785" calcext:value-type="float">
            <text:p>179.904652404785</text:p>
          </table:table-cell>
          <table:table-cell office:value-type="float" office:value="1.03101599216461" calcext:value-type="float">
            <text:p>1.03101599216461</text:p>
          </table:table-cell>
          <table:table-cell office:value-type="float" office:value="2695.65904649223" calcext:value-type="float">
            <text:p>2695.65904649223</text:p>
          </table:table-cell>
          <table:table-cell office:value-type="float" office:value="63.2200386666867" calcext:value-type="float">
            <text:p>63.220038666686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83150970935821" calcext:value-type="float">
            <text:p>0.383150970935821</text:p>
          </table:table-cell>
          <table:table-cell office:value-type="float" office:value="0.00232840641401708" calcext:value-type="float">
            <text:p>0.002328406414017</text:p>
          </table:table-cell>
          <table:table-cell office:value-type="float" office:value="-0.000139138288795948" calcext:value-type="float">
            <text:p>-0.000139138288796</text:p>
          </table:table-cell>
          <table:table-cell office:value-type="float" office:value="432.324761962891" calcext:value-type="float">
            <text:p>432.324761962891</text:p>
          </table:table-cell>
          <table:table-cell office:value-type="float" office:value="2.34064292907715" calcext:value-type="float">
            <text:p>2.34064292907715</text:p>
          </table:table-cell>
          <table:table-cell office:value-type="float" office:value="2319.8969935035" calcext:value-type="float">
            <text:p>2319.8969935035</text:p>
          </table:table-cell>
          <table:table-cell office:value-type="float" office:value="61.1988117951667" calcext:value-type="float">
            <text:p>61.19881179516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283003324270248" calcext:value-type="float">
            <text:p>0.283003324270248</text:p>
          </table:table-cell>
          <table:table-cell office:value-type="float" office:value="0.000530665228143334" calcext:value-type="float">
            <text:p>0.000530665228143</text:p>
          </table:table-cell>
          <table:table-cell office:value-type="float" office:value="-0.0000862166285514832" calcext:value-type="float">
            <text:p>-8.62166285514832E-05</text:p>
          </table:table-cell>
          <table:table-cell office:value-type="float" office:value="25.1845264434814" calcext:value-type="float">
            <text:p>25.1845264434814</text:p>
          </table:table-cell>
          <table:table-cell office:value-type="float" office:value="0.254027310013771" calcext:value-type="float">
            <text:p>0.254027310013771</text:p>
          </table:table-cell>
          <table:table-cell office:value-type="float" office:value="2484.68280847338" calcext:value-type="float">
            <text:p>2484.68280847338</text:p>
          </table:table-cell>
          <table:table-cell office:value-type="float" office:value="41.0605302583426" calcext:value-type="float">
            <text:p>41.06053025834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44075000286102" calcext:value-type="float">
            <text:p>0.344075000286102</text:p>
          </table:table-cell>
          <table:table-cell office:value-type="float" office:value="0.0011193688143976" calcext:value-type="float">
            <text:p>0.001119368814398</text:p>
          </table:table-cell>
          <table:table-cell office:value-type="float" office:value="-0.00716669876128435" calcext:value-type="float">
            <text:p>-0.007166698761284</text:p>
          </table:table-cell>
          <table:table-cell office:value-type="float" office:value="57.4783222198486" calcext:value-type="float">
            <text:p>57.4783222198486</text:p>
          </table:table-cell>
          <table:table-cell office:value-type="float" office:value="0.439312985539436" calcext:value-type="float">
            <text:p>0.439312985539436</text:p>
          </table:table-cell>
          <table:table-cell office:value-type="float" office:value="3521.99263305264" calcext:value-type="float">
            <text:p>3521.99263305264</text:p>
          </table:table-cell>
          <table:table-cell office:value-type="float" office:value="42.6424609941606" calcext:value-type="float">
            <text:p>42.64246099416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81970858573914" calcext:value-type="float">
            <text:p>0.381970858573914</text:p>
          </table:table-cell>
          <table:table-cell office:value-type="float" office:value="0.00209710299968719" calcext:value-type="float">
            <text:p>0.002097102999687</text:p>
          </table:table-cell>
          <table:table-cell office:value-type="float" office:value="-0.000580048561096191" calcext:value-type="float">
            <text:p>-0.000580048561096</text:p>
          </table:table-cell>
          <table:table-cell office:value-type="float" office:value="222.723658752441" calcext:value-type="float">
            <text:p>222.723658752441</text:p>
          </table:table-cell>
          <table:table-cell office:value-type="float" office:value="1.29168919324875" calcext:value-type="float">
            <text:p>1.29168919324875</text:p>
          </table:table-cell>
          <table:table-cell office:value-type="float" office:value="2694.41571214592" calcext:value-type="float">
            <text:p>2694.41571214592</text:p>
          </table:table-cell>
          <table:table-cell office:value-type="float" office:value="44.56484394765" calcext:value-type="float">
            <text:p>44.5648439476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293737101554871" calcext:value-type="float">
            <text:p>0.293737101554871</text:p>
          </table:table-cell>
          <table:table-cell office:value-type="float" office:value="0.000987938023172319" calcext:value-type="float">
            <text:p>0.000987938023172</text:p>
          </table:table-cell>
          <table:table-cell office:value-type="float" office:value="-0.00841350201517344" calcext:value-type="float">
            <text:p>-0.008413502015173</text:p>
          </table:table-cell>
          <table:table-cell office:value-type="float" office:value="27.628088760376" calcext:value-type="float">
            <text:p>27.628088760376</text:p>
          </table:table-cell>
          <table:table-cell office:value-type="float" office:value="0.263860060274601" calcext:value-type="float">
            <text:p>0.263860060274601</text:p>
          </table:table-cell>
          <table:table-cell office:value-type="float" office:value="1713.92176541851" calcext:value-type="float">
            <text:p>1713.92176541851</text:p>
          </table:table-cell>
          <table:table-cell office:value-type="float" office:value="44.822847508575" calcext:value-type="float">
            <text:p>44.82284750857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297533419728279" calcext:value-type="float">
            <text:p>0.297533419728279</text:p>
          </table:table-cell>
          <table:table-cell office:value-type="float" office:value="0.00131386438151822" calcext:value-type="float">
            <text:p>0.001313864381518</text:p>
          </table:table-cell>
          <table:table-cell office:value-type="float" office:value="0.000134989246726036" calcext:value-type="float">
            <text:p>0.000134989246726</text:p>
          </table:table-cell>
          <table:table-cell office:value-type="float" office:value="195.974765014648" calcext:value-type="float">
            <text:p>195.974765014648</text:p>
          </table:table-cell>
          <table:table-cell office:value-type="float" office:value="1.11635718345642" calcext:value-type="float">
            <text:p>1.11635718345642</text:p>
          </table:table-cell>
          <table:table-cell office:value-type="float" office:value="3323.66298339324" calcext:value-type="float">
            <text:p>3323.66298339324</text:p>
          </table:table-cell>
          <table:table-cell office:value-type="float" office:value="64.0916757753002" calcext:value-type="float">
            <text:p>64.0916757753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71751898527145" calcext:value-type="float">
            <text:p>0.471751898527145</text:p>
          </table:table-cell>
          <table:table-cell office:value-type="float" office:value="0.00316179685760289" calcext:value-type="float">
            <text:p>0.003161796857603</text:p>
          </table:table-cell>
          <table:table-cell office:value-type="float" office:value="-0.00181423593312502" calcext:value-type="float">
            <text:p>-0.001814235933125</text:p>
          </table:table-cell>
          <table:table-cell office:value-type="float" office:value="185.729811096191" calcext:value-type="float">
            <text:p>185.729811096191</text:p>
          </table:table-cell>
          <table:table-cell office:value-type="float" office:value="1.1509384393692" calcext:value-type="float">
            <text:p>1.1509384393692</text:p>
          </table:table-cell>
          <table:table-cell office:value-type="float" office:value="2779.30725271476" calcext:value-type="float">
            <text:p>2779.30725271476</text:p>
          </table:table-cell>
          <table:table-cell office:value-type="float" office:value="53.680875075725" calcext:value-type="float">
            <text:p>53.6808750757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295637050271034" calcext:value-type="float">
            <text:p>0.295637050271034</text:p>
          </table:table-cell>
          <table:table-cell office:value-type="float" office:value="0.00127537486841902" calcext:value-type="float">
            <text:p>0.001275374868419</text:p>
          </table:table-cell>
          <table:table-cell office:value-type="float" office:value="-0.000279262661933899" calcext:value-type="float">
            <text:p>-0.000279262661934</text:p>
          </table:table-cell>
          <table:table-cell office:value-type="float" office:value="47.2285640716553" calcext:value-type="float">
            <text:p>47.2285640716553</text:p>
          </table:table-cell>
          <table:table-cell office:value-type="float" office:value="0.370795080065727" calcext:value-type="float">
            <text:p>0.370795080065727</text:p>
          </table:table-cell>
          <table:table-cell office:value-type="float" office:value="2682.54489035846" calcext:value-type="float">
            <text:p>2682.54489035846</text:p>
          </table:table-cell>
          <table:table-cell office:value-type="float" office:value="59.7156047929777" calcext:value-type="float">
            <text:p>59.715604792977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64229935407639" calcext:value-type="float">
            <text:p>0.364229935407639</text:p>
          </table:table-cell>
          <table:table-cell office:value-type="float" office:value="0.000388102084980346" calcext:value-type="float">
            <text:p>0.00038810208498</text:p>
          </table:table-cell>
          <table:table-cell office:value-type="float" office:value="-0.000240183435380459" calcext:value-type="float">
            <text:p>-0.00024018343538</text:p>
          </table:table-cell>
          <table:table-cell office:value-type="float" office:value="58.7388935089111" calcext:value-type="float">
            <text:p>58.7388935089111</text:p>
          </table:table-cell>
          <table:table-cell office:value-type="float" office:value="0.462312132120132" calcext:value-type="float">
            <text:p>0.462312132120132</text:p>
          </table:table-cell>
          <table:table-cell office:value-type="float" office:value="3241.75479123599" calcext:value-type="float">
            <text:p>3241.75479123599</text:p>
          </table:table-cell>
          <table:table-cell office:value-type="float" office:value="68.3476500984515" calcext:value-type="float">
            <text:p>68.34765009845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08835580945015" calcext:value-type="float">
            <text:p>0.308835580945015</text:p>
          </table:table-cell>
          <table:table-cell office:value-type="float" office:value="0.0000257217526268505" calcext:value-type="float">
            <text:p>2.57217526268505E-05</text:p>
          </table:table-cell>
          <table:table-cell office:value-type="float" office:value="-0.0000336728990077972" calcext:value-type="float">
            <text:p>-3.36728990077972E-05</text:p>
          </table:table-cell>
          <table:table-cell office:value-type="float" office:value="36.7813579559326" calcext:value-type="float">
            <text:p>36.7813579559326</text:p>
          </table:table-cell>
          <table:table-cell office:value-type="float" office:value="0.324808326363564" calcext:value-type="float">
            <text:p>0.324808326363564</text:p>
          </table:table-cell>
          <table:table-cell office:value-type="float" office:value="2167.77533916962" calcext:value-type="float">
            <text:p>2167.77533916962</text:p>
          </table:table-cell>
          <table:table-cell office:value-type="float" office:value="29.0794107911107" calcext:value-type="float">
            <text:p>29.07941079111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470136681199074" calcext:value-type="float">
            <text:p>0.470136681199074</text:p>
          </table:table-cell>
          <table:table-cell office:value-type="float" office:value="0.000876407756004483" calcext:value-type="float">
            <text:p>0.000876407756004</text:p>
          </table:table-cell>
          <table:table-cell office:value-type="float" office:value="-0.000473560951650143" calcext:value-type="float">
            <text:p>-0.00047356095165</text:p>
          </table:table-cell>
          <table:table-cell office:value-type="float" office:value="256.386827087402" calcext:value-type="float">
            <text:p>256.386827087402</text:p>
          </table:table-cell>
          <table:table-cell office:value-type="float" office:value="1.50337916612625" calcext:value-type="float">
            <text:p>1.50337916612625</text:p>
          </table:table-cell>
          <table:table-cell office:value-type="float" office:value="2363.97524968444" calcext:value-type="float">
            <text:p>2363.97524968444</text:p>
          </table:table-cell>
          <table:table-cell office:value-type="float" office:value="67.1126039915951" calcext:value-type="float">
            <text:p>67.11260399159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277185428142548" calcext:value-type="float">
            <text:p>0.277185428142548</text:p>
          </table:table-cell>
          <table:table-cell office:value-type="float" office:value="0.00117238516686484" calcext:value-type="float">
            <text:p>0.001172385166865</text:p>
          </table:table-cell>
          <table:table-cell office:value-type="float" office:value="-0.0000646995380520821" calcext:value-type="float">
            <text:p>-6.46995380520821E-05</text:p>
          </table:table-cell>
          <table:table-cell office:value-type="float" office:value="88.7388526916504" calcext:value-type="float">
            <text:p>88.7388526916504</text:p>
          </table:table-cell>
          <table:table-cell office:value-type="float" office:value="0.569148397445679" calcext:value-type="float">
            <text:p>0.569148397445679</text:p>
          </table:table-cell>
          <table:table-cell office:value-type="float" office:value="1603.03508711407" calcext:value-type="float">
            <text:p>1603.03508711407</text:p>
          </table:table-cell>
          <table:table-cell office:value-type="float" office:value="56.5574536402244" calcext:value-type="float">
            <text:p>56.557453640224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408991187810898" calcext:value-type="float">
            <text:p>0.408991187810898</text:p>
          </table:table-cell>
          <table:table-cell office:value-type="float" office:value="0.00445642434060574" calcext:value-type="float">
            <text:p>0.004456424340606</text:p>
          </table:table-cell>
          <table:table-cell office:value-type="float" office:value="-0.00223074555397034" calcext:value-type="float">
            <text:p>-0.00223074555397</text:p>
          </table:table-cell>
          <table:table-cell office:value-type="float" office:value="1380.98775634766" calcext:value-type="float">
            <text:p>1380.98775634766</text:p>
          </table:table-cell>
          <table:table-cell office:value-type="float" office:value="7.09553847312927" calcext:value-type="float">
            <text:p>7.09553847312927</text:p>
          </table:table-cell>
          <table:table-cell office:value-type="float" office:value="1132.62783403107" calcext:value-type="float">
            <text:p>1132.62783403107</text:p>
          </table:table-cell>
          <table:table-cell office:value-type="float" office:value="48.1982087315032" calcext:value-type="float">
            <text:p>48.19820873150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242266437411308" calcext:value-type="float">
            <text:p>0.242266437411308</text:p>
          </table:table-cell>
          <table:table-cell office:value-type="float" office:value="0.000685326155507937" calcext:value-type="float">
            <text:p>0.000685326155508</text:p>
          </table:table-cell>
          <table:table-cell office:value-type="float" office:value="-0.000036228820681572" calcext:value-type="float">
            <text:p>-3.6228820681572E-05</text:p>
          </table:table-cell>
          <table:table-cell office:value-type="float" office:value="88.9661682128906" calcext:value-type="float">
            <text:p>88.9661682128906</text:p>
          </table:table-cell>
          <table:table-cell office:value-type="float" office:value="0.552308505773544" calcext:value-type="float">
            <text:p>0.552308505773544</text:p>
          </table:table-cell>
          <table:table-cell office:value-type="float" office:value="684.737411018585" calcext:value-type="float">
            <text:p>684.737411018585</text:p>
          </table:table-cell>
          <table:table-cell office:value-type="float" office:value="44.4137953357889" calcext:value-type="float">
            <text:p>44.41379533578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484377190470696" calcext:value-type="float">
            <text:p>0.484377190470696</text:p>
          </table:table-cell>
          <table:table-cell office:value-type="float" office:value="0.00049411263607908" calcext:value-type="float">
            <text:p>0.000494112636079</text:p>
          </table:table-cell>
          <table:table-cell office:value-type="float" office:value="-0.0212596639990807" calcext:value-type="float">
            <text:p>-0.021259663999081</text:p>
          </table:table-cell>
          <table:table-cell office:value-type="float" office:value="244.086837768555" calcext:value-type="float">
            <text:p>244.086837768555</text:p>
          </table:table-cell>
          <table:table-cell office:value-type="float" office:value="1.42760335206985" calcext:value-type="float">
            <text:p>1.42760335206985</text:p>
          </table:table-cell>
          <table:table-cell office:value-type="float" office:value="147.350347537633" calcext:value-type="float">
            <text:p>147.350347537633</text:p>
          </table:table-cell>
          <table:table-cell office:value-type="float" office:value="32.7107393427607" calcext:value-type="float">
            <text:p>32.71073934276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412133547663689" calcext:value-type="float">
            <text:p>0.412133547663689</text:p>
          </table:table-cell>
          <table:table-cell office:value-type="float" office:value="0.00115849478170276" calcext:value-type="float">
            <text:p>0.001158494781703</text:p>
          </table:table-cell>
          <table:table-cell office:value-type="float" office:value="-0.0000664979219436646" calcext:value-type="float">
            <text:p>-6.64979219436646E-05</text:p>
          </table:table-cell>
          <table:table-cell office:value-type="float" office:value="380.683074951172" calcext:value-type="float">
            <text:p>380.683074951172</text:p>
          </table:table-cell>
          <table:table-cell office:value-type="float" office:value="2.09581913948059" calcext:value-type="float">
            <text:p>2.09581913948059</text:p>
          </table:table-cell>
          <table:table-cell office:value-type="float" office:value="-28.6008485157478" calcext:value-type="float">
            <text:p>-28.6008485157478</text:p>
          </table:table-cell>
          <table:table-cell office:value-type="float" office:value="27.2566267749148" calcext:value-type="float">
            <text:p>27.25662677491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08792161941528" calcext:value-type="float">
            <text:p>0.508792161941528</text:p>
          </table:table-cell>
          <table:table-cell office:value-type="float" office:value="0.000907751295017078" calcext:value-type="float">
            <text:p>0.000907751295017</text:p>
          </table:table-cell>
          <table:table-cell office:value-type="float" office:value="-0.00041170958429575" calcext:value-type="float">
            <text:p>-0.000411709584296</text:p>
          </table:table-cell>
          <table:table-cell office:value-type="float" office:value="5407.25830078125" calcext:value-type="float">
            <text:p>5407.25830078125</text:p>
          </table:table-cell>
          <table:table-cell office:value-type="float" office:value="27.2763324737549" calcext:value-type="float">
            <text:p>27.2763324737549</text:p>
          </table:table-cell>
          <table:table-cell office:value-type="float" office:value="-1271.31112116892" calcext:value-type="float">
            <text:p>-1271.31112116892</text:p>
          </table:table-cell>
          <table:table-cell office:value-type="float" office:value="33.4160584265598" calcext:value-type="float">
            <text:p>33.41605842655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510938289761543" calcext:value-type="float">
            <text:p>0.510938289761543</text:p>
          </table:table-cell>
          <table:table-cell office:value-type="float" office:value="0.00128003798890859" calcext:value-type="float">
            <text:p>0.001280037988909</text:p>
          </table:table-cell>
          <table:table-cell office:value-type="float" office:value="-0.00141074359416962" calcext:value-type="float">
            <text:p>-0.00141074359417</text:p>
          </table:table-cell>
          <table:table-cell office:value-type="float" office:value="321.347647094727" calcext:value-type="float">
            <text:p>321.347647094727</text:p>
          </table:table-cell>
          <table:table-cell office:value-type="float" office:value="1.84685637950897" calcext:value-type="float">
            <text:p>1.84685637950897</text:p>
          </table:table-cell>
          <table:table-cell office:value-type="float" office:value="1217.06337711346" calcext:value-type="float">
            <text:p>1217.06337711346</text:p>
          </table:table-cell>
          <table:table-cell office:value-type="float" office:value="26.2365366207363" calcext:value-type="float">
            <text:p>26.236536620736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446330004930496" calcext:value-type="float">
            <text:p>0.446330004930496</text:p>
          </table:table-cell>
          <table:table-cell office:value-type="float" office:value="0.00154412795091048" calcext:value-type="float">
            <text:p>0.00154412795091</text:p>
          </table:table-cell>
          <table:table-cell office:value-type="float" office:value="-0.000411843881011009" calcext:value-type="float">
            <text:p>-0.000411843881011</text:p>
          </table:table-cell>
          <table:table-cell office:value-type="float" office:value="651.270538330078" calcext:value-type="float">
            <text:p>651.270538330078</text:p>
          </table:table-cell>
          <table:table-cell office:value-type="float" office:value="3.4651040315628" calcext:value-type="float">
            <text:p>3.4651040315628</text:p>
          </table:table-cell>
          <table:table-cell office:value-type="float" office:value="948.333745474691" calcext:value-type="float">
            <text:p>948.333745474691</text:p>
          </table:table-cell>
          <table:table-cell office:value-type="float" office:value="33.9592950087157" calcext:value-type="float">
            <text:p>33.959295008715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522050303220749" calcext:value-type="float">
            <text:p>0.522050303220749</text:p>
          </table:table-cell>
          <table:table-cell office:value-type="float" office:value="0.00165880139684305" calcext:value-type="float">
            <text:p>0.001658801396843</text:p>
          </table:table-cell>
          <table:table-cell office:value-type="float" office:value="-0.00840109158307314" calcext:value-type="float">
            <text:p>-0.008401091583073</text:p>
          </table:table-cell>
          <table:table-cell office:value-type="float" office:value="119.635234069824" calcext:value-type="float">
            <text:p>119.635234069824</text:p>
          </table:table-cell>
          <table:table-cell office:value-type="float" office:value="0.837037467956543" calcext:value-type="float">
            <text:p>0.837037467956543</text:p>
          </table:table-cell>
          <table:table-cell office:value-type="float" office:value="1177.85229509016" calcext:value-type="float">
            <text:p>1177.85229509016</text:p>
          </table:table-cell>
          <table:table-cell office:value-type="float" office:value="34.7351370261283" calcext:value-type="float">
            <text:p>34.735137026128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471154063940048" calcext:value-type="float">
            <text:p>0.471154063940048</text:p>
          </table:table-cell>
          <table:table-cell office:value-type="float" office:value="0.000437880333629437" calcext:value-type="float">
            <text:p>0.000437880333629</text:p>
          </table:table-cell>
          <table:table-cell office:value-type="float" office:value="-0.00477569336071611" calcext:value-type="float">
            <text:p>-0.004775693360716</text:p>
          </table:table-cell>
          <table:table-cell office:value-type="float" office:value="162.036399841309" calcext:value-type="float">
            <text:p>162.036399841309</text:p>
          </table:table-cell>
          <table:table-cell office:value-type="float" office:value="1.02650196552277" calcext:value-type="float">
            <text:p>1.02650196552277</text:p>
          </table:table-cell>
          <table:table-cell office:value-type="float" office:value="1234.90608500411" calcext:value-type="float">
            <text:p>1234.90608500411</text:p>
          </table:table-cell>
          <table:table-cell office:value-type="float" office:value="40.6136842425679" calcext:value-type="float">
            <text:p>40.613684242567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420242059230804" calcext:value-type="float">
            <text:p>0.420242059230804</text:p>
          </table:table-cell>
          <table:table-cell office:value-type="float" office:value="0.00176551113836467" calcext:value-type="float">
            <text:p>0.001765511138365</text:p>
          </table:table-cell>
          <table:table-cell office:value-type="float" office:value="-0.000179130304604769" calcext:value-type="float">
            <text:p>-0.000179130304605</text:p>
          </table:table-cell>
          <table:table-cell office:value-type="float" office:value="388.297341918945" calcext:value-type="float">
            <text:p>388.297341918945</text:p>
          </table:table-cell>
          <table:table-cell office:value-type="float" office:value="2.13750401735306" calcext:value-type="float">
            <text:p>2.13750401735306</text:p>
          </table:table-cell>
          <table:table-cell office:value-type="float" office:value="736.159114732474" calcext:value-type="float">
            <text:p>736.159114732474</text:p>
          </table:table-cell>
          <table:table-cell office:value-type="float" office:value="39.0830268179997" calcext:value-type="float">
            <text:p>39.08302681799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11105901002884" calcext:value-type="float">
            <text:p>0.311105901002884</text:p>
          </table:table-cell>
          <table:table-cell office:value-type="float" office:value="0.00196394610684365" calcext:value-type="float">
            <text:p>0.001963946106844</text:p>
          </table:table-cell>
          <table:table-cell office:value-type="float" office:value="-0.000391967222094536" calcext:value-type="float">
            <text:p>-0.000391967222095</text:p>
          </table:table-cell>
          <table:table-cell office:value-type="float" office:value="212.031860351563" calcext:value-type="float">
            <text:p>212.031860351563</text:p>
          </table:table-cell>
          <table:table-cell office:value-type="float" office:value="1.20143257379532" calcext:value-type="float">
            <text:p>1.20143257379532</text:p>
          </table:table-cell>
          <table:table-cell office:value-type="float" office:value="1366.45404747037" calcext:value-type="float">
            <text:p>1366.45404747037</text:p>
          </table:table-cell>
          <table:table-cell office:value-type="float" office:value="39.2697292090625" calcext:value-type="float">
            <text:p>39.26972920906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52816122174263" calcext:value-type="float">
            <text:p>0.52816122174263</text:p>
          </table:table-cell>
          <table:table-cell office:value-type="float" office:value="0.00143445521825925" calcext:value-type="float">
            <text:p>0.001434455218259</text:p>
          </table:table-cell>
          <table:table-cell office:value-type="float" office:value="-0.00609642621129751" calcext:value-type="float">
            <text:p>-0.006096426211298</text:p>
          </table:table-cell>
          <table:table-cell office:value-type="float" office:value="297.253479003906" calcext:value-type="float">
            <text:p>297.253479003906</text:p>
          </table:table-cell>
          <table:table-cell office:value-type="float" office:value="1.73015493154526" calcext:value-type="float">
            <text:p>1.73015493154526</text:p>
          </table:table-cell>
          <table:table-cell office:value-type="float" office:value="368.210241523298" calcext:value-type="float">
            <text:p>368.210241523298</text:p>
          </table:table-cell>
          <table:table-cell office:value-type="float" office:value="42.1309290109667" calcext:value-type="float">
            <text:p>42.130929010966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56309813261032" calcext:value-type="float">
            <text:p>0.356309813261032</text:p>
          </table:table-cell>
          <table:table-cell office:value-type="float" office:value="0.00308876307681203" calcext:value-type="float">
            <text:p>0.003088763076812</text:p>
          </table:table-cell>
          <table:table-cell office:value-type="float" office:value="-0.0016202924773097" calcext:value-type="float">
            <text:p>-0.00162029247731</text:p>
          </table:table-cell>
          <table:table-cell office:value-type="float" office:value="134.283921813965" calcext:value-type="float">
            <text:p>134.283921813965</text:p>
          </table:table-cell>
          <table:table-cell office:value-type="float" office:value="0.834836775064468" calcext:value-type="float">
            <text:p>0.834836775064468</text:p>
          </table:table-cell>
          <table:table-cell office:value-type="float" office:value="2242.48134190562" calcext:value-type="float">
            <text:p>2242.48134190562</text:p>
          </table:table-cell>
          <table:table-cell office:value-type="float" office:value="55.1893457797588" calcext:value-type="float">
            <text:p>55.189345779758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437935402989387" calcext:value-type="float">
            <text:p>0.437935402989387</text:p>
          </table:table-cell>
          <table:table-cell office:value-type="float" office:value="0.00159743777476251" calcext:value-type="float">
            <text:p>0.001597437774763</text:p>
          </table:table-cell>
          <table:table-cell office:value-type="float" office:value="-0.00424797497689724" calcext:value-type="float">
            <text:p>-0.004247974976897</text:p>
          </table:table-cell>
          <table:table-cell office:value-type="float" office:value="220.284057617187" calcext:value-type="float">
            <text:p>220.284057617187</text:p>
          </table:table-cell>
          <table:table-cell office:value-type="float" office:value="1.30206922292709" calcext:value-type="float">
            <text:p>1.30206922292709</text:p>
          </table:table-cell>
          <table:table-cell office:value-type="float" office:value="1444.58731346161" calcext:value-type="float">
            <text:p>1444.58731346161</text:p>
          </table:table-cell>
          <table:table-cell office:value-type="float" office:value="42.4254356004414" calcext:value-type="float">
            <text:p>42.42543560044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3777499198914" calcext:value-type="float">
            <text:p>0.333777499198914</text:p>
          </table:table-cell>
          <table:table-cell office:value-type="float" office:value="0.00115082951961085" calcext:value-type="float">
            <text:p>0.001150829519611</text:p>
          </table:table-cell>
          <table:table-cell office:value-type="float" office:value="-0.000371470116078854" calcext:value-type="float">
            <text:p>-0.000371470116079</text:p>
          </table:table-cell>
          <table:table-cell office:value-type="float" office:value="227.721643066406" calcext:value-type="float">
            <text:p>227.721643066406</text:p>
          </table:table-cell>
          <table:table-cell office:value-type="float" office:value="1.29103519916534" calcext:value-type="float">
            <text:p>1.29103519916534</text:p>
          </table:table-cell>
          <table:table-cell office:value-type="float" office:value="991.679322339117" calcext:value-type="float">
            <text:p>991.679322339117</text:p>
          </table:table-cell>
          <table:table-cell office:value-type="float" office:value="34.3394249189006" calcext:value-type="float">
            <text:p>34.339424918900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82619392871857" calcext:value-type="float">
            <text:p>0.382619392871857</text:p>
          </table:table-cell>
          <table:table-cell office:value-type="float" office:value="0.000482408446259797" calcext:value-type="float">
            <text:p>0.00048240844626</text:p>
          </table:table-cell>
          <table:table-cell office:value-type="float" office:value="-0.0000557180494070053" calcext:value-type="float">
            <text:p>-5.57180494070053E-05</text:p>
          </table:table-cell>
          <table:table-cell office:value-type="float" office:value="601.183459472656" calcext:value-type="float">
            <text:p>601.183459472656</text:p>
          </table:table-cell>
          <table:table-cell office:value-type="float" office:value="3.1825991153717" calcext:value-type="float">
            <text:p>3.1825991153717</text:p>
          </table:table-cell>
          <table:table-cell office:value-type="float" office:value="608.458473485242" calcext:value-type="float">
            <text:p>608.458473485242</text:p>
          </table:table-cell>
          <table:table-cell office:value-type="float" office:value="32.067398357419" calcext:value-type="float">
            <text:p>32.06739835741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473859211802483" calcext:value-type="float">
            <text:p>0.473859211802483</text:p>
          </table:table-cell>
          <table:table-cell office:value-type="float" office:value="0.00111145081464201" calcext:value-type="float">
            <text:p>0.001111450814642</text:p>
          </table:table-cell>
          <table:table-cell office:value-type="float" office:value="-0.00743320118635893" calcext:value-type="float">
            <text:p>-0.007433201186359</text:p>
          </table:table-cell>
          <table:table-cell office:value-type="float" office:value="497.10192565918" calcext:value-type="float">
            <text:p>497.10192565918</text:p>
          </table:table-cell>
          <table:table-cell office:value-type="float" office:value="2.70061476230621" calcext:value-type="float">
            <text:p>2.70061476230621</text:p>
          </table:table-cell>
          <table:table-cell office:value-type="float" office:value="747.961934468909" calcext:value-type="float">
            <text:p>747.961934468909</text:p>
          </table:table-cell>
          <table:table-cell office:value-type="float" office:value="30.980060885039" calcext:value-type="float">
            <text:p>30.98006088503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86762055754662" calcext:value-type="float">
            <text:p>0.286762055754662</text:p>
          </table:table-cell>
          <table:table-cell office:value-type="float" office:value="0.00166276044910774" calcext:value-type="float">
            <text:p>0.001662760449108</text:p>
          </table:table-cell>
          <table:table-cell office:value-type="float" office:value="-0.000263551063835621" calcext:value-type="float">
            <text:p>-0.000263551063836</text:p>
          </table:table-cell>
          <table:table-cell office:value-type="float" office:value="630.102770996094" calcext:value-type="float">
            <text:p>630.102770996094</text:p>
          </table:table-cell>
          <table:table-cell office:value-type="float" office:value="3.27946133613586" calcext:value-type="float">
            <text:p>3.27946133613586</text:p>
          </table:table-cell>
          <table:table-cell office:value-type="float" office:value="1254.82707408001" calcext:value-type="float">
            <text:p>1254.82707408001</text:p>
          </table:table-cell>
          <table:table-cell office:value-type="float" office:value="45.4758132762625" calcext:value-type="float">
            <text:p>45.47581327626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485981950163841" calcext:value-type="float">
            <text:p>0.485981950163841</text:p>
          </table:table-cell>
          <table:table-cell office:value-type="float" office:value="0.00475239809602499" calcext:value-type="float">
            <text:p>0.004752398096025</text:p>
          </table:table-cell>
          <table:table-cell office:value-type="float" office:value="-0.000554194673895836" calcext:value-type="float">
            <text:p>-0.000554194673896</text:p>
          </table:table-cell>
          <table:table-cell office:value-type="float" office:value="113.104391479492" calcext:value-type="float">
            <text:p>113.104391479492</text:p>
          </table:table-cell>
          <table:table-cell office:value-type="float" office:value="0.795263123512268" calcext:value-type="float">
            <text:p>0.795263123512268</text:p>
          </table:table-cell>
          <table:table-cell office:value-type="float" office:value="2126.95669509726" calcext:value-type="float">
            <text:p>2126.95669509726</text:p>
          </table:table-cell>
          <table:table-cell office:value-type="float" office:value="40.9224246402619" calcext:value-type="float">
            <text:p>40.92242464026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497778680920601" calcext:value-type="float">
            <text:p>0.497778680920601</text:p>
          </table:table-cell>
          <table:table-cell office:value-type="float" office:value="0.000526178511790931" calcext:value-type="float">
            <text:p>0.000526178511791</text:p>
          </table:table-cell>
          <table:table-cell office:value-type="float" office:value="-0.00602406095713377" calcext:value-type="float">
            <text:p>-0.006024060957134</text:p>
          </table:table-cell>
          <table:table-cell office:value-type="float" office:value="122.41037979126" calcext:value-type="float">
            <text:p>122.41037979126</text:p>
          </table:table-cell>
          <table:table-cell office:value-type="float" office:value="0.839877688884735" calcext:value-type="float">
            <text:p>0.839877688884735</text:p>
          </table:table-cell>
          <table:table-cell office:value-type="float" office:value="1053.46687787549" calcext:value-type="float">
            <text:p>1053.46687787549</text:p>
          </table:table-cell>
          <table:table-cell office:value-type="float" office:value="38.5323293134113" calcext:value-type="float">
            <text:p>38.53232931341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19694781303406" calcext:value-type="float">
            <text:p>0.319694781303406</text:p>
          </table:table-cell>
          <table:table-cell office:value-type="float" office:value="0.000708070996915921" calcext:value-type="float">
            <text:p>0.000708070996916</text:p>
          </table:table-cell>
          <table:table-cell office:value-type="float" office:value="-0.00863145366311074" calcext:value-type="float">
            <text:p>-0.008631453663111</text:p>
          </table:table-cell>
          <table:table-cell office:value-type="float" office:value="183.656294250488" calcext:value-type="float">
            <text:p>183.656294250488</text:p>
          </table:table-cell>
          <table:table-cell office:value-type="float" office:value="1.05458254814148" calcext:value-type="float">
            <text:p>1.05458254814148</text:p>
          </table:table-cell>
          <table:table-cell office:value-type="float" office:value="1056.540298961" calcext:value-type="float">
            <text:p>1056.540298961</text:p>
          </table:table-cell>
          <table:table-cell office:value-type="float" office:value="27.6680502793286" calcext:value-type="float">
            <text:p>27.668050279328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314095991849899" calcext:value-type="float">
            <text:p>0.314095991849899</text:p>
          </table:table-cell>
          <table:table-cell office:value-type="float" office:value="0.00028363362653181" calcext:value-type="float">
            <text:p>0.000283633626532</text:p>
          </table:table-cell>
          <table:table-cell office:value-type="float" office:value="-0.000162898749113083" calcext:value-type="float">
            <text:p>-0.000162898749113</text:p>
          </table:table-cell>
          <table:table-cell office:value-type="float" office:value="90.4601448059082" calcext:value-type="float">
            <text:p>90.4601448059082</text:p>
          </table:table-cell>
          <table:table-cell office:value-type="float" office:value="0.594025182723999" calcext:value-type="float">
            <text:p>0.594025182723999</text:p>
          </table:table-cell>
          <table:table-cell office:value-type="float" office:value="603.958028613942" calcext:value-type="float">
            <text:p>603.958028613942</text:p>
          </table:table-cell>
          <table:table-cell office:value-type="float" office:value="29.8627249696408" calcext:value-type="float">
            <text:p>29.86272496964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445126017928123" calcext:value-type="float">
            <text:p>0.445126017928123</text:p>
          </table:table-cell>
          <table:table-cell office:value-type="float" office:value="0.00131533092353493" calcext:value-type="float">
            <text:p>0.001315330923535</text:p>
          </table:table-cell>
          <table:table-cell office:value-type="float" office:value="-0.0121793460100889" calcext:value-type="float">
            <text:p>-0.012179346010089</text:p>
          </table:table-cell>
          <table:table-cell office:value-type="float" office:value="774.192657470703" calcext:value-type="float">
            <text:p>774.192657470703</text:p>
          </table:table-cell>
          <table:table-cell office:value-type="float" office:value="4.06661674976349" calcext:value-type="float">
            <text:p>4.06661674976349</text:p>
          </table:table-cell>
          <table:table-cell office:value-type="float" office:value="1838.40818946477" calcext:value-type="float">
            <text:p>1838.40818946477</text:p>
          </table:table-cell>
          <table:table-cell office:value-type="float" office:value="27.8474928844487" calcext:value-type="float">
            <text:p>27.847492884448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373972782492638" calcext:value-type="float">
            <text:p>0.373972782492638</text:p>
          </table:table-cell>
          <table:table-cell office:value-type="float" office:value="0.00123657428193837" calcext:value-type="float">
            <text:p>0.001236574281938</text:p>
          </table:table-cell>
          <table:table-cell office:value-type="float" office:value="-0.00404192358255386" calcext:value-type="float">
            <text:p>-0.004041923582554</text:p>
          </table:table-cell>
          <table:table-cell office:value-type="float" office:value="1166.21734008789" calcext:value-type="float">
            <text:p>1166.21734008789</text:p>
          </table:table-cell>
          <table:table-cell office:value-type="float" office:value="5.99912958145142" calcext:value-type="float">
            <text:p>5.99912958145142</text:p>
          </table:table-cell>
          <table:table-cell office:value-type="float" office:value="-1180.84511258005" calcext:value-type="float">
            <text:p>-1180.84511258005</text:p>
          </table:table-cell>
          <table:table-cell office:value-type="float" office:value="25.0194621347473" calcext:value-type="float">
            <text:p>25.019462134747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93831279873848" calcext:value-type="float">
            <text:p>0.393831279873848</text:p>
          </table:table-cell>
          <table:table-cell office:value-type="float" office:value="0.000855050882091746" calcext:value-type="float">
            <text:p>0.000855050882092</text:p>
          </table:table-cell>
          <table:table-cell office:value-type="float" office:value="0.000403318740427494" calcext:value-type="float">
            <text:p>0.000403318740427</text:p>
          </table:table-cell>
          <table:table-cell office:value-type="float" office:value="2079.39735107422" calcext:value-type="float">
            <text:p>2079.39735107422</text:p>
          </table:table-cell>
          <table:table-cell office:value-type="float" office:value="10.5791172027588" calcext:value-type="float">
            <text:p>10.5791172027588</text:p>
          </table:table-cell>
          <table:table-cell office:value-type="float" office:value="-1138.83739874837" calcext:value-type="float">
            <text:p>-1138.83739874837</text:p>
          </table:table-cell>
          <table:table-cell office:value-type="float" office:value="30.189207671932" calcext:value-type="float">
            <text:p>30.18920767193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471500501036644" calcext:value-type="float">
            <text:p>0.471500501036644</text:p>
          </table:table-cell>
          <table:table-cell office:value-type="float" office:value="0.000978499435586855" calcext:value-type="float">
            <text:p>0.000978499435587</text:p>
          </table:table-cell>
          <table:table-cell office:value-type="float" office:value="-0.000085131824016571" calcext:value-type="float">
            <text:p>-8.5131824016571E-05</text:p>
          </table:table-cell>
          <table:table-cell office:value-type="float" office:value="1271.10108642578" calcext:value-type="float">
            <text:p>1271.10108642578</text:p>
          </table:table-cell>
          <table:table-cell office:value-type="float" office:value="6.57601909637451" calcext:value-type="float">
            <text:p>6.57601909637451</text:p>
          </table:table-cell>
          <table:table-cell office:value-type="float" office:value="-346.570810886297" calcext:value-type="float">
            <text:p>-346.570810886297</text:p>
          </table:table-cell>
          <table:table-cell office:value-type="float" office:value="24.7817331516242" calcext:value-type="float">
            <text:p>24.78173315162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52004039287567" calcext:value-type="float">
            <text:p>0.552004039287567</text:p>
          </table:table-cell>
          <table:table-cell office:value-type="float" office:value="0.00100808012066409" calcext:value-type="float">
            <text:p>0.001008080120664</text:p>
          </table:table-cell>
          <table:table-cell office:value-type="float" office:value="-0.00513131711632013" calcext:value-type="float">
            <text:p>-0.00513131711632</text:p>
          </table:table-cell>
          <table:table-cell office:value-type="float" office:value="410.694543457031" calcext:value-type="float">
            <text:p>410.694543457031</text:p>
          </table:table-cell>
          <table:table-cell office:value-type="float" office:value="2.3091837644577" calcext:value-type="float">
            <text:p>2.3091837644577</text:p>
          </table:table-cell>
          <table:table-cell office:value-type="float" office:value="553.845280405291" calcext:value-type="float">
            <text:p>553.845280405291</text:p>
          </table:table-cell>
          <table:table-cell office:value-type="float" office:value="24.8458546253503" calcext:value-type="float">
            <text:p>24.845854625350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560574901103973" calcext:value-type="float">
            <text:p>0.560574901103973</text:p>
          </table:table-cell>
          <table:table-cell office:value-type="float" office:value="0.000400957660167478" calcext:value-type="float">
            <text:p>0.000400957660167</text:p>
          </table:table-cell>
          <table:table-cell office:value-type="float" office:value="-0.00962613821029663" calcext:value-type="float">
            <text:p>-0.009626138210297</text:p>
          </table:table-cell>
          <table:table-cell office:value-type="float" office:value="201.350907897949" calcext:value-type="float">
            <text:p>201.350907897949</text:p>
          </table:table-cell>
          <table:table-cell office:value-type="float" office:value="1.26214528083801" calcext:value-type="float">
            <text:p>1.26214528083801</text:p>
          </table:table-cell>
          <table:table-cell office:value-type="float" office:value="-657.598530851251" calcext:value-type="float">
            <text:p>-657.598530851251</text:p>
          </table:table-cell>
          <table:table-cell office:value-type="float" office:value="25.8007994755666" calcext:value-type="float">
            <text:p>25.800799475566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85040944814682" calcext:value-type="float">
            <text:p>0.585040944814682</text:p>
          </table:table-cell>
          <table:table-cell office:value-type="float" office:value="0.000622528151143342" calcext:value-type="float">
            <text:p>0.000622528151143</text:p>
          </table:table-cell>
          <table:table-cell office:value-type="float" office:value="-0.000837509520351887" calcext:value-type="float">
            <text:p>-0.000837509520352</text:p>
          </table:table-cell>
          <table:table-cell office:value-type="float" office:value="478.301858520508" calcext:value-type="float">
            <text:p>478.301858520508</text:p>
          </table:table-cell>
          <table:table-cell office:value-type="float" office:value="2.66794009208679" calcext:value-type="float">
            <text:p>2.66794009208679</text:p>
          </table:table-cell>
          <table:table-cell office:value-type="float" office:value="-99.617612898343" calcext:value-type="float">
            <text:p>-99.617612898343</text:p>
          </table:table-cell>
          <table:table-cell office:value-type="float" office:value="32.6994661412086" calcext:value-type="float">
            <text:p>32.69946614120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416743436455727" calcext:value-type="float">
            <text:p>0.416743436455727</text:p>
          </table:table-cell>
          <table:table-cell office:value-type="float" office:value="0.0000609627786616329" calcext:value-type="float">
            <text:p>6.09627786616329E-05</text:p>
          </table:table-cell>
          <table:table-cell office:value-type="float" office:value="-0.0000431233085691929" calcext:value-type="float">
            <text:p>-4.31233085691929E-05</text:p>
          </table:table-cell>
          <table:table-cell office:value-type="float" office:value="15.6968446731567" calcext:value-type="float">
            <text:p>15.6968446731567</text:p>
          </table:table-cell>
          <table:table-cell office:value-type="float" office:value="0.271241855621338" calcext:value-type="float">
            <text:p>0.271241855621338</text:p>
          </table:table-cell>
          <table:table-cell office:value-type="float" office:value="1219.88521516731" calcext:value-type="float">
            <text:p>1219.88521516731</text:p>
          </table:table-cell>
          <table:table-cell office:value-type="float" office:value="30.8143087053322" calcext:value-type="float">
            <text:p>30.814308705332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429841116070747" calcext:value-type="float">
            <text:p>0.429841116070747</text:p>
          </table:table-cell>
          <table:table-cell office:value-type="float" office:value="0.0000954932969762012" calcext:value-type="float">
            <text:p>9.54932969762012E-05</text:p>
          </table:table-cell>
          <table:table-cell office:value-type="float" office:value="0.0000374495983123779" calcext:value-type="float">
            <text:p>3.74495983123779E-05</text:p>
          </table:table-cell>
          <table:table-cell office:value-type="float" office:value="690.820739746094" calcext:value-type="float">
            <text:p>690.820739746094</text:p>
          </table:table-cell>
          <table:table-cell office:value-type="float" office:value="3.65339453220367" calcext:value-type="float">
            <text:p>3.65339453220367</text:p>
          </table:table-cell>
          <table:table-cell office:value-type="float" office:value="747.682575879623" calcext:value-type="float">
            <text:p>747.682575879623</text:p>
          </table:table-cell>
          <table:table-cell office:value-type="float" office:value="24.9466001710273" calcext:value-type="float">
            <text:p>24.946600171027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492131206393242" calcext:value-type="float">
            <text:p>0.492131206393242</text:p>
          </table:table-cell>
          <table:table-cell office:value-type="float" office:value="0.000950592721346766" calcext:value-type="float">
            <text:p>0.000950592721347</text:p>
          </table:table-cell>
          <table:table-cell office:value-type="float" office:value="-0.00028888201341033" calcext:value-type="float">
            <text:p>-0.00028888201341</text:p>
          </table:table-cell>
          <table:table-cell office:value-type="float" office:value="531.234991455078" calcext:value-type="float">
            <text:p>531.234991455078</text:p>
          </table:table-cell>
          <table:table-cell office:value-type="float" office:value="2.88663709163666" calcext:value-type="float">
            <text:p>2.88663709163666</text:p>
          </table:table-cell>
          <table:table-cell office:value-type="float" office:value="1542.68220298705" calcext:value-type="float">
            <text:p>1542.68220298705</text:p>
          </table:table-cell>
          <table:table-cell office:value-type="float" office:value="33.3856441454962" calcext:value-type="float">
            <text:p>33.385644145496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509832549095154" calcext:value-type="float">
            <text:p>0.509832549095154</text:p>
          </table:table-cell>
          <table:table-cell office:value-type="float" office:value="0.000763219792861491" calcext:value-type="float">
            <text:p>0.000763219792861</text:p>
          </table:table-cell>
          <table:table-cell office:value-type="float" office:value="-0.000354386866092682" calcext:value-type="float">
            <text:p>-0.000354386866093</text:p>
          </table:table-cell>
          <table:table-cell office:value-type="float" office:value="183.675384521484" calcext:value-type="float">
            <text:p>183.675384521484</text:p>
          </table:table-cell>
          <table:table-cell office:value-type="float" office:value="1.1577978849411" calcext:value-type="float">
            <text:p>1.1577978849411</text:p>
          </table:table-cell>
          <table:table-cell office:value-type="float" office:value="888.776163232047" calcext:value-type="float">
            <text:p>888.776163232047</text:p>
          </table:table-cell>
          <table:table-cell office:value-type="float" office:value="38.5577727183698" calcext:value-type="float">
            <text:p>38.557772718369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80466145277023" calcext:value-type="float">
            <text:p>0.380466145277023</text:p>
          </table:table-cell>
          <table:table-cell office:value-type="float" office:value="0.000262922128604259" calcext:value-type="float">
            <text:p>0.000262922128604</text:p>
          </table:table-cell>
          <table:table-cell office:value-type="float" office:value="-0.000199489109218121" calcext:value-type="float">
            <text:p>-0.000199489109218</text:p>
          </table:table-cell>
          <table:table-cell office:value-type="float" office:value="77.4558032989502" calcext:value-type="float">
            <text:p>77.4558032989502</text:p>
          </table:table-cell>
          <table:table-cell office:value-type="float" office:value="0.562096339464188" calcext:value-type="float">
            <text:p>0.562096339464188</text:p>
          </table:table-cell>
          <table:table-cell office:value-type="float" office:value="2971.45082470814" calcext:value-type="float">
            <text:p>2971.45082470814</text:p>
          </table:table-cell>
          <table:table-cell office:value-type="float" office:value="50.6323587967199" calcext:value-type="float">
            <text:p>50.632358796719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505704498291016" calcext:value-type="float">
            <text:p>0.505704498291016</text:p>
          </table:table-cell>
          <table:table-cell office:value-type="float" office:value="0.00195444304263219" calcext:value-type="float">
            <text:p>0.001954443042632</text:p>
          </table:table-cell>
          <table:table-cell office:value-type="float" office:value="-0.00238615972921252" calcext:value-type="float">
            <text:p>-0.002386159729213</text:p>
          </table:table-cell>
          <table:table-cell office:value-type="float" office:value="82.7739570617676" calcext:value-type="float">
            <text:p>82.7739570617676</text:p>
          </table:table-cell>
          <table:table-cell office:value-type="float" office:value="0.649933928251267" calcext:value-type="float">
            <text:p>0.649933928251267</text:p>
          </table:table-cell>
          <table:table-cell office:value-type="float" office:value="2439.82146552721" calcext:value-type="float">
            <text:p>2439.82146552721</text:p>
          </table:table-cell>
          <table:table-cell office:value-type="float" office:value="59.5886315841461" calcext:value-type="float">
            <text:p>59.588631584146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524533629417419" calcext:value-type="float">
            <text:p>0.524533629417419</text:p>
          </table:table-cell>
          <table:table-cell office:value-type="float" office:value="0.000608341733459383" calcext:value-type="float">
            <text:p>0.000608341733459</text:p>
          </table:table-cell>
          <table:table-cell office:value-type="float" office:value="-0.00120115391910076" calcext:value-type="float">
            <text:p>-0.001201153919101</text:p>
          </table:table-cell>
          <table:table-cell office:value-type="float" office:value="148.890077972412" calcext:value-type="float">
            <text:p>148.890077972412</text:p>
          </table:table-cell>
          <table:table-cell office:value-type="float" office:value="0.990437668561935" calcext:value-type="float">
            <text:p>0.990437668561935</text:p>
          </table:table-cell>
          <table:table-cell office:value-type="float" office:value="2382.05789512051" calcext:value-type="float">
            <text:p>2382.05789512051</text:p>
          </table:table-cell>
          <table:table-cell office:value-type="float" office:value="41.9495391650825" calcext:value-type="float">
            <text:p>41.94953916508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426504230499268" calcext:value-type="float">
            <text:p>0.426504230499268</text:p>
          </table:table-cell>
          <table:table-cell office:value-type="float" office:value="0.000426930305548012" calcext:value-type="float">
            <text:p>0.000426930305548</text:p>
          </table:table-cell>
          <table:table-cell office:value-type="float" office:value="-0.00000121211633086205" calcext:value-type="float">
            <text:p>-1.21211633086205E-06</text:p>
          </table:table-cell>
          <table:table-cell office:value-type="float" office:value="108.348784637451" calcext:value-type="float">
            <text:p>108.348784637451</text:p>
          </table:table-cell>
          <table:table-cell office:value-type="float" office:value="0.739891403913498" calcext:value-type="float">
            <text:p>0.739891403913498</text:p>
          </table:table-cell>
          <table:table-cell office:value-type="float" office:value="2450.87654793409" calcext:value-type="float">
            <text:p>2450.87654793409</text:p>
          </table:table-cell>
          <table:table-cell office:value-type="float" office:value="50.297975540103" calcext:value-type="float">
            <text:p>50.2979755401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430804234743118" calcext:value-type="float">
            <text:p>0.430804234743118</text:p>
          </table:table-cell>
          <table:table-cell office:value-type="float" office:value="0.00260342885740101" calcext:value-type="float">
            <text:p>0.002603428857401</text:p>
          </table:table-cell>
          <table:table-cell office:value-type="float" office:value="-0.00155898369848728" calcext:value-type="float">
            <text:p>-0.001558983698487</text:p>
          </table:table-cell>
          <table:table-cell office:value-type="float" office:value="290.219557189941" calcext:value-type="float">
            <text:p>290.219557189941</text:p>
          </table:table-cell>
          <table:table-cell office:value-type="float" office:value="1.65069847106934" calcext:value-type="float">
            <text:p>1.65069847106934</text:p>
          </table:table-cell>
          <table:table-cell office:value-type="float" office:value="3733.2020226105" calcext:value-type="float">
            <text:p>3733.2020226105</text:p>
          </table:table-cell>
          <table:table-cell office:value-type="float" office:value="51.4499129002798" calcext:value-type="float">
            <text:p>51.449912900279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85303643345833" calcext:value-type="float">
            <text:p>0.385303643345833</text:p>
          </table:table-cell>
          <table:table-cell office:value-type="float" office:value="0.00302785262465477" calcext:value-type="float">
            <text:p>0.003027852624655</text:p>
          </table:table-cell>
          <table:table-cell office:value-type="float" office:value="-0.000874238554388285" calcext:value-type="float">
            <text:p>-0.000874238554388</text:p>
          </table:table-cell>
          <table:table-cell office:value-type="float" office:value="270.902496337891" calcext:value-type="float">
            <text:p>270.902496337891</text:p>
          </table:table-cell>
          <table:table-cell office:value-type="float" office:value="1.53236411809921" calcext:value-type="float">
            <text:p>1.53236411809921</text:p>
          </table:table-cell>
          <table:table-cell office:value-type="float" office:value="3434.66016005599" calcext:value-type="float">
            <text:p>3434.66016005599</text:p>
          </table:table-cell>
          <table:table-cell office:value-type="float" office:value="67.8914581766469" calcext:value-type="float">
            <text:p>67.891458176646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9697080552578" calcext:value-type="float">
            <text:p>0.39697080552578</text:p>
          </table:table-cell>
          <table:table-cell office:value-type="float" office:value="0.000035436886264506" calcext:value-type="float">
            <text:p>3.5436886264506E-05</text:p>
          </table:table-cell>
          <table:table-cell office:value-type="float" office:value="0.0000131390988826752" calcext:value-type="float">
            <text:p>1.31390988826752E-05</text:p>
          </table:table-cell>
          <table:table-cell office:value-type="float" office:value="89.8691162109375" calcext:value-type="float">
            <text:p>89.8691162109375</text:p>
          </table:table-cell>
          <table:table-cell office:value-type="float" office:value="0.632641679048538" calcext:value-type="float">
            <text:p>0.632641679048538</text:p>
          </table:table-cell>
          <table:table-cell office:value-type="float" office:value="3810.48157914377" calcext:value-type="float">
            <text:p>3810.48157914377</text:p>
          </table:table-cell>
          <table:table-cell office:value-type="float" office:value="38.9955240049866" calcext:value-type="float">
            <text:p>38.995524004986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98455101251602" calcext:value-type="float">
            <text:p>0.398455101251602</text:p>
          </table:table-cell>
          <table:table-cell office:value-type="float" office:value="0.00101492961402982" calcext:value-type="float">
            <text:p>0.00101492961403</text:p>
          </table:table-cell>
          <table:table-cell office:value-type="float" office:value="-0.0010546107776463" calcext:value-type="float">
            <text:p>-0.001054610777646</text:p>
          </table:table-cell>
          <table:table-cell office:value-type="float" office:value="51.8879055023193" calcext:value-type="float">
            <text:p>51.8879055023193</text:p>
          </table:table-cell>
          <table:table-cell office:value-type="float" office:value="0.442832386493683" calcext:value-type="float">
            <text:p>0.442832386493683</text:p>
          </table:table-cell>
          <table:table-cell office:value-type="float" office:value="1996.19329545369" calcext:value-type="float">
            <text:p>1996.19329545369</text:p>
          </table:table-cell>
          <table:table-cell office:value-type="float" office:value="49.1755379201029" calcext:value-type="float">
            <text:p>49.175537920102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04385223984718" calcext:value-type="float">
            <text:p>0.404385223984718</text:p>
          </table:table-cell>
          <table:table-cell office:value-type="float" office:value="0.000235442786652129" calcext:value-type="float">
            <text:p>0.000235442786652</text:p>
          </table:table-cell>
          <table:table-cell office:value-type="float" office:value="-0.000251441076397896" calcext:value-type="float">
            <text:p>-0.000251441076398</text:p>
          </table:table-cell>
          <table:table-cell office:value-type="float" office:value="136.680480194092" calcext:value-type="float">
            <text:p>136.680480194092</text:p>
          </table:table-cell>
          <table:table-cell office:value-type="float" office:value="0.869843769073486" calcext:value-type="float">
            <text:p>0.869843769073486</text:p>
          </table:table-cell>
          <table:table-cell office:value-type="float" office:value="2378.35987415155" calcext:value-type="float">
            <text:p>2378.35987415155</text:p>
          </table:table-cell>
          <table:table-cell office:value-type="float" office:value="50.669161549129" calcext:value-type="float">
            <text:p>50.6691615491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418241253495216" calcext:value-type="float">
            <text:p>0.418241253495216</text:p>
          </table:table-cell>
          <table:table-cell office:value-type="float" office:value="0.00141102820634842" calcext:value-type="float">
            <text:p>0.001411028206348</text:p>
          </table:table-cell>
          <table:table-cell office:value-type="float" office:value="-0.00296376589685678" calcext:value-type="float">
            <text:p>-0.002963765896857</text:p>
          </table:table-cell>
          <table:table-cell office:value-type="float" office:value="215.469564819336" calcext:value-type="float">
            <text:p>215.469564819336</text:p>
          </table:table-cell>
          <table:table-cell office:value-type="float" office:value="1.26860498189926" calcext:value-type="float">
            <text:p>1.26860498189926</text:p>
          </table:table-cell>
          <table:table-cell office:value-type="float" office:value="2437.83254665908" calcext:value-type="float">
            <text:p>2437.83254665908</text:p>
          </table:table-cell>
          <table:table-cell office:value-type="float" office:value="46.2033303818024" calcext:value-type="float">
            <text:p>46.203330381802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88391724228859" calcext:value-type="float">
            <text:p>0.388391724228859</text:p>
          </table:table-cell>
          <table:table-cell office:value-type="float" office:value="0.00472602476365864" calcext:value-type="float">
            <text:p>0.004726024763659</text:p>
          </table:table-cell>
          <table:table-cell office:value-type="float" office:value="-0.00114162620157003" calcext:value-type="float">
            <text:p>-0.00114162620157</text:p>
          </table:table-cell>
          <table:table-cell office:value-type="float" office:value="585.2265625" calcext:value-type="float">
            <text:p>585.2265625</text:p>
          </table:table-cell>
          <table:table-cell office:value-type="float" office:value="3.10575015544891" calcext:value-type="float">
            <text:p>3.10575015544891</text:p>
          </table:table-cell>
          <table:table-cell office:value-type="float" office:value="2914.62015021778" calcext:value-type="float">
            <text:p>2914.62015021778</text:p>
          </table:table-cell>
          <table:table-cell office:value-type="float" office:value="47.9832069705473" calcext:value-type="float">
            <text:p>47.983206970547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52193212509155" calcext:value-type="float">
            <text:p>0.552193212509155</text:p>
          </table:table-cell>
          <table:table-cell office:value-type="float" office:value="0.00254192156717181" calcext:value-type="float">
            <text:p>0.002541921567172</text:p>
          </table:table-cell>
          <table:table-cell office:value-type="float" office:value="-0.00229119434952736" calcext:value-type="float">
            <text:p>-0.002291194349527</text:p>
          </table:table-cell>
          <table:table-cell office:value-type="float" office:value="143.779028320313" calcext:value-type="float">
            <text:p>143.779028320313</text:p>
          </table:table-cell>
          <table:table-cell office:value-type="float" office:value="0.978024107217789" calcext:value-type="float">
            <text:p>0.978024107217789</text:p>
          </table:table-cell>
          <table:table-cell office:value-type="float" office:value="2359.98441633042" calcext:value-type="float">
            <text:p>2359.98441633042</text:p>
          </table:table-cell>
          <table:table-cell office:value-type="float" office:value="36.7708753223415" calcext:value-type="float">
            <text:p>36.77087532234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15008690953255" calcext:value-type="float">
            <text:p>0.315008690953255</text:p>
          </table:table-cell>
          <table:table-cell office:value-type="float" office:value="0.000514600315364078" calcext:value-type="float">
            <text:p>0.000514600315364</text:p>
          </table:table-cell>
          <table:table-cell office:value-type="float" office:value="-0.000551949068903923" calcext:value-type="float">
            <text:p>-0.000551949068904</text:p>
          </table:table-cell>
          <table:table-cell office:value-type="float" office:value="261.653688049316" calcext:value-type="float">
            <text:p>261.653688049316</text:p>
          </table:table-cell>
          <table:table-cell office:value-type="float" office:value="1.44949533939362" calcext:value-type="float">
            <text:p>1.44949533939362</text:p>
          </table:table-cell>
          <table:table-cell office:value-type="float" office:value="2329.49700041903" calcext:value-type="float">
            <text:p>2329.49700041903</text:p>
          </table:table-cell>
          <table:table-cell office:value-type="float" office:value="39.6079392190382" calcext:value-type="float">
            <text:p>39.60793921903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488328161835671" calcext:value-type="float">
            <text:p>0.488328161835671</text:p>
          </table:table-cell>
          <table:table-cell office:value-type="float" office:value="0.00150464861653745" calcext:value-type="float">
            <text:p>0.001504648616537</text:p>
          </table:table-cell>
          <table:table-cell office:value-type="float" office:value="-0.000562015362083912" calcext:value-type="float">
            <text:p>-0.000562015362084</text:p>
          </table:table-cell>
          <table:table-cell office:value-type="float" office:value="68.6977703094482" calcext:value-type="float">
            <text:p>68.6977703094482</text:p>
          </table:table-cell>
          <table:table-cell office:value-type="float" office:value="0.571972817182541" calcext:value-type="float">
            <text:p>0.571972817182541</text:p>
          </table:table-cell>
          <table:table-cell office:value-type="float" office:value="3091.85445681357" calcext:value-type="float">
            <text:p>3091.85445681357</text:p>
          </table:table-cell>
          <table:table-cell office:value-type="float" office:value="37.0299399420678" calcext:value-type="float">
            <text:p>37.029939942067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452647188305855" calcext:value-type="float">
            <text:p>0.452647188305855</text:p>
          </table:table-cell>
          <table:table-cell office:value-type="float" office:value="0.000417823006864637" calcext:value-type="float">
            <text:p>0.000417823006865</text:p>
          </table:table-cell>
          <table:table-cell office:value-type="float" office:value="-0.000397844985127449" calcext:value-type="float">
            <text:p>-0.000397844985127</text:p>
          </table:table-cell>
          <table:table-cell office:value-type="float" office:value="479.552990722656" calcext:value-type="float">
            <text:p>479.552990722656</text:p>
          </table:table-cell>
          <table:table-cell office:value-type="float" office:value="2.60807297229767" calcext:value-type="float">
            <text:p>2.60807297229767</text:p>
          </table:table-cell>
          <table:table-cell office:value-type="float" office:value="2854.03442115242" calcext:value-type="float">
            <text:p>2854.03442115242</text:p>
          </table:table-cell>
          <table:table-cell office:value-type="float" office:value="46.3226801168407" calcext:value-type="float">
            <text:p>46.32268011684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419452717900276" calcext:value-type="float">
            <text:p>0.419452717900276</text:p>
          </table:table-cell>
          <table:table-cell office:value-type="float" office:value="0.000124912438332103" calcext:value-type="float">
            <text:p>0.000124912438332</text:p>
          </table:table-cell>
          <table:table-cell office:value-type="float" office:value="-0.000170285813510418" calcext:value-type="float">
            <text:p>-0.00017028581351</text:p>
          </table:table-cell>
          <table:table-cell office:value-type="float" office:value="19.4642196655273" calcext:value-type="float">
            <text:p>19.4642196655273</text:p>
          </table:table-cell>
          <table:table-cell office:value-type="float" office:value="0.291219708323479" calcext:value-type="float">
            <text:p>0.291219708323479</text:p>
          </table:table-cell>
          <table:table-cell office:value-type="float" office:value="1608.60570229213" calcext:value-type="float">
            <text:p>1608.60570229213</text:p>
          </table:table-cell>
          <table:table-cell office:value-type="float" office:value="39.1138463952462" calcext:value-type="float">
            <text:p>39.113846395246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359409791231155" calcext:value-type="float">
            <text:p>0.359409791231155</text:p>
          </table:table-cell>
          <table:table-cell office:value-type="float" office:value="0.000068278041362646" calcext:value-type="float">
            <text:p>6.8278041362646E-05</text:p>
          </table:table-cell>
          <table:table-cell office:value-type="float" office:value="-0.00000201724469661713" calcext:value-type="float">
            <text:p>-2.01724469661713E-06</text:p>
          </table:table-cell>
          <table:table-cell office:value-type="float" office:value="57.6275629043579" calcext:value-type="float">
            <text:p>57.6275629043579</text:p>
          </table:table-cell>
          <table:table-cell office:value-type="float" office:value="0.452146071195602" calcext:value-type="float">
            <text:p>0.452146071195602</text:p>
          </table:table-cell>
          <table:table-cell office:value-type="float" office:value="2202.87275358422" calcext:value-type="float">
            <text:p>2202.87275358422</text:p>
          </table:table-cell>
          <table:table-cell office:value-type="float" office:value="40.9109945039731" calcext:value-type="float">
            <text:p>40.91099450397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404502034187317" calcext:value-type="float">
            <text:p>0.404502034187317</text:p>
          </table:table-cell>
          <table:table-cell office:value-type="float" office:value="0.000338797314907424" calcext:value-type="float">
            <text:p>0.000338797314907</text:p>
          </table:table-cell>
          <table:table-cell office:value-type="float" office:value="-0.0000747150741517544" calcext:value-type="float">
            <text:p>-7.47150741517544E-05</text:p>
          </table:table-cell>
          <table:table-cell office:value-type="float" office:value="391.937216186523" calcext:value-type="float">
            <text:p>391.937216186523</text:p>
          </table:table-cell>
          <table:table-cell office:value-type="float" office:value="2.14617345333099" calcext:value-type="float">
            <text:p>2.14617345333099</text:p>
          </table:table-cell>
          <table:table-cell office:value-type="float" office:value="1781.99635900413" calcext:value-type="float">
            <text:p>1781.99635900413</text:p>
          </table:table-cell>
          <table:table-cell office:value-type="float" office:value="31.9368900223984" calcext:value-type="float">
            <text:p>31.936890022398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80069771409035" calcext:value-type="float">
            <text:p>0.380069771409035</text:p>
          </table:table-cell>
          <table:table-cell office:value-type="float" office:value="0.00106800439534709" calcext:value-type="float">
            <text:p>0.001068004395347</text:p>
          </table:table-cell>
          <table:table-cell office:value-type="float" office:value="-0.000055862870067358" calcext:value-type="float">
            <text:p>-5.5862870067358E-05</text:p>
          </table:table-cell>
          <table:table-cell office:value-type="float" office:value="317.069738769531" calcext:value-type="float">
            <text:p>317.069738769531</text:p>
          </table:table-cell>
          <table:table-cell office:value-type="float" office:value="1.75991888046265" calcext:value-type="float">
            <text:p>1.75991888046265</text:p>
          </table:table-cell>
          <table:table-cell office:value-type="float" office:value="2230.92766896995" calcext:value-type="float">
            <text:p>2230.92766896995</text:p>
          </table:table-cell>
          <table:table-cell office:value-type="float" office:value="26.2575548749417" calcext:value-type="float">
            <text:p>26.25755487494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490254038572311" calcext:value-type="float">
            <text:p>0.490254038572311</text:p>
          </table:table-cell>
          <table:table-cell office:value-type="float" office:value="0.000570475735003129" calcext:value-type="float">
            <text:p>0.000570475735003</text:p>
          </table:table-cell>
          <table:table-cell office:value-type="float" office:value="-0.00199532117694616" calcext:value-type="float">
            <text:p>-0.001995321176946</text:p>
          </table:table-cell>
          <table:table-cell office:value-type="float" office:value="156.346354675293" calcext:value-type="float">
            <text:p>156.346354675293</text:p>
          </table:table-cell>
          <table:table-cell office:value-type="float" office:value="1.00910369157791" calcext:value-type="float">
            <text:p>1.00910369157791</text:p>
          </table:table-cell>
          <table:table-cell office:value-type="float" office:value="1723.1259092484" calcext:value-type="float">
            <text:p>1723.1259092484</text:p>
          </table:table-cell>
          <table:table-cell office:value-type="float" office:value="35.2623168184072" calcext:value-type="float">
            <text:p>35.262316818407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98385170102119" calcext:value-type="float">
            <text:p>0.398385170102119</text:p>
          </table:table-cell>
          <table:table-cell office:value-type="float" office:value="0.00109389051795006" calcext:value-type="float">
            <text:p>0.00109389051795</text:p>
          </table:table-cell>
          <table:table-cell office:value-type="float" office:value="-0.000242798449471593" calcext:value-type="float">
            <text:p>-0.000242798449472</text:p>
          </table:table-cell>
          <table:table-cell office:value-type="float" office:value="151.752400970459" calcext:value-type="float">
            <text:p>151.752400970459</text:p>
          </table:table-cell>
          <table:table-cell office:value-type="float" office:value="0.942166990041733" calcext:value-type="float">
            <text:p>0.942166990041733</text:p>
          </table:table-cell>
          <table:table-cell office:value-type="float" office:value="2601.95400538817" calcext:value-type="float">
            <text:p>2601.95400538817</text:p>
          </table:table-cell>
          <table:table-cell office:value-type="float" office:value="38.7429081230599" calcext:value-type="float">
            <text:p>38.742908123059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80353373289108" calcext:value-type="float">
            <text:p>0.380353373289108</text:p>
          </table:table-cell>
          <table:table-cell office:value-type="float" office:value="0.00347432205453515" calcext:value-type="float">
            <text:p>0.003474322054535</text:p>
          </table:table-cell>
          <table:table-cell office:value-type="float" office:value="-0.0000223963521420956" calcext:value-type="float">
            <text:p>-2.23963521420956E-05</text:p>
          </table:table-cell>
          <table:table-cell office:value-type="float" office:value="669.766845703125" calcext:value-type="float">
            <text:p>669.766845703125</text:p>
          </table:table-cell>
          <table:table-cell office:value-type="float" office:value="3.52453465461731" calcext:value-type="float">
            <text:p>3.52453465461731</text:p>
          </table:table-cell>
          <table:table-cell office:value-type="float" office:value="1557.9288296595" calcext:value-type="float">
            <text:p>1557.9288296595</text:p>
          </table:table-cell>
          <table:table-cell office:value-type="float" office:value="44.6951570612902" calcext:value-type="float">
            <text:p>44.695157061290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38644862174988" calcext:value-type="float">
            <text:p>0.538644862174988</text:p>
          </table:table-cell>
          <table:table-cell office:value-type="float" office:value="0.00162412963109091" calcext:value-type="float">
            <text:p>0.001624129631091</text:p>
          </table:table-cell>
          <table:table-cell office:value-type="float" office:value="-0.000219841301441193" calcext:value-type="float">
            <text:p>-0.000219841301441</text:p>
          </table:table-cell>
          <table:table-cell office:value-type="float" office:value="198.183335876465" calcext:value-type="float">
            <text:p>198.183335876465</text:p>
          </table:table-cell>
          <table:table-cell office:value-type="float" office:value="1.24475617408752" calcext:value-type="float">
            <text:p>1.24475617408752</text:p>
          </table:table-cell>
          <table:table-cell office:value-type="float" office:value="2867.54184406033" calcext:value-type="float">
            <text:p>2867.54184406033</text:p>
          </table:table-cell>
          <table:table-cell office:value-type="float" office:value="46.3501750127412" calcext:value-type="float">
            <text:p>46.350175012741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499202787876129" calcext:value-type="float">
            <text:p>0.499202787876129</text:p>
          </table:table-cell>
          <table:table-cell office:value-type="float" office:value="0.00137477971147746" calcext:value-type="float">
            <text:p>0.001374779711477</text:p>
          </table:table-cell>
          <table:table-cell office:value-type="float" office:value="-0.00419642198830843" calcext:value-type="float">
            <text:p>-0.004196421988308</text:p>
          </table:table-cell>
          <table:table-cell office:value-type="float" office:value="271.550007629395" calcext:value-type="float">
            <text:p>271.550007629395</text:p>
          </table:table-cell>
          <table:table-cell office:value-type="float" office:value="1.5878027677536" calcext:value-type="float">
            <text:p>1.5878027677536</text:p>
          </table:table-cell>
          <table:table-cell office:value-type="float" office:value="2142.28774597591" calcext:value-type="float">
            <text:p>2142.28774597591</text:p>
          </table:table-cell>
          <table:table-cell office:value-type="float" office:value="31.8222128371751" calcext:value-type="float">
            <text:p>31.82221283717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490630561113358" calcext:value-type="float">
            <text:p>0.490630561113358</text:p>
          </table:table-cell>
          <table:table-cell office:value-type="float" office:value="0.000312309589935467" calcext:value-type="float">
            <text:p>0.000312309589935</text:p>
          </table:table-cell>
          <table:table-cell office:value-type="float" office:value="-0.00391900353133678" calcext:value-type="float">
            <text:p>-0.003919003531337</text:p>
          </table:table-cell>
          <table:table-cell office:value-type="float" office:value="11.0197311401367" calcext:value-type="float">
            <text:p>11.0197311401367</text:p>
          </table:table-cell>
          <table:table-cell office:value-type="float" office:value="0.280602663755417" calcext:value-type="float">
            <text:p>0.280602663755417</text:p>
          </table:table-cell>
          <table:table-cell office:value-type="float" office:value="3305.81223435411" calcext:value-type="float">
            <text:p>3305.81223435411</text:p>
          </table:table-cell>
          <table:table-cell office:value-type="float" office:value="24.94923645542" calcext:value-type="float">
            <text:p>24.9492364554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04959934949875" calcext:value-type="float">
            <text:p>0.504959934949875</text:p>
          </table:table-cell>
          <table:table-cell office:value-type="float" office:value="0.000682319363113493" calcext:value-type="float">
            <text:p>0.000682319363113</text:p>
          </table:table-cell>
          <table:table-cell office:value-type="float" office:value="-0.00335493870079517" calcext:value-type="float">
            <text:p>-0.003354938700795</text:p>
          </table:table-cell>
          <table:table-cell office:value-type="float" office:value="137.889813995361" calcext:value-type="float">
            <text:p>137.889813995361</text:p>
          </table:table-cell>
          <table:table-cell office:value-type="float" office:value="0.923027527332306" calcext:value-type="float">
            <text:p>0.923027527332306</text:p>
          </table:table-cell>
          <table:table-cell office:value-type="float" office:value="2832.21501248636" calcext:value-type="float">
            <text:p>2832.21501248636</text:p>
          </table:table-cell>
          <table:table-cell office:value-type="float" office:value="38.333104133536" calcext:value-type="float">
            <text:p>38.33310413353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97250324487686" calcext:value-type="float">
            <text:p>0.397250324487686</text:p>
          </table:table-cell>
          <table:table-cell office:value-type="float" office:value="0.00110915139084682" calcext:value-type="float">
            <text:p>0.001109151390847</text:p>
          </table:table-cell>
          <table:table-cell office:value-type="float" office:value="-0.000257618445903063" calcext:value-type="float">
            <text:p>-0.000257618445903</text:p>
          </table:table-cell>
          <table:table-cell office:value-type="float" office:value="103.15689239502" calcext:value-type="float">
            <text:p>103.15689239502</text:p>
          </table:table-cell>
          <table:table-cell office:value-type="float" office:value="0.699008613824844" calcext:value-type="float">
            <text:p>0.699008613824844</text:p>
          </table:table-cell>
          <table:table-cell office:value-type="float" office:value="2843.73443845339" calcext:value-type="float">
            <text:p>2843.73443845339</text:p>
          </table:table-cell>
          <table:table-cell office:value-type="float" office:value="53.954293353419" calcext:value-type="float">
            <text:p>53.95429335341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457761141657829" calcext:value-type="float">
            <text:p>0.457761141657829</text:p>
          </table:table-cell>
          <table:table-cell office:value-type="float" office:value="0.00057633530232124" calcext:value-type="float">
            <text:p>0.000576335302321</text:p>
          </table:table-cell>
          <table:table-cell office:value-type="float" office:value="-0.00332703283056617" calcext:value-type="float">
            <text:p>-0.003327032830566</text:p>
          </table:table-cell>
          <table:table-cell office:value-type="float" office:value="45.1420379638672" calcext:value-type="float">
            <text:p>45.1420379638672</text:p>
          </table:table-cell>
          <table:table-cell office:value-type="float" office:value="0.43583425283432" calcext:value-type="float">
            <text:p>0.43583425283432</text:p>
          </table:table-cell>
          <table:table-cell office:value-type="float" office:value="2728.32330866785" calcext:value-type="float">
            <text:p>2728.32330866785</text:p>
          </table:table-cell>
          <table:table-cell office:value-type="float" office:value="42.2581014030468" calcext:value-type="float">
            <text:p>42.25810140304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53749132156372" calcext:value-type="float">
            <text:p>0.453749132156372</text:p>
          </table:table-cell>
          <table:table-cell office:value-type="float" office:value="0.000077949526894372" calcext:value-type="float">
            <text:p>7.7949526894372E-05</text:p>
          </table:table-cell>
          <table:table-cell office:value-type="float" office:value="-0.0000873448327183723" calcext:value-type="float">
            <text:p>-8.73448327183723E-05</text:p>
          </table:table-cell>
          <table:table-cell office:value-type="float" office:value="57.3515895843506" calcext:value-type="float">
            <text:p>57.3515895843506</text:p>
          </table:table-cell>
          <table:table-cell office:value-type="float" office:value="0.497823512554169" calcext:value-type="float">
            <text:p>0.497823512554169</text:p>
          </table:table-cell>
          <table:table-cell office:value-type="float" office:value="2917.29071637059" calcext:value-type="float">
            <text:p>2917.29071637059</text:p>
          </table:table-cell>
          <table:table-cell office:value-type="float" office:value="47.2151018069359" calcext:value-type="float">
            <text:p>47.21510180693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300255489349365" calcext:value-type="float">
            <text:p>0.300255489349365</text:p>
          </table:table-cell>
          <table:table-cell office:value-type="float" office:value="0.000702440901659429" calcext:value-type="float">
            <text:p>0.000702440901659</text:p>
          </table:table-cell>
          <table:table-cell office:value-type="float" office:value="-0.00144292004406452" calcext:value-type="float">
            <text:p>-0.001442920044065</text:p>
          </table:table-cell>
          <table:table-cell office:value-type="float" office:value="77.9417236328125" calcext:value-type="float">
            <text:p>77.9417236328125</text:p>
          </table:table-cell>
          <table:table-cell office:value-type="float" office:value="0.522979426383972" calcext:value-type="float">
            <text:p>0.522979426383972</text:p>
          </table:table-cell>
          <table:table-cell office:value-type="float" office:value="3216.82345629964" calcext:value-type="float">
            <text:p>3216.82345629964</text:p>
          </table:table-cell>
          <table:table-cell office:value-type="float" office:value="40.8922995817381" calcext:value-type="float">
            <text:p>40.892299581738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34105890989304" calcext:value-type="float">
            <text:p>0.434105890989304</text:p>
          </table:table-cell>
          <table:table-cell office:value-type="float" office:value="0.000344150047749281" calcext:value-type="float">
            <text:p>0.000344150047749</text:p>
          </table:table-cell>
          <table:table-cell office:value-type="float" office:value="-0.00168917402625084" calcext:value-type="float">
            <text:p>-0.001689174026251</text:p>
          </table:table-cell>
          <table:table-cell office:value-type="float" office:value="45.8753837585449" calcext:value-type="float">
            <text:p>45.8753837585449</text:p>
          </table:table-cell>
          <table:table-cell office:value-type="float" office:value="0.429144278168678" calcext:value-type="float">
            <text:p>0.429144278168678</text:p>
          </table:table-cell>
          <table:table-cell office:value-type="float" office:value="2429.17547103316" calcext:value-type="float">
            <text:p>2429.17547103316</text:p>
          </table:table-cell>
          <table:table-cell office:value-type="float" office:value="31.3262179514161" calcext:value-type="float">
            <text:p>31.326217951416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5875056385994" calcext:value-type="float">
            <text:p>0.45875056385994</text:p>
          </table:table-cell>
          <table:table-cell office:value-type="float" office:value="0.00154376623686403" calcext:value-type="float">
            <text:p>0.001543766236864</text:p>
          </table:table-cell>
          <table:table-cell office:value-type="float" office:value="-0.00261903014034033" calcext:value-type="float">
            <text:p>-0.00261903014034</text:p>
          </table:table-cell>
          <table:table-cell office:value-type="float" office:value="338.727975463867" calcext:value-type="float">
            <text:p>338.727975463867</text:p>
          </table:table-cell>
          <table:table-cell office:value-type="float" office:value="1.90547523498535" calcext:value-type="float">
            <text:p>1.90547523498535</text:p>
          </table:table-cell>
          <table:table-cell office:value-type="float" office:value="3530.12939007911" calcext:value-type="float">
            <text:p>3530.12939007911</text:p>
          </table:table-cell>
          <table:table-cell office:value-type="float" office:value="35.0565785635961" calcext:value-type="float">
            <text:p>35.056578563596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361694622039795" calcext:value-type="float">
            <text:p>0.361694622039795</text:p>
          </table:table-cell>
          <table:table-cell office:value-type="float" office:value="0.00063377488986589" calcext:value-type="float">
            <text:p>0.000633774889866</text:p>
          </table:table-cell>
          <table:table-cell office:value-type="float" office:value="-0.0000302843749523163" calcext:value-type="float">
            <text:p>-3.02843749523163E-05</text:p>
          </table:table-cell>
          <table:table-cell office:value-type="float" office:value="99.7523742675781" calcext:value-type="float">
            <text:p>99.7523742675781</text:p>
          </table:table-cell>
          <table:table-cell office:value-type="float" office:value="0.664220350980759" calcext:value-type="float">
            <text:p>0.664220350980759</text:p>
          </table:table-cell>
          <table:table-cell office:value-type="float" office:value="2686.30970713658" calcext:value-type="float">
            <text:p>2686.30970713658</text:p>
          </table:table-cell>
          <table:table-cell office:value-type="float" office:value="39.2390269620112" calcext:value-type="float">
            <text:p>39.23902696201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69797521829605" calcext:value-type="float">
            <text:p>0.369797521829605</text:p>
          </table:table-cell>
          <table:table-cell office:value-type="float" office:value="0.000282602230436169" calcext:value-type="float">
            <text:p>0.000282602230436</text:p>
          </table:table-cell>
          <table:table-cell office:value-type="float" office:value="-0.000214199814945459" calcext:value-type="float">
            <text:p>-0.000214199814945</text:p>
          </table:table-cell>
          <table:table-cell office:value-type="float" office:value="44.032154083252" calcext:value-type="float">
            <text:p>44.032154083252</text:p>
          </table:table-cell>
          <table:table-cell office:value-type="float" office:value="0.389194050431252" calcext:value-type="float">
            <text:p>0.389194050431252</text:p>
          </table:table-cell>
          <table:table-cell office:value-type="float" office:value="3330.76141750326" calcext:value-type="float">
            <text:p>3330.76141750326</text:p>
          </table:table-cell>
          <table:table-cell office:value-type="float" office:value="37.6853301244205" calcext:value-type="float">
            <text:p>37.685330124420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79203030467033" calcext:value-type="float">
            <text:p>0.479203030467033</text:p>
          </table:table-cell>
          <table:table-cell office:value-type="float" office:value="0.00157468704273924" calcext:value-type="float">
            <text:p>0.001574687042739</text:p>
          </table:table-cell>
          <table:table-cell office:value-type="float" office:value="-0.00843392061069608" calcext:value-type="float">
            <text:p>-0.008433920610696</text:p>
          </table:table-cell>
          <table:table-cell office:value-type="float" office:value="300.184820556641" calcext:value-type="float">
            <text:p>300.184820556641</text:p>
          </table:table-cell>
          <table:table-cell office:value-type="float" office:value="1.7169756770134" calcext:value-type="float">
            <text:p>1.7169756770134</text:p>
          </table:table-cell>
          <table:table-cell office:value-type="float" office:value="3477.82989726924" calcext:value-type="float">
            <text:p>3477.82989726924</text:p>
          </table:table-cell>
          <table:table-cell office:value-type="float" office:value="50.4497648732328" calcext:value-type="float">
            <text:p>50.44976487323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11084574460983" calcext:value-type="float">
            <text:p>0.411084574460983</text:p>
          </table:table-cell>
          <table:table-cell office:value-type="float" office:value="0.000666573876515031" calcext:value-type="float">
            <text:p>0.000666573876515</text:p>
          </table:table-cell>
          <table:table-cell office:value-type="float" office:value="-0.00247042216360569" calcext:value-type="float">
            <text:p>-0.002470422163606</text:p>
          </table:table-cell>
          <table:table-cell office:value-type="float" office:value="168.783006286621" calcext:value-type="float">
            <text:p>168.783006286621</text:p>
          </table:table-cell>
          <table:table-cell office:value-type="float" office:value="1.03169124722481" calcext:value-type="float">
            <text:p>1.03169124722481</text:p>
          </table:table-cell>
          <table:table-cell office:value-type="float" office:value="2592.32317608996" calcext:value-type="float">
            <text:p>2592.32317608996</text:p>
          </table:table-cell>
          <table:table-cell office:value-type="float" office:value="42.2230883618235" calcext:value-type="float">
            <text:p>42.223088361823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69704473018646" calcext:value-type="float">
            <text:p>0.469704473018646</text:p>
          </table:table-cell>
          <table:table-cell office:value-type="float" office:value="0.00296157547272742" calcext:value-type="float">
            <text:p>0.002961575472727</text:p>
          </table:table-cell>
          <table:table-cell office:value-type="float" office:value="-0.000770559906959534" calcext:value-type="float">
            <text:p>-0.00077055990696</text:p>
          </table:table-cell>
          <table:table-cell office:value-type="float" office:value="138.572317504883" calcext:value-type="float">
            <text:p>138.572317504883</text:p>
          </table:table-cell>
          <table:table-cell office:value-type="float" office:value="0.912848591804504" calcext:value-type="float">
            <text:p>0.912848591804504</text:p>
          </table:table-cell>
          <table:table-cell office:value-type="float" office:value="2747.7530718882" calcext:value-type="float">
            <text:p>2747.7530718882</text:p>
          </table:table-cell>
          <table:table-cell office:value-type="float" office:value="40.1527100019099" calcext:value-type="float">
            <text:p>40.152710001909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399542045593262" calcext:value-type="float">
            <text:p>0.399542045593262</text:p>
          </table:table-cell>
          <table:table-cell office:value-type="float" office:value="0.000721312174573541" calcext:value-type="float">
            <text:p>0.000721312174574</text:p>
          </table:table-cell>
          <table:table-cell office:value-type="float" office:value="-0.0000173680484294891" calcext:value-type="float">
            <text:p>-1.73680484294891E-05</text:p>
          </table:table-cell>
          <table:table-cell office:value-type="float" office:value="217.983262634277" calcext:value-type="float">
            <text:p>217.983262634277</text:p>
          </table:table-cell>
          <table:table-cell office:value-type="float" office:value="1.27453937530518" calcext:value-type="float">
            <text:p>1.27453937530518</text:p>
          </table:table-cell>
          <table:table-cell office:value-type="float" office:value="2234.47944639671" calcext:value-type="float">
            <text:p>2234.47944639671</text:p>
          </table:table-cell>
          <table:table-cell office:value-type="float" office:value="46.939283600403" calcext:value-type="float">
            <text:p>46.93928360040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29364233314991" calcext:value-type="float">
            <text:p>0.29364233314991</text:p>
          </table:table-cell>
          <table:table-cell office:value-type="float" office:value="0.000976543157594278" calcext:value-type="float">
            <text:p>0.000976543157594</text:p>
          </table:table-cell>
          <table:table-cell office:value-type="float" office:value="-0.00027027502655983" calcext:value-type="float">
            <text:p>-0.00027027502656</text:p>
          </table:table-cell>
          <table:table-cell office:value-type="float" office:value="977.466009521484" calcext:value-type="float">
            <text:p>977.466009521484</text:p>
          </table:table-cell>
          <table:table-cell office:value-type="float" office:value="5.01898379325867" calcext:value-type="float">
            <text:p>5.01898379325867</text:p>
          </table:table-cell>
          <table:table-cell office:value-type="float" office:value="1977.72120995543" calcext:value-type="float">
            <text:p>1977.72120995543</text:p>
          </table:table-cell>
          <table:table-cell office:value-type="float" office:value="39.2786514671286" calcext:value-type="float">
            <text:p>39.278651467128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476300075650215" calcext:value-type="float">
            <text:p>0.476300075650215</text:p>
          </table:table-cell>
          <table:table-cell office:value-type="float" office:value="0.00654535293579102" calcext:value-type="float">
            <text:p>0.006545352935791</text:p>
          </table:table-cell>
          <table:table-cell office:value-type="float" office:value="-0.00314155071973801" calcext:value-type="float">
            <text:p>-0.003141550719738</text:p>
          </table:table-cell>
          <table:table-cell office:value-type="float" office:value="688.104620361328" calcext:value-type="float">
            <text:p>688.104620361328</text:p>
          </table:table-cell>
          <table:table-cell office:value-type="float" office:value="3.66336538791657" calcext:value-type="float">
            <text:p>3.66336538791657</text:p>
          </table:table-cell>
          <table:table-cell office:value-type="float" office:value="2376.83633110862" calcext:value-type="float">
            <text:p>2376.83633110862</text:p>
          </table:table-cell>
          <table:table-cell office:value-type="float" office:value="35.5867209112678" calcext:value-type="float">
            <text:p>35.58672091126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471736967563629" calcext:value-type="float">
            <text:p>0.471736967563629</text:p>
          </table:table-cell>
          <table:table-cell office:value-type="float" office:value="0.000537933228770271" calcext:value-type="float">
            <text:p>0.00053793322877</text:p>
          </table:table-cell>
          <table:table-cell office:value-type="float" office:value="-0.00019283089786768" calcext:value-type="float">
            <text:p>-0.000192830897868</text:p>
          </table:table-cell>
          <table:table-cell office:value-type="float" office:value="93.5161476135254" calcext:value-type="float">
            <text:p>93.5161476135254</text:p>
          </table:table-cell>
          <table:table-cell office:value-type="float" office:value="0.688041353225708" calcext:value-type="float">
            <text:p>0.688041353225708</text:p>
          </table:table-cell>
          <table:table-cell office:value-type="float" office:value="3170.64739271521" calcext:value-type="float">
            <text:p>3170.64739271521</text:p>
          </table:table-cell>
          <table:table-cell office:value-type="float" office:value="38.6111766385613" calcext:value-type="float">
            <text:p>38.61117663856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358679872751236" calcext:value-type="float">
            <text:p>0.358679872751236</text:p>
          </table:table-cell>
          <table:table-cell office:value-type="float" office:value="0.000651306007057428" calcext:value-type="float">
            <text:p>0.000651306007057</text:p>
          </table:table-cell>
          <table:table-cell office:value-type="float" office:value="-0.000164460577070713" calcext:value-type="float">
            <text:p>-0.000164460577071</text:p>
          </table:table-cell>
          <table:table-cell office:value-type="float" office:value="47.7962959289551" calcext:value-type="float">
            <text:p>47.7962959289551</text:p>
          </table:table-cell>
          <table:table-cell office:value-type="float" office:value="0.403177225589752" calcext:value-type="float">
            <text:p>0.403177225589752</text:p>
          </table:table-cell>
          <table:table-cell office:value-type="float" office:value="2988.43341797694" calcext:value-type="float">
            <text:p>2988.43341797694</text:p>
          </table:table-cell>
          <table:table-cell office:value-type="float" office:value="42.6721743738512" calcext:value-type="float">
            <text:p>42.67217437385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54559320211411" calcext:value-type="float">
            <text:p>0.554559320211411</text:p>
          </table:table-cell>
          <table:table-cell office:value-type="float" office:value="0.000318218881147914" calcext:value-type="float">
            <text:p>0.000318218881148</text:p>
          </table:table-cell>
          <table:table-cell office:value-type="float" office:value="-0.00121673140674829" calcext:value-type="float">
            <text:p>-0.001216731406748</text:p>
          </table:table-cell>
          <table:table-cell office:value-type="float" office:value="51.1950744628906" calcext:value-type="float">
            <text:p>51.1950744628906</text:p>
          </table:table-cell>
          <table:table-cell office:value-type="float" office:value="0.516934457421303" calcext:value-type="float">
            <text:p>0.516934457421303</text:p>
          </table:table-cell>
          <table:table-cell office:value-type="float" office:value="2294.34502856059" calcext:value-type="float">
            <text:p>2294.34502856059</text:p>
          </table:table-cell>
          <table:table-cell office:value-type="float" office:value="33.056974644895" calcext:value-type="float">
            <text:p>33.05697464489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363941478729248" calcext:value-type="float">
            <text:p>0.363941478729248</text:p>
          </table:table-cell>
          <table:table-cell office:value-type="float" office:value="0.000997658842243254" calcext:value-type="float">
            <text:p>0.000997658842243</text:p>
          </table:table-cell>
          <table:table-cell office:value-type="float" office:value="-0.000160663202404976" calcext:value-type="float">
            <text:p>-0.000160663202405</text:p>
          </table:table-cell>
          <table:table-cell office:value-type="float" office:value="950.051910400391" calcext:value-type="float">
            <text:p>950.051910400391</text:p>
          </table:table-cell>
          <table:table-cell office:value-type="float" office:value="4.91740627288818" calcext:value-type="float">
            <text:p>4.91740627288818</text:p>
          </table:table-cell>
          <table:table-cell office:value-type="float" office:value="2363.14763116684" calcext:value-type="float">
            <text:p>2363.14763116684</text:p>
          </table:table-cell>
          <table:table-cell office:value-type="float" office:value="33.2875587322516" calcext:value-type="float">
            <text:p>33.28755873225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521073096990585" calcext:value-type="float">
            <text:p>0.521073096990585</text:p>
          </table:table-cell>
          <table:table-cell office:value-type="float" office:value="0.000367179478053004" calcext:value-type="float">
            <text:p>0.000367179478053</text:p>
          </table:table-cell>
          <table:table-cell office:value-type="float" office:value="-0.00194081030786037" calcext:value-type="float">
            <text:p>-0.00194081030786</text:p>
          </table:table-cell>
          <table:table-cell office:value-type="float" office:value="449.120788574219" calcext:value-type="float">
            <text:p>449.120788574219</text:p>
          </table:table-cell>
          <table:table-cell office:value-type="float" office:value="2.48905544281006" calcext:value-type="float">
            <text:p>2.48905544281006</text:p>
          </table:table-cell>
          <table:table-cell office:value-type="float" office:value="2398.15558240427" calcext:value-type="float">
            <text:p>2398.15558240427</text:p>
          </table:table-cell>
          <table:table-cell office:value-type="float" office:value="22.0333932851034" calcext:value-type="float">
            <text:p>22.033393285103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448255184292793" calcext:value-type="float">
            <text:p>0.448255184292793</text:p>
          </table:table-cell>
          <table:table-cell office:value-type="float" office:value="0.000728614226682112" calcext:value-type="float">
            <text:p>0.000728614226682</text:p>
          </table:table-cell>
          <table:table-cell office:value-type="float" office:value="-0.00214735446497798" calcext:value-type="float">
            <text:p>-0.002147354464978</text:p>
          </table:table-cell>
          <table:table-cell office:value-type="float" office:value="48.6216735839844" calcext:value-type="float">
            <text:p>48.6216735839844</text:p>
          </table:table-cell>
          <table:table-cell office:value-type="float" office:value="0.449974200129509" calcext:value-type="float">
            <text:p>0.449974200129509</text:p>
          </table:table-cell>
          <table:table-cell office:value-type="float" office:value="2381.00203714686" calcext:value-type="float">
            <text:p>2381.00203714686</text:p>
          </table:table-cell>
          <table:table-cell office:value-type="float" office:value="24.3424297290505" calcext:value-type="float">
            <text:p>24.342429729050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310241630673408" calcext:value-type="float">
            <text:p>0.310241630673408</text:p>
          </table:table-cell>
          <table:table-cell office:value-type="float" office:value="0.000688017439097166" calcext:value-type="float">
            <text:p>0.000688017439097</text:p>
          </table:table-cell>
          <table:table-cell office:value-type="float" office:value="-0.00194777026772499" calcext:value-type="float">
            <text:p>-0.001947770267725</text:p>
          </table:table-cell>
          <table:table-cell office:value-type="float" office:value="254.829205322266" calcext:value-type="float">
            <text:p>254.829205322266</text:p>
          </table:table-cell>
          <table:table-cell office:value-type="float" office:value="1.41223819255829" calcext:value-type="float">
            <text:p>1.41223819255829</text:p>
          </table:table-cell>
          <table:table-cell office:value-type="float" office:value="2861.9966649297" calcext:value-type="float">
            <text:p>2861.9966649297</text:p>
          </table:table-cell>
          <table:table-cell office:value-type="float" office:value="28.8375945326639" calcext:value-type="float">
            <text:p>28.83759453266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375081074237823" calcext:value-type="float">
            <text:p>0.375081074237823</text:p>
          </table:table-cell>
          <table:table-cell office:value-type="float" office:value="0.000382938224356621" calcext:value-type="float">
            <text:p>0.000382938224357</text:p>
          </table:table-cell>
          <table:table-cell office:value-type="float" office:value="-0.000672009773552418" calcext:value-type="float">
            <text:p>-0.000672009773552</text:p>
          </table:table-cell>
          <table:table-cell office:value-type="float" office:value="225.068179321289" calcext:value-type="float">
            <text:p>225.068179321289</text:p>
          </table:table-cell>
          <table:table-cell office:value-type="float" office:value="1.29737306833267" calcext:value-type="float">
            <text:p>1.29737306833267</text:p>
          </table:table-cell>
          <table:table-cell office:value-type="float" office:value="1970.88420952109" calcext:value-type="float">
            <text:p>1970.88420952109</text:p>
          </table:table-cell>
          <table:table-cell office:value-type="float" office:value="29.2774321005098" calcext:value-type="float">
            <text:p>29.277432100509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519276112318039" calcext:value-type="float">
            <text:p>0.519276112318039</text:p>
          </table:table-cell>
          <table:table-cell office:value-type="float" office:value="0.000415068477741443" calcext:value-type="float">
            <text:p>0.000415068477741</text:p>
          </table:table-cell>
          <table:table-cell office:value-type="float" office:value="-0.00723771657794714" calcext:value-type="float">
            <text:p>-0.007237716577947</text:p>
          </table:table-cell>
          <table:table-cell office:value-type="float" office:value="105.813107299805" calcext:value-type="float">
            <text:p>105.813107299805</text:p>
          </table:table-cell>
          <table:table-cell office:value-type="float" office:value="0.766599136590958" calcext:value-type="float">
            <text:p>0.766599136590958</text:p>
          </table:table-cell>
          <table:table-cell office:value-type="float" office:value="2146.63898552051" calcext:value-type="float">
            <text:p>2146.63898552051</text:p>
          </table:table-cell>
          <table:table-cell office:value-type="float" office:value="26.4602300584119" calcext:value-type="float">
            <text:p>26.46023005841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277404177188873" calcext:value-type="float">
            <text:p>0.277404177188873</text:p>
          </table:table-cell>
          <table:table-cell office:value-type="float" office:value="0.00101815137313679" calcext:value-type="float">
            <text:p>0.001018151373137</text:p>
          </table:table-cell>
          <table:table-cell office:value-type="float" office:value="-0.000124328583478928" calcext:value-type="float">
            <text:p>-0.000124328583479</text:p>
          </table:table-cell>
          <table:table-cell office:value-type="float" office:value="199.557322692871" calcext:value-type="float">
            <text:p>199.557322692871</text:p>
          </table:table-cell>
          <table:table-cell office:value-type="float" office:value="1.12188616991043" calcext:value-type="float">
            <text:p>1.12188616991043</text:p>
          </table:table-cell>
          <table:table-cell office:value-type="float" office:value="874.602789378584" calcext:value-type="float">
            <text:p>874.602789378584</text:p>
          </table:table-cell>
          <table:table-cell office:value-type="float" office:value="31.559581156855" calcext:value-type="float">
            <text:p>31.5595811568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352290415763855" calcext:value-type="float">
            <text:p>0.352290415763855</text:p>
          </table:table-cell>
          <table:table-cell office:value-type="float" office:value="0.00092971614212729" calcext:value-type="float">
            <text:p>0.000929716142127</text:p>
          </table:table-cell>
          <table:table-cell office:value-type="float" office:value="-0.000608478486537933" calcext:value-type="float">
            <text:p>-0.000608478486538</text:p>
          </table:table-cell>
          <table:table-cell office:value-type="float" office:value="32.6819931030273" calcext:value-type="float">
            <text:p>32.6819931030273</text:p>
          </table:table-cell>
          <table:table-cell office:value-type="float" office:value="0.324089527130127" calcext:value-type="float">
            <text:p>0.324089527130127</text:p>
          </table:table-cell>
          <table:table-cell office:value-type="float" office:value="2816.52108728057" calcext:value-type="float">
            <text:p>2816.52108728057</text:p>
          </table:table-cell>
          <table:table-cell office:value-type="float" office:value="27.0750818226254" calcext:value-type="float">
            <text:p>27.075081822625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415354526042938" calcext:value-type="float">
            <text:p>0.415354526042938</text:p>
          </table:table-cell>
          <table:table-cell office:value-type="float" office:value="0.000190069418749772" calcext:value-type="float">
            <text:p>0.00019006941875</text:p>
          </table:table-cell>
          <table:table-cell office:value-type="float" office:value="-0.000708753615617752" calcext:value-type="float">
            <text:p>-0.000708753615618</text:p>
          </table:table-cell>
          <table:table-cell office:value-type="float" office:value="69.1708400726318" calcext:value-type="float">
            <text:p>69.1708400726318</text:p>
          </table:table-cell>
          <table:table-cell office:value-type="float" office:value="0.537447342276573" calcext:value-type="float">
            <text:p>0.537447342276573</text:p>
          </table:table-cell>
          <table:table-cell office:value-type="float" office:value="1512.37865716948" calcext:value-type="float">
            <text:p>1512.37865716948</text:p>
          </table:table-cell>
          <table:table-cell office:value-type="float" office:value="34.3208735590713" calcext:value-type="float">
            <text:p>34.32087355907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99012738466263" calcext:value-type="float">
            <text:p>0.399012738466263</text:p>
          </table:table-cell>
          <table:table-cell office:value-type="float" office:value="0.0013864592416212" calcext:value-type="float">
            <text:p>0.001386459241621</text:p>
          </table:table-cell>
          <table:table-cell office:value-type="float" office:value="-0.0000528606586158276" calcext:value-type="float">
            <text:p>-5.28606586158276E-05</text:p>
          </table:table-cell>
          <table:table-cell office:value-type="float" office:value="712.772357177734" calcext:value-type="float">
            <text:p>712.772357177734</text:p>
          </table:table-cell>
          <table:table-cell office:value-type="float" office:value="3.74851162433624" calcext:value-type="float">
            <text:p>3.74851162433624</text:p>
          </table:table-cell>
          <table:table-cell office:value-type="float" office:value="-185.746686728052" calcext:value-type="float">
            <text:p>-185.746686728052</text:p>
          </table:table-cell>
          <table:table-cell office:value-type="float" office:value="21.2575167160408" calcext:value-type="float">
            <text:p>21.257516716040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346552124619484" calcext:value-type="float">
            <text:p>0.346552124619484</text:p>
          </table:table-cell>
          <table:table-cell office:value-type="float" office:value="0.000440928927855566" calcext:value-type="float">
            <text:p>0.000440928927856</text:p>
          </table:table-cell>
          <table:table-cell office:value-type="float" office:value="-0.000298837013542652" calcext:value-type="float">
            <text:p>-0.000298837013543</text:p>
          </table:table-cell>
          <table:table-cell office:value-type="float" office:value="118.810027313232" calcext:value-type="float">
            <text:p>118.810027313232</text:p>
          </table:table-cell>
          <table:table-cell office:value-type="float" office:value="0.751613253355026" calcext:value-type="float">
            <text:p>0.751613253355026</text:p>
          </table:table-cell>
          <table:table-cell office:value-type="float" office:value="958.288755979676" calcext:value-type="float">
            <text:p>958.288755979676</text:p>
          </table:table-cell>
          <table:table-cell office:value-type="float" office:value="30.204345584067" calcext:value-type="float">
            <text:p>30.20434558406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560016691684723" calcext:value-type="float">
            <text:p>0.560016691684723</text:p>
          </table:table-cell>
          <table:table-cell office:value-type="float" office:value="0.00121847124537453" calcext:value-type="float">
            <text:p>0.001218471245375</text:p>
          </table:table-cell>
          <table:table-cell office:value-type="float" office:value="-0.00520760822109878" calcext:value-type="float">
            <text:p>-0.005207608221099</text:p>
          </table:table-cell>
          <table:table-cell office:value-type="float" office:value="508.81579284668" calcext:value-type="float">
            <text:p>508.81579284668</text:p>
          </table:table-cell>
          <table:table-cell office:value-type="float" office:value="2.80384180545807" calcext:value-type="float">
            <text:p>2.80384180545807</text:p>
          </table:table-cell>
          <table:table-cell office:value-type="float" office:value="1970.16824494651" calcext:value-type="float">
            <text:p>1970.16824494651</text:p>
          </table:table-cell>
          <table:table-cell office:value-type="float" office:value="28.9285621284856" calcext:value-type="float">
            <text:p>28.928562128485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518832984566689" calcext:value-type="float">
            <text:p>0.518832984566689</text:p>
          </table:table-cell>
          <table:table-cell office:value-type="float" office:value="0.00145230778725818" calcext:value-type="float">
            <text:p>0.001452307787258</text:p>
          </table:table-cell>
          <table:table-cell office:value-type="float" office:value="-0.00584764564409852" calcext:value-type="float">
            <text:p>-0.005847645644099</text:p>
          </table:table-cell>
          <table:table-cell office:value-type="float" office:value="274.771954345703" calcext:value-type="float">
            <text:p>274.771954345703</text:p>
          </table:table-cell>
          <table:table-cell office:value-type="float" office:value="1.61242655515671" calcext:value-type="float">
            <text:p>1.61242655515671</text:p>
          </table:table-cell>
          <table:table-cell office:value-type="float" office:value="1992.48082254091" calcext:value-type="float">
            <text:p>1992.48082254091</text:p>
          </table:table-cell>
          <table:table-cell office:value-type="float" office:value="28.3529564656259" calcext:value-type="float">
            <text:p>28.35295646562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42668771743774" calcext:value-type="float">
            <text:p>0.542668771743774</text:p>
          </table:table-cell>
          <table:table-cell office:value-type="float" office:value="0.00117120849899948" calcext:value-type="float">
            <text:p>0.001171208498999</text:p>
          </table:table-cell>
          <table:table-cell office:value-type="float" office:value="-0.00397232510149479" calcext:value-type="float">
            <text:p>-0.003972325101495</text:p>
          </table:table-cell>
          <table:table-cell office:value-type="float" office:value="131.822828674316" calcext:value-type="float">
            <text:p>131.822828674316</text:p>
          </table:table-cell>
          <table:table-cell office:value-type="float" office:value="0.91143319606781" calcext:value-type="float">
            <text:p>0.91143319606781</text:p>
          </table:table-cell>
          <table:table-cell office:value-type="float" office:value="2303.13574702777" calcext:value-type="float">
            <text:p>2303.13574702777</text:p>
          </table:table-cell>
          <table:table-cell office:value-type="float" office:value="41.4386327532819" calcext:value-type="float">
            <text:p>41.438632753281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490555849671364" calcext:value-type="float">
            <text:p>0.490555849671364</text:p>
          </table:table-cell>
          <table:table-cell office:value-type="float" office:value="0.000457126143737696" calcext:value-type="float">
            <text:p>0.000457126143738</text:p>
          </table:table-cell>
          <table:table-cell office:value-type="float" office:value="-0.001219392567873" calcext:value-type="float">
            <text:p>-0.001219392567873</text:p>
          </table:table-cell>
          <table:table-cell office:value-type="float" office:value="171.04026184082" calcext:value-type="float">
            <text:p>171.04026184082</text:p>
          </table:table-cell>
          <table:table-cell office:value-type="float" office:value="1.0837986767292" calcext:value-type="float">
            <text:p>1.0837986767292</text:p>
          </table:table-cell>
          <table:table-cell office:value-type="float" office:value="2622.62030083529" calcext:value-type="float">
            <text:p>2622.62030083529</text:p>
          </table:table-cell>
          <table:table-cell office:value-type="float" office:value="43.7154597176355" calcext:value-type="float">
            <text:p>43.715459717635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364615985751152" calcext:value-type="float">
            <text:p>0.364615985751152</text:p>
          </table:table-cell>
          <table:table-cell office:value-type="float" office:value="0.000326985563151538" calcext:value-type="float">
            <text:p>0.000326985563152</text:p>
          </table:table-cell>
          <table:table-cell office:value-type="float" office:value="-0.000648659351281822" calcext:value-type="float">
            <text:p>-0.000648659351282</text:p>
          </table:table-cell>
          <table:table-cell office:value-type="float" office:value="70.553125" calcext:value-type="float">
            <text:p>70.553125</text:p>
          </table:table-cell>
          <table:table-cell office:value-type="float" office:value="0.519159466028214" calcext:value-type="float">
            <text:p>0.519159466028214</text:p>
          </table:table-cell>
          <table:table-cell office:value-type="float" office:value="2705.20702728837" calcext:value-type="float">
            <text:p>2705.20702728837</text:p>
          </table:table-cell>
          <table:table-cell office:value-type="float" office:value="38.5291239200975" calcext:value-type="float">
            <text:p>38.529123920097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377213853597641" calcext:value-type="float">
            <text:p>0.377213853597641</text:p>
          </table:table-cell>
          <table:table-cell office:value-type="float" office:value="0.00187981663038954" calcext:value-type="float">
            <text:p>0.00187981663039</text:p>
          </table:table-cell>
          <table:table-cell office:value-type="float" office:value="-0.00305516682565212" calcext:value-type="float">
            <text:p>-0.003055166825652</text:p>
          </table:table-cell>
          <table:table-cell office:value-type="float" office:value="355.367660522461" calcext:value-type="float">
            <text:p>355.367660522461</text:p>
          </table:table-cell>
          <table:table-cell office:value-type="float" office:value="1.94795968532562" calcext:value-type="float">
            <text:p>1.94795968532562</text:p>
          </table:table-cell>
          <table:table-cell office:value-type="float" office:value="2689.160465909" calcext:value-type="float">
            <text:p>2689.160465909</text:p>
          </table:table-cell>
          <table:table-cell office:value-type="float" office:value="46.401909365313" calcext:value-type="float">
            <text:p>46.40190936531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347316706180572" calcext:value-type="float">
            <text:p>0.347316706180572</text:p>
          </table:table-cell>
          <table:table-cell office:value-type="float" office:value="0.00188727377681062" calcext:value-type="float">
            <text:p>0.001887273776811</text:p>
          </table:table-cell>
          <table:table-cell office:value-type="float" office:value="-0.00261556291952729" calcext:value-type="float">
            <text:p>-0.002615562919527</text:p>
          </table:table-cell>
          <table:table-cell office:value-type="float" office:value="392.811822509766" calcext:value-type="float">
            <text:p>392.811822509766</text:p>
          </table:table-cell>
          <table:table-cell office:value-type="float" office:value="2.12056877613068" calcext:value-type="float">
            <text:p>2.12056877613068</text:p>
          </table:table-cell>
          <table:table-cell office:value-type="float" office:value="1023.6041825846" calcext:value-type="float">
            <text:p>1023.6041825846</text:p>
          </table:table-cell>
          <table:table-cell office:value-type="float" office:value="30.4621959732497" calcext:value-type="float">
            <text:p>30.462195973249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5126643180847" calcext:value-type="float">
            <text:p>0.605126643180847</text:p>
          </table:table-cell>
          <table:table-cell office:value-type="float" office:value="0.00277191440109163" calcext:value-type="float">
            <text:p>0.002771914401092</text:p>
          </table:table-cell>
          <table:table-cell office:value-type="float" office:value="-0.00178357511758804" calcext:value-type="float">
            <text:p>-0.001783575117588</text:p>
          </table:table-cell>
          <table:table-cell office:value-type="float" office:value="1091.8470703125" calcext:value-type="float">
            <text:p>1091.8470703125</text:p>
          </table:table-cell>
          <table:table-cell office:value-type="float" office:value="5.7459593296051" calcext:value-type="float">
            <text:p>5.7459593296051</text:p>
          </table:table-cell>
          <table:table-cell office:value-type="float" office:value="517.415895986925" calcext:value-type="float">
            <text:p>517.415895986925</text:p>
          </table:table-cell>
          <table:table-cell office:value-type="float" office:value="37.8503899680917" calcext:value-type="float">
            <text:p>37.85038996809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372611322999001" calcext:value-type="float">
            <text:p>0.372611322999001</text:p>
          </table:table-cell>
          <table:table-cell office:value-type="float" office:value="0.0000161126018610958" calcext:value-type="float">
            <text:p>1.61126018610958E-05</text:p>
          </table:table-cell>
          <table:table-cell office:value-type="float" office:value="0.00000756252557039261" calcext:value-type="float">
            <text:p>7.56252557039261E-06</text:p>
          </table:table-cell>
          <table:table-cell office:value-type="float" office:value="8.24579348564148" calcext:value-type="float">
            <text:p>8.24579348564148</text:p>
          </table:table-cell>
          <table:table-cell office:value-type="float" office:value="0.212089049816132" calcext:value-type="float">
            <text:p>0.212089049816132</text:p>
          </table:table-cell>
          <table:table-cell office:value-type="float" office:value="99.3694361034713" calcext:value-type="float">
            <text:p>99.3694361034713</text:p>
          </table:table-cell>
          <table:table-cell office:value-type="float" office:value="23.5748143921752" calcext:value-type="float">
            <text:p>23.57481439217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08436942100525" calcext:value-type="float">
            <text:p>0.308436942100525</text:p>
          </table:table-cell>
          <table:table-cell office:value-type="float" office:value="0.000275852443883196" calcext:value-type="float">
            <text:p>0.000275852443883</text:p>
          </table:table-cell>
          <table:table-cell office:value-type="float" office:value="-0.00000233296304941177" calcext:value-type="float">
            <text:p>-2.33296304941177E-06</text:p>
          </table:table-cell>
          <table:table-cell office:value-type="float" office:value="212.666459655762" calcext:value-type="float">
            <text:p>212.666459655762</text:p>
          </table:table-cell>
          <table:table-cell office:value-type="float" office:value="1.20193772315979" calcext:value-type="float">
            <text:p>1.20193772315979</text:p>
          </table:table-cell>
          <table:table-cell office:value-type="float" office:value="-1897.21258093058" calcext:value-type="float">
            <text:p>-1897.21258093058</text:p>
          </table:table-cell>
          <table:table-cell office:value-type="float" office:value="17.0817130701842" calcext:value-type="float">
            <text:p>17.081713070184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384826695919037" calcext:value-type="float">
            <text:p>0.384826695919037</text:p>
          </table:table-cell>
          <table:table-cell office:value-type="float" office:value="0.000778166856616735" calcext:value-type="float">
            <text:p>0.000778166856617</text:p>
          </table:table-cell>
          <table:table-cell office:value-type="float" office:value="0.000107244960963726" calcext:value-type="float">
            <text:p>0.000107244960964</text:p>
          </table:table-cell>
          <table:table-cell office:value-type="float" office:value="79.8538597106934" calcext:value-type="float">
            <text:p>79.8538597106934</text:p>
          </table:table-cell>
          <table:table-cell office:value-type="float" office:value="0.576582914590835" calcext:value-type="float">
            <text:p>0.576582914590835</text:p>
          </table:table-cell>
          <table:table-cell office:value-type="float" office:value="688.420596088084" calcext:value-type="float">
            <text:p>688.420596088084</text:p>
          </table:table-cell>
          <table:table-cell office:value-type="float" office:value="26.0370451466995" calcext:value-type="float">
            <text:p>26.03704514669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330781388282776" calcext:value-type="float">
            <text:p>0.330781388282776</text:p>
          </table:table-cell>
          <table:table-cell office:value-type="float" office:value="0.000346626710961573" calcext:value-type="float">
            <text:p>0.000346626710962</text:p>
          </table:table-cell>
          <table:table-cell office:value-type="float" office:value="-0.0000331491231918335" calcext:value-type="float">
            <text:p>-3.31491231918335E-05</text:p>
          </table:table-cell>
          <table:table-cell office:value-type="float" office:value="188.655258178711" calcext:value-type="float">
            <text:p>188.655258178711</text:p>
          </table:table-cell>
          <table:table-cell office:value-type="float" office:value="1.09337573051453" calcext:value-type="float">
            <text:p>1.09337573051453</text:p>
          </table:table-cell>
          <table:table-cell office:value-type="float" office:value="2161.98457108268" calcext:value-type="float">
            <text:p>2161.98457108268</text:p>
          </table:table-cell>
          <table:table-cell office:value-type="float" office:value="28.0413279490895" calcext:value-type="float">
            <text:p>28.041327949089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482127946615219" calcext:value-type="float">
            <text:p>0.482127946615219</text:p>
          </table:table-cell>
          <table:table-cell office:value-type="float" office:value="0.00185816502198577" calcext:value-type="float">
            <text:p>0.001858165021986</text:p>
          </table:table-cell>
          <table:table-cell office:value-type="float" office:value="-0.00713847950100899" calcext:value-type="float">
            <text:p>-0.007138479501009</text:p>
          </table:table-cell>
          <table:table-cell office:value-type="float" office:value="241.933666992188" calcext:value-type="float">
            <text:p>241.933666992188</text:p>
          </table:table-cell>
          <table:table-cell office:value-type="float" office:value="1.42931551933289" calcext:value-type="float">
            <text:p>1.42931551933289</text:p>
          </table:table-cell>
          <table:table-cell office:value-type="float" office:value="1668.58920382191" calcext:value-type="float">
            <text:p>1668.58920382191</text:p>
          </table:table-cell>
          <table:table-cell office:value-type="float" office:value="35.7956687008729" calcext:value-type="float">
            <text:p>35.795668700872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461052456498146" calcext:value-type="float">
            <text:p>0.461052456498146</text:p>
          </table:table-cell>
          <table:table-cell office:value-type="float" office:value="0.00182841973146424" calcext:value-type="float">
            <text:p>0.001828419731464</text:p>
          </table:table-cell>
          <table:table-cell office:value-type="float" office:value="-0.00227534621953964" calcext:value-type="float">
            <text:p>-0.00227534621954</text:p>
          </table:table-cell>
          <table:table-cell office:value-type="float" office:value="360.926956176758" calcext:value-type="float">
            <text:p>360.926956176758</text:p>
          </table:table-cell>
          <table:table-cell office:value-type="float" office:value="2.01866579055786" calcext:value-type="float">
            <text:p>2.01866579055786</text:p>
          </table:table-cell>
          <table:table-cell office:value-type="float" office:value="2239.79145642996" calcext:value-type="float">
            <text:p>2239.79145642996</text:p>
          </table:table-cell>
          <table:table-cell office:value-type="float" office:value="34.6044002895244" calcext:value-type="float">
            <text:p>34.604400289524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37289360165596" calcext:value-type="float">
            <text:p>0.37289360165596</text:p>
          </table:table-cell>
          <table:table-cell office:value-type="float" office:value="0.00104488574434072" calcext:value-type="float">
            <text:p>0.001044885744341</text:p>
          </table:table-cell>
          <table:table-cell office:value-type="float" office:value="-0.00247286511585116" calcext:value-type="float">
            <text:p>-0.002472865115851</text:p>
          </table:table-cell>
          <table:table-cell office:value-type="float" office:value="207.654415893555" calcext:value-type="float">
            <text:p>207.654415893555</text:p>
          </table:table-cell>
          <table:table-cell office:value-type="float" office:value="1.20748399496079" calcext:value-type="float">
            <text:p>1.20748399496079</text:p>
          </table:table-cell>
          <table:table-cell office:value-type="float" office:value="2456.61620189587" calcext:value-type="float">
            <text:p>2456.61620189587</text:p>
          </table:table-cell>
          <table:table-cell office:value-type="float" office:value="37.4807512816625" calcext:value-type="float">
            <text:p>37.48075128166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78460636734962" calcext:value-type="float">
            <text:p>0.278460636734962</text:p>
          </table:table-cell>
          <table:table-cell office:value-type="float" office:value="0.00175472263945267" calcext:value-type="float">
            <text:p>0.001754722639453</text:p>
          </table:table-cell>
          <table:table-cell office:value-type="float" office:value="-0.000160993030294776" calcext:value-type="float">
            <text:p>-0.000160993030295</text:p>
          </table:table-cell>
          <table:table-cell office:value-type="float" office:value="664.074066162109" calcext:value-type="float">
            <text:p>664.074066162109</text:p>
          </table:table-cell>
          <table:table-cell office:value-type="float" office:value="3.44512901306152" calcext:value-type="float">
            <text:p>3.44512901306152</text:p>
          </table:table-cell>
          <table:table-cell office:value-type="float" office:value="1142.11853638098" calcext:value-type="float">
            <text:p>1142.11853638098</text:p>
          </table:table-cell>
          <table:table-cell office:value-type="float" office:value="44.9414121383452" calcext:value-type="float">
            <text:p>44.941412138345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48184110224247" calcext:value-type="float">
            <text:p>0.48184110224247</text:p>
          </table:table-cell>
          <table:table-cell office:value-type="float" office:value="0.00159989045932889" calcext:value-type="float">
            <text:p>0.001599890459329</text:p>
          </table:table-cell>
          <table:table-cell office:value-type="float" office:value="-0.00414021508768201" calcext:value-type="float">
            <text:p>-0.004140215087682</text:p>
          </table:table-cell>
          <table:table-cell office:value-type="float" office:value="429.201892089844" calcext:value-type="float">
            <text:p>429.201892089844</text:p>
          </table:table-cell>
          <table:table-cell office:value-type="float" office:value="2.36851620674133" calcext:value-type="float">
            <text:p>2.36851620674133</text:p>
          </table:table-cell>
          <table:table-cell office:value-type="float" office:value="1188.54678820119" calcext:value-type="float">
            <text:p>1188.54678820119</text:p>
          </table:table-cell>
          <table:table-cell office:value-type="float" office:value="35.3624371394166" calcext:value-type="float">
            <text:p>35.362437139416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446823564171791" calcext:value-type="float">
            <text:p>0.446823564171791</text:p>
          </table:table-cell>
          <table:table-cell office:value-type="float" office:value="0.00131858842214569" calcext:value-type="float">
            <text:p>0.001318588422146</text:p>
          </table:table-cell>
          <table:table-cell office:value-type="float" office:value="-0.00158423203974962" calcext:value-type="float">
            <text:p>-0.00158423203975</text:p>
          </table:table-cell>
          <table:table-cell office:value-type="float" office:value="386.899111938477" calcext:value-type="float">
            <text:p>386.899111938477</text:p>
          </table:table-cell>
          <table:table-cell office:value-type="float" office:value="2.14189028739929" calcext:value-type="float">
            <text:p>2.14189028739929</text:p>
          </table:table-cell>
          <table:table-cell office:value-type="float" office:value="1612.24415559412" calcext:value-type="float">
            <text:p>1612.24415559412</text:p>
          </table:table-cell>
          <table:table-cell office:value-type="float" office:value="30.8325802644459" calcext:value-type="float">
            <text:p>30.83258026444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411433437466621" calcext:value-type="float">
            <text:p>0.411433437466621</text:p>
          </table:table-cell>
          <table:table-cell office:value-type="float" office:value="0.000338396243751049" calcext:value-type="float">
            <text:p>0.000338396243751</text:p>
          </table:table-cell>
          <table:table-cell office:value-type="float" office:value="-0.000107832066714764" calcext:value-type="float">
            <text:p>-0.000107832066715</text:p>
          </table:table-cell>
          <table:table-cell office:value-type="float" office:value="202.219895935059" calcext:value-type="float">
            <text:p>202.219895935059</text:p>
          </table:table-cell>
          <table:table-cell office:value-type="float" office:value="1.20180221199989" calcext:value-type="float">
            <text:p>1.20180221199989</text:p>
          </table:table-cell>
          <table:table-cell office:value-type="float" office:value="710.407801634485" calcext:value-type="float">
            <text:p>710.407801634485</text:p>
          </table:table-cell>
          <table:table-cell office:value-type="float" office:value="27.2109630787105" calcext:value-type="float">
            <text:p>27.21096307871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412219390273094" calcext:value-type="float">
            <text:p>0.412219390273094</text:p>
          </table:table-cell>
          <table:table-cell office:value-type="float" office:value="0.00105165855493397" calcext:value-type="float">
            <text:p>0.001051658554934</text:p>
          </table:table-cell>
          <table:table-cell office:value-type="float" office:value="-0.00212180856615305" calcext:value-type="float">
            <text:p>-0.002121808566153</text:p>
          </table:table-cell>
          <table:table-cell office:value-type="float" office:value="690.529437255859" calcext:value-type="float">
            <text:p>690.529437255859</text:p>
          </table:table-cell>
          <table:table-cell office:value-type="float" office:value="3.6419869184494" calcext:value-type="float">
            <text:p>3.6419869184494</text:p>
          </table:table-cell>
          <table:table-cell office:value-type="float" office:value="897.789633143552" calcext:value-type="float">
            <text:p>897.789633143552</text:p>
          </table:table-cell>
          <table:table-cell office:value-type="float" office:value="25.419395670807" calcext:value-type="float">
            <text:p>25.41939567080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441954234242439" calcext:value-type="float">
            <text:p>0.441954234242439</text:p>
          </table:table-cell>
          <table:table-cell office:value-type="float" office:value="0.00128839429235086" calcext:value-type="float">
            <text:p>0.001288394292351</text:p>
          </table:table-cell>
          <table:table-cell office:value-type="float" office:value="-0.0000617900863289833" calcext:value-type="float">
            <text:p>-6.17900863289833E-05</text:p>
          </table:table-cell>
          <table:table-cell office:value-type="float" office:value="150.656588745117" calcext:value-type="float">
            <text:p>150.656588745117</text:p>
          </table:table-cell>
          <table:table-cell office:value-type="float" office:value="0.959709829092026" calcext:value-type="float">
            <text:p>0.959709829092026</text:p>
          </table:table-cell>
          <table:table-cell office:value-type="float" office:value="2817.22784037347" calcext:value-type="float">
            <text:p>2817.22784037347</text:p>
          </table:table-cell>
          <table:table-cell office:value-type="float" office:value="34.3284216048779" calcext:value-type="float">
            <text:p>34.328421604877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442481431365013" calcext:value-type="float">
            <text:p>0.442481431365013</text:p>
          </table:table-cell>
          <table:table-cell office:value-type="float" office:value="0.000833701126975939" calcext:value-type="float">
            <text:p>0.000833701126976</text:p>
          </table:table-cell>
          <table:table-cell office:value-type="float" office:value="-0.00623710509389639" calcext:value-type="float">
            <text:p>-0.006237105093896</text:p>
          </table:table-cell>
          <table:table-cell office:value-type="float" office:value="95.3402603149414" calcext:value-type="float">
            <text:p>95.3402603149414</text:p>
          </table:table-cell>
          <table:table-cell office:value-type="float" office:value="0.676887798309326" calcext:value-type="float">
            <text:p>0.676887798309326</text:p>
          </table:table-cell>
          <table:table-cell office:value-type="float" office:value="2938.38166710347" calcext:value-type="float">
            <text:p>2938.38166710347</text:p>
          </table:table-cell>
          <table:table-cell office:value-type="float" office:value="43.4981324671302" calcext:value-type="float">
            <text:p>43.498132467130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358056476712227" calcext:value-type="float">
            <text:p>0.358056476712227</text:p>
          </table:table-cell>
          <table:table-cell office:value-type="float" office:value="0.00100405516568571" calcext:value-type="float">
            <text:p>0.001004055165686</text:p>
          </table:table-cell>
          <table:table-cell office:value-type="float" office:value="-0.000278471410274506" calcext:value-type="float">
            <text:p>-0.000278471410275</text:p>
          </table:table-cell>
          <table:table-cell office:value-type="float" office:value="85.2433181762695" calcext:value-type="float">
            <text:p>85.2433181762695</text:p>
          </table:table-cell>
          <table:table-cell office:value-type="float" office:value="0.590267759561539" calcext:value-type="float">
            <text:p>0.590267759561539</text:p>
          </table:table-cell>
          <table:table-cell office:value-type="float" office:value="2780.18960344282" calcext:value-type="float">
            <text:p>2780.18960344282</text:p>
          </table:table-cell>
          <table:table-cell office:value-type="float" office:value="46.2615913789894" calcext:value-type="float">
            <text:p>46.261591378989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364115571975708" calcext:value-type="float">
            <text:p>0.364115571975708</text:p>
          </table:table-cell>
          <table:table-cell office:value-type="float" office:value="0.002082036039792" calcext:value-type="float">
            <text:p>0.002082036039792</text:p>
          </table:table-cell>
          <table:table-cell office:value-type="float" office:value="-0.000583891570568085" calcext:value-type="float">
            <text:p>-0.000583891570568</text:p>
          </table:table-cell>
          <table:table-cell office:value-type="float" office:value="104.882987976074" calcext:value-type="float">
            <text:p>104.882987976074</text:p>
          </table:table-cell>
          <table:table-cell office:value-type="float" office:value="0.691830974817276" calcext:value-type="float">
            <text:p>0.691830974817276</text:p>
          </table:table-cell>
          <table:table-cell office:value-type="float" office:value="2006.14692034431" calcext:value-type="float">
            <text:p>2006.14692034431</text:p>
          </table:table-cell>
          <table:table-cell office:value-type="float" office:value="39.1840910245781" calcext:value-type="float">
            <text:p>39.184091024578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441146212816238" calcext:value-type="float">
            <text:p>0.441146212816238</text:p>
          </table:table-cell>
          <table:table-cell office:value-type="float" office:value="0.000957826792728156" calcext:value-type="float">
            <text:p>0.000957826792728</text:p>
          </table:table-cell>
          <table:table-cell office:value-type="float" office:value="-0.00263100755400956" calcext:value-type="float">
            <text:p>-0.00263100755401</text:p>
          </table:table-cell>
          <table:table-cell office:value-type="float" office:value="223.586549377441" calcext:value-type="float">
            <text:p>223.586549377441</text:p>
          </table:table-cell>
          <table:table-cell office:value-type="float" office:value="1.32128896713257" calcext:value-type="float">
            <text:p>1.32128896713257</text:p>
          </table:table-cell>
          <table:table-cell office:value-type="float" office:value="2744.00963471886" calcext:value-type="float">
            <text:p>2744.00963471886</text:p>
          </table:table-cell>
          <table:table-cell office:value-type="float" office:value="33.9224597196677" calcext:value-type="float">
            <text:p>33.922459719667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364902660250664" calcext:value-type="float">
            <text:p>0.364902660250664</text:p>
          </table:table-cell>
          <table:table-cell office:value-type="float" office:value="0.000929878698661923" calcext:value-type="float">
            <text:p>0.000929878698662</text:p>
          </table:table-cell>
          <table:table-cell office:value-type="float" office:value="-0.000936085544526577" calcext:value-type="float">
            <text:p>-0.000936085544527</text:p>
          </table:table-cell>
          <table:table-cell office:value-type="float" office:value="52.6296886444092" calcext:value-type="float">
            <text:p>52.6296886444092</text:p>
          </table:table-cell>
          <table:table-cell office:value-type="float" office:value="0.43015578687191" calcext:value-type="float">
            <text:p>0.43015578687191</text:p>
          </table:table-cell>
          <table:table-cell office:value-type="float" office:value="2900.67480448605" calcext:value-type="float">
            <text:p>2900.67480448605</text:p>
          </table:table-cell>
          <table:table-cell office:value-type="float" office:value="37.8444446728565" calcext:value-type="float">
            <text:p>37.844444672856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441227865219116" calcext:value-type="float">
            <text:p>0.441227865219116</text:p>
          </table:table-cell>
          <table:table-cell office:value-type="float" office:value="0.00150748210726306" calcext:value-type="float">
            <text:p>0.001507482107263</text:p>
          </table:table-cell>
          <table:table-cell office:value-type="float" office:value="-0.00198387801647186" calcext:value-type="float">
            <text:p>-0.001983878016472</text:p>
          </table:table-cell>
          <table:table-cell office:value-type="float" office:value="70.9790458679199" calcext:value-type="float">
            <text:p>70.9790458679199</text:p>
          </table:table-cell>
          <table:table-cell office:value-type="float" office:value="0.559086084365845" calcext:value-type="float">
            <text:p>0.559086084365845</text:p>
          </table:table-cell>
          <table:table-cell office:value-type="float" office:value="2178.74336478434" calcext:value-type="float">
            <text:p>2178.74336478434</text:p>
          </table:table-cell>
          <table:table-cell office:value-type="float" office:value="44.4639731682692" calcext:value-type="float">
            <text:p>44.46397316826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67102214694023" calcext:value-type="float">
            <text:p>0.367102214694023</text:p>
          </table:table-cell>
          <table:table-cell office:value-type="float" office:value="0.000494656621594913" calcext:value-type="float">
            <text:p>0.000494656621595</text:p>
          </table:table-cell>
          <table:table-cell office:value-type="float" office:value="-0.000473985262215138" calcext:value-type="float">
            <text:p>-0.000473985262215</text:p>
          </table:table-cell>
          <table:table-cell office:value-type="float" office:value="324.515118408203" calcext:value-type="float">
            <text:p>324.515118408203</text:p>
          </table:table-cell>
          <table:table-cell office:value-type="float" office:value="1.79073380231857" calcext:value-type="float">
            <text:p>1.79073380231857</text:p>
          </table:table-cell>
          <table:table-cell office:value-type="float" office:value="2979.31772504494" calcext:value-type="float">
            <text:p>2979.31772504494</text:p>
          </table:table-cell>
          <table:table-cell office:value-type="float" office:value="40.6929567585793" calcext:value-type="float">
            <text:p>40.692956758579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593417823314667" calcext:value-type="float">
            <text:p>0.593417823314667</text:p>
          </table:table-cell>
          <table:table-cell office:value-type="float" office:value="0.000805570353986695" calcext:value-type="float">
            <text:p>0.000805570353987</text:p>
          </table:table-cell>
          <table:table-cell office:value-type="float" office:value="-0.0197850438766182" calcext:value-type="float">
            <text:p>-0.019785043876618</text:p>
          </table:table-cell>
          <table:table-cell office:value-type="float" office:value="153.729093933105" calcext:value-type="float">
            <text:p>153.729093933105</text:p>
          </table:table-cell>
          <table:table-cell office:value-type="float" office:value="1.03082516789436" calcext:value-type="float">
            <text:p>1.03082516789436</text:p>
          </table:table-cell>
          <table:table-cell office:value-type="float" office:value="3058.20277076345" calcext:value-type="float">
            <text:p>3058.20277076345</text:p>
          </table:table-cell>
          <table:table-cell office:value-type="float" office:value="36.2980558022566" calcext:value-type="float">
            <text:p>36.298055802256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439653006196022" calcext:value-type="float">
            <text:p>0.439653006196022</text:p>
          </table:table-cell>
          <table:table-cell office:value-type="float" office:value="0.0036923932377249" calcext:value-type="float">
            <text:p>0.003692393237725</text:p>
          </table:table-cell>
          <table:table-cell office:value-type="float" office:value="-0.0108908436261117" calcext:value-type="float">
            <text:p>-0.010890843626112</text:p>
          </table:table-cell>
          <table:table-cell office:value-type="float" office:value="616.31123046875" calcext:value-type="float">
            <text:p>616.31123046875</text:p>
          </table:table-cell>
          <table:table-cell office:value-type="float" office:value="3.27689270973206" calcext:value-type="float">
            <text:p>3.27689270973206</text:p>
          </table:table-cell>
          <table:table-cell office:value-type="float" office:value="2704.58661329966" calcext:value-type="float">
            <text:p>2704.58661329966</text:p>
          </table:table-cell>
          <table:table-cell office:value-type="float" office:value="35.7810417011845" calcext:value-type="float">
            <text:p>35.78104170118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43796953856945" calcext:value-type="float">
            <text:p>0.43796953856945</text:p>
          </table:table-cell>
          <table:table-cell office:value-type="float" office:value="0.0026769386138767" calcext:value-type="float">
            <text:p>0.002676938613877</text:p>
          </table:table-cell>
          <table:table-cell office:value-type="float" office:value="-0.000314959092065692" calcext:value-type="float">
            <text:p>-0.000314959092066</text:p>
          </table:table-cell>
          <table:table-cell office:value-type="float" office:value="299.940481567383" calcext:value-type="float">
            <text:p>299.940481567383</text:p>
          </table:table-cell>
          <table:table-cell office:value-type="float" office:value="1.70429886579514" calcext:value-type="float">
            <text:p>1.70429886579514</text:p>
          </table:table-cell>
          <table:table-cell office:value-type="float" office:value="2845.12028015331" calcext:value-type="float">
            <text:p>2845.12028015331</text:p>
          </table:table-cell>
          <table:table-cell office:value-type="float" office:value="66.5777476250485" calcext:value-type="float">
            <text:p>66.577747625048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410642620921135" calcext:value-type="float">
            <text:p>0.410642620921135</text:p>
          </table:table-cell>
          <table:table-cell office:value-type="float" office:value="0.000371666072169319" calcext:value-type="float">
            <text:p>0.000371666072169</text:p>
          </table:table-cell>
          <table:table-cell office:value-type="float" office:value="-0.0106017748825252" calcext:value-type="float">
            <text:p>-0.010601774882525</text:p>
          </table:table-cell>
          <table:table-cell office:value-type="float" office:value="85.5548774719238" calcext:value-type="float">
            <text:p>85.5548774719238</text:p>
          </table:table-cell>
          <table:table-cell office:value-type="float" office:value="0.607272356748581" calcext:value-type="float">
            <text:p>0.607272356748581</text:p>
          </table:table-cell>
          <table:table-cell office:value-type="float" office:value="2693.916645526" calcext:value-type="float">
            <text:p>2693.916645526</text:p>
          </table:table-cell>
          <table:table-cell office:value-type="float" office:value="54.2159802658482" calcext:value-type="float">
            <text:p>54.215980265848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39772866666317" calcext:value-type="float">
            <text:p>0.39772866666317</text:p>
          </table:table-cell>
          <table:table-cell office:value-type="float" office:value="0.000542376382509247" calcext:value-type="float">
            <text:p>0.000542376382509</text:p>
          </table:table-cell>
          <table:table-cell office:value-type="float" office:value="-0.00153864473104477" calcext:value-type="float">
            <text:p>-0.001538644731045</text:p>
          </table:table-cell>
          <table:table-cell office:value-type="float" office:value="204.120034790039" calcext:value-type="float">
            <text:p>204.120034790039</text:p>
          </table:table-cell>
          <table:table-cell office:value-type="float" office:value="1.20273047685623" calcext:value-type="float">
            <text:p>1.20273047685623</text:p>
          </table:table-cell>
          <table:table-cell office:value-type="float" office:value="1953.6726722002" calcext:value-type="float">
            <text:p>1953.6726722002</text:p>
          </table:table-cell>
          <table:table-cell office:value-type="float" office:value="34.7924533703218" calcext:value-type="float">
            <text:p>34.79245337032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387747031450272" calcext:value-type="float">
            <text:p>0.387747031450272</text:p>
          </table:table-cell>
          <table:table-cell office:value-type="float" office:value="0.00108947935514152" calcext:value-type="float">
            <text:p>0.001089479355142</text:p>
          </table:table-cell>
          <table:table-cell office:value-type="float" office:value="-0.00115959458053112" calcext:value-type="float">
            <text:p>-0.001159594580531</text:p>
          </table:table-cell>
          <table:table-cell office:value-type="float" office:value="794.975500488281" calcext:value-type="float">
            <text:p>794.975500488281</text:p>
          </table:table-cell>
          <table:table-cell office:value-type="float" office:value="4.15277507305145" calcext:value-type="float">
            <text:p>4.15277507305145</text:p>
          </table:table-cell>
          <table:table-cell office:value-type="float" office:value="2309.29781913112" calcext:value-type="float">
            <text:p>2309.29781913112</text:p>
          </table:table-cell>
          <table:table-cell office:value-type="float" office:value="44.2187174337101" calcext:value-type="float">
            <text:p>44.218717433710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380266866087913" calcext:value-type="float">
            <text:p>0.380266866087913</text:p>
          </table:table-cell>
          <table:table-cell office:value-type="float" office:value="0.00100511920172721" calcext:value-type="float">
            <text:p>0.001005119201727</text:p>
          </table:table-cell>
          <table:table-cell office:value-type="float" office:value="-0.00446724509820342" calcext:value-type="float">
            <text:p>-0.004467245098203</text:p>
          </table:table-cell>
          <table:table-cell office:value-type="float" office:value="1788.30538330078" calcext:value-type="float">
            <text:p>1788.30538330078</text:p>
          </table:table-cell>
          <table:table-cell office:value-type="float" office:value="9.11239838600159" calcext:value-type="float">
            <text:p>9.11239838600159</text:p>
          </table:table-cell>
          <table:table-cell office:value-type="float" office:value="1659.46462641649" calcext:value-type="float">
            <text:p>1659.46462641649</text:p>
          </table:table-cell>
          <table:table-cell office:value-type="float" office:value="37.8907367388717" calcext:value-type="float">
            <text:p>37.89073673887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267020818591118" calcext:value-type="float">
            <text:p>0.267020818591118</text:p>
          </table:table-cell>
          <table:table-cell office:value-type="float" office:value="0.00000353027653545723" calcext:value-type="float">
            <text:p>3.53027653545723E-06</text:p>
          </table:table-cell>
          <table:table-cell office:value-type="float" office:value="0.000000357441604137421" calcext:value-type="float">
            <text:p>3.57441604137421E-07</text:p>
          </table:table-cell>
          <table:table-cell office:value-type="float" office:value="10.6456395149231" calcext:value-type="float">
            <text:p>10.6456395149231</text:p>
          </table:table-cell>
          <table:table-cell office:value-type="float" office:value="0.171527977287769" calcext:value-type="float">
            <text:p>0.171527977287769</text:p>
          </table:table-cell>
          <table:table-cell office:value-type="float" office:value="-326.544646071385" calcext:value-type="float">
            <text:p>-326.544646071385</text:p>
          </table:table-cell>
          <table:table-cell office:value-type="float" office:value="23.5927211021132" calcext:value-type="float">
            <text:p>23.592721102113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459094795584679" calcext:value-type="float">
            <text:p>0.459094795584679</text:p>
          </table:table-cell>
          <table:table-cell office:value-type="float" office:value="0.000724784942576662" calcext:value-type="float">
            <text:p>0.000724784942577</text:p>
          </table:table-cell>
          <table:table-cell office:value-type="float" office:value="-0.000589724630117416" calcext:value-type="float">
            <text:p>-0.000589724630117</text:p>
          </table:table-cell>
          <table:table-cell office:value-type="float" office:value="93.4602195739746" calcext:value-type="float">
            <text:p>93.4602195739746</text:p>
          </table:table-cell>
          <table:table-cell office:value-type="float" office:value="0.681106275320053" calcext:value-type="float">
            <text:p>0.681106275320053</text:p>
          </table:table-cell>
          <table:table-cell office:value-type="float" office:value="384.074732578935" calcext:value-type="float">
            <text:p>384.074732578935</text:p>
          </table:table-cell>
          <table:table-cell office:value-type="float" office:value="28.7952621700068" calcext:value-type="float">
            <text:p>28.795262170006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406133812665939" calcext:value-type="float">
            <text:p>0.406133812665939</text:p>
          </table:table-cell>
          <table:table-cell office:value-type="float" office:value="0.00202322162222117" calcext:value-type="float">
            <text:p>0.002023221622221</text:p>
          </table:table-cell>
          <table:table-cell office:value-type="float" office:value="-0.00409435015171766" calcext:value-type="float">
            <text:p>-0.004094350151718</text:p>
          </table:table-cell>
          <table:table-cell office:value-type="float" office:value="1084.26831054687" calcext:value-type="float">
            <text:p>1084.26831054687</text:p>
          </table:table-cell>
          <table:table-cell office:value-type="float" office:value="5.60566968917847" calcext:value-type="float">
            <text:p>5.60566968917847</text:p>
          </table:table-cell>
          <table:table-cell office:value-type="float" office:value="667.480620078275" calcext:value-type="float">
            <text:p>667.480620078275</text:p>
          </table:table-cell>
          <table:table-cell office:value-type="float" office:value="23.5996043679072" calcext:value-type="float">
            <text:p>23.599604367907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372644191980362" calcext:value-type="float">
            <text:p>0.372644191980362</text:p>
          </table:table-cell>
          <table:table-cell office:value-type="float" office:value="0.00043859287397936" calcext:value-type="float">
            <text:p>0.000438592873979</text:p>
          </table:table-cell>
          <table:table-cell office:value-type="float" office:value="-0.000266735255718231" calcext:value-type="float">
            <text:p>-0.000266735255718</text:p>
          </table:table-cell>
          <table:table-cell office:value-type="float" office:value="383.665921020508" calcext:value-type="float">
            <text:p>383.665921020508</text:p>
          </table:table-cell>
          <table:table-cell office:value-type="float" office:value="2.08885295391083" calcext:value-type="float">
            <text:p>2.08885295391083</text:p>
          </table:table-cell>
          <table:table-cell office:value-type="float" office:value="1386.18617868781" calcext:value-type="float">
            <text:p>1386.18617868781</text:p>
          </table:table-cell>
          <table:table-cell office:value-type="float" office:value="35.137624470843" calcext:value-type="float">
            <text:p>35.13762447084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495103234052658" calcext:value-type="float">
            <text:p>0.495103234052658</text:p>
          </table:table-cell>
          <table:table-cell office:value-type="float" office:value="0.00126032999251038" calcext:value-type="float">
            <text:p>0.00126032999251</text:p>
          </table:table-cell>
          <table:table-cell office:value-type="float" office:value="-0.00368786361068487" calcext:value-type="float">
            <text:p>-0.003687863610685</text:p>
          </table:table-cell>
          <table:table-cell office:value-type="float" office:value="134.020613098145" calcext:value-type="float">
            <text:p>134.020613098145</text:p>
          </table:table-cell>
          <table:table-cell office:value-type="float" office:value="0.898893827199936" calcext:value-type="float">
            <text:p>0.898893827199936</text:p>
          </table:table-cell>
          <table:table-cell office:value-type="float" office:value="2288.59543176987" calcext:value-type="float">
            <text:p>2288.59543176987</text:p>
          </table:table-cell>
          <table:table-cell office:value-type="float" office:value="47.4269469930092" calcext:value-type="float">
            <text:p>47.426946993009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66307699680328" calcext:value-type="float">
            <text:p>0.466307699680328</text:p>
          </table:table-cell>
          <table:table-cell office:value-type="float" office:value="0.00143423370318487" calcext:value-type="float">
            <text:p>0.001434233703185</text:p>
          </table:table-cell>
          <table:table-cell office:value-type="float" office:value="-0.0000761324539780617" calcext:value-type="float">
            <text:p>-7.61324539780617E-05</text:p>
          </table:table-cell>
          <table:table-cell office:value-type="float" office:value="124.553025817871" calcext:value-type="float">
            <text:p>124.553025817871</text:p>
          </table:table-cell>
          <table:table-cell office:value-type="float" office:value="0.840863615274429" calcext:value-type="float">
            <text:p>0.840863615274429</text:p>
          </table:table-cell>
          <table:table-cell office:value-type="float" office:value="2745.48919821627" calcext:value-type="float">
            <text:p>2745.48919821627</text:p>
          </table:table-cell>
          <table:table-cell office:value-type="float" office:value="45.9375891064876" calcext:value-type="float">
            <text:p>45.937589106487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03989505767822" calcext:value-type="float">
            <text:p>0.403989505767822</text:p>
          </table:table-cell>
          <table:table-cell office:value-type="float" office:value="0.000808698416221887" calcext:value-type="float">
            <text:p>0.000808698416222</text:p>
          </table:table-cell>
          <table:table-cell office:value-type="float" office:value="0.00000250823795795441" calcext:value-type="float">
            <text:p>2.50823795795441E-06</text:p>
          </table:table-cell>
          <table:table-cell office:value-type="float" office:value="43.3399631500244" calcext:value-type="float">
            <text:p>43.3399631500244</text:p>
          </table:table-cell>
          <table:table-cell office:value-type="float" office:value="0.403401598334312" calcext:value-type="float">
            <text:p>0.403401598334312</text:p>
          </table:table-cell>
          <table:table-cell office:value-type="float" office:value="2997.84231853452" calcext:value-type="float">
            <text:p>2997.84231853452</text:p>
          </table:table-cell>
          <table:table-cell office:value-type="float" office:value="51.6761069072235" calcext:value-type="float">
            <text:p>51.676106907223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378543204069138" calcext:value-type="float">
            <text:p>0.378543204069138</text:p>
          </table:table-cell>
          <table:table-cell office:value-type="float" office:value="0.000680029194336384" calcext:value-type="float">
            <text:p>0.000680029194336</text:p>
          </table:table-cell>
          <table:table-cell office:value-type="float" office:value="-0.000248216651380062" calcext:value-type="float">
            <text:p>-0.00024821665138</text:p>
          </table:table-cell>
          <table:table-cell office:value-type="float" office:value="143.915034484863" calcext:value-type="float">
            <text:p>143.915034484863</text:p>
          </table:table-cell>
          <table:table-cell office:value-type="float" office:value="0.893546909093857" calcext:value-type="float">
            <text:p>0.893546909093857</text:p>
          </table:table-cell>
          <table:table-cell office:value-type="float" office:value="1923.89772038299" calcext:value-type="float">
            <text:p>1923.89772038299</text:p>
          </table:table-cell>
          <table:table-cell office:value-type="float" office:value="45.7776822421504" calcext:value-type="float">
            <text:p>45.77768224215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313099873065948" calcext:value-type="float">
            <text:p>0.313099873065948</text:p>
          </table:table-cell>
          <table:table-cell office:value-type="float" office:value="0.00142193522769958" calcext:value-type="float">
            <text:p>0.0014219352277</text:p>
          </table:table-cell>
          <table:table-cell office:value-type="float" office:value="-0.00795675641857088" calcext:value-type="float">
            <text:p>-0.007956756418571</text:p>
          </table:table-cell>
          <table:table-cell office:value-type="float" office:value="113.204856872559" calcext:value-type="float">
            <text:p>113.204856872559</text:p>
          </table:table-cell>
          <table:table-cell office:value-type="float" office:value="0.700015717744827" calcext:value-type="float">
            <text:p>0.700015717744827</text:p>
          </table:table-cell>
          <table:table-cell office:value-type="float" office:value="2879.56656859718" calcext:value-type="float">
            <text:p>2879.56656859718</text:p>
          </table:table-cell>
          <table:table-cell office:value-type="float" office:value="58.1709164107217" calcext:value-type="float">
            <text:p>58.17091641072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52493844628334" calcext:value-type="float">
            <text:p>0.52493844628334</text:p>
          </table:table-cell>
          <table:table-cell office:value-type="float" office:value="0.00338459922932088" calcext:value-type="float">
            <text:p>0.003384599229321</text:p>
          </table:table-cell>
          <table:table-cell office:value-type="float" office:value="-0.00133814495056868" calcext:value-type="float">
            <text:p>-0.001338144950569</text:p>
          </table:table-cell>
          <table:table-cell office:value-type="float" office:value="113.245015716553" calcext:value-type="float">
            <text:p>113.245015716553</text:p>
          </table:table-cell>
          <table:table-cell office:value-type="float" office:value="0.813786786794662" calcext:value-type="float">
            <text:p>0.813786786794662</text:p>
          </table:table-cell>
          <table:table-cell office:value-type="float" office:value="2660.05076420284" calcext:value-type="float">
            <text:p>2660.05076420284</text:p>
          </table:table-cell>
          <table:table-cell office:value-type="float" office:value="42.6497785431916" calcext:value-type="float">
            <text:p>42.64977854319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6764477789402" calcext:value-type="float">
            <text:p>0.36764477789402</text:p>
          </table:table-cell>
          <table:table-cell office:value-type="float" office:value="0.0000101552044725395" calcext:value-type="float">
            <text:p>1.01552044725395E-05</text:p>
          </table:table-cell>
          <table:table-cell office:value-type="float" office:value="-0.000257359631359577" calcext:value-type="float">
            <text:p>-0.00025735963136</text:p>
          </table:table-cell>
          <table:table-cell office:value-type="float" office:value="112.773847198486" calcext:value-type="float">
            <text:p>112.773847198486</text:p>
          </table:table-cell>
          <table:table-cell office:value-type="float" office:value="0.732234787940979" calcext:value-type="float">
            <text:p>0.732234787940979</text:p>
          </table:table-cell>
          <table:table-cell office:value-type="float" office:value="2935.55992252726" calcext:value-type="float">
            <text:p>2935.55992252726</text:p>
          </table:table-cell>
          <table:table-cell office:value-type="float" office:value="29.5801193703184" calcext:value-type="float">
            <text:p>29.58011937031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349408668279648" calcext:value-type="float">
            <text:p>0.349408668279648</text:p>
          </table:table-cell>
          <table:table-cell office:value-type="float" office:value="0.0000611417188338237" calcext:value-type="float">
            <text:p>6.11417188338237E-05</text:p>
          </table:table-cell>
          <table:table-cell office:value-type="float" office:value="0.0000080890953540802" calcext:value-type="float">
            <text:p>8.0890953540802E-06</text:p>
          </table:table-cell>
          <table:table-cell office:value-type="float" office:value="172.343823242188" calcext:value-type="float">
            <text:p>172.343823242188</text:p>
          </table:table-cell>
          <table:table-cell office:value-type="float" office:value="1.02108946442604" calcext:value-type="float">
            <text:p>1.02108946442604</text:p>
          </table:table-cell>
          <table:table-cell office:value-type="float" office:value="3399.09358607341" calcext:value-type="float">
            <text:p>3399.09358607341</text:p>
          </table:table-cell>
          <table:table-cell office:value-type="float" office:value="40.9496881659404" calcext:value-type="float">
            <text:p>40.949688165940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28994926810265" calcext:value-type="float">
            <text:p>0.328994926810265</text:p>
          </table:table-cell>
          <table:table-cell office:value-type="float" office:value="0.000224952888675034" calcext:value-type="float">
            <text:p>0.000224952888675</text:p>
          </table:table-cell>
          <table:table-cell office:value-type="float" office:value="-0.00000587347894906998" calcext:value-type="float">
            <text:p>-5.87347894906998E-06</text:p>
          </table:table-cell>
          <table:table-cell office:value-type="float" office:value="67.6017402648926" calcext:value-type="float">
            <text:p>67.6017402648926</text:p>
          </table:table-cell>
          <table:table-cell office:value-type="float" office:value="0.487034872174263" calcext:value-type="float">
            <text:p>0.487034872174263</text:p>
          </table:table-cell>
          <table:table-cell office:value-type="float" office:value="4081.8814983055" calcext:value-type="float">
            <text:p>4081.8814983055</text:p>
          </table:table-cell>
          <table:table-cell office:value-type="float" office:value="41.4817502398567" calcext:value-type="float">
            <text:p>41.481750239856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343658265471458" calcext:value-type="float">
            <text:p>0.343658265471458</text:p>
          </table:table-cell>
          <table:table-cell office:value-type="float" office:value="0.000937719293870032" calcext:value-type="float">
            <text:p>0.00093771929387</text:p>
          </table:table-cell>
          <table:table-cell office:value-type="float" office:value="-0.00099833020940423" calcext:value-type="float">
            <text:p>-0.000998330209404</text:p>
          </table:table-cell>
          <table:table-cell office:value-type="float" office:value="47.2489692687988" calcext:value-type="float">
            <text:p>47.2489692687988</text:p>
          </table:table-cell>
          <table:table-cell office:value-type="float" office:value="0.391885921359062" calcext:value-type="float">
            <text:p>0.391885921359062</text:p>
          </table:table-cell>
          <table:table-cell office:value-type="float" office:value="4702.35392449423" calcext:value-type="float">
            <text:p>4702.35392449423</text:p>
          </table:table-cell>
          <table:table-cell office:value-type="float" office:value="58.2795910338406" calcext:value-type="float">
            <text:p>58.279591033840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78218775987625" calcext:value-type="float">
            <text:p>0.478218775987625</text:p>
          </table:table-cell>
          <table:table-cell office:value-type="float" office:value="0.00348057714290917" calcext:value-type="float">
            <text:p>0.003480577142909</text:p>
          </table:table-cell>
          <table:table-cell office:value-type="float" office:value="-0.0013019535690546" calcext:value-type="float">
            <text:p>-0.001301953569055</text:p>
          </table:table-cell>
          <table:table-cell office:value-type="float" office:value="303.444580078125" calcext:value-type="float">
            <text:p>303.444580078125</text:p>
          </table:table-cell>
          <table:table-cell office:value-type="float" office:value="1.74102282524109" calcext:value-type="float">
            <text:p>1.74102282524109</text:p>
          </table:table-cell>
          <table:table-cell office:value-type="float" office:value="3627.00511216879" calcext:value-type="float">
            <text:p>3627.00511216879</text:p>
          </table:table-cell>
          <table:table-cell office:value-type="float" office:value="65.1650036527077" calcext:value-type="float">
            <text:p>65.165003652707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375395023822784" calcext:value-type="float">
            <text:p>0.375395023822784</text:p>
          </table:table-cell>
          <table:table-cell office:value-type="float" office:value="0.000643187662353739" calcext:value-type="float">
            <text:p>0.000643187662354</text:p>
          </table:table-cell>
          <table:table-cell office:value-type="float" office:value="-0.000170133821666241" calcext:value-type="float">
            <text:p>-0.000170133821666</text:p>
          </table:table-cell>
          <table:table-cell office:value-type="float" office:value="96.3096099853516" calcext:value-type="float">
            <text:p>96.3096099853516</text:p>
          </table:table-cell>
          <table:table-cell office:value-type="float" office:value="0.653730225563049" calcext:value-type="float">
            <text:p>0.653730225563049</text:p>
          </table:table-cell>
          <table:table-cell office:value-type="float" office:value="2954.90143628963" calcext:value-type="float">
            <text:p>2954.90143628963</text:p>
          </table:table-cell>
          <table:table-cell office:value-type="float" office:value="37.4900401826075" calcext:value-type="float">
            <text:p>37.49004018260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471101757884026" calcext:value-type="float">
            <text:p>0.471101757884026</text:p>
          </table:table-cell>
          <table:table-cell office:value-type="float" office:value="0.00116521851159632" calcext:value-type="float">
            <text:p>0.001165218511596</text:p>
          </table:table-cell>
          <table:table-cell office:value-type="float" office:value="-0.000350835174322128" calcext:value-type="float">
            <text:p>-0.000350835174322</text:p>
          </table:table-cell>
          <table:table-cell office:value-type="float" office:value="464.183389282227" calcext:value-type="float">
            <text:p>464.183389282227</text:p>
          </table:table-cell>
          <table:table-cell office:value-type="float" office:value="2.54100449085236" calcext:value-type="float">
            <text:p>2.54100449085236</text:p>
          </table:table-cell>
          <table:table-cell office:value-type="float" office:value="2048.91855868436" calcext:value-type="float">
            <text:p>2048.91855868436</text:p>
          </table:table-cell>
          <table:table-cell office:value-type="float" office:value="29.882208929793" calcext:value-type="float">
            <text:p>29.88220892979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524446880817413" calcext:value-type="float">
            <text:p>0.524446880817413</text:p>
          </table:table-cell>
          <table:table-cell office:value-type="float" office:value="0.00168161429464817" calcext:value-type="float">
            <text:p>0.001681614294648</text:p>
          </table:table-cell>
          <table:table-cell office:value-type="float" office:value="-0.00151317436248064" calcext:value-type="float">
            <text:p>-0.001513174362481</text:p>
          </table:table-cell>
          <table:table-cell office:value-type="float" office:value="198.499453735352" calcext:value-type="float">
            <text:p>198.499453735352</text:p>
          </table:table-cell>
          <table:table-cell office:value-type="float" office:value="1.23835881948471" calcext:value-type="float">
            <text:p>1.23835881948471</text:p>
          </table:table-cell>
          <table:table-cell office:value-type="float" office:value="2185.15615265813" calcext:value-type="float">
            <text:p>2185.15615265813</text:p>
          </table:table-cell>
          <table:table-cell office:value-type="float" office:value="37.1295874194474" calcext:value-type="float">
            <text:p>37.129587419447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368047374486923" calcext:value-type="float">
            <text:p>0.368047374486923</text:p>
          </table:table-cell>
          <table:table-cell office:value-type="float" office:value="0.000554647849639878" calcext:value-type="float">
            <text:p>0.00055464784964</text:p>
          </table:table-cell>
          <table:table-cell office:value-type="float" office:value="-0.0000792806968092918" calcext:value-type="float">
            <text:p>-7.92806968092918E-05</text:p>
          </table:table-cell>
          <table:table-cell office:value-type="float" office:value="59.7037216186523" calcext:value-type="float">
            <text:p>59.7037216186523</text:p>
          </table:table-cell>
          <table:table-cell office:value-type="float" office:value="0.467051216959953" calcext:value-type="float">
            <text:p>0.467051216959953</text:p>
          </table:table-cell>
          <table:table-cell office:value-type="float" office:value="2872.11004517107" calcext:value-type="float">
            <text:p>2872.11004517107</text:p>
          </table:table-cell>
          <table:table-cell office:value-type="float" office:value="38.3543586239423" calcext:value-type="float">
            <text:p>38.354358623942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393967834115028" calcext:value-type="float">
            <text:p>0.393967834115028</text:p>
          </table:table-cell>
          <table:table-cell office:value-type="float" office:value="0.00106862834654748" calcext:value-type="float">
            <text:p>0.001068628346547</text:p>
          </table:table-cell>
          <table:table-cell office:value-type="float" office:value="-0.0000979986041784287" calcext:value-type="float">
            <text:p>-9.79986041784287E-05</text:p>
          </table:table-cell>
          <table:table-cell office:value-type="float" office:value="114.798624420166" calcext:value-type="float">
            <text:p>114.798624420166</text:p>
          </table:table-cell>
          <table:table-cell office:value-type="float" office:value="0.755881130695343" calcext:value-type="float">
            <text:p>0.755881130695343</text:p>
          </table:table-cell>
          <table:table-cell office:value-type="float" office:value="1423.22123927939" calcext:value-type="float">
            <text:p>1423.22123927939</text:p>
          </table:table-cell>
          <table:table-cell office:value-type="float" office:value="37.2231898452373" calcext:value-type="float">
            <text:p>37.223189845237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578885066509247" calcext:value-type="float">
            <text:p>0.578885066509247</text:p>
          </table:table-cell>
          <table:table-cell office:value-type="float" office:value="0.00144271833123639" calcext:value-type="float">
            <text:p>0.001442718331236</text:p>
          </table:table-cell>
          <table:table-cell office:value-type="float" office:value="-0.000334689114242792" calcext:value-type="float">
            <text:p>-0.000334689114243</text:p>
          </table:table-cell>
          <table:table-cell office:value-type="float" office:value="890.695843505859" calcext:value-type="float">
            <text:p>890.695843505859</text:p>
          </table:table-cell>
          <table:table-cell office:value-type="float" office:value="4.72777862548828" calcext:value-type="float">
            <text:p>4.72777862548828</text:p>
          </table:table-cell>
          <table:table-cell office:value-type="float" office:value="293.258484035456" calcext:value-type="float">
            <text:p>293.258484035456</text:p>
          </table:table-cell>
          <table:table-cell office:value-type="float" office:value="38.5556065389421" calcext:value-type="float">
            <text:p>38.55560653894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17100423574448" calcext:value-type="float">
            <text:p>0.617100423574448</text:p>
          </table:table-cell>
          <table:table-cell office:value-type="float" office:value="0.00456035938113928" calcext:value-type="float">
            <text:p>0.004560359381139</text:p>
          </table:table-cell>
          <table:table-cell office:value-type="float" office:value="-0.000565819162875414" calcext:value-type="float">
            <text:p>-0.000565819162875</text:p>
          </table:table-cell>
          <table:table-cell office:value-type="float" office:value="808.802282714844" calcext:value-type="float">
            <text:p>808.802282714844</text:p>
          </table:table-cell>
          <table:table-cell office:value-type="float" office:value="4.33868062496185" calcext:value-type="float">
            <text:p>4.33868062496185</text:p>
          </table:table-cell>
          <table:table-cell office:value-type="float" office:value="1188.75762990906" calcext:value-type="float">
            <text:p>1188.75762990906</text:p>
          </table:table-cell>
          <table:table-cell office:value-type="float" office:value="42.4776738423854" calcext:value-type="float">
            <text:p>42.477673842385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510128486156464" calcext:value-type="float">
            <text:p>0.510128486156464</text:p>
          </table:table-cell>
          <table:table-cell office:value-type="float" office:value="0.00147711207391694" calcext:value-type="float">
            <text:p>0.001477112073917</text:p>
          </table:table-cell>
          <table:table-cell office:value-type="float" office:value="-0.00012838514521718" calcext:value-type="float">
            <text:p>-0.000128385145217</text:p>
          </table:table-cell>
          <table:table-cell office:value-type="float" office:value="58.5433555603027" calcext:value-type="float">
            <text:p>58.5433555603027</text:p>
          </table:table-cell>
          <table:table-cell office:value-type="float" office:value="0.532858294248581" calcext:value-type="float">
            <text:p>0.532858294248581</text:p>
          </table:table-cell>
          <table:table-cell office:value-type="float" office:value="1538.32056342193" calcext:value-type="float">
            <text:p>1538.32056342193</text:p>
          </table:table-cell>
          <table:table-cell office:value-type="float" office:value="39.938405288756" calcext:value-type="float">
            <text:p>39.93840528875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454674166440964" calcext:value-type="float">
            <text:p>0.454674166440964</text:p>
          </table:table-cell>
          <table:table-cell office:value-type="float" office:value="0.00104255176847801" calcext:value-type="float">
            <text:p>0.001042551768478</text:p>
          </table:table-cell>
          <table:table-cell office:value-type="float" office:value="-0.0011184586212039" calcext:value-type="float">
            <text:p>-0.001118458621204</text:p>
          </table:table-cell>
          <table:table-cell office:value-type="float" office:value="153.749533081055" calcext:value-type="float">
            <text:p>153.749533081055</text:p>
          </table:table-cell>
          <table:table-cell office:value-type="float" office:value="0.979830783605576" calcext:value-type="float">
            <text:p>0.979830783605576</text:p>
          </table:table-cell>
          <table:table-cell office:value-type="float" office:value="2569.99824999312" calcext:value-type="float">
            <text:p>2569.99824999312</text:p>
          </table:table-cell>
          <table:table-cell office:value-type="float" office:value="34.5939943134377" calcext:value-type="float">
            <text:p>34.593994313437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311359167098999" calcext:value-type="float">
            <text:p>0.311359167098999</text:p>
          </table:table-cell>
          <table:table-cell office:value-type="float" office:value="0.00106502794660628" calcext:value-type="float">
            <text:p>0.001065027946606</text:p>
          </table:table-cell>
          <table:table-cell office:value-type="float" office:value="-0.0000179619994014502" calcext:value-type="float">
            <text:p>-1.79619994014502E-05</text:p>
          </table:table-cell>
          <table:table-cell office:value-type="float" office:value="165.619973754883" calcext:value-type="float">
            <text:p>165.619973754883</text:p>
          </table:table-cell>
          <table:table-cell office:value-type="float" office:value="0.968577688932419" calcext:value-type="float">
            <text:p>0.968577688932419</text:p>
          </table:table-cell>
          <table:table-cell office:value-type="float" office:value="2261.72461519597" calcext:value-type="float">
            <text:p>2261.72461519597</text:p>
          </table:table-cell>
          <table:table-cell office:value-type="float" office:value="36.5405053965805" calcext:value-type="float">
            <text:p>36.54050539658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406485584378243" calcext:value-type="float">
            <text:p>0.406485584378243</text:p>
          </table:table-cell>
          <table:table-cell office:value-type="float" office:value="0.00240434955339879" calcext:value-type="float">
            <text:p>0.002404349553399</text:p>
          </table:table-cell>
          <table:table-cell office:value-type="float" office:value="-0.000658376887440681" calcext:value-type="float">
            <text:p>-0.000658376887441</text:p>
          </table:table-cell>
          <table:table-cell office:value-type="float" office:value="24.5435598373413" calcext:value-type="float">
            <text:p>24.5435598373413</text:p>
          </table:table-cell>
          <table:table-cell office:value-type="float" office:value="0.310729974508286" calcext:value-type="float">
            <text:p>0.310729974508286</text:p>
          </table:table-cell>
          <table:table-cell office:value-type="float" office:value="2902.69324418439" calcext:value-type="float">
            <text:p>2902.69324418439</text:p>
          </table:table-cell>
          <table:table-cell office:value-type="float" office:value="41.9231762083247" calcext:value-type="float">
            <text:p>41.923176208324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476235690712929" calcext:value-type="float">
            <text:p>0.476235690712929</text:p>
          </table:table-cell>
          <table:table-cell office:value-type="float" office:value="0.000852071616100147" calcext:value-type="float">
            <text:p>0.0008520716161</text:p>
          </table:table-cell>
          <table:table-cell office:value-type="float" office:value="-0.000421706959605217" calcext:value-type="float">
            <text:p>-0.000421706959605</text:p>
          </table:table-cell>
          <table:table-cell office:value-type="float" office:value="1094.53564453125" calcext:value-type="float">
            <text:p>1094.53564453125</text:p>
          </table:table-cell>
          <table:table-cell office:value-type="float" office:value="5.69503002166748" calcext:value-type="float">
            <text:p>5.69503002166748</text:p>
          </table:table-cell>
          <table:table-cell office:value-type="float" office:value="1844.08480671812" calcext:value-type="float">
            <text:p>1844.08480671812</text:p>
          </table:table-cell>
          <table:table-cell office:value-type="float" office:value="23.9262181129219" calcext:value-type="float">
            <text:p>23.926218112921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29158967733383" calcext:value-type="float">
            <text:p>0.529158967733383</text:p>
          </table:table-cell>
          <table:table-cell office:value-type="float" office:value="0.00231454414315522" calcext:value-type="float">
            <text:p>0.002314544143155</text:p>
          </table:table-cell>
          <table:table-cell office:value-type="float" office:value="-0.000316394306719303" calcext:value-type="float">
            <text:p>-0.000316394306719</text:p>
          </table:table-cell>
          <table:table-cell office:value-type="float" office:value="540.789822387695" calcext:value-type="float">
            <text:p>540.789822387695</text:p>
          </table:table-cell>
          <table:table-cell office:value-type="float" office:value="2.95387315750122" calcext:value-type="float">
            <text:p>2.95387315750122</text:p>
          </table:table-cell>
          <table:table-cell office:value-type="float" office:value="2981.84870435472" calcext:value-type="float">
            <text:p>2981.84870435472</text:p>
          </table:table-cell>
          <table:table-cell office:value-type="float" office:value="36.8404311575228" calcext:value-type="float">
            <text:p>36.840431157522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03928077220917" calcext:value-type="float">
            <text:p>0.503928077220917</text:p>
          </table:table-cell>
          <table:table-cell office:value-type="float" office:value="0.00102187477750704" calcext:value-type="float">
            <text:p>0.001021874777507</text:p>
          </table:table-cell>
          <table:table-cell office:value-type="float" office:value="-0.00542640825733542" calcext:value-type="float">
            <text:p>-0.005426408257335</text:p>
          </table:table-cell>
          <table:table-cell office:value-type="float" office:value="258.002450561523" calcext:value-type="float">
            <text:p>258.002450561523</text:p>
          </table:table-cell>
          <table:table-cell office:value-type="float" office:value="1.52165040969849" calcext:value-type="float">
            <text:p>1.52165040969849</text:p>
          </table:table-cell>
          <table:table-cell office:value-type="float" office:value="3833.8064845872" calcext:value-type="float">
            <text:p>3833.8064845872</text:p>
          </table:table-cell>
          <table:table-cell office:value-type="float" office:value="52.4889614597079" calcext:value-type="float">
            <text:p>52.488961459707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388710984587669" calcext:value-type="float">
            <text:p>0.388710984587669</text:p>
          </table:table-cell>
          <table:table-cell office:value-type="float" office:value="0.000423757912358269" calcext:value-type="float">
            <text:p>0.000423757912358</text:p>
          </table:table-cell>
          <table:table-cell office:value-type="float" office:value="-0.00626295823603869" calcext:value-type="float">
            <text:p>-0.006262958236039</text:p>
          </table:table-cell>
          <table:table-cell office:value-type="float" office:value="81.8806968688965" calcext:value-type="float">
            <text:p>81.8806968688965</text:p>
          </table:table-cell>
          <table:table-cell office:value-type="float" office:value="0.582481747865677" calcext:value-type="float">
            <text:p>0.582481747865677</text:p>
          </table:table-cell>
          <table:table-cell office:value-type="float" office:value="3445.00385435255" calcext:value-type="float">
            <text:p>3445.00385435255</text:p>
          </table:table-cell>
          <table:table-cell office:value-type="float" office:value="40.656727778929" calcext:value-type="float">
            <text:p>40.65672777892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463057994842529" calcext:value-type="float">
            <text:p>0.463057994842529</text:p>
          </table:table-cell>
          <table:table-cell office:value-type="float" office:value="0.00254649433773011" calcext:value-type="float">
            <text:p>0.00254649433773</text:p>
          </table:table-cell>
          <table:table-cell office:value-type="float" office:value="-0.000751585699617863" calcext:value-type="float">
            <text:p>-0.000751585699618</text:p>
          </table:table-cell>
          <table:table-cell office:value-type="float" office:value="496.772406005859" calcext:value-type="float">
            <text:p>496.772406005859</text:p>
          </table:table-cell>
          <table:table-cell office:value-type="float" office:value="2.70062079429626" calcext:value-type="float">
            <text:p>2.70062079429626</text:p>
          </table:table-cell>
          <table:table-cell office:value-type="float" office:value="2509.96131926757" calcext:value-type="float">
            <text:p>2509.96131926757</text:p>
          </table:table-cell>
          <table:table-cell office:value-type="float" office:value="52.5517257867615" calcext:value-type="float">
            <text:p>52.55172578676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559829372167587" calcext:value-type="float">
            <text:p>0.559829372167587</text:p>
          </table:table-cell>
          <table:table-cell office:value-type="float" office:value="0.00268433729652315" calcext:value-type="float">
            <text:p>0.002684337296523</text:p>
          </table:table-cell>
          <table:table-cell office:value-type="float" office:value="0.0000194944441318512" calcext:value-type="float">
            <text:p>1.94944441318512E-05</text:p>
          </table:table-cell>
          <table:table-cell office:value-type="float" office:value="632.245941162109" calcext:value-type="float">
            <text:p>632.245941162109</text:p>
          </table:table-cell>
          <table:table-cell office:value-type="float" office:value="3.42712423801422" calcext:value-type="float">
            <text:p>3.42712423801422</text:p>
          </table:table-cell>
          <table:table-cell office:value-type="float" office:value="3545.91323764721" calcext:value-type="float">
            <text:p>3545.91323764721</text:p>
          </table:table-cell>
          <table:table-cell office:value-type="float" office:value="46.6803166700352" calcext:value-type="float">
            <text:p>46.68031667003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24455553293228" calcext:value-type="float">
            <text:p>0.424455553293228</text:p>
          </table:table-cell>
          <table:table-cell office:value-type="float" office:value="0.00269917829427868" calcext:value-type="float">
            <text:p>0.002699178294279</text:p>
          </table:table-cell>
          <table:table-cell office:value-type="float" office:value="-0.000101662334054708" calcext:value-type="float">
            <text:p>-0.000101662334055</text:p>
          </table:table-cell>
          <table:table-cell office:value-type="float" office:value="220.603726196289" calcext:value-type="float">
            <text:p>220.603726196289</text:p>
          </table:table-cell>
          <table:table-cell office:value-type="float" office:value="1.30093874931335" calcext:value-type="float">
            <text:p>1.30093874931335</text:p>
          </table:table-cell>
          <table:table-cell office:value-type="float" office:value="3564.37147961976" calcext:value-type="float">
            <text:p>3564.37147961976</text:p>
          </table:table-cell>
          <table:table-cell office:value-type="float" office:value="52.5361337433919" calcext:value-type="float">
            <text:p>52.53613374339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94745594263077" calcext:value-type="float">
            <text:p>0.494745594263077</text:p>
          </table:table-cell>
          <table:table-cell office:value-type="float" office:value="0.000682019267696887" calcext:value-type="float">
            <text:p>0.000682019267697</text:p>
          </table:table-cell>
          <table:table-cell office:value-type="float" office:value="-0.00169673431664705" calcext:value-type="float">
            <text:p>-0.001696734316647</text:p>
          </table:table-cell>
          <table:table-cell office:value-type="float" office:value="321.334970092773" calcext:value-type="float">
            <text:p>321.334970092773</text:p>
          </table:table-cell>
          <table:table-cell office:value-type="float" office:value="1.83723039627075" calcext:value-type="float">
            <text:p>1.83723039627075</text:p>
          </table:table-cell>
          <table:table-cell office:value-type="float" office:value="2756.89104212779" calcext:value-type="float">
            <text:p>2756.89104212779</text:p>
          </table:table-cell>
          <table:table-cell office:value-type="float" office:value="53.3639615917929" calcext:value-type="float">
            <text:p>53.363961591792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56804221868515" calcext:value-type="float">
            <text:p>0.456804221868515</text:p>
          </table:table-cell>
          <table:table-cell office:value-type="float" office:value="0.000547934119822457" calcext:value-type="float">
            <text:p>0.000547934119822</text:p>
          </table:table-cell>
          <table:table-cell office:value-type="float" office:value="-0.00540500888600945" calcext:value-type="float">
            <text:p>-0.005405008886009</text:p>
          </table:table-cell>
          <table:table-cell office:value-type="float" office:value="8.89353437423706" calcext:value-type="float">
            <text:p>8.89353437423706</text:p>
          </table:table-cell>
          <table:table-cell office:value-type="float" office:value="0.252218532562256" calcext:value-type="float">
            <text:p>0.252218532562256</text:p>
          </table:table-cell>
          <table:table-cell office:value-type="float" office:value="3041.55337940006" calcext:value-type="float">
            <text:p>3041.55337940006</text:p>
          </table:table-cell>
          <table:table-cell office:value-type="float" office:value="45.6014537645155" calcext:value-type="float">
            <text:p>45.60145376451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422148099541664" calcext:value-type="float">
            <text:p>0.422148099541664</text:p>
          </table:table-cell>
          <table:table-cell office:value-type="float" office:value="0.00304940827190876" calcext:value-type="float">
            <text:p>0.003049408271909</text:p>
          </table:table-cell>
          <table:table-cell office:value-type="float" office:value="-0.000145892240107059" calcext:value-type="float">
            <text:p>-0.000145892240107</text:p>
          </table:table-cell>
          <table:table-cell office:value-type="float" office:value="319.347906494141" calcext:value-type="float">
            <text:p>319.347906494141</text:p>
          </table:table-cell>
          <table:table-cell office:value-type="float" office:value="1.79361612796783" calcext:value-type="float">
            <text:p>1.79361612796783</text:p>
          </table:table-cell>
          <table:table-cell office:value-type="float" office:value="2608.10529783095" calcext:value-type="float">
            <text:p>2608.10529783095</text:p>
          </table:table-cell>
          <table:table-cell office:value-type="float" office:value="46.5988888584777" calcext:value-type="float">
            <text:p>46.598888858477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45180629491806" calcext:value-type="float">
            <text:p>0.45180629491806</text:p>
          </table:table-cell>
          <table:table-cell office:value-type="float" office:value="0.00242169427219778" calcext:value-type="float">
            <text:p>0.002421694272198</text:p>
          </table:table-cell>
          <table:table-cell office:value-type="float" office:value="-0.000320365093648434" calcext:value-type="float">
            <text:p>-0.000320365093648</text:p>
          </table:table-cell>
          <table:table-cell office:value-type="float" office:value="313.819845581055" calcext:value-type="float">
            <text:p>313.819845581055</text:p>
          </table:table-cell>
          <table:table-cell office:value-type="float" office:value="1.78035804033279" calcext:value-type="float">
            <text:p>1.78035804033279</text:p>
          </table:table-cell>
          <table:table-cell office:value-type="float" office:value="2184.66854785319" calcext:value-type="float">
            <text:p>2184.66854785319</text:p>
          </table:table-cell>
          <table:table-cell office:value-type="float" office:value="54.4901924212581" calcext:value-type="float">
            <text:p>54.490192421258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481029346585274" calcext:value-type="float">
            <text:p>0.481029346585274</text:p>
          </table:table-cell>
          <table:table-cell office:value-type="float" office:value="0.00106683742487803" calcext:value-type="float">
            <text:p>0.001066837424878</text:p>
          </table:table-cell>
          <table:table-cell office:value-type="float" office:value="-0.00240736790001392" calcext:value-type="float">
            <text:p>-0.002407367900014</text:p>
          </table:table-cell>
          <table:table-cell office:value-type="float" office:value="18.5154135704041" calcext:value-type="float">
            <text:p>18.5154135704041</text:p>
          </table:table-cell>
          <table:table-cell office:value-type="float" office:value="0.31586551964283" calcext:value-type="float">
            <text:p>0.31586551964283</text:p>
          </table:table-cell>
          <table:table-cell office:value-type="float" office:value="2774.73539899775" calcext:value-type="float">
            <text:p>2774.73539899775</text:p>
          </table:table-cell>
          <table:table-cell office:value-type="float" office:value="42.1556315315655" calcext:value-type="float">
            <text:p>42.15563153156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59697571396828" calcext:value-type="float">
            <text:p>0.359697571396828</text:p>
          </table:table-cell>
          <table:table-cell office:value-type="float" office:value="0.00116754755144939" calcext:value-type="float">
            <text:p>0.001167547551449</text:p>
          </table:table-cell>
          <table:table-cell office:value-type="float" office:value="0.000111349299550056" calcext:value-type="float">
            <text:p>0.00011134929955</text:p>
          </table:table-cell>
          <table:table-cell office:value-type="float" office:value="345.968255615234" calcext:value-type="float">
            <text:p>345.968255615234</text:p>
          </table:table-cell>
          <table:table-cell office:value-type="float" office:value="1.89478356838226" calcext:value-type="float">
            <text:p>1.89478356838226</text:p>
          </table:table-cell>
          <table:table-cell office:value-type="float" office:value="2958.34874912262" calcext:value-type="float">
            <text:p>2958.34874912262</text:p>
          </table:table-cell>
          <table:table-cell office:value-type="float" office:value="68.0114778442309" calcext:value-type="float">
            <text:p>68.011477844230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40680015087128" calcext:value-type="float">
            <text:p>0.340680015087128</text:p>
          </table:table-cell>
          <table:table-cell office:value-type="float" office:value="0.000812046678038314" calcext:value-type="float">
            <text:p>0.000812046678038</text:p>
          </table:table-cell>
          <table:table-cell office:value-type="float" office:value="-0.000459611229598522" calcext:value-type="float">
            <text:p>-0.000459611229599</text:p>
          </table:table-cell>
          <table:table-cell office:value-type="float" office:value="88.5425285339356" calcext:value-type="float">
            <text:p>88.5425285339356</text:p>
          </table:table-cell>
          <table:table-cell office:value-type="float" office:value="0.597402912378311" calcext:value-type="float">
            <text:p>0.597402912378311</text:p>
          </table:table-cell>
          <table:table-cell office:value-type="float" office:value="3082.70373319096" calcext:value-type="float">
            <text:p>3082.70373319096</text:p>
          </table:table-cell>
          <table:table-cell office:value-type="float" office:value="59.3999804484774" calcext:value-type="float">
            <text:p>59.39998044847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75086557865143" calcext:value-type="float">
            <text:p>0.375086557865143</text:p>
          </table:table-cell>
          <table:table-cell office:value-type="float" office:value="0.000150883283640724" calcext:value-type="float">
            <text:p>0.000150883283641</text:p>
          </table:table-cell>
          <table:table-cell office:value-type="float" office:value="0.0000321321189403534" calcext:value-type="float">
            <text:p>3.21321189403534E-05</text:p>
          </table:table-cell>
          <table:table-cell office:value-type="float" office:value="25.8559490203857" calcext:value-type="float">
            <text:p>25.8559490203857</text:p>
          </table:table-cell>
          <table:table-cell office:value-type="float" office:value="0.301427039504051" calcext:value-type="float">
            <text:p>0.301427039504051</text:p>
          </table:table-cell>
          <table:table-cell office:value-type="float" office:value="3825.66463532407" calcext:value-type="float">
            <text:p>3825.66463532407</text:p>
          </table:table-cell>
          <table:table-cell office:value-type="float" office:value="59.3573353345331" calcext:value-type="float">
            <text:p>59.357335334533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84007254242897" calcext:value-type="float">
            <text:p>0.384007254242897</text:p>
          </table:table-cell>
          <table:table-cell office:value-type="float" office:value="0.000332436567987315" calcext:value-type="float">
            <text:p>0.000332436567987</text:p>
          </table:table-cell>
          <table:table-cell office:value-type="float" office:value="-0.000152660720050335" calcext:value-type="float">
            <text:p>-0.00015266072005</text:p>
          </table:table-cell>
          <table:table-cell office:value-type="float" office:value="10.8224193572998" calcext:value-type="float">
            <text:p>10.8224193572998</text:p>
          </table:table-cell>
          <table:table-cell office:value-type="float" office:value="0.230548560619354" calcext:value-type="float">
            <text:p>0.230548560619354</text:p>
          </table:table-cell>
          <table:table-cell office:value-type="float" office:value="3241.97881520879" calcext:value-type="float">
            <text:p>3241.97881520879</text:p>
          </table:table-cell>
          <table:table-cell office:value-type="float" office:value="63.3931040935101" calcext:value-type="float">
            <text:p>63.393104093510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71452575922012" calcext:value-type="float">
            <text:p>0.371452575922012</text:p>
          </table:table-cell>
          <table:table-cell office:value-type="float" office:value="0.00519138197414577" calcext:value-type="float">
            <text:p>0.005191381974146</text:p>
          </table:table-cell>
          <table:table-cell office:value-type="float" office:value="-0.000584509968757629" calcext:value-type="float">
            <text:p>-0.000584509968758</text:p>
          </table:table-cell>
          <table:table-cell office:value-type="float" office:value="155.484466552734" calcext:value-type="float">
            <text:p>155.484466552734</text:p>
          </table:table-cell>
          <table:table-cell office:value-type="float" office:value="0.949652498960495" calcext:value-type="float">
            <text:p>0.949652498960495</text:p>
          </table:table-cell>
          <table:table-cell office:value-type="float" office:value="4067.13647868988" calcext:value-type="float">
            <text:p>4067.13647868988</text:p>
          </table:table-cell>
          <table:table-cell office:value-type="float" office:value="88.8668629620686" calcext:value-type="float">
            <text:p>88.866862962068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410186350345612" calcext:value-type="float">
            <text:p>0.410186350345612</text:p>
          </table:table-cell>
          <table:table-cell office:value-type="float" office:value="0.00148201030679047" calcext:value-type="float">
            <text:p>0.00148201030679</text:p>
          </table:table-cell>
          <table:table-cell office:value-type="float" office:value="-0.00138371400535107" calcext:value-type="float">
            <text:p>-0.001383714005351</text:p>
          </table:table-cell>
          <table:table-cell office:value-type="float" office:value="461.334951782227" calcext:value-type="float">
            <text:p>461.334951782227</text:p>
          </table:table-cell>
          <table:table-cell office:value-type="float" office:value="2.49589717388153" calcext:value-type="float">
            <text:p>2.49589717388153</text:p>
          </table:table-cell>
          <table:table-cell office:value-type="float" office:value="3712.79431048711" calcext:value-type="float">
            <text:p>3712.79431048711</text:p>
          </table:table-cell>
          <table:table-cell office:value-type="float" office:value="79.9863882252248" calcext:value-type="float">
            <text:p>79.986388225224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447704607248306" calcext:value-type="float">
            <text:p>0.447704607248306</text:p>
          </table:table-cell>
          <table:table-cell office:value-type="float" office:value="0.0034524030983448" calcext:value-type="float">
            <text:p>0.003452403098345</text:p>
          </table:table-cell>
          <table:table-cell office:value-type="float" office:value="-0.00825056070461869" calcext:value-type="float">
            <text:p>-0.008250560704619</text:p>
          </table:table-cell>
          <table:table-cell office:value-type="float" office:value="80.806714630127" calcext:value-type="float">
            <text:p>80.806714630127</text:p>
          </table:table-cell>
          <table:table-cell office:value-type="float" office:value="0.606181293725967" calcext:value-type="float">
            <text:p>0.606181293725967</text:p>
          </table:table-cell>
          <table:table-cell office:value-type="float" office:value="3755.45757129565" calcext:value-type="float">
            <text:p>3755.45757129565</text:p>
          </table:table-cell>
          <table:table-cell office:value-type="float" office:value="71.7141969075194" calcext:value-type="float">
            <text:p>71.714196907519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90761184692383" calcext:value-type="float">
            <text:p>0.390761184692383</text:p>
          </table:table-cell>
          <table:table-cell office:value-type="float" office:value="0.00160507950931788" calcext:value-type="float">
            <text:p>0.001605079509318</text:p>
          </table:table-cell>
          <table:table-cell office:value-type="float" office:value="-0.000200535543262958" calcext:value-type="float">
            <text:p>-0.000200535543263</text:p>
          </table:table-cell>
          <table:table-cell office:value-type="float" office:value="225.144006347656" calcext:value-type="float">
            <text:p>225.144006347656</text:p>
          </table:table-cell>
          <table:table-cell office:value-type="float" office:value="1.30665191411972" calcext:value-type="float">
            <text:p>1.30665191411972</text:p>
          </table:table-cell>
          <table:table-cell office:value-type="float" office:value="3776.0217440396" calcext:value-type="float">
            <text:p>3776.0217440396</text:p>
          </table:table-cell>
          <table:table-cell office:value-type="float" office:value="74.0333064787438" calcext:value-type="float">
            <text:p>74.033306478743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380832535028458" calcext:value-type="float">
            <text:p>0.380832535028458</text:p>
          </table:table-cell>
          <table:table-cell office:value-type="float" office:value="0.00173532491317019" calcext:value-type="float">
            <text:p>0.00173532491317</text:p>
          </table:table-cell>
          <table:table-cell office:value-type="float" office:value="-0.00132793681696057" calcext:value-type="float">
            <text:p>-0.001327936816961</text:p>
          </table:table-cell>
          <table:table-cell office:value-type="float" office:value="114.325127410889" calcext:value-type="float">
            <text:p>114.325127410889</text:p>
          </table:table-cell>
          <table:table-cell office:value-type="float" office:value="0.746541821956634" calcext:value-type="float">
            <text:p>0.746541821956634</text:p>
          </table:table-cell>
          <table:table-cell office:value-type="float" office:value="3871.87034591742" calcext:value-type="float">
            <text:p>3871.87034591742</text:p>
          </table:table-cell>
          <table:table-cell office:value-type="float" office:value="81.1391912333901" calcext:value-type="float">
            <text:p>81.139191233390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308981123566627" calcext:value-type="float">
            <text:p>0.308981123566627</text:p>
          </table:table-cell>
          <table:table-cell office:value-type="float" office:value="0.00157644087448716" calcext:value-type="float">
            <text:p>0.001576440874487</text:p>
          </table:table-cell>
          <table:table-cell office:value-type="float" office:value="-0.000192570686340332" calcext:value-type="float">
            <text:p>-0.00019257068634</text:p>
          </table:table-cell>
          <table:table-cell office:value-type="float" office:value="432.145712280273" calcext:value-type="float">
            <text:p>432.145712280273</text:p>
          </table:table-cell>
          <table:table-cell office:value-type="float" office:value="2.30056730508804" calcext:value-type="float">
            <text:p>2.30056730508804</text:p>
          </table:table-cell>
          <table:table-cell office:value-type="float" office:value="3795.68606248027" calcext:value-type="float">
            <text:p>3795.68606248027</text:p>
          </table:table-cell>
          <table:table-cell office:value-type="float" office:value="71.6591657998505" calcext:value-type="float">
            <text:p>71.65916579985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430670517683029" calcext:value-type="float">
            <text:p>0.430670517683029</text:p>
          </table:table-cell>
          <table:table-cell office:value-type="float" office:value="0.0022801767103374" calcext:value-type="float">
            <text:p>0.002280176710337</text:p>
          </table:table-cell>
          <table:table-cell office:value-type="float" office:value="-0.000119283609092236" calcext:value-type="float">
            <text:p>-0.000119283609092</text:p>
          </table:table-cell>
          <table:table-cell office:value-type="float" office:value="108.71000289917" calcext:value-type="float">
            <text:p>108.71000289917</text:p>
          </table:table-cell>
          <table:table-cell office:value-type="float" office:value="0.744485515356064" calcext:value-type="float">
            <text:p>0.744485515356064</text:p>
          </table:table-cell>
          <table:table-cell office:value-type="float" office:value="3507.63598300697" calcext:value-type="float">
            <text:p>3507.63598300697</text:p>
          </table:table-cell>
          <table:table-cell office:value-type="float" office:value="54.9027842531214" calcext:value-type="float">
            <text:p>54.90278425312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426937791705131" calcext:value-type="float">
            <text:p>0.426937791705131</text:p>
          </table:table-cell>
          <table:table-cell office:value-type="float" office:value="0.00240428880788386" calcext:value-type="float">
            <text:p>0.002404288807884</text:p>
          </table:table-cell>
          <table:table-cell office:value-type="float" office:value="-0.000923194643110037" calcext:value-type="float">
            <text:p>-0.00092319464311</text:p>
          </table:table-cell>
          <table:table-cell office:value-type="float" office:value="182.842230224609" calcext:value-type="float">
            <text:p>182.842230224609</text:p>
          </table:table-cell>
          <table:table-cell office:value-type="float" office:value="1.11269410848618" calcext:value-type="float">
            <text:p>1.11269410848618</text:p>
          </table:table-cell>
          <table:table-cell office:value-type="float" office:value="2623.14804554338" calcext:value-type="float">
            <text:p>2623.14804554338</text:p>
          </table:table-cell>
          <table:table-cell office:value-type="float" office:value="63.2596987560041" calcext:value-type="float">
            <text:p>63.259698756004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446907934546471" calcext:value-type="float">
            <text:p>0.446907934546471</text:p>
          </table:table-cell>
          <table:table-cell office:value-type="float" office:value="0.00641698157414794" calcext:value-type="float">
            <text:p>0.006416981574148</text:p>
          </table:table-cell>
          <table:table-cell office:value-type="float" office:value="-0.00139993969351053" calcext:value-type="float">
            <text:p>-0.001399939693511</text:p>
          </table:table-cell>
          <table:table-cell office:value-type="float" office:value="786.608575439453" calcext:value-type="float">
            <text:p>786.608575439453</text:p>
          </table:table-cell>
          <table:table-cell office:value-type="float" office:value="4.14303998947144" calcext:value-type="float">
            <text:p>4.14303998947144</text:p>
          </table:table-cell>
          <table:table-cell office:value-type="float" office:value="3238.94427970085" calcext:value-type="float">
            <text:p>3238.94427970085</text:p>
          </table:table-cell>
          <table:table-cell office:value-type="float" office:value="57.9209854767831" calcext:value-type="float">
            <text:p>57.920985476783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441310063004494" calcext:value-type="float">
            <text:p>0.441310063004494</text:p>
          </table:table-cell>
          <table:table-cell office:value-type="float" office:value="0.00245921602472663" calcext:value-type="float">
            <text:p>0.002459216024727</text:p>
          </table:table-cell>
          <table:table-cell office:value-type="float" office:value="-0.000249202363193035" calcext:value-type="float">
            <text:p>-0.000249202363193</text:p>
          </table:table-cell>
          <table:table-cell office:value-type="float" office:value="355.525149536133" calcext:value-type="float">
            <text:p>355.525149536133</text:p>
          </table:table-cell>
          <table:table-cell office:value-type="float" office:value="1.98394788503647" calcext:value-type="float">
            <text:p>1.98394788503647</text:p>
          </table:table-cell>
          <table:table-cell office:value-type="float" office:value="3266.26970200786" calcext:value-type="float">
            <text:p>3266.26970200786</text:p>
          </table:table-cell>
          <table:table-cell office:value-type="float" office:value="59.4845808825223" calcext:value-type="float">
            <text:p>59.48458088252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411637780070305" calcext:value-type="float">
            <text:p>0.411637780070305</text:p>
          </table:table-cell>
          <table:table-cell office:value-type="float" office:value="0.00126881920732558" calcext:value-type="float">
            <text:p>0.001268819207326</text:p>
          </table:table-cell>
          <table:table-cell office:value-type="float" office:value="-0.00108925998210907" calcext:value-type="float">
            <text:p>-0.001089259982109</text:p>
          </table:table-cell>
          <table:table-cell office:value-type="float" office:value="31.8300891876221" calcext:value-type="float">
            <text:p>31.8300891876221</text:p>
          </table:table-cell>
          <table:table-cell office:value-type="float" office:value="0.349197164177895" calcext:value-type="float">
            <text:p>0.349197164177895</text:p>
          </table:table-cell>
          <table:table-cell office:value-type="float" office:value="2429.92746487304" calcext:value-type="float">
            <text:p>2429.92746487304</text:p>
          </table:table-cell>
          <table:table-cell office:value-type="float" office:value="38.2888642140926" calcext:value-type="float">
            <text:p>38.28886421409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306881588697433" calcext:value-type="float">
            <text:p>0.306881588697433</text:p>
          </table:table-cell>
          <table:table-cell office:value-type="float" office:value="0.00135390424402431" calcext:value-type="float">
            <text:p>0.001353904244024</text:p>
          </table:table-cell>
          <table:table-cell office:value-type="float" office:value="-0.00174303639214486" calcext:value-type="float">
            <text:p>-0.001743036392145</text:p>
          </table:table-cell>
          <table:table-cell office:value-type="float" office:value="146.312373352051" calcext:value-type="float">
            <text:p>146.312373352051</text:p>
          </table:table-cell>
          <table:table-cell office:value-type="float" office:value="0.868499171733856" calcext:value-type="float">
            <text:p>0.868499171733856</text:p>
          </table:table-cell>
          <table:table-cell office:value-type="float" office:value="2726.89872335655" calcext:value-type="float">
            <text:p>2726.89872335655</text:p>
          </table:table-cell>
          <table:table-cell office:value-type="float" office:value="42.3975663653749" calcext:value-type="float">
            <text:p>42.397566365374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355553930997848" calcext:value-type="float">
            <text:p>0.355553930997848</text:p>
          </table:table-cell>
          <table:table-cell office:value-type="float" office:value="0.00347235882654786" calcext:value-type="float">
            <text:p>0.003472358826548</text:p>
          </table:table-cell>
          <table:table-cell office:value-type="float" office:value="-0.000314994156360626" calcext:value-type="float">
            <text:p>-0.000314994156361</text:p>
          </table:table-cell>
          <table:table-cell office:value-type="float" office:value="446.33056640625" calcext:value-type="float">
            <text:p>446.33056640625</text:p>
          </table:table-cell>
          <table:table-cell office:value-type="float" office:value="2.39559463262558" calcext:value-type="float">
            <text:p>2.39559463262558</text:p>
          </table:table-cell>
          <table:table-cell office:value-type="float" office:value="2674.26757470367" calcext:value-type="float">
            <text:p>2674.26757470367</text:p>
          </table:table-cell>
          <table:table-cell office:value-type="float" office:value="44.3941215005122" calcext:value-type="float">
            <text:p>44.394121500512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352646976709366" calcext:value-type="float">
            <text:p>0.352646976709366</text:p>
          </table:table-cell>
          <table:table-cell office:value-type="float" office:value="0.00100588757777587" calcext:value-type="float">
            <text:p>0.001005887577776</text:p>
          </table:table-cell>
          <table:table-cell office:value-type="float" office:value="-0.00289865229278803" calcext:value-type="float">
            <text:p>-0.002898652292788</text:p>
          </table:table-cell>
          <table:table-cell office:value-type="float" office:value="49.1747745513916" calcext:value-type="float">
            <text:p>49.1747745513916</text:p>
          </table:table-cell>
          <table:table-cell office:value-type="float" office:value="0.404424676299095" calcext:value-type="float">
            <text:p>0.404424676299095</text:p>
          </table:table-cell>
          <table:table-cell office:value-type="float" office:value="2583.27891078127" calcext:value-type="float">
            <text:p>2583.27891078127</text:p>
          </table:table-cell>
          <table:table-cell office:value-type="float" office:value="49.4122502302169" calcext:value-type="float">
            <text:p>49.412250230216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482723039388657" calcext:value-type="float">
            <text:p>0.482723039388657</text:p>
          </table:table-cell>
          <table:table-cell office:value-type="float" office:value="0.000331698934314772" calcext:value-type="float">
            <text:p>0.000331698934315</text:p>
          </table:table-cell>
          <table:table-cell office:value-type="float" office:value="-0.00526345390826464" calcext:value-type="float">
            <text:p>-0.005263453908265</text:p>
          </table:table-cell>
          <table:table-cell office:value-type="float" office:value="19.7246175765991" calcext:value-type="float">
            <text:p>19.7246175765991</text:p>
          </table:table-cell>
          <table:table-cell office:value-type="float" office:value="0.319581744074821" calcext:value-type="float">
            <text:p>0.319581744074821</text:p>
          </table:table-cell>
          <table:table-cell office:value-type="float" office:value="2891.85701445291" calcext:value-type="float">
            <text:p>2891.85701445291</text:p>
          </table:table-cell>
          <table:table-cell office:value-type="float" office:value="52.4773275068611" calcext:value-type="float">
            <text:p>52.477327506861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304594415426254" calcext:value-type="float">
            <text:p>0.304594415426254</text:p>
          </table:table-cell>
          <table:table-cell office:value-type="float" office:value="0.000127747986698523" calcext:value-type="float">
            <text:p>0.000127747986699</text:p>
          </table:table-cell>
          <table:table-cell office:value-type="float" office:value="-0.0000289485789835453" calcext:value-type="float">
            <text:p>-2.89485789835453E-05</text:p>
          </table:table-cell>
          <table:table-cell office:value-type="float" office:value="829.826306152344" calcext:value-type="float">
            <text:p>829.826306152344</text:p>
          </table:table-cell>
          <table:table-cell office:value-type="float" office:value="4.28610198497772" calcext:value-type="float">
            <text:p>4.28610198497772</text:p>
          </table:table-cell>
          <table:table-cell office:value-type="float" office:value="1706.77467390361" calcext:value-type="float">
            <text:p>1706.77467390361</text:p>
          </table:table-cell>
          <table:table-cell office:value-type="float" office:value="45.1919653710443" calcext:value-type="float">
            <text:p>45.191965371044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456731215119362" calcext:value-type="float">
            <text:p>0.456731215119362</text:p>
          </table:table-cell>
          <table:table-cell office:value-type="float" office:value="0.00159736045170575" calcext:value-type="float">
            <text:p>0.001597360451706</text:p>
          </table:table-cell>
          <table:table-cell office:value-type="float" office:value="-0.000277009001001716" calcext:value-type="float">
            <text:p>-0.000277009001002</text:p>
          </table:table-cell>
          <table:table-cell office:value-type="float" office:value="44.8566799163818" calcext:value-type="float">
            <text:p>44.8566799163818</text:p>
          </table:table-cell>
          <table:table-cell office:value-type="float" office:value="0.437645620107651" calcext:value-type="float">
            <text:p>0.437645620107651</text:p>
          </table:table-cell>
          <table:table-cell office:value-type="float" office:value="2407.18113704012" calcext:value-type="float">
            <text:p>2407.18113704012</text:p>
          </table:table-cell>
          <table:table-cell office:value-type="float" office:value="45.7733816810068" calcext:value-type="float">
            <text:p>45.773381681006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319414329528809" calcext:value-type="float">
            <text:p>0.319414329528809</text:p>
          </table:table-cell>
          <table:table-cell office:value-type="float" office:value="0.000313424001797102" calcext:value-type="float">
            <text:p>0.000313424001797</text:p>
          </table:table-cell>
          <table:table-cell office:value-type="float" office:value="0.0000111639499664307" calcext:value-type="float">
            <text:p>1.11639499664307E-05</text:p>
          </table:table-cell>
          <table:table-cell office:value-type="float" office:value="294.779058837891" calcext:value-type="float">
            <text:p>294.779058837891</text:p>
          </table:table-cell>
          <table:table-cell office:value-type="float" office:value="1.61816048622131" calcext:value-type="float">
            <text:p>1.61816048622131</text:p>
          </table:table-cell>
          <table:table-cell office:value-type="float" office:value="2026.06120161329" calcext:value-type="float">
            <text:p>2026.06120161329</text:p>
          </table:table-cell>
          <table:table-cell office:value-type="float" office:value="56.7782377773198" calcext:value-type="float">
            <text:p>56.778237777319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337207591533661" calcext:value-type="float">
            <text:p>0.337207591533661</text:p>
          </table:table-cell>
          <table:table-cell office:value-type="float" office:value="0.000299454647756647" calcext:value-type="float">
            <text:p>0.000299454647757</text:p>
          </table:table-cell>
          <table:table-cell office:value-type="float" office:value="0.000017472542822361" calcext:value-type="float">
            <text:p>1.7472542822361E-05</text:p>
          </table:table-cell>
          <table:table-cell office:value-type="float" office:value="272.876364135742" calcext:value-type="float">
            <text:p>272.876364135742</text:p>
          </table:table-cell>
          <table:table-cell office:value-type="float" office:value="1.51752722263336" calcext:value-type="float">
            <text:p>1.51752722263336</text:p>
          </table:table-cell>
          <table:table-cell office:value-type="float" office:value="2387.731701683" calcext:value-type="float">
            <text:p>2387.731701683</text:p>
          </table:table-cell>
          <table:table-cell office:value-type="float" office:value="32.4295356534916" calcext:value-type="float">
            <text:p>32.42953565349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430347448587418" calcext:value-type="float">
            <text:p>0.430347448587418</text:p>
          </table:table-cell>
          <table:table-cell office:value-type="float" office:value="0.00102615155046806" calcext:value-type="float">
            <text:p>0.001026151550468</text:p>
          </table:table-cell>
          <table:table-cell office:value-type="float" office:value="-0.00156206116080284" calcext:value-type="float">
            <text:p>-0.001562061160803</text:p>
          </table:table-cell>
          <table:table-cell office:value-type="float" office:value="40.2498199462891" calcext:value-type="float">
            <text:p>40.2498199462891</text:p>
          </table:table-cell>
          <table:table-cell office:value-type="float" office:value="0.39988694190979" calcext:value-type="float">
            <text:p>0.39988694190979</text:p>
          </table:table-cell>
          <table:table-cell office:value-type="float" office:value="3161.27020821503" calcext:value-type="float">
            <text:p>3161.27020821503</text:p>
          </table:table-cell>
          <table:table-cell office:value-type="float" office:value="47.1511809158023" calcext:value-type="float">
            <text:p>47.15118091580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489942607283592" calcext:value-type="float">
            <text:p>0.489942607283592</text:p>
          </table:table-cell>
          <table:table-cell office:value-type="float" office:value="0.000440265380893834" calcext:value-type="float">
            <text:p>0.000440265380894</text:p>
          </table:table-cell>
          <table:table-cell office:value-type="float" office:value="-0.000316910864785314" calcext:value-type="float">
            <text:p>-0.000316910864785</text:p>
          </table:table-cell>
          <table:table-cell office:value-type="float" office:value="16.6884927749634" calcext:value-type="float">
            <text:p>16.6884927749634</text:p>
          </table:table-cell>
          <table:table-cell office:value-type="float" office:value="0.312654155492783" calcext:value-type="float">
            <text:p>0.312654155492783</text:p>
          </table:table-cell>
          <table:table-cell office:value-type="float" office:value="2787.54175331305" calcext:value-type="float">
            <text:p>2787.54175331305</text:p>
          </table:table-cell>
          <table:table-cell office:value-type="float" office:value="42.0192834451794" calcext:value-type="float">
            <text:p>42.019283445179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389790117740631" calcext:value-type="float">
            <text:p>0.389790117740631</text:p>
          </table:table-cell>
          <table:table-cell office:value-type="float" office:value="0.00118581759743392" calcext:value-type="float">
            <text:p>0.001185817597434</text:p>
          </table:table-cell>
          <table:table-cell office:value-type="float" office:value="-0.00199781376868486" calcext:value-type="float">
            <text:p>-0.001997813768685</text:p>
          </table:table-cell>
          <table:table-cell office:value-type="float" office:value="181.040916442871" calcext:value-type="float">
            <text:p>181.040916442871</text:p>
          </table:table-cell>
          <table:table-cell office:value-type="float" office:value="1.08291966319084" calcext:value-type="float">
            <text:p>1.08291966319084</text:p>
          </table:table-cell>
          <table:table-cell office:value-type="float" office:value="3720.60236054302" calcext:value-type="float">
            <text:p>3720.60236054302</text:p>
          </table:table-cell>
          <table:table-cell office:value-type="float" office:value="41.1667995474068" calcext:value-type="float">
            <text:p>41.166799547406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426267740130425" calcext:value-type="float">
            <text:p>0.426267740130425</text:p>
          </table:table-cell>
          <table:table-cell office:value-type="float" office:value="0.0000693420850438997" calcext:value-type="float">
            <text:p>6.93420850438997E-05</text:p>
          </table:table-cell>
          <table:table-cell office:value-type="float" office:value="0.0000434012152254581" calcext:value-type="float">
            <text:p>4.34012152254581E-05</text:p>
          </table:table-cell>
          <table:table-cell office:value-type="float" office:value="305.545506286621" calcext:value-type="float">
            <text:p>305.545506286621</text:p>
          </table:table-cell>
          <table:table-cell office:value-type="float" office:value="1.72561517953873" calcext:value-type="float">
            <text:p>1.72561517953873</text:p>
          </table:table-cell>
          <table:table-cell office:value-type="float" office:value="1026.12227518469" calcext:value-type="float">
            <text:p>1026.12227518469</text:p>
          </table:table-cell>
          <table:table-cell office:value-type="float" office:value="43.0619366242027" calcext:value-type="float">
            <text:p>43.061936624202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473085278272629" calcext:value-type="float">
            <text:p>0.473085278272629</text:p>
          </table:table-cell>
          <table:table-cell office:value-type="float" office:value="0.00249106343835592" calcext:value-type="float">
            <text:p>0.002491063438356</text:p>
          </table:table-cell>
          <table:table-cell office:value-type="float" office:value="-0.000540760904550552" calcext:value-type="float">
            <text:p>-0.000540760904551</text:p>
          </table:table-cell>
          <table:table-cell office:value-type="float" office:value="935.215808105469" calcext:value-type="float">
            <text:p>935.215808105469</text:p>
          </table:table-cell>
          <table:table-cell office:value-type="float" office:value="4.89812450408936" calcext:value-type="float">
            <text:p>4.89812450408936</text:p>
          </table:table-cell>
          <table:table-cell office:value-type="float" office:value="947.206333957412" calcext:value-type="float">
            <text:p>947.206333957412</text:p>
          </table:table-cell>
          <table:table-cell office:value-type="float" office:value="28.5055065137061" calcext:value-type="float">
            <text:p>28.505506513706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383943554759026" calcext:value-type="float">
            <text:p>0.383943554759026</text:p>
          </table:table-cell>
          <table:table-cell office:value-type="float" office:value="0.0033793359529227" calcext:value-type="float">
            <text:p>0.003379335952923</text:p>
          </table:table-cell>
          <table:table-cell office:value-type="float" office:value="0.00000101663172245026" calcext:value-type="float">
            <text:p>1.01663172245026E-06</text:p>
          </table:table-cell>
          <table:table-cell office:value-type="float" office:value="123.332489013672" calcext:value-type="float">
            <text:p>123.332489013672</text:p>
          </table:table-cell>
          <table:table-cell office:value-type="float" office:value="0.79509357213974" calcext:value-type="float">
            <text:p>0.79509357213974</text:p>
          </table:table-cell>
          <table:table-cell office:value-type="float" office:value="2738.59641222669" calcext:value-type="float">
            <text:p>2738.59641222669</text:p>
          </table:table-cell>
          <table:table-cell office:value-type="float" office:value="29.1784934774972" calcext:value-type="float">
            <text:p>29.178493477497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349030548334122" calcext:value-type="float">
            <text:p>0.349030548334122</text:p>
          </table:table-cell>
          <table:table-cell office:value-type="float" office:value="0.0000166776177138672" calcext:value-type="float">
            <text:p>1.66776177138672E-05</text:p>
          </table:table-cell>
          <table:table-cell office:value-type="float" office:value="0.0000649451278150082" calcext:value-type="float">
            <text:p>6.49451278150082E-05</text:p>
          </table:table-cell>
          <table:table-cell office:value-type="float" office:value="31.0585052490234" calcext:value-type="float">
            <text:p>31.0585052490234</text:p>
          </table:table-cell>
          <table:table-cell office:value-type="float" office:value="0.314573276042938" calcext:value-type="float">
            <text:p>0.314573276042938</text:p>
          </table:table-cell>
          <table:table-cell office:value-type="float" office:value="2138.99995093731" calcext:value-type="float">
            <text:p>2138.99995093731</text:p>
          </table:table-cell>
          <table:table-cell office:value-type="float" office:value="45.5634771714307" calcext:value-type="float">
            <text:p>45.563477171430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257635220885277" calcext:value-type="float">
            <text:p>0.257635220885277</text:p>
          </table:table-cell>
          <table:table-cell office:value-type="float" office:value="0.0000845384274725802" calcext:value-type="float">
            <text:p>8.45384274725802E-05</text:p>
          </table:table-cell>
          <table:table-cell office:value-type="float" office:value="0.0000424726400524378" calcext:value-type="float">
            <text:p>4.24726400524378E-05</text:p>
          </table:table-cell>
          <table:table-cell office:value-type="float" office:value="104.115269470215" calcext:value-type="float">
            <text:p>104.115269470215</text:p>
          </table:table-cell>
          <table:table-cell office:value-type="float" office:value="0.634036305546761" calcext:value-type="float">
            <text:p>0.634036305546761</text:p>
          </table:table-cell>
          <table:table-cell office:value-type="float" office:value="1856.94771185161" calcext:value-type="float">
            <text:p>1856.94771185161</text:p>
          </table:table-cell>
          <table:table-cell office:value-type="float" office:value="39.0551830658862" calcext:value-type="float">
            <text:p>39.05518306588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423668164014816" calcext:value-type="float">
            <text:p>0.423668164014816</text:p>
          </table:table-cell>
          <table:table-cell office:value-type="float" office:value="0.000625725486315787" calcext:value-type="float">
            <text:p>0.000625725486316</text:p>
          </table:table-cell>
          <table:table-cell office:value-type="float" office:value="-0.00399990398436785" calcext:value-type="float">
            <text:p>-0.003999903984368</text:p>
          </table:table-cell>
          <table:table-cell office:value-type="float" office:value="66.4455337524414" calcext:value-type="float">
            <text:p>66.4455337524414</text:p>
          </table:table-cell>
          <table:table-cell office:value-type="float" office:value="0.524981838464737" calcext:value-type="float">
            <text:p>0.524981838464737</text:p>
          </table:table-cell>
          <table:table-cell office:value-type="float" office:value="1761.58459670469" calcext:value-type="float">
            <text:p>1761.58459670469</text:p>
          </table:table-cell>
          <table:table-cell office:value-type="float" office:value="36.4024159324006" calcext:value-type="float">
            <text:p>36.402415932400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45384709239006" calcext:value-type="float">
            <text:p>0.45384709239006</text:p>
          </table:table-cell>
          <table:table-cell office:value-type="float" office:value="0.00206077658804134" calcext:value-type="float">
            <text:p>0.002060776588041</text:p>
          </table:table-cell>
          <table:table-cell office:value-type="float" office:value="-0.000038856640458107" calcext:value-type="float">
            <text:p>-3.8856640458107E-05</text:p>
          </table:table-cell>
          <table:table-cell office:value-type="float" office:value="820.86293334961" calcext:value-type="float">
            <text:p>820.86293334961</text:p>
          </table:table-cell>
          <table:table-cell office:value-type="float" office:value="4.31689696311951" calcext:value-type="float">
            <text:p>4.31689696311951</text:p>
          </table:table-cell>
          <table:table-cell office:value-type="float" office:value="2413.43887908353" calcext:value-type="float">
            <text:p>2413.43887908353</text:p>
          </table:table-cell>
          <table:table-cell office:value-type="float" office:value="42.4951880664564" calcext:value-type="float">
            <text:p>42.49518806645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374356743693352" calcext:value-type="float">
            <text:p>0.374356743693352</text:p>
          </table:table-cell>
          <table:table-cell office:value-type="float" office:value="0.00109404247486964" calcext:value-type="float">
            <text:p>0.00109404247487</text:p>
          </table:table-cell>
          <table:table-cell office:value-type="float" office:value="-0.0000664757564663887" calcext:value-type="float">
            <text:p>-6.64757564663887E-05</text:p>
          </table:table-cell>
          <table:table-cell office:value-type="float" office:value="254.421166992187" calcext:value-type="float">
            <text:p>254.421166992187</text:p>
          </table:table-cell>
          <table:table-cell office:value-type="float" office:value="1.44448139667511" calcext:value-type="float">
            <text:p>1.44448139667511</text:p>
          </table:table-cell>
          <table:table-cell office:value-type="float" office:value="1771.49788308989" calcext:value-type="float">
            <text:p>1771.49788308989</text:p>
          </table:table-cell>
          <table:table-cell office:value-type="float" office:value="41.2814571245865" calcext:value-type="float">
            <text:p>41.28145712458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494832816720009" calcext:value-type="float">
            <text:p>0.494832816720009</text:p>
          </table:table-cell>
          <table:table-cell office:value-type="float" office:value="0.00139276697300374" calcext:value-type="float">
            <text:p>0.001392766973004</text:p>
          </table:table-cell>
          <table:table-cell office:value-type="float" office:value="-0.000755470432341099" calcext:value-type="float">
            <text:p>-0.000755470432341</text:p>
          </table:table-cell>
          <table:table-cell office:value-type="float" office:value="654.689526367188" calcext:value-type="float">
            <text:p>654.689526367188</text:p>
          </table:table-cell>
          <table:table-cell office:value-type="float" office:value="3.50545625686645" calcext:value-type="float">
            <text:p>3.50545625686645</text:p>
          </table:table-cell>
          <table:table-cell office:value-type="float" office:value="-260.050166016814" calcext:value-type="float">
            <text:p>-260.050166016814</text:p>
          </table:table-cell>
          <table:table-cell office:value-type="float" office:value="29.4528569341536" calcext:value-type="float">
            <text:p>29.45285693415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498382261395454" calcext:value-type="float">
            <text:p>0.498382261395454</text:p>
          </table:table-cell>
          <table:table-cell office:value-type="float" office:value="0.00164173278026283" calcext:value-type="float">
            <text:p>0.001641732780263</text:p>
          </table:table-cell>
          <table:table-cell office:value-type="float" office:value="-0.00340217687189579" calcext:value-type="float">
            <text:p>-0.003402176871896</text:p>
          </table:table-cell>
          <table:table-cell office:value-type="float" office:value="235.616288757324" calcext:value-type="float">
            <text:p>235.616288757324</text:p>
          </table:table-cell>
          <table:table-cell office:value-type="float" office:value="1.4091653585434" calcext:value-type="float">
            <text:p>1.4091653585434</text:p>
          </table:table-cell>
          <table:table-cell office:value-type="float" office:value="54.8091583161793" calcext:value-type="float">
            <text:p>54.8091583161793</text:p>
          </table:table-cell>
          <table:table-cell office:value-type="float" office:value="31.0011213886668" calcext:value-type="float">
            <text:p>31.001121388666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473661831021309" calcext:value-type="float">
            <text:p>0.473661831021309</text:p>
          </table:table-cell>
          <table:table-cell office:value-type="float" office:value="0.00102617508964613" calcext:value-type="float">
            <text:p>0.001026175089646</text:p>
          </table:table-cell>
          <table:table-cell office:value-type="float" office:value="-0.00172094888985157" calcext:value-type="float">
            <text:p>-0.001720948889852</text:p>
          </table:table-cell>
          <table:table-cell office:value-type="float" office:value="767.038873291016" calcext:value-type="float">
            <text:p>767.038873291016</text:p>
          </table:table-cell>
          <table:table-cell office:value-type="float" office:value="4.05514025688171" calcext:value-type="float">
            <text:p>4.05514025688171</text:p>
          </table:table-cell>
          <table:table-cell office:value-type="float" office:value="-2095.88045181598" calcext:value-type="float">
            <text:p>-2095.88045181598</text:p>
          </table:table-cell>
          <table:table-cell office:value-type="float" office:value="26.895958385311" calcext:value-type="float">
            <text:p>26.8959583853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509117305278778" calcext:value-type="float">
            <text:p>0.509117305278778</text:p>
          </table:table-cell>
          <table:table-cell office:value-type="float" office:value="0.000198377099877689" calcext:value-type="float">
            <text:p>0.000198377099878</text:p>
          </table:table-cell>
          <table:table-cell office:value-type="float" office:value="-0.0000148335471749306" calcext:value-type="float">
            <text:p>-1.48335471749306E-05</text:p>
          </table:table-cell>
          <table:table-cell office:value-type="float" office:value="41.3102657318115" calcext:value-type="float">
            <text:p>41.3102657318115</text:p>
          </table:table-cell>
          <table:table-cell office:value-type="float" office:value="0.44551622569561" calcext:value-type="float">
            <text:p>0.44551622569561</text:p>
          </table:table-cell>
          <table:table-cell office:value-type="float" office:value="239.381843431164" calcext:value-type="float">
            <text:p>239.381843431164</text:p>
          </table:table-cell>
          <table:table-cell office:value-type="float" office:value="26.0257244861336" calcext:value-type="float">
            <text:p>26.025724486133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525292634963989" calcext:value-type="float">
            <text:p>0.525292634963989</text:p>
          </table:table-cell>
          <table:table-cell office:value-type="float" office:value="0.000219121987174731" calcext:value-type="float">
            <text:p>0.000219121987175</text:p>
          </table:table-cell>
          <table:table-cell office:value-type="float" office:value="0.0000725025311112404" calcext:value-type="float">
            <text:p>7.25025311112404E-05</text:p>
          </table:table-cell>
          <table:table-cell office:value-type="float" office:value="239.614149475098" calcext:value-type="float">
            <text:p>239.614149475098</text:p>
          </table:table-cell>
          <table:table-cell office:value-type="float" office:value="1.44495594501495" calcext:value-type="float">
            <text:p>1.44495594501495</text:p>
          </table:table-cell>
          <table:table-cell office:value-type="float" office:value="973.669812321474" calcext:value-type="float">
            <text:p>973.669812321474</text:p>
          </table:table-cell>
          <table:table-cell office:value-type="float" office:value="22.3718484881101" calcext:value-type="float">
            <text:p>22.37184848811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428072765469551" calcext:value-type="float">
            <text:p>0.428072765469551</text:p>
          </table:table-cell>
          <table:table-cell office:value-type="float" office:value="0.00124930187594146" calcext:value-type="float">
            <text:p>0.001249301875941</text:p>
          </table:table-cell>
          <table:table-cell office:value-type="float" office:value="-0.000188481993973255" calcext:value-type="float">
            <text:p>-0.000188481993973</text:p>
          </table:table-cell>
          <table:table-cell office:value-type="float" office:value="96.4839744567871" calcext:value-type="float">
            <text:p>96.4839744567871</text:p>
          </table:table-cell>
          <table:table-cell office:value-type="float" office:value="0.680682450532913" calcext:value-type="float">
            <text:p>0.680682450532913</text:p>
          </table:table-cell>
          <table:table-cell office:value-type="float" office:value="2392.61048586449" calcext:value-type="float">
            <text:p>2392.61048586449</text:p>
          </table:table-cell>
          <table:table-cell office:value-type="float" office:value="29.5860487245605" calcext:value-type="float">
            <text:p>29.58604872456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366211730241775" calcext:value-type="float">
            <text:p>0.366211730241775</text:p>
          </table:table-cell>
          <table:table-cell office:value-type="float" office:value="0.000016687665538484" calcext:value-type="float">
            <text:p>1.6687665538484E-05</text:p>
          </table:table-cell>
          <table:table-cell office:value-type="float" office:value="-0.0000445988029241562" calcext:value-type="float">
            <text:p>-4.45988029241562E-05</text:p>
          </table:table-cell>
          <table:table-cell office:value-type="float" office:value="15.6650137901306" calcext:value-type="float">
            <text:p>15.6650137901306</text:p>
          </table:table-cell>
          <table:table-cell office:value-type="float" office:value="0.245079025626183" calcext:value-type="float">
            <text:p>0.245079025626183</text:p>
          </table:table-cell>
          <table:table-cell office:value-type="float" office:value="1260.06886116381" calcext:value-type="float">
            <text:p>1260.06886116381</text:p>
          </table:table-cell>
          <table:table-cell office:value-type="float" office:value="19.9826241678406" calcext:value-type="float">
            <text:p>19.982624167840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46903495490551" calcext:value-type="float">
            <text:p>0.46903495490551</text:p>
          </table:table-cell>
          <table:table-cell office:value-type="float" office:value="0.00179980264510959" calcext:value-type="float">
            <text:p>0.00179980264511</text:p>
          </table:table-cell>
          <table:table-cell office:value-type="float" office:value="-0.00627570748329163" calcext:value-type="float">
            <text:p>-0.006275707483292</text:p>
          </table:table-cell>
          <table:table-cell office:value-type="float" office:value="229.102297973633" calcext:value-type="float">
            <text:p>229.102297973633</text:p>
          </table:table-cell>
          <table:table-cell office:value-type="float" office:value="1.35827144384384" calcext:value-type="float">
            <text:p>1.35827144384384</text:p>
          </table:table-cell>
          <table:table-cell office:value-type="float" office:value="2241.08438061629" calcext:value-type="float">
            <text:p>2241.08438061629</text:p>
          </table:table-cell>
          <table:table-cell office:value-type="float" office:value="35.0169391692325" calcext:value-type="float">
            <text:p>35.01693916923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56415598988533" calcext:value-type="float">
            <text:p>0.56415598988533</text:p>
          </table:table-cell>
          <table:table-cell office:value-type="float" office:value="0.00162928713252768" calcext:value-type="float">
            <text:p>0.001629287132528</text:p>
          </table:table-cell>
          <table:table-cell office:value-type="float" office:value="-0.000876167044043541" calcext:value-type="float">
            <text:p>-0.000876167044044</text:p>
          </table:table-cell>
          <table:table-cell office:value-type="float" office:value="294.229052734375" calcext:value-type="float">
            <text:p>294.229052734375</text:p>
          </table:table-cell>
          <table:table-cell office:value-type="float" office:value="1.73686304092407" calcext:value-type="float">
            <text:p>1.73686304092407</text:p>
          </table:table-cell>
          <table:table-cell office:value-type="float" office:value="2957.36320142105" calcext:value-type="float">
            <text:p>2957.36320142105</text:p>
          </table:table-cell>
          <table:table-cell office:value-type="float" office:value="37.9530195327359" calcext:value-type="float">
            <text:p>37.95301953273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445704582333565" calcext:value-type="float">
            <text:p>0.445704582333565</text:p>
          </table:table-cell>
          <table:table-cell office:value-type="float" office:value="0.00166067662648857" calcext:value-type="float">
            <text:p>0.001660676626489</text:p>
          </table:table-cell>
          <table:table-cell office:value-type="float" office:value="-0.00128386300057173" calcext:value-type="float">
            <text:p>-0.001283863000572</text:p>
          </table:table-cell>
          <table:table-cell office:value-type="float" office:value="140.291915893555" calcext:value-type="float">
            <text:p>140.291915893555</text:p>
          </table:table-cell>
          <table:table-cell office:value-type="float" office:value="0.907771170139313" calcext:value-type="float">
            <text:p>0.907771170139313</text:p>
          </table:table-cell>
          <table:table-cell office:value-type="float" office:value="1952.21252319278" calcext:value-type="float">
            <text:p>1952.21252319278</text:p>
          </table:table-cell>
          <table:table-cell office:value-type="float" office:value="31.459729926064" calcext:value-type="float">
            <text:p>31.45972992606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484828853607178" calcext:value-type="float">
            <text:p>0.484828853607178</text:p>
          </table:table-cell>
          <table:table-cell office:value-type="float" office:value="0.00190698400838301" calcext:value-type="float">
            <text:p>0.001906984008383</text:p>
          </table:table-cell>
          <table:table-cell office:value-type="float" office:value="-0.00337190059944987" calcext:value-type="float">
            <text:p>-0.00337190059945</text:p>
          </table:table-cell>
          <table:table-cell office:value-type="float" office:value="60.8296649932861" calcext:value-type="float">
            <text:p>60.8296649932861</text:p>
          </table:table-cell>
          <table:table-cell office:value-type="float" office:value="0.527861422300339" calcext:value-type="float">
            <text:p>0.527861422300339</text:p>
          </table:table-cell>
          <table:table-cell office:value-type="float" office:value="2196.33847503649" calcext:value-type="float">
            <text:p>2196.33847503649</text:p>
          </table:table-cell>
          <table:table-cell office:value-type="float" office:value="39.0654941545685" calcext:value-type="float">
            <text:p>39.065494154568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505192223191261" calcext:value-type="float">
            <text:p>0.505192223191261</text:p>
          </table:table-cell>
          <table:table-cell office:value-type="float" office:value="0.002157350955531" calcext:value-type="float">
            <text:p>0.002157350955531</text:p>
          </table:table-cell>
          <table:table-cell office:value-type="float" office:value="-0.00122220017947257" calcext:value-type="float">
            <text:p>-0.001222200179473</text:p>
          </table:table-cell>
          <table:table-cell office:value-type="float" office:value="288.605912780762" calcext:value-type="float">
            <text:p>288.605912780762</text:p>
          </table:table-cell>
          <table:table-cell office:value-type="float" office:value="1.67906683683395" calcext:value-type="float">
            <text:p>1.67906683683395</text:p>
          </table:table-cell>
          <table:table-cell office:value-type="float" office:value="1548.50303316889" calcext:value-type="float">
            <text:p>1548.50303316889</text:p>
          </table:table-cell>
          <table:table-cell office:value-type="float" office:value="40.9953991945018" calcext:value-type="float">
            <text:p>40.9953991945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520620900392532" calcext:value-type="float">
            <text:p>0.520620900392532</text:p>
          </table:table-cell>
          <table:table-cell office:value-type="float" office:value="0.000305504727293737" calcext:value-type="float">
            <text:p>0.000305504727294</text:p>
          </table:table-cell>
          <table:table-cell office:value-type="float" office:value="-0.0168117128312588" calcext:value-type="float">
            <text:p>-0.016811712831259</text:p>
          </table:table-cell>
          <table:table-cell office:value-type="float" office:value="1069.4643737793" calcext:value-type="float">
            <text:p>1069.4643737793</text:p>
          </table:table-cell>
          <table:table-cell office:value-type="float" office:value="5.57466206550598" calcext:value-type="float">
            <text:p>5.57466206550598</text:p>
          </table:table-cell>
          <table:table-cell office:value-type="float" office:value="2566.59163597397" calcext:value-type="float">
            <text:p>2566.59163597397</text:p>
          </table:table-cell>
          <table:table-cell office:value-type="float" office:value="30.74992758804" calcext:value-type="float">
            <text:p>30.7499275880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501100516319275" calcext:value-type="float">
            <text:p>0.501100516319275</text:p>
          </table:table-cell>
          <table:table-cell office:value-type="float" office:value="0.000649740546941757" calcext:value-type="float">
            <text:p>0.000649740546942</text:p>
          </table:table-cell>
          <table:table-cell office:value-type="float" office:value="-0.0000381369609385729" calcext:value-type="float">
            <text:p>-3.81369609385729E-05</text:p>
          </table:table-cell>
          <table:table-cell office:value-type="float" office:value="243.463046264648" calcext:value-type="float">
            <text:p>243.463046264648</text:p>
          </table:table-cell>
          <table:table-cell office:value-type="float" office:value="1.45180265903473" calcext:value-type="float">
            <text:p>1.45180265903473</text:p>
          </table:table-cell>
          <table:table-cell office:value-type="float" office:value="2734.39434907881" calcext:value-type="float">
            <text:p>2734.39434907881</text:p>
          </table:table-cell>
          <table:table-cell office:value-type="float" office:value="43.0997113629914" calcext:value-type="float">
            <text:p>43.099711362991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40266710519791" calcext:value-type="float">
            <text:p>0.640266710519791</text:p>
          </table:table-cell>
          <table:table-cell office:value-type="float" office:value="0.000748000346357003" calcext:value-type="float">
            <text:p>0.000748000346357</text:p>
          </table:table-cell>
          <table:table-cell office:value-type="float" office:value="-0.00130910240113735" calcext:value-type="float">
            <text:p>-0.001309102401137</text:p>
          </table:table-cell>
          <table:table-cell office:value-type="float" office:value="2530.17028808594" calcext:value-type="float">
            <text:p>2530.17028808594</text:p>
          </table:table-cell>
          <table:table-cell office:value-type="float" office:value="12.95359582901" calcext:value-type="float">
            <text:p>12.95359582901</text:p>
          </table:table-cell>
          <table:table-cell office:value-type="float" office:value="1480.71544313165" calcext:value-type="float">
            <text:p>1480.71544313165</text:p>
          </table:table-cell>
          <table:table-cell office:value-type="float" office:value="29.5168898385076" calcext:value-type="float">
            <text:p>29.516889838507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52182424068451" calcext:value-type="float">
            <text:p>0.652182424068451</text:p>
          </table:table-cell>
          <table:table-cell office:value-type="float" office:value="0.00246010876726359" calcext:value-type="float">
            <text:p>0.002460108767264</text:p>
          </table:table-cell>
          <table:table-cell office:value-type="float" office:value="-0.000265959836542606" calcext:value-type="float">
            <text:p>-0.000265959836543</text:p>
          </table:table-cell>
          <table:table-cell office:value-type="float" office:value="300.962344360352" calcext:value-type="float">
            <text:p>300.962344360352</text:p>
          </table:table-cell>
          <table:table-cell office:value-type="float" office:value="1.81537835597992" calcext:value-type="float">
            <text:p>1.81537835597992</text:p>
          </table:table-cell>
          <table:table-cell office:value-type="float" office:value="2750.14521664423" calcext:value-type="float">
            <text:p>2750.14521664423</text:p>
          </table:table-cell>
          <table:table-cell office:value-type="float" office:value="45.8138574727636" calcext:value-type="float">
            <text:p>45.813857472763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70536524057388" calcext:value-type="float">
            <text:p>0.670536524057388</text:p>
          </table:table-cell>
          <table:table-cell office:value-type="float" office:value="0.000849839957663789" calcext:value-type="float">
            <text:p>0.000849839957664</text:p>
          </table:table-cell>
          <table:table-cell office:value-type="float" office:value="-0.001152578368783" calcext:value-type="float">
            <text:p>-0.001152578368783</text:p>
          </table:table-cell>
          <table:table-cell office:value-type="float" office:value="1136.25758056641" calcext:value-type="float">
            <text:p>1136.25758056641</text:p>
          </table:table-cell>
          <table:table-cell office:value-type="float" office:value="5.99927182197571" calcext:value-type="float">
            <text:p>5.99927182197571</text:p>
          </table:table-cell>
          <table:table-cell office:value-type="float" office:value="2945.13196371983" calcext:value-type="float">
            <text:p>2945.13196371983</text:p>
          </table:table-cell>
          <table:table-cell office:value-type="float" office:value="35.74933588336" calcext:value-type="float">
            <text:p>35.7493358833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370455491542816" calcext:value-type="float">
            <text:p>0.370455491542816</text:p>
          </table:table-cell>
          <table:table-cell office:value-type="float" office:value="0.00113467165501788" calcext:value-type="float">
            <text:p>0.001134671655018</text:p>
          </table:table-cell>
          <table:table-cell office:value-type="float" office:value="-0.0000614557415246964" calcext:value-type="float">
            <text:p>-6.14557415246964E-05</text:p>
          </table:table-cell>
          <table:table-cell office:value-type="float" office:value="91.7352684020996" calcext:value-type="float">
            <text:p>91.7352684020996</text:p>
          </table:table-cell>
          <table:table-cell office:value-type="float" office:value="0.627724862098694" calcext:value-type="float">
            <text:p>0.627724862098694</text:p>
          </table:table-cell>
          <table:table-cell office:value-type="float" office:value="2770.26412728708" calcext:value-type="float">
            <text:p>2770.26412728708</text:p>
          </table:table-cell>
          <table:table-cell office:value-type="float" office:value="45.3353745621512" calcext:value-type="float">
            <text:p>45.33537456215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431391769647598" calcext:value-type="float">
            <text:p>0.431391769647598</text:p>
          </table:table-cell>
          <table:table-cell office:value-type="float" office:value="0.000865024275844917" calcext:value-type="float">
            <text:p>0.000865024275845</text:p>
          </table:table-cell>
          <table:table-cell office:value-type="float" office:value="-0.000125615485012531" calcext:value-type="float">
            <text:p>-0.000125615485013</text:p>
          </table:table-cell>
          <table:table-cell office:value-type="float" office:value="549.516928100586" calcext:value-type="float">
            <text:p>549.516928100586</text:p>
          </table:table-cell>
          <table:table-cell office:value-type="float" office:value="2.94703869819641" calcext:value-type="float">
            <text:p>2.94703869819641</text:p>
          </table:table-cell>
          <table:table-cell office:value-type="float" office:value="2697.22668270123" calcext:value-type="float">
            <text:p>2697.22668270123</text:p>
          </table:table-cell>
          <table:table-cell office:value-type="float" office:value="40.5774246080721" calcext:value-type="float">
            <text:p>40.57742460807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480628427863121" calcext:value-type="float">
            <text:p>0.480628427863121</text:p>
          </table:table-cell>
          <table:table-cell office:value-type="float" office:value="0.000722951302304864" calcext:value-type="float">
            <text:p>0.000722951302305</text:p>
          </table:table-cell>
          <table:table-cell office:value-type="float" office:value="-0.00296025164425373" calcext:value-type="float">
            <text:p>-0.002960251644254</text:p>
          </table:table-cell>
          <table:table-cell office:value-type="float" office:value="498.313507080078" calcext:value-type="float">
            <text:p>498.313507080078</text:p>
          </table:table-cell>
          <table:table-cell office:value-type="float" office:value="2.71296262741089" calcext:value-type="float">
            <text:p>2.71296262741089</text:p>
          </table:table-cell>
          <table:table-cell office:value-type="float" office:value="2491.71692506879" calcext:value-type="float">
            <text:p>2491.71692506879</text:p>
          </table:table-cell>
          <table:table-cell office:value-type="float" office:value="45.4870347593328" calcext:value-type="float">
            <text:p>45.48703475933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67913794517517" calcext:value-type="float">
            <text:p>0.467913794517517</text:p>
          </table:table-cell>
          <table:table-cell office:value-type="float" office:value="0.00117115798639134" calcext:value-type="float">
            <text:p>0.001171157986391</text:p>
          </table:table-cell>
          <table:table-cell office:value-type="float" office:value="-0.00404573259875178" calcext:value-type="float">
            <text:p>-0.004045732598752</text:p>
          </table:table-cell>
          <table:table-cell office:value-type="float" office:value="306.141226196289" calcext:value-type="float">
            <text:p>306.141226196289</text:p>
          </table:table-cell>
          <table:table-cell office:value-type="float" office:value="1.74501098394394" calcext:value-type="float">
            <text:p>1.74501098394394</text:p>
          </table:table-cell>
          <table:table-cell office:value-type="float" office:value="3183.33316660359" calcext:value-type="float">
            <text:p>3183.33316660359</text:p>
          </table:table-cell>
          <table:table-cell office:value-type="float" office:value="40.1820980208519" calcext:value-type="float">
            <text:p>40.182098020851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467571806907654" calcext:value-type="float">
            <text:p>0.467571806907654</text:p>
          </table:table-cell>
          <table:table-cell office:value-type="float" office:value="0.000383329935721122" calcext:value-type="float">
            <text:p>0.000383329935721</text:p>
          </table:table-cell>
          <table:table-cell office:value-type="float" office:value="-0.00659754108637571" calcext:value-type="float">
            <text:p>-0.006597541086376</text:p>
          </table:table-cell>
          <table:table-cell office:value-type="float" office:value="5.67264065742493" calcext:value-type="float">
            <text:p>5.67264065742493</text:p>
          </table:table-cell>
          <table:table-cell office:value-type="float" office:value="0.239680467545986" calcext:value-type="float">
            <text:p>0.239680467545986</text:p>
          </table:table-cell>
          <table:table-cell office:value-type="float" office:value="3174.52249616684" calcext:value-type="float">
            <text:p>3174.52249616684</text:p>
          </table:table-cell>
          <table:table-cell office:value-type="float" office:value="68.5954291578148" calcext:value-type="float">
            <text:p>68.595429157814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38711806833744" calcext:value-type="float">
            <text:p>0.38711806833744</text:p>
          </table:table-cell>
          <table:table-cell office:value-type="float" office:value="0.000499507616041228" calcext:value-type="float">
            <text:p>0.000499507616041</text:p>
          </table:table-cell>
          <table:table-cell office:value-type="float" office:value="-0.000072414381429553" calcext:value-type="float">
            <text:p>-7.2414381429553E-05</text:p>
          </table:table-cell>
          <table:table-cell office:value-type="float" office:value="424.975250244141" calcext:value-type="float">
            <text:p>424.975250244141</text:p>
          </table:table-cell>
          <table:table-cell office:value-type="float" office:value="2.30268688201904" calcext:value-type="float">
            <text:p>2.30268688201904</text:p>
          </table:table-cell>
          <table:table-cell office:value-type="float" office:value="3504.92509330563" calcext:value-type="float">
            <text:p>3504.92509330563</text:p>
          </table:table-cell>
          <table:table-cell office:value-type="float" office:value="54.6899941448821" calcext:value-type="float">
            <text:p>54.689994144882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12856471538544" calcext:value-type="float">
            <text:p>0.512856471538544</text:p>
          </table:table-cell>
          <table:table-cell office:value-type="float" office:value="0.00203736664261669" calcext:value-type="float">
            <text:p>0.002037366642617</text:p>
          </table:table-cell>
          <table:table-cell office:value-type="float" office:value="-0.000139589980244637" calcext:value-type="float">
            <text:p>-0.000139589980245</text:p>
          </table:table-cell>
          <table:table-cell office:value-type="float" office:value="310.265002441406" calcext:value-type="float">
            <text:p>310.265002441406</text:p>
          </table:table-cell>
          <table:table-cell office:value-type="float" office:value="1.79250094890594" calcext:value-type="float">
            <text:p>1.79250094890594</text:p>
          </table:table-cell>
          <table:table-cell office:value-type="float" office:value="3677.71015136513" calcext:value-type="float">
            <text:p>3677.71015136513</text:p>
          </table:table-cell>
          <table:table-cell office:value-type="float" office:value="50.8148186699371" calcext:value-type="float">
            <text:p>50.814818669937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80224505066872" calcext:value-type="float">
            <text:p>0.380224505066872</text:p>
          </table:table-cell>
          <table:table-cell office:value-type="float" office:value="0.000880979275098071" calcext:value-type="float">
            <text:p>0.000880979275098</text:p>
          </table:table-cell>
          <table:table-cell office:value-type="float" office:value="-0.000803769193589687" calcext:value-type="float">
            <text:p>-0.00080376919359</text:p>
          </table:table-cell>
          <table:table-cell office:value-type="float" office:value="24.1752630233765" calcext:value-type="float">
            <text:p>24.1752630233765</text:p>
          </table:table-cell>
          <table:table-cell office:value-type="float" office:value="0.294456779956818" calcext:value-type="float">
            <text:p>0.294456779956818</text:p>
          </table:table-cell>
          <table:table-cell office:value-type="float" office:value="3152.8671572774" calcext:value-type="float">
            <text:p>3152.8671572774</text:p>
          </table:table-cell>
          <table:table-cell office:value-type="float" office:value="51.9226279715892" calcext:value-type="float">
            <text:p>51.922627971589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486936125159264" calcext:value-type="float">
            <text:p>0.486936125159264</text:p>
          </table:table-cell>
          <table:table-cell office:value-type="float" office:value="0.00158153887605295" calcext:value-type="float">
            <text:p>0.001581538876053</text:p>
          </table:table-cell>
          <table:table-cell office:value-type="float" office:value="0.0000483289361000061" calcext:value-type="float">
            <text:p>4.83289361000061E-05</text:p>
          </table:table-cell>
          <table:table-cell office:value-type="float" office:value="95.0084869384766" calcext:value-type="float">
            <text:p>95.0084869384766</text:p>
          </table:table-cell>
          <table:table-cell office:value-type="float" office:value="0.70315967798233" calcext:value-type="float">
            <text:p>0.70315967798233</text:p>
          </table:table-cell>
          <table:table-cell office:value-type="float" office:value="3025.5659664076" calcext:value-type="float">
            <text:p>3025.5659664076</text:p>
          </table:table-cell>
          <table:table-cell office:value-type="float" office:value="53.6147444047733" calcext:value-type="float">
            <text:p>53.614744404773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39450196325779" calcext:value-type="float">
            <text:p>0.39450196325779</text:p>
          </table:table-cell>
          <table:table-cell office:value-type="float" office:value="0.000965785450534895" calcext:value-type="float">
            <text:p>0.000965785450535</text:p>
          </table:table-cell>
          <table:table-cell office:value-type="float" office:value="-0.0000645238906145096" calcext:value-type="float">
            <text:p>-6.45238906145096E-05</text:p>
          </table:table-cell>
          <table:table-cell office:value-type="float" office:value="234.449226379395" calcext:value-type="float">
            <text:p>234.449226379395</text:p>
          </table:table-cell>
          <table:table-cell office:value-type="float" office:value="1.35364125967026" calcext:value-type="float">
            <text:p>1.35364125967026</text:p>
          </table:table-cell>
          <table:table-cell office:value-type="float" office:value="2379.86374872635" calcext:value-type="float">
            <text:p>2379.86374872635</text:p>
          </table:table-cell>
          <table:table-cell office:value-type="float" office:value="50.8895283391583" calcext:value-type="float">
            <text:p>50.889528339158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2688646316528" calcext:value-type="float">
            <text:p>0.602688646316528</text:p>
          </table:table-cell>
          <table:table-cell office:value-type="float" office:value="0.000968990963883698" calcext:value-type="float">
            <text:p>0.000968990963884</text:p>
          </table:table-cell>
          <table:table-cell office:value-type="float" office:value="-0.00167188942432404" calcext:value-type="float">
            <text:p>-0.001671889424324</text:p>
          </table:table-cell>
          <table:table-cell office:value-type="float" office:value="713.954248046875" calcext:value-type="float">
            <text:p>713.954248046875</text:p>
          </table:table-cell>
          <table:table-cell office:value-type="float" office:value="3.85370018482208" calcext:value-type="float">
            <text:p>3.85370018482208</text:p>
          </table:table-cell>
          <table:table-cell office:value-type="float" office:value="1764.12569289795" calcext:value-type="float">
            <text:p>1764.12569289795</text:p>
          </table:table-cell>
          <table:table-cell office:value-type="float" office:value="43.730712040374" calcext:value-type="float">
            <text:p>43.73071204037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68566930294037" calcext:value-type="float">
            <text:p>0.668566930294037</text:p>
          </table:table-cell>
          <table:table-cell office:value-type="float" office:value="0.00454576555639505" calcext:value-type="float">
            <text:p>0.004545765556395</text:p>
          </table:table-cell>
          <table:table-cell office:value-type="float" office:value="-0.000288732722401619" calcext:value-type="float">
            <text:p>-0.000288732722402</text:p>
          </table:table-cell>
          <table:table-cell office:value-type="float" office:value="521.047964477539" calcext:value-type="float">
            <text:p>521.047964477539</text:p>
          </table:table-cell>
          <table:table-cell office:value-type="float" office:value="2.92539699077606" calcext:value-type="float">
            <text:p>2.92539699077606</text:p>
          </table:table-cell>
          <table:table-cell office:value-type="float" office:value="2019.17905645939" calcext:value-type="float">
            <text:p>2019.17905645939</text:p>
          </table:table-cell>
          <table:table-cell office:value-type="float" office:value="47.4493345110444" calcext:value-type="float">
            <text:p>47.449334511044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439597791433334" calcext:value-type="float">
            <text:p>0.439597791433334</text:p>
          </table:table-cell>
          <table:table-cell office:value-type="float" office:value="0.000704067293554544" calcext:value-type="float">
            <text:p>0.000704067293555</text:p>
          </table:table-cell>
          <table:table-cell office:value-type="float" office:value="0.0000367226079106331" calcext:value-type="float">
            <text:p>3.67226079106331E-05</text:p>
          </table:table-cell>
          <table:table-cell office:value-type="float" office:value="14.0161503791809" calcext:value-type="float">
            <text:p>14.0161503791809</text:p>
          </table:table-cell>
          <table:table-cell office:value-type="float" office:value="0.274101361632347" calcext:value-type="float">
            <text:p>0.274101361632347</text:p>
          </table:table-cell>
          <table:table-cell office:value-type="float" office:value="2598.86887322223" calcext:value-type="float">
            <text:p>2598.86887322223</text:p>
          </table:table-cell>
          <table:table-cell office:value-type="float" office:value="46.6018399292603" calcext:value-type="float">
            <text:p>46.601839929260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55346827507019" calcext:value-type="float">
            <text:p>0.55346827507019</text:p>
          </table:table-cell>
          <table:table-cell office:value-type="float" office:value="0.00219681889284402" calcext:value-type="float">
            <text:p>0.002196818892844</text:p>
          </table:table-cell>
          <table:table-cell office:value-type="float" office:value="-0.000458086654543877" calcext:value-type="float">
            <text:p>-0.000458086654544</text:p>
          </table:table-cell>
          <table:table-cell office:value-type="float" office:value="80.9372177124024" calcext:value-type="float">
            <text:p>80.9372177124024</text:p>
          </table:table-cell>
          <table:table-cell office:value-type="float" office:value="0.665825212001801" calcext:value-type="float">
            <text:p>0.665825212001801</text:p>
          </table:table-cell>
          <table:table-cell office:value-type="float" office:value="2855.91983236439" calcext:value-type="float">
            <text:p>2855.91983236439</text:p>
          </table:table-cell>
          <table:table-cell office:value-type="float" office:value="40.3373336977558" calcext:value-type="float">
            <text:p>40.337333697755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542216408252716" calcext:value-type="float">
            <text:p>0.542216408252716</text:p>
          </table:table-cell>
          <table:table-cell office:value-type="float" office:value="0.00151844620704651" calcext:value-type="float">
            <text:p>0.001518446207047</text:p>
          </table:table-cell>
          <table:table-cell office:value-type="float" office:value="-0.00282583683729172" calcext:value-type="float">
            <text:p>-0.002825836837292</text:p>
          </table:table-cell>
          <table:table-cell office:value-type="float" office:value="157.278001403809" calcext:value-type="float">
            <text:p>157.278001403809</text:p>
          </table:table-cell>
          <table:table-cell office:value-type="float" office:value="1.03932396173477" calcext:value-type="float">
            <text:p>1.03932396173477</text:p>
          </table:table-cell>
          <table:table-cell office:value-type="float" office:value="3540.11145470326" calcext:value-type="float">
            <text:p>3540.11145470326</text:p>
          </table:table-cell>
          <table:table-cell office:value-type="float" office:value="39.7537826538407" calcext:value-type="float">
            <text:p>39.753782653840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462319678068161" calcext:value-type="float">
            <text:p>0.462319678068161</text:p>
          </table:table-cell>
          <table:table-cell office:value-type="float" office:value="0.0000225613774091471" calcext:value-type="float">
            <text:p>2.25613774091471E-05</text:p>
          </table:table-cell>
          <table:table-cell office:value-type="float" office:value="-0.0000240251421928406" calcext:value-type="float">
            <text:p>-2.40251421928406E-05</text:p>
          </table:table-cell>
          <table:table-cell office:value-type="float" office:value="28.9981069564819" calcext:value-type="float">
            <text:p>28.9981069564819</text:p>
          </table:table-cell>
          <table:table-cell office:value-type="float" office:value="0.359962278604507" calcext:value-type="float">
            <text:p>0.359962278604507</text:p>
          </table:table-cell>
          <table:table-cell office:value-type="float" office:value="2047.3117441365" calcext:value-type="float">
            <text:p>2047.3117441365</text:p>
          </table:table-cell>
          <table:table-cell office:value-type="float" office:value="39.9433190231095" calcext:value-type="float">
            <text:p>39.943319023109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379499834775925" calcext:value-type="float">
            <text:p>0.379499834775925</text:p>
          </table:table-cell>
          <table:table-cell office:value-type="float" office:value="0.000669641030253843" calcext:value-type="float">
            <text:p>0.000669641030254</text:p>
          </table:table-cell>
          <table:table-cell office:value-type="float" office:value="0.00000976112205535173" calcext:value-type="float">
            <text:p>9.76112205535173E-06</text:p>
          </table:table-cell>
          <table:table-cell office:value-type="float" office:value="229.333407592773" calcext:value-type="float">
            <text:p>229.333407592773</text:p>
          </table:table-cell>
          <table:table-cell office:value-type="float" office:value="1.32085075378418" calcext:value-type="float">
            <text:p>1.32085075378418</text:p>
          </table:table-cell>
          <table:table-cell office:value-type="float" office:value="860.720210815174" calcext:value-type="float">
            <text:p>860.720210815174</text:p>
          </table:table-cell>
          <table:table-cell office:value-type="float" office:value="45.2142949230504" calcext:value-type="float">
            <text:p>45.214294923050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485833498835564" calcext:value-type="float">
            <text:p>0.485833498835564</text:p>
          </table:table-cell>
          <table:table-cell office:value-type="float" office:value="0.000736821326427162" calcext:value-type="float">
            <text:p>0.000736821326427</text:p>
          </table:table-cell>
          <table:table-cell office:value-type="float" office:value="-0.00216915253549814" calcext:value-type="float">
            <text:p>-0.002169152535498</text:p>
          </table:table-cell>
          <table:table-cell office:value-type="float" office:value="411.080877685547" calcext:value-type="float">
            <text:p>411.080877685547</text:p>
          </table:table-cell>
          <table:table-cell office:value-type="float" office:value="2.28059830665588" calcext:value-type="float">
            <text:p>2.28059830665588</text:p>
          </table:table-cell>
          <table:table-cell office:value-type="float" office:value="1005.34530478499" calcext:value-type="float">
            <text:p>1005.34530478499</text:p>
          </table:table-cell>
          <table:table-cell office:value-type="float" office:value="31.7114598264277" calcext:value-type="float">
            <text:p>31.711459826427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450668522715569" calcext:value-type="float">
            <text:p>0.450668522715569</text:p>
          </table:table-cell>
          <table:table-cell office:value-type="float" office:value="0.000640691502485424" calcext:value-type="float">
            <text:p>0.000640691502485</text:p>
          </table:table-cell>
          <table:table-cell office:value-type="float" office:value="-0.00328785376623273" calcext:value-type="float">
            <text:p>-0.003287853766233</text:p>
          </table:table-cell>
          <table:table-cell office:value-type="float" office:value="109.90118637085" calcext:value-type="float">
            <text:p>109.90118637085</text:p>
          </table:table-cell>
          <table:table-cell office:value-type="float" office:value="0.756028527021408" calcext:value-type="float">
            <text:p>0.756028527021408</text:p>
          </table:table-cell>
          <table:table-cell office:value-type="float" office:value="162.949679117131" calcext:value-type="float">
            <text:p>162.949679117131</text:p>
          </table:table-cell>
          <table:table-cell office:value-type="float" office:value="27.4523614977952" calcext:value-type="float">
            <text:p>27.452361497795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35243616104126" calcext:value-type="float">
            <text:p>0.35243616104126</text:p>
          </table:table-cell>
          <table:table-cell office:value-type="float" office:value="0.000186664800276048" calcext:value-type="float">
            <text:p>0.000186664800276</text:p>
          </table:table-cell>
          <table:table-cell office:value-type="float" office:value="-0.0000285003334283829" calcext:value-type="float">
            <text:p>-2.85003334283829E-05</text:p>
          </table:table-cell>
          <table:table-cell office:value-type="float" office:value="110.225212097168" calcext:value-type="float">
            <text:p>110.225212097168</text:p>
          </table:table-cell>
          <table:table-cell office:value-type="float" office:value="0.711544144153595" calcext:value-type="float">
            <text:p>0.711544144153595</text:p>
          </table:table-cell>
          <table:table-cell office:value-type="float" office:value="1596.83848125654" calcext:value-type="float">
            <text:p>1596.83848125654</text:p>
          </table:table-cell>
          <table:table-cell office:value-type="float" office:value="34.9356362526829" calcext:value-type="float">
            <text:p>34.935636252682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453165566921234" calcext:value-type="float">
            <text:p>0.453165566921234</text:p>
          </table:table-cell>
          <table:table-cell office:value-type="float" office:value="0.000454099362832494" calcext:value-type="float">
            <text:p>0.000454099362832</text:p>
          </table:table-cell>
          <table:table-cell office:value-type="float" office:value="0.000124258175492287" calcext:value-type="float">
            <text:p>0.000124258175492</text:p>
          </table:table-cell>
          <table:table-cell office:value-type="float" office:value="117.203412628174" calcext:value-type="float">
            <text:p>117.203412628174</text:p>
          </table:table-cell>
          <table:table-cell office:value-type="float" office:value="0.797084563970566" calcext:value-type="float">
            <text:p>0.797084563970566</text:p>
          </table:table-cell>
          <table:table-cell office:value-type="float" office:value="1351.86393072942" calcext:value-type="float">
            <text:p>1351.86393072942</text:p>
          </table:table-cell>
          <table:table-cell office:value-type="float" office:value="31.9930349824949" calcext:value-type="float">
            <text:p>31.993034982494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400946101546287" calcext:value-type="float">
            <text:p>0.400946101546287</text:p>
          </table:table-cell>
          <table:table-cell office:value-type="float" office:value="0.00120936600724235" calcext:value-type="float">
            <text:p>0.001209366007242</text:p>
          </table:table-cell>
          <table:table-cell office:value-type="float" office:value="0.0000885482411831617" calcext:value-type="float">
            <text:p>8.85482411831617E-05</text:p>
          </table:table-cell>
          <table:table-cell office:value-type="float" office:value="274.363626098633" calcext:value-type="float">
            <text:p>274.363626098633</text:p>
          </table:table-cell>
          <table:table-cell office:value-type="float" office:value="1.55694186687469" calcext:value-type="float">
            <text:p>1.55694186687469</text:p>
          </table:table-cell>
          <table:table-cell office:value-type="float" office:value="780.103717870902" calcext:value-type="float">
            <text:p>780.103717870902</text:p>
          </table:table-cell>
          <table:table-cell office:value-type="float" office:value="40.3358837438369" calcext:value-type="float">
            <text:p>40.335883743836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518926900625229" calcext:value-type="float">
            <text:p>0.518926900625229</text:p>
          </table:table-cell>
          <table:table-cell office:value-type="float" office:value="0.00179017279297113" calcext:value-type="float">
            <text:p>0.001790172792971</text:p>
          </table:table-cell>
          <table:table-cell office:value-type="float" office:value="-0.00277023538947105" calcext:value-type="float">
            <text:p>-0.002770235389471</text:p>
          </table:table-cell>
          <table:table-cell office:value-type="float" office:value="352.651852416992" calcext:value-type="float">
            <text:p>352.651852416992</text:p>
          </table:table-cell>
          <table:table-cell office:value-type="float" office:value="2.00459899902344" calcext:value-type="float">
            <text:p>2.00459899902344</text:p>
          </table:table-cell>
          <table:table-cell office:value-type="float" office:value="1111.56697834957" calcext:value-type="float">
            <text:p>1111.56697834957</text:p>
          </table:table-cell>
          <table:table-cell office:value-type="float" office:value="44.3721287925845" calcext:value-type="float">
            <text:p>44.37212879258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411404570937157" calcext:value-type="float">
            <text:p>0.411404570937157</text:p>
          </table:table-cell>
          <table:table-cell office:value-type="float" office:value="0.0000101892215297994" calcext:value-type="float">
            <text:p>1.01892215297994E-05</text:p>
          </table:table-cell>
          <table:table-cell office:value-type="float" office:value="-0.0000187171623110771" calcext:value-type="float">
            <text:p>-1.87171623110771E-05</text:p>
          </table:table-cell>
          <table:table-cell office:value-type="float" office:value="20.3722452163696" calcext:value-type="float">
            <text:p>20.3722452163696</text:p>
          </table:table-cell>
          <table:table-cell office:value-type="float" office:value="0.291059358417988" calcext:value-type="float">
            <text:p>0.291059358417988</text:p>
          </table:table-cell>
          <table:table-cell office:value-type="float" office:value="2903.36319229978" calcext:value-type="float">
            <text:p>2903.36319229978</text:p>
          </table:table-cell>
          <table:table-cell office:value-type="float" office:value="35.8430313278979" calcext:value-type="float">
            <text:p>35.843031327897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478898933529854" calcext:value-type="float">
            <text:p>0.478898933529854</text:p>
          </table:table-cell>
          <table:table-cell office:value-type="float" office:value="0.00107154464349151" calcext:value-type="float">
            <text:p>0.001071544643492</text:p>
          </table:table-cell>
          <table:table-cell office:value-type="float" office:value="-0.00103559773415327" calcext:value-type="float">
            <text:p>-0.001035597734153</text:p>
          </table:table-cell>
          <table:table-cell office:value-type="float" office:value="458.512442016602" calcext:value-type="float">
            <text:p>458.512442016602</text:p>
          </table:table-cell>
          <table:table-cell office:value-type="float" office:value="2.51533160209656" calcext:value-type="float">
            <text:p>2.51533160209656</text:p>
          </table:table-cell>
          <table:table-cell office:value-type="float" office:value="2585.53053136032" calcext:value-type="float">
            <text:p>2585.53053136032</text:p>
          </table:table-cell>
          <table:table-cell office:value-type="float" office:value="36.9698733132857" calcext:value-type="float">
            <text:p>36.969873313285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384073138237" calcext:value-type="float">
            <text:p>0.384073138237</text:p>
          </table:table-cell>
          <table:table-cell office:value-type="float" office:value="0.000980637763859704" calcext:value-type="float">
            <text:p>0.00098063776386</text:p>
          </table:table-cell>
          <table:table-cell office:value-type="float" office:value="-0.00406602080911398" calcext:value-type="float">
            <text:p>-0.004066020809114</text:p>
          </table:table-cell>
          <table:table-cell office:value-type="float" office:value="277.289036560059" calcext:value-type="float">
            <text:p>277.289036560059</text:p>
          </table:table-cell>
          <table:table-cell office:value-type="float" office:value="1.55867704153061" calcext:value-type="float">
            <text:p>1.55867704153061</text:p>
          </table:table-cell>
          <table:table-cell office:value-type="float" office:value="2478.79422091366" calcext:value-type="float">
            <text:p>2478.79422091366</text:p>
          </table:table-cell>
          <table:table-cell office:value-type="float" office:value="39.6820190583065" calcext:value-type="float">
            <text:p>39.682019058306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449066603183746" calcext:value-type="float">
            <text:p>0.449066603183746</text:p>
          </table:table-cell>
          <table:table-cell office:value-type="float" office:value="0.00104358255630359" calcext:value-type="float">
            <text:p>0.001043582556304</text:p>
          </table:table-cell>
          <table:table-cell office:value-type="float" office:value="-0.000771976634860039" calcext:value-type="float">
            <text:p>-0.00077197663486</text:p>
          </table:table-cell>
          <table:table-cell office:value-type="float" office:value="42.7007423400879" calcext:value-type="float">
            <text:p>42.7007423400879</text:p>
          </table:table-cell>
          <table:table-cell office:value-type="float" office:value="0.421552330255508" calcext:value-type="float">
            <text:p>0.421552330255508</text:p>
          </table:table-cell>
          <table:table-cell office:value-type="float" office:value="2419.14378296468" calcext:value-type="float">
            <text:p>2419.14378296468</text:p>
          </table:table-cell>
          <table:table-cell office:value-type="float" office:value="31.1753276787538" calcext:value-type="float">
            <text:p>31.175327678753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484295007586479" calcext:value-type="float">
            <text:p>0.484295007586479</text:p>
          </table:table-cell>
          <table:table-cell office:value-type="float" office:value="0.00114291311474517" calcext:value-type="float">
            <text:p>0.001142913114745</text:p>
          </table:table-cell>
          <table:table-cell office:value-type="float" office:value="0.0000790027901530266" calcext:value-type="float">
            <text:p>7.90027901530266E-05</text:p>
          </table:table-cell>
          <table:table-cell office:value-type="float" office:value="460.963702392578" calcext:value-type="float">
            <text:p>460.963702392578</text:p>
          </table:table-cell>
          <table:table-cell office:value-type="float" office:value="2.53095483779907" calcext:value-type="float">
            <text:p>2.53095483779907</text:p>
          </table:table-cell>
          <table:table-cell office:value-type="float" office:value="1986.76148493103" calcext:value-type="float">
            <text:p>1986.76148493103</text:p>
          </table:table-cell>
          <table:table-cell office:value-type="float" office:value="27.555784417352" calcext:value-type="float">
            <text:p>27.55578441735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507535934448242" calcext:value-type="float">
            <text:p>0.507535934448242</text:p>
          </table:table-cell>
          <table:table-cell office:value-type="float" office:value="0.00128570541273803" calcext:value-type="float">
            <text:p>0.001285705412738</text:p>
          </table:table-cell>
          <table:table-cell office:value-type="float" office:value="-0.00012048464268446" calcext:value-type="float">
            <text:p>-0.000120484642684</text:p>
          </table:table-cell>
          <table:table-cell office:value-type="float" office:value="236.373901367187" calcext:value-type="float">
            <text:p>236.373901367187</text:p>
          </table:table-cell>
          <table:table-cell office:value-type="float" office:value="1.41957997083664" calcext:value-type="float">
            <text:p>1.41957997083664</text:p>
          </table:table-cell>
          <table:table-cell office:value-type="float" office:value="2357.80047203564" calcext:value-type="float">
            <text:p>2357.80047203564</text:p>
          </table:table-cell>
          <table:table-cell office:value-type="float" office:value="48.0470951763621" calcext:value-type="float">
            <text:p>48.04709517636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9271357059479" calcext:value-type="float">
            <text:p>0.649271357059479</text:p>
          </table:table-cell>
          <table:table-cell office:value-type="float" office:value="0.00109288753010333" calcext:value-type="float">
            <text:p>0.001092887530103</text:p>
          </table:table-cell>
          <table:table-cell office:value-type="float" office:value="-0.0037385031580925" calcext:value-type="float">
            <text:p>-0.003738503158093</text:p>
          </table:table-cell>
          <table:table-cell office:value-type="float" office:value="318.268363952637" calcext:value-type="float">
            <text:p>318.268363952637</text:p>
          </table:table-cell>
          <table:table-cell office:value-type="float" office:value="1.89616459608078" calcext:value-type="float">
            <text:p>1.89616459608078</text:p>
          </table:table-cell>
          <table:table-cell office:value-type="float" office:value="2295.33674234119" calcext:value-type="float">
            <text:p>2295.33674234119</text:p>
          </table:table-cell>
          <table:table-cell office:value-type="float" office:value="46.9852134448127" calcext:value-type="float">
            <text:p>46.985213444812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547424954175949" calcext:value-type="float">
            <text:p>0.547424954175949</text:p>
          </table:table-cell>
          <table:table-cell office:value-type="float" office:value="0.000198479776736349" calcext:value-type="float">
            <text:p>0.000198479776736</text:p>
          </table:table-cell>
          <table:table-cell office:value-type="float" office:value="-0.000186002627015114" calcext:value-type="float">
            <text:p>-0.000186002627015</text:p>
          </table:table-cell>
          <table:table-cell office:value-type="float" office:value="35.4970512390137" calcext:value-type="float">
            <text:p>35.4970512390137</text:p>
          </table:table-cell>
          <table:table-cell office:value-type="float" office:value="0.434453436732292" calcext:value-type="float">
            <text:p>0.434453436732292</text:p>
          </table:table-cell>
          <table:table-cell office:value-type="float" office:value="2821.73039118747" calcext:value-type="float">
            <text:p>2821.73039118747</text:p>
          </table:table-cell>
          <table:table-cell office:value-type="float" office:value="32.541802526149" calcext:value-type="float">
            <text:p>32.54180252614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438140022754669" calcext:value-type="float">
            <text:p>0.438140022754669</text:p>
          </table:table-cell>
          <table:table-cell office:value-type="float" office:value="0.000952075107488781" calcext:value-type="float">
            <text:p>0.000952075107489</text:p>
          </table:table-cell>
          <table:table-cell office:value-type="float" office:value="0.0000109276734292507" calcext:value-type="float">
            <text:p>1.09276734292507E-05</text:p>
          </table:table-cell>
          <table:table-cell office:value-type="float" office:value="119.152931976318" calcext:value-type="float">
            <text:p>119.152931976318</text:p>
          </table:table-cell>
          <table:table-cell office:value-type="float" office:value="0.798760932683945" calcext:value-type="float">
            <text:p>0.798760932683945</text:p>
          </table:table-cell>
          <table:table-cell office:value-type="float" office:value="3048.87891848309" calcext:value-type="float">
            <text:p>3048.87891848309</text:p>
          </table:table-cell>
          <table:table-cell office:value-type="float" office:value="49.5537995759165" calcext:value-type="float">
            <text:p>49.553799575916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365897816419602" calcext:value-type="float">
            <text:p>0.365897816419602</text:p>
          </table:table-cell>
          <table:table-cell office:value-type="float" office:value="0.00231554191559553" calcext:value-type="float">
            <text:p>0.002315541915596</text:p>
          </table:table-cell>
          <table:table-cell office:value-type="float" office:value="0.000257750973105431" calcext:value-type="float">
            <text:p>0.000257750973105</text:p>
          </table:table-cell>
          <table:table-cell office:value-type="float" office:value="67.787223815918" calcext:value-type="float">
            <text:p>67.787223815918</text:p>
          </table:table-cell>
          <table:table-cell office:value-type="float" office:value="0.506542831659317" calcext:value-type="float">
            <text:p>0.506542831659317</text:p>
          </table:table-cell>
          <table:table-cell office:value-type="float" office:value="2511.82530154739" calcext:value-type="float">
            <text:p>2511.82530154739</text:p>
          </table:table-cell>
          <table:table-cell office:value-type="float" office:value="38.9471453673032" calcext:value-type="float">
            <text:p>38.947145367303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45004089474678" calcext:value-type="float">
            <text:p>0.45004089474678</text:p>
          </table:table-cell>
          <table:table-cell office:value-type="float" office:value="0.000871019624173641" calcext:value-type="float">
            <text:p>0.000871019624174</text:p>
          </table:table-cell>
          <table:table-cell office:value-type="float" office:value="-0.000196387432515621" calcext:value-type="float">
            <text:p>-0.000196387432516</text:p>
          </table:table-cell>
          <table:table-cell office:value-type="float" office:value="115.943419647217" calcext:value-type="float">
            <text:p>115.943419647217</text:p>
          </table:table-cell>
          <table:table-cell office:value-type="float" office:value="0.788390839099884" calcext:value-type="float">
            <text:p>0.788390839099884</text:p>
          </table:table-cell>
          <table:table-cell office:value-type="float" office:value="2559.62951498144" calcext:value-type="float">
            <text:p>2559.62951498144</text:p>
          </table:table-cell>
          <table:table-cell office:value-type="float" office:value="46.6484799145373" calcext:value-type="float">
            <text:p>46.648479914537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498762565851212" calcext:value-type="float">
            <text:p>0.498762565851212</text:p>
          </table:table-cell>
          <table:table-cell office:value-type="float" office:value="0.00139784592902288" calcext:value-type="float">
            <text:p>0.001397845929023</text:p>
          </table:table-cell>
          <table:table-cell office:value-type="float" office:value="0.0000534018501639366" calcext:value-type="float">
            <text:p>5.34018501639366E-05</text:p>
          </table:table-cell>
          <table:table-cell office:value-type="float" office:value="97.3582130432129" calcext:value-type="float">
            <text:p>97.3582130432129</text:p>
          </table:table-cell>
          <table:table-cell office:value-type="float" office:value="0.72039013504982" calcext:value-type="float">
            <text:p>0.72039013504982</text:p>
          </table:table-cell>
          <table:table-cell office:value-type="float" office:value="1581.89521999434" calcext:value-type="float">
            <text:p>1581.89521999434</text:p>
          </table:table-cell>
          <table:table-cell office:value-type="float" office:value="48.7328689147413" calcext:value-type="float">
            <text:p>48.732868914741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460231673717499" calcext:value-type="float">
            <text:p>0.460231673717499</text:p>
          </table:table-cell>
          <table:table-cell office:value-type="float" office:value="0.000174477545078844" calcext:value-type="float">
            <text:p>0.000174477545079</text:p>
          </table:table-cell>
          <table:table-cell office:value-type="float" office:value="-0.00373337464407086" calcext:value-type="float">
            <text:p>-0.003733374644071</text:p>
          </table:table-cell>
          <table:table-cell office:value-type="float" office:value="22.2504111289978" calcext:value-type="float">
            <text:p>22.2504111289978</text:p>
          </table:table-cell>
          <table:table-cell office:value-type="float" office:value="0.321204587817192" calcext:value-type="float">
            <text:p>0.321204587817192</text:p>
          </table:table-cell>
          <table:table-cell office:value-type="float" office:value="2145.72799691336" calcext:value-type="float">
            <text:p>2145.72799691336</text:p>
          </table:table-cell>
          <table:table-cell office:value-type="float" office:value="39.1191843389067" calcext:value-type="float">
            <text:p>39.119184338906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46492040157318" calcext:value-type="float">
            <text:p>0.646492040157318</text:p>
          </table:table-cell>
          <table:table-cell office:value-type="float" office:value="0.00171054414240643" calcext:value-type="float">
            <text:p>0.001710544142406</text:p>
          </table:table-cell>
          <table:table-cell office:value-type="float" office:value="-0.0000848220661282539" calcext:value-type="float">
            <text:p>-8.48220661282539E-05</text:p>
          </table:table-cell>
          <table:table-cell office:value-type="float" office:value="362.052499389648" calcext:value-type="float">
            <text:p>362.052499389648</text:p>
          </table:table-cell>
          <table:table-cell office:value-type="float" office:value="2.11790788173676" calcext:value-type="float">
            <text:p>2.11790788173676</text:p>
          </table:table-cell>
          <table:table-cell office:value-type="float" office:value="2087.28001037062" calcext:value-type="float">
            <text:p>2087.28001037062</text:p>
          </table:table-cell>
          <table:table-cell office:value-type="float" office:value="54.4594529460766" calcext:value-type="float">
            <text:p>54.459452946076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412508034706116" calcext:value-type="float">
            <text:p>0.412508034706116</text:p>
          </table:table-cell>
          <table:table-cell office:value-type="float" office:value="0.00199645581888035" calcext:value-type="float">
            <text:p>0.00199645581888</text:p>
          </table:table-cell>
          <table:table-cell office:value-type="float" office:value="-0.000255223596468568" calcext:value-type="float">
            <text:p>-0.000255223596469</text:p>
          </table:table-cell>
          <table:table-cell office:value-type="float" office:value="92.0525840759277" calcext:value-type="float">
            <text:p>92.0525840759277</text:p>
          </table:table-cell>
          <table:table-cell office:value-type="float" office:value="0.651020675897598" calcext:value-type="float">
            <text:p>0.651020675897598</text:p>
          </table:table-cell>
          <table:table-cell office:value-type="float" office:value="2864.30908282977" calcext:value-type="float">
            <text:p>2864.30908282977</text:p>
          </table:table-cell>
          <table:table-cell office:value-type="float" office:value="53.6955143861589" calcext:value-type="float">
            <text:p>53.695514386158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563944727182388" calcext:value-type="float">
            <text:p>0.563944727182388</text:p>
          </table:table-cell>
          <table:table-cell office:value-type="float" office:value="0.00152190439403057" calcext:value-type="float">
            <text:p>0.001521904394031</text:p>
          </table:table-cell>
          <table:table-cell office:value-type="float" office:value="-0.0019427228718996" calcext:value-type="float">
            <text:p>-0.0019427228719</text:p>
          </table:table-cell>
          <table:table-cell office:value-type="float" office:value="137.33553237915" calcext:value-type="float">
            <text:p>137.33553237915</text:p>
          </table:table-cell>
          <table:table-cell office:value-type="float" office:value="0.951283097267151" calcext:value-type="float">
            <text:p>0.951283097267151</text:p>
          </table:table-cell>
          <table:table-cell office:value-type="float" office:value="2369.2131511764" calcext:value-type="float">
            <text:p>2369.2131511764</text:p>
          </table:table-cell>
          <table:table-cell office:value-type="float" office:value="62.1054521308193" calcext:value-type="float">
            <text:p>62.105452130819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44917159974575" calcext:value-type="float">
            <text:p>0.44917159974575</text:p>
          </table:table-cell>
          <table:table-cell office:value-type="float" office:value="0.000411436471040361" calcext:value-type="float">
            <text:p>0.00041143647104</text:p>
          </table:table-cell>
          <table:table-cell office:value-type="float" office:value="-0.0029557092115283" calcext:value-type="float">
            <text:p>-0.002955709211528</text:p>
          </table:table-cell>
          <table:table-cell office:value-type="float" office:value="504.525112915039" calcext:value-type="float">
            <text:p>504.525112915039</text:p>
          </table:table-cell>
          <table:table-cell office:value-type="float" office:value="2.72815291881561" calcext:value-type="float">
            <text:p>2.72815291881561</text:p>
          </table:table-cell>
          <table:table-cell office:value-type="float" office:value="1982.74120901402" calcext:value-type="float">
            <text:p>1982.74120901402</text:p>
          </table:table-cell>
          <table:table-cell office:value-type="float" office:value="46.7436213156704" calcext:value-type="float">
            <text:p>46.743621315670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566669535636902" calcext:value-type="float">
            <text:p>0.566669535636902</text:p>
          </table:table-cell>
          <table:table-cell office:value-type="float" office:value="0.000487010474898852" calcext:value-type="float">
            <text:p>0.000487010474899</text:p>
          </table:table-cell>
          <table:table-cell office:value-type="float" office:value="-0.00164820943027735" calcext:value-type="float">
            <text:p>-0.001648209430277</text:p>
          </table:table-cell>
          <table:table-cell office:value-type="float" office:value="403.350601196289" calcext:value-type="float">
            <text:p>403.350601196289</text:p>
          </table:table-cell>
          <table:table-cell office:value-type="float" office:value="2.28249981403351" calcext:value-type="float">
            <text:p>2.28249981403351</text:p>
          </table:table-cell>
          <table:table-cell office:value-type="float" office:value="3426.32937128488" calcext:value-type="float">
            <text:p>3426.32937128488</text:p>
          </table:table-cell>
          <table:table-cell office:value-type="float" office:value="66.0486739725863" calcext:value-type="float">
            <text:p>66.048673972586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560580205917358" calcext:value-type="float">
            <text:p>0.560580205917358</text:p>
          </table:table-cell>
          <table:table-cell office:value-type="float" office:value="0.00223646159283817" calcext:value-type="float">
            <text:p>0.002236461592838</text:p>
          </table:table-cell>
          <table:table-cell office:value-type="float" office:value="-0.0016561284661293" calcext:value-type="float">
            <text:p>-0.001656128466129</text:p>
          </table:table-cell>
          <table:table-cell office:value-type="float" office:value="163.453036499023" calcext:value-type="float">
            <text:p>163.453036499023</text:p>
          </table:table-cell>
          <table:table-cell office:value-type="float" office:value="1.08088858127594" calcext:value-type="float">
            <text:p>1.08088858127594</text:p>
          </table:table-cell>
          <table:table-cell office:value-type="float" office:value="2285.78737339449" calcext:value-type="float">
            <text:p>2285.78737339449</text:p>
          </table:table-cell>
          <table:table-cell office:value-type="float" office:value="57.3546521342682" calcext:value-type="float">
            <text:p>57.354652134268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70488005876541" calcext:value-type="float">
            <text:p>0.570488005876541</text:p>
          </table:table-cell>
          <table:table-cell office:value-type="float" office:value="0.00514537123963237" calcext:value-type="float">
            <text:p>0.005145371239632</text:p>
          </table:table-cell>
          <table:table-cell office:value-type="float" office:value="-0.00146330110728741" calcext:value-type="float">
            <text:p>-0.001463301107287</text:p>
          </table:table-cell>
          <table:table-cell office:value-type="float" office:value="110.947261047363" calcext:value-type="float">
            <text:p>110.947261047363</text:p>
          </table:table-cell>
          <table:table-cell office:value-type="float" office:value="0.825060719251633" calcext:value-type="float">
            <text:p>0.825060719251633</text:p>
          </table:table-cell>
          <table:table-cell office:value-type="float" office:value="3742.35466277401" calcext:value-type="float">
            <text:p>3742.35466277401</text:p>
          </table:table-cell>
          <table:table-cell office:value-type="float" office:value="69.0915766491903" calcext:value-type="float">
            <text:p>69.09157664919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413486507534981" calcext:value-type="float">
            <text:p>0.413486507534981</text:p>
          </table:table-cell>
          <table:table-cell office:value-type="float" office:value="0.0000398358417442068" calcext:value-type="float">
            <text:p>3.98358417442068E-05</text:p>
          </table:table-cell>
          <table:table-cell office:value-type="float" office:value="0.0000016162171959877" calcext:value-type="float">
            <text:p>1.6162171959877E-06</text:p>
          </table:table-cell>
          <table:table-cell office:value-type="float" office:value="547.045040893555" calcext:value-type="float">
            <text:p>547.045040893555</text:p>
          </table:table-cell>
          <table:table-cell office:value-type="float" office:value="2.92605586051941" calcext:value-type="float">
            <text:p>2.92605586051941</text:p>
          </table:table-cell>
          <table:table-cell office:value-type="float" office:value="3406.79014858057" calcext:value-type="float">
            <text:p>3406.79014858057</text:p>
          </table:table-cell>
          <table:table-cell office:value-type="float" office:value="83.2677354746147" calcext:value-type="float">
            <text:p>83.267735474614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454582396149635" calcext:value-type="float">
            <text:p>0.454582396149635</text:p>
          </table:table-cell>
          <table:table-cell office:value-type="float" office:value="0.00441276342608035" calcext:value-type="float">
            <text:p>0.00441276342608</text:p>
          </table:table-cell>
          <table:table-cell office:value-type="float" office:value="-0.00098946476355195" calcext:value-type="float">
            <text:p>-0.000989464763552</text:p>
          </table:table-cell>
          <table:table-cell office:value-type="float" office:value="1021.05754394531" calcext:value-type="float">
            <text:p>1021.05754394531</text:p>
          </table:table-cell>
          <table:table-cell office:value-type="float" office:value="5.31814069747925" calcext:value-type="float">
            <text:p>5.31814069747925</text:p>
          </table:table-cell>
          <table:table-cell office:value-type="float" office:value="3535.42555570243" calcext:value-type="float">
            <text:p>3535.42555570243</text:p>
          </table:table-cell>
          <table:table-cell office:value-type="float" office:value="96.6139058156869" calcext:value-type="float">
            <text:p>96.613905815686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407894173264504" calcext:value-type="float">
            <text:p>0.407894173264504</text:p>
          </table:table-cell>
          <table:table-cell office:value-type="float" office:value="0.0044814174529165" calcext:value-type="float">
            <text:p>0.004481417452917</text:p>
          </table:table-cell>
          <table:table-cell office:value-type="float" office:value="-0.00260465210303664" calcext:value-type="float">
            <text:p>-0.002604652103037</text:p>
          </table:table-cell>
          <table:table-cell office:value-type="float" office:value="274.980020141602" calcext:value-type="float">
            <text:p>274.980020141602</text:p>
          </table:table-cell>
          <table:table-cell office:value-type="float" office:value="1.56298080682755" calcext:value-type="float">
            <text:p>1.56298080682755</text:p>
          </table:table-cell>
          <table:table-cell office:value-type="float" office:value="3335.68256239952" calcext:value-type="float">
            <text:p>3335.68256239952</text:p>
          </table:table-cell>
          <table:table-cell office:value-type="float" office:value="82.4375273074431" calcext:value-type="float">
            <text:p>82.437527307443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445262330770492" calcext:value-type="float">
            <text:p>0.445262330770492</text:p>
          </table:table-cell>
          <table:table-cell office:value-type="float" office:value="0.000425546924816445" calcext:value-type="float">
            <text:p>0.000425546924816</text:p>
          </table:table-cell>
          <table:table-cell office:value-type="float" office:value="-0.00041138157248497" calcext:value-type="float">
            <text:p>-0.000411381572485</text:p>
          </table:table-cell>
          <table:table-cell office:value-type="float" office:value="139.249263000488" calcext:value-type="float">
            <text:p>139.249263000488</text:p>
          </table:table-cell>
          <table:table-cell office:value-type="float" office:value="0.902782052755356" calcext:value-type="float">
            <text:p>0.902782052755356</text:p>
          </table:table-cell>
          <table:table-cell office:value-type="float" office:value="3744.07329626869" calcext:value-type="float">
            <text:p>3744.07329626869</text:p>
          </table:table-cell>
          <table:table-cell office:value-type="float" office:value="83.3678644832746" calcext:value-type="float">
            <text:p>83.367864483274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373658126592636" calcext:value-type="float">
            <text:p>0.373658126592636</text:p>
          </table:table-cell>
          <table:table-cell office:value-type="float" office:value="0.00191931255394593" calcext:value-type="float">
            <text:p>0.001919312553946</text:p>
          </table:table-cell>
          <table:table-cell office:value-type="float" office:value="-0.000227655004709959" calcext:value-type="float">
            <text:p>-0.00022765500471</text:p>
          </table:table-cell>
          <table:table-cell office:value-type="float" office:value="39.3031391143799" calcext:value-type="float">
            <text:p>39.3031391143799</text:p>
          </table:table-cell>
          <table:table-cell office:value-type="float" office:value="0.368046644330025" calcext:value-type="float">
            <text:p>0.368046644330025</text:p>
          </table:table-cell>
          <table:table-cell office:value-type="float" office:value="3678.73950767416" calcext:value-type="float">
            <text:p>3678.73950767416</text:p>
          </table:table-cell>
          <table:table-cell office:value-type="float" office:value="102.546944216941" calcext:value-type="float">
            <text:p>102.54694421694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42614883184433" calcext:value-type="float">
            <text:p>0.42614883184433</text:p>
          </table:table-cell>
          <table:table-cell office:value-type="float" office:value="0.000362060929182917" calcext:value-type="float">
            <text:p>0.000362060929183</text:p>
          </table:table-cell>
          <table:table-cell office:value-type="float" office:value="-0.0079945795238018" calcext:value-type="float">
            <text:p>-0.007994579523802</text:p>
          </table:table-cell>
          <table:table-cell office:value-type="float" office:value="900.804357910156" calcext:value-type="float">
            <text:p>900.804357910156</text:p>
          </table:table-cell>
          <table:table-cell office:value-type="float" office:value="4.69305367469788" calcext:value-type="float">
            <text:p>4.69305367469788</text:p>
          </table:table-cell>
          <table:table-cell office:value-type="float" office:value="2504.86759807644" calcext:value-type="float">
            <text:p>2504.86759807644</text:p>
          </table:table-cell>
          <table:table-cell office:value-type="float" office:value="91.3394544472045" calcext:value-type="float">
            <text:p>91.33945444720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349881380796432" calcext:value-type="float">
            <text:p>0.349881380796432</text:p>
          </table:table-cell>
          <table:table-cell office:value-type="float" office:value="0.000985152245266363" calcext:value-type="float">
            <text:p>0.000985152245266</text:p>
          </table:table-cell>
          <table:table-cell office:value-type="float" office:value="-0.0000241534784436226" calcext:value-type="float">
            <text:p>-2.41534784436226E-05</text:p>
          </table:table-cell>
          <table:table-cell office:value-type="float" office:value="294.334921264648" calcext:value-type="float">
            <text:p>294.334921264648</text:p>
          </table:table-cell>
          <table:table-cell office:value-type="float" office:value="1.63079574108124" calcext:value-type="float">
            <text:p>1.63079574108124</text:p>
          </table:table-cell>
          <table:table-cell office:value-type="float" office:value="3695.89449747799" calcext:value-type="float">
            <text:p>3695.89449747799</text:p>
          </table:table-cell>
          <table:table-cell office:value-type="float" office:value="83.6715297799091" calcext:value-type="float">
            <text:p>83.671529779909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467687916755676" calcext:value-type="float">
            <text:p>0.467687916755676</text:p>
          </table:table-cell>
          <table:table-cell office:value-type="float" office:value="0.000510739695164375" calcext:value-type="float">
            <text:p>0.000510739695164</text:p>
          </table:table-cell>
          <table:table-cell office:value-type="float" office:value="-0.0000599689781665802" calcext:value-type="float">
            <text:p>-5.99689781665802E-05</text:p>
          </table:table-cell>
          <table:table-cell office:value-type="float" office:value="68.0407905578613" calcext:value-type="float">
            <text:p>68.0407905578613</text:p>
          </table:table-cell>
          <table:table-cell office:value-type="float" office:value="0.557966643571854" calcext:value-type="float">
            <text:p>0.557966643571854</text:p>
          </table:table-cell>
          <table:table-cell office:value-type="float" office:value="3483.2353718924" calcext:value-type="float">
            <text:p>3483.2353718924</text:p>
          </table:table-cell>
          <table:table-cell office:value-type="float" office:value="82.9324297999029" calcext:value-type="float">
            <text:p>82.932429799902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421694260835648" calcext:value-type="float">
            <text:p>0.421694260835648</text:p>
          </table:table-cell>
          <table:table-cell office:value-type="float" office:value="0.00262923273257911" calcext:value-type="float">
            <text:p>0.002629232732579</text:p>
          </table:table-cell>
          <table:table-cell office:value-type="float" office:value="-0.000147106684744358" calcext:value-type="float">
            <text:p>-0.000147106684744</text:p>
          </table:table-cell>
          <table:table-cell office:value-type="float" office:value="547.184545898438" calcext:value-type="float">
            <text:p>547.184545898438</text:p>
          </table:table-cell>
          <table:table-cell office:value-type="float" office:value="2.93147497177124" calcext:value-type="float">
            <text:p>2.93147497177124</text:p>
          </table:table-cell>
          <table:table-cell office:value-type="float" office:value="3783.48016248931" calcext:value-type="float">
            <text:p>3783.48016248931</text:p>
          </table:table-cell>
          <table:table-cell office:value-type="float" office:value="89.5613857022603" calcext:value-type="float">
            <text:p>89.561385702260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384129825234413" calcext:value-type="float">
            <text:p>0.384129825234413</text:p>
          </table:table-cell>
          <table:table-cell office:value-type="float" office:value="0.00418796045705676" calcext:value-type="float">
            <text:p>0.004187960457057</text:p>
          </table:table-cell>
          <table:table-cell office:value-type="float" office:value="-0.000933369621634483" calcext:value-type="float">
            <text:p>-0.000933369621634</text:p>
          </table:table-cell>
          <table:table-cell office:value-type="float" office:value="264.519267272949" calcext:value-type="float">
            <text:p>264.519267272949</text:p>
          </table:table-cell>
          <table:table-cell office:value-type="float" office:value="1.49947792291641" calcext:value-type="float">
            <text:p>1.49947792291641</text:p>
          </table:table-cell>
          <table:table-cell office:value-type="float" office:value="3650.44597809151" calcext:value-type="float">
            <text:p>3650.44597809151</text:p>
          </table:table-cell>
          <table:table-cell office:value-type="float" office:value="96.8192296056307" calcext:value-type="float">
            <text:p>96.819229605630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47660568356514" calcext:value-type="float">
            <text:p>0.47660568356514</text:p>
          </table:table-cell>
          <table:table-cell office:value-type="float" office:value="0.000662647595163435" calcext:value-type="float">
            <text:p>0.000662647595163</text:p>
          </table:table-cell>
          <table:table-cell office:value-type="float" office:value="0.0000372495502233505" calcext:value-type="float">
            <text:p>3.72495502233505E-05</text:p>
          </table:table-cell>
          <table:table-cell office:value-type="float" office:value="230.489906311035" calcext:value-type="float">
            <text:p>230.489906311035</text:p>
          </table:table-cell>
          <table:table-cell office:value-type="float" office:value="1.37448779344559" calcext:value-type="float">
            <text:p>1.37448779344559</text:p>
          </table:table-cell>
          <table:table-cell office:value-type="float" office:value="3206.10129727604" calcext:value-type="float">
            <text:p>3206.10129727604</text:p>
          </table:table-cell>
          <table:table-cell office:value-type="float" office:value="73.7195092381211" calcext:value-type="float">
            <text:p>73.719509238121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440135595202446" calcext:value-type="float">
            <text:p>0.440135595202446</text:p>
          </table:table-cell>
          <table:table-cell office:value-type="float" office:value="0.000471578550059348" calcext:value-type="float">
            <text:p>0.000471578550059</text:p>
          </table:table-cell>
          <table:table-cell office:value-type="float" office:value="-0.00157025684602559" calcext:value-type="float">
            <text:p>-0.001570256846026</text:p>
          </table:table-cell>
          <table:table-cell office:value-type="float" office:value="84.2763126373291" calcext:value-type="float">
            <text:p>84.2763126373291</text:p>
          </table:table-cell>
          <table:table-cell office:value-type="float" office:value="0.62378094792366" calcext:value-type="float">
            <text:p>0.62378094792366</text:p>
          </table:table-cell>
          <table:table-cell office:value-type="float" office:value="2843.72076151912" calcext:value-type="float">
            <text:p>2843.72076151912</text:p>
          </table:table-cell>
          <table:table-cell office:value-type="float" office:value="104.659275294794" calcext:value-type="float">
            <text:p>104.65927529479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402930265665054" calcext:value-type="float">
            <text:p>0.402930265665054</text:p>
          </table:table-cell>
          <table:table-cell office:value-type="float" office:value="0.00129341970896348" calcext:value-type="float">
            <text:p>0.001293419708963</text:p>
          </table:table-cell>
          <table:table-cell office:value-type="float" office:value="-0.0000543253496289253" calcext:value-type="float">
            <text:p>-5.43253496289253E-05</text:p>
          </table:table-cell>
          <table:table-cell office:value-type="float" office:value="380.072479248047" calcext:value-type="float">
            <text:p>380.072479248047</text:p>
          </table:table-cell>
          <table:table-cell office:value-type="float" office:value="2.08609597682953" calcext:value-type="float">
            <text:p>2.08609597682953</text:p>
          </table:table-cell>
          <table:table-cell office:value-type="float" office:value="4074.83547570133" calcext:value-type="float">
            <text:p>4074.83547570133</text:p>
          </table:table-cell>
          <table:table-cell office:value-type="float" office:value="88.1143888864432" calcext:value-type="float">
            <text:p>88.114388886443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495724040269852" calcext:value-type="float">
            <text:p>0.495724040269852</text:p>
          </table:table-cell>
          <table:table-cell office:value-type="float" office:value="0.000157923873484833" calcext:value-type="float">
            <text:p>0.000157923873485</text:p>
          </table:table-cell>
          <table:table-cell office:value-type="float" office:value="0.0000531420111656189" calcext:value-type="float">
            <text:p>5.31420111656189E-05</text:p>
          </table:table-cell>
          <table:table-cell office:value-type="float" office:value="87.3485580444336" calcext:value-type="float">
            <text:p>87.3485580444336</text:p>
          </table:table-cell>
          <table:table-cell office:value-type="float" office:value="0.668477922677994" calcext:value-type="float">
            <text:p>0.668477922677994</text:p>
          </table:table-cell>
          <table:table-cell office:value-type="float" office:value="4079.11565594743" calcext:value-type="float">
            <text:p>4079.11565594743</text:p>
          </table:table-cell>
          <table:table-cell office:value-type="float" office:value="98.9167466750134" calcext:value-type="float">
            <text:p>98.91674667501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468168070912361" calcext:value-type="float">
            <text:p>0.468168070912361</text:p>
          </table:table-cell>
          <table:table-cell office:value-type="float" office:value="0.00113359017996117" calcext:value-type="float">
            <text:p>0.001133590179961</text:p>
          </table:table-cell>
          <table:table-cell office:value-type="float" office:value="-0.00717130452394485" calcext:value-type="float">
            <text:p>-0.007171304523945</text:p>
          </table:table-cell>
          <table:table-cell office:value-type="float" office:value="99.0323753356934" calcext:value-type="float">
            <text:p>99.0323753356934</text:p>
          </table:table-cell>
          <table:table-cell office:value-type="float" office:value="0.706529569625854" calcext:value-type="float">
            <text:p>0.706529569625854</text:p>
          </table:table-cell>
          <table:table-cell office:value-type="float" office:value="3910.37525566255" calcext:value-type="float">
            <text:p>3910.37525566255</text:p>
          </table:table-cell>
          <table:table-cell office:value-type="float" office:value="96.5149688320934" calcext:value-type="float">
            <text:p>96.514968832093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483181992173195" calcext:value-type="float">
            <text:p>0.483181992173195</text:p>
          </table:table-cell>
          <table:table-cell office:value-type="float" office:value="0.00239486233331263" calcext:value-type="float">
            <text:p>0.002394862333313</text:p>
          </table:table-cell>
          <table:table-cell office:value-type="float" office:value="-0.00113426595926285" calcext:value-type="float">
            <text:p>-0.001134265959263</text:p>
          </table:table-cell>
          <table:table-cell office:value-type="float" office:value="107.245055389404" calcext:value-type="float">
            <text:p>107.245055389404</text:p>
          </table:table-cell>
          <table:table-cell office:value-type="float" office:value="0.762002408504486" calcext:value-type="float">
            <text:p>0.762002408504486</text:p>
          </table:table-cell>
          <table:table-cell office:value-type="float" office:value="4421.86442622289" calcext:value-type="float">
            <text:p>4421.86442622289</text:p>
          </table:table-cell>
          <table:table-cell office:value-type="float" office:value="101.705895105318" calcext:value-type="float">
            <text:p>101.7058951053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323145818710327" calcext:value-type="float">
            <text:p>0.323145818710327</text:p>
          </table:table-cell>
          <table:table-cell office:value-type="float" office:value="0.00124776328448206" calcext:value-type="float">
            <text:p>0.001247763284482</text:p>
          </table:table-cell>
          <table:table-cell office:value-type="float" office:value="-0.00175138376653194" calcext:value-type="float">
            <text:p>-0.001751383766532</text:p>
          </table:table-cell>
          <table:table-cell office:value-type="float" office:value="61.825617980957" calcext:value-type="float">
            <text:p>61.825617980957</text:p>
          </table:table-cell>
          <table:table-cell office:value-type="float" office:value="0.453827720880508" calcext:value-type="float">
            <text:p>0.453827720880508</text:p>
          </table:table-cell>
          <table:table-cell office:value-type="float" office:value="2851.8335915127" calcext:value-type="float">
            <text:p>2851.8335915127</text:p>
          </table:table-cell>
          <table:table-cell office:value-type="float" office:value="79.7892515005194" calcext:value-type="float">
            <text:p>79.789251500519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415735629200935" calcext:value-type="float">
            <text:p>0.415735629200935</text:p>
          </table:table-cell>
          <table:table-cell office:value-type="float" office:value="0.00472449031658471" calcext:value-type="float">
            <text:p>0.004724490316585</text:p>
          </table:table-cell>
          <table:table-cell office:value-type="float" office:value="-0.000239529274404049" calcext:value-type="float">
            <text:p>-0.000239529274404</text:p>
          </table:table-cell>
          <table:table-cell office:value-type="float" office:value="244.780458068848" calcext:value-type="float">
            <text:p>244.780458068848</text:p>
          </table:table-cell>
          <table:table-cell office:value-type="float" office:value="1.41817754507065" calcext:value-type="float">
            <text:p>1.41817754507065</text:p>
          </table:table-cell>
          <table:table-cell office:value-type="float" office:value="3808.11655164809" calcext:value-type="float">
            <text:p>3808.11655164809</text:p>
          </table:table-cell>
          <table:table-cell office:value-type="float" office:value="100.123204967007" calcext:value-type="float">
            <text:p>100.12320496700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357985654473305" calcext:value-type="float">
            <text:p>0.357985654473305</text:p>
          </table:table-cell>
          <table:table-cell office:value-type="float" office:value="0.00102096670889296" calcext:value-type="float">
            <text:p>0.001020966708893</text:p>
          </table:table-cell>
          <table:table-cell office:value-type="float" office:value="-0.00023222379386425" calcext:value-type="float">
            <text:p>-0.000232223793864</text:p>
          </table:table-cell>
          <table:table-cell office:value-type="float" office:value="49.8902694702148" calcext:value-type="float">
            <text:p>49.8902694702148</text:p>
          </table:table-cell>
          <table:table-cell office:value-type="float" office:value="0.412909951806068" calcext:value-type="float">
            <text:p>0.412909951806068</text:p>
          </table:table-cell>
          <table:table-cell office:value-type="float" office:value="4317.34403391747" calcext:value-type="float">
            <text:p>4317.34403391747</text:p>
          </table:table-cell>
          <table:table-cell office:value-type="float" office:value="97.4385281152788" calcext:value-type="float">
            <text:p>97.438528115278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533259147405624" calcext:value-type="float">
            <text:p>0.533259147405624</text:p>
          </table:table-cell>
          <table:table-cell office:value-type="float" office:value="0.00478191403672099" calcext:value-type="float">
            <text:p>0.004781914036721</text:p>
          </table:table-cell>
          <table:table-cell office:value-type="float" office:value="-0.000441303849220276" calcext:value-type="float">
            <text:p>-0.00044130384922</text:p>
          </table:table-cell>
          <table:table-cell office:value-type="float" office:value="30.8883533477783" calcext:value-type="float">
            <text:p>30.8883533477783</text:p>
          </table:table-cell>
          <table:table-cell office:value-type="float" office:value="0.407228821516037" calcext:value-type="float">
            <text:p>0.407228821516037</text:p>
          </table:table-cell>
          <table:table-cell office:value-type="float" office:value="3372.06945749633" calcext:value-type="float">
            <text:p>3372.06945749633</text:p>
          </table:table-cell>
          <table:table-cell office:value-type="float" office:value="90.5876357359812" calcext:value-type="float">
            <text:p>90.58763573598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503325453400612" calcext:value-type="float">
            <text:p>0.503325453400612</text:p>
          </table:table-cell>
          <table:table-cell office:value-type="float" office:value="0.00243024847004563" calcext:value-type="float">
            <text:p>0.002430248470046</text:p>
          </table:table-cell>
          <table:table-cell office:value-type="float" office:value="-0.00600526188500225" calcext:value-type="float">
            <text:p>-0.006005261885002</text:p>
          </table:table-cell>
          <table:table-cell office:value-type="float" office:value="292.451287841797" calcext:value-type="float">
            <text:p>292.451287841797</text:p>
          </table:table-cell>
          <table:table-cell office:value-type="float" office:value="1.69334245920181" calcext:value-type="float">
            <text:p>1.69334245920181</text:p>
          </table:table-cell>
          <table:table-cell office:value-type="float" office:value="4151.71217514032" calcext:value-type="float">
            <text:p>4151.71217514032</text:p>
          </table:table-cell>
          <table:table-cell office:value-type="float" office:value="113.338053709839" calcext:value-type="float">
            <text:p>113.33805370983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460639277100563" calcext:value-type="float">
            <text:p>0.460639277100563</text:p>
          </table:table-cell>
          <table:table-cell office:value-type="float" office:value="0.00065069135162048" calcext:value-type="float">
            <text:p>0.00065069135162</text:p>
          </table:table-cell>
          <table:table-cell office:value-type="float" office:value="-0.00352761130779982" calcext:value-type="float">
            <text:p>-0.0035276113078</text:p>
          </table:table-cell>
          <table:table-cell office:value-type="float" office:value="11.225391960144" calcext:value-type="float">
            <text:p>11.225391960144</text:p>
          </table:table-cell>
          <table:table-cell office:value-type="float" office:value="0.267501178383827" calcext:value-type="float">
            <text:p>0.267501178383827</text:p>
          </table:table-cell>
          <table:table-cell office:value-type="float" office:value="3915.88944849184" calcext:value-type="float">
            <text:p>3915.88944849184</text:p>
          </table:table-cell>
          <table:table-cell office:value-type="float" office:value="85.8063732822428" calcext:value-type="float">
            <text:p>85.806373282242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554558223485947" calcext:value-type="float">
            <text:p>0.554558223485947</text:p>
          </table:table-cell>
          <table:table-cell office:value-type="float" office:value="0.00758895236067474" calcext:value-type="float">
            <text:p>0.007588952360675</text:p>
          </table:table-cell>
          <table:table-cell office:value-type="float" office:value="-0.00157118979841471" calcext:value-type="float">
            <text:p>-0.001571189798415</text:p>
          </table:table-cell>
          <table:table-cell office:value-type="float" office:value="263.822816467285" calcext:value-type="float">
            <text:p>263.822816467285</text:p>
          </table:table-cell>
          <table:table-cell office:value-type="float" office:value="1.58285177946091" calcext:value-type="float">
            <text:p>1.58285177946091</text:p>
          </table:table-cell>
          <table:table-cell office:value-type="float" office:value="3437.38090837026" calcext:value-type="float">
            <text:p>3437.38090837026</text:p>
          </table:table-cell>
          <table:table-cell office:value-type="float" office:value="83.0757257042101" calcext:value-type="float">
            <text:p>83.07572570421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427966037392616" calcext:value-type="float">
            <text:p>0.427966037392616</text:p>
          </table:table-cell>
          <table:table-cell office:value-type="float" office:value="0.000715192483039573" calcext:value-type="float">
            <text:p>0.00071519248304</text:p>
          </table:table-cell>
          <table:table-cell office:value-type="float" office:value="-0.0000135583803057671" calcext:value-type="float">
            <text:p>-1.35583803057671E-05</text:p>
          </table:table-cell>
          <table:table-cell office:value-type="float" office:value="82.2393432617188" calcext:value-type="float">
            <text:p>82.2393432617188</text:p>
          </table:table-cell>
          <table:table-cell office:value-type="float" office:value="0.609798246622086" calcext:value-type="float">
            <text:p>0.609798246622086</text:p>
          </table:table-cell>
          <table:table-cell office:value-type="float" office:value="2929.3534315739" calcext:value-type="float">
            <text:p>2929.3534315739</text:p>
          </table:table-cell>
          <table:table-cell office:value-type="float" office:value="75.5974376905827" calcext:value-type="float">
            <text:p>75.597437690582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513929611444473" calcext:value-type="float">
            <text:p>0.513929611444473</text:p>
          </table:table-cell>
          <table:table-cell office:value-type="float" office:value="0.00177339561050758" calcext:value-type="float">
            <text:p>0.001773395610508</text:p>
          </table:table-cell>
          <table:table-cell office:value-type="float" office:value="-0.00415680455043912" calcext:value-type="float">
            <text:p>-0.004156804550439</text:p>
          </table:table-cell>
          <table:table-cell office:value-type="float" office:value="65.9410659790039" calcext:value-type="float">
            <text:p>65.9410659790039</text:p>
          </table:table-cell>
          <table:table-cell office:value-type="float" office:value="0.56744681596756" calcext:value-type="float">
            <text:p>0.56744681596756</text:p>
          </table:table-cell>
          <table:table-cell office:value-type="float" office:value="3424.46713196904" calcext:value-type="float">
            <text:p>3424.46713196904</text:p>
          </table:table-cell>
          <table:table-cell office:value-type="float" office:value="96.2802986619644" calcext:value-type="float">
            <text:p>96.280298661964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510836315155029" calcext:value-type="float">
            <text:p>0.510836315155029</text:p>
          </table:table-cell>
          <table:table-cell office:value-type="float" office:value="0.00603860761038959" calcext:value-type="float">
            <text:p>0.00603860761039</text:p>
          </table:table-cell>
          <table:table-cell office:value-type="float" office:value="-0.00136319790035486" calcext:value-type="float">
            <text:p>-0.001363197900355</text:p>
          </table:table-cell>
          <table:table-cell office:value-type="float" office:value="303.984494018555" calcext:value-type="float">
            <text:p>303.984494018555</text:p>
          </table:table-cell>
          <table:table-cell office:value-type="float" office:value="1.76093513965607" calcext:value-type="float">
            <text:p>1.76093513965607</text:p>
          </table:table-cell>
          <table:table-cell office:value-type="float" office:value="2886.90435776223" calcext:value-type="float">
            <text:p>2886.90435776223</text:p>
          </table:table-cell>
          <table:table-cell office:value-type="float" office:value="94.4137352522463" calcext:value-type="float">
            <text:p>94.413735252246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437077867984772" calcext:value-type="float">
            <text:p>0.437077867984772</text:p>
          </table:table-cell>
          <table:table-cell office:value-type="float" office:value="0.00393297015689313" calcext:value-type="float">
            <text:p>0.003932970156893</text:p>
          </table:table-cell>
          <table:table-cell office:value-type="float" office:value="-0.000179531052708626" calcext:value-type="float">
            <text:p>-0.000179531052709</text:p>
          </table:table-cell>
          <table:table-cell office:value-type="float" office:value="133.106803131104" calcext:value-type="float">
            <text:p>133.106803131104</text:p>
          </table:table-cell>
          <table:table-cell office:value-type="float" office:value="0.869837582111358" calcext:value-type="float">
            <text:p>0.869837582111358</text:p>
          </table:table-cell>
          <table:table-cell office:value-type="float" office:value="3349.89932367208" calcext:value-type="float">
            <text:p>3349.89932367208</text:p>
          </table:table-cell>
          <table:table-cell office:value-type="float" office:value="99.894240795914" calcext:value-type="float">
            <text:p>99.8942407959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316473615169525" calcext:value-type="float">
            <text:p>0.316473615169525</text:p>
          </table:table-cell>
          <table:table-cell office:value-type="float" office:value="0.00386421505827457" calcext:value-type="float">
            <text:p>0.003864215058275</text:p>
          </table:table-cell>
          <table:table-cell office:value-type="float" office:value="-0.000438845902681351" calcext:value-type="float">
            <text:p>-0.000438845902681</text:p>
          </table:table-cell>
          <table:table-cell office:value-type="float" office:value="109.113618469238" calcext:value-type="float">
            <text:p>109.113618469238</text:p>
          </table:table-cell>
          <table:table-cell office:value-type="float" office:value="0.689494329690933" calcext:value-type="float">
            <text:p>0.689494329690933</text:p>
          </table:table-cell>
          <table:table-cell office:value-type="float" office:value="3264.27210153933" calcext:value-type="float">
            <text:p>3264.27210153933</text:p>
          </table:table-cell>
          <table:table-cell office:value-type="float" office:value="90.9002672542586" calcext:value-type="float">
            <text:p>90.900267254258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31993134021759" calcext:value-type="float">
            <text:p>0.31993134021759</text:p>
          </table:table-cell>
          <table:table-cell office:value-type="float" office:value="0.00399325140751898" calcext:value-type="float">
            <text:p>0.003993251407519</text:p>
          </table:table-cell>
          <table:table-cell office:value-type="float" office:value="-0.0000363655388355255" calcext:value-type="float">
            <text:p>-3.63655388355255E-05</text:p>
          </table:table-cell>
          <table:table-cell office:value-type="float" office:value="187.801321411133" calcext:value-type="float">
            <text:p>187.801321411133</text:p>
          </table:table-cell>
          <table:table-cell office:value-type="float" office:value="1.08544278740883" calcext:value-type="float">
            <text:p>1.08544278740883</text:p>
          </table:table-cell>
          <table:table-cell office:value-type="float" office:value="4318.83484140637" calcext:value-type="float">
            <text:p>4318.83484140637</text:p>
          </table:table-cell>
          <table:table-cell office:value-type="float" office:value="84.1756178063105" calcext:value-type="float">
            <text:p>84.175617806310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38643419444561" calcext:value-type="float">
            <text:p>0.38643419444561</text:p>
          </table:table-cell>
          <table:table-cell office:value-type="float" office:value="0.00145923135569319" calcext:value-type="float">
            <text:p>0.001459231355693</text:p>
          </table:table-cell>
          <table:table-cell office:value-type="float" office:value="-0.0000868166331201792" calcext:value-type="float">
            <text:p>-8.68166331201792E-05</text:p>
          </table:table-cell>
          <table:table-cell office:value-type="float" office:value="21.2049999237061" calcext:value-type="float">
            <text:p>21.2049999237061</text:p>
          </table:table-cell>
          <table:table-cell office:value-type="float" office:value="0.284388443827629" calcext:value-type="float">
            <text:p>0.284388443827629</text:p>
          </table:table-cell>
          <table:table-cell office:value-type="float" office:value="4642.33958176359" calcext:value-type="float">
            <text:p>4642.33958176359</text:p>
          </table:table-cell>
          <table:table-cell office:value-type="float" office:value="65.4953302757582" calcext:value-type="float">
            <text:p>65.495330275758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428123709559441" calcext:value-type="float">
            <text:p>0.428123709559441</text:p>
          </table:table-cell>
          <table:table-cell office:value-type="float" office:value="0.00208778765518218" calcext:value-type="float">
            <text:p>0.002087787655182</text:p>
          </table:table-cell>
          <table:table-cell office:value-type="float" office:value="-0.00109734367579222" calcext:value-type="float">
            <text:p>-0.001097343675792</text:p>
          </table:table-cell>
          <table:table-cell office:value-type="float" office:value="72.8641571044922" calcext:value-type="float">
            <text:p>72.8641571044922</text:p>
          </table:table-cell>
          <table:table-cell office:value-type="float" office:value="0.562813901901245" calcext:value-type="float">
            <text:p>0.562813901901245</text:p>
          </table:table-cell>
          <table:table-cell office:value-type="float" office:value="3984.23019203123" calcext:value-type="float">
            <text:p>3984.23019203123</text:p>
          </table:table-cell>
          <table:table-cell office:value-type="float" office:value="76.5211058618735" calcext:value-type="float">
            <text:p>76.521105861873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357762798666954" calcext:value-type="float">
            <text:p>0.357762798666954</text:p>
          </table:table-cell>
          <table:table-cell office:value-type="float" office:value="0.000215759983984753" calcext:value-type="float">
            <text:p>0.000215759983985</text:p>
          </table:table-cell>
          <table:table-cell office:value-type="float" office:value="-0.000372529774904251" calcext:value-type="float">
            <text:p>-0.000372529774904</text:p>
          </table:table-cell>
          <table:table-cell office:value-type="float" office:value="7.4267838716507" calcext:value-type="float">
            <text:p>7.4267838716507</text:p>
          </table:table-cell>
          <table:table-cell office:value-type="float" office:value="0.200538568198681" calcext:value-type="float">
            <text:p>0.200538568198681</text:p>
          </table:table-cell>
          <table:table-cell office:value-type="float" office:value="2617.02542552314" calcext:value-type="float">
            <text:p>2617.02542552314</text:p>
          </table:table-cell>
          <table:table-cell office:value-type="float" office:value="61.1760500396136" calcext:value-type="float">
            <text:p>61.17605003961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357395434379578" calcext:value-type="float">
            <text:p>0.357395434379578</text:p>
          </table:table-cell>
          <table:table-cell office:value-type="float" office:value="0.00089394993847236" calcext:value-type="float">
            <text:p>0.000893949938472</text:p>
          </table:table-cell>
          <table:table-cell office:value-type="float" office:value="-0.00200958531349897" calcext:value-type="float">
            <text:p>-0.002009585313499</text:p>
          </table:table-cell>
          <table:table-cell office:value-type="float" office:value="238.197262573242" calcext:value-type="float">
            <text:p>238.197262573242</text:p>
          </table:table-cell>
          <table:table-cell office:value-type="float" office:value="1.35286295413971" calcext:value-type="float">
            <text:p>1.35286295413971</text:p>
          </table:table-cell>
          <table:table-cell office:value-type="float" office:value="2160.02902306823" calcext:value-type="float">
            <text:p>2160.02902306823</text:p>
          </table:table-cell>
          <table:table-cell office:value-type="float" office:value="88.7241610418071" calcext:value-type="float">
            <text:p>88.724161041807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433212870359421" calcext:value-type="float">
            <text:p>0.433212870359421</text:p>
          </table:table-cell>
          <table:table-cell office:value-type="float" office:value="0.00385352135635912" calcext:value-type="float">
            <text:p>0.003853521356359</text:p>
          </table:table-cell>
          <table:table-cell office:value-type="float" office:value="-0.00102481599897146" calcext:value-type="float">
            <text:p>-0.001024815998971</text:p>
          </table:table-cell>
          <table:table-cell office:value-type="float" office:value="240.52010345459" calcext:value-type="float">
            <text:p>240.52010345459</text:p>
          </table:table-cell>
          <table:table-cell office:value-type="float" office:value="1.40479538440704" calcext:value-type="float">
            <text:p>1.40479538440704</text:p>
          </table:table-cell>
          <table:table-cell office:value-type="float" office:value="2910.19023219809" calcext:value-type="float">
            <text:p>2910.19023219809</text:p>
          </table:table-cell>
          <table:table-cell office:value-type="float" office:value="65.0197195818066" calcext:value-type="float">
            <text:p>65.019719581806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457339584827423" calcext:value-type="float">
            <text:p>0.457339584827423</text:p>
          </table:table-cell>
          <table:table-cell office:value-type="float" office:value="0.00261612962931395" calcext:value-type="float">
            <text:p>0.002616129629314</text:p>
          </table:table-cell>
          <table:table-cell office:value-type="float" office:value="-0.00029348861426115" calcext:value-type="float">
            <text:p>-0.000293488614261</text:p>
          </table:table-cell>
          <table:table-cell office:value-type="float" office:value="751.341394042969" calcext:value-type="float">
            <text:p>751.341394042969</text:p>
          </table:table-cell>
          <table:table-cell office:value-type="float" office:value="3.97123420238495" calcext:value-type="float">
            <text:p>3.97123420238495</text:p>
          </table:table-cell>
          <table:table-cell office:value-type="float" office:value="2801.92319396786" calcext:value-type="float">
            <text:p>2801.92319396786</text:p>
          </table:table-cell>
          <table:table-cell office:value-type="float" office:value="74.7333835314261" calcext:value-type="float">
            <text:p>74.733383531426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42982548475266" calcext:value-type="float">
            <text:p>0.542982548475266</text:p>
          </table:table-cell>
          <table:table-cell office:value-type="float" office:value="0.00220643973443657" calcext:value-type="float">
            <text:p>0.002206439734437</text:p>
          </table:table-cell>
          <table:table-cell office:value-type="float" office:value="-0.000256417598575354" calcext:value-type="float">
            <text:p>-0.000256417598575</text:p>
          </table:table-cell>
          <table:table-cell office:value-type="float" office:value="133.572146606445" calcext:value-type="float">
            <text:p>133.572146606445</text:p>
          </table:table-cell>
          <table:table-cell office:value-type="float" office:value="0.925282061100006" calcext:value-type="float">
            <text:p>0.925282061100006</text:p>
          </table:table-cell>
          <table:table-cell office:value-type="float" office:value="2737.99151940232" calcext:value-type="float">
            <text:p>2737.99151940232</text:p>
          </table:table-cell>
          <table:table-cell office:value-type="float" office:value="51.0295876193151" calcext:value-type="float">
            <text:p>51.029587619315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356028512120247" calcext:value-type="float">
            <text:p>0.356028512120247</text:p>
          </table:table-cell>
          <table:table-cell office:value-type="float" office:value="0.00377386377658695" calcext:value-type="float">
            <text:p>0.003773863776587</text:p>
          </table:table-cell>
          <table:table-cell office:value-type="float" office:value="-0.0104677402414382" calcext:value-type="float">
            <text:p>-0.010467740241438</text:p>
          </table:table-cell>
          <table:table-cell office:value-type="float" office:value="544.837985229492" calcext:value-type="float">
            <text:p>544.837985229492</text:p>
          </table:table-cell>
          <table:table-cell office:value-type="float" office:value="2.87870244979858" calcext:value-type="float">
            <text:p>2.87870244979858</text:p>
          </table:table-cell>
          <table:table-cell office:value-type="float" office:value="2291.24776526079" calcext:value-type="float">
            <text:p>2291.24776526079</text:p>
          </table:table-cell>
          <table:table-cell office:value-type="float" office:value="68.4643815312651" calcext:value-type="float">
            <text:p>68.464381531265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33887132704258" calcext:value-type="float">
            <text:p>0.33887132704258</text:p>
          </table:table-cell>
          <table:table-cell office:value-type="float" office:value="0.000531142135150731" calcext:value-type="float">
            <text:p>0.000531142135151</text:p>
          </table:table-cell>
          <table:table-cell office:value-type="float" office:value="-0.00012353528290987" calcext:value-type="float">
            <text:p>-0.00012353528291</text:p>
          </table:table-cell>
          <table:table-cell office:value-type="float" office:value="78.6834297180176" calcext:value-type="float">
            <text:p>78.6834297180176</text:p>
          </table:table-cell>
          <table:table-cell office:value-type="float" office:value="0.547829878330231" calcext:value-type="float">
            <text:p>0.547829878330231</text:p>
          </table:table-cell>
          <table:table-cell office:value-type="float" office:value="2474.33317025927" calcext:value-type="float">
            <text:p>2474.33317025927</text:p>
          </table:table-cell>
          <table:table-cell office:value-type="float" office:value="67.5244539347944" calcext:value-type="float">
            <text:p>67.524453934794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338326314091682" calcext:value-type="float">
            <text:p>0.338326314091682</text:p>
          </table:table-cell>
          <table:table-cell office:value-type="float" office:value="0.00126053361454979" calcext:value-type="float">
            <text:p>0.00126053361455</text:p>
          </table:table-cell>
          <table:table-cell office:value-type="float" office:value="0.000192278530448675" calcext:value-type="float">
            <text:p>0.000192278530449</text:p>
          </table:table-cell>
          <table:table-cell office:value-type="float" office:value="102.554277038574" calcext:value-type="float">
            <text:p>102.554277038574</text:p>
          </table:table-cell>
          <table:table-cell office:value-type="float" office:value="0.667581802606583" calcext:value-type="float">
            <text:p>0.667581802606583</text:p>
          </table:table-cell>
          <table:table-cell office:value-type="float" office:value="2547.90826643734" calcext:value-type="float">
            <text:p>2547.90826643734</text:p>
          </table:table-cell>
          <table:table-cell office:value-type="float" office:value="63.1239648181712" calcext:value-type="float">
            <text:p>63.123964818171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506154811382294" calcext:value-type="float">
            <text:p>0.506154811382294</text:p>
          </table:table-cell>
          <table:table-cell office:value-type="float" office:value="0.0034027551067993" calcext:value-type="float">
            <text:p>0.003402755106799</text:p>
          </table:table-cell>
          <table:table-cell office:value-type="float" office:value="-0.00400004051625729" calcext:value-type="float">
            <text:p>-0.004000040516257</text:p>
          </table:table-cell>
          <table:table-cell office:value-type="float" office:value="206.003149414063" calcext:value-type="float">
            <text:p>206.003149414063</text:p>
          </table:table-cell>
          <table:table-cell office:value-type="float" office:value="1.26567786931992" calcext:value-type="float">
            <text:p>1.26567786931992</text:p>
          </table:table-cell>
          <table:table-cell office:value-type="float" office:value="2801.7750504032" calcext:value-type="float">
            <text:p>2801.7750504032</text:p>
          </table:table-cell>
          <table:table-cell office:value-type="float" office:value="72.3538496594876" calcext:value-type="float">
            <text:p>72.353849659487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547259366512299" calcext:value-type="float">
            <text:p>0.547259366512299</text:p>
          </table:table-cell>
          <table:table-cell office:value-type="float" office:value="0.00141619632486254" calcext:value-type="float">
            <text:p>0.001416196324863</text:p>
          </table:table-cell>
          <table:table-cell office:value-type="float" office:value="-0.0016935283318162" calcext:value-type="float">
            <text:p>-0.001693528331816</text:p>
          </table:table-cell>
          <table:table-cell office:value-type="float" office:value="106.265787506104" calcext:value-type="float">
            <text:p>106.265787506104</text:p>
          </table:table-cell>
          <table:table-cell office:value-type="float" office:value="0.789019870758057" calcext:value-type="float">
            <text:p>0.789019870758057</text:p>
          </table:table-cell>
          <table:table-cell office:value-type="float" office:value="3448.38351425197" calcext:value-type="float">
            <text:p>3448.38351425197</text:p>
          </table:table-cell>
          <table:table-cell office:value-type="float" office:value="54.2375644733546" calcext:value-type="float">
            <text:p>54.237564473354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42677980363369" calcext:value-type="float">
            <text:p>0.42677980363369</text:p>
          </table:table-cell>
          <table:table-cell office:value-type="float" office:value="0.0015751738101244" calcext:value-type="float">
            <text:p>0.001575173810124</text:p>
          </table:table-cell>
          <table:table-cell office:value-type="float" office:value="-0.00094909593462944" calcext:value-type="float">
            <text:p>-0.000949095934629</text:p>
          </table:table-cell>
          <table:table-cell office:value-type="float" office:value="29.2702013015747" calcext:value-type="float">
            <text:p>29.2702013015747</text:p>
          </table:table-cell>
          <table:table-cell office:value-type="float" office:value="0.344490709900856" calcext:value-type="float">
            <text:p>0.344490709900856</text:p>
          </table:table-cell>
          <table:table-cell office:value-type="float" office:value="4374.99391641592" calcext:value-type="float">
            <text:p>4374.99391641592</text:p>
          </table:table-cell>
          <table:table-cell office:value-type="float" office:value="61.1155181193026" calcext:value-type="float">
            <text:p>61.11551811930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364737063646317" calcext:value-type="float">
            <text:p>0.364737063646317</text:p>
          </table:table-cell>
          <table:table-cell office:value-type="float" office:value="0.000833686662372202" calcext:value-type="float">
            <text:p>0.000833686662372</text:p>
          </table:table-cell>
          <table:table-cell office:value-type="float" office:value="-0.0146469997242093" calcext:value-type="float">
            <text:p>-0.014646999724209</text:p>
          </table:table-cell>
          <table:table-cell office:value-type="float" office:value="28.6365859985352" calcext:value-type="float">
            <text:p>28.6365859985352</text:p>
          </table:table-cell>
          <table:table-cell office:value-type="float" office:value="0.296261444687843" calcext:value-type="float">
            <text:p>0.296261444687843</text:p>
          </table:table-cell>
          <table:table-cell office:value-type="float" office:value="4891.05479494276" calcext:value-type="float">
            <text:p>4891.05479494276</text:p>
          </table:table-cell>
          <table:table-cell office:value-type="float" office:value="70.3613236488776" calcext:value-type="float">
            <text:p>70.361323648877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503185999393463" calcext:value-type="float">
            <text:p>0.503185999393463</text:p>
          </table:table-cell>
          <table:table-cell office:value-type="float" office:value="0.00641857935115695" calcext:value-type="float">
            <text:p>0.006418579351157</text:p>
          </table:table-cell>
          <table:table-cell office:value-type="float" office:value="-0.00197645798325539" calcext:value-type="float">
            <text:p>-0.001976457983255</text:p>
          </table:table-cell>
          <table:table-cell office:value-type="float" office:value="143.16485748291" calcext:value-type="float">
            <text:p>143.16485748291</text:p>
          </table:table-cell>
          <table:table-cell office:value-type="float" office:value="0.953722602128982" calcext:value-type="float">
            <text:p>0.953722602128982</text:p>
          </table:table-cell>
          <table:table-cell office:value-type="float" office:value="3958.64582179186" calcext:value-type="float">
            <text:p>3958.64582179186</text:p>
          </table:table-cell>
          <table:table-cell office:value-type="float" office:value="91.364872260974" calcext:value-type="float">
            <text:p>91.36487226097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38868767619133" calcext:value-type="float">
            <text:p>0.38868767619133</text:p>
          </table:table-cell>
          <table:table-cell office:value-type="float" office:value="0.00392101258039474" calcext:value-type="float">
            <text:p>0.003921012580395</text:p>
          </table:table-cell>
          <table:table-cell office:value-type="float" office:value="-0.00282964520156384" calcext:value-type="float">
            <text:p>-0.002829645201564</text:p>
          </table:table-cell>
          <table:table-cell office:value-type="float" office:value="114.340242767334" calcext:value-type="float">
            <text:p>114.340242767334</text:p>
          </table:table-cell>
          <table:table-cell office:value-type="float" office:value="0.75027260184288" calcext:value-type="float">
            <text:p>0.75027260184288</text:p>
          </table:table-cell>
          <table:table-cell office:value-type="float" office:value="2846.84279087545" calcext:value-type="float">
            <text:p>2846.84279087545</text:p>
          </table:table-cell>
          <table:table-cell office:value-type="float" office:value="89.6089375602896" calcext:value-type="float">
            <text:p>89.608937560289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37578689455986" calcext:value-type="float">
            <text:p>0.37578689455986</text:p>
          </table:table-cell>
          <table:table-cell office:value-type="float" office:value="0.00209262580610812" calcext:value-type="float">
            <text:p>0.002092625806108</text:p>
          </table:table-cell>
          <table:table-cell office:value-type="float" office:value="-0.00349469785578549" calcext:value-type="float">
            <text:p>-0.003494697855785</text:p>
          </table:table-cell>
          <table:table-cell office:value-type="float" office:value="99.7117393493652" calcext:value-type="float">
            <text:p>99.7117393493652</text:p>
          </table:table-cell>
          <table:table-cell office:value-type="float" office:value="0.669037765264511" calcext:value-type="float">
            <text:p>0.669037765264511</text:p>
          </table:table-cell>
          <table:table-cell office:value-type="float" office:value="3870.08396646054" calcext:value-type="float">
            <text:p>3870.08396646054</text:p>
          </table:table-cell>
          <table:table-cell office:value-type="float" office:value="70.2644071685034" calcext:value-type="float">
            <text:p>70.264407168503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442064732313156" calcext:value-type="float">
            <text:p>0.442064732313156</text:p>
          </table:table-cell>
          <table:table-cell office:value-type="float" office:value="0.00106214898405597" calcext:value-type="float">
            <text:p>0.001062148984056</text:p>
          </table:table-cell>
          <table:table-cell office:value-type="float" office:value="-0.00314501132816076" calcext:value-type="float">
            <text:p>-0.003145011328161</text:p>
          </table:table-cell>
          <table:table-cell office:value-type="float" office:value="311.521476745605" calcext:value-type="float">
            <text:p>311.521476745605</text:p>
          </table:table-cell>
          <table:table-cell office:value-type="float" office:value="1.76101772785187" calcext:value-type="float">
            <text:p>1.76101772785187</text:p>
          </table:table-cell>
          <table:table-cell office:value-type="float" office:value="3698.42177368465" calcext:value-type="float">
            <text:p>3698.42177368465</text:p>
          </table:table-cell>
          <table:table-cell office:value-type="float" office:value="108.947322329448" calcext:value-type="float">
            <text:p>108.94732232944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512993371486664" calcext:value-type="float">
            <text:p>0.512993371486664</text:p>
          </table:table-cell>
          <table:table-cell office:value-type="float" office:value="0.00249520414508879" calcext:value-type="float">
            <text:p>0.002495204145089</text:p>
          </table:table-cell>
          <table:table-cell office:value-type="float" office:value="-0.00222435109317303" calcext:value-type="float">
            <text:p>-0.002224351093173</text:p>
          </table:table-cell>
          <table:table-cell office:value-type="float" office:value="116.863064575195" calcext:value-type="float">
            <text:p>116.863064575195</text:p>
          </table:table-cell>
          <table:table-cell office:value-type="float" office:value="0.824720185995102" calcext:value-type="float">
            <text:p>0.824720185995102</text:p>
          </table:table-cell>
          <table:table-cell office:value-type="float" office:value="3889.98143598493" calcext:value-type="float">
            <text:p>3889.98143598493</text:p>
          </table:table-cell>
          <table:table-cell office:value-type="float" office:value="97.4372881426126" calcext:value-type="float">
            <text:p>97.43728814261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338792780041695" calcext:value-type="float">
            <text:p>0.338792780041695</text:p>
          </table:table-cell>
          <table:table-cell office:value-type="float" office:value="0.00164248286746442" calcext:value-type="float">
            <text:p>0.001642482867464</text:p>
          </table:table-cell>
          <table:table-cell office:value-type="float" office:value="-0.000327324867248535" calcext:value-type="float">
            <text:p>-0.000327324867249</text:p>
          </table:table-cell>
          <table:table-cell office:value-type="float" office:value="226.31787109375" calcext:value-type="float">
            <text:p>226.31787109375</text:p>
          </table:table-cell>
          <table:table-cell office:value-type="float" office:value="1.28631564378738" calcext:value-type="float">
            <text:p>1.28631564378738</text:p>
          </table:table-cell>
          <table:table-cell office:value-type="float" office:value="3899.39129303366" calcext:value-type="float">
            <text:p>3899.39129303366</text:p>
          </table:table-cell>
          <table:table-cell office:value-type="float" office:value="120.956221893104" calcext:value-type="float">
            <text:p>120.95622189310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448781526088715" calcext:value-type="float">
            <text:p>0.448781526088715</text:p>
          </table:table-cell>
          <table:table-cell office:value-type="float" office:value="0.00174353764159605" calcext:value-type="float">
            <text:p>0.001743537641596</text:p>
          </table:table-cell>
          <table:table-cell office:value-type="float" office:value="-0.000110392458736897" calcext:value-type="float">
            <text:p>-0.000110392458737</text:p>
          </table:table-cell>
          <table:table-cell office:value-type="float" office:value="40.2456928253174" calcext:value-type="float">
            <text:p>40.2456928253174</text:p>
          </table:table-cell>
          <table:table-cell office:value-type="float" office:value="0.410956844687462" calcext:value-type="float">
            <text:p>0.410956844687462</text:p>
          </table:table-cell>
          <table:table-cell office:value-type="float" office:value="3626.46670608792" calcext:value-type="float">
            <text:p>3626.46670608792</text:p>
          </table:table-cell>
          <table:table-cell office:value-type="float" office:value="102.872611106263" calcext:value-type="float">
            <text:p>102.87261110626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386819764971733" calcext:value-type="float">
            <text:p>0.386819764971733</text:p>
          </table:table-cell>
          <table:table-cell office:value-type="float" office:value="0.00387426076922566" calcext:value-type="float">
            <text:p>0.003874260769226</text:p>
          </table:table-cell>
          <table:table-cell office:value-type="float" office:value="-0.0014052227139473" calcext:value-type="float">
            <text:p>-0.001405222713947</text:p>
          </table:table-cell>
          <table:table-cell office:value-type="float" office:value="422.930935668945" calcext:value-type="float">
            <text:p>422.930935668945</text:p>
          </table:table-cell>
          <table:table-cell office:value-type="float" office:value="2.29301625490189" calcext:value-type="float">
            <text:p>2.29301625490189</text:p>
          </table:table-cell>
          <table:table-cell office:value-type="float" office:value="4198.10172995651" calcext:value-type="float">
            <text:p>4198.10172995651</text:p>
          </table:table-cell>
          <table:table-cell office:value-type="float" office:value="97.1627869872729" calcext:value-type="float">
            <text:p>97.16278698727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431283169984817" calcext:value-type="float">
            <text:p>0.431283169984817</text:p>
          </table:table-cell>
          <table:table-cell office:value-type="float" office:value="0.00200334256514907" calcext:value-type="float">
            <text:p>0.002003342565149</text:p>
          </table:table-cell>
          <table:table-cell office:value-type="float" office:value="-0.00138171073049307" calcext:value-type="float">
            <text:p>-0.001381710730493</text:p>
          </table:table-cell>
          <table:table-cell office:value-type="float" office:value="82.4721530914307" calcext:value-type="float">
            <text:p>82.4721530914307</text:p>
          </table:table-cell>
          <table:table-cell office:value-type="float" office:value="0.611984232068062" calcext:value-type="float">
            <text:p>0.611984232068062</text:p>
          </table:table-cell>
          <table:table-cell office:value-type="float" office:value="3414.80112220269" calcext:value-type="float">
            <text:p>3414.80112220269</text:p>
          </table:table-cell>
          <table:table-cell office:value-type="float" office:value="124.365495147218" calcext:value-type="float">
            <text:p>124.3654951472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340511974692345" calcext:value-type="float">
            <text:p>0.340511974692345</text:p>
          </table:table-cell>
          <table:table-cell office:value-type="float" office:value="0.0034909772220999" calcext:value-type="float">
            <text:p>0.0034909772221</text:p>
          </table:table-cell>
          <table:table-cell office:value-type="float" office:value="-0.000395561009645462" calcext:value-type="float">
            <text:p>-0.000395561009645</text:p>
          </table:table-cell>
          <table:table-cell office:value-type="float" office:value="66.8966621398926" calcext:value-type="float">
            <text:p>66.8966621398926</text:p>
          </table:table-cell>
          <table:table-cell office:value-type="float" office:value="0.490088328719139" calcext:value-type="float">
            <text:p>0.490088328719139</text:p>
          </table:table-cell>
          <table:table-cell office:value-type="float" office:value="3337.18920050922" calcext:value-type="float">
            <text:p>3337.18920050922</text:p>
          </table:table-cell>
          <table:table-cell office:value-type="float" office:value="103.493933551807" calcext:value-type="float">
            <text:p>103.49393355180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39800755083561" calcext:value-type="float">
            <text:p>0.39800755083561</text:p>
          </table:table-cell>
          <table:table-cell office:value-type="float" office:value="0.00322473926935345" calcext:value-type="float">
            <text:p>0.003224739269353</text:p>
          </table:table-cell>
          <table:table-cell office:value-type="float" office:value="-0.00148661332204938" calcext:value-type="float">
            <text:p>-0.001486613322049</text:p>
          </table:table-cell>
          <table:table-cell office:value-type="float" office:value="53.9602210998535" calcext:value-type="float">
            <text:p>53.9602210998535</text:p>
          </table:table-cell>
          <table:table-cell office:value-type="float" office:value="0.452847802639008" calcext:value-type="float">
            <text:p>0.452847802639008</text:p>
          </table:table-cell>
          <table:table-cell office:value-type="float" office:value="3798.44040729606" calcext:value-type="float">
            <text:p>3798.44040729606</text:p>
          </table:table-cell>
          <table:table-cell office:value-type="float" office:value="111.792721468175" calcext:value-type="float">
            <text:p>111.79272146817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506119334697723" calcext:value-type="float">
            <text:p>0.506119334697723</text:p>
          </table:table-cell>
          <table:table-cell office:value-type="float" office:value="0.00738306995481253" calcext:value-type="float">
            <text:p>0.007383069954813</text:p>
          </table:table-cell>
          <table:table-cell office:value-type="float" office:value="-0.00125873340293765" calcext:value-type="float">
            <text:p>-0.001258733402938</text:p>
          </table:table-cell>
          <table:table-cell office:value-type="float" office:value="64.85446434021" calcext:value-type="float">
            <text:p>64.85446434021</text:p>
          </table:table-cell>
          <table:table-cell office:value-type="float" office:value="0.563400277495384" calcext:value-type="float">
            <text:p>0.563400277495384</text:p>
          </table:table-cell>
          <table:table-cell office:value-type="float" office:value="2409.22091991807" calcext:value-type="float">
            <text:p>2409.22091991807</text:p>
          </table:table-cell>
          <table:table-cell office:value-type="float" office:value="129.875281991624" calcext:value-type="float">
            <text:p>129.87528199162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56319230794907" calcext:value-type="float">
            <text:p>0.656319230794907</text:p>
          </table:table-cell>
          <table:table-cell office:value-type="float" office:value="0.0000820326211396605" calcext:value-type="float">
            <text:p>8.20326211396605E-05</text:p>
          </table:table-cell>
          <table:table-cell office:value-type="float" office:value="0.00000217296183109283" calcext:value-type="float">
            <text:p>2.17296183109283E-06</text:p>
          </table:table-cell>
          <table:table-cell office:value-type="float" office:value="1894.65960693359" calcext:value-type="float">
            <text:p>1894.65960693359</text:p>
          </table:table-cell>
          <table:table-cell office:value-type="float" office:value="9.78499989509583" calcext:value-type="float">
            <text:p>9.78499989509583</text:p>
          </table:table-cell>
          <table:table-cell office:value-type="float" office:value="296.090126789137" calcext:value-type="float">
            <text:p>296.090126789137</text:p>
          </table:table-cell>
          <table:table-cell office:value-type="float" office:value="98.5440575111196" calcext:value-type="float">
            <text:p>98.54405751111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501022791862488" calcext:value-type="float">
            <text:p>0.501022791862488</text:p>
          </table:table-cell>
          <table:table-cell office:value-type="float" office:value="0.00525981616228819" calcext:value-type="float">
            <text:p>0.005259816162288</text:p>
          </table:table-cell>
          <table:table-cell office:value-type="float" office:value="0.00000128503888845444" calcext:value-type="float">
            <text:p>1.28503888845444E-06</text:p>
          </table:table-cell>
          <table:table-cell office:value-type="float" office:value="169.716152954102" calcext:value-type="float">
            <text:p>169.716152954102</text:p>
          </table:table-cell>
          <table:table-cell office:value-type="float" office:value="1.08511062860489" calcext:value-type="float">
            <text:p>1.08511062860489</text:p>
          </table:table-cell>
          <table:table-cell office:value-type="float" office:value="2674.19876967689" calcext:value-type="float">
            <text:p>2674.19876967689</text:p>
          </table:table-cell>
          <table:table-cell office:value-type="float" office:value="135.629635077459" calcext:value-type="float">
            <text:p>135.62963507745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41175094246864" calcext:value-type="float">
            <text:p>0.441175094246864</text:p>
          </table:table-cell>
          <table:table-cell office:value-type="float" office:value="0.00113125813659281" calcext:value-type="float">
            <text:p>0.001131258136593</text:p>
          </table:table-cell>
          <table:table-cell office:value-type="float" office:value="-0.000153624638915062" calcext:value-type="float">
            <text:p>-0.000153624638915</text:p>
          </table:table-cell>
          <table:table-cell office:value-type="float" office:value="355.170962524414" calcext:value-type="float">
            <text:p>355.170962524414</text:p>
          </table:table-cell>
          <table:table-cell office:value-type="float" office:value="1.98017525672913" calcext:value-type="float">
            <text:p>1.98017525672913</text:p>
          </table:table-cell>
          <table:table-cell office:value-type="float" office:value="1675.87544267117" calcext:value-type="float">
            <text:p>1675.87544267117</text:p>
          </table:table-cell>
          <table:table-cell office:value-type="float" office:value="140.650701112766" calcext:value-type="float">
            <text:p>140.65070111276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492225763201714" calcext:value-type="float">
            <text:p>0.492225763201714</text:p>
          </table:table-cell>
          <table:table-cell office:value-type="float" office:value="0.0083396072499454" calcext:value-type="float">
            <text:p>0.008339607249945</text:p>
          </table:table-cell>
          <table:table-cell office:value-type="float" office:value="-0.00134187610819936" calcext:value-type="float">
            <text:p>-0.001341876108199</text:p>
          </table:table-cell>
          <table:table-cell office:value-type="float" office:value="32.3854253768921" calcext:value-type="float">
            <text:p>32.3854253768921</text:p>
          </table:table-cell>
          <table:table-cell office:value-type="float" office:value="0.394025245308876" calcext:value-type="float">
            <text:p>0.394025245308876</text:p>
          </table:table-cell>
          <table:table-cell office:value-type="float" office:value="2201.60391533557" calcext:value-type="float">
            <text:p>2201.60391533557</text:p>
          </table:table-cell>
          <table:table-cell office:value-type="float" office:value="150.876032923919" calcext:value-type="float">
            <text:p>150.87603292391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44779024720192" calcext:value-type="float">
            <text:p>0.44779024720192</text:p>
          </table:table-cell>
          <table:table-cell office:value-type="float" office:value="0.0000236957879678812" calcext:value-type="float">
            <text:p>2.36957879678812E-05</text:p>
          </table:table-cell>
          <table:table-cell office:value-type="float" office:value="-0.0108574772253633" calcext:value-type="float">
            <text:p>-0.010857477225363</text:p>
          </table:table-cell>
          <table:table-cell office:value-type="float" office:value="498.993017578125" calcext:value-type="float">
            <text:p>498.993017578125</text:p>
          </table:table-cell>
          <table:table-cell office:value-type="float" office:value="2.6909677863121" calcext:value-type="float">
            <text:p>2.6909677863121</text:p>
          </table:table-cell>
          <table:table-cell office:value-type="float" office:value="-1498.3814934582" calcext:value-type="float">
            <text:p>-1498.3814934582</text:p>
          </table:table-cell>
          <table:table-cell office:value-type="float" office:value="78.1444937040549" calcext:value-type="float">
            <text:p>78.14449370405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0413424372673" calcext:value-type="float">
            <text:p>0.50413424372673</text:p>
          </table:table-cell>
          <table:table-cell office:value-type="float" office:value="0.00498935482464731" calcext:value-type="float">
            <text:p>0.004989354824647</text:p>
          </table:table-cell>
          <table:table-cell office:value-type="float" office:value="-0.000198863446712494" calcext:value-type="float">
            <text:p>-0.000198863446712</text:p>
          </table:table-cell>
          <table:table-cell office:value-type="float" office:value="493.407388305664" calcext:value-type="float">
            <text:p>493.407388305664</text:p>
          </table:table-cell>
          <table:table-cell office:value-type="float" office:value="2.70431835651398" calcext:value-type="float">
            <text:p>2.70431835651398</text:p>
          </table:table-cell>
          <table:table-cell office:value-type="float" office:value="1742.03421081961" calcext:value-type="float">
            <text:p>1742.03421081961</text:p>
          </table:table-cell>
          <table:table-cell office:value-type="float" office:value="131.161359939317" calcext:value-type="float">
            <text:p>131.1613599393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456874907016754" calcext:value-type="float">
            <text:p>0.456874907016754</text:p>
          </table:table-cell>
          <table:table-cell office:value-type="float" office:value="0.00221114333253354" calcext:value-type="float">
            <text:p>0.002211143332534</text:p>
          </table:table-cell>
          <table:table-cell office:value-type="float" office:value="-0.0000150559470057488" calcext:value-type="float">
            <text:p>-1.50559470057488E-05</text:p>
          </table:table-cell>
          <table:table-cell office:value-type="float" office:value="150.393862915039" calcext:value-type="float">
            <text:p>150.393862915039</text:p>
          </table:table-cell>
          <table:table-cell office:value-type="float" office:value="0.964142876863479" calcext:value-type="float">
            <text:p>0.964142876863479</text:p>
          </table:table-cell>
          <table:table-cell office:value-type="float" office:value="2499.89805085168" calcext:value-type="float">
            <text:p>2499.89805085168</text:p>
          </table:table-cell>
          <table:table-cell office:value-type="float" office:value="165.216078634351" calcext:value-type="float">
            <text:p>165.21607863435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14291548728943" calcext:value-type="float">
            <text:p>0.514291548728943</text:p>
          </table:table-cell>
          <table:table-cell office:value-type="float" office:value="0.00369978793896735" calcext:value-type="float">
            <text:p>0.003699787938967</text:p>
          </table:table-cell>
          <table:table-cell office:value-type="float" office:value="-0.0111793652176857" calcext:value-type="float">
            <text:p>-0.011179365217686</text:p>
          </table:table-cell>
          <table:table-cell office:value-type="float" office:value="257.028286743164" calcext:value-type="float">
            <text:p>257.028286743164</text:p>
          </table:table-cell>
          <table:table-cell office:value-type="float" office:value="1.51561719179153" calcext:value-type="float">
            <text:p>1.51561719179153</text:p>
          </table:table-cell>
          <table:table-cell office:value-type="float" office:value="2476.74283582277" calcext:value-type="float">
            <text:p>2476.74283582277</text:p>
          </table:table-cell>
          <table:table-cell office:value-type="float" office:value="161.22131632741" calcext:value-type="float">
            <text:p>161.2213163274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45040678977966" calcext:value-type="float">
            <text:p>0.645040678977966</text:p>
          </table:table-cell>
          <table:table-cell office:value-type="float" office:value="0.02015071939677" calcext:value-type="float">
            <text:p>0.02015071939677</text:p>
          </table:table-cell>
          <table:table-cell office:value-type="float" office:value="-0.00971940513700247" calcext:value-type="float">
            <text:p>-0.009719405137002</text:p>
          </table:table-cell>
          <table:table-cell office:value-type="float" office:value="47.2942405700684" calcext:value-type="float">
            <text:p>47.2942405700684</text:p>
          </table:table-cell>
          <table:table-cell office:value-type="float" office:value="0.541875612735748" calcext:value-type="float">
            <text:p>0.541875612735748</text:p>
          </table:table-cell>
          <table:table-cell office:value-type="float" office:value="1513.92492023933" calcext:value-type="float">
            <text:p>1513.92492023933</text:p>
          </table:table-cell>
          <table:table-cell office:value-type="float" office:value="170.147009987431" calcext:value-type="float">
            <text:p>170.14700998743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545645678043366" calcext:value-type="float">
            <text:p>0.545645678043366</text:p>
          </table:table-cell>
          <table:table-cell office:value-type="float" office:value="0.0077219505328685" calcext:value-type="float">
            <text:p>0.007721950532869</text:p>
          </table:table-cell>
          <table:table-cell office:value-type="float" office:value="0.0000129771418869495" calcext:value-type="float">
            <text:p>1.29771418869495E-05</text:p>
          </table:table-cell>
          <table:table-cell office:value-type="float" office:value="235.149993896484" calcext:value-type="float">
            <text:p>235.149993896484</text:p>
          </table:table-cell>
          <table:table-cell office:value-type="float" office:value="1.43487148284912" calcext:value-type="float">
            <text:p>1.43487148284912</text:p>
          </table:table-cell>
          <table:table-cell office:value-type="float" office:value="2001.43280299783" calcext:value-type="float">
            <text:p>2001.43280299783</text:p>
          </table:table-cell>
          <table:table-cell office:value-type="float" office:value="120.627074639825" calcext:value-type="float">
            <text:p>120.62707463982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410939073562622" calcext:value-type="float">
            <text:p>0.410939073562622</text:p>
          </table:table-cell>
          <table:table-cell office:value-type="float" office:value="0.00211004375014454" calcext:value-type="float">
            <text:p>0.002110043750145</text:p>
          </table:table-cell>
          <table:table-cell office:value-type="float" office:value="-0.0000115234404802322" calcext:value-type="float">
            <text:p>-1.15234404802322E-05</text:p>
          </table:table-cell>
          <table:table-cell office:value-type="float" office:value="360.052282714844" calcext:value-type="float">
            <text:p>360.052282714844</text:p>
          </table:table-cell>
          <table:table-cell office:value-type="float" office:value="1.98887971639633" calcext:value-type="float">
            <text:p>1.98887971639633</text:p>
          </table:table-cell>
          <table:table-cell office:value-type="float" office:value="931.196121984514" calcext:value-type="float">
            <text:p>931.196121984514</text:p>
          </table:table-cell>
          <table:table-cell office:value-type="float" office:value="139.712924613093" calcext:value-type="float">
            <text:p>139.71292461309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58561846613884" calcext:value-type="float">
            <text:p>0.58561846613884</text:p>
          </table:table-cell>
          <table:table-cell office:value-type="float" office:value="0.00647800997830927" calcext:value-type="float">
            <text:p>0.006478009978309</text:p>
          </table:table-cell>
          <table:table-cell office:value-type="float" office:value="-0.000944302882999182" calcext:value-type="float">
            <text:p>-0.000944302882999</text:p>
          </table:table-cell>
          <table:table-cell office:value-type="float" office:value="191.344584655762" calcext:value-type="float">
            <text:p>191.344584655762</text:p>
          </table:table-cell>
          <table:table-cell office:value-type="float" office:value="1.23378169536591" calcext:value-type="float">
            <text:p>1.23378169536591</text:p>
          </table:table-cell>
          <table:table-cell office:value-type="float" office:value="2000.25603423686" calcext:value-type="float">
            <text:p>2000.25603423686</text:p>
          </table:table-cell>
          <table:table-cell office:value-type="float" office:value="146.952549622312" calcext:value-type="float">
            <text:p>146.95254962231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500525858998299" calcext:value-type="float">
            <text:p>0.500525858998299</text:p>
          </table:table-cell>
          <table:table-cell office:value-type="float" office:value="0.000504810069105588" calcext:value-type="float">
            <text:p>0.000504810069106</text:p>
          </table:table-cell>
          <table:table-cell office:value-type="float" office:value="-0.00220316089689732" calcext:value-type="float">
            <text:p>-0.002203160896897</text:p>
          </table:table-cell>
          <table:table-cell office:value-type="float" office:value="284.809269714355" calcext:value-type="float">
            <text:p>284.809269714355</text:p>
          </table:table-cell>
          <table:table-cell office:value-type="float" office:value="1.65422344207764" calcext:value-type="float">
            <text:p>1.65422344207764</text:p>
          </table:table-cell>
          <table:table-cell office:value-type="float" office:value="1767.54887444677" calcext:value-type="float">
            <text:p>1767.54887444677</text:p>
          </table:table-cell>
          <table:table-cell office:value-type="float" office:value="151.642509888939" calcext:value-type="float">
            <text:p>151.64250988893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38569532930851" calcext:value-type="float">
            <text:p>0.38569532930851</text:p>
          </table:table-cell>
          <table:table-cell office:value-type="float" office:value="0.00736132692545652" calcext:value-type="float">
            <text:p>0.007361326925457</text:p>
          </table:table-cell>
          <table:table-cell office:value-type="float" office:value="0.00000631669536232948" calcext:value-type="float">
            <text:p>6.31669536232948E-06</text:p>
          </table:table-cell>
          <table:table-cell office:value-type="float" office:value="373.932870483398" calcext:value-type="float">
            <text:p>373.932870483398</text:p>
          </table:table-cell>
          <table:table-cell office:value-type="float" office:value="2.04790918827057" calcext:value-type="float">
            <text:p>2.04790918827057</text:p>
          </table:table-cell>
          <table:table-cell office:value-type="float" office:value="-268.345618031257" calcext:value-type="float">
            <text:p>-268.345618031257</text:p>
          </table:table-cell>
          <table:table-cell office:value-type="float" office:value="137.123126638727" calcext:value-type="float">
            <text:p>137.12312663872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487511900067329" calcext:value-type="float">
            <text:p>0.487511900067329</text:p>
          </table:table-cell>
          <table:table-cell office:value-type="float" office:value="0.0000340782364219194" calcext:value-type="float">
            <text:p>3.40782364219194E-05</text:p>
          </table:table-cell>
          <table:table-cell office:value-type="float" office:value="-0.0000894919037818909" calcext:value-type="float">
            <text:p>-8.94919037818909E-05</text:p>
          </table:table-cell>
          <table:table-cell office:value-type="float" office:value="46.9401294708252" calcext:value-type="float">
            <text:p>46.9401294708252</text:p>
          </table:table-cell>
          <table:table-cell office:value-type="float" office:value="0.460025608539581" calcext:value-type="float">
            <text:p>0.460025608539581</text:p>
          </table:table-cell>
          <table:table-cell office:value-type="float" office:value="-112.39115048112" calcext:value-type="float">
            <text:p>-112.39115048112</text:p>
          </table:table-cell>
          <table:table-cell office:value-type="float" office:value="128.251153150271" calcext:value-type="float">
            <text:p>128.25115315027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458156645298004" calcext:value-type="float">
            <text:p>0.458156645298004</text:p>
          </table:table-cell>
          <table:table-cell office:value-type="float" office:value="0.0000720160125638358" calcext:value-type="float">
            <text:p>7.20160125638358E-05</text:p>
          </table:table-cell>
          <table:table-cell office:value-type="float" office:value="0.0000281740911304951" calcext:value-type="float">
            <text:p>2.81740911304951E-05</text:p>
          </table:table-cell>
          <table:table-cell office:value-type="float" office:value="187.166052246094" calcext:value-type="float">
            <text:p>187.166052246094</text:p>
          </table:table-cell>
          <table:table-cell office:value-type="float" office:value="1.14645789861679" calcext:value-type="float">
            <text:p>1.14645789861679</text:p>
          </table:table-cell>
          <table:table-cell office:value-type="float" office:value="-3610.18889302033" calcext:value-type="float">
            <text:p>-3610.18889302033</text:p>
          </table:table-cell>
          <table:table-cell office:value-type="float" office:value="57.5944022661397" calcext:value-type="float">
            <text:p>57.594402266139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4121792316437" calcext:value-type="float">
            <text:p>0.604121792316437</text:p>
          </table:table-cell>
          <table:table-cell office:value-type="float" office:value="0.000209527187689673" calcext:value-type="float">
            <text:p>0.00020952718769</text:p>
          </table:table-cell>
          <table:table-cell office:value-type="float" office:value="-0.0000938849523663521" calcext:value-type="float">
            <text:p>-9.38849523663521E-05</text:p>
          </table:table-cell>
          <table:table-cell office:value-type="float" office:value="469.435147094727" calcext:value-type="float">
            <text:p>469.435147094727</text:p>
          </table:table-cell>
          <table:table-cell office:value-type="float" office:value="2.63055579662323" calcext:value-type="float">
            <text:p>2.63055579662323</text:p>
          </table:table-cell>
          <table:table-cell office:value-type="float" office:value="-823.076977537695" calcext:value-type="float">
            <text:p>-823.076977537695</text:p>
          </table:table-cell>
          <table:table-cell office:value-type="float" office:value="126.834275051463" calcext:value-type="float">
            <text:p>126.83427505146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47435772418976" calcext:value-type="float">
            <text:p>0.647435772418976</text:p>
          </table:table-cell>
          <table:table-cell office:value-type="float" office:value="0.0108876939862967" calcext:value-type="float">
            <text:p>0.010887693986297</text:p>
          </table:table-cell>
          <table:table-cell office:value-type="float" office:value="-0.000240321084856987" calcext:value-type="float">
            <text:p>-0.000240321084857</text:p>
          </table:table-cell>
          <table:table-cell office:value-type="float" office:value="511.166287231445" calcext:value-type="float">
            <text:p>511.166287231445</text:p>
          </table:table-cell>
          <table:table-cell office:value-type="float" office:value="2.86585597991943" calcext:value-type="float">
            <text:p>2.86585597991943</text:p>
          </table:table-cell>
          <table:table-cell office:value-type="float" office:value="-2172.53068158732" calcext:value-type="float">
            <text:p>-2172.53068158732</text:p>
          </table:table-cell>
          <table:table-cell office:value-type="float" office:value="63.7058698193465" calcext:value-type="float">
            <text:p>63.705869819346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731624287366867" calcext:value-type="float">
            <text:p>0.731624287366867</text:p>
          </table:table-cell>
          <table:table-cell office:value-type="float" office:value="0.000563401792896911" calcext:value-type="float">
            <text:p>0.000563401792897</text:p>
          </table:table-cell>
          <table:table-cell office:value-type="float" office:value="-0.00118725877255201" calcext:value-type="float">
            <text:p>-0.001187258772552</text:p>
          </table:table-cell>
          <table:table-cell office:value-type="float" office:value="105.501398468018" calcext:value-type="float">
            <text:p>105.501398468018</text:p>
          </table:table-cell>
          <table:table-cell office:value-type="float" office:value="0.873262172937393" calcext:value-type="float">
            <text:p>0.873262172937393</text:p>
          </table:table-cell>
          <table:table-cell office:value-type="float" office:value="-2679.06029433244" calcext:value-type="float">
            <text:p>-2679.06029433244</text:p>
          </table:table-cell>
          <table:table-cell office:value-type="float" office:value="117.900380782498" calcext:value-type="float">
            <text:p>117.90038078249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476206946372986" calcext:value-type="float">
            <text:p>0.476206946372986</text:p>
          </table:table-cell>
          <table:table-cell office:value-type="float" office:value="0.00207470634486526" calcext:value-type="float">
            <text:p>0.002074706344865</text:p>
          </table:table-cell>
          <table:table-cell office:value-type="float" office:value="-0.000000164192169904709" calcext:value-type="float">
            <text:p>-1.64192169904709E-07</text:p>
          </table:table-cell>
          <table:table-cell office:value-type="float" office:value="613.990533447266" calcext:value-type="float">
            <text:p>613.990533447266</text:p>
          </table:table-cell>
          <table:table-cell office:value-type="float" office:value="3.2896119594574" calcext:value-type="float">
            <text:p>3.2896119594574</text:p>
          </table:table-cell>
          <table:table-cell office:value-type="float" office:value="-3080.0708037644" calcext:value-type="float">
            <text:p>-3080.0708037644</text:p>
          </table:table-cell>
          <table:table-cell office:value-type="float" office:value="79.5964260180945" calcext:value-type="float">
            <text:p>79.596426018094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588533318042755" calcext:value-type="float">
            <text:p>0.588533318042755</text:p>
          </table:table-cell>
          <table:table-cell office:value-type="float" office:value="0.00376311549916863" calcext:value-type="float">
            <text:p>0.003763115499169</text:p>
          </table:table-cell>
          <table:table-cell office:value-type="float" office:value="-0.0000672246795147658" calcext:value-type="float">
            <text:p>-6.72246795147658E-05</text:p>
          </table:table-cell>
          <table:table-cell office:value-type="float" office:value="418.108291625977" calcext:value-type="float">
            <text:p>418.108291625977</text:p>
          </table:table-cell>
          <table:table-cell office:value-type="float" office:value="2.36676359176636" calcext:value-type="float">
            <text:p>2.36676359176636</text:p>
          </table:table-cell>
          <table:table-cell office:value-type="float" office:value="-2682.01998088034" calcext:value-type="float">
            <text:p>-2682.01998088034</text:p>
          </table:table-cell>
          <table:table-cell office:value-type="float" office:value="114.90021310809" calcext:value-type="float">
            <text:p>114.9002131080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587452572584152" calcext:value-type="float">
            <text:p>0.587452572584152</text:p>
          </table:table-cell>
          <table:table-cell office:value-type="float" office:value="0.000172643689438701" calcext:value-type="float">
            <text:p>0.000172643689439</text:p>
          </table:table-cell>
          <table:table-cell office:value-type="float" office:value="0.0000384747982025146" calcext:value-type="float">
            <text:p>3.84747982025146E-05</text:p>
          </table:table-cell>
          <table:table-cell office:value-type="float" office:value="21.3878238677978" calcext:value-type="float">
            <text:p>21.3878238677978</text:p>
          </table:table-cell>
          <table:table-cell office:value-type="float" office:value="0.380779486894608" calcext:value-type="float">
            <text:p>0.380779486894608</text:p>
          </table:table-cell>
          <table:table-cell office:value-type="float" office:value="-3634.57482310883" calcext:value-type="float">
            <text:p>-3634.57482310883</text:p>
          </table:table-cell>
          <table:table-cell office:value-type="float" office:value="62.9868308415506" calcext:value-type="float">
            <text:p>62.986830841550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1952213048935" calcext:value-type="float">
            <text:p>0.601952213048935</text:p>
          </table:table-cell>
          <table:table-cell office:value-type="float" office:value="0.00427699256688357" calcext:value-type="float">
            <text:p>0.004276992566884</text:p>
          </table:table-cell>
          <table:table-cell office:value-type="float" office:value="-0.000343118514865637" calcext:value-type="float">
            <text:p>-0.000343118514866</text:p>
          </table:table-cell>
          <table:table-cell office:value-type="float" office:value="2077.18618164062" calcext:value-type="float">
            <text:p>2077.18618164062</text:p>
          </table:table-cell>
          <table:table-cell office:value-type="float" office:value="10.6685621261597" calcext:value-type="float">
            <text:p>10.6685621261597</text:p>
          </table:table-cell>
          <table:table-cell office:value-type="float" office:value="-2153.39819729929" calcext:value-type="float">
            <text:p>-2153.39819729929</text:p>
          </table:table-cell>
          <table:table-cell office:value-type="float" office:value="112.593734435109" calcext:value-type="float">
            <text:p>112.59373443510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551085478067398" calcext:value-type="float">
            <text:p>0.551085478067398</text:p>
          </table:table-cell>
          <table:table-cell office:value-type="float" office:value="0.0000815698782389518" calcext:value-type="float">
            <text:p>8.15698782389518E-05</text:p>
          </table:table-cell>
          <table:table-cell office:value-type="float" office:value="-0.0000840771943330765" calcext:value-type="float">
            <text:p>-8.40771943330765E-05</text:p>
          </table:table-cell>
          <table:table-cell office:value-type="float" office:value="176.726367950439" calcext:value-type="float">
            <text:p>176.726367950439</text:p>
          </table:table-cell>
          <table:table-cell office:value-type="float" office:value="1.13871864080429" calcext:value-type="float">
            <text:p>1.13871864080429</text:p>
          </table:table-cell>
          <table:table-cell office:value-type="float" office:value="-2998.48790370173" calcext:value-type="float">
            <text:p>-2998.48790370173</text:p>
          </table:table-cell>
          <table:table-cell office:value-type="float" office:value="108.685309462506" calcext:value-type="float">
            <text:p>108.68530946250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829901391267777" calcext:value-type="float">
            <text:p>0.829901391267777</text:p>
          </table:table-cell>
          <table:table-cell office:value-type="float" office:value="0.00323091940954328" calcext:value-type="float">
            <text:p>0.003230919409543</text:p>
          </table:table-cell>
          <table:table-cell office:value-type="float" office:value="-0.000392732955515385" calcext:value-type="float">
            <text:p>-0.000392732955515</text:p>
          </table:table-cell>
          <table:table-cell office:value-type="float" office:value="898.675091552734" calcext:value-type="float">
            <text:p>898.675091552734</text:p>
          </table:table-cell>
          <table:table-cell office:value-type="float" office:value="4.88892221450806" calcext:value-type="float">
            <text:p>4.88892221450806</text:p>
          </table:table-cell>
          <table:table-cell office:value-type="float" office:value="-3073.6831874746" calcext:value-type="float">
            <text:p>-3073.6831874746</text:p>
          </table:table-cell>
          <table:table-cell office:value-type="float" office:value="97.4677095673891" calcext:value-type="float">
            <text:p>97.467709567389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95662474632263" calcext:value-type="float">
            <text:p>0.595662474632263</text:p>
          </table:table-cell>
          <table:table-cell office:value-type="float" office:value="0.0107829777523875" calcext:value-type="float">
            <text:p>0.010782977752388</text:p>
          </table:table-cell>
          <table:table-cell office:value-type="float" office:value="0.0000377974472939968" calcext:value-type="float">
            <text:p>3.77974472939968E-05</text:p>
          </table:table-cell>
          <table:table-cell office:value-type="float" office:value="2730.89567871094" calcext:value-type="float">
            <text:p>2730.89567871094</text:p>
          </table:table-cell>
          <table:table-cell office:value-type="float" office:value="13.93704662323" calcext:value-type="float">
            <text:p>13.93704662323</text:p>
          </table:table-cell>
          <table:table-cell office:value-type="float" office:value="-1965.1393308066" calcext:value-type="float">
            <text:p>-1965.1393308066</text:p>
          </table:table-cell>
          <table:table-cell office:value-type="float" office:value="125.350905459386" calcext:value-type="float">
            <text:p>125.35090545938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9705209732056" calcext:value-type="float">
            <text:p>0.609705209732056</text:p>
          </table:table-cell>
          <table:table-cell office:value-type="float" office:value="0.000914060091599822" calcext:value-type="float">
            <text:p>0.0009140600916</text:p>
          </table:table-cell>
          <table:table-cell office:value-type="float" office:value="-0.0000200718641281128" calcext:value-type="float">
            <text:p>-2.00718641281128E-05</text:p>
          </table:table-cell>
          <table:table-cell office:value-type="float" office:value="1495.65454101563" calcext:value-type="float">
            <text:p>1495.65454101563</text:p>
          </table:table-cell>
          <table:table-cell office:value-type="float" office:value="7.7625714302063" calcext:value-type="float">
            <text:p>7.7625714302063</text:p>
          </table:table-cell>
          <table:table-cell office:value-type="float" office:value="1802.24155720425" calcext:value-type="float">
            <text:p>1802.24155720425</text:p>
          </table:table-cell>
          <table:table-cell office:value-type="float" office:value="151.746690784121" calcext:value-type="float">
            <text:p>151.7466907841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46138679981232" calcext:value-type="float">
            <text:p>0.646138679981232</text:p>
          </table:table-cell>
          <table:table-cell office:value-type="float" office:value="0.00112520807888359" calcext:value-type="float">
            <text:p>0.001125208078884</text:p>
          </table:table-cell>
          <table:table-cell office:value-type="float" office:value="-0.0015802089124918" calcext:value-type="float">
            <text:p>-0.001580208912492</text:p>
          </table:table-cell>
          <table:table-cell office:value-type="float" office:value="403.869738769531" calcext:value-type="float">
            <text:p>403.869738769531</text:p>
          </table:table-cell>
          <table:table-cell office:value-type="float" office:value="2.32028527259827" calcext:value-type="float">
            <text:p>2.32028527259827</text:p>
          </table:table-cell>
          <table:table-cell office:value-type="float" office:value="1332.00500481673" calcext:value-type="float">
            <text:p>1332.00500481673</text:p>
          </table:table-cell>
          <table:table-cell office:value-type="float" office:value="133.440077710373" calcext:value-type="float">
            <text:p>133.44007771037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46101504564285" calcext:value-type="float">
            <text:p>0.646101504564285</text:p>
          </table:table-cell>
          <table:table-cell office:value-type="float" office:value="0.00488375639542937" calcext:value-type="float">
            <text:p>0.004883756395429</text:p>
          </table:table-cell>
          <table:table-cell office:value-type="float" office:value="0.00000520786270499229" calcext:value-type="float">
            <text:p>5.20786270499229E-06</text:p>
          </table:table-cell>
          <table:table-cell office:value-type="float" office:value="445.841937255859" calcext:value-type="float">
            <text:p>445.841937255859</text:p>
          </table:table-cell>
          <table:table-cell office:value-type="float" office:value="2.53375928401947" calcext:value-type="float">
            <text:p>2.53375928401947</text:p>
          </table:table-cell>
          <table:table-cell office:value-type="float" office:value="2073.1908500131" calcext:value-type="float">
            <text:p>2073.1908500131</text:p>
          </table:table-cell>
          <table:table-cell office:value-type="float" office:value="158.721643951139" calcext:value-type="float">
            <text:p>158.72164395113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0073761940002" calcext:value-type="float">
            <text:p>0.680073761940002</text:p>
          </table:table-cell>
          <table:table-cell office:value-type="float" office:value="0.00038113153714221" calcext:value-type="float">
            <text:p>0.000381131537142</text:p>
          </table:table-cell>
          <table:table-cell office:value-type="float" office:value="0.000249640736728907" calcext:value-type="float">
            <text:p>0.000249640736729</text:p>
          </table:table-cell>
          <table:table-cell office:value-type="float" office:value="169.505752563477" calcext:value-type="float">
            <text:p>169.505752563477</text:p>
          </table:table-cell>
          <table:table-cell office:value-type="float" office:value="1.16677403450012" calcext:value-type="float">
            <text:p>1.16677403450012</text:p>
          </table:table-cell>
          <table:table-cell office:value-type="float" office:value="1173.53040013454" calcext:value-type="float">
            <text:p>1173.53040013454</text:p>
          </table:table-cell>
          <table:table-cell office:value-type="float" office:value="94.1793065987761" calcext:value-type="float">
            <text:p>94.179306598776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84305989742279" calcext:value-type="float">
            <text:p>0.684305989742279</text:p>
          </table:table-cell>
          <table:table-cell office:value-type="float" office:value="0.00267183524556458" calcext:value-type="float">
            <text:p>0.002671835245565</text:p>
          </table:table-cell>
          <table:table-cell office:value-type="float" office:value="-0.00386451575905085" calcext:value-type="float">
            <text:p>-0.003864515759051</text:p>
          </table:table-cell>
          <table:table-cell office:value-type="float" office:value="402.699453735352" calcext:value-type="float">
            <text:p>402.699453735352</text:p>
          </table:table-cell>
          <table:table-cell office:value-type="float" office:value="2.33166589736938" calcext:value-type="float">
            <text:p>2.33166589736938</text:p>
          </table:table-cell>
          <table:table-cell office:value-type="float" office:value="1502.47428581204" calcext:value-type="float">
            <text:p>1502.47428581204</text:p>
          </table:table-cell>
          <table:table-cell office:value-type="float" office:value="117.989462150115" calcext:value-type="float">
            <text:p>117.9894621501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82287681102753" calcext:value-type="float">
            <text:p>0.782287681102753</text:p>
          </table:table-cell>
          <table:table-cell office:value-type="float" office:value="0.00115079716779292" calcext:value-type="float">
            <text:p>0.001150797167793</text:p>
          </table:table-cell>
          <table:table-cell office:value-type="float" office:value="-0.000316612794995308" calcext:value-type="float">
            <text:p>-0.000316612794995</text:p>
          </table:table-cell>
          <table:table-cell office:value-type="float" office:value="891.053521728516" calcext:value-type="float">
            <text:p>891.053521728516</text:p>
          </table:table-cell>
          <table:table-cell office:value-type="float" office:value="4.82511706352234" calcext:value-type="float">
            <text:p>4.82511706352234</text:p>
          </table:table-cell>
          <table:table-cell office:value-type="float" office:value="2240.71451603094" calcext:value-type="float">
            <text:p>2240.71451603094</text:p>
          </table:table-cell>
          <table:table-cell office:value-type="float" office:value="104.303990324016" calcext:value-type="float">
            <text:p>104.3039903240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576036065816879" calcext:value-type="float">
            <text:p>0.576036065816879</text:p>
          </table:table-cell>
          <table:table-cell office:value-type="float" office:value="0.00195154196117073" calcext:value-type="float">
            <text:p>0.001951541961171</text:p>
          </table:table-cell>
          <table:table-cell office:value-type="float" office:value="-0.000478379055857658" calcext:value-type="float">
            <text:p>-0.000478379055858</text:p>
          </table:table-cell>
          <table:table-cell office:value-type="float" office:value="59.6950435638428" calcext:value-type="float">
            <text:p>59.6950435638428</text:p>
          </table:table-cell>
          <table:table-cell office:value-type="float" office:value="0.565569412708282" calcext:value-type="float">
            <text:p>0.565569412708282</text:p>
          </table:table-cell>
          <table:table-cell office:value-type="float" office:value="1384.72377819609" calcext:value-type="float">
            <text:p>1384.72377819609</text:p>
          </table:table-cell>
          <table:table-cell office:value-type="float" office:value="103.098886888987" calcext:value-type="float">
            <text:p>103.09888688898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20790004730225" calcext:value-type="float">
            <text:p>0.720790004730225</text:p>
          </table:table-cell>
          <table:table-cell office:value-type="float" office:value="0.00109106547897682" calcext:value-type="float">
            <text:p>0.001091065478977</text:p>
          </table:table-cell>
          <table:table-cell office:value-type="float" office:value="-0.0017008219845593" calcext:value-type="float">
            <text:p>-0.001700821984559</text:p>
          </table:table-cell>
          <table:table-cell office:value-type="float" office:value="72.131474685669" calcext:value-type="float">
            <text:p>72.131474685669</text:p>
          </table:table-cell>
          <table:table-cell office:value-type="float" office:value="0.698179513216019" calcext:value-type="float">
            <text:p>0.698179513216019</text:p>
          </table:table-cell>
          <table:table-cell office:value-type="float" office:value="2229.43550101643" calcext:value-type="float">
            <text:p>2229.43550101643</text:p>
          </table:table-cell>
          <table:table-cell office:value-type="float" office:value="135.869238538936" calcext:value-type="float">
            <text:p>135.86923853893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764067113399506" calcext:value-type="float">
            <text:p>0.764067113399506</text:p>
          </table:table-cell>
          <table:table-cell office:value-type="float" office:value="0.000925678486237302" calcext:value-type="float">
            <text:p>0.000925678486237</text:p>
          </table:table-cell>
          <table:table-cell office:value-type="float" office:value="-0.0118987699970603" calcext:value-type="float">
            <text:p>-0.01189876999706</text:p>
          </table:table-cell>
          <table:table-cell office:value-type="float" office:value="654.998526000977" calcext:value-type="float">
            <text:p>654.998526000977</text:p>
          </table:table-cell>
          <table:table-cell office:value-type="float" office:value="3.62387421131134" calcext:value-type="float">
            <text:p>3.62387421131134</text:p>
          </table:table-cell>
          <table:table-cell office:value-type="float" office:value="1383.6181249769" calcext:value-type="float">
            <text:p>1383.6181249769</text:p>
          </table:table-cell>
          <table:table-cell office:value-type="float" office:value="87.936779075791" calcext:value-type="float">
            <text:p>87.93677907579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20561391115189" calcext:value-type="float">
            <text:p>0.720561391115189</text:p>
          </table:table-cell>
          <table:table-cell office:value-type="float" office:value="0.00459063197486103" calcext:value-type="float">
            <text:p>0.004590631974861</text:p>
          </table:table-cell>
          <table:table-cell office:value-type="float" office:value="-0.000748352985829115" calcext:value-type="float">
            <text:p>-0.000748352985829</text:p>
          </table:table-cell>
          <table:table-cell office:value-type="float" office:value="599.590191650391" calcext:value-type="float">
            <text:p>599.590191650391</text:p>
          </table:table-cell>
          <table:table-cell office:value-type="float" office:value="3.3379054069519" calcext:value-type="float">
            <text:p>3.3379054069519</text:p>
          </table:table-cell>
          <table:table-cell office:value-type="float" office:value="2141.4502082608" calcext:value-type="float">
            <text:p>2141.4502082608</text:p>
          </table:table-cell>
          <table:table-cell office:value-type="float" office:value="151.122638780158" calcext:value-type="float">
            <text:p>151.12263878015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72959262132645" calcext:value-type="float">
            <text:p>0.672959262132645</text:p>
          </table:table-cell>
          <table:table-cell office:value-type="float" office:value="0.00501109887845814" calcext:value-type="float">
            <text:p>0.005011098878458</text:p>
          </table:table-cell>
          <table:table-cell office:value-type="float" office:value="-0.000131481233984232" calcext:value-type="float">
            <text:p>-0.000131481233984</text:p>
          </table:table-cell>
          <table:table-cell office:value-type="float" office:value="91.5667358398438" calcext:value-type="float">
            <text:p>91.5667358398438</text:p>
          </table:table-cell>
          <table:table-cell office:value-type="float" office:value="0.774838936328888" calcext:value-type="float">
            <text:p>0.774838936328888</text:p>
          </table:table-cell>
          <table:table-cell office:value-type="float" office:value="2311.01474601775" calcext:value-type="float">
            <text:p>2311.01474601775</text:p>
          </table:table-cell>
          <table:table-cell office:value-type="float" office:value="142.903637436684" calcext:value-type="float">
            <text:p>142.90363743668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59296935796738" calcext:value-type="float">
            <text:p>0.659296935796738</text:p>
          </table:table-cell>
          <table:table-cell office:value-type="float" office:value="0.00271493780892342" calcext:value-type="float">
            <text:p>0.002714937808923</text:p>
          </table:table-cell>
          <table:table-cell office:value-type="float" office:value="-0.00242728404700756" calcext:value-type="float">
            <text:p>-0.002427284047008</text:p>
          </table:table-cell>
          <table:table-cell office:value-type="float" office:value="2470.90596923828" calcext:value-type="float">
            <text:p>2470.90596923828</text:p>
          </table:table-cell>
          <table:table-cell office:value-type="float" office:value="12.6613233566284" calcext:value-type="float">
            <text:p>12.6613233566284</text:p>
          </table:table-cell>
          <table:table-cell office:value-type="float" office:value="2478.4491105363" calcext:value-type="float">
            <text:p>2478.4491105363</text:p>
          </table:table-cell>
          <table:table-cell office:value-type="float" office:value="102.803257515142" calcext:value-type="float">
            <text:p>102.80325751514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49306970834732" calcext:value-type="float">
            <text:p>0.649306970834732</text:p>
          </table:table-cell>
          <table:table-cell office:value-type="float" office:value="0.00258270350750536" calcext:value-type="float">
            <text:p>0.002582703507505</text:p>
          </table:table-cell>
          <table:table-cell office:value-type="float" office:value="-0.00010974733158946" calcext:value-type="float">
            <text:p>-0.000109747331589</text:p>
          </table:table-cell>
          <table:table-cell office:value-type="float" office:value="129.880708312988" calcext:value-type="float">
            <text:p>129.880708312988</text:p>
          </table:table-cell>
          <table:table-cell office:value-type="float" office:value="0.953154724836349" calcext:value-type="float">
            <text:p>0.953154724836349</text:p>
          </table:table-cell>
          <table:table-cell office:value-type="float" office:value="2730.30397589058" calcext:value-type="float">
            <text:p>2730.30397589058</text:p>
          </table:table-cell>
          <table:table-cell office:value-type="float" office:value="104.799654210697" calcext:value-type="float">
            <text:p>104.79965421069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40101146697998" calcext:value-type="float">
            <text:p>0.640101146697998</text:p>
          </table:table-cell>
          <table:table-cell office:value-type="float" office:value="0.00185885297833011" calcext:value-type="float">
            <text:p>0.00185885297833</text:p>
          </table:table-cell>
          <table:table-cell office:value-type="float" office:value="-0.00000851135700941086" calcext:value-type="float">
            <text:p>-8.51135700941086E-06</text:p>
          </table:table-cell>
          <table:table-cell office:value-type="float" office:value="165.824746704102" calcext:value-type="float">
            <text:p>165.824746704102</text:p>
          </table:table-cell>
          <table:table-cell office:value-type="float" office:value="1.12779679298401" calcext:value-type="float">
            <text:p>1.12779679298401</text:p>
          </table:table-cell>
          <table:table-cell office:value-type="float" office:value="2948.98057304014" calcext:value-type="float">
            <text:p>2948.98057304014</text:p>
          </table:table-cell>
          <table:table-cell office:value-type="float" office:value="116.282462896895" calcext:value-type="float">
            <text:p>116.28246289689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585391598939896" calcext:value-type="float">
            <text:p>0.585391598939896</text:p>
          </table:table-cell>
          <table:table-cell office:value-type="float" office:value="0.000993884983472526" calcext:value-type="float">
            <text:p>0.000993884983473</text:p>
          </table:table-cell>
          <table:table-cell office:value-type="float" office:value="-0.00957326088100672" calcext:value-type="float">
            <text:p>-0.009573260881007</text:p>
          </table:table-cell>
          <table:table-cell office:value-type="float" office:value="151.878411865234" calcext:value-type="float">
            <text:p>151.878411865234</text:p>
          </table:table-cell>
          <table:table-cell office:value-type="float" office:value="1.02083041667938" calcext:value-type="float">
            <text:p>1.02083041667938</text:p>
          </table:table-cell>
          <table:table-cell office:value-type="float" office:value="2396.05401087783" calcext:value-type="float">
            <text:p>2396.05401087783</text:p>
          </table:table-cell>
          <table:table-cell office:value-type="float" office:value="105.63813336636" calcext:value-type="float">
            <text:p>105.6381333663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39905971288681" calcext:value-type="float">
            <text:p>0.639905971288681</text:p>
          </table:table-cell>
          <table:table-cell office:value-type="float" office:value="0.00781131596304476" calcext:value-type="float">
            <text:p>0.007811315963045</text:p>
          </table:table-cell>
          <table:table-cell office:value-type="float" office:value="-0.000291837565600872" calcext:value-type="float">
            <text:p>-0.000291837565601</text:p>
          </table:table-cell>
          <table:table-cell office:value-type="float" office:value="702.007458496094" calcext:value-type="float">
            <text:p>702.007458496094</text:p>
          </table:table-cell>
          <table:table-cell office:value-type="float" office:value="3.81111783981323" calcext:value-type="float">
            <text:p>3.81111783981323</text:p>
          </table:table-cell>
          <table:table-cell office:value-type="float" office:value="-171.233475647803" calcext:value-type="float">
            <text:p>-171.233475647803</text:p>
          </table:table-cell>
          <table:table-cell office:value-type="float" office:value="102.1252456185" calcext:value-type="float">
            <text:p>102.125245618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70062577724457" calcext:value-type="float">
            <text:p>0.670062577724457</text:p>
          </table:table-cell>
          <table:table-cell office:value-type="float" office:value="0.0066524114459753" calcext:value-type="float">
            <text:p>0.006652411445975</text:p>
          </table:table-cell>
          <table:table-cell office:value-type="float" office:value="-0.0000561075285077095" calcext:value-type="float">
            <text:p>-5.61075285077095E-05</text:p>
          </table:table-cell>
          <table:table-cell office:value-type="float" office:value="1626.42730712891" calcext:value-type="float">
            <text:p>1626.42730712891</text:p>
          </table:table-cell>
          <table:table-cell office:value-type="float" office:value="8.44768662452698" calcext:value-type="float">
            <text:p>8.44768662452698</text:p>
          </table:table-cell>
          <table:table-cell office:value-type="float" office:value="810.501392782647" calcext:value-type="float">
            <text:p>810.501392782647</text:p>
          </table:table-cell>
          <table:table-cell office:value-type="float" office:value="132.424149052752" calcext:value-type="float">
            <text:p>132.42414905275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70824026465416" calcext:value-type="float">
            <text:p>0.70824026465416</text:p>
          </table:table-cell>
          <table:table-cell office:value-type="float" office:value="0.00766689418815076" calcext:value-type="float">
            <text:p>0.007666894188151</text:p>
          </table:table-cell>
          <table:table-cell office:value-type="float" office:value="0.000196690019220114" calcext:value-type="float">
            <text:p>0.00019669001922</text:p>
          </table:table-cell>
          <table:table-cell office:value-type="float" office:value="96.5392097473145" calcext:value-type="float">
            <text:p>96.5392097473145</text:p>
          </table:table-cell>
          <table:table-cell office:value-type="float" office:value="0.817882657051086" calcext:value-type="float">
            <text:p>0.817882657051086</text:p>
          </table:table-cell>
          <table:table-cell office:value-type="float" office:value="2036.20299025753" calcext:value-type="float">
            <text:p>2036.20299025753</text:p>
          </table:table-cell>
          <table:table-cell office:value-type="float" office:value="99.3534292741678" calcext:value-type="float">
            <text:p>99.353429274167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8762304782867" calcext:value-type="float">
            <text:p>0.678762304782867</text:p>
          </table:table-cell>
          <table:table-cell office:value-type="float" office:value="0.00697075305506587" calcext:value-type="float">
            <text:p>0.006970753055066</text:p>
          </table:table-cell>
          <table:table-cell office:value-type="float" office:value="0.000184215558692813" calcext:value-type="float">
            <text:p>0.000184215558693</text:p>
          </table:table-cell>
          <table:table-cell office:value-type="float" office:value="58.3065811157227" calcext:value-type="float">
            <text:p>58.3065811157227</text:p>
          </table:table-cell>
          <table:table-cell office:value-type="float" office:value="0.611259341239929" calcext:value-type="float">
            <text:p>0.611259341239929</text:p>
          </table:table-cell>
          <table:table-cell office:value-type="float" office:value="-473.47969503598" calcext:value-type="float">
            <text:p>-473.47969503598</text:p>
          </table:table-cell>
          <table:table-cell office:value-type="float" office:value="107.333015000337" calcext:value-type="float">
            <text:p>107.33301500033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98204720020294" calcext:value-type="float">
            <text:p>0.798204720020294</text:p>
          </table:table-cell>
          <table:table-cell office:value-type="float" office:value="0.00314664817415178" calcext:value-type="float">
            <text:p>0.003146648174152</text:p>
          </table:table-cell>
          <table:table-cell office:value-type="float" office:value="-0.00194357130676508" calcext:value-type="float">
            <text:p>-0.001943571306765</text:p>
          </table:table-cell>
          <table:table-cell office:value-type="float" office:value="512.859182739258" calcext:value-type="float">
            <text:p>512.859182739258</text:p>
          </table:table-cell>
          <table:table-cell office:value-type="float" office:value="2.93949840068817" calcext:value-type="float">
            <text:p>2.93949840068817</text:p>
          </table:table-cell>
          <table:table-cell office:value-type="float" office:value="1194.06668808111" calcext:value-type="float">
            <text:p>1194.06668808111</text:p>
          </table:table-cell>
          <table:table-cell office:value-type="float" office:value="98.8286383365221" calcext:value-type="float">
            <text:p>98.82863833652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750921672582626" calcext:value-type="float">
            <text:p>0.750921672582626</text:p>
          </table:table-cell>
          <table:table-cell office:value-type="float" office:value="0.000565462186932564" calcext:value-type="float">
            <text:p>0.000565462186933</text:p>
          </table:table-cell>
          <table:table-cell office:value-type="float" office:value="-0.00100901750847697" calcext:value-type="float">
            <text:p>-0.001009017508477</text:p>
          </table:table-cell>
          <table:table-cell office:value-type="float" office:value="215.196754455566" calcext:value-type="float">
            <text:p>215.196754455566</text:p>
          </table:table-cell>
          <table:table-cell office:value-type="float" office:value="1.42737666368485" calcext:value-type="float">
            <text:p>1.42737666368485</text:p>
          </table:table-cell>
          <table:table-cell office:value-type="float" office:value="2287.1258135164" calcext:value-type="float">
            <text:p>2287.1258135164</text:p>
          </table:table-cell>
          <table:table-cell office:value-type="float" office:value="118.571030005231" calcext:value-type="float">
            <text:p>118.5710300052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779792892932892" calcext:value-type="float">
            <text:p>0.779792892932892</text:p>
          </table:table-cell>
          <table:table-cell office:value-type="float" office:value="0.000331882754107937" calcext:value-type="float">
            <text:p>0.000331882754108</text:p>
          </table:table-cell>
          <table:table-cell office:value-type="float" office:value="-0.0243284786120057" calcext:value-type="float">
            <text:p>-0.024328478612006</text:p>
          </table:table-cell>
          <table:table-cell office:value-type="float" office:value="946.106781005859" calcext:value-type="float">
            <text:p>946.106781005859</text:p>
          </table:table-cell>
          <table:table-cell office:value-type="float" office:value="5.07281799316406" calcext:value-type="float">
            <text:p>5.07281799316406</text:p>
          </table:table-cell>
          <table:table-cell office:value-type="float" office:value="936.634521499947" calcext:value-type="float">
            <text:p>936.634521499947</text:p>
          </table:table-cell>
          <table:table-cell office:value-type="float" office:value="111.092814730318" calcext:value-type="float">
            <text:p>111.0928147303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81654983758926" calcext:value-type="float">
            <text:p>0.681654983758926</text:p>
          </table:table-cell>
          <table:table-cell office:value-type="float" office:value="0.00696488008834422" calcext:value-type="float">
            <text:p>0.006964880088344</text:p>
          </table:table-cell>
          <table:table-cell office:value-type="float" office:value="-0.00141772553324699" calcext:value-type="float">
            <text:p>-0.001417725533247</text:p>
          </table:table-cell>
          <table:table-cell office:value-type="float" office:value="235.173081970215" calcext:value-type="float">
            <text:p>235.173081970215</text:p>
          </table:table-cell>
          <table:table-cell office:value-type="float" office:value="1.49522038698196" calcext:value-type="float">
            <text:p>1.49522038698196</text:p>
          </table:table-cell>
          <table:table-cell office:value-type="float" office:value="1571.25044174664" calcext:value-type="float">
            <text:p>1571.25044174664</text:p>
          </table:table-cell>
          <table:table-cell office:value-type="float" office:value="114.076931802451" calcext:value-type="float">
            <text:p>114.07693180245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68578809499741" calcext:value-type="float">
            <text:p>0.668578809499741</text:p>
          </table:table-cell>
          <table:table-cell office:value-type="float" office:value="0.000365910844993778" calcext:value-type="float">
            <text:p>0.000365910844994</text:p>
          </table:table-cell>
          <table:table-cell office:value-type="float" office:value="-0.0000146858394145966" calcext:value-type="float">
            <text:p>-1.46858394145966E-05</text:p>
          </table:table-cell>
          <table:table-cell office:value-type="float" office:value="6.07961497306824" calcext:value-type="float">
            <text:p>6.07961497306824</text:p>
          </table:table-cell>
          <table:table-cell office:value-type="float" office:value="0.341384056210518" calcext:value-type="float">
            <text:p>0.341384056210518</text:p>
          </table:table-cell>
          <table:table-cell office:value-type="float" office:value="2607.4682174061" calcext:value-type="float">
            <text:p>2607.4682174061</text:p>
          </table:table-cell>
          <table:table-cell office:value-type="float" office:value="108.832911801082" calcext:value-type="float">
            <text:p>108.83291180108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718293750286102" calcext:value-type="float">
            <text:p>0.718293750286102</text:p>
          </table:table-cell>
          <table:table-cell office:value-type="float" office:value="0.000331631605513394" calcext:value-type="float">
            <text:p>0.000331631605513</text:p>
          </table:table-cell>
          <table:table-cell office:value-type="float" office:value="-0.000603943876922131" calcext:value-type="float">
            <text:p>-0.000603943876922</text:p>
          </table:table-cell>
          <table:table-cell office:value-type="float" office:value="790.268902587891" calcext:value-type="float">
            <text:p>790.268902587891</text:p>
          </table:table-cell>
          <table:table-cell office:value-type="float" office:value="4.28645367622376" calcext:value-type="float">
            <text:p>4.28645367622376</text:p>
          </table:table-cell>
          <table:table-cell office:value-type="float" office:value="1081.69533905647" calcext:value-type="float">
            <text:p>1081.69533905647</text:p>
          </table:table-cell>
          <table:table-cell office:value-type="float" office:value="121.491461361619" calcext:value-type="float">
            <text:p>121.49146136161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72200721502304" calcext:value-type="float">
            <text:p>0.672200721502304</text:p>
          </table:table-cell>
          <table:table-cell office:value-type="float" office:value="0.00607156488113105" calcext:value-type="float">
            <text:p>0.006071564881131</text:p>
          </table:table-cell>
          <table:table-cell office:value-type="float" office:value="-0.000255840830504894" calcext:value-type="float">
            <text:p>-0.000255840830505</text:p>
          </table:table-cell>
          <table:table-cell office:value-type="float" office:value="243.16672668457" calcext:value-type="float">
            <text:p>243.16672668457</text:p>
          </table:table-cell>
          <table:table-cell office:value-type="float" office:value="1.53106303215027" calcext:value-type="float">
            <text:p>1.53106303215027</text:p>
          </table:table-cell>
          <table:table-cell office:value-type="float" office:value="2524.39566829999" calcext:value-type="float">
            <text:p>2524.39566829999</text:p>
          </table:table-cell>
          <table:table-cell office:value-type="float" office:value="130.115444080974" calcext:value-type="float">
            <text:p>130.11544408097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3509564399719" calcext:value-type="float">
            <text:p>0.683509564399719</text:p>
          </table:table-cell>
          <table:table-cell office:value-type="float" office:value="0.00492700221948326" calcext:value-type="float">
            <text:p>0.004927002219483</text:p>
          </table:table-cell>
          <table:table-cell office:value-type="float" office:value="-0.000341484323143959" calcext:value-type="float">
            <text:p>-0.000341484323144</text:p>
          </table:table-cell>
          <table:table-cell office:value-type="float" office:value="790.731585693359" calcext:value-type="float">
            <text:p>790.731585693359</text:p>
          </table:table-cell>
          <table:table-cell office:value-type="float" office:value="4.27385764122009" calcext:value-type="float">
            <text:p>4.27385764122009</text:p>
          </table:table-cell>
          <table:table-cell office:value-type="float" office:value="1481.46214704893" calcext:value-type="float">
            <text:p>1481.46214704893</text:p>
          </table:table-cell>
          <table:table-cell office:value-type="float" office:value="121.386413266498" calcext:value-type="float">
            <text:p>121.38641326649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766425222158432" calcext:value-type="float">
            <text:p>0.766425222158432</text:p>
          </table:table-cell>
          <table:table-cell office:value-type="float" office:value="0.00283599768299609" calcext:value-type="float">
            <text:p>0.002835997682996</text:p>
          </table:table-cell>
          <table:table-cell office:value-type="float" office:value="-0.000840821303427219" calcext:value-type="float">
            <text:p>-0.000840821303427</text:p>
          </table:table-cell>
          <table:table-cell office:value-type="float" office:value="751.383258056641" calcext:value-type="float">
            <text:p>751.383258056641</text:p>
          </table:table-cell>
          <table:table-cell office:value-type="float" office:value="4.1170743227005" calcext:value-type="float">
            <text:p>4.1170743227005</text:p>
          </table:table-cell>
          <table:table-cell office:value-type="float" office:value="835.634048405799" calcext:value-type="float">
            <text:p>835.634048405799</text:p>
          </table:table-cell>
          <table:table-cell office:value-type="float" office:value="137.882261820452" calcext:value-type="float">
            <text:p>137.88226182045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3810566663742" calcext:value-type="float">
            <text:p>0.603810566663742</text:p>
          </table:table-cell>
          <table:table-cell office:value-type="float" office:value="0.000438502113684081" calcext:value-type="float">
            <text:p>0.000438502113684</text:p>
          </table:table-cell>
          <table:table-cell office:value-type="float" office:value="-0.0017070597037673" calcext:value-type="float">
            <text:p>-0.001707059703767</text:p>
          </table:table-cell>
          <table:table-cell office:value-type="float" office:value="2148.17159423828" calcext:value-type="float">
            <text:p>2148.17159423828</text:p>
          </table:table-cell>
          <table:table-cell office:value-type="float" office:value="11.0178663253784" calcext:value-type="float">
            <text:p>11.0178663253784</text:p>
          </table:table-cell>
          <table:table-cell office:value-type="float" office:value="2186.87623294352" calcext:value-type="float">
            <text:p>2186.87623294352</text:p>
          </table:table-cell>
          <table:table-cell office:value-type="float" office:value="99.9847571528517" calcext:value-type="float">
            <text:p>99.98475715285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68446344137192" calcext:value-type="float">
            <text:p>0.768446344137192</text:p>
          </table:table-cell>
          <table:table-cell office:value-type="float" office:value="0.00118528463644907" calcext:value-type="float">
            <text:p>0.001185284636449</text:p>
          </table:table-cell>
          <table:table-cell office:value-type="float" office:value="-0.00287000946700573" calcext:value-type="float">
            <text:p>-0.002870009467006</text:p>
          </table:table-cell>
          <table:table-cell office:value-type="float" office:value="365.329740905762" calcext:value-type="float">
            <text:p>365.329740905762</text:p>
          </table:table-cell>
          <table:table-cell office:value-type="float" office:value="2.18487470149994" calcext:value-type="float">
            <text:p>2.18487470149994</text:p>
          </table:table-cell>
          <table:table-cell office:value-type="float" office:value="587.753790224346" calcext:value-type="float">
            <text:p>587.753790224346</text:p>
          </table:table-cell>
          <table:table-cell office:value-type="float" office:value="90.2339212458754" calcext:value-type="float">
            <text:p>90.23392124587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94785964488983" calcext:value-type="float">
            <text:p>0.694785964488983</text:p>
          </table:table-cell>
          <table:table-cell office:value-type="float" office:value="0.00616671000607312" calcext:value-type="float">
            <text:p>0.006166710006073</text:p>
          </table:table-cell>
          <table:table-cell office:value-type="float" office:value="-0.000886869244277477" calcext:value-type="float">
            <text:p>-0.000886869244277</text:p>
          </table:table-cell>
          <table:table-cell office:value-type="float" office:value="23.5981709480286" calcext:value-type="float">
            <text:p>23.5981709480286</text:p>
          </table:table-cell>
          <table:table-cell office:value-type="float" office:value="0.443694558739662" calcext:value-type="float">
            <text:p>0.443694558739662</text:p>
          </table:table-cell>
          <table:table-cell office:value-type="float" office:value="2731.00138491796" calcext:value-type="float">
            <text:p>2731.00138491796</text:p>
          </table:table-cell>
          <table:table-cell office:value-type="float" office:value="110.921987535013" calcext:value-type="float">
            <text:p>110.9219875350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86382442712784" calcext:value-type="float">
            <text:p>0.786382442712784</text:p>
          </table:table-cell>
          <table:table-cell office:value-type="float" office:value="0.000724325323244557" calcext:value-type="float">
            <text:p>0.000724325323245</text:p>
          </table:table-cell>
          <table:table-cell office:value-type="float" office:value="-0.00789842484518886" calcext:value-type="float">
            <text:p>-0.007898424845189</text:p>
          </table:table-cell>
          <table:table-cell office:value-type="float" office:value="176.990046691895" calcext:value-type="float">
            <text:p>176.990046691895</text:p>
          </table:table-cell>
          <table:table-cell office:value-type="float" office:value="1.24666178226471" calcext:value-type="float">
            <text:p>1.24666178226471</text:p>
          </table:table-cell>
          <table:table-cell office:value-type="float" office:value="1877.63576324472" calcext:value-type="float">
            <text:p>1877.63576324472</text:p>
          </table:table-cell>
          <table:table-cell office:value-type="float" office:value="76.3169450207612" calcext:value-type="float">
            <text:p>76.316945020761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818619030714035" calcext:value-type="float">
            <text:p>0.818619030714035</text:p>
          </table:table-cell>
          <table:table-cell office:value-type="float" office:value="0.00605701827444136" calcext:value-type="float">
            <text:p>0.006057018274441</text:p>
          </table:table-cell>
          <table:table-cell office:value-type="float" office:value="-0.00378340631723404" calcext:value-type="float">
            <text:p>-0.003783406317234</text:p>
          </table:table-cell>
          <table:table-cell office:value-type="float" office:value="95.0437950134277" calcext:value-type="float">
            <text:p>95.0437950134277</text:p>
          </table:table-cell>
          <table:table-cell office:value-type="float" office:value="0.85980349779129" calcext:value-type="float">
            <text:p>0.85980349779129</text:p>
          </table:table-cell>
          <table:table-cell office:value-type="float" office:value="1959.31970441047" calcext:value-type="float">
            <text:p>1959.31970441047</text:p>
          </table:table-cell>
          <table:table-cell office:value-type="float" office:value="98.6459701813174" calcext:value-type="float">
            <text:p>98.645970181317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80457049608231" calcext:value-type="float">
            <text:p>0.680457049608231</text:p>
          </table:table-cell>
          <table:table-cell office:value-type="float" office:value="0.00103799831704237" calcext:value-type="float">
            <text:p>0.001037998317042</text:p>
          </table:table-cell>
          <table:table-cell office:value-type="float" office:value="0.000238500535488129" calcext:value-type="float">
            <text:p>0.000238500535488</text:p>
          </table:table-cell>
          <table:table-cell office:value-type="float" office:value="220.068664550781" calcext:value-type="float">
            <text:p>220.068664550781</text:p>
          </table:table-cell>
          <table:table-cell office:value-type="float" office:value="1.41721762418747" calcext:value-type="float">
            <text:p>1.41721762418747</text:p>
          </table:table-cell>
          <table:table-cell office:value-type="float" office:value="2025.50246709856" calcext:value-type="float">
            <text:p>2025.50246709856</text:p>
          </table:table-cell>
          <table:table-cell office:value-type="float" office:value="96.0471304071716" calcext:value-type="float">
            <text:p>96.04713040717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582728004455566" calcext:value-type="float">
            <text:p>0.582728004455566</text:p>
          </table:table-cell>
          <table:table-cell office:value-type="float" office:value="0.000951331248506904" calcext:value-type="float">
            <text:p>0.000951331248507</text:p>
          </table:table-cell>
          <table:table-cell office:value-type="float" office:value="-0.00193356778472662" calcext:value-type="float">
            <text:p>-0.001933567784727</text:p>
          </table:table-cell>
          <table:table-cell office:value-type="float" office:value="841.968804931641" calcext:value-type="float">
            <text:p>841.968804931641</text:p>
          </table:table-cell>
          <table:table-cell office:value-type="float" office:value="4.47534205913544" calcext:value-type="float">
            <text:p>4.47534205913544</text:p>
          </table:table-cell>
          <table:table-cell office:value-type="float" office:value="1052.4283779367" calcext:value-type="float">
            <text:p>1052.4283779367</text:p>
          </table:table-cell>
          <table:table-cell office:value-type="float" office:value="110.754524992639" calcext:value-type="float">
            <text:p>110.75452499263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01137781143189" calcext:value-type="float">
            <text:p>0.701137781143189</text:p>
          </table:table-cell>
          <table:table-cell office:value-type="float" office:value="0.00182325842324644" calcext:value-type="float">
            <text:p>0.001823258423246</text:p>
          </table:table-cell>
          <table:table-cell office:value-type="float" office:value="-0.0000059154350310564" calcext:value-type="float">
            <text:p>-5.9154350310564E-06</text:p>
          </table:table-cell>
          <table:table-cell office:value-type="float" office:value="430.481848144531" calcext:value-type="float">
            <text:p>430.481848144531</text:p>
          </table:table-cell>
          <table:table-cell office:value-type="float" office:value="2.47906320095062" calcext:value-type="float">
            <text:p>2.47906320095062</text:p>
          </table:table-cell>
          <table:table-cell office:value-type="float" office:value="-2025.20656097641" calcext:value-type="float">
            <text:p>-2025.20656097641</text:p>
          </table:table-cell>
          <table:table-cell office:value-type="float" office:value="53.9076965520158" calcext:value-type="float">
            <text:p>53.907696552015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18480896949768" calcext:value-type="float">
            <text:p>0.718480896949768</text:p>
          </table:table-cell>
          <table:table-cell office:value-type="float" office:value="0.00959603888913989" calcext:value-type="float">
            <text:p>0.00959603888914</text:p>
          </table:table-cell>
          <table:table-cell office:value-type="float" office:value="-0.000280948076397181" calcext:value-type="float">
            <text:p>-0.000280948076397</text:p>
          </table:table-cell>
          <table:table-cell office:value-type="float" office:value="106.477935028076" calcext:value-type="float">
            <text:p>106.477935028076</text:p>
          </table:table-cell>
          <table:table-cell office:value-type="float" office:value="0.870996564626694" calcext:value-type="float">
            <text:p>0.870996564626694</text:p>
          </table:table-cell>
          <table:table-cell office:value-type="float" office:value="1676.2471108477" calcext:value-type="float">
            <text:p>1676.2471108477</text:p>
          </table:table-cell>
          <table:table-cell office:value-type="float" office:value="110.43436390112" calcext:value-type="float">
            <text:p>110.4343639011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750346499681473" calcext:value-type="float">
            <text:p>0.750346499681473</text:p>
          </table:table-cell>
          <table:table-cell office:value-type="float" office:value="0.00198419527150691" calcext:value-type="float">
            <text:p>0.001984195271507</text:p>
          </table:table-cell>
          <table:table-cell office:value-type="float" office:value="-0.000798172503709793" calcext:value-type="float">
            <text:p>-0.00079817250371</text:p>
          </table:table-cell>
          <table:table-cell office:value-type="float" office:value="1034.94141845703" calcext:value-type="float">
            <text:p>1034.94141845703</text:p>
          </table:table-cell>
          <table:table-cell office:value-type="float" office:value="5.52466697692871" calcext:value-type="float">
            <text:p>5.52466697692871</text:p>
          </table:table-cell>
          <table:table-cell office:value-type="float" office:value="-412.733568516464" calcext:value-type="float">
            <text:p>-412.733568516464</text:p>
          </table:table-cell>
          <table:table-cell office:value-type="float" office:value="103.933354003325" calcext:value-type="float">
            <text:p>103.93335400332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88142359256744" calcext:value-type="float">
            <text:p>0.788142359256744</text:p>
          </table:table-cell>
          <table:table-cell office:value-type="float" office:value="0.00469587380066514" calcext:value-type="float">
            <text:p>0.004695873800665</text:p>
          </table:table-cell>
          <table:table-cell office:value-type="float" office:value="-0.000510925054550171" calcext:value-type="float">
            <text:p>-0.00051092505455</text:p>
          </table:table-cell>
          <table:table-cell office:value-type="float" office:value="539.600946044922" calcext:value-type="float">
            <text:p>539.600946044922</text:p>
          </table:table-cell>
          <table:table-cell office:value-type="float" office:value="3.0681529045105" calcext:value-type="float">
            <text:p>3.0681529045105</text:p>
          </table:table-cell>
          <table:table-cell office:value-type="float" office:value="607.666129426547" calcext:value-type="float">
            <text:p>607.666129426547</text:p>
          </table:table-cell>
          <table:table-cell office:value-type="float" office:value="100.543774036656" calcext:value-type="float">
            <text:p>100.54377403665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92101556062698" calcext:value-type="float">
            <text:p>0.692101556062698</text:p>
          </table:table-cell>
          <table:table-cell office:value-type="float" office:value="0.00412377417087555" calcext:value-type="float">
            <text:p>0.004123774170876</text:p>
          </table:table-cell>
          <table:table-cell office:value-type="float" office:value="-0.00108032748103142" calcext:value-type="float">
            <text:p>-0.001080327481031</text:p>
          </table:table-cell>
          <table:table-cell office:value-type="float" office:value="150.519493103027" calcext:value-type="float">
            <text:p>150.519493103027</text:p>
          </table:table-cell>
          <table:table-cell office:value-type="float" office:value="1.07374367713928" calcext:value-type="float">
            <text:p>1.07374367713928</text:p>
          </table:table-cell>
          <table:table-cell office:value-type="float" office:value="-161.400409368406" calcext:value-type="float">
            <text:p>-161.400409368406</text:p>
          </table:table-cell>
          <table:table-cell office:value-type="float" office:value="102.055055268708" calcext:value-type="float">
            <text:p>102.05505526870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784417074918747" calcext:value-type="float">
            <text:p>0.784417074918747</text:p>
          </table:table-cell>
          <table:table-cell office:value-type="float" office:value="0.000533574185101315" calcext:value-type="float">
            <text:p>0.000533574185101</text:p>
          </table:table-cell>
          <table:table-cell office:value-type="float" office:value="-0.00057042483240366" calcext:value-type="float">
            <text:p>-0.000570424832404</text:p>
          </table:table-cell>
          <table:table-cell office:value-type="float" office:value="606.21279296875" calcext:value-type="float">
            <text:p>606.21279296875</text:p>
          </table:table-cell>
          <table:table-cell office:value-type="float" office:value="3.39685339927673" calcext:value-type="float">
            <text:p>3.39685339927673</text:p>
          </table:table-cell>
          <table:table-cell office:value-type="float" office:value="1701.17844075246" calcext:value-type="float">
            <text:p>1701.17844075246</text:p>
          </table:table-cell>
          <table:table-cell office:value-type="float" office:value="132.475554181269" calcext:value-type="float">
            <text:p>132.47555418126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70852565765381" calcext:value-type="float">
            <text:p>0.670852565765381</text:p>
          </table:table-cell>
          <table:table-cell office:value-type="float" office:value="0.00477318339981139" calcext:value-type="float">
            <text:p>0.004773183399811</text:p>
          </table:table-cell>
          <table:table-cell office:value-type="float" office:value="-0.000475124455988407" calcext:value-type="float">
            <text:p>-0.000475124455988</text:p>
          </table:table-cell>
          <table:table-cell office:value-type="float" office:value="219.000239562988" calcext:value-type="float">
            <text:p>219.000239562988</text:p>
          </table:table-cell>
          <table:table-cell office:value-type="float" office:value="1.40592347383499" calcext:value-type="float">
            <text:p>1.40592347383499</text:p>
          </table:table-cell>
          <table:table-cell office:value-type="float" office:value="1593.66657108082" calcext:value-type="float">
            <text:p>1593.66657108082</text:p>
          </table:table-cell>
          <table:table-cell office:value-type="float" office:value="111.675243741984" calcext:value-type="float">
            <text:p>111.67524374198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755211788415909" calcext:value-type="float">
            <text:p>0.755211788415909</text:p>
          </table:table-cell>
          <table:table-cell office:value-type="float" office:value="0.00271779720205814" calcext:value-type="float">
            <text:p>0.002717797202058</text:p>
          </table:table-cell>
          <table:table-cell office:value-type="float" office:value="-0.000613841786980629" calcext:value-type="float">
            <text:p>-0.000613841786981</text:p>
          </table:table-cell>
          <table:table-cell office:value-type="float" office:value="84.3257682800293" calcext:value-type="float">
            <text:p>84.3257682800293</text:p>
          </table:table-cell>
          <table:table-cell office:value-type="float" office:value="0.773173850774765" calcext:value-type="float">
            <text:p>0.773173850774765</text:p>
          </table:table-cell>
          <table:table-cell office:value-type="float" office:value="744.320390128639" calcext:value-type="float">
            <text:p>744.320390128639</text:p>
          </table:table-cell>
          <table:table-cell office:value-type="float" office:value="101.764920809516" calcext:value-type="float">
            <text:p>101.7649208095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84894585609436" calcext:value-type="float">
            <text:p>0.684894585609436</text:p>
          </table:table-cell>
          <table:table-cell office:value-type="float" office:value="0.00648560016416013" calcext:value-type="float">
            <text:p>0.00648560016416</text:p>
          </table:table-cell>
          <table:table-cell office:value-type="float" office:value="-0.00017732921987772" calcext:value-type="float">
            <text:p>-0.000177329219878</text:p>
          </table:table-cell>
          <table:table-cell office:value-type="float" office:value="65.1632434844971" calcext:value-type="float">
            <text:p>65.1632434844971</text:p>
          </table:table-cell>
          <table:table-cell office:value-type="float" office:value="0.64442013502121" calcext:value-type="float">
            <text:p>0.64442013502121</text:p>
          </table:table-cell>
          <table:table-cell office:value-type="float" office:value="1837.50388041752" calcext:value-type="float">
            <text:p>1837.50388041752</text:p>
          </table:table-cell>
          <table:table-cell office:value-type="float" office:value="136.865115466737" calcext:value-type="float">
            <text:p>136.86511546673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754599630832672" calcext:value-type="float">
            <text:p>0.754599630832672</text:p>
          </table:table-cell>
          <table:table-cell office:value-type="float" office:value="0.00044221117568668" calcext:value-type="float">
            <text:p>0.000442211175687</text:p>
          </table:table-cell>
          <table:table-cell office:value-type="float" office:value="-0.000175187364220619" calcext:value-type="float">
            <text:p>-0.000175187364221</text:p>
          </table:table-cell>
          <table:table-cell office:value-type="float" office:value="274.741848754883" calcext:value-type="float">
            <text:p>274.741848754883</text:p>
          </table:table-cell>
          <table:table-cell office:value-type="float" office:value="1.72379953861237" calcext:value-type="float">
            <text:p>1.72379953861237</text:p>
          </table:table-cell>
          <table:table-cell office:value-type="float" office:value="3128.05541187687" calcext:value-type="float">
            <text:p>3128.05541187687</text:p>
          </table:table-cell>
          <table:table-cell office:value-type="float" office:value="86.1348344659782" calcext:value-type="float">
            <text:p>86.134834465978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99015510082245" calcext:value-type="float">
            <text:p>0.699015510082245</text:p>
          </table:table-cell>
          <table:table-cell office:value-type="float" office:value="0.00180185304488987" calcext:value-type="float">
            <text:p>0.00180185304489</text:p>
          </table:table-cell>
          <table:table-cell office:value-type="float" office:value="-0.00502558844164014" calcext:value-type="float">
            <text:p>-0.00502558844164</text:p>
          </table:table-cell>
          <table:table-cell office:value-type="float" office:value="91.7317222595215" calcext:value-type="float">
            <text:p>91.7317222595215</text:p>
          </table:table-cell>
          <table:table-cell office:value-type="float" office:value="0.777035439014435" calcext:value-type="float">
            <text:p>0.777035439014435</text:p>
          </table:table-cell>
          <table:table-cell office:value-type="float" office:value="3351.46548002494" calcext:value-type="float">
            <text:p>3351.46548002494</text:p>
          </table:table-cell>
          <table:table-cell office:value-type="float" office:value="149.876397771784" calcext:value-type="float">
            <text:p>149.87639777178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754409313201904" calcext:value-type="float">
            <text:p>0.754409313201904</text:p>
          </table:table-cell>
          <table:table-cell office:value-type="float" office:value="0.00473936344496906" calcext:value-type="float">
            <text:p>0.004739363444969</text:p>
          </table:table-cell>
          <table:table-cell office:value-type="float" office:value="0.000776867382228375" calcext:value-type="float">
            <text:p>0.000776867382228</text:p>
          </table:table-cell>
          <table:table-cell office:value-type="float" office:value="98.9496139526367" calcext:value-type="float">
            <text:p>98.9496139526367</text:p>
          </table:table-cell>
          <table:table-cell office:value-type="float" office:value="0.848122203350067" calcext:value-type="float">
            <text:p>0.848122203350067</text:p>
          </table:table-cell>
          <table:table-cell office:value-type="float" office:value="2768.99297625424" calcext:value-type="float">
            <text:p>2768.99297625424</text:p>
          </table:table-cell>
          <table:table-cell office:value-type="float" office:value="98.6677900661715" calcext:value-type="float">
            <text:p>98.66779006617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704952937364578" calcext:value-type="float">
            <text:p>0.704952937364578</text:p>
          </table:table-cell>
          <table:table-cell office:value-type="float" office:value="0.00379853986669332" calcext:value-type="float">
            <text:p>0.003798539866693</text:p>
          </table:table-cell>
          <table:table-cell office:value-type="float" office:value="-0.00590467285364866" calcext:value-type="float">
            <text:p>-0.005904672853649</text:p>
          </table:table-cell>
          <table:table-cell office:value-type="float" office:value="153.800621032715" calcext:value-type="float">
            <text:p>153.800621032715</text:p>
          </table:table-cell>
          <table:table-cell office:value-type="float" office:value="1.09028643369675" calcext:value-type="float">
            <text:p>1.09028643369675</text:p>
          </table:table-cell>
          <table:table-cell office:value-type="float" office:value="3429.19751027616" calcext:value-type="float">
            <text:p>3429.19751027616</text:p>
          </table:table-cell>
          <table:table-cell office:value-type="float" office:value="100.221419430291" calcext:value-type="float">
            <text:p>100.22141943029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703390449285507" calcext:value-type="float">
            <text:p>0.703390449285507</text:p>
          </table:table-cell>
          <table:table-cell office:value-type="float" office:value="0.00425932379439473" calcext:value-type="float">
            <text:p>0.004259323794395</text:p>
          </table:table-cell>
          <table:table-cell office:value-type="float" office:value="-0.00291630681604147" calcext:value-type="float">
            <text:p>-0.002916306816041</text:p>
          </table:table-cell>
          <table:table-cell office:value-type="float" office:value="167.022918701172" calcext:value-type="float">
            <text:p>167.022918701172</text:p>
          </table:table-cell>
          <table:table-cell office:value-type="float" office:value="1.15878129005432" calcext:value-type="float">
            <text:p>1.15878129005432</text:p>
          </table:table-cell>
          <table:table-cell office:value-type="float" office:value="2747.42296628445" calcext:value-type="float">
            <text:p>2747.42296628445</text:p>
          </table:table-cell>
          <table:table-cell office:value-type="float" office:value="110.816566278972" calcext:value-type="float">
            <text:p>110.81656627897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98763686418533" calcext:value-type="float">
            <text:p>0.698763686418533</text:p>
          </table:table-cell>
          <table:table-cell office:value-type="float" office:value="0.0139697615988553" calcext:value-type="float">
            <text:p>0.013969761598855</text:p>
          </table:table-cell>
          <table:table-cell office:value-type="float" office:value="-0.00449188128113747" calcext:value-type="float">
            <text:p>-0.004491881281137</text:p>
          </table:table-cell>
          <table:table-cell office:value-type="float" office:value="73.6643970489502" calcext:value-type="float">
            <text:p>73.6643970489502</text:p>
          </table:table-cell>
          <table:table-cell office:value-type="float" office:value="0.692879754304886" calcext:value-type="float">
            <text:p>0.692879754304886</text:p>
          </table:table-cell>
          <table:table-cell office:value-type="float" office:value="1640.8979673116" calcext:value-type="float">
            <text:p>1640.8979673116</text:p>
          </table:table-cell>
          <table:table-cell office:value-type="float" office:value="146.175773660024" calcext:value-type="float">
            <text:p>146.1757736600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744675332307816" calcext:value-type="float">
            <text:p>0.744675332307816</text:p>
          </table:table-cell>
          <table:table-cell office:value-type="float" office:value="0.00681705144234002" calcext:value-type="float">
            <text:p>0.00681705144234</text:p>
          </table:table-cell>
          <table:table-cell office:value-type="float" office:value="-0.0102739479392767" calcext:value-type="float">
            <text:p>-0.010273947939277</text:p>
          </table:table-cell>
          <table:table-cell office:value-type="float" office:value="296.619903564453" calcext:value-type="float">
            <text:p>296.619903564453</text:p>
          </table:table-cell>
          <table:table-cell office:value-type="float" office:value="1.82081327438355" calcext:value-type="float">
            <text:p>1.82081327438355</text:p>
          </table:table-cell>
          <table:table-cell office:value-type="float" office:value="2423.53472245415" calcext:value-type="float">
            <text:p>2423.53472245415</text:p>
          </table:table-cell>
          <table:table-cell office:value-type="float" office:value="112.050359346368" calcext:value-type="float">
            <text:p>112.05035934636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761266070604324" calcext:value-type="float">
            <text:p>0.761266070604324</text:p>
          </table:table-cell>
          <table:table-cell office:value-type="float" office:value="0.00232228268869221" calcext:value-type="float">
            <text:p>0.002322282688692</text:p>
          </table:table-cell>
          <table:table-cell office:value-type="float" office:value="-0.000120535679161549" calcext:value-type="float">
            <text:p>-0.000120535679162</text:p>
          </table:table-cell>
          <table:table-cell office:value-type="float" office:value="333.658377075195" calcext:value-type="float">
            <text:p>333.658377075195</text:p>
          </table:table-cell>
          <table:table-cell office:value-type="float" office:value="2.02180790901184" calcext:value-type="float">
            <text:p>2.02180790901184</text:p>
          </table:table-cell>
          <table:table-cell office:value-type="float" office:value="1358.15692010964" calcext:value-type="float">
            <text:p>1358.15692010964</text:p>
          </table:table-cell>
          <table:table-cell office:value-type="float" office:value="137.633120687387" calcext:value-type="float">
            <text:p>137.63312068738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79210946559906" calcext:value-type="float">
            <text:p>0.79210946559906</text:p>
          </table:table-cell>
          <table:table-cell office:value-type="float" office:value="0.00377605149988085" calcext:value-type="float">
            <text:p>0.003776051499881</text:p>
          </table:table-cell>
          <table:table-cell office:value-type="float" office:value="0.000023375079035759" calcext:value-type="float">
            <text:p>2.3375079035759E-05</text:p>
          </table:table-cell>
          <table:table-cell office:value-type="float" office:value="353.41432800293" calcext:value-type="float">
            <text:p>353.41432800293</text:p>
          </table:table-cell>
          <table:table-cell office:value-type="float" office:value="2.13692297935486" calcext:value-type="float">
            <text:p>2.13692297935486</text:p>
          </table:table-cell>
          <table:table-cell office:value-type="float" office:value="1808.79390457454" calcext:value-type="float">
            <text:p>1808.79390457454</text:p>
          </table:table-cell>
          <table:table-cell office:value-type="float" office:value="97.5786081034689" calcext:value-type="float">
            <text:p>97.578608103468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737133955955505" calcext:value-type="float">
            <text:p>0.737133955955505</text:p>
          </table:table-cell>
          <table:table-cell office:value-type="float" office:value="0.00228811539709568" calcext:value-type="float">
            <text:p>0.002288115397096</text:p>
          </table:table-cell>
          <table:table-cell office:value-type="float" office:value="-0.00333223016932607" calcext:value-type="float">
            <text:p>-0.003332230169326</text:p>
          </table:table-cell>
          <table:table-cell office:value-type="float" office:value="16.5765110969543" calcext:value-type="float">
            <text:p>16.5765110969543</text:p>
          </table:table-cell>
          <table:table-cell office:value-type="float" office:value="0.420966640114784" calcext:value-type="float">
            <text:p>0.420966640114784</text:p>
          </table:table-cell>
          <table:table-cell office:value-type="float" office:value="3293.69029018947" calcext:value-type="float">
            <text:p>3293.69029018947</text:p>
          </table:table-cell>
          <table:table-cell office:value-type="float" office:value="101.316071902379" calcext:value-type="float">
            <text:p>101.31607190237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746843773126602" calcext:value-type="float">
            <text:p>0.746843773126602</text:p>
          </table:table-cell>
          <table:table-cell office:value-type="float" office:value="0.00495872315950692" calcext:value-type="float">
            <text:p>0.004958723159507</text:p>
          </table:table-cell>
          <table:table-cell office:value-type="float" office:value="0.00111516984179616" calcext:value-type="float">
            <text:p>0.001115169841796</text:p>
          </table:table-cell>
          <table:table-cell office:value-type="float" office:value="52.4909030914307" calcext:value-type="float">
            <text:p>52.4909030914307</text:p>
          </table:table-cell>
          <table:table-cell office:value-type="float" office:value="0.611126905679703" calcext:value-type="float">
            <text:p>0.611126905679703</text:p>
          </table:table-cell>
          <table:table-cell office:value-type="float" office:value="3534.96863913127" calcext:value-type="float">
            <text:p>3534.96863913127</text:p>
          </table:table-cell>
          <table:table-cell office:value-type="float" office:value="118.966338272812" calcext:value-type="float">
            <text:p>118.96633827281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745169717073441" calcext:value-type="float">
            <text:p>0.745169717073441</text:p>
          </table:table-cell>
          <table:table-cell office:value-type="float" office:value="0.0022597559960559" calcext:value-type="float">
            <text:p>0.002259755996056</text:p>
          </table:table-cell>
          <table:table-cell office:value-type="float" office:value="0.00142955062910914" calcext:value-type="float">
            <text:p>0.001429550629109</text:p>
          </table:table-cell>
          <table:table-cell office:value-type="float" office:value="293.911030578613" calcext:value-type="float">
            <text:p>293.911030578613</text:p>
          </table:table-cell>
          <table:table-cell office:value-type="float" office:value="1.81620696783066" calcext:value-type="float">
            <text:p>1.81620696783066</text:p>
          </table:table-cell>
          <table:table-cell office:value-type="float" office:value="2891.79861324817" calcext:value-type="float">
            <text:p>2891.79861324817</text:p>
          </table:table-cell>
          <table:table-cell office:value-type="float" office:value="93.2811295048801" calcext:value-type="float">
            <text:p>93.281129504880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725614994764328" calcext:value-type="float">
            <text:p>0.725614994764328</text:p>
          </table:table-cell>
          <table:table-cell office:value-type="float" office:value="0.00163962473161519" calcext:value-type="float">
            <text:p>0.001639624731615</text:p>
          </table:table-cell>
          <table:table-cell office:value-type="float" office:value="0.00148385223001242" calcext:value-type="float">
            <text:p>0.001483852230012</text:p>
          </table:table-cell>
          <table:table-cell office:value-type="float" office:value="27.8911909103394" calcext:value-type="float">
            <text:p>27.8911909103394</text:p>
          </table:table-cell>
          <table:table-cell office:value-type="float" office:value="0.475990560650826" calcext:value-type="float">
            <text:p>0.475990560650826</text:p>
          </table:table-cell>
          <table:table-cell office:value-type="float" office:value="3357.0731626737" calcext:value-type="float">
            <text:p>3357.0731626737</text:p>
          </table:table-cell>
          <table:table-cell office:value-type="float" office:value="96.479815719393" calcext:value-type="float">
            <text:p>96.47981571939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703913003206253" calcext:value-type="float">
            <text:p>0.703913003206253</text:p>
          </table:table-cell>
          <table:table-cell office:value-type="float" office:value="0.00329792755655944" calcext:value-type="float">
            <text:p>0.003297927556559</text:p>
          </table:table-cell>
          <table:table-cell office:value-type="float" office:value="0.0000552529469132423" calcext:value-type="float">
            <text:p>5.52529469132423E-05</text:p>
          </table:table-cell>
          <table:table-cell office:value-type="float" office:value="110.397238922119" calcext:value-type="float">
            <text:p>110.397238922119</text:p>
          </table:table-cell>
          <table:table-cell office:value-type="float" office:value="0.876797097921371" calcext:value-type="float">
            <text:p>0.876797097921371</text:p>
          </table:table-cell>
          <table:table-cell office:value-type="float" office:value="2125.20558743741" calcext:value-type="float">
            <text:p>2125.20558743741</text:p>
          </table:table-cell>
          <table:table-cell office:value-type="float" office:value="107.872014960321" calcext:value-type="float">
            <text:p>107.8720149603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81412470340729" calcext:value-type="float">
            <text:p>0.681412470340729</text:p>
          </table:table-cell>
          <table:table-cell office:value-type="float" office:value="0.0035793122369796" calcext:value-type="float">
            <text:p>0.00357931223698</text:p>
          </table:table-cell>
          <table:table-cell office:value-type="float" office:value="0.0000145826488733292" calcext:value-type="float">
            <text:p>1.45826488733292E-05</text:p>
          </table:table-cell>
          <table:table-cell office:value-type="float" office:value="78.3233459472656" calcext:value-type="float">
            <text:p>78.3233459472656</text:p>
          </table:table-cell>
          <table:table-cell office:value-type="float" office:value="0.704964572191238" calcext:value-type="float">
            <text:p>0.704964572191238</text:p>
          </table:table-cell>
          <table:table-cell office:value-type="float" office:value="3667.34215912467" calcext:value-type="float">
            <text:p>3667.34215912467</text:p>
          </table:table-cell>
          <table:table-cell office:value-type="float" office:value="107.641758010781" calcext:value-type="float">
            <text:p>107.64175801078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740037947893143" calcext:value-type="float">
            <text:p>0.740037947893143</text:p>
          </table:table-cell>
          <table:table-cell office:value-type="float" office:value="0.000904491037363186" calcext:value-type="float">
            <text:p>0.000904491037363</text:p>
          </table:table-cell>
          <table:table-cell office:value-type="float" office:value="-0.000798348430544138" calcext:value-type="float">
            <text:p>-0.000798348430544</text:p>
          </table:table-cell>
          <table:table-cell office:value-type="float" office:value="745.2373046875" calcext:value-type="float">
            <text:p>745.2373046875</text:p>
          </table:table-cell>
          <table:table-cell office:value-type="float" office:value="4.06655707359314" calcext:value-type="float">
            <text:p>4.06655707359314</text:p>
          </table:table-cell>
          <table:table-cell office:value-type="float" office:value="2659.14568772118" calcext:value-type="float">
            <text:p>2659.14568772118</text:p>
          </table:table-cell>
          <table:table-cell office:value-type="float" office:value="99.4967110913247" calcext:value-type="float">
            <text:p>99.496711091324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76039987802506" calcext:value-type="float">
            <text:p>0.676039987802506</text:p>
          </table:table-cell>
          <table:table-cell office:value-type="float" office:value="0.00138686642749235" calcext:value-type="float">
            <text:p>0.001386866427492</text:p>
          </table:table-cell>
          <table:table-cell office:value-type="float" office:value="-0.00493310075253248" calcext:value-type="float">
            <text:p>-0.004933100752532</text:p>
          </table:table-cell>
          <table:table-cell office:value-type="float" office:value="37.5358131408691" calcext:value-type="float">
            <text:p>37.5358131408691</text:p>
          </table:table-cell>
          <table:table-cell office:value-type="float" office:value="0.492022588849068" calcext:value-type="float">
            <text:p>0.492022588849068</text:p>
          </table:table-cell>
          <table:table-cell office:value-type="float" office:value="3379.27492181434" calcext:value-type="float">
            <text:p>3379.27492181434</text:p>
          </table:table-cell>
          <table:table-cell office:value-type="float" office:value="104.825223688362" calcext:value-type="float">
            <text:p>104.82522368836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74134595990181" calcext:value-type="float">
            <text:p>0.74134595990181</text:p>
          </table:table-cell>
          <table:table-cell office:value-type="float" office:value="0.00477466401644051" calcext:value-type="float">
            <text:p>0.004774664016441</text:p>
          </table:table-cell>
          <table:table-cell office:value-type="float" office:value="-0.00124635919928551" calcext:value-type="float">
            <text:p>-0.001246359199286</text:p>
          </table:table-cell>
          <table:table-cell office:value-type="float" office:value="224.31208190918" calcext:value-type="float">
            <text:p>224.31208190918</text:p>
          </table:table-cell>
          <table:table-cell office:value-type="float" office:value="1.46399341821671" calcext:value-type="float">
            <text:p>1.46399341821671</text:p>
          </table:table-cell>
          <table:table-cell office:value-type="float" office:value="3690.23545338423" calcext:value-type="float">
            <text:p>3690.23545338423</text:p>
          </table:table-cell>
          <table:table-cell office:value-type="float" office:value="103.953499967768" calcext:value-type="float">
            <text:p>103.95349996776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712739592790604" calcext:value-type="float">
            <text:p>0.712739592790604</text:p>
          </table:table-cell>
          <table:table-cell office:value-type="float" office:value="0.00214271480217576" calcext:value-type="float">
            <text:p>0.002142714802176</text:p>
          </table:table-cell>
          <table:table-cell office:value-type="float" office:value="-0.00669908365234733" calcext:value-type="float">
            <text:p>-0.006699083652347</text:p>
          </table:table-cell>
          <table:table-cell office:value-type="float" office:value="1157.92356567383" calcext:value-type="float">
            <text:p>1157.92356567383</text:p>
          </table:table-cell>
          <table:table-cell office:value-type="float" office:value="6.1109974861145" calcext:value-type="float">
            <text:p>6.1109974861145</text:p>
          </table:table-cell>
          <table:table-cell office:value-type="float" office:value="2063.70450800255" calcext:value-type="float">
            <text:p>2063.70450800255</text:p>
          </table:table-cell>
          <table:table-cell office:value-type="float" office:value="88.7032759649675" calcext:value-type="float">
            <text:p>88.703275964967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738561707735062" calcext:value-type="float">
            <text:p>0.738561707735062</text:p>
          </table:table-cell>
          <table:table-cell office:value-type="float" office:value="0.0027002131100744" calcext:value-type="float">
            <text:p>0.002700213110074</text:p>
          </table:table-cell>
          <table:table-cell office:value-type="float" office:value="-0.0126391617581248" calcext:value-type="float">
            <text:p>-0.012639161758125</text:p>
          </table:table-cell>
          <table:table-cell office:value-type="float" office:value="631.242932128906" calcext:value-type="float">
            <text:p>631.242932128906</text:p>
          </table:table-cell>
          <table:table-cell office:value-type="float" office:value="3.48503704071045" calcext:value-type="float">
            <text:p>3.48503704071045</text:p>
          </table:table-cell>
          <table:table-cell office:value-type="float" office:value="2052.98762935673" calcext:value-type="float">
            <text:p>2052.98762935673</text:p>
          </table:table-cell>
          <table:table-cell office:value-type="float" office:value="97.5747076650847" calcext:value-type="float">
            <text:p>97.57470766508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708992284536362" calcext:value-type="float">
            <text:p>0.708992284536362</text:p>
          </table:table-cell>
          <table:table-cell office:value-type="float" office:value="0.00112853845348582" calcext:value-type="float">
            <text:p>0.001128538453486</text:p>
          </table:table-cell>
          <table:table-cell office:value-type="float" office:value="-0.000102321989834309" calcext:value-type="float">
            <text:p>-0.000102321989834</text:p>
          </table:table-cell>
          <table:table-cell office:value-type="float" office:value="294.018176269531" calcext:value-type="float">
            <text:p>294.018176269531</text:p>
          </table:table-cell>
          <table:table-cell office:value-type="float" office:value="1.79582186937332" calcext:value-type="float">
            <text:p>1.79582186937332</text:p>
          </table:table-cell>
          <table:table-cell office:value-type="float" office:value="1738.29606660588" calcext:value-type="float">
            <text:p>1738.29606660588</text:p>
          </table:table-cell>
          <table:table-cell office:value-type="float" office:value="86.6447731562193" calcext:value-type="float">
            <text:p>86.644773156219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95789068937302" calcext:value-type="float">
            <text:p>0.695789068937302</text:p>
          </table:table-cell>
          <table:table-cell office:value-type="float" office:value="0.00134863138664514" calcext:value-type="float">
            <text:p>0.001348631386645</text:p>
          </table:table-cell>
          <table:table-cell office:value-type="float" office:value="-0.0000223487615585327" calcext:value-type="float">
            <text:p>-2.23487615585327E-05</text:p>
          </table:table-cell>
          <table:table-cell office:value-type="float" office:value="157.907064819336" calcext:value-type="float">
            <text:p>157.907064819336</text:p>
          </table:table-cell>
          <table:table-cell office:value-type="float" office:value="1.10896763801575" calcext:value-type="float">
            <text:p>1.10896763801575</text:p>
          </table:table-cell>
          <table:table-cell office:value-type="float" office:value="-741.639636207847" calcext:value-type="float">
            <text:p>-741.639636207847</text:p>
          </table:table-cell>
          <table:table-cell office:value-type="float" office:value="69.7188829631311" calcext:value-type="float">
            <text:p>69.71888296313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726221477985382" calcext:value-type="float">
            <text:p>0.726221477985382</text:p>
          </table:table-cell>
          <table:table-cell office:value-type="float" office:value="0.0031756077427417" calcext:value-type="float">
            <text:p>0.003175607742742</text:p>
          </table:table-cell>
          <table:table-cell office:value-type="float" office:value="-0.0110901021398604" calcext:value-type="float">
            <text:p>-0.01109010213986</text:p>
          </table:table-cell>
          <table:table-cell office:value-type="float" office:value="1053.72174682617" calcext:value-type="float">
            <text:p>1053.72174682617</text:p>
          </table:table-cell>
          <table:table-cell office:value-type="float" office:value="5.59294495582581" calcext:value-type="float">
            <text:p>5.59294495582581</text:p>
          </table:table-cell>
          <table:table-cell office:value-type="float" office:value="1398.1886412972" calcext:value-type="float">
            <text:p>1398.1886412972</text:p>
          </table:table-cell>
          <table:table-cell office:value-type="float" office:value="108.552826995845" calcext:value-type="float">
            <text:p>108.55282699584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735544276237488" calcext:value-type="float">
            <text:p>0.735544276237488</text:p>
          </table:table-cell>
          <table:table-cell office:value-type="float" office:value="0.00113621324999258" calcext:value-type="float">
            <text:p>0.001136213249993</text:p>
          </table:table-cell>
          <table:table-cell office:value-type="float" office:value="-0.000617549102753401" calcext:value-type="float">
            <text:p>-0.000617549102753</text:p>
          </table:table-cell>
          <table:table-cell office:value-type="float" office:value="475.864443969727" calcext:value-type="float">
            <text:p>475.864443969727</text:p>
          </table:table-cell>
          <table:table-cell office:value-type="float" office:value="2.71784451007843" calcext:value-type="float">
            <text:p>2.71784451007843</text:p>
          </table:table-cell>
          <table:table-cell office:value-type="float" office:value="1874.7989249374" calcext:value-type="float">
            <text:p>1874.7989249374</text:p>
          </table:table-cell>
          <table:table-cell office:value-type="float" office:value="89.049258615123" calcext:value-type="float">
            <text:p>89.04925861512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71295303106308" calcext:value-type="float">
            <text:p>0.671295303106308</text:p>
          </table:table-cell>
          <table:table-cell office:value-type="float" office:value="0.000258107428089715" calcext:value-type="float">
            <text:p>0.00025810742809</text:p>
          </table:table-cell>
          <table:table-cell office:value-type="float" office:value="-0.000051773339509964" calcext:value-type="float">
            <text:p>-5.1773339509964E-05</text:p>
          </table:table-cell>
          <table:table-cell office:value-type="float" office:value="127.4796043396" calcext:value-type="float">
            <text:p>127.4796043396</text:p>
          </table:table-cell>
          <table:table-cell office:value-type="float" office:value="0.94389072060585" calcext:value-type="float">
            <text:p>0.94389072060585</text:p>
          </table:table-cell>
          <table:table-cell office:value-type="float" office:value="1444.56255719483" calcext:value-type="float">
            <text:p>1444.56255719483</text:p>
          </table:table-cell>
          <table:table-cell office:value-type="float" office:value="74.4250905580352" calcext:value-type="float">
            <text:p>74.42509055803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65835237503052" calcext:value-type="float">
            <text:p>0.965835237503052</text:p>
          </table:table-cell>
          <table:table-cell office:value-type="float" office:value="0.000465302407974377" calcext:value-type="float">
            <text:p>0.000465302407974</text:p>
          </table:table-cell>
          <table:table-cell office:value-type="float" office:value="-0.00108949560672045" calcext:value-type="float">
            <text:p>-0.00108949560672</text:p>
          </table:table-cell>
          <table:table-cell office:value-type="float" office:value="706.826318359375" calcext:value-type="float">
            <text:p>706.826318359375</text:p>
          </table:table-cell>
          <table:table-cell office:value-type="float" office:value="3.98665704727173" calcext:value-type="float">
            <text:p>3.98665704727173</text:p>
          </table:table-cell>
          <table:table-cell office:value-type="float" office:value="-2568.27288094645" calcext:value-type="float">
            <text:p>-2568.27288094645</text:p>
          </table:table-cell>
          <table:table-cell office:value-type="float" office:value="49.0351711149007" calcext:value-type="float">
            <text:p>49.035171114900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59480881690979" calcext:value-type="float">
            <text:p>0.659480881690979</text:p>
          </table:table-cell>
          <table:table-cell office:value-type="float" office:value="0.000106574306119001" calcext:value-type="float">
            <text:p>0.000106574306119</text:p>
          </table:table-cell>
          <table:table-cell office:value-type="float" office:value="-0.0000287944450974464" calcext:value-type="float">
            <text:p>-2.87944450974464E-05</text:p>
          </table:table-cell>
          <table:table-cell office:value-type="float" office:value="15.7870745658875" calcext:value-type="float">
            <text:p>15.7870745658875</text:p>
          </table:table-cell>
          <table:table-cell office:value-type="float" office:value="0.378951296210289" calcext:value-type="float">
            <text:p>0.378951296210289</text:p>
          </table:table-cell>
          <table:table-cell office:value-type="float" office:value="-584.079934617232" calcext:value-type="float">
            <text:p>-584.079934617232</text:p>
          </table:table-cell>
          <table:table-cell office:value-type="float" office:value="50.9266047026031" calcext:value-type="float">
            <text:p>50.926604702603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796723115444183" calcext:value-type="float">
            <text:p>0.796723115444183</text:p>
          </table:table-cell>
          <table:table-cell office:value-type="float" office:value="0.000185554032213986" calcext:value-type="float">
            <text:p>0.000185554032214</text:p>
          </table:table-cell>
          <table:table-cell office:value-type="float" office:value="-0.00929171144962311" calcext:value-type="float">
            <text:p>-0.009291711449623</text:p>
          </table:table-cell>
          <table:table-cell office:value-type="float" office:value="291.92580871582" calcext:value-type="float">
            <text:p>291.92580871582</text:p>
          </table:table-cell>
          <table:table-cell office:value-type="float" office:value="1.81885042190552" calcext:value-type="float">
            <text:p>1.81885042190552</text:p>
          </table:table-cell>
          <table:table-cell office:value-type="float" office:value="639.671229322187" calcext:value-type="float">
            <text:p>639.671229322187</text:p>
          </table:table-cell>
          <table:table-cell office:value-type="float" office:value="73.4393239339639" calcext:value-type="float">
            <text:p>73.439323933963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46053552627564" calcext:value-type="float">
            <text:p>0.646053552627564</text:p>
          </table:table-cell>
          <table:table-cell office:value-type="float" office:value="0.0000128304505778942" calcext:value-type="float">
            <text:p>1.28304505778942E-05</text:p>
          </table:table-cell>
          <table:table-cell office:value-type="float" office:value="-0.000129108317196369" calcext:value-type="float">
            <text:p>-0.000129108317196</text:p>
          </table:table-cell>
          <table:table-cell office:value-type="float" office:value="99.4593437194824" calcext:value-type="float">
            <text:p>99.4593437194824</text:p>
          </table:table-cell>
          <table:table-cell office:value-type="float" office:value="0.790192002058029" calcext:value-type="float">
            <text:p>0.790192002058029</text:p>
          </table:table-cell>
          <table:table-cell office:value-type="float" office:value="-1107.98988639378" calcext:value-type="float">
            <text:p>-1107.98988639378</text:p>
          </table:table-cell>
          <table:table-cell office:value-type="float" office:value="70.2057042494648" calcext:value-type="float">
            <text:p>70.205704249464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76809668540955" calcext:value-type="float">
            <text:p>0.676809668540955</text:p>
          </table:table-cell>
          <table:table-cell office:value-type="float" office:value="0.0000312601618134067" calcext:value-type="float">
            <text:p>3.12601618134067E-05</text:p>
          </table:table-cell>
          <table:table-cell office:value-type="float" office:value="-0.00108219925314188" calcext:value-type="float">
            <text:p>-0.001082199253142</text:p>
          </table:table-cell>
          <table:table-cell office:value-type="float" office:value="410.482398986816" calcext:value-type="float">
            <text:p>410.482398986816</text:p>
          </table:table-cell>
          <table:table-cell office:value-type="float" office:value="2.3593120098114" calcext:value-type="float">
            <text:p>2.3593120098114</text:p>
          </table:table-cell>
          <table:table-cell office:value-type="float" office:value="-621.520783559166" calcext:value-type="float">
            <text:p>-621.520783559166</text:p>
          </table:table-cell>
          <table:table-cell office:value-type="float" office:value="71.1484675286456" calcext:value-type="float">
            <text:p>71.148467528645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46957987546921" calcext:value-type="float">
            <text:p>0.646957987546921</text:p>
          </table:table-cell>
          <table:table-cell office:value-type="float" office:value="0.00273521672934294" calcext:value-type="float">
            <text:p>0.002735216729343</text:p>
          </table:table-cell>
          <table:table-cell office:value-type="float" office:value="-0.0000424100086092949" calcext:value-type="float">
            <text:p>-4.24100086092949E-05</text:p>
          </table:table-cell>
          <table:table-cell office:value-type="float" office:value="121.539883422852" calcext:value-type="float">
            <text:p>121.539883422852</text:p>
          </table:table-cell>
          <table:table-cell office:value-type="float" office:value="0.902225470542908" calcext:value-type="float">
            <text:p>0.902225470542908</text:p>
          </table:table-cell>
          <table:table-cell office:value-type="float" office:value="1049.94704302571" calcext:value-type="float">
            <text:p>1049.94704302571</text:p>
          </table:table-cell>
          <table:table-cell office:value-type="float" office:value="78.1935358134157" calcext:value-type="float">
            <text:p>78.193535813415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773954081535339" calcext:value-type="float">
            <text:p>0.773954081535339</text:p>
          </table:table-cell>
          <table:table-cell office:value-type="float" office:value="0.000599501963006333" calcext:value-type="float">
            <text:p>0.000599501963006</text:p>
          </table:table-cell>
          <table:table-cell office:value-type="float" office:value="-0.00559042738750577" calcext:value-type="float">
            <text:p>-0.005590427387506</text:p>
          </table:table-cell>
          <table:table-cell office:value-type="float" office:value="215.137268066406" calcext:value-type="float">
            <text:p>215.137268066406</text:p>
          </table:table-cell>
          <table:table-cell office:value-type="float" office:value="1.4269162774086" calcext:value-type="float">
            <text:p>1.4269162774086</text:p>
          </table:table-cell>
          <table:table-cell office:value-type="float" office:value="1392.21938292115" calcext:value-type="float">
            <text:p>1392.21938292115</text:p>
          </table:table-cell>
          <table:table-cell office:value-type="float" office:value="68.0553978541632" calcext:value-type="float">
            <text:p>68.05539785416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99092614650726" calcext:value-type="float">
            <text:p>0.699092614650726</text:p>
          </table:table-cell>
          <table:table-cell office:value-type="float" office:value="0.00501200729049742" calcext:value-type="float">
            <text:p>0.005012007290497</text:p>
          </table:table-cell>
          <table:table-cell office:value-type="float" office:value="-0.0000516010448336601" calcext:value-type="float">
            <text:p>-5.16010448336601E-05</text:p>
          </table:table-cell>
          <table:table-cell office:value-type="float" office:value="301.271997070313" calcext:value-type="float">
            <text:p>301.271997070313</text:p>
          </table:table-cell>
          <table:table-cell office:value-type="float" office:value="1.82780238389969" calcext:value-type="float">
            <text:p>1.82780238389969</text:p>
          </table:table-cell>
          <table:table-cell office:value-type="float" office:value="-187.017214453601" calcext:value-type="float">
            <text:p>-187.017214453601</text:p>
          </table:table-cell>
          <table:table-cell office:value-type="float" office:value="82.0875424368599" calcext:value-type="float">
            <text:p>82.087542436859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755679255723953" calcext:value-type="float">
            <text:p>0.755679255723953</text:p>
          </table:table-cell>
          <table:table-cell office:value-type="float" office:value="0.000667049374897033" calcext:value-type="float">
            <text:p>0.000667049374897</text:p>
          </table:table-cell>
          <table:table-cell office:value-type="float" office:value="-0.00396703444421291" calcext:value-type="float">
            <text:p>-0.003967034444213</text:p>
          </table:table-cell>
          <table:table-cell office:value-type="float" office:value="1507.85186767578" calcext:value-type="float">
            <text:p>1507.85186767578</text:p>
          </table:table-cell>
          <table:table-cell office:value-type="float" office:value="7.88291878700256" calcext:value-type="float">
            <text:p>7.88291878700256</text:p>
          </table:table-cell>
          <table:table-cell office:value-type="float" office:value="-147.699515470737" calcext:value-type="float">
            <text:p>-147.699515470737</text:p>
          </table:table-cell>
          <table:table-cell office:value-type="float" office:value="61.6976426033886" calcext:value-type="float">
            <text:p>61.697642603388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723535370826721" calcext:value-type="float">
            <text:p>0.723535370826721</text:p>
          </table:table-cell>
          <table:table-cell office:value-type="float" office:value="0.00117566522676498" calcext:value-type="float">
            <text:p>0.001175665226765</text:p>
          </table:table-cell>
          <table:table-cell office:value-type="float" office:value="-0.0103092718869448" calcext:value-type="float">
            <text:p>-0.010309271886945</text:p>
          </table:table-cell>
          <table:table-cell office:value-type="float" office:value="239.826448059082" calcext:value-type="float">
            <text:p>239.826448059082</text:p>
          </table:table-cell>
          <table:table-cell office:value-type="float" office:value="1.5205441236496" calcext:value-type="float">
            <text:p>1.5205441236496</text:p>
          </table:table-cell>
          <table:table-cell office:value-type="float" office:value="748.324923281467" calcext:value-type="float">
            <text:p>748.324923281467</text:p>
          </table:table-cell>
          <table:table-cell office:value-type="float" office:value="74.2209496856843" calcext:value-type="float">
            <text:p>74.22094968568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49030458927155" calcext:value-type="float">
            <text:p>0.749030458927155</text:p>
          </table:table-cell>
          <table:table-cell office:value-type="float" office:value="0.0042040666565299" calcext:value-type="float">
            <text:p>0.00420406665653</text:p>
          </table:table-cell>
          <table:table-cell office:value-type="float" office:value="-0.00317875947803259" calcext:value-type="float">
            <text:p>-0.003178759478033</text:p>
          </table:table-cell>
          <table:table-cell office:value-type="float" office:value="318.005722045898" calcext:value-type="float">
            <text:p>318.005722045898</text:p>
          </table:table-cell>
          <table:table-cell office:value-type="float" office:value="1.93254907131195" calcext:value-type="float">
            <text:p>1.93254907131195</text:p>
          </table:table-cell>
          <table:table-cell office:value-type="float" office:value="2550.50376263011" calcext:value-type="float">
            <text:p>2550.50376263011</text:p>
          </table:table-cell>
          <table:table-cell office:value-type="float" office:value="82.1077014791316" calcext:value-type="float">
            <text:p>82.10770147913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37703210115433" calcext:value-type="float">
            <text:p>0.937703210115433</text:p>
          </table:table-cell>
          <table:table-cell office:value-type="float" office:value="0.00461705178022385" calcext:value-type="float">
            <text:p>0.004617051780224</text:p>
          </table:table-cell>
          <table:table-cell office:value-type="float" office:value="-0.00145610943436623" calcext:value-type="float">
            <text:p>-0.001456109434366</text:p>
          </table:table-cell>
          <table:table-cell office:value-type="float" office:value="261.685893249512" calcext:value-type="float">
            <text:p>261.685893249512</text:p>
          </table:table-cell>
          <table:table-cell office:value-type="float" office:value="1.74734236001968" calcext:value-type="float">
            <text:p>1.74734236001968</text:p>
          </table:table-cell>
          <table:table-cell office:value-type="float" office:value="2229.20260068009" calcext:value-type="float">
            <text:p>2229.20260068009</text:p>
          </table:table-cell>
          <table:table-cell office:value-type="float" office:value="69.3625745459985" calcext:value-type="float">
            <text:p>69.362574545998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711489254236221" calcext:value-type="float">
            <text:p>0.711489254236221</text:p>
          </table:table-cell>
          <table:table-cell office:value-type="float" office:value="0.00178428014041856" calcext:value-type="float">
            <text:p>0.001784280140419</text:p>
          </table:table-cell>
          <table:table-cell office:value-type="float" office:value="-0.000891485810279846" calcext:value-type="float">
            <text:p>-0.00089148581028</text:p>
          </table:table-cell>
          <table:table-cell office:value-type="float" office:value="1158.610546875" calcext:value-type="float">
            <text:p>1158.610546875</text:p>
          </table:table-cell>
          <table:table-cell office:value-type="float" office:value="6.11784358024597" calcext:value-type="float">
            <text:p>6.11784358024597</text:p>
          </table:table-cell>
          <table:table-cell office:value-type="float" office:value="194.260269835558" calcext:value-type="float">
            <text:p>194.260269835558</text:p>
          </table:table-cell>
          <table:table-cell office:value-type="float" office:value="107.042885612301" calcext:value-type="float">
            <text:p>107.04288561230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712922096252441" calcext:value-type="float">
            <text:p>0.712922096252441</text:p>
          </table:table-cell>
          <table:table-cell office:value-type="float" office:value="0.00421581966802478" calcext:value-type="float">
            <text:p>0.004215819668025</text:p>
          </table:table-cell>
          <table:table-cell office:value-type="float" office:value="-0.0015031985938549" calcext:value-type="float">
            <text:p>-0.001503198593855</text:p>
          </table:table-cell>
          <table:table-cell office:value-type="float" office:value="144.985670471191" calcext:value-type="float">
            <text:p>144.985670471191</text:p>
          </table:table-cell>
          <table:table-cell office:value-type="float" office:value="1.05094068050385" calcext:value-type="float">
            <text:p>1.05094068050385</text:p>
          </table:table-cell>
          <table:table-cell office:value-type="float" office:value="2387.78864989784" calcext:value-type="float">
            <text:p>2387.78864989784</text:p>
          </table:table-cell>
          <table:table-cell office:value-type="float" office:value="85.0783828563057" calcext:value-type="float">
            <text:p>85.078382856305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750329160690308" calcext:value-type="float">
            <text:p>0.750329160690308</text:p>
          </table:table-cell>
          <table:table-cell office:value-type="float" office:value="0.00483216037973762" calcext:value-type="float">
            <text:p>0.004832160379738</text:p>
          </table:table-cell>
          <table:table-cell office:value-type="float" office:value="-0.000156015530228615" calcext:value-type="float">
            <text:p>-0.000156015530229</text:p>
          </table:table-cell>
          <table:table-cell office:value-type="float" office:value="142.772709655762" calcext:value-type="float">
            <text:p>142.772709655762</text:p>
          </table:table-cell>
          <table:table-cell office:value-type="float" office:value="1.06012780666351" calcext:value-type="float">
            <text:p>1.06012780666351</text:p>
          </table:table-cell>
          <table:table-cell office:value-type="float" office:value="1588.03756526202" calcext:value-type="float">
            <text:p>1588.03756526202</text:p>
          </table:table-cell>
          <table:table-cell office:value-type="float" office:value="112.851456917427" calcext:value-type="float">
            <text:p>112.85145691742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744993335008621" calcext:value-type="float">
            <text:p>0.744993335008621</text:p>
          </table:table-cell>
          <table:table-cell office:value-type="float" office:value="0.00150039125001058" calcext:value-type="float">
            <text:p>0.001500391250011</text:p>
          </table:table-cell>
          <table:table-cell office:value-type="float" office:value="-0.0106310096569359" calcext:value-type="float">
            <text:p>-0.010631009656936</text:p>
          </table:table-cell>
          <table:table-cell office:value-type="float" office:value="251.59501953125" calcext:value-type="float">
            <text:p>251.59501953125</text:p>
          </table:table-cell>
          <table:table-cell office:value-type="float" office:value="1.58928323984146" calcext:value-type="float">
            <text:p>1.58928323984146</text:p>
          </table:table-cell>
          <table:table-cell office:value-type="float" office:value="2851.44344046769" calcext:value-type="float">
            <text:p>2851.44344046769</text:p>
          </table:table-cell>
          <table:table-cell office:value-type="float" office:value="104.009601811099" calcext:value-type="float">
            <text:p>104.00960181109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747291332483292" calcext:value-type="float">
            <text:p>0.747291332483292</text:p>
          </table:table-cell>
          <table:table-cell office:value-type="float" office:value="0.00546227567829192" calcext:value-type="float">
            <text:p>0.005462275678292</text:p>
          </table:table-cell>
          <table:table-cell office:value-type="float" office:value="-0.00674084378406406" calcext:value-type="float">
            <text:p>-0.006740843784064</text:p>
          </table:table-cell>
          <table:table-cell office:value-type="float" office:value="398.940753173828" calcext:value-type="float">
            <text:p>398.940753173828</text:p>
          </table:table-cell>
          <table:table-cell office:value-type="float" office:value="2.33289556503296" calcext:value-type="float">
            <text:p>2.33289556503296</text:p>
          </table:table-cell>
          <table:table-cell office:value-type="float" office:value="1553.61140528022" calcext:value-type="float">
            <text:p>1553.61140528022</text:p>
          </table:table-cell>
          <table:table-cell office:value-type="float" office:value="105.317083658791" calcext:value-type="float">
            <text:p>105.31708365879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731117361783981" calcext:value-type="float">
            <text:p>0.731117361783981</text:p>
          </table:table-cell>
          <table:table-cell office:value-type="float" office:value="0.00262054509948939" calcext:value-type="float">
            <text:p>0.002620545099489</text:p>
          </table:table-cell>
          <table:table-cell office:value-type="float" office:value="-0.001866405736655" calcext:value-type="float">
            <text:p>-0.001866405736655</text:p>
          </table:table-cell>
          <table:table-cell office:value-type="float" office:value="90.2091453552246" calcext:value-type="float">
            <text:p>90.2091453552246</text:p>
          </table:table-cell>
          <table:table-cell office:value-type="float" office:value="0.784525203704834" calcext:value-type="float">
            <text:p>0.784525203704834</text:p>
          </table:table-cell>
          <table:table-cell office:value-type="float" office:value="2466.55678553569" calcext:value-type="float">
            <text:p>2466.55678553569</text:p>
          </table:table-cell>
          <table:table-cell office:value-type="float" office:value="90.9708576583651" calcext:value-type="float">
            <text:p>90.97085765836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88000732660294" calcext:value-type="float">
            <text:p>0.688000732660294</text:p>
          </table:table-cell>
          <table:table-cell office:value-type="float" office:value="0.00187840334838256" calcext:value-type="float">
            <text:p>0.001878403348383</text:p>
          </table:table-cell>
          <table:table-cell office:value-type="float" office:value="0.000718171335756779" calcext:value-type="float">
            <text:p>0.000718171335757</text:p>
          </table:table-cell>
          <table:table-cell office:value-type="float" office:value="274.337524414062" calcext:value-type="float">
            <text:p>274.337524414062</text:p>
          </table:table-cell>
          <table:table-cell office:value-type="float" office:value="1.68581354618073" calcext:value-type="float">
            <text:p>1.68581354618073</text:p>
          </table:table-cell>
          <table:table-cell office:value-type="float" office:value="2884.6396111204" calcext:value-type="float">
            <text:p>2884.6396111204</text:p>
          </table:table-cell>
          <table:table-cell office:value-type="float" office:value="61.6839690899826" calcext:value-type="float">
            <text:p>61.683969089982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98513340950012" calcext:value-type="float">
            <text:p>0.698513340950012</text:p>
          </table:table-cell>
          <table:table-cell office:value-type="float" office:value="0.00113050716463476" calcext:value-type="float">
            <text:p>0.001130507164635</text:p>
          </table:table-cell>
          <table:table-cell office:value-type="float" office:value="-0.00185909569263458" calcext:value-type="float">
            <text:p>-0.001859095692635</text:p>
          </table:table-cell>
          <table:table-cell office:value-type="float" office:value="113.116315460205" calcext:value-type="float">
            <text:p>113.116315460205</text:p>
          </table:table-cell>
          <table:table-cell office:value-type="float" office:value="0.882015323638916" calcext:value-type="float">
            <text:p>0.882015323638916</text:p>
          </table:table-cell>
          <table:table-cell office:value-type="float" office:value="2657.09164730322" calcext:value-type="float">
            <text:p>2657.09164730322</text:p>
          </table:table-cell>
          <table:table-cell office:value-type="float" office:value="93.0453339343921" calcext:value-type="float">
            <text:p>93.04533393439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5801522731781" calcext:value-type="float">
            <text:p>0.65801522731781</text:p>
          </table:table-cell>
          <table:table-cell office:value-type="float" office:value="0.0000169299690242042" calcext:value-type="float">
            <text:p>1.69299690242042E-05</text:p>
          </table:table-cell>
          <table:table-cell office:value-type="float" office:value="-0.00122063141316175" calcext:value-type="float">
            <text:p>-0.001220631413162</text:p>
          </table:table-cell>
          <table:table-cell office:value-type="float" office:value="512.856649780273" calcext:value-type="float">
            <text:p>512.856649780273</text:p>
          </table:table-cell>
          <table:table-cell office:value-type="float" office:value="2.86072987318039" calcext:value-type="float">
            <text:p>2.86072987318039</text:p>
          </table:table-cell>
          <table:table-cell office:value-type="float" office:value="2365.60799862958" calcext:value-type="float">
            <text:p>2365.60799862958</text:p>
          </table:table-cell>
          <table:table-cell office:value-type="float" office:value="100.043492124032" calcext:value-type="float">
            <text:p>100.04349212403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717991203069687" calcext:value-type="float">
            <text:p>0.717991203069687</text:p>
          </table:table-cell>
          <table:table-cell office:value-type="float" office:value="0.00669827773235738" calcext:value-type="float">
            <text:p>0.006698277732357</text:p>
          </table:table-cell>
          <table:table-cell office:value-type="float" office:value="-0.000907204765826464" calcext:value-type="float">
            <text:p>-0.000907204765826</text:p>
          </table:table-cell>
          <table:table-cell office:value-type="float" office:value="564.731167602539" calcext:value-type="float">
            <text:p>564.731167602539</text:p>
          </table:table-cell>
          <table:table-cell office:value-type="float" office:value="3.15369505882263" calcext:value-type="float">
            <text:p>3.15369505882263</text:p>
          </table:table-cell>
          <table:table-cell office:value-type="float" office:value="1560.2260386448" calcext:value-type="float">
            <text:p>1560.2260386448</text:p>
          </table:table-cell>
          <table:table-cell office:value-type="float" office:value="91.9010439129102" calcext:value-type="float">
            <text:p>91.901043912910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83786648511887" calcext:value-type="float">
            <text:p>0.683786648511887</text:p>
          </table:table-cell>
          <table:table-cell office:value-type="float" office:value="0.000693432346452028" calcext:value-type="float">
            <text:p>0.000693432346452</text:p>
          </table:table-cell>
          <table:table-cell office:value-type="float" office:value="-0.000467932969331741" calcext:value-type="float">
            <text:p>-0.000467932969332</text:p>
          </table:table-cell>
          <table:table-cell office:value-type="float" office:value="112.547038269043" calcext:value-type="float">
            <text:p>112.547038269043</text:p>
          </table:table-cell>
          <table:table-cell office:value-type="float" office:value="0.872880637645721" calcext:value-type="float">
            <text:p>0.872880637645721</text:p>
          </table:table-cell>
          <table:table-cell office:value-type="float" office:value="2949.40320948843" calcext:value-type="float">
            <text:p>2949.40320948843</text:p>
          </table:table-cell>
          <table:table-cell office:value-type="float" office:value="99.7458710489912" calcext:value-type="float">
            <text:p>99.74587104899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89199715852737" calcext:value-type="float">
            <text:p>0.689199715852737</text:p>
          </table:table-cell>
          <table:table-cell office:value-type="float" office:value="0.00502226711250842" calcext:value-type="float">
            <text:p>0.005022267112508</text:p>
          </table:table-cell>
          <table:table-cell office:value-type="float" office:value="0.00170744024217129" calcext:value-type="float">
            <text:p>0.001707440242171</text:p>
          </table:table-cell>
          <table:table-cell office:value-type="float" office:value="259.540222167969" calcext:value-type="float">
            <text:p>259.540222167969</text:p>
          </table:table-cell>
          <table:table-cell office:value-type="float" office:value="1.61485874652863" calcext:value-type="float">
            <text:p>1.61485874652863</text:p>
          </table:table-cell>
          <table:table-cell office:value-type="float" office:value="3834.22236743189" calcext:value-type="float">
            <text:p>3834.22236743189</text:p>
          </table:table-cell>
          <table:table-cell office:value-type="float" office:value="91.6454734588505" calcext:value-type="float">
            <text:p>91.645473458850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717014414072037" calcext:value-type="float">
            <text:p>0.717014414072037</text:p>
          </table:table-cell>
          <table:table-cell office:value-type="float" office:value="0.00258881838526577" calcext:value-type="float">
            <text:p>0.002588818385266</text:p>
          </table:table-cell>
          <table:table-cell office:value-type="float" office:value="-0.00132831218652427" calcext:value-type="float">
            <text:p>-0.001328312186524</text:p>
          </table:table-cell>
          <table:table-cell office:value-type="float" office:value="200.257810974121" calcext:value-type="float">
            <text:p>200.257810974121</text:p>
          </table:table-cell>
          <table:table-cell office:value-type="float" office:value="1.32804563045502" calcext:value-type="float">
            <text:p>1.32804563045502</text:p>
          </table:table-cell>
          <table:table-cell office:value-type="float" office:value="2747.86218088529" calcext:value-type="float">
            <text:p>2747.86218088529</text:p>
          </table:table-cell>
          <table:table-cell office:value-type="float" office:value="111.297691985103" calcext:value-type="float">
            <text:p>111.29769198510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84793764352798" calcext:value-type="float">
            <text:p>0.684793764352798</text:p>
          </table:table-cell>
          <table:table-cell office:value-type="float" office:value="0.00308829171117395" calcext:value-type="float">
            <text:p>0.003088291711174</text:p>
          </table:table-cell>
          <table:table-cell office:value-type="float" office:value="-0.000501370336860418" calcext:value-type="float">
            <text:p>-0.00050137033686</text:p>
          </table:table-cell>
          <table:table-cell office:value-type="float" office:value="27.5398246765137" calcext:value-type="float">
            <text:p>27.5398246765137</text:p>
          </table:table-cell>
          <table:table-cell office:value-type="float" office:value="0.449420362710953" calcext:value-type="float">
            <text:p>0.449420362710953</text:p>
          </table:table-cell>
          <table:table-cell office:value-type="float" office:value="3730.15916870547" calcext:value-type="float">
            <text:p>3730.15916870547</text:p>
          </table:table-cell>
          <table:table-cell office:value-type="float" office:value="107.870474246331" calcext:value-type="float">
            <text:p>107.8704742463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793506807088852" calcext:value-type="float">
            <text:p>0.793506807088852</text:p>
          </table:table-cell>
          <table:table-cell office:value-type="float" office:value="0.00159165348159149" calcext:value-type="float">
            <text:p>0.001591653481592</text:p>
          </table:table-cell>
          <table:table-cell office:value-type="float" office:value="-0.00200015930458903" calcext:value-type="float">
            <text:p>-0.002000159304589</text:p>
          </table:table-cell>
          <table:table-cell office:value-type="float" office:value="272.695764160156" calcext:value-type="float">
            <text:p>272.695764160156</text:p>
          </table:table-cell>
          <table:table-cell office:value-type="float" office:value="1.72721524238586" calcext:value-type="float">
            <text:p>1.72721524238586</text:p>
          </table:table-cell>
          <table:table-cell office:value-type="float" office:value="2594.25153000602" calcext:value-type="float">
            <text:p>2594.25153000602</text:p>
          </table:table-cell>
          <table:table-cell office:value-type="float" office:value="78.2630470081232" calcext:value-type="float">
            <text:p>78.263047008123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711477619409561" calcext:value-type="float">
            <text:p>0.711477619409561</text:p>
          </table:table-cell>
          <table:table-cell office:value-type="float" office:value="0.00157171620521694" calcext:value-type="float">
            <text:p>0.001571716205217</text:p>
          </table:table-cell>
          <table:table-cell office:value-type="float" office:value="-0.000574981793761253" calcext:value-type="float">
            <text:p>-0.000574981793761</text:p>
          </table:table-cell>
          <table:table-cell office:value-type="float" office:value="9.24021306037903" calcext:value-type="float">
            <text:p>9.24021306037903</text:p>
          </table:table-cell>
          <table:table-cell office:value-type="float" office:value="0.370066958665848" calcext:value-type="float">
            <text:p>0.370066958665848</text:p>
          </table:table-cell>
          <table:table-cell office:value-type="float" office:value="2914.40267913798" calcext:value-type="float">
            <text:p>2914.40267913798</text:p>
          </table:table-cell>
          <table:table-cell office:value-type="float" office:value="106.523832755035" calcext:value-type="float">
            <text:p>106.52383275503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729375201463699" calcext:value-type="float">
            <text:p>0.729375201463699</text:p>
          </table:table-cell>
          <table:table-cell office:value-type="float" office:value="0.000222188346378971" calcext:value-type="float">
            <text:p>0.000222188346379</text:p>
          </table:table-cell>
          <table:table-cell office:value-type="float" office:value="-0.0210180105641484" calcext:value-type="float">
            <text:p>-0.021018010564149</text:p>
          </table:table-cell>
          <table:table-cell office:value-type="float" office:value="18.3758011817932" calcext:value-type="float">
            <text:p>18.3758011817932</text:p>
          </table:table-cell>
          <table:table-cell office:value-type="float" office:value="0.403383794426918" calcext:value-type="float">
            <text:p>0.403383794426918</text:p>
          </table:table-cell>
          <table:table-cell office:value-type="float" office:value="3213.87856458626" calcext:value-type="float">
            <text:p>3213.87856458626</text:p>
          </table:table-cell>
          <table:table-cell office:value-type="float" office:value="96.31169792047" calcext:value-type="float">
            <text:p>96.3116979204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717186343669891" calcext:value-type="float">
            <text:p>0.717186343669891</text:p>
          </table:table-cell>
          <table:table-cell office:value-type="float" office:value="0.00368378511629999" calcext:value-type="float">
            <text:p>0.0036837851163</text:p>
          </table:table-cell>
          <table:table-cell office:value-type="float" office:value="-0.000681613013148308" calcext:value-type="float">
            <text:p>-0.000681613013148</text:p>
          </table:table-cell>
          <table:table-cell office:value-type="float" office:value="121.089488220215" calcext:value-type="float">
            <text:p>121.089488220215</text:p>
          </table:table-cell>
          <table:table-cell office:value-type="float" office:value="0.932889413833618" calcext:value-type="float">
            <text:p>0.932889413833618</text:p>
          </table:table-cell>
          <table:table-cell office:value-type="float" office:value="1822.82634425962" calcext:value-type="float">
            <text:p>1822.82634425962</text:p>
          </table:table-cell>
          <table:table-cell office:value-type="float" office:value="91.3496076617274" calcext:value-type="float">
            <text:p>91.349607661727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71137553453445" calcext:value-type="float">
            <text:p>0.671137553453445</text:p>
          </table:table-cell>
          <table:table-cell office:value-type="float" office:value="0.00251358300447464" calcext:value-type="float">
            <text:p>0.002513583004475</text:p>
          </table:table-cell>
          <table:table-cell office:value-type="float" office:value="-0.0091410169377923" calcext:value-type="float">
            <text:p>-0.009141016937792</text:p>
          </table:table-cell>
          <table:table-cell office:value-type="float" office:value="16.098738861084" calcext:value-type="float">
            <text:p>16.098738861084</text:p>
          </table:table-cell>
          <table:table-cell office:value-type="float" office:value="0.37571479678154" calcext:value-type="float">
            <text:p>0.37571479678154</text:p>
          </table:table-cell>
          <table:table-cell office:value-type="float" office:value="3275.99739939943" calcext:value-type="float">
            <text:p>3275.99739939943</text:p>
          </table:table-cell>
          <table:table-cell office:value-type="float" office:value="125.004940364097" calcext:value-type="float">
            <text:p>125.00494036409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784017276763916" calcext:value-type="float">
            <text:p>0.784017276763916</text:p>
          </table:table-cell>
          <table:table-cell office:value-type="float" office:value="0.00298927505500615" calcext:value-type="float">
            <text:p>0.002989275055006</text:p>
          </table:table-cell>
          <table:table-cell office:value-type="float" office:value="0.000228206999599934" calcext:value-type="float">
            <text:p>0.0002282069996</text:p>
          </table:table-cell>
          <table:table-cell office:value-type="float" office:value="148.138496398926" calcext:value-type="float">
            <text:p>148.138496398926</text:p>
          </table:table-cell>
          <table:table-cell office:value-type="float" office:value="1.10195186138153" calcext:value-type="float">
            <text:p>1.10195186138153</text:p>
          </table:table-cell>
          <table:table-cell office:value-type="float" office:value="1977.23423511558" calcext:value-type="float">
            <text:p>1977.23423511558</text:p>
          </table:table-cell>
          <table:table-cell office:value-type="float" office:value="82.6427108195377" calcext:value-type="float">
            <text:p>82.642710819537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87628722190857" calcext:value-type="float">
            <text:p>0.687628722190857</text:p>
          </table:table-cell>
          <table:table-cell office:value-type="float" office:value="0.0028567845467478" calcext:value-type="float">
            <text:p>0.002856784546748</text:p>
          </table:table-cell>
          <table:table-cell office:value-type="float" office:value="-0.000367199443280697" calcext:value-type="float">
            <text:p>-0.000367199443281</text:p>
          </table:table-cell>
          <table:table-cell office:value-type="float" office:value="273.004699707031" calcext:value-type="float">
            <text:p>273.004699707031</text:p>
          </table:table-cell>
          <table:table-cell office:value-type="float" office:value="1.6774631857872" calcext:value-type="float">
            <text:p>1.6774631857872</text:p>
          </table:table-cell>
          <table:table-cell office:value-type="float" office:value="2577.68436862663" calcext:value-type="float">
            <text:p>2577.68436862663</text:p>
          </table:table-cell>
          <table:table-cell office:value-type="float" office:value="130.370404601411" calcext:value-type="float">
            <text:p>130.3704046014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77038878202438" calcext:value-type="float">
            <text:p>0.677038878202438</text:p>
          </table:table-cell>
          <table:table-cell office:value-type="float" office:value="0.00219699707813561" calcext:value-type="float">
            <text:p>0.002196997078136</text:p>
          </table:table-cell>
          <table:table-cell office:value-type="float" office:value="0.00136097380891442" calcext:value-type="float">
            <text:p>0.001360973808914</text:p>
          </table:table-cell>
          <table:table-cell office:value-type="float" office:value="281.204397583008" calcext:value-type="float">
            <text:p>281.204397583008</text:p>
          </table:table-cell>
          <table:table-cell office:value-type="float" office:value="1.7147155880928" calcext:value-type="float">
            <text:p>1.7147155880928</text:p>
          </table:table-cell>
          <table:table-cell office:value-type="float" office:value="1739.94999519705" calcext:value-type="float">
            <text:p>1739.94999519705</text:p>
          </table:table-cell>
          <table:table-cell office:value-type="float" office:value="97.4750229271826" calcext:value-type="float">
            <text:p>97.475022927182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69112259149551" calcext:value-type="float">
            <text:p>0.669112259149551</text:p>
          </table:table-cell>
          <table:table-cell office:value-type="float" office:value="0.00722039532847703" calcext:value-type="float">
            <text:p>0.007220395328477</text:p>
          </table:table-cell>
          <table:table-cell office:value-type="float" office:value="-0.000786036998033524" calcext:value-type="float">
            <text:p>-0.000786036998034</text:p>
          </table:table-cell>
          <table:table-cell office:value-type="float" office:value="624.84443359375" calcext:value-type="float">
            <text:p>624.84443359375</text:p>
          </table:table-cell>
          <table:table-cell office:value-type="float" office:value="3.42924118041992" calcext:value-type="float">
            <text:p>3.42924118041992</text:p>
          </table:table-cell>
          <table:table-cell office:value-type="float" office:value="1742.39293476472" calcext:value-type="float">
            <text:p>1742.39293476472</text:p>
          </table:table-cell>
          <table:table-cell office:value-type="float" office:value="113.792910622805" calcext:value-type="float">
            <text:p>113.79291062280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261752128601" calcext:value-type="float">
            <text:p>0.608261752128601</text:p>
          </table:table-cell>
          <table:table-cell office:value-type="float" office:value="0.00598113476298749" calcext:value-type="float">
            <text:p>0.005981134762988</text:p>
          </table:table-cell>
          <table:table-cell office:value-type="float" office:value="-0.0000653427094221115" calcext:value-type="float">
            <text:p>-6.53427094221115E-05</text:p>
          </table:table-cell>
          <table:table-cell office:value-type="float" office:value="63.6462436676025" calcext:value-type="float">
            <text:p>63.6462436676025</text:p>
          </table:table-cell>
          <table:table-cell office:value-type="float" office:value="0.592970722913742" calcext:value-type="float">
            <text:p>0.592970722913742</text:p>
          </table:table-cell>
          <table:table-cell office:value-type="float" office:value="2311.43034406904" calcext:value-type="float">
            <text:p>2311.43034406904</text:p>
          </table:table-cell>
          <table:table-cell office:value-type="float" office:value="107.907241367805" calcext:value-type="float">
            <text:p>107.90724136780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706134128570557" calcext:value-type="float">
            <text:p>0.706134128570557</text:p>
          </table:table-cell>
          <table:table-cell office:value-type="float" office:value="0.00145452711731195" calcext:value-type="float">
            <text:p>0.001454527117312</text:p>
          </table:table-cell>
          <table:table-cell office:value-type="float" office:value="-0.00118632689118385" calcext:value-type="float">
            <text:p>-0.001186326891184</text:p>
          </table:table-cell>
          <table:table-cell office:value-type="float" office:value="472.775732421875" calcext:value-type="float">
            <text:p>472.775732421875</text:p>
          </table:table-cell>
          <table:table-cell office:value-type="float" office:value="2.68402485847473" calcext:value-type="float">
            <text:p>2.68402485847473</text:p>
          </table:table-cell>
          <table:table-cell office:value-type="float" office:value="3197.09185850135" calcext:value-type="float">
            <text:p>3197.09185850135</text:p>
          </table:table-cell>
          <table:table-cell office:value-type="float" office:value="140.080497790512" calcext:value-type="float">
            <text:p>140.08049779051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69426071643829" calcext:value-type="float">
            <text:p>0.669426071643829</text:p>
          </table:table-cell>
          <table:table-cell office:value-type="float" office:value="0.00111739891581237" calcext:value-type="float">
            <text:p>0.001117398915812</text:p>
          </table:table-cell>
          <table:table-cell office:value-type="float" office:value="-0.000495853461325169" calcext:value-type="float">
            <text:p>-0.000495853461325</text:p>
          </table:table-cell>
          <table:table-cell office:value-type="float" office:value="125.69256439209" calcext:value-type="float">
            <text:p>125.69256439209</text:p>
          </table:table-cell>
          <table:table-cell office:value-type="float" office:value="0.930614829063416" calcext:value-type="float">
            <text:p>0.930614829063416</text:p>
          </table:table-cell>
          <table:table-cell office:value-type="float" office:value="1724.77029885399" calcext:value-type="float">
            <text:p>1724.77029885399</text:p>
          </table:table-cell>
          <table:table-cell office:value-type="float" office:value="98.9277286539089" calcext:value-type="float">
            <text:p>98.927728653908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4121527671814" calcext:value-type="float">
            <text:p>0.64121527671814</text:p>
          </table:table-cell>
          <table:table-cell office:value-type="float" office:value="0.00352631937712431" calcext:value-type="float">
            <text:p>0.003526319377124</text:p>
          </table:table-cell>
          <table:table-cell office:value-type="float" office:value="-0.000590643659234047" calcext:value-type="float">
            <text:p>-0.000590643659234</text:p>
          </table:table-cell>
          <table:table-cell office:value-type="float" office:value="410.550698852539" calcext:value-type="float">
            <text:p>410.550698852539</text:p>
          </table:table-cell>
          <table:table-cell office:value-type="float" office:value="2.34150168895721" calcext:value-type="float">
            <text:p>2.34150168895721</text:p>
          </table:table-cell>
          <table:table-cell office:value-type="float" office:value="2398.7665753456" calcext:value-type="float">
            <text:p>2398.7665753456</text:p>
          </table:table-cell>
          <table:table-cell office:value-type="float" office:value="129.304190165468" calcext:value-type="float">
            <text:p>129.30419016546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71158516407013" calcext:value-type="float">
            <text:p>0.671158516407013</text:p>
          </table:table-cell>
          <table:table-cell office:value-type="float" office:value="0.00105619039386511" calcext:value-type="float">
            <text:p>0.001056190393865</text:p>
          </table:table-cell>
          <table:table-cell office:value-type="float" office:value="-0.000988809391856194" calcext:value-type="float">
            <text:p>-0.000988809391856</text:p>
          </table:table-cell>
          <table:table-cell office:value-type="float" office:value="445.759811401367" calcext:value-type="float">
            <text:p>445.759811401367</text:p>
          </table:table-cell>
          <table:table-cell office:value-type="float" office:value="2.53073382377625" calcext:value-type="float">
            <text:p>2.53073382377625</text:p>
          </table:table-cell>
          <table:table-cell office:value-type="float" office:value="1263.32171983994" calcext:value-type="float">
            <text:p>1263.32171983994</text:p>
          </table:table-cell>
          <table:table-cell office:value-type="float" office:value="114.373415599868" calcext:value-type="float">
            <text:p>114.37341559986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71207869052887" calcext:value-type="float">
            <text:p>0.671207869052887</text:p>
          </table:table-cell>
          <table:table-cell office:value-type="float" office:value="0.00206704558804631" calcext:value-type="float">
            <text:p>0.002067045588046</text:p>
          </table:table-cell>
          <table:table-cell office:value-type="float" office:value="-0.00437349304556847" calcext:value-type="float">
            <text:p>-0.004373493045568</text:p>
          </table:table-cell>
          <table:table-cell office:value-type="float" office:value="336.032690429687" calcext:value-type="float">
            <text:p>336.032690429687</text:p>
          </table:table-cell>
          <table:table-cell office:value-type="float" office:value="1.97927919626236" calcext:value-type="float">
            <text:p>1.97927919626236</text:p>
          </table:table-cell>
          <table:table-cell office:value-type="float" office:value="1713.53704656532" calcext:value-type="float">
            <text:p>1713.53704656532</text:p>
          </table:table-cell>
          <table:table-cell office:value-type="float" office:value="103.936353518698" calcext:value-type="float">
            <text:p>103.93635351869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9397896528244" calcext:value-type="float">
            <text:p>0.69397896528244</text:p>
          </table:table-cell>
          <table:table-cell office:value-type="float" office:value="0.00566650466062129" calcext:value-type="float">
            <text:p>0.005666504660621</text:p>
          </table:table-cell>
          <table:table-cell office:value-type="float" office:value="-0.00561481900513172" calcext:value-type="float">
            <text:p>-0.005614819005132</text:p>
          </table:table-cell>
          <table:table-cell office:value-type="float" office:value="69.3775131225586" calcext:value-type="float">
            <text:p>69.3775131225586</text:p>
          </table:table-cell>
          <table:table-cell office:value-type="float" office:value="0.65799064040184" calcext:value-type="float">
            <text:p>0.65799064040184</text:p>
          </table:table-cell>
          <table:table-cell office:value-type="float" office:value="1855.09401157313" calcext:value-type="float">
            <text:p>1855.09401157313</text:p>
          </table:table-cell>
          <table:table-cell office:value-type="float" office:value="129.41818209152" calcext:value-type="float">
            <text:p>129.4181820915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60170376300812" calcext:value-type="float">
            <text:p>0.660170376300812</text:p>
          </table:table-cell>
          <table:table-cell office:value-type="float" office:value="0.00323634834494442" calcext:value-type="float">
            <text:p>0.003236348344944</text:p>
          </table:table-cell>
          <table:table-cell office:value-type="float" office:value="-0.00254758074879646" calcext:value-type="float">
            <text:p>-0.002547580748796</text:p>
          </table:table-cell>
          <table:table-cell office:value-type="float" office:value="765.959045410156" calcext:value-type="float">
            <text:p>765.959045410156</text:p>
          </table:table-cell>
          <table:table-cell office:value-type="float" office:value="4.12568962574005" calcext:value-type="float">
            <text:p>4.12568962574005</text:p>
          </table:table-cell>
          <table:table-cell office:value-type="float" office:value="1505.9495490202" calcext:value-type="float">
            <text:p>1505.9495490202</text:p>
          </table:table-cell>
          <table:table-cell office:value-type="float" office:value="133.259922129614" calcext:value-type="float">
            <text:p>133.2599221296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46530085802078" calcext:value-type="float">
            <text:p>0.646530085802078</text:p>
          </table:table-cell>
          <table:table-cell office:value-type="float" office:value="0.00900580678135157" calcext:value-type="float">
            <text:p>0.009005806781352</text:p>
          </table:table-cell>
          <table:table-cell office:value-type="float" office:value="0.000213144905865192" calcext:value-type="float">
            <text:p>0.000213144905865</text:p>
          </table:table-cell>
          <table:table-cell office:value-type="float" office:value="478.977862548828" calcext:value-type="float">
            <text:p>478.977862548828</text:p>
          </table:table-cell>
          <table:table-cell office:value-type="float" office:value="2.68926484584808" calcext:value-type="float">
            <text:p>2.68926484584808</text:p>
          </table:table-cell>
          <table:table-cell office:value-type="float" office:value="44.6603785846969" calcext:value-type="float">
            <text:p>44.6603785846969</text:p>
          </table:table-cell>
          <table:table-cell office:value-type="float" office:value="116.84347451427" calcext:value-type="float">
            <text:p>116.8434745142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708406329154968" calcext:value-type="float">
            <text:p>0.708406329154968</text:p>
          </table:table-cell>
          <table:table-cell office:value-type="float" office:value="0.00254721431992948" calcext:value-type="float">
            <text:p>0.002547214319929</text:p>
          </table:table-cell>
          <table:table-cell office:value-type="float" office:value="-0.00181947387754917" calcext:value-type="float">
            <text:p>-0.001819473877549</text:p>
          </table:table-cell>
          <table:table-cell office:value-type="float" office:value="433.290954589844" calcext:value-type="float">
            <text:p>433.290954589844</text:p>
          </table:table-cell>
          <table:table-cell office:value-type="float" office:value="2.48651223182678" calcext:value-type="float">
            <text:p>2.48651223182678</text:p>
          </table:table-cell>
          <table:table-cell office:value-type="float" office:value="1129.43993399946" calcext:value-type="float">
            <text:p>1129.43993399946</text:p>
          </table:table-cell>
          <table:table-cell office:value-type="float" office:value="109.185413668037" calcext:value-type="float">
            <text:p>109.18541366803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44105076789856" calcext:value-type="float">
            <text:p>0.644105076789856</text:p>
          </table:table-cell>
          <table:table-cell office:value-type="float" office:value="0.00366971967741847" calcext:value-type="float">
            <text:p>0.003669719677418</text:p>
          </table:table-cell>
          <table:table-cell office:value-type="float" office:value="-0.0001282949000597" calcext:value-type="float">
            <text:p>-0.00012829490006</text:p>
          </table:table-cell>
          <table:table-cell office:value-type="float" office:value="273.916075134277" calcext:value-type="float">
            <text:p>273.916075134277</text:p>
          </table:table-cell>
          <table:table-cell office:value-type="float" office:value="1.65959171056747" calcext:value-type="float">
            <text:p>1.65959171056747</text:p>
          </table:table-cell>
          <table:table-cell office:value-type="float" office:value="1160.90970835994" calcext:value-type="float">
            <text:p>1160.90970835994</text:p>
          </table:table-cell>
          <table:table-cell office:value-type="float" office:value="106.846296026684" calcext:value-type="float">
            <text:p>106.8462960266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733483690023422" calcext:value-type="float">
            <text:p>0.733483690023422</text:p>
          </table:table-cell>
          <table:table-cell office:value-type="float" office:value="0.000280447886325419" calcext:value-type="float">
            <text:p>0.000280447886325</text:p>
          </table:table-cell>
          <table:table-cell office:value-type="float" office:value="-0.00405861334875226" calcext:value-type="float">
            <text:p>-0.004058613348752</text:p>
          </table:table-cell>
          <table:table-cell office:value-type="float" office:value="530.928594970703" calcext:value-type="float">
            <text:p>530.928594970703</text:p>
          </table:table-cell>
          <table:table-cell office:value-type="float" office:value="2.98366675376892" calcext:value-type="float">
            <text:p>2.98366675376892</text:p>
          </table:table-cell>
          <table:table-cell office:value-type="float" office:value="55.4184655452982" calcext:value-type="float">
            <text:p>55.4184655452982</text:p>
          </table:table-cell>
          <table:table-cell office:value-type="float" office:value="135.022090723476" calcext:value-type="float">
            <text:p>135.02209072347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88238525390625" calcext:value-type="float">
            <text:p>0.688238525390625</text:p>
          </table:table-cell>
          <table:table-cell office:value-type="float" office:value="0.0100301740691066" calcext:value-type="float">
            <text:p>0.010030174069107</text:p>
          </table:table-cell>
          <table:table-cell office:value-type="float" office:value="-0.0000371236354112625" calcext:value-type="float">
            <text:p>-3.71236354112625E-05</text:p>
          </table:table-cell>
          <table:table-cell office:value-type="float" office:value="198.87093963623" calcext:value-type="float">
            <text:p>198.87093963623</text:p>
          </table:table-cell>
          <table:table-cell office:value-type="float" office:value="1.30948247909546" calcext:value-type="float">
            <text:p>1.30948247909546</text:p>
          </table:table-cell>
          <table:table-cell office:value-type="float" office:value="1181.26493765196" calcext:value-type="float">
            <text:p>1181.26493765196</text:p>
          </table:table-cell>
          <table:table-cell office:value-type="float" office:value="158.341277978895" calcext:value-type="float">
            <text:p>158.34127797889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56901395320892" calcext:value-type="float">
            <text:p>0.656901395320892</text:p>
          </table:table-cell>
          <table:table-cell office:value-type="float" office:value="0.00878494754433632" calcext:value-type="float">
            <text:p>0.008784947544336</text:p>
          </table:table-cell>
          <table:table-cell office:value-type="float" office:value="0.00000380240380764008" calcext:value-type="float">
            <text:p>3.80240380764008E-06</text:p>
          </table:table-cell>
          <table:table-cell office:value-type="float" office:value="57.6605030059814" calcext:value-type="float">
            <text:p>57.6605030059814</text:p>
          </table:table-cell>
          <table:table-cell office:value-type="float" office:value="0.586879062652588" calcext:value-type="float">
            <text:p>0.586879062652588</text:p>
          </table:table-cell>
          <table:table-cell office:value-type="float" office:value="1743.25754176988" calcext:value-type="float">
            <text:p>1743.25754176988</text:p>
          </table:table-cell>
          <table:table-cell office:value-type="float" office:value="184.448985821882" calcext:value-type="float">
            <text:p>184.44898582188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721249586343765" calcext:value-type="float">
            <text:p>0.721249586343765</text:p>
          </table:table-cell>
          <table:table-cell office:value-type="float" office:value="0.00866483962163329" calcext:value-type="float">
            <text:p>0.008664839621633</text:p>
          </table:table-cell>
          <table:table-cell office:value-type="float" office:value="-0.0024995805695653" calcext:value-type="float">
            <text:p>-0.002499580569565</text:p>
          </table:table-cell>
          <table:table-cell office:value-type="float" office:value="101.810285186768" calcext:value-type="float">
            <text:p>101.810285186768</text:p>
          </table:table-cell>
          <table:table-cell office:value-type="float" office:value="0.837197893857956" calcext:value-type="float">
            <text:p>0.837197893857956</text:p>
          </table:table-cell>
          <table:table-cell office:value-type="float" office:value="1952.07825814194" calcext:value-type="float">
            <text:p>1952.07825814194</text:p>
          </table:table-cell>
          <table:table-cell office:value-type="float" office:value="181.462521714334" calcext:value-type="float">
            <text:p>181.4625217143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74426794052124" calcext:value-type="float">
            <text:p>0.674426794052124</text:p>
          </table:table-cell>
          <table:table-cell office:value-type="float" office:value="0.00312602068297565" calcext:value-type="float">
            <text:p>0.003126020682976</text:p>
          </table:table-cell>
          <table:table-cell office:value-type="float" office:value="-0.0018300274387002" calcext:value-type="float">
            <text:p>-0.0018300274387</text:p>
          </table:table-cell>
          <table:table-cell office:value-type="float" office:value="224.76127166748" calcext:value-type="float">
            <text:p>224.76127166748</text:p>
          </table:table-cell>
          <table:table-cell office:value-type="float" office:value="1.42641590833664" calcext:value-type="float">
            <text:p>1.42641590833664</text:p>
          </table:table-cell>
          <table:table-cell office:value-type="float" office:value="2845.54718113689" calcext:value-type="float">
            <text:p>2845.54718113689</text:p>
          </table:table-cell>
          <table:table-cell office:value-type="float" office:value="119.947868306888" calcext:value-type="float">
            <text:p>119.94786830688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81961840391159" calcext:value-type="float">
            <text:p>0.681961840391159</text:p>
          </table:table-cell>
          <table:table-cell office:value-type="float" office:value="0.00559837683103979" calcext:value-type="float">
            <text:p>0.00559837683104</text:p>
          </table:table-cell>
          <table:table-cell office:value-type="float" office:value="-0.000935891084372997" calcext:value-type="float">
            <text:p>-0.000935891084373</text:p>
          </table:table-cell>
          <table:table-cell office:value-type="float" office:value="200.090830993652" calcext:value-type="float">
            <text:p>200.090830993652</text:p>
          </table:table-cell>
          <table:table-cell office:value-type="float" office:value="1.30872302055359" calcext:value-type="float">
            <text:p>1.30872302055359</text:p>
          </table:table-cell>
          <table:table-cell office:value-type="float" office:value="3431.56092955334" calcext:value-type="float">
            <text:p>3431.56092955334</text:p>
          </table:table-cell>
          <table:table-cell office:value-type="float" office:value="160.073872776376" calcext:value-type="float">
            <text:p>160.07387277637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704928869009018" calcext:value-type="float">
            <text:p>0.704928869009018</text:p>
          </table:table-cell>
          <table:table-cell office:value-type="float" office:value="0.00324510894715786" calcext:value-type="float">
            <text:p>0.003245108947158</text:p>
          </table:table-cell>
          <table:table-cell office:value-type="float" office:value="-0.000638843234628439" calcext:value-type="float">
            <text:p>-0.000638843234628</text:p>
          </table:table-cell>
          <table:table-cell office:value-type="float" office:value="126.498268890381" calcext:value-type="float">
            <text:p>126.498268890381</text:p>
          </table:table-cell>
          <table:table-cell office:value-type="float" office:value="0.951457595825195" calcext:value-type="float">
            <text:p>0.951457595825195</text:p>
          </table:table-cell>
          <table:table-cell office:value-type="float" office:value="3481.63761022165" calcext:value-type="float">
            <text:p>3481.63761022165</text:p>
          </table:table-cell>
          <table:table-cell office:value-type="float" office:value="165.619903101632" calcext:value-type="float">
            <text:p>165.61990310163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91302955150604" calcext:value-type="float">
            <text:p>0.691302955150604</text:p>
          </table:table-cell>
          <table:table-cell office:value-type="float" office:value="0.00016344267205568" calcext:value-type="float">
            <text:p>0.000163442672056</text:p>
          </table:table-cell>
          <table:table-cell office:value-type="float" office:value="-0.00219906587153673" calcext:value-type="float">
            <text:p>-0.002199065871537</text:p>
          </table:table-cell>
          <table:table-cell office:value-type="float" office:value="50.7668781280518" calcext:value-type="float">
            <text:p>50.7668781280518</text:p>
          </table:table-cell>
          <table:table-cell office:value-type="float" office:value="0.562553563714027" calcext:value-type="float">
            <text:p>0.562553563714027</text:p>
          </table:table-cell>
          <table:table-cell office:value-type="float" office:value="2657.37363836331" calcext:value-type="float">
            <text:p>2657.37363836331</text:p>
          </table:table-cell>
          <table:table-cell office:value-type="float" office:value="170.240956960409" calcext:value-type="float">
            <text:p>170.24095696040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77820426225662" calcext:value-type="float">
            <text:p>0.677820426225662</text:p>
          </table:table-cell>
          <table:table-cell office:value-type="float" office:value="0.00325014337431639" calcext:value-type="float">
            <text:p>0.003250143374316</text:p>
          </table:table-cell>
          <table:table-cell office:value-type="float" office:value="-0.00234686024487019" calcext:value-type="float">
            <text:p>-0.00234686024487</text:p>
          </table:table-cell>
          <table:table-cell office:value-type="float" office:value="140.783460998535" calcext:value-type="float">
            <text:p>140.783460998535</text:p>
          </table:table-cell>
          <table:table-cell office:value-type="float" office:value="1.00737437605858" calcext:value-type="float">
            <text:p>1.00737437605858</text:p>
          </table:table-cell>
          <table:table-cell office:value-type="float" office:value="2932.51644727821" calcext:value-type="float">
            <text:p>2932.51644727821</text:p>
          </table:table-cell>
          <table:table-cell office:value-type="float" office:value="215.214360010857" calcext:value-type="float">
            <text:p>215.21436001085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20785468816757" calcext:value-type="float">
            <text:p>0.620785468816757</text:p>
          </table:table-cell>
          <table:table-cell office:value-type="float" office:value="0.00322398818098009" calcext:value-type="float">
            <text:p>0.00322398818098</text:p>
          </table:table-cell>
          <table:table-cell office:value-type="float" office:value="-0.000259543675929308" calcext:value-type="float">
            <text:p>-0.000259543675929</text:p>
          </table:table-cell>
          <table:table-cell office:value-type="float" office:value="261.191595458984" calcext:value-type="float">
            <text:p>261.191595458984</text:p>
          </table:table-cell>
          <table:table-cell office:value-type="float" office:value="1.58293063640594" calcext:value-type="float">
            <text:p>1.58293063640594</text:p>
          </table:table-cell>
          <table:table-cell office:value-type="float" office:value="2313.75436472963" calcext:value-type="float">
            <text:p>2313.75436472963</text:p>
          </table:table-cell>
          <table:table-cell office:value-type="float" office:value="137.181672295113" calcext:value-type="float">
            <text:p>137.1816722951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35583662986755" calcext:value-type="float">
            <text:p>0.635583662986755</text:p>
          </table:table-cell>
          <table:table-cell office:value-type="float" office:value="0.00539270886220038" calcext:value-type="float">
            <text:p>0.0053927088622</text:p>
          </table:table-cell>
          <table:table-cell office:value-type="float" office:value="-0.00125792026519775" calcext:value-type="float">
            <text:p>-0.001257920265198</text:p>
          </table:table-cell>
          <table:table-cell office:value-type="float" office:value="156.251356506348" calcext:value-type="float">
            <text:p>156.251356506348</text:p>
          </table:table-cell>
          <table:table-cell office:value-type="float" office:value="1.06544521450996" calcext:value-type="float">
            <text:p>1.06544521450996</text:p>
          </table:table-cell>
          <table:table-cell office:value-type="float" office:value="2149.33696758513" calcext:value-type="float">
            <text:p>2149.33696758513</text:p>
          </table:table-cell>
          <table:table-cell office:value-type="float" office:value="145.091803268774" calcext:value-type="float">
            <text:p>145.09180326877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78975576162338" calcext:value-type="float">
            <text:p>0.678975576162338</text:p>
          </table:table-cell>
          <table:table-cell office:value-type="float" office:value="0.00439395746216178" calcext:value-type="float">
            <text:p>0.004393957462162</text:p>
          </table:table-cell>
          <table:table-cell office:value-type="float" office:value="0.000535397604107857" calcext:value-type="float">
            <text:p>0.000535397604108</text:p>
          </table:table-cell>
          <table:table-cell office:value-type="float" office:value="33.5027742385864" calcext:value-type="float">
            <text:p>33.5027742385864</text:p>
          </table:table-cell>
          <table:table-cell office:value-type="float" office:value="0.474613404273987" calcext:value-type="float">
            <text:p>0.474613404273987</text:p>
          </table:table-cell>
          <table:table-cell office:value-type="float" office:value="2769.92834335696" calcext:value-type="float">
            <text:p>2769.92834335696</text:p>
          </table:table-cell>
          <table:table-cell office:value-type="float" office:value="160.489367869194" calcext:value-type="float">
            <text:p>160.48936786919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72887117266655" calcext:value-type="float">
            <text:p>0.72887117266655</text:p>
          </table:table-cell>
          <table:table-cell office:value-type="float" office:value="0.00122064147144556" calcext:value-type="float">
            <text:p>0.001220641471446</text:p>
          </table:table-cell>
          <table:table-cell office:value-type="float" office:value="-0.0057317859493196" calcext:value-type="float">
            <text:p>-0.00573178594932</text:p>
          </table:table-cell>
          <table:table-cell office:value-type="float" office:value="147.569432067871" calcext:value-type="float">
            <text:p>147.569432067871</text:p>
          </table:table-cell>
          <table:table-cell office:value-type="float" office:value="1.06197346448898" calcext:value-type="float">
            <text:p>1.06197346448898</text:p>
          </table:table-cell>
          <table:table-cell office:value-type="float" office:value="1766.26082465003" calcext:value-type="float">
            <text:p>1766.26082465003</text:p>
          </table:table-cell>
          <table:table-cell office:value-type="float" office:value="143.314718732284" calcext:value-type="float">
            <text:p>143.31471873228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7302765250206" calcext:value-type="float">
            <text:p>0.67302765250206</text:p>
          </table:table-cell>
          <table:table-cell office:value-type="float" office:value="0.0170890362933278" calcext:value-type="float">
            <text:p>0.017089036293328</text:p>
          </table:table-cell>
          <table:table-cell office:value-type="float" office:value="0.00000136978924274445" calcext:value-type="float">
            <text:p>1.36978924274445E-06</text:p>
          </table:table-cell>
          <table:table-cell office:value-type="float" office:value="96.5276870727539" calcext:value-type="float">
            <text:p>96.5276870727539</text:p>
          </table:table-cell>
          <table:table-cell office:value-type="float" office:value="0.792317771911621" calcext:value-type="float">
            <text:p>0.792317771911621</text:p>
          </table:table-cell>
          <table:table-cell office:value-type="float" office:value="1023.17868836391" calcext:value-type="float">
            <text:p>1023.17868836391</text:p>
          </table:table-cell>
          <table:table-cell office:value-type="float" office:value="177.84976131788" calcext:value-type="float">
            <text:p>177.8497613178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17859345674515" calcext:value-type="float">
            <text:p>0.617859345674515</text:p>
          </table:table-cell>
          <table:table-cell office:value-type="float" office:value="0.00118961343541741" calcext:value-type="float">
            <text:p>0.001189613435417</text:p>
          </table:table-cell>
          <table:table-cell office:value-type="float" office:value="0.00000397060066461563" calcext:value-type="float">
            <text:p>3.97060066461563E-06</text:p>
          </table:table-cell>
          <table:table-cell office:value-type="float" office:value="4.2894490480423" calcext:value-type="float">
            <text:p>4.2894490480423</text:p>
          </table:table-cell>
          <table:table-cell office:value-type="float" office:value="0.295577678084373" calcext:value-type="float">
            <text:p>0.295577678084373</text:p>
          </table:table-cell>
          <table:table-cell office:value-type="float" office:value="-3338.39120251591" calcext:value-type="float">
            <text:p>-3338.39120251591</text:p>
          </table:table-cell>
          <table:table-cell office:value-type="float" office:value="147.860936883265" calcext:value-type="float">
            <text:p>147.86093688326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709670454263687" calcext:value-type="float">
            <text:p>0.709670454263687</text:p>
          </table:table-cell>
          <table:table-cell office:value-type="float" office:value="0.00304967635311186" calcext:value-type="float">
            <text:p>0.003049676353112</text:p>
          </table:table-cell>
          <table:table-cell office:value-type="float" office:value="-0.00301042459905147" calcext:value-type="float">
            <text:p>-0.003010424599051</text:p>
          </table:table-cell>
          <table:table-cell office:value-type="float" office:value="75.8092147827148" calcext:value-type="float">
            <text:p>75.8092147827148</text:p>
          </table:table-cell>
          <table:table-cell office:value-type="float" office:value="0.696694898605347" calcext:value-type="float">
            <text:p>0.696694898605347</text:p>
          </table:table-cell>
          <table:table-cell office:value-type="float" office:value="996.909798394191" calcext:value-type="float">
            <text:p>996.909798394191</text:p>
          </table:table-cell>
          <table:table-cell office:value-type="float" office:value="172.147503729887" calcext:value-type="float">
            <text:p>172.14750372988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7527876496315" calcext:value-type="float">
            <text:p>0.67527876496315</text:p>
          </table:table-cell>
          <table:table-cell office:value-type="float" office:value="0.0181462125852704" calcext:value-type="float">
            <text:p>0.01814621258527</text:p>
          </table:table-cell>
          <table:table-cell office:value-type="float" office:value="-0.00000707991421222687" calcext:value-type="float">
            <text:p>-7.07991421222687E-06</text:p>
          </table:table-cell>
          <table:table-cell office:value-type="float" office:value="573.194873046875" calcext:value-type="float">
            <text:p>573.194873046875</text:p>
          </table:table-cell>
          <table:table-cell office:value-type="float" office:value="3.17686445713043" calcext:value-type="float">
            <text:p>3.17686445713043</text:p>
          </table:table-cell>
          <table:table-cell office:value-type="float" office:value="675.7278310609" calcext:value-type="float">
            <text:p>675.7278310609</text:p>
          </table:table-cell>
          <table:table-cell office:value-type="float" office:value="183.562800536712" calcext:value-type="float">
            <text:p>183.56280053671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744021391868591" calcext:value-type="float">
            <text:p>0.744021391868591</text:p>
          </table:table-cell>
          <table:table-cell office:value-type="float" office:value="0.00192768451524898" calcext:value-type="float">
            <text:p>0.001927684515249</text:p>
          </table:table-cell>
          <table:table-cell office:value-type="float" office:value="-0.00222584120929241" calcext:value-type="float">
            <text:p>-0.002225841209292</text:p>
          </table:table-cell>
          <table:table-cell office:value-type="float" office:value="409.978967285156" calcext:value-type="float">
            <text:p>409.978967285156</text:p>
          </table:table-cell>
          <table:table-cell office:value-type="float" office:value="2.38465216159821" calcext:value-type="float">
            <text:p>2.38465216159821</text:p>
          </table:table-cell>
          <table:table-cell office:value-type="float" office:value="2965.20965232204" calcext:value-type="float">
            <text:p>2965.20965232204</text:p>
          </table:table-cell>
          <table:table-cell office:value-type="float" office:value="191.710804441035" calcext:value-type="float">
            <text:p>191.7108044410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38164746761322" calcext:value-type="float">
            <text:p>0.638164746761322</text:p>
          </table:table-cell>
          <table:table-cell office:value-type="float" office:value="0.0107849615626037" calcext:value-type="float">
            <text:p>0.010784961562604</text:p>
          </table:table-cell>
          <table:table-cell office:value-type="float" office:value="0.0000731879845261574" calcext:value-type="float">
            <text:p>7.31879845261574E-05</text:p>
          </table:table-cell>
          <table:table-cell office:value-type="float" office:value="421.912994384766" calcext:value-type="float">
            <text:p>421.912994384766</text:p>
          </table:table-cell>
          <table:table-cell office:value-type="float" office:value="2.39790101051331" calcext:value-type="float">
            <text:p>2.39790101051331</text:p>
          </table:table-cell>
          <table:table-cell office:value-type="float" office:value="4057.38139717286" calcext:value-type="float">
            <text:p>4057.38139717286</text:p>
          </table:table-cell>
          <table:table-cell office:value-type="float" office:value="185.579089055723" calcext:value-type="float">
            <text:p>185.5790890557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703109002113342" calcext:value-type="float">
            <text:p>0.703109002113342</text:p>
          </table:table-cell>
          <table:table-cell office:value-type="float" office:value="0.00388087618630379" calcext:value-type="float">
            <text:p>0.003880876186304</text:p>
          </table:table-cell>
          <table:table-cell office:value-type="float" office:value="-0.00149444360285997" calcext:value-type="float">
            <text:p>-0.00149444360286</text:p>
          </table:table-cell>
          <table:table-cell office:value-type="float" office:value="79.5096717834473" calcext:value-type="float">
            <text:p>79.5096717834473</text:p>
          </table:table-cell>
          <table:table-cell office:value-type="float" office:value="0.71320738196373" calcext:value-type="float">
            <text:p>0.71320738196373</text:p>
          </table:table-cell>
          <table:table-cell office:value-type="float" office:value="3636.3015308151" calcext:value-type="float">
            <text:p>3636.3015308151</text:p>
          </table:table-cell>
          <table:table-cell office:value-type="float" office:value="222.636363019562" calcext:value-type="float">
            <text:p>222.63636301956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350321829319" calcext:value-type="float">
            <text:p>0.9350321829319</text:p>
          </table:table-cell>
          <table:table-cell office:value-type="float" office:value="0.0153038840740919" calcext:value-type="float">
            <text:p>0.015303884074092</text:p>
          </table:table-cell>
          <table:table-cell office:value-type="float" office:value="0.0000772388651967049" calcext:value-type="float">
            <text:p>7.72388651967049E-05</text:p>
          </table:table-cell>
          <table:table-cell office:value-type="float" office:value="65.9093059539795" calcext:value-type="float">
            <text:p>65.9093059539795</text:p>
          </table:table-cell>
          <table:table-cell office:value-type="float" office:value="0.768485504388809" calcext:value-type="float">
            <text:p>0.768485504388809</text:p>
          </table:table-cell>
          <table:table-cell office:value-type="float" office:value="2753.22105321454" calcext:value-type="float">
            <text:p>2753.22105321454</text:p>
          </table:table-cell>
          <table:table-cell office:value-type="float" office:value="173.126289630565" calcext:value-type="float">
            <text:p>173.12628963056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6723016500473" calcext:value-type="float">
            <text:p>0.66723016500473</text:p>
          </table:table-cell>
          <table:table-cell office:value-type="float" office:value="0.00854012276977301" calcext:value-type="float">
            <text:p>0.008540122769773</text:p>
          </table:table-cell>
          <table:table-cell office:value-type="float" office:value="0.0000415744259953499" calcext:value-type="float">
            <text:p>4.15744259953499E-05</text:p>
          </table:table-cell>
          <table:table-cell office:value-type="float" office:value="41.0596057891846" calcext:value-type="float">
            <text:p>41.0596057891846</text:p>
          </table:table-cell>
          <table:table-cell office:value-type="float" office:value="0.506900078058243" calcext:value-type="float">
            <text:p>0.506900078058243</text:p>
          </table:table-cell>
          <table:table-cell office:value-type="float" office:value="3632.13470683694" calcext:value-type="float">
            <text:p>3632.13470683694</text:p>
          </table:table-cell>
          <table:table-cell office:value-type="float" office:value="180.163016966568" calcext:value-type="float">
            <text:p>180.16301696656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36474859714508" calcext:value-type="float">
            <text:p>0.636474859714508</text:p>
          </table:table-cell>
          <table:table-cell office:value-type="float" office:value="0.00116738349897787" calcext:value-type="float">
            <text:p>0.001167383498978</text:p>
          </table:table-cell>
          <table:table-cell office:value-type="float" office:value="0.00105787636712193" calcext:value-type="float">
            <text:p>0.001057876367122</text:p>
          </table:table-cell>
          <table:table-cell office:value-type="float" office:value="3.73681654930115" calcext:value-type="float">
            <text:p>3.73681654930115</text:p>
          </table:table-cell>
          <table:table-cell office:value-type="float" office:value="0.302194672822952" calcext:value-type="float">
            <text:p>0.302194672822952</text:p>
          </table:table-cell>
          <table:table-cell office:value-type="float" office:value="3420.91332231896" calcext:value-type="float">
            <text:p>3420.91332231896</text:p>
          </table:table-cell>
          <table:table-cell office:value-type="float" office:value="212.436987569462" calcext:value-type="float">
            <text:p>212.43698756946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729555600881577" calcext:value-type="float">
            <text:p>0.729555600881577</text:p>
          </table:table-cell>
          <table:table-cell office:value-type="float" office:value="0.00370416198857129" calcext:value-type="float">
            <text:p>0.003704161988571</text:p>
          </table:table-cell>
          <table:table-cell office:value-type="float" office:value="-0.0121046259999275" calcext:value-type="float">
            <text:p>-0.012104625999928</text:p>
          </table:table-cell>
          <table:table-cell office:value-type="float" office:value="552.44035949707" calcext:value-type="float">
            <text:p>552.44035949707</text:p>
          </table:table-cell>
          <table:table-cell office:value-type="float" office:value="3.08021290302277" calcext:value-type="float">
            <text:p>3.08021290302277</text:p>
          </table:table-cell>
          <table:table-cell office:value-type="float" office:value="3475.35348103917" calcext:value-type="float">
            <text:p>3475.35348103917</text:p>
          </table:table-cell>
          <table:table-cell office:value-type="float" office:value="162.775959164975" calcext:value-type="float">
            <text:p>162.77595916497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53490018844604" calcext:value-type="float">
            <text:p>0.653490018844604</text:p>
          </table:table-cell>
          <table:table-cell office:value-type="float" office:value="0.00493764230050147" calcext:value-type="float">
            <text:p>0.004937642300501</text:p>
          </table:table-cell>
          <table:table-cell office:value-type="float" office:value="-0.000752263888716698" calcext:value-type="float">
            <text:p>-0.000752263888717</text:p>
          </table:table-cell>
          <table:table-cell office:value-type="float" office:value="477.989498901367" calcext:value-type="float">
            <text:p>477.989498901367</text:p>
          </table:table-cell>
          <table:table-cell office:value-type="float" office:value="2.68185093402863" calcext:value-type="float">
            <text:p>2.68185093402863</text:p>
          </table:table-cell>
          <table:table-cell office:value-type="float" office:value="4247.58527458367" calcext:value-type="float">
            <text:p>4247.58527458367</text:p>
          </table:table-cell>
          <table:table-cell office:value-type="float" office:value="198.119595061242" calcext:value-type="float">
            <text:p>198.11959506124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710248667001724" calcext:value-type="float">
            <text:p>0.710248667001724</text:p>
          </table:table-cell>
          <table:table-cell office:value-type="float" office:value="0.00726034794934094" calcext:value-type="float">
            <text:p>0.007260347949341</text:p>
          </table:table-cell>
          <table:table-cell office:value-type="float" office:value="-0.000517402030527592" calcext:value-type="float">
            <text:p>-0.000517402030528</text:p>
          </table:table-cell>
          <table:table-cell office:value-type="float" office:value="19.2380891799927" calcext:value-type="float">
            <text:p>19.2380891799927</text:p>
          </table:table-cell>
          <table:table-cell office:value-type="float" office:value="0.417727628350258" calcext:value-type="float">
            <text:p>0.417727628350258</text:p>
          </table:table-cell>
          <table:table-cell office:value-type="float" office:value="3650.15026167002" calcext:value-type="float">
            <text:p>3650.15026167002</text:p>
          </table:table-cell>
          <table:table-cell office:value-type="float" office:value="218.749989726558" calcext:value-type="float">
            <text:p>218.74998972655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2718191742897" calcext:value-type="float">
            <text:p>0.62718191742897</text:p>
          </table:table-cell>
          <table:table-cell office:value-type="float" office:value="0.00493846754543483" calcext:value-type="float">
            <text:p>0.004938467545435</text:p>
          </table:table-cell>
          <table:table-cell office:value-type="float" office:value="-0.00371628059074283" calcext:value-type="float">
            <text:p>-0.003716280590743</text:p>
          </table:table-cell>
          <table:table-cell office:value-type="float" office:value="60.1647914886475" calcext:value-type="float">
            <text:p>60.1647914886475</text:p>
          </table:table-cell>
          <table:table-cell office:value-type="float" office:value="0.576419484615326" calcext:value-type="float">
            <text:p>0.576419484615326</text:p>
          </table:table-cell>
          <table:table-cell office:value-type="float" office:value="4066.0663575444" calcext:value-type="float">
            <text:p>4066.0663575444</text:p>
          </table:table-cell>
          <table:table-cell office:value-type="float" office:value="212.035288440529" calcext:value-type="float">
            <text:p>212.03528844052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719683319330215" calcext:value-type="float">
            <text:p>0.719683319330215</text:p>
          </table:table-cell>
          <table:table-cell office:value-type="float" office:value="0.00883859470486641" calcext:value-type="float">
            <text:p>0.008838594704866</text:p>
          </table:table-cell>
          <table:table-cell office:value-type="float" office:value="-0.000458590313792229" calcext:value-type="float">
            <text:p>-0.000458590313792</text:p>
          </table:table-cell>
          <table:table-cell office:value-type="float" office:value="471.304272460938" calcext:value-type="float">
            <text:p>471.304272460938</text:p>
          </table:table-cell>
          <table:table-cell office:value-type="float" office:value="2.68337292671204" calcext:value-type="float">
            <text:p>2.68337292671204</text:p>
          </table:table-cell>
          <table:table-cell office:value-type="float" office:value="2839.20043614624" calcext:value-type="float">
            <text:p>2839.20043614624</text:p>
          </table:table-cell>
          <table:table-cell office:value-type="float" office:value="166.411334734131" calcext:value-type="float">
            <text:p>166.41133473413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730947136878967" calcext:value-type="float">
            <text:p>0.730947136878967</text:p>
          </table:table-cell>
          <table:table-cell office:value-type="float" office:value="0.000821923755574971" calcext:value-type="float">
            <text:p>0.000821923755575</text:p>
          </table:table-cell>
          <table:table-cell office:value-type="float" office:value="-0.0182016609236598" calcext:value-type="float">
            <text:p>-0.01820166092366</text:p>
          </table:table-cell>
          <table:table-cell office:value-type="float" office:value="659.921221923828" calcext:value-type="float">
            <text:p>659.921221923828</text:p>
          </table:table-cell>
          <table:table-cell office:value-type="float" office:value="3.61049709320068" calcext:value-type="float">
            <text:p>3.61049709320068</text:p>
          </table:table-cell>
          <table:table-cell office:value-type="float" office:value="3006.09365099953" calcext:value-type="float">
            <text:p>3006.09365099953</text:p>
          </table:table-cell>
          <table:table-cell office:value-type="float" office:value="228.411488212365" calcext:value-type="float">
            <text:p>228.41148821236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98533350229263" calcext:value-type="float">
            <text:p>0.698533350229263</text:p>
          </table:table-cell>
          <table:table-cell office:value-type="float" office:value="0.00350717429537326" calcext:value-type="float">
            <text:p>0.003507174295373</text:p>
          </table:table-cell>
          <table:table-cell office:value-type="float" office:value="-0.00225719641894102" calcext:value-type="float">
            <text:p>-0.002257196418941</text:p>
          </table:table-cell>
          <table:table-cell office:value-type="float" office:value="82.9666091918945" calcext:value-type="float">
            <text:p>82.9666091918945</text:p>
          </table:table-cell>
          <table:table-cell office:value-type="float" office:value="0.726989817619324" calcext:value-type="float">
            <text:p>0.726989817619324</text:p>
          </table:table-cell>
          <table:table-cell office:value-type="float" office:value="3130.10885255362" calcext:value-type="float">
            <text:p>3130.10885255362</text:p>
          </table:table-cell>
          <table:table-cell office:value-type="float" office:value="190.962849607435" calcext:value-type="float">
            <text:p>190.9628496074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83451795578003" calcext:value-type="float">
            <text:p>0.683451795578003</text:p>
          </table:table-cell>
          <table:table-cell office:value-type="float" office:value="0.00681846593506634" calcext:value-type="float">
            <text:p>0.006818465935066</text:p>
          </table:table-cell>
          <table:table-cell office:value-type="float" office:value="-0.00892239641398191" calcext:value-type="float">
            <text:p>-0.008922396413982</text:p>
          </table:table-cell>
          <table:table-cell office:value-type="float" office:value="69.179292678833" calcext:value-type="float">
            <text:p>69.179292678833</text:p>
          </table:table-cell>
          <table:table-cell office:value-type="float" office:value="0.645288854837418" calcext:value-type="float">
            <text:p>0.645288854837418</text:p>
          </table:table-cell>
          <table:table-cell office:value-type="float" office:value="2963.42483131126" calcext:value-type="float">
            <text:p>2963.42483131126</text:p>
          </table:table-cell>
          <table:table-cell office:value-type="float" office:value="181.384228347847" calcext:value-type="float">
            <text:p>181.38422834784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50354593992233" calcext:value-type="float">
            <text:p>0.650354593992233</text:p>
          </table:table-cell>
          <table:table-cell office:value-type="float" office:value="0.00233194592874497" calcext:value-type="float">
            <text:p>0.002331945928745</text:p>
          </table:table-cell>
          <table:table-cell office:value-type="float" office:value="-0.000806560553610325" calcext:value-type="float">
            <text:p>-0.00080656055361</text:p>
          </table:table-cell>
          <table:table-cell office:value-type="float" office:value="149.754979705811" calcext:value-type="float">
            <text:p>149.754979705811</text:p>
          </table:table-cell>
          <table:table-cell office:value-type="float" office:value="1.03734822869301" calcext:value-type="float">
            <text:p>1.03734822869301</text:p>
          </table:table-cell>
          <table:table-cell office:value-type="float" office:value="3136.59461829993" calcext:value-type="float">
            <text:p>3136.59461829993</text:p>
          </table:table-cell>
          <table:table-cell office:value-type="float" office:value="187.258496190698" calcext:value-type="float">
            <text:p>187.25849619069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74996447563171" calcext:value-type="float">
            <text:p>0.674996447563171</text:p>
          </table:table-cell>
          <table:table-cell office:value-type="float" office:value="0.0194513361901045" calcext:value-type="float">
            <text:p>0.019451336190105</text:p>
          </table:table-cell>
          <table:table-cell office:value-type="float" office:value="-0.000193222984671593" calcext:value-type="float">
            <text:p>-0.000193222984672</text:p>
          </table:table-cell>
          <table:table-cell office:value-type="float" office:value="180.234675598145" calcext:value-type="float">
            <text:p>180.234675598145</text:p>
          </table:table-cell>
          <table:table-cell office:value-type="float" office:value="1.21108077764511" calcext:value-type="float">
            <text:p>1.21108077764511</text:p>
          </table:table-cell>
          <table:table-cell office:value-type="float" office:value="4064.24953257899" calcext:value-type="float">
            <text:p>4064.24953257899</text:p>
          </table:table-cell>
          <table:table-cell office:value-type="float" office:value="233.412041843822" calcext:value-type="float">
            <text:p>233.4120418438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22840631008148" calcext:value-type="float">
            <text:p>0.622840631008148</text:p>
          </table:table-cell>
          <table:table-cell office:value-type="float" office:value="0.00681867017410695" calcext:value-type="float">
            <text:p>0.006818670174107</text:p>
          </table:table-cell>
          <table:table-cell office:value-type="float" office:value="-0.00334988422691822" calcext:value-type="float">
            <text:p>-0.003349884226918</text:p>
          </table:table-cell>
          <table:table-cell office:value-type="float" office:value="150.910076904297" calcext:value-type="float">
            <text:p>150.910076904297</text:p>
          </table:table-cell>
          <table:table-cell office:value-type="float" office:value="1.02886825203896" calcext:value-type="float">
            <text:p>1.02886825203896</text:p>
          </table:table-cell>
          <table:table-cell office:value-type="float" office:value="3828.36934906365" calcext:value-type="float">
            <text:p>3828.36934906365</text:p>
          </table:table-cell>
          <table:table-cell office:value-type="float" office:value="222.851981066656" calcext:value-type="float">
            <text:p>222.8519810666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90295118093491" calcext:value-type="float">
            <text:p>0.790295118093491</text:p>
          </table:table-cell>
          <table:table-cell office:value-type="float" office:value="0.0116467284969985" calcext:value-type="float">
            <text:p>0.011646728496999</text:p>
          </table:table-cell>
          <table:table-cell office:value-type="float" office:value="-0.00221218476071954" calcext:value-type="float">
            <text:p>-0.00221218476072</text:p>
          </table:table-cell>
          <table:table-cell office:value-type="float" office:value="45.0282657623291" calcext:value-type="float">
            <text:p>45.0282657623291</text:p>
          </table:table-cell>
          <table:table-cell office:value-type="float" office:value="0.586615741252899" calcext:value-type="float">
            <text:p>0.586615741252899</text:p>
          </table:table-cell>
          <table:table-cell office:value-type="float" office:value="3094.30130964144" calcext:value-type="float">
            <text:p>3094.30130964144</text:p>
          </table:table-cell>
          <table:table-cell office:value-type="float" office:value="192.341734088911" calcext:value-type="float">
            <text:p>192.3417340889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5181400179863" calcext:value-type="float">
            <text:p>0.65181400179863</text:p>
          </table:table-cell>
          <table:table-cell office:value-type="float" office:value="0.00151328665670007" calcext:value-type="float">
            <text:p>0.0015132866567</text:p>
          </table:table-cell>
          <table:table-cell office:value-type="float" office:value="-0.00891565773636103" calcext:value-type="float">
            <text:p>-0.008915657736361</text:p>
          </table:table-cell>
          <table:table-cell office:value-type="float" office:value="285.398468017578" calcext:value-type="float">
            <text:p>285.398468017578</text:p>
          </table:table-cell>
          <table:table-cell office:value-type="float" office:value="1.70782318115234" calcext:value-type="float">
            <text:p>1.70782318115234</text:p>
          </table:table-cell>
          <table:table-cell office:value-type="float" office:value="3316.01892870212" calcext:value-type="float">
            <text:p>3316.01892870212</text:p>
          </table:table-cell>
          <table:table-cell office:value-type="float" office:value="192.047631380031" calcext:value-type="float">
            <text:p>192.04763138003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10916024446487" calcext:value-type="float">
            <text:p>0.610916024446487</text:p>
          </table:table-cell>
          <table:table-cell office:value-type="float" office:value="0.0102726436220109" calcext:value-type="float">
            <text:p>0.010272643622011</text:p>
          </table:table-cell>
          <table:table-cell office:value-type="float" office:value="-0.0180914130061865" calcext:value-type="float">
            <text:p>-0.018091413006187</text:p>
          </table:table-cell>
          <table:table-cell office:value-type="float" office:value="190.236302185059" calcext:value-type="float">
            <text:p>190.236302185059</text:p>
          </table:table-cell>
          <table:table-cell office:value-type="float" office:value="1.20654631853104" calcext:value-type="float">
            <text:p>1.20654631853104</text:p>
          </table:table-cell>
          <table:table-cell office:value-type="float" office:value="2553.96601329309" calcext:value-type="float">
            <text:p>2553.96601329309</text:p>
          </table:table-cell>
          <table:table-cell office:value-type="float" office:value="185.601478843973" calcext:value-type="float">
            <text:p>185.60147884397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90656924247742" calcext:value-type="float">
            <text:p>0.690656924247742</text:p>
          </table:table-cell>
          <table:table-cell office:value-type="float" office:value="0.0039265267085284" calcext:value-type="float">
            <text:p>0.003926526708528</text:p>
          </table:table-cell>
          <table:table-cell office:value-type="float" office:value="-0.00333038633689284" calcext:value-type="float">
            <text:p>-0.003330386336893</text:p>
          </table:table-cell>
          <table:table-cell office:value-type="float" office:value="53.3708003997803" calcext:value-type="float">
            <text:p>53.3708003997803</text:p>
          </table:table-cell>
          <table:table-cell office:value-type="float" office:value="0.573562461137772" calcext:value-type="float">
            <text:p>0.573562461137772</text:p>
          </table:table-cell>
          <table:table-cell office:value-type="float" office:value="3701.03441664005" calcext:value-type="float">
            <text:p>3701.03441664005</text:p>
          </table:table-cell>
          <table:table-cell office:value-type="float" office:value="190.15216775178" calcext:value-type="float">
            <text:p>190.1521677517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718706345558166" calcext:value-type="float">
            <text:p>0.718706345558166</text:p>
          </table:table-cell>
          <table:table-cell office:value-type="float" office:value="0.0102824253961444" calcext:value-type="float">
            <text:p>0.010282425396144</text:p>
          </table:table-cell>
          <table:table-cell office:value-type="float" office:value="-0.00844953646883369" calcext:value-type="float">
            <text:p>-0.008449536468834</text:p>
          </table:table-cell>
          <table:table-cell office:value-type="float" office:value="499.017147827149" calcext:value-type="float">
            <text:p>499.017147827149</text:p>
          </table:table-cell>
          <table:table-cell office:value-type="float" office:value="2.81374816894531" calcext:value-type="float">
            <text:p>2.81374816894531</text:p>
          </table:table-cell>
          <table:table-cell office:value-type="float" office:value="1837.93024977724" calcext:value-type="float">
            <text:p>1837.93024977724</text:p>
          </table:table-cell>
          <table:table-cell office:value-type="float" office:value="170.137466461142" calcext:value-type="float">
            <text:p>170.13746646114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700462383031845" calcext:value-type="float">
            <text:p>0.700462383031845</text:p>
          </table:table-cell>
          <table:table-cell office:value-type="float" office:value="0.00238657302688807" calcext:value-type="float">
            <text:p>0.002386573026888</text:p>
          </table:table-cell>
          <table:table-cell office:value-type="float" office:value="-0.00405180975794792" calcext:value-type="float">
            <text:p>-0.004051809757948</text:p>
          </table:table-cell>
          <table:table-cell office:value-type="float" office:value="10.8612198829651" calcext:value-type="float">
            <text:p>10.8612198829651</text:p>
          </table:table-cell>
          <table:table-cell office:value-type="float" office:value="0.364265927672386" calcext:value-type="float">
            <text:p>0.364265927672386</text:p>
          </table:table-cell>
          <table:table-cell office:value-type="float" office:value="3903.64325178522" calcext:value-type="float">
            <text:p>3903.64325178522</text:p>
          </table:table-cell>
          <table:table-cell office:value-type="float" office:value="180.682986540627" calcext:value-type="float">
            <text:p>180.68298654062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55660325288773" calcext:value-type="float">
            <text:p>0.655660325288773</text:p>
          </table:table-cell>
          <table:table-cell office:value-type="float" office:value="0.00392620526254177" calcext:value-type="float">
            <text:p>0.003926205262542</text:p>
          </table:table-cell>
          <table:table-cell office:value-type="float" office:value="0.00016152486205101" calcext:value-type="float">
            <text:p>0.000161524862051</text:p>
          </table:table-cell>
          <table:table-cell office:value-type="float" office:value="148.893214416504" calcext:value-type="float">
            <text:p>148.893214416504</text:p>
          </table:table-cell>
          <table:table-cell office:value-type="float" office:value="1.03696390390396" calcext:value-type="float">
            <text:p>1.03696390390396</text:p>
          </table:table-cell>
          <table:table-cell office:value-type="float" office:value="3739.73996530881" calcext:value-type="float">
            <text:p>3739.73996530881</text:p>
          </table:table-cell>
          <table:table-cell office:value-type="float" office:value="202.422545824293" calcext:value-type="float">
            <text:p>202.42254582429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90835213661194" calcext:value-type="float">
            <text:p>0.690835213661194</text:p>
          </table:table-cell>
          <table:table-cell office:value-type="float" office:value="0.00237538984511048" calcext:value-type="float">
            <text:p>0.00237538984511</text:p>
          </table:table-cell>
          <table:table-cell office:value-type="float" office:value="-0.0263780301436782" calcext:value-type="float">
            <text:p>-0.026378030143678</text:p>
          </table:table-cell>
          <table:table-cell office:value-type="float" office:value="15.0832497596741" calcext:value-type="float">
            <text:p>15.0832497596741</text:p>
          </table:table-cell>
          <table:table-cell office:value-type="float" office:value="0.358264273405075" calcext:value-type="float">
            <text:p>0.358264273405075</text:p>
          </table:table-cell>
          <table:table-cell office:value-type="float" office:value="3294.19344921733" calcext:value-type="float">
            <text:p>3294.19344921733</text:p>
          </table:table-cell>
          <table:table-cell office:value-type="float" office:value="148.282301882096" calcext:value-type="float">
            <text:p>148.28230188209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67718929052353" calcext:value-type="float">
            <text:p>0.667718929052353</text:p>
          </table:table-cell>
          <table:table-cell office:value-type="float" office:value="0.00376989729702473" calcext:value-type="float">
            <text:p>0.003769897297025</text:p>
          </table:table-cell>
          <table:table-cell office:value-type="float" office:value="-0.0118225432932377" calcext:value-type="float">
            <text:p>-0.011822543293238</text:p>
          </table:table-cell>
          <table:table-cell office:value-type="float" office:value="44.0703868865967" calcext:value-type="float">
            <text:p>44.0703868865967</text:p>
          </table:table-cell>
          <table:table-cell office:value-type="float" office:value="0.506715217232704" calcext:value-type="float">
            <text:p>0.506715217232704</text:p>
          </table:table-cell>
          <table:table-cell office:value-type="float" office:value="3606.7010308847" calcext:value-type="float">
            <text:p>3606.7010308847</text:p>
          </table:table-cell>
          <table:table-cell office:value-type="float" office:value="160.835908826185" calcext:value-type="float">
            <text:p>160.83590882618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82605093717575" calcext:value-type="float">
            <text:p>0.682605093717575</text:p>
          </table:table-cell>
          <table:table-cell office:value-type="float" office:value="0.00575037994422019" calcext:value-type="float">
            <text:p>0.00575037994422</text:p>
          </table:table-cell>
          <table:table-cell office:value-type="float" office:value="-0.0018516126088798" calcext:value-type="float">
            <text:p>-0.00185161260888</text:p>
          </table:table-cell>
          <table:table-cell office:value-type="float" office:value="30.5397207260132" calcext:value-type="float">
            <text:p>30.5397207260132</text:p>
          </table:table-cell>
          <table:table-cell office:value-type="float" office:value="0.457208293676376" calcext:value-type="float">
            <text:p>0.457208293676376</text:p>
          </table:table-cell>
          <table:table-cell office:value-type="float" office:value="3264.95966514401" calcext:value-type="float">
            <text:p>3264.95966514401</text:p>
          </table:table-cell>
          <table:table-cell office:value-type="float" office:value="200.633300094913" calcext:value-type="float">
            <text:p>200.6333000949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583672416210175" calcext:value-type="float">
            <text:p>0.583672416210175</text:p>
          </table:table-cell>
          <table:table-cell office:value-type="float" office:value="0.00540581257082522" calcext:value-type="float">
            <text:p>0.005405812570825</text:p>
          </table:table-cell>
          <table:table-cell office:value-type="float" office:value="-0.000386411882936954" calcext:value-type="float">
            <text:p>-0.000386411882937</text:p>
          </table:table-cell>
          <table:table-cell office:value-type="float" office:value="76.8421966552734" calcext:value-type="float">
            <text:p>76.8421966552734</text:p>
          </table:table-cell>
          <table:table-cell office:value-type="float" office:value="0.640576523542404" calcext:value-type="float">
            <text:p>0.640576523542404</text:p>
          </table:table-cell>
          <table:table-cell office:value-type="float" office:value="3864.93398902114" calcext:value-type="float">
            <text:p>3864.93398902114</text:p>
          </table:table-cell>
          <table:table-cell office:value-type="float" office:value="168.177815736853" calcext:value-type="float">
            <text:p>168.17781573685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4831306934357" calcext:value-type="float">
            <text:p>0.674831306934357</text:p>
          </table:table-cell>
          <table:table-cell office:value-type="float" office:value="0.00934264501556754" calcext:value-type="float">
            <text:p>0.009342645015568</text:p>
          </table:table-cell>
          <table:table-cell office:value-type="float" office:value="-0.00151020982302725" calcext:value-type="float">
            <text:p>-0.001510209823027</text:p>
          </table:table-cell>
          <table:table-cell office:value-type="float" office:value="43.2103984832764" calcext:value-type="float">
            <text:p>43.2103984832764</text:p>
          </table:table-cell>
          <table:table-cell office:value-type="float" office:value="0.518860322237015" calcext:value-type="float">
            <text:p>0.518860322237015</text:p>
          </table:table-cell>
          <table:table-cell office:value-type="float" office:value="3755.71299829062" calcext:value-type="float">
            <text:p>3755.71299829062</text:p>
          </table:table-cell>
          <table:table-cell office:value-type="float" office:value="223.592755204788" calcext:value-type="float">
            <text:p>223.59275520478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731120437383652" calcext:value-type="float">
            <text:p>0.731120437383652</text:p>
          </table:table-cell>
          <table:table-cell office:value-type="float" office:value="0.00557108977809548" calcext:value-type="float">
            <text:p>0.005571089778095</text:p>
          </table:table-cell>
          <table:table-cell office:value-type="float" office:value="-0.00460968930274248" calcext:value-type="float">
            <text:p>-0.004609689302742</text:p>
          </table:table-cell>
          <table:table-cell office:value-type="float" office:value="131.080266571045" calcext:value-type="float">
            <text:p>131.080266571045</text:p>
          </table:table-cell>
          <table:table-cell office:value-type="float" office:value="0.981094044446945" calcext:value-type="float">
            <text:p>0.981094044446945</text:p>
          </table:table-cell>
          <table:table-cell office:value-type="float" office:value="1843.70676522287" calcext:value-type="float">
            <text:p>1843.70676522287</text:p>
          </table:table-cell>
          <table:table-cell office:value-type="float" office:value="164.802510487463" calcext:value-type="float">
            <text:p>164.80251048746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3946506977081" calcext:value-type="float">
            <text:p>0.603946506977081</text:p>
          </table:table-cell>
          <table:table-cell office:value-type="float" office:value="0.00290512251667678" calcext:value-type="float">
            <text:p>0.002905122516677</text:p>
          </table:table-cell>
          <table:table-cell office:value-type="float" office:value="-0.0000684874132275581" calcext:value-type="float">
            <text:p>-6.84874132275581E-05</text:p>
          </table:table-cell>
          <table:table-cell office:value-type="float" office:value="236.600387573242" calcext:value-type="float">
            <text:p>236.600387573242</text:p>
          </table:table-cell>
          <table:table-cell office:value-type="float" office:value="1.44825391769409" calcext:value-type="float">
            <text:p>1.44825391769409</text:p>
          </table:table-cell>
          <table:table-cell office:value-type="float" office:value="2276.37354352151" calcext:value-type="float">
            <text:p>2276.37354352151</text:p>
          </table:table-cell>
          <table:table-cell office:value-type="float" office:value="139.668403327208" calcext:value-type="float">
            <text:p>139.6684033272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51173424720764" calcext:value-type="float">
            <text:p>0.651173424720764</text:p>
          </table:table-cell>
          <table:table-cell office:value-type="float" office:value="0.00481846504844725" calcext:value-type="float">
            <text:p>0.004818465048447</text:p>
          </table:table-cell>
          <table:table-cell office:value-type="float" office:value="-0.00260111317038536" calcext:value-type="float">
            <text:p>-0.002601113170385</text:p>
          </table:table-cell>
          <table:table-cell office:value-type="float" office:value="848.283099365234" calcext:value-type="float">
            <text:p>848.283099365234</text:p>
          </table:table-cell>
          <table:table-cell office:value-type="float" office:value="4.52867884635925" calcext:value-type="float">
            <text:p>4.52867884635925</text:p>
          </table:table-cell>
          <table:table-cell office:value-type="float" office:value="1712.43182077086" calcext:value-type="float">
            <text:p>1712.43182077086</text:p>
          </table:table-cell>
          <table:table-cell office:value-type="float" office:value="153.274671042408" calcext:value-type="float">
            <text:p>153.2746710424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20858287811279" calcext:value-type="float">
            <text:p>0.720858287811279</text:p>
          </table:table-cell>
          <table:table-cell office:value-type="float" office:value="0.00909592770040035" calcext:value-type="float">
            <text:p>0.0090959277004</text:p>
          </table:table-cell>
          <table:table-cell office:value-type="float" office:value="-0.00640917848795653" calcext:value-type="float">
            <text:p>-0.006409178487957</text:p>
          </table:table-cell>
          <table:table-cell office:value-type="float" office:value="921.261242675781" calcext:value-type="float">
            <text:p>921.261242675781</text:p>
          </table:table-cell>
          <table:table-cell office:value-type="float" office:value="4.92652907371521" calcext:value-type="float">
            <text:p>4.92652907371521</text:p>
          </table:table-cell>
          <table:table-cell office:value-type="float" office:value="2813.03964661996" calcext:value-type="float">
            <text:p>2813.03964661996</text:p>
          </table:table-cell>
          <table:table-cell office:value-type="float" office:value="169.800489617686" calcext:value-type="float">
            <text:p>169.80048961768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7018079161644" calcext:value-type="float">
            <text:p>0.67018079161644</text:p>
          </table:table-cell>
          <table:table-cell office:value-type="float" office:value="0.00558908423408866" calcext:value-type="float">
            <text:p>0.005589084234089</text:p>
          </table:table-cell>
          <table:table-cell office:value-type="float" office:value="-0.000442728959023953" calcext:value-type="float">
            <text:p>-0.000442728959024</text:p>
          </table:table-cell>
          <table:table-cell office:value-type="float" office:value="23.1349653244019" calcext:value-type="float">
            <text:p>23.1349653244019</text:p>
          </table:table-cell>
          <table:table-cell office:value-type="float" office:value="0.414598965644837" calcext:value-type="float">
            <text:p>0.414598965644837</text:p>
          </table:table-cell>
          <table:table-cell office:value-type="float" office:value="3515.33598427283" calcext:value-type="float">
            <text:p>3515.33598427283</text:p>
          </table:table-cell>
          <table:table-cell office:value-type="float" office:value="160.404825990997" calcext:value-type="float">
            <text:p>160.40482599099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55680900812149" calcext:value-type="float">
            <text:p>0.655680900812149</text:p>
          </table:table-cell>
          <table:table-cell office:value-type="float" office:value="0.00673530157655478" calcext:value-type="float">
            <text:p>0.006735301576555</text:p>
          </table:table-cell>
          <table:table-cell office:value-type="float" office:value="-0.000861231237649918" calcext:value-type="float">
            <text:p>-0.00086123123765</text:p>
          </table:table-cell>
          <table:table-cell office:value-type="float" office:value="299.267343139648" calcext:value-type="float">
            <text:p>299.267343139648</text:p>
          </table:table-cell>
          <table:table-cell office:value-type="float" office:value="1.7882896900177" calcext:value-type="float">
            <text:p>1.7882896900177</text:p>
          </table:table-cell>
          <table:table-cell office:value-type="float" office:value="3127.8148270621" calcext:value-type="float">
            <text:p>3127.8148270621</text:p>
          </table:table-cell>
          <table:table-cell office:value-type="float" office:value="125.983777338499" calcext:value-type="float">
            <text:p>125.98377733849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37666171789169" calcext:value-type="float">
            <text:p>0.637666171789169</text:p>
          </table:table-cell>
          <table:table-cell office:value-type="float" office:value="0.00794613705947995" calcext:value-type="float">
            <text:p>0.00794613705948</text:p>
          </table:table-cell>
          <table:table-cell office:value-type="float" office:value="-0.00446723094210029" calcext:value-type="float">
            <text:p>-0.0044672309421</text:p>
          </table:table-cell>
          <table:table-cell office:value-type="float" office:value="234.363981628418" calcext:value-type="float">
            <text:p>234.363981628418</text:p>
          </table:table-cell>
          <table:table-cell office:value-type="float" office:value="1.45188856124878" calcext:value-type="float">
            <text:p>1.45188856124878</text:p>
          </table:table-cell>
          <table:table-cell office:value-type="float" office:value="3960.97250687047" calcext:value-type="float">
            <text:p>3960.97250687047</text:p>
          </table:table-cell>
          <table:table-cell office:value-type="float" office:value="176.187569866469" calcext:value-type="float">
            <text:p>176.18756986646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25917530059814" calcext:value-type="float">
            <text:p>0.725917530059814</text:p>
          </table:table-cell>
          <table:table-cell office:value-type="float" office:value="0.00205507799983025" calcext:value-type="float">
            <text:p>0.00205507799983</text:p>
          </table:table-cell>
          <table:table-cell office:value-type="float" office:value="-0.006977778673172" calcext:value-type="float">
            <text:p>-0.006977778673172</text:p>
          </table:table-cell>
          <table:table-cell office:value-type="float" office:value="34.8996925354004" calcext:value-type="float">
            <text:p>34.8996925354004</text:p>
          </table:table-cell>
          <table:table-cell office:value-type="float" office:value="0.493549498915672" calcext:value-type="float">
            <text:p>0.493549498915672</text:p>
          </table:table-cell>
          <table:table-cell office:value-type="float" office:value="3627.39511013755" calcext:value-type="float">
            <text:p>3627.39511013755</text:p>
          </table:table-cell>
          <table:table-cell office:value-type="float" office:value="186.276143640501" calcext:value-type="float">
            <text:p>186.2761436405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20048779249191" calcext:value-type="float">
            <text:p>0.620048779249191</text:p>
          </table:table-cell>
          <table:table-cell office:value-type="float" office:value="0.00933210570365191" calcext:value-type="float">
            <text:p>0.009332105703652</text:p>
          </table:table-cell>
          <table:table-cell office:value-type="float" office:value="-0.0000945787876844406" calcext:value-type="float">
            <text:p>-9.45787876844406E-05</text:p>
          </table:table-cell>
          <table:table-cell office:value-type="float" office:value="62.9186603546143" calcext:value-type="float">
            <text:p>62.9186603546143</text:p>
          </table:table-cell>
          <table:table-cell office:value-type="float" office:value="0.591080993413925" calcext:value-type="float">
            <text:p>0.591080993413925</text:p>
          </table:table-cell>
          <table:table-cell office:value-type="float" office:value="4420.60398968796" calcext:value-type="float">
            <text:p>4420.60398968796</text:p>
          </table:table-cell>
          <table:table-cell office:value-type="float" office:value="159.573935205001" calcext:value-type="float">
            <text:p>159.57393520500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91454762220383" calcext:value-type="float">
            <text:p>0.691454762220383</text:p>
          </table:table-cell>
          <table:table-cell office:value-type="float" office:value="0.00418004468083382" calcext:value-type="float">
            <text:p>0.004180044680834</text:p>
          </table:table-cell>
          <table:table-cell office:value-type="float" office:value="-0.000941840186715126" calcext:value-type="float">
            <text:p>-0.000941840186715</text:p>
          </table:table-cell>
          <table:table-cell office:value-type="float" office:value="1.98403850793839" calcext:value-type="float">
            <text:p>1.98403850793839</text:p>
          </table:table-cell>
          <table:table-cell office:value-type="float" office:value="0.318452274799347" calcext:value-type="float">
            <text:p>0.318452274799347</text:p>
          </table:table-cell>
          <table:table-cell office:value-type="float" office:value="4179.08095652464" calcext:value-type="float">
            <text:p>4179.08095652464</text:p>
          </table:table-cell>
          <table:table-cell office:value-type="float" office:value="184.115371358954" calcext:value-type="float">
            <text:p>184.11537135895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37069725990295" calcext:value-type="float">
            <text:p>0.637069725990295</text:p>
          </table:table-cell>
          <table:table-cell office:value-type="float" office:value="0.0036255412036553" calcext:value-type="float">
            <text:p>0.003625541203655</text:p>
          </table:table-cell>
          <table:table-cell office:value-type="float" office:value="-0.00136184711009264" calcext:value-type="float">
            <text:p>-0.001361847110093</text:p>
          </table:table-cell>
          <table:table-cell office:value-type="float" office:value="38.9072170257568" calcext:value-type="float">
            <text:p>38.9072170257568</text:p>
          </table:table-cell>
          <table:table-cell office:value-type="float" office:value="0.475028851628304" calcext:value-type="float">
            <text:p>0.475028851628304</text:p>
          </table:table-cell>
          <table:table-cell office:value-type="float" office:value="2881.73615544925" calcext:value-type="float">
            <text:p>2881.73615544925</text:p>
          </table:table-cell>
          <table:table-cell office:value-type="float" office:value="211.815263363416" calcext:value-type="float">
            <text:p>211.8152633634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47276943922043" calcext:value-type="float">
            <text:p>0.647276943922043</text:p>
          </table:table-cell>
          <table:table-cell office:value-type="float" office:value="0.0021462062606588" calcext:value-type="float">
            <text:p>0.002146206260659</text:p>
          </table:table-cell>
          <table:table-cell office:value-type="float" office:value="-0.0156478937715292" calcext:value-type="float">
            <text:p>-0.015647893771529</text:p>
          </table:table-cell>
          <table:table-cell office:value-type="float" office:value="69.9500644683838" calcext:value-type="float">
            <text:p>69.9500644683838</text:p>
          </table:table-cell>
          <table:table-cell office:value-type="float" office:value="0.620196491479874" calcext:value-type="float">
            <text:p>0.620196491479874</text:p>
          </table:table-cell>
          <table:table-cell office:value-type="float" office:value="3578.41389994741" calcext:value-type="float">
            <text:p>3578.41389994741</text:p>
          </table:table-cell>
          <table:table-cell office:value-type="float" office:value="159.729160115426" calcext:value-type="float">
            <text:p>159.72916011542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30206698179245" calcext:value-type="float">
            <text:p>0.630206698179245</text:p>
          </table:table-cell>
          <table:table-cell office:value-type="float" office:value="0.0060106638353318" calcext:value-type="float">
            <text:p>0.006010663835332</text:p>
          </table:table-cell>
          <table:table-cell office:value-type="float" office:value="-0.000232718884944916" calcext:value-type="float">
            <text:p>-0.000232718884945</text:p>
          </table:table-cell>
          <table:table-cell office:value-type="float" office:value="150.725785827637" calcext:value-type="float">
            <text:p>150.725785827637</text:p>
          </table:table-cell>
          <table:table-cell office:value-type="float" office:value="1.03274645805359" calcext:value-type="float">
            <text:p>1.03274645805359</text:p>
          </table:table-cell>
          <table:table-cell office:value-type="float" office:value="3407.63128122188" calcext:value-type="float">
            <text:p>3407.63128122188</text:p>
          </table:table-cell>
          <table:table-cell office:value-type="float" office:value="177.888972955197" calcext:value-type="float">
            <text:p>177.88897295519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6321310997009" calcext:value-type="float">
            <text:p>0.656321310997009</text:p>
          </table:table-cell>
          <table:table-cell office:value-type="float" office:value="0.00109174655517563" calcext:value-type="float">
            <text:p>0.001091746555176</text:p>
          </table:table-cell>
          <table:table-cell office:value-type="float" office:value="-0.0129022806882858" calcext:value-type="float">
            <text:p>-0.012902280688286</text:p>
          </table:table-cell>
          <table:table-cell office:value-type="float" office:value="8.45930743217468" calcext:value-type="float">
            <text:p>8.45930743217468</text:p>
          </table:table-cell>
          <table:table-cell office:value-type="float" office:value="0.319256001710892" calcext:value-type="float">
            <text:p>0.319256001710892</text:p>
          </table:table-cell>
          <table:table-cell office:value-type="float" office:value="3833.63773512468" calcext:value-type="float">
            <text:p>3833.63773512468</text:p>
          </table:table-cell>
          <table:table-cell office:value-type="float" office:value="164.043621877371" calcext:value-type="float">
            <text:p>164.04362187737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589589244127274" calcext:value-type="float">
            <text:p>0.589589244127274</text:p>
          </table:table-cell>
          <table:table-cell office:value-type="float" office:value="0.00145398922031745" calcext:value-type="float">
            <text:p>0.001453989220317</text:p>
          </table:table-cell>
          <table:table-cell office:value-type="float" office:value="0.000259654968976974" calcext:value-type="float">
            <text:p>0.000259654968977</text:p>
          </table:table-cell>
          <table:table-cell office:value-type="float" office:value="61.2609050750732" calcext:value-type="float">
            <text:p>61.2609050750732</text:p>
          </table:table-cell>
          <table:table-cell office:value-type="float" office:value="0.562912100553513" calcext:value-type="float">
            <text:p>0.562912100553513</text:p>
          </table:table-cell>
          <table:table-cell office:value-type="float" office:value="3661.48324113802" calcext:value-type="float">
            <text:p>3661.48324113802</text:p>
          </table:table-cell>
          <table:table-cell office:value-type="float" office:value="160.964748217236" calcext:value-type="float">
            <text:p>160.96474821723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58574390411377" calcext:value-type="float">
            <text:p>0.658574390411377</text:p>
          </table:table-cell>
          <table:table-cell office:value-type="float" office:value="0.00111770734656602" calcext:value-type="float">
            <text:p>0.001117707346566</text:p>
          </table:table-cell>
          <table:table-cell office:value-type="float" office:value="-0.00122354589402676" calcext:value-type="float">
            <text:p>-0.001223545894027</text:p>
          </table:table-cell>
          <table:table-cell office:value-type="float" office:value="54.2600845336914" calcext:value-type="float">
            <text:p>54.2600845336914</text:p>
          </table:table-cell>
          <table:table-cell office:value-type="float" office:value="0.560485482215881" calcext:value-type="float">
            <text:p>0.560485482215881</text:p>
          </table:table-cell>
          <table:table-cell office:value-type="float" office:value="3562.60468341775" calcext:value-type="float">
            <text:p>3562.60468341775</text:p>
          </table:table-cell>
          <table:table-cell office:value-type="float" office:value="123.087331882096" calcext:value-type="float">
            <text:p>123.08733188209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34569418430328" calcext:value-type="float">
            <text:p>0.734569418430328</text:p>
          </table:table-cell>
          <table:table-cell office:value-type="float" office:value="0.000237006066890899" calcext:value-type="float">
            <text:p>0.000237006066891</text:p>
          </table:table-cell>
          <table:table-cell office:value-type="float" office:value="-0.00953500736504793" calcext:value-type="float">
            <text:p>-0.009535007365048</text:p>
          </table:table-cell>
          <table:table-cell office:value-type="float" office:value="368.674859619141" calcext:value-type="float">
            <text:p>368.674859619141</text:p>
          </table:table-cell>
          <table:table-cell office:value-type="float" office:value="2.16178033351898" calcext:value-type="float">
            <text:p>2.16178033351898</text:p>
          </table:table-cell>
          <table:table-cell office:value-type="float" office:value="-1699.18431204315" calcext:value-type="float">
            <text:p>-1699.18431204315</text:p>
          </table:table-cell>
          <table:table-cell office:value-type="float" office:value="117.939565708924" calcext:value-type="float">
            <text:p>117.93956570892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805752736330032" calcext:value-type="float">
            <text:p>0.805752736330032</text:p>
          </table:table-cell>
          <table:table-cell office:value-type="float" office:value="0.0168928187340498" calcext:value-type="float">
            <text:p>0.01689281873405</text:p>
          </table:table-cell>
          <table:table-cell office:value-type="float" office:value="-0.0113526276312768" calcext:value-type="float">
            <text:p>-0.011352627631277</text:p>
          </table:table-cell>
          <table:table-cell office:value-type="float" office:value="7766.03247070313" calcext:value-type="float">
            <text:p>7766.03247070313</text:p>
          </table:table-cell>
          <table:table-cell office:value-type="float" office:value="39.1903846740723" calcext:value-type="float">
            <text:p>39.1903846740723</text:p>
          </table:table-cell>
          <table:table-cell office:value-type="float" office:value="-2932.50307000129" calcext:value-type="float">
            <text:p>-2932.50307000129</text:p>
          </table:table-cell>
          <table:table-cell office:value-type="float" office:value="122.721300888597" calcext:value-type="float">
            <text:p>122.7213008885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78049433231354" calcext:value-type="float">
            <text:p>0.678049433231354</text:p>
          </table:table-cell>
          <table:table-cell office:value-type="float" office:value="0.00903275273740292" calcext:value-type="float">
            <text:p>0.009032752737403</text:p>
          </table:table-cell>
          <table:table-cell office:value-type="float" office:value="0.000596106611192226" calcext:value-type="float">
            <text:p>0.000596106611192</text:p>
          </table:table-cell>
          <table:table-cell office:value-type="float" office:value="196.64833984375" calcext:value-type="float">
            <text:p>196.64833984375</text:p>
          </table:table-cell>
          <table:table-cell office:value-type="float" office:value="1.28752344846725" calcext:value-type="float">
            <text:p>1.28752344846725</text:p>
          </table:table-cell>
          <table:table-cell office:value-type="float" office:value="3599.34451958303" calcext:value-type="float">
            <text:p>3599.34451958303</text:p>
          </table:table-cell>
          <table:table-cell office:value-type="float" office:value="165.657713307534" calcext:value-type="float">
            <text:p>165.65771330753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621891748905182" calcext:value-type="float">
            <text:p>0.621891748905182</text:p>
          </table:table-cell>
          <table:table-cell office:value-type="float" office:value="0.00134466096060351" calcext:value-type="float">
            <text:p>0.001344660960604</text:p>
          </table:table-cell>
          <table:table-cell office:value-type="float" office:value="-0.00232897959649563" calcext:value-type="float">
            <text:p>-0.002328979596496</text:p>
          </table:table-cell>
          <table:table-cell office:value-type="float" office:value="30.8333864212036" calcext:value-type="float">
            <text:p>30.8333864212036</text:p>
          </table:table-cell>
          <table:table-cell office:value-type="float" office:value="0.423654487729073" calcext:value-type="float">
            <text:p>0.423654487729073</text:p>
          </table:table-cell>
          <table:table-cell office:value-type="float" office:value="3170.00804379269" calcext:value-type="float">
            <text:p>3170.00804379269</text:p>
          </table:table-cell>
          <table:table-cell office:value-type="float" office:value="198.91917574691" calcext:value-type="float">
            <text:p>198.9191757469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633201169967651" calcext:value-type="float">
            <text:p>0.633201169967651</text:p>
          </table:table-cell>
          <table:table-cell office:value-type="float" office:value="0.00340210809372365" calcext:value-type="float">
            <text:p>0.003402108093724</text:p>
          </table:table-cell>
          <table:table-cell office:value-type="float" office:value="-0.000475582480430603" calcext:value-type="float">
            <text:p>-0.000475582480431</text:p>
          </table:table-cell>
          <table:table-cell office:value-type="float" office:value="96.5666854858398" calcext:value-type="float">
            <text:p>96.5666854858398</text:p>
          </table:table-cell>
          <table:table-cell office:value-type="float" office:value="0.760723125934601" calcext:value-type="float">
            <text:p>0.760723125934601</text:p>
          </table:table-cell>
          <table:table-cell office:value-type="float" office:value="3952.6937203625" calcext:value-type="float">
            <text:p>3952.6937203625</text:p>
          </table:table-cell>
          <table:table-cell office:value-type="float" office:value="177.108353775786" calcext:value-type="float">
            <text:p>177.10835377578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66821573972702" calcext:value-type="float">
            <text:p>0.66821573972702</text:p>
          </table:table-cell>
          <table:table-cell office:value-type="float" office:value="0.00247253181878477" calcext:value-type="float">
            <text:p>0.002472531818785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43.1758689880371" calcext:value-type="float">
            <text:p>43.1758689880371</text:p>
          </table:table-cell>
          <table:table-cell office:value-type="float" office:value="0.511102026700973" calcext:value-type="float">
            <text:p>0.511102026700973</text:p>
          </table:table-cell>
          <table:table-cell office:value-type="float" office:value="2907.00502532906" calcext:value-type="float">
            <text:p>2907.00502532906</text:p>
          </table:table-cell>
          <table:table-cell office:value-type="float" office:value="220.708467255195" calcext:value-type="float">
            <text:p>220.70846725519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610395377874374" calcext:value-type="float">
            <text:p>0.610395377874374</text:p>
          </table:table-cell>
          <table:table-cell office:value-type="float" office:value="0.00247884574346244" calcext:value-type="float">
            <text:p>0.002478845743462</text:p>
          </table:table-cell>
          <table:table-cell office:value-type="float" office:value="-0.0000105179846286774" calcext:value-type="float">
            <text:p>-1.05179846286774E-05</text:p>
          </table:table-cell>
          <table:table-cell office:value-type="float" office:value="11.148132610321" calcext:value-type="float">
            <text:p>11.148132610321</text:p>
          </table:table-cell>
          <table:table-cell office:value-type="float" office:value="0.32195420563221" calcext:value-type="float">
            <text:p>0.32195420563221</text:p>
          </table:table-cell>
          <table:table-cell office:value-type="float" office:value="4159.12840342869" calcext:value-type="float">
            <text:p>4159.12840342869</text:p>
          </table:table-cell>
          <table:table-cell office:value-type="float" office:value="218.017775234009" calcext:value-type="float">
            <text:p>218.01777523400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609131115674973" calcext:value-type="float">
            <text:p>0.609131115674973</text:p>
          </table:table-cell>
          <table:table-cell office:value-type="float" office:value="0.00154490022687241" calcext:value-type="float">
            <text:p>0.001544900226872</text:p>
          </table:table-cell>
          <table:table-cell office:value-type="float" office:value="-0.010772861354053" calcext:value-type="float">
            <text:p>-0.010772861354053</text:p>
          </table:table-cell>
          <table:table-cell office:value-type="float" office:value="177.721926879883" calcext:value-type="float">
            <text:p>177.721926879883</text:p>
          </table:table-cell>
          <table:table-cell office:value-type="float" office:value="1.14260264635086" calcext:value-type="float">
            <text:p>1.14260264635086</text:p>
          </table:table-cell>
          <table:table-cell office:value-type="float" office:value="2705.68743226083" calcext:value-type="float">
            <text:p>2705.68743226083</text:p>
          </table:table-cell>
          <table:table-cell office:value-type="float" office:value="138.820797789743" calcext:value-type="float">
            <text:p>138.82079778974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635748308897018" calcext:value-type="float">
            <text:p>0.635748308897018</text:p>
          </table:table-cell>
          <table:table-cell office:value-type="float" office:value="0.00821539321914315" calcext:value-type="float">
            <text:p>0.008215393219143</text:p>
          </table:table-cell>
          <table:table-cell office:value-type="float" office:value="-0.000118597410619259" calcext:value-type="float">
            <text:p>-0.000118597410619</text:p>
          </table:table-cell>
          <table:table-cell office:value-type="float" office:value="70.8412002563477" calcext:value-type="float">
            <text:p>70.8412002563477</text:p>
          </table:table-cell>
          <table:table-cell office:value-type="float" office:value="0.635747861862183" calcext:value-type="float">
            <text:p>0.635747861862183</text:p>
          </table:table-cell>
          <table:table-cell office:value-type="float" office:value="4198.83670113254" calcext:value-type="float">
            <text:p>4198.83670113254</text:p>
          </table:table-cell>
          <table:table-cell office:value-type="float" office:value="141.282112580933" calcext:value-type="float">
            <text:p>141.28211258093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637785387039185" calcext:value-type="float">
            <text:p>0.637785387039185</text:p>
          </table:table-cell>
          <table:table-cell office:value-type="float" office:value="0.00255980817601085" calcext:value-type="float">
            <text:p>0.002559808176011</text:p>
          </table:table-cell>
          <table:table-cell office:value-type="float" office:value="-0.00000683600082993507" calcext:value-type="float">
            <text:p>-6.83600082993507E-06</text:p>
          </table:table-cell>
          <table:table-cell office:value-type="float" office:value="31.6341802597046" calcext:value-type="float">
            <text:p>31.6341802597046</text:p>
          </table:table-cell>
          <table:table-cell office:value-type="float" office:value="0.438086667656898" calcext:value-type="float">
            <text:p>0.438086667656898</text:p>
          </table:table-cell>
          <table:table-cell office:value-type="float" office:value="2877.79917659698" calcext:value-type="float">
            <text:p>2877.79917659698</text:p>
          </table:table-cell>
          <table:table-cell office:value-type="float" office:value="217.941610565735" calcext:value-type="float">
            <text:p>217.94161056573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664252722263336" calcext:value-type="float">
            <text:p>0.664252722263336</text:p>
          </table:table-cell>
          <table:table-cell office:value-type="float" office:value="0.00329387111123651" calcext:value-type="float">
            <text:p>0.003293871111237</text:p>
          </table:table-cell>
          <table:table-cell office:value-type="float" office:value="0.000104859285056591" calcext:value-type="float">
            <text:p>0.000104859285057</text:p>
          </table:table-cell>
          <table:table-cell office:value-type="float" office:value="31.1240814208984" calcext:value-type="float">
            <text:p>31.1240814208984</text:p>
          </table:table-cell>
          <table:table-cell office:value-type="float" office:value="0.448983964323998" calcext:value-type="float">
            <text:p>0.448983964323998</text:p>
          </table:table-cell>
          <table:table-cell office:value-type="float" office:value="3829.10969871386" calcext:value-type="float">
            <text:p>3829.10969871386</text:p>
          </table:table-cell>
          <table:table-cell office:value-type="float" office:value="186.172445099777" calcext:value-type="float">
            <text:p>186.17244509977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651487267017364" calcext:value-type="float">
            <text:p>0.651487267017364</text:p>
          </table:table-cell>
          <table:table-cell office:value-type="float" office:value="0.00761507204733789" calcext:value-type="float">
            <text:p>0.007615072047338</text:p>
          </table:table-cell>
          <table:table-cell office:value-type="float" office:value="-0.0000723572447896004" calcext:value-type="float">
            <text:p>-7.23572447896004E-05</text:p>
          </table:table-cell>
          <table:table-cell office:value-type="float" office:value="72.2616683959961" calcext:value-type="float">
            <text:p>72.2616683959961</text:p>
          </table:table-cell>
          <table:table-cell office:value-type="float" office:value="0.650281494855881" calcext:value-type="float">
            <text:p>0.650281494855881</text:p>
          </table:table-cell>
          <table:table-cell office:value-type="float" office:value="3235.02435093433" calcext:value-type="float">
            <text:p>3235.02435093433</text:p>
          </table:table-cell>
          <table:table-cell office:value-type="float" office:value="169.82378030119" calcext:value-type="float">
            <text:p>169.8237803011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656093394756317" calcext:value-type="float">
            <text:p>0.656093394756317</text:p>
          </table:table-cell>
          <table:table-cell office:value-type="float" office:value="0.002477992977947" calcext:value-type="float">
            <text:p>0.002477992977947</text:p>
          </table:table-cell>
          <table:table-cell office:value-type="float" office:value="-0.00311389211565256" calcext:value-type="float">
            <text:p>-0.003113892115653</text:p>
          </table:table-cell>
          <table:table-cell office:value-type="float" office:value="11.6461029529572" calcext:value-type="float">
            <text:p>11.6461029529572</text:p>
          </table:table-cell>
          <table:table-cell office:value-type="float" office:value="0.343911916017532" calcext:value-type="float">
            <text:p>0.343911916017532</text:p>
          </table:table-cell>
          <table:table-cell office:value-type="float" office:value="3602.92087858602" calcext:value-type="float">
            <text:p>3602.92087858602</text:p>
          </table:table-cell>
          <table:table-cell office:value-type="float" office:value="160.890164875333" calcext:value-type="float">
            <text:p>160.89016487533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613334095478058" calcext:value-type="float">
            <text:p>0.613334095478058</text:p>
          </table:table-cell>
          <table:table-cell office:value-type="float" office:value="0.0035253205569461" calcext:value-type="float">
            <text:p>0.003525320556946</text:p>
          </table:table-cell>
          <table:table-cell office:value-type="float" office:value="-0.00116181634366512" calcext:value-type="float">
            <text:p>-0.001161816343665</text:p>
          </table:table-cell>
          <table:table-cell office:value-type="float" office:value="7.32384376525879" calcext:value-type="float">
            <text:p>7.32384376525879</text:p>
          </table:table-cell>
          <table:table-cell office:value-type="float" office:value="0.30338616669178" calcext:value-type="float">
            <text:p>0.30338616669178</text:p>
          </table:table-cell>
          <table:table-cell office:value-type="float" office:value="2750.05479411541" calcext:value-type="float">
            <text:p>2750.05479411541</text:p>
          </table:table-cell>
          <table:table-cell office:value-type="float" office:value="151.842404326901" calcext:value-type="float">
            <text:p>151.8424043269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580574983358383" calcext:value-type="float">
            <text:p>0.580574983358383</text:p>
          </table:table-cell>
          <table:table-cell office:value-type="float" office:value="0.00572990272194147" calcext:value-type="float">
            <text:p>0.005729902721941</text:p>
          </table:table-cell>
          <table:table-cell office:value-type="float" office:value="-0.000187951698899269" calcext:value-type="float">
            <text:p>-0.000187951698899</text:p>
          </table:table-cell>
          <table:table-cell office:value-type="float" office:value="318.96516418457" calcext:value-type="float">
            <text:p>318.96516418457</text:p>
          </table:table-cell>
          <table:table-cell office:value-type="float" office:value="1.84716289043427" calcext:value-type="float">
            <text:p>1.84716289043427</text:p>
          </table:table-cell>
          <table:table-cell office:value-type="float" office:value="3215.16666810344" calcext:value-type="float">
            <text:p>3215.16666810344</text:p>
          </table:table-cell>
          <table:table-cell office:value-type="float" office:value="166.213608549139" calcext:value-type="float">
            <text:p>166.21360854913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611145579814911" calcext:value-type="float">
            <text:p>0.611145579814911</text:p>
          </table:table-cell>
          <table:table-cell office:value-type="float" office:value="0.00337994364090264" calcext:value-type="float">
            <text:p>0.003379943640903</text:p>
          </table:table-cell>
          <table:table-cell office:value-type="float" office:value="0.00000278386287391186" calcext:value-type="float">
            <text:p>2.78386287391186E-06</text:p>
          </table:table-cell>
          <table:table-cell office:value-type="float" office:value="123.228775024414" calcext:value-type="float">
            <text:p>123.228775024414</text:p>
          </table:table-cell>
          <table:table-cell office:value-type="float" office:value="0.882722580432892" calcext:value-type="float">
            <text:p>0.882722580432892</text:p>
          </table:table-cell>
          <table:table-cell office:value-type="float" office:value="3676.83929707757" calcext:value-type="float">
            <text:p>3676.83929707757</text:p>
          </table:table-cell>
          <table:table-cell office:value-type="float" office:value="170.258721220261" calcext:value-type="float">
            <text:p>170.25872122026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657560974359512" calcext:value-type="float">
            <text:p>0.657560974359512</text:p>
          </table:table-cell>
          <table:table-cell office:value-type="float" office:value="0.00191696785623208" calcext:value-type="float">
            <text:p>0.001916967856232</text:p>
          </table:table-cell>
          <table:table-cell office:value-type="float" office:value="-0.0000874996185302734" calcext:value-type="float">
            <text:p>-8.74996185302734E-05</text:p>
          </table:table-cell>
          <table:table-cell office:value-type="float" office:value="126.116026306152" calcext:value-type="float">
            <text:p>126.116026306152</text:p>
          </table:table-cell>
          <table:table-cell office:value-type="float" office:value="0.919617784023285" calcext:value-type="float">
            <text:p>0.919617784023285</text:p>
          </table:table-cell>
          <table:table-cell office:value-type="float" office:value="3009.38062524728" calcext:value-type="float">
            <text:p>3009.38062524728</text:p>
          </table:table-cell>
          <table:table-cell office:value-type="float" office:value="142.000637891819" calcext:value-type="float">
            <text:p>142.000637891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22T01:04:26.548228818</dc:date>
    <meta:editing-duration>PT17H23M41S</meta:editing-duration>
    <meta:editing-cycles>1</meta:editing-cycles>
    <meta:document-statistic meta:table-count="1" meta:cell-count="8120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5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81d41a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5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ff38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475cm" svg:height="17.704cm" xlink:href=".." xlink:type="simple" chart:class="chart:scatter" chart:style-name="ch1">
        <chart:legend chart:legend-position="end" svg:x="23.051cm" svg:y="0.551cm" style:legend-expansion="custom" chartooo:width="6.346cm" chartooo:height="2.092cm" style:legend-expansion-aspect-ratio="3.03346080305927" chart:style-name="ch2"/>
        <chart:plot-area chart:style-name="ch3" table:cell-range-address="'training_log (copy)'.A1:'training_log (copy)'.A1015 'training_log (copy)'.G1:'training_log (copy)'.H1015" chart:data-source-has-labels="row" svg:x="0.629cm" svg:y="0.353cm" svg:width="30.76cm" svg:height="16.995cm">
          <chartooo:coordinate-region svg:x="1.436cm" svg:y="0.552cm" svg:width="28.854cm" svg:height="16.149cm"/>
          <chart:axis chart:dimension="x" chart:name="primary-x" chart:style-name="ch4">
            <chart:title svg:x="15.277cm" svg:y="17.144cm" chart:style-name="ch5">
              <text:p>Episodes</text:p>
            </chart:title>
          </chart:axis>
          <chart:axis chart:dimension="y" chart:name="primary-y" chart:style-name="ch6">
            <chart:title svg:x="0cm" svg:y="10.151cm" chart:style-name="ch7">
              <text:p>Intrinsic Rewards</text:p>
            </chart:title>
            <chart:grid chart:style-name="ch8" chart:class="major"/>
          </chart:axis>
          <chart:axis chart:dimension="y" chart:name="secondary-y" chart:style-name="ch9">
            <chart:title svg:x="30.915cm" svg:y="9.952cm" chart:style-name="ch7">
              <text:p>Total Rewards</text:p>
            </chart:title>
          </chart:axis>
          <chart:series chart:attached-axis="secondary-y" chart:style-name="ch10" chart:values-cell-range-address="'training_log (copy)'.G2:'training_log (copy)'.G1015" chart:label-cell-address="'training_log (copy)'.G1:'training_log (copy)'.G1" chart:class="chart:scatter">
            <chart:domain table:cell-range-address="'training_log (copy)'.A2:'training_log (copy)'.A1015"/>
            <chart:regression-curve chart:style-name="ch11"/>
            <chart:data-point chart:repeated="1014"/>
          </chart:series>
          <chart:series chart:attached-axis="primary-y" chart:style-name="ch12" chart:values-cell-range-address="'training_log (copy)'.H2:'training_log (copy)'.H1015" chart:label-cell-address="'training_log (copy)'.H1:'training_log (copy)'.H1" chart:class="chart:scatter">
            <chart:regression-curve chart:style-name="ch13"/>
            <chart:data-point chart:repeated="10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wards</text:p>
                <draw:g>
                  <svg:desc>'training_log (copy)'.G1:'training_log (copy)'.G1</svg:desc>
                </draw:g>
              </table:table-cell>
              <table:table-cell office:value-type="string">
                <text:p>Intrinsic Reward</text:p>
                <draw:g>
                  <svg:desc>'training_log (copy)'.H1:'training_log (copy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raining_log (copy)'.A2:'training_log (copy)'.A1015</svg:desc>
                </draw:g>
              </table:table-cell>
              <table:table-cell office:value-type="float" office:value="1553.36321373338">
                <text:p>1553.36321373338</text:p>
                <draw:g>
                  <svg:desc>'training_log (copy)'.G2:'training_log (copy)'.G1015</svg:desc>
                </draw:g>
              </table:table-cell>
              <table:table-cell office:value-type="float" office:value="321.641333066672">
                <text:p>321.641333066672</text:p>
                <draw:g>
                  <svg:desc>'training_log (copy)'.H2:'training_log (copy)'.H10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70.53607896332">
                <text:p>-1070.53607896332</text:p>
              </table:table-cell>
              <table:table-cell office:value-type="float" office:value="161.924205785244">
                <text:p>161.924205785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72.15190911386">
                <text:p>1172.15190911386</text:p>
              </table:table-cell>
              <table:table-cell office:value-type="float" office:value="129.541325638443">
                <text:p>129.541325638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21.17840343206">
                <text:p>1421.17840343206</text:p>
              </table:table-cell>
              <table:table-cell office:value-type="float" office:value="91.3025316279379">
                <text:p>91.3025316279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32.38557283677">
                <text:p>2632.38557283677</text:p>
              </table:table-cell>
              <table:table-cell office:value-type="float" office:value="84.0609512839467">
                <text:p>84.0609512839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01.95011840433">
                <text:p>3901.95011840433</text:p>
              </table:table-cell>
              <table:table-cell office:value-type="float" office:value="97.7882805116473">
                <text:p>97.7882805116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89.50214858746">
                <text:p>3489.50214858746</text:p>
              </table:table-cell>
              <table:table-cell office:value-type="float" office:value="66.313671501726">
                <text:p>66.313671501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24.4621536652">
                <text:p>3524.4621536652</text:p>
              </table:table-cell>
              <table:table-cell office:value-type="float" office:value="68.9533455869183">
                <text:p>68.9533455869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52.14688817734">
                <text:p>4252.14688817734</text:p>
              </table:table-cell>
              <table:table-cell office:value-type="float" office:value="73.7567961554974">
                <text:p>73.7567961554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02.32828460161">
                <text:p>3702.32828460161</text:p>
              </table:table-cell>
              <table:table-cell office:value-type="float" office:value="86.1565617101266">
                <text:p>86.1565617101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52.93358693917">
                <text:p>2552.93358693917</text:p>
              </table:table-cell>
              <table:table-cell office:value-type="float" office:value="75.6894349060953">
                <text:p>75.6894349060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54.92585504228">
                <text:p>1954.92585504228</text:p>
              </table:table-cell>
              <table:table-cell office:value-type="float" office:value="58.6507336281474">
                <text:p>58.6507336281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63.52109358101">
                <text:p>2563.52109358101</text:p>
              </table:table-cell>
              <table:table-cell office:value-type="float" office:value="62.3279366480186">
                <text:p>62.3279366480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28.06102720846">
                <text:p>2128.06102720846</text:p>
              </table:table-cell>
              <table:table-cell office:value-type="float" office:value="62.8688642057591">
                <text:p>62.8688642057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87.633737175773">
                <text:p>-387.633737175773</text:p>
              </table:table-cell>
              <table:table-cell office:value-type="float" office:value="37.5918201781809">
                <text:p>37.5918201781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97.23107205672">
                <text:p>1197.23107205672</text:p>
              </table:table-cell>
              <table:table-cell office:value-type="float" office:value="48.0112291809636">
                <text:p>48.0112291809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90.65283285759">
                <text:p>1390.65283285759</text:p>
              </table:table-cell>
              <table:table-cell office:value-type="float" office:value="55.6887017573229">
                <text:p>55.6887017573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14.63962653175">
                <text:p>1114.63962653175</text:p>
              </table:table-cell>
              <table:table-cell office:value-type="float" office:value="54.7888439883478">
                <text:p>54.7888439883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68.74423797667">
                <text:p>1468.74423797667</text:p>
              </table:table-cell>
              <table:table-cell office:value-type="float" office:value="56.50996161988">
                <text:p>56.50996161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21.78743431286">
                <text:p>2421.78743431286</text:p>
              </table:table-cell>
              <table:table-cell office:value-type="float" office:value="58.4899741183966">
                <text:p>58.4899741183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90.37509781152">
                <text:p>2190.37509781152</text:p>
              </table:table-cell>
              <table:table-cell office:value-type="float" office:value="51.5675930499564">
                <text:p>51.5675930499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64.21130095159">
                <text:p>2664.21130095159</text:p>
              </table:table-cell>
              <table:table-cell office:value-type="float" office:value="51.2864361075686">
                <text:p>51.2864361075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600.03778653896">
                <text:p>3600.03778653896</text:p>
              </table:table-cell>
              <table:table-cell office:value-type="float" office:value="63.945503298193">
                <text:p>63.945503298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145.54252476731">
                <text:p>3145.54252476731</text:p>
              </table:table-cell>
              <table:table-cell office:value-type="float" office:value="44.6501701490022">
                <text:p>44.6501701490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723.54502138845">
                <text:p>3723.54502138845</text:p>
              </table:table-cell>
              <table:table-cell office:value-type="float" office:value="56.0459442882798">
                <text:p>56.0459442882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82.47361344215">
                <text:p>2682.47361344215</text:p>
              </table:table-cell>
              <table:table-cell office:value-type="float" office:value="62.6299638615922">
                <text:p>62.6299638615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27.97424892061">
                <text:p>2927.97424892061</text:p>
              </table:table-cell>
              <table:table-cell office:value-type="float" office:value="45.7673409998882">
                <text:p>45.7673409998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887.58415846916">
                <text:p>3887.58415846916</text:p>
              </table:table-cell>
              <table:table-cell office:value-type="float" office:value="63.196555185318">
                <text:p>63.196555185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10.77834186173">
                <text:p>4010.77834186173</text:p>
              </table:table-cell>
              <table:table-cell office:value-type="float" office:value="64.7400100372732">
                <text:p>64.7400100372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869.56995742191">
                <text:p>3869.56995742191</text:p>
              </table:table-cell>
              <table:table-cell office:value-type="float" office:value="58.7989745191298">
                <text:p>58.7989745191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632.3338527627">
                <text:p>3632.3338527627</text:p>
              </table:table-cell>
              <table:table-cell office:value-type="float" office:value="63.4818438930437">
                <text:p>63.4818438930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26.34765221812">
                <text:p>3026.34765221812</text:p>
              </table:table-cell>
              <table:table-cell office:value-type="float" office:value="52.6172265314497">
                <text:p>52.6172265314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835.9589111653">
                <text:p>3835.9589111653</text:p>
              </table:table-cell>
              <table:table-cell office:value-type="float" office:value="56.7896388841793">
                <text:p>56.7896388841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17.95873151535">
                <text:p>3017.95873151535</text:p>
              </table:table-cell>
              <table:table-cell office:value-type="float" office:value="59.4680348500143">
                <text:p>59.4680348500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148.95396820894">
                <text:p>3148.95396820894</text:p>
              </table:table-cell>
              <table:table-cell office:value-type="float" office:value="40.3595820160117">
                <text:p>40.3595820160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97.73948447141">
                <text:p>2897.73948447141</text:p>
              </table:table-cell>
              <table:table-cell office:value-type="float" office:value="59.1109520392957">
                <text:p>59.1109520392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09.4083285094">
                <text:p>1009.4083285094</text:p>
              </table:table-cell>
              <table:table-cell office:value-type="float" office:value="44.6926988664083">
                <text:p>44.6926988664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68.41455362558">
                <text:p>1868.41455362558</text:p>
              </table:table-cell>
              <table:table-cell office:value-type="float" office:value="30.7948153536768">
                <text:p>30.79481535367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54.51486445612">
                <text:p>2154.51486445612</text:p>
              </table:table-cell>
              <table:table-cell office:value-type="float" office:value="49.1164951702115">
                <text:p>49.1164951702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791.26105199528">
                <text:p>2791.26105199528</text:p>
              </table:table-cell>
              <table:table-cell office:value-type="float" office:value="47.9633688393049">
                <text:p>47.9633688393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04.44924795119">
                <text:p>3004.44924795119</text:p>
              </table:table-cell>
              <table:table-cell office:value-type="float" office:value="43.9611719954758">
                <text:p>43.9611719954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71.899097327419">
                <text:p>971.899097327419</text:p>
              </table:table-cell>
              <table:table-cell office:value-type="float" office:value="44.1106789671817">
                <text:p>44.1106789671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945.66073816867">
                <text:p>2945.66073816867</text:p>
              </table:table-cell>
              <table:table-cell office:value-type="float" office:value="41.7702330677771">
                <text:p>41.77023306777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200.29905854715">
                <text:p>3200.29905854715</text:p>
              </table:table-cell>
              <table:table-cell office:value-type="float" office:value="51.4590126353316">
                <text:p>51.4590126353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23.54686948978">
                <text:p>2023.54686948978</text:p>
              </table:table-cell>
              <table:table-cell office:value-type="float" office:value="50.6332791653345">
                <text:p>50.6332791653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71.30817300098">
                <text:p>1371.30817300098</text:p>
              </table:table-cell>
              <table:table-cell office:value-type="float" office:value="31.1087589941919">
                <text:p>31.10875899419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11.26158965464">
                <text:p>2111.26158965464</text:p>
              </table:table-cell>
              <table:table-cell office:value-type="float" office:value="50.2512413374148">
                <text:p>50.2512413374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79.48297762941">
                <text:p>2079.48297762941</text:p>
              </table:table-cell>
              <table:table-cell office:value-type="float" office:value="51.6113627166486">
                <text:p>51.6113627166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53.39276137274">
                <text:p>2353.39276137274</text:p>
              </table:table-cell>
              <table:table-cell office:value-type="float" office:value="50.7014347446617">
                <text:p>50.7014347446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400.7512878887">
                <text:p>3400.7512878887</text:p>
              </table:table-cell>
              <table:table-cell office:value-type="float" office:value="48.9575388763099">
                <text:p>48.9575388763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439.92909826178">
                <text:p>2439.92909826178</text:p>
              </table:table-cell>
              <table:table-cell office:value-type="float" office:value="41.8237774178386">
                <text:p>41.8237774178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766.43335958901">
                <text:p>2766.43335958901</text:p>
              </table:table-cell>
              <table:table-cell office:value-type="float" office:value="40.7324616887607">
                <text:p>40.7324616887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553.64280873254">
                <text:p>4553.64280873254</text:p>
              </table:table-cell>
              <table:table-cell office:value-type="float" office:value="43.5520812989213">
                <text:p>43.55208129892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801.95939349532">
                <text:p>2801.95939349532</text:p>
              </table:table-cell>
              <table:table-cell office:value-type="float" office:value="42.1840981389396">
                <text:p>42.18409813893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36.79725361033">
                <text:p>2036.79725361033</text:p>
              </table:table-cell>
              <table:table-cell office:value-type="float" office:value="56.0840261935256">
                <text:p>56.0840261935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14.29439976184">
                <text:p>1814.29439976184</text:p>
              </table:table-cell>
              <table:table-cell office:value-type="float" office:value="51.6275636771694">
                <text:p>51.6275636771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43.7537943375">
                <text:p>1443.7537943375</text:p>
              </table:table-cell>
              <table:table-cell office:value-type="float" office:value="48.0759160011831">
                <text:p>48.0759160011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54.67344704228">
                <text:p>954.67344704228</text:p>
              </table:table-cell>
              <table:table-cell office:value-type="float" office:value="38.2182026833762">
                <text:p>38.2182026833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25.299597999304">
                <text:p>525.299597999304</text:p>
              </table:table-cell>
              <table:table-cell office:value-type="float" office:value="52.0455464483238">
                <text:p>52.0455464483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82.97120805454">
                <text:p>2382.97120805454</text:p>
              </table:table-cell>
              <table:table-cell office:value-type="float" office:value="42.5979558388702">
                <text:p>42.59795583887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16.40291867521">
                <text:p>1316.40291867521</text:p>
              </table:table-cell>
              <table:table-cell office:value-type="float" office:value="36.7835008596303">
                <text:p>36.7835008596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14.55019593091">
                <text:p>2714.55019593091</text:p>
              </table:table-cell>
              <table:table-cell office:value-type="float" office:value="36.6126894460525">
                <text:p>36.6126894460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91.61087699011">
                <text:p>2891.61087699011</text:p>
              </table:table-cell>
              <table:table-cell office:value-type="float" office:value="46.3822715718764">
                <text:p>46.3822715718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283.49424143479">
                <text:p>2283.49424143479</text:p>
              </table:table-cell>
              <table:table-cell office:value-type="float" office:value="38.0131027491996">
                <text:p>38.0131027491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83.46549315446">
                <text:p>2883.46549315446</text:p>
              </table:table-cell>
              <table:table-cell office:value-type="float" office:value="43.6557298265398">
                <text:p>43.65572982653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26.78999839972">
                <text:p>2926.78999839972</text:p>
              </table:table-cell>
              <table:table-cell office:value-type="float" office:value="44.1793043039739">
                <text:p>44.1793043039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899.63586514322">
                <text:p>2899.63586514322</text:p>
              </table:table-cell>
              <table:table-cell office:value-type="float" office:value="37.8438594215084">
                <text:p>37.8438594215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26.99207964038">
                <text:p>2326.99207964038</text:p>
              </table:table-cell>
              <table:table-cell office:value-type="float" office:value="56.4790073019452">
                <text:p>56.4790073019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304.59666364138">
                <text:p>3304.59666364138</text:p>
              </table:table-cell>
              <table:table-cell office:value-type="float" office:value="46.8922189154663">
                <text:p>46.8922189154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55.65989661682">
                <text:p>2855.65989661682</text:p>
              </table:table-cell>
              <table:table-cell office:value-type="float" office:value="48.3904295625164">
                <text:p>48.39042956251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69.54755548567">
                <text:p>2469.54755548567</text:p>
              </table:table-cell>
              <table:table-cell office:value-type="float" office:value="56.1660980032292">
                <text:p>56.16609800322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302.04619386869">
                <text:p>2302.04619386869</text:p>
              </table:table-cell>
              <table:table-cell office:value-type="float" office:value="70.9839706455359">
                <text:p>70.98397064553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069.27917856425">
                <text:p>2069.27917856425</text:p>
              </table:table-cell>
              <table:table-cell office:value-type="float" office:value="53.3640284165741">
                <text:p>53.36402841657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314.28841106838">
                <text:p>3314.28841106838</text:p>
              </table:table-cell>
              <table:table-cell office:value-type="float" office:value="51.5793918168173">
                <text:p>51.5793918168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766.6050108778">
                <text:p>3766.6050108778</text:p>
              </table:table-cell>
              <table:table-cell office:value-type="float" office:value="51.7011866076382">
                <text:p>51.7011866076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309.76386718259">
                <text:p>2309.76386718259</text:p>
              </table:table-cell>
              <table:table-cell office:value-type="float" office:value="40.8992413500789">
                <text:p>40.8992413500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461.6825104">
                <text:p>2461.6825104</text:p>
              </table:table-cell>
              <table:table-cell office:value-type="float" office:value="60.6545578929129">
                <text:p>60.65455789291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178.30185175867">
                <text:p>4178.30185175867</text:p>
              </table:table-cell>
              <table:table-cell office:value-type="float" office:value="54.3072963139974">
                <text:p>54.3072963139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580.56346643153">
                <text:p>3580.56346643153</text:p>
              </table:table-cell>
              <table:table-cell office:value-type="float" office:value="49.9253513483796">
                <text:p>49.9253513483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072.15056021574">
                <text:p>4072.15056021574</text:p>
              </table:table-cell>
              <table:table-cell office:value-type="float" office:value="53.8560418155044">
                <text:p>53.85604181550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67.269922687608">
                <text:p>-167.269922687608</text:p>
              </table:table-cell>
              <table:table-cell office:value-type="float" office:value="59.7377452703891">
                <text:p>59.73774527038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3283.39796705365">
                <text:p>-3283.39796705365</text:p>
              </table:table-cell>
              <table:table-cell office:value-type="float" office:value="42.6880889763242">
                <text:p>42.6880889763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383.044251800123">
                <text:p>-383.044251800123</text:p>
              </table:table-cell>
              <table:table-cell office:value-type="float" office:value="51.5505780617474">
                <text:p>51.5505780617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71.31162797438">
                <text:p>1371.31162797438</text:p>
              </table:table-cell>
              <table:table-cell office:value-type="float" office:value="56.4967534613795">
                <text:p>56.4967534613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3951.55774070166">
                <text:p>-3951.55774070166</text:p>
              </table:table-cell>
              <table:table-cell office:value-type="float" office:value="45.0723580097604">
                <text:p>45.0723580097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423.13801141169">
                <text:p>-1423.13801141169</text:p>
              </table:table-cell>
              <table:table-cell office:value-type="float" office:value="37.5744282375555">
                <text:p>37.57442823755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56.6771622668536">
                <text:p>-56.6771622668536</text:p>
              </table:table-cell>
              <table:table-cell office:value-type="float" office:value="38.3346381746465">
                <text:p>38.3346381746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19.03862955341">
                <text:p>1219.03862955341</text:p>
              </table:table-cell>
              <table:table-cell office:value-type="float" office:value="49.670970787946">
                <text:p>49.670970787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65.481755020516">
                <text:p>965.481755020516</text:p>
              </table:table-cell>
              <table:table-cell office:value-type="float" office:value="31.7070383018348">
                <text:p>31.7070383018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94.29861618659">
                <text:p>1294.29861618659</text:p>
              </table:table-cell>
              <table:table-cell office:value-type="float" office:value="31.648531346838">
                <text:p>31.6485313468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444.10314289152">
                <text:p>2444.10314289152</text:p>
              </table:table-cell>
              <table:table-cell office:value-type="float" office:value="55.3310265349224">
                <text:p>55.3310265349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76.67603956866">
                <text:p>1076.67603956866</text:p>
              </table:table-cell>
              <table:table-cell office:value-type="float" office:value="36.598148112651">
                <text:p>36.5981481126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16.60673287227">
                <text:p>1416.60673287227</text:p>
              </table:table-cell>
              <table:table-cell office:value-type="float" office:value="50.4151086879137">
                <text:p>50.4151086879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91.95088261679">
                <text:p>1291.95088261679</text:p>
              </table:table-cell>
              <table:table-cell office:value-type="float" office:value="57.4806903481482">
                <text:p>57.4806903481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624.97708139099">
                <text:p>1624.97708139099</text:p>
              </table:table-cell>
              <table:table-cell office:value-type="float" office:value="36.5204560314771">
                <text:p>36.5204560314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614.44309011165">
                <text:p>2614.44309011165</text:p>
              </table:table-cell>
              <table:table-cell office:value-type="float" office:value="37.5546738410369">
                <text:p>37.5546738410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0.035736246817">
                <text:p>220.035736246817</text:p>
              </table:table-cell>
              <table:table-cell office:value-type="float" office:value="33.4227167110541">
                <text:p>33.4227167110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09.03382988008">
                <text:p>2109.03382988008</text:p>
              </table:table-cell>
              <table:table-cell office:value-type="float" office:value="33.5214076007482">
                <text:p>33.5214076007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88.605015924275">
                <text:p>288.605015924275</text:p>
              </table:table-cell>
              <table:table-cell office:value-type="float" office:value="28.8504720147">
                <text:p>28.8504720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53.26618836032">
                <text:p>1253.26618836032</text:p>
              </table:table-cell>
              <table:table-cell office:value-type="float" office:value="45.8222461453174">
                <text:p>45.8222461453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602.66967994108">
                <text:p>2602.66967994108</text:p>
              </table:table-cell>
              <table:table-cell office:value-type="float" office:value="40.7947745260318">
                <text:p>40.7947745260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906.30376444709">
                <text:p>2906.30376444709</text:p>
              </table:table-cell>
              <table:table-cell office:value-type="float" office:value="35.5340109981597">
                <text:p>35.53401099815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911.15313204639">
                <text:p>1911.15313204639</text:p>
              </table:table-cell>
              <table:table-cell office:value-type="float" office:value="52.5013383601792">
                <text:p>52.50133836017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69.72755614262">
                <text:p>2269.72755614262</text:p>
              </table:table-cell>
              <table:table-cell office:value-type="float" office:value="37.9669892476406">
                <text:p>37.9669892476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973.66530196052">
                <text:p>1973.66530196052</text:p>
              </table:table-cell>
              <table:table-cell office:value-type="float" office:value="46.2684009186924">
                <text:p>46.26840091869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790.53268588751">
                <text:p>2790.53268588751</text:p>
              </table:table-cell>
              <table:table-cell office:value-type="float" office:value="38.9992890408729">
                <text:p>38.9992890408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674.95603136863">
                <text:p>2674.95603136863</text:p>
              </table:table-cell>
              <table:table-cell office:value-type="float" office:value="48.7397668837105">
                <text:p>48.7397668837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161.40073890192">
                <text:p>3161.40073890192</text:p>
              </table:table-cell>
              <table:table-cell office:value-type="float" office:value="41.4318517747337">
                <text:p>41.4318517747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093.80901516819">
                <text:p>3093.80901516819</text:p>
              </table:table-cell>
              <table:table-cell office:value-type="float" office:value="44.5578515490983">
                <text:p>44.55785154909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586.89543744321">
                <text:p>2586.89543744321</text:p>
              </table:table-cell>
              <table:table-cell office:value-type="float" office:value="46.3513752444648">
                <text:p>46.35137524446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70.633212593087">
                <text:p>570.633212593087</text:p>
              </table:table-cell>
              <table:table-cell office:value-type="float" office:value="39.9895040427567">
                <text:p>39.98950404275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405.91095082845">
                <text:p>2405.91095082845</text:p>
              </table:table-cell>
              <table:table-cell office:value-type="float" office:value="40.334101722855">
                <text:p>40.334101722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592.04435742667">
                <text:p>3592.04435742667</text:p>
              </table:table-cell>
              <table:table-cell office:value-type="float" office:value="41.543193504866">
                <text:p>41.543193504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612.15686544175">
                <text:p>2612.15686544175</text:p>
              </table:table-cell>
              <table:table-cell office:value-type="float" office:value="41.9635547098704">
                <text:p>41.96355470987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07.13448275489">
                <text:p>1407.13448275489</text:p>
              </table:table-cell>
              <table:table-cell office:value-type="float" office:value="39.940133797843">
                <text:p>39.940133797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54.59585141274">
                <text:p>1354.59585141274</text:p>
              </table:table-cell>
              <table:table-cell office:value-type="float" office:value="37.6151786235977">
                <text:p>37.61517862359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430.61168999858">
                <text:p>1430.61168999858</text:p>
              </table:table-cell>
              <table:table-cell office:value-type="float" office:value="36.3071533317213">
                <text:p>36.3071533317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685.35877178767">
                <text:p>2685.35877178767</text:p>
              </table:table-cell>
              <table:table-cell office:value-type="float" office:value="31.0568890022209">
                <text:p>31.0568890022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14.39143357566">
                <text:p>2714.39143357566</text:p>
              </table:table-cell>
              <table:table-cell office:value-type="float" office:value="35.6260344786104">
                <text:p>35.626034478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260.05090176606">
                <text:p>3260.05090176606</text:p>
              </table:table-cell>
              <table:table-cell office:value-type="float" office:value="45.5975190151483">
                <text:p>45.59751901514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10.01585395052">
                <text:p>2410.01585395052</text:p>
              </table:table-cell>
              <table:table-cell office:value-type="float" office:value="39.114192357217">
                <text:p>39.114192357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768.82583765022">
                <text:p>1768.82583765022</text:p>
              </table:table-cell>
              <table:table-cell office:value-type="float" office:value="42.953769512428">
                <text:p>42.953769512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835.80090547592">
                <text:p>1835.80090547592</text:p>
              </table:table-cell>
              <table:table-cell office:value-type="float" office:value="52.64052576283">
                <text:p>52.64052576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05.18107813991">
                <text:p>1705.18107813991</text:p>
              </table:table-cell>
              <table:table-cell office:value-type="float" office:value="38.7079395671491">
                <text:p>38.70793956714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51.34356073884">
                <text:p>1151.34356073884</text:p>
              </table:table-cell>
              <table:table-cell office:value-type="float" office:value="45.3215198078658">
                <text:p>45.32151980786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16.0173630724">
                <text:p>1116.0173630724</text:p>
              </table:table-cell>
              <table:table-cell office:value-type="float" office:value="42.8125431732274">
                <text:p>42.81254317322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216.3203721356">
                <text:p>2216.3203721356</text:p>
              </table:table-cell>
              <table:table-cell office:value-type="float" office:value="53.9737953717354">
                <text:p>53.97379537173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15.59275661062">
                <text:p>1615.59275661062</text:p>
              </table:table-cell>
              <table:table-cell office:value-type="float" office:value="38.6725996108493">
                <text:p>38.67259961084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86.61391596174">
                <text:p>1286.61391596174</text:p>
              </table:table-cell>
              <table:table-cell office:value-type="float" office:value="43.6239300665678">
                <text:p>43.6239300665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99.4523314514">
                <text:p>899.4523314514</text:p>
              </table:table-cell>
              <table:table-cell office:value-type="float" office:value="46.4313287591794">
                <text:p>46.4313287591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33.16195456297">
                <text:p>1233.16195456297</text:p>
              </table:table-cell>
              <table:table-cell office:value-type="float" office:value="34.8301473656204">
                <text:p>34.8301473656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74.2108595259">
                <text:p>1474.2108595259</text:p>
              </table:table-cell>
              <table:table-cell office:value-type="float" office:value="36.1646058668382">
                <text:p>36.16460586683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049.93815488119">
                <text:p>2049.93815488119</text:p>
              </table:table-cell>
              <table:table-cell office:value-type="float" office:value="38.2534590773284">
                <text:p>38.25345907732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41.61663311106">
                <text:p>1441.61663311106</text:p>
              </table:table-cell>
              <table:table-cell office:value-type="float" office:value="41.1142970290849">
                <text:p>41.11429702908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607.40713977851">
                <text:p>3607.40713977851</text:p>
              </table:table-cell>
              <table:table-cell office:value-type="float" office:value="51.1121005679481">
                <text:p>51.1121005679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61.90158567076">
                <text:p>2361.90158567076</text:p>
              </table:table-cell>
              <table:table-cell office:value-type="float" office:value="51.8252548020333">
                <text:p>51.8252548020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98.4560876794">
                <text:p>2198.4560876794</text:p>
              </table:table-cell>
              <table:table-cell office:value-type="float" office:value="41.6700748822653">
                <text:p>41.67007488226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450.47560035116">
                <text:p>2450.47560035116</text:p>
              </table:table-cell>
              <table:table-cell office:value-type="float" office:value="50.7269444999286">
                <text:p>50.7269444999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26.48126605879">
                <text:p>1726.48126605879</text:p>
              </table:table-cell>
              <table:table-cell office:value-type="float" office:value="42.1653644868055">
                <text:p>42.1653644868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64.059144461635">
                <text:p>464.059144461635</text:p>
              </table:table-cell>
              <table:table-cell office:value-type="float" office:value="46.3609174597543">
                <text:p>46.36091745975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5.31086460911">
                <text:p>1415.31086460911</text:p>
              </table:table-cell>
              <table:table-cell office:value-type="float" office:value="51.8433480595703">
                <text:p>51.84334805957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581.14686968044">
                <text:p>2581.14686968044</text:p>
              </table:table-cell>
              <table:table-cell office:value-type="float" office:value="49.210070789419">
                <text:p>49.210070789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64.78142588961">
                <text:p>1364.78142588961</text:p>
              </table:table-cell>
              <table:table-cell office:value-type="float" office:value="42.245561326458">
                <text:p>42.245561326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01.27977802183">
                <text:p>1001.27977802183</text:p>
              </table:table-cell>
              <table:table-cell office:value-type="float" office:value="48.068256229162">
                <text:p>48.068256229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94.637606941">
                <text:p>2194.637606941</text:p>
              </table:table-cell>
              <table:table-cell office:value-type="float" office:value="35.0036160298157">
                <text:p>35.00361602981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13.17069891112">
                <text:p>1013.17069891112</text:p>
              </table:table-cell>
              <table:table-cell office:value-type="float" office:value="38.3888057349949">
                <text:p>38.3888057349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584.46903314218">
                <text:p>1584.46903314218</text:p>
              </table:table-cell>
              <table:table-cell office:value-type="float" office:value="48.4845188558101">
                <text:p>48.4845188558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89.41415240368">
                <text:p>1289.41415240368</text:p>
              </table:table-cell>
              <table:table-cell office:value-type="float" office:value="45.9023974845186">
                <text:p>45.9023974845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28.34129070867">
                <text:p>1128.34129070867</text:p>
              </table:table-cell>
              <table:table-cell office:value-type="float" office:value="49.5104836167536">
                <text:p>49.5104836167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10.12691068758">
                <text:p>1610.12691068758</text:p>
              </table:table-cell>
              <table:table-cell office:value-type="float" office:value="46.5237559116912">
                <text:p>46.52375591169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05.174528347349">
                <text:p>705.174528347349</text:p>
              </table:table-cell>
              <table:table-cell office:value-type="float" office:value="39.2765003975015">
                <text:p>39.2765003975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602.06569598488">
                <text:p>2602.06569598488</text:p>
              </table:table-cell>
              <table:table-cell office:value-type="float" office:value="35.1572380908299">
                <text:p>35.15723809082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35.63735430689">
                <text:p>1235.63735430689</text:p>
              </table:table-cell>
              <table:table-cell office:value-type="float" office:value="33.8289380302769">
                <text:p>33.82893803027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1.29608916386">
                <text:p>1541.29608916386</text:p>
              </table:table-cell>
              <table:table-cell office:value-type="float" office:value="35.4255840569036">
                <text:p>35.4255840569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33.675330173665">
                <text:p>533.675330173665</text:p>
              </table:table-cell>
              <table:table-cell office:value-type="float" office:value="34.0570529610385">
                <text:p>34.05705296103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10.45170332215">
                <text:p>1210.45170332215</text:p>
              </table:table-cell>
              <table:table-cell office:value-type="float" office:value="33.5160019306001">
                <text:p>33.5160019306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44.09442901837">
                <text:p>1344.09442901837</text:p>
              </table:table-cell>
              <table:table-cell office:value-type="float" office:value="42.0838773485041">
                <text:p>42.0838773485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86.16060703523">
                <text:p>1186.16060703523</text:p>
              </table:table-cell>
              <table:table-cell office:value-type="float" office:value="35.2827353050699">
                <text:p>35.2827353050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402.9331661196">
                <text:p>1402.9331661196</text:p>
              </table:table-cell>
              <table:table-cell office:value-type="float" office:value="55.0392160678051">
                <text:p>55.03921606780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230.81668266746">
                <text:p>2230.81668266746</text:p>
              </table:table-cell>
              <table:table-cell office:value-type="float" office:value="45.7524241551523">
                <text:p>45.75242415515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59.4162743924">
                <text:p>1959.4162743924</text:p>
              </table:table-cell>
              <table:table-cell office:value-type="float" office:value="44.5622348917183">
                <text:p>44.562234891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016.80726638605">
                <text:p>2016.80726638605</text:p>
              </table:table-cell>
              <table:table-cell office:value-type="float" office:value="36.3762062865774">
                <text:p>36.37620628657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461.39574056183">
                <text:p>2461.39574056183</text:p>
              </table:table-cell>
              <table:table-cell office:value-type="float" office:value="39.769307997101">
                <text:p>39.769307997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5.45825191995">
                <text:p>2775.45825191995</text:p>
              </table:table-cell>
              <table:table-cell office:value-type="float" office:value="42.2533510849347">
                <text:p>42.25335108493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323.15184996955">
                <text:p>3323.15184996955</text:p>
              </table:table-cell>
              <table:table-cell office:value-type="float" office:value="57.4398040303959">
                <text:p>57.43980403039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8.99162929398">
                <text:p>2708.99162929398</text:p>
              </table:table-cell>
              <table:table-cell office:value-type="float" office:value="50.9803250306636">
                <text:p>50.9803250306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524.96939598655">
                <text:p>2524.96939598655</text:p>
              </table:table-cell>
              <table:table-cell office:value-type="float" office:value="46.5408477497522">
                <text:p>46.5408477497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959.65112037039">
                <text:p>1959.65112037039</text:p>
              </table:table-cell>
              <table:table-cell office:value-type="float" office:value="37.3145955366082">
                <text:p>37.31459553660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68.955487664421">
                <text:p>568.955487664421</text:p>
              </table:table-cell>
              <table:table-cell office:value-type="float" office:value="36.1123713032341">
                <text:p>36.11237130323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512.49479271351">
                <text:p>1512.49479271351</text:p>
              </table:table-cell>
              <table:table-cell office:value-type="float" office:value="28.0080380999948">
                <text:p>28.00803809999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78.15235099265">
                <text:p>1778.15235099265</text:p>
              </table:table-cell>
              <table:table-cell office:value-type="float" office:value="37.0031135935803">
                <text:p>37.0031135935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408.44970876656">
                <text:p>2408.44970876656</text:p>
              </table:table-cell>
              <table:table-cell office:value-type="float" office:value="48.7192075018538">
                <text:p>48.71920750185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534.32722262553">
                <text:p>2534.32722262553</text:p>
              </table:table-cell>
              <table:table-cell office:value-type="float" office:value="43.6993427538544">
                <text:p>43.69934275385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026.5757941937">
                <text:p>2026.5757941937</text:p>
              </table:table-cell>
              <table:table-cell office:value-type="float" office:value="38.7729787671473">
                <text:p>38.77297876714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41.812222425617">
                <text:p>341.812222425617</text:p>
              </table:table-cell>
              <table:table-cell office:value-type="float" office:value="39.4561874180334">
                <text:p>39.4561874180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202.565515905707">
                <text:p>-202.565515905707</text:p>
              </table:table-cell>
              <table:table-cell office:value-type="float" office:value="28.7973033874063">
                <text:p>28.79730338740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43.891284262255">
                <text:p>443.891284262255</text:p>
              </table:table-cell>
              <table:table-cell office:value-type="float" office:value="17.5769520344096">
                <text:p>17.57695203440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42.40823719978">
                <text:p>2142.40823719978</text:p>
              </table:table-cell>
              <table:table-cell office:value-type="float" office:value="30.0417107912247">
                <text:p>30.0417107912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479.48124391891">
                <text:p>2479.48124391891</text:p>
              </table:table-cell>
              <table:table-cell office:value-type="float" office:value="34.5689573032083">
                <text:p>34.5689573032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082.02818094633">
                <text:p>2082.02818094633</text:p>
              </table:table-cell>
              <table:table-cell office:value-type="float" office:value="42.8234376573702">
                <text:p>42.82343765737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303.43872239786">
                <text:p>2303.43872239786</text:p>
              </table:table-cell>
              <table:table-cell office:value-type="float" office:value="40.3389856991358">
                <text:p>40.33898569913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608.2741444682">
                <text:p>1608.2741444682</text:p>
              </table:table-cell>
              <table:table-cell office:value-type="float" office:value="42.2407589158277">
                <text:p>42.2407589158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10.31759615155">
                <text:p>1110.31759615155</text:p>
              </table:table-cell>
              <table:table-cell office:value-type="float" office:value="44.8188508224208">
                <text:p>44.8188508224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655.60522302994">
                <text:p>1655.60522302994</text:p>
              </table:table-cell>
              <table:table-cell office:value-type="float" office:value="37.8762768863933">
                <text:p>37.87627688639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455.07945713053">
                <text:p>1455.07945713053</text:p>
              </table:table-cell>
              <table:table-cell office:value-type="float" office:value="35.5631327496377">
                <text:p>35.56313274963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405.44554496607">
                <text:p>1405.44554496607</text:p>
              </table:table-cell>
              <table:table-cell office:value-type="float" office:value="37.2391760231694">
                <text:p>37.23917602316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809.59203026706">
                <text:p>2809.59203026706</text:p>
              </table:table-cell>
              <table:table-cell office:value-type="float" office:value="48.9218634792603">
                <text:p>48.92186347926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44.10510828029">
                <text:p>1944.10510828029</text:p>
              </table:table-cell>
              <table:table-cell office:value-type="float" office:value="41.6508734489092">
                <text:p>41.65087344890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42.742965620836">
                <text:p>842.742965620836</text:p>
              </table:table-cell>
              <table:table-cell office:value-type="float" office:value="45.1804074996151">
                <text:p>45.1804074996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17.07203114233">
                <text:p>517.07203114233</text:p>
              </table:table-cell>
              <table:table-cell office:value-type="float" office:value="41.8403287882568">
                <text:p>41.84032878825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642.7939836441">
                <text:p>2642.7939836441</text:p>
              </table:table-cell>
              <table:table-cell office:value-type="float" office:value="39.5601981628687">
                <text:p>39.56019816286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296.68862454337">
                <text:p>2296.68862454337</text:p>
              </table:table-cell>
              <table:table-cell office:value-type="float" office:value="30.8461901642149">
                <text:p>30.84619016421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61.628096704945">
                <text:p>761.628096704945</text:p>
              </table:table-cell>
              <table:table-cell office:value-type="float" office:value="28.0198853368638">
                <text:p>28.0198853368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15.40307998552">
                <text:p>1715.40307998552</text:p>
              </table:table-cell>
              <table:table-cell office:value-type="float" office:value="43.327503456222">
                <text:p>43.327503456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56.427997059316">
                <text:p>756.427997059316</text:p>
              </table:table-cell>
              <table:table-cell office:value-type="float" office:value="37.4372568384977">
                <text:p>37.43725683849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445.69768594088">
                <text:p>2445.69768594088</text:p>
              </table:table-cell>
              <table:table-cell office:value-type="float" office:value="33.5856360179196">
                <text:p>33.58563601791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102.6009764805">
                <text:p>2102.6009764805</text:p>
              </table:table-cell>
              <table:table-cell office:value-type="float" office:value="29.7656929864083">
                <text:p>29.76569298640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680.10477983608">
                <text:p>1680.10477983608</text:p>
              </table:table-cell>
              <table:table-cell office:value-type="float" office:value="32.3669074170641">
                <text:p>32.36690741706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61.34759893362">
                <text:p>1961.34759893362</text:p>
              </table:table-cell>
              <table:table-cell office:value-type="float" office:value="41.7281596661313">
                <text:p>41.72815966613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37.52065288965">
                <text:p>2037.52065288965</text:p>
              </table:table-cell>
              <table:table-cell office:value-type="float" office:value="32.421909978846">
                <text:p>32.421909978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444.10011587588">
                <text:p>2444.10011587588</text:p>
              </table:table-cell>
              <table:table-cell office:value-type="float" office:value="35.806011880003">
                <text:p>35.8060118800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201.79719935619">
                <text:p>3201.79719935619</text:p>
              </table:table-cell>
              <table:table-cell office:value-type="float" office:value="38.9059680407168">
                <text:p>38.90596804071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48.4409120134">
                <text:p>1348.4409120134</text:p>
              </table:table-cell>
              <table:table-cell office:value-type="float" office:value="51.5297649937216">
                <text:p>51.52976499372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24.18610865039">
                <text:p>1724.18610865039</text:p>
              </table:table-cell>
              <table:table-cell office:value-type="float" office:value="37.8018112108111">
                <text:p>37.80181121081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417.03567920966">
                <text:p>1417.03567920966</text:p>
              </table:table-cell>
              <table:table-cell office:value-type="float" office:value="37.5767000628401">
                <text:p>37.57670006284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6.2229020712326">
                <text:p>66.2229020712326</text:p>
              </table:table-cell>
              <table:table-cell office:value-type="float" office:value="41.8688242716249">
                <text:p>41.8688242716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58.3689541173378">
                <text:p>-58.3689541173378</text:p>
              </table:table-cell>
              <table:table-cell office:value-type="float" office:value="20.6393237780023">
                <text:p>20.63932377800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65.990958843804">
                <text:p>165.990958843804</text:p>
              </table:table-cell>
              <table:table-cell office:value-type="float" office:value="26.6555983460857">
                <text:p>26.65559834608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83.306970330014">
                <text:p>183.306970330014</text:p>
              </table:table-cell>
              <table:table-cell office:value-type="float" office:value="23.3003948455094">
                <text:p>23.30039484550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43.390864834487">
                <text:p>943.390864834487</text:p>
              </table:table-cell>
              <table:table-cell office:value-type="float" office:value="26.6257369313389">
                <text:p>26.62573693133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309.33872707817">
                <text:p>1309.33872707817</text:p>
              </table:table-cell>
              <table:table-cell office:value-type="float" office:value="20.7231939296529">
                <text:p>20.72319392965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516.56675630927">
                <text:p>3516.56675630927</text:p>
              </table:table-cell>
              <table:table-cell office:value-type="float" office:value="25.2390716987197">
                <text:p>25.23907169871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82.791883781197">
                <text:p>282.791883781197</text:p>
              </table:table-cell>
              <table:table-cell office:value-type="float" office:value="27.4522360443836">
                <text:p>27.45223604438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35.713086444643">
                <text:p>935.713086444643</text:p>
              </table:table-cell>
              <table:table-cell office:value-type="float" office:value="27.0142592783436">
                <text:p>27.01425927834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868.64426672405">
                <text:p>1868.64426672405</text:p>
              </table:table-cell>
              <table:table-cell office:value-type="float" office:value="38.6551206480711">
                <text:p>38.65512064807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4.7496603779242">
                <text:p>94.7496603779242</text:p>
              </table:table-cell>
              <table:table-cell office:value-type="float" office:value="31.8113936384208">
                <text:p>31.81139363842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051.25398373736">
                <text:p>2051.25398373736</text:p>
              </table:table-cell>
              <table:table-cell office:value-type="float" office:value="30.2326984579443">
                <text:p>30.23269845794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03.72808324154">
                <text:p>1203.72808324154</text:p>
              </table:table-cell>
              <table:table-cell office:value-type="float" office:value="19.5004776312154">
                <text:p>19.50047763121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88.83264605925">
                <text:p>1388.83264605925</text:p>
              </table:table-cell>
              <table:table-cell office:value-type="float" office:value="28.0429042500676">
                <text:p>28.04290425006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62.797668446495">
                <text:p>762.797668446495</text:p>
              </table:table-cell>
              <table:table-cell office:value-type="float" office:value="23.9707668893272">
                <text:p>23.97076688932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68.604093768102">
                <text:p>768.604093768102</text:p>
              </table:table-cell>
              <table:table-cell office:value-type="float" office:value="28.4174961508951">
                <text:p>28.41749615089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849.707796106502">
                <text:p>-849.707796106502</text:p>
              </table:table-cell>
              <table:table-cell office:value-type="float" office:value="23.6391291073291">
                <text:p>23.6391291073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10.709404842189">
                <text:p>510.709404842189</text:p>
              </table:table-cell>
              <table:table-cell office:value-type="float" office:value="30.3711561876116">
                <text:p>30.3711561876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324.577832194735">
                <text:p>-324.577832194735</text:p>
              </table:table-cell>
              <table:table-cell office:value-type="float" office:value="26.4201441911398">
                <text:p>26.42014419113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92.771545284702">
                <text:p>592.771545284702</text:p>
              </table:table-cell>
              <table:table-cell office:value-type="float" office:value="22.8114180132688">
                <text:p>22.81141801326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01.073854640457">
                <text:p>501.073854640457</text:p>
              </table:table-cell>
              <table:table-cell office:value-type="float" office:value="27.4798950272962">
                <text:p>27.4798950272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236.12960510778">
                <text:p>1236.12960510778</text:p>
              </table:table-cell>
              <table:table-cell office:value-type="float" office:value="26.4744464308722">
                <text:p>26.47444643087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507.28610363326">
                <text:p>2507.28610363326</text:p>
              </table:table-cell>
              <table:table-cell office:value-type="float" office:value="31.1536902819062">
                <text:p>31.1536902819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404.16611922818">
                <text:p>1404.16611922818</text:p>
              </table:table-cell>
              <table:table-cell office:value-type="float" office:value="32.4755587381834">
                <text:p>32.47555873818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246.04452785556">
                <text:p>2246.04452785556</text:p>
              </table:table-cell>
              <table:table-cell office:value-type="float" office:value="28.5818603317835">
                <text:p>28.5818603317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41.55065885582">
                <text:p>1741.55065885582</text:p>
              </table:table-cell>
              <table:table-cell office:value-type="float" office:value="33.7223044637125">
                <text:p>33.7223044637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46.45475565628">
                <text:p>746.45475565628</text:p>
              </table:table-cell>
              <table:table-cell office:value-type="float" office:value="25.0597458785517">
                <text:p>25.05974587855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217.62784941026">
                <text:p>2217.62784941026</text:p>
              </table:table-cell>
              <table:table-cell office:value-type="float" office:value="26.5138083405676">
                <text:p>26.51380834056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45.716205505429">
                <text:p>345.716205505429</text:p>
              </table:table-cell>
              <table:table-cell office:value-type="float" office:value="22.5240828349255">
                <text:p>22.5240828349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97.783882373003">
                <text:p>697.783882373003</text:p>
              </table:table-cell>
              <table:table-cell office:value-type="float" office:value="28.556393698824">
                <text:p>28.5563936988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11.158189515279">
                <text:p>911.158189515279</text:p>
              </table:table-cell>
              <table:table-cell office:value-type="float" office:value="33.0010454056785">
                <text:p>33.0010454056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4.8584047121515">
                <text:p>54.8584047121515</text:p>
              </table:table-cell>
              <table:table-cell office:value-type="float" office:value="27.6985996789531">
                <text:p>27.69859967895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608.2108362548">
                <text:p>1608.2108362548</text:p>
              </table:table-cell>
              <table:table-cell office:value-type="float" office:value="32.6937555121958">
                <text:p>32.69375551219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276.40548487906">
                <text:p>1276.40548487906</text:p>
              </table:table-cell>
              <table:table-cell office:value-type="float" office:value="31.3240687547718">
                <text:p>31.32406875477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307.51505162706">
                <text:p>1307.51505162706</text:p>
              </table:table-cell>
              <table:table-cell office:value-type="float" office:value="28.0379243385512">
                <text:p>28.03792433855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59.59881191363">
                <text:p>1059.59881191363</text:p>
              </table:table-cell>
              <table:table-cell office:value-type="float" office:value="25.7399902302306">
                <text:p>25.7399902302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61.65779851435">
                <text:p>1961.65779851435</text:p>
              </table:table-cell>
              <table:table-cell office:value-type="float" office:value="28.7603458469209">
                <text:p>28.76034584692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37.27169885193">
                <text:p>2337.27169885193</text:p>
              </table:table-cell>
              <table:table-cell office:value-type="float" office:value="38.1139707508497">
                <text:p>38.11397075084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98.92546653324">
                <text:p>1198.92546653324</text:p>
              </table:table-cell>
              <table:table-cell office:value-type="float" office:value="20.7630673498265">
                <text:p>20.76306734982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619.00140405803">
                <text:p>2619.00140405803</text:p>
              </table:table-cell>
              <table:table-cell office:value-type="float" office:value="25.3181503104279">
                <text:p>25.31815031042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364.00263656152">
                <text:p>1364.00263656152</text:p>
              </table:table-cell>
              <table:table-cell office:value-type="float" office:value="32.5239688156637">
                <text:p>32.52396881566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219.46945027002">
                <text:p>2219.46945027002</text:p>
              </table:table-cell>
              <table:table-cell office:value-type="float" office:value="28.6741518102585">
                <text:p>28.67415181025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115.89665146257">
                <text:p>2115.89665146257</text:p>
              </table:table-cell>
              <table:table-cell office:value-type="float" office:value="26.8311242170399">
                <text:p>26.83112421703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22.89805894861">
                <text:p>1922.89805894861</text:p>
              </table:table-cell>
              <table:table-cell office:value-type="float" office:value="18.8048603867065">
                <text:p>18.80486038670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870.86217151628">
                <text:p>2870.86217151628</text:p>
              </table:table-cell>
              <table:table-cell office:value-type="float" office:value="26.3424661478144">
                <text:p>26.34246614781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750.865425602">
                <text:p>2750.865425602</text:p>
              </table:table-cell>
              <table:table-cell office:value-type="float" office:value="33.6831700374954">
                <text:p>33.68317003749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80.49194791997">
                <text:p>2580.49194791997</text:p>
              </table:table-cell>
              <table:table-cell office:value-type="float" office:value="27.7448476701392">
                <text:p>27.74484767013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470.15949726625">
                <text:p>2470.15949726625</text:p>
              </table:table-cell>
              <table:table-cell office:value-type="float" office:value="17.9258876475272">
                <text:p>17.92588764752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024.13115367031">
                <text:p>2024.13115367031</text:p>
              </table:table-cell>
              <table:table-cell office:value-type="float" office:value="21.5580611359328">
                <text:p>21.55806113593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05.614171951005">
                <text:p>905.614171951005</text:p>
              </table:table-cell>
              <table:table-cell office:value-type="float" office:value="19.0963227743778">
                <text:p>19.09632277437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572.10914300818">
                <text:p>1572.10914300818</text:p>
              </table:table-cell>
              <table:table-cell office:value-type="float" office:value="17.4555604653985">
                <text:p>17.45556046539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560.75280826843">
                <text:p>2560.75280826843</text:p>
              </table:table-cell>
              <table:table-cell office:value-type="float" office:value="22.0259487928822">
                <text:p>22.0259487928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7.36239749093">
                <text:p>2587.36239749093</text:p>
              </table:table-cell>
              <table:table-cell office:value-type="float" office:value="31.2890684532467">
                <text:p>31.28906845324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837.98302251636">
                <text:p>2837.98302251636</text:p>
              </table:table-cell>
              <table:table-cell office:value-type="float" office:value="29.8846612506197">
                <text:p>29.88466125061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194.85120212878">
                <text:p>2194.85120212878</text:p>
              </table:table-cell>
              <table:table-cell office:value-type="float" office:value="26.6606667269837">
                <text:p>26.66066672698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65.47519408612">
                <text:p>2665.47519408612</text:p>
              </table:table-cell>
              <table:table-cell office:value-type="float" office:value="21.8264452501667">
                <text:p>21.8264452501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704.25315508461">
                <text:p>2704.25315508461</text:p>
              </table:table-cell>
              <table:table-cell office:value-type="float" office:value="21.6452791521384">
                <text:p>21.64527915213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892.24334461879">
                <text:p>1892.24334461879</text:p>
              </table:table-cell>
              <table:table-cell office:value-type="float" office:value="20.8802979902771">
                <text:p>20.88029799027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794.60207674005">
                <text:p>1794.60207674005</text:p>
              </table:table-cell>
              <table:table-cell office:value-type="float" office:value="21.1635167543369">
                <text:p>21.16351675433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085.46969394234">
                <text:p>3085.46969394234</text:p>
              </table:table-cell>
              <table:table-cell office:value-type="float" office:value="23.5116589442244">
                <text:p>23.51165894422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001.75459883637">
                <text:p>2001.75459883637</text:p>
              </table:table-cell>
              <table:table-cell office:value-type="float" office:value="24.4794500602642">
                <text:p>24.47945006026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058.08514891521">
                <text:p>2058.08514891521</text:p>
              </table:table-cell>
              <table:table-cell office:value-type="float" office:value="24.8835236269049">
                <text:p>24.88352362690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841.56846163212">
                <text:p>1841.56846163212</text:p>
              </table:table-cell>
              <table:table-cell office:value-type="float" office:value="29.0048822900163">
                <text:p>29.00488229001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518.76247965138">
                <text:p>2518.76247965138</text:p>
              </table:table-cell>
              <table:table-cell office:value-type="float" office:value="25.3549197079614">
                <text:p>25.35491970796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974.78272868162">
                <text:p>2974.78272868162</text:p>
              </table:table-cell>
              <table:table-cell office:value-type="float" office:value="23.4620760224643">
                <text:p>23.46207602246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893.7739738544">
                <text:p>1893.7739738544</text:p>
              </table:table-cell>
              <table:table-cell office:value-type="float" office:value="32.5099141067592">
                <text:p>32.50991410675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108.25623999577">
                <text:p>2108.25623999577</text:p>
              </table:table-cell>
              <table:table-cell office:value-type="float" office:value="26.5541702320566">
                <text:p>26.55417023205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427.05080896472">
                <text:p>2427.05080896472</text:p>
              </table:table-cell>
              <table:table-cell office:value-type="float" office:value="24.3500046544476">
                <text:p>24.35000465444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88.86896986597">
                <text:p>1088.86896986597</text:p>
              </table:table-cell>
              <table:table-cell office:value-type="float" office:value="36.6168408890255">
                <text:p>36.61684088902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97.409518966091">
                <text:p>497.409518966091</text:p>
              </table:table-cell>
              <table:table-cell office:value-type="float" office:value="24.7567241218567">
                <text:p>24.75672412185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83.62361225046">
                <text:p>1483.62361225046</text:p>
              </table:table-cell>
              <table:table-cell office:value-type="float" office:value="23.7910976405139">
                <text:p>23.7910976405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618.155639805497">
                <text:p>618.155639805497</text:p>
              </table:table-cell>
              <table:table-cell office:value-type="float" office:value="28.5660158448212">
                <text:p>28.56601584482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88.72631306578">
                <text:p>1188.72631306578</text:p>
              </table:table-cell>
              <table:table-cell office:value-type="float" office:value="20.456447949505">
                <text:p>20.456447949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75.139739159047">
                <text:p>675.139739159047</text:p>
              </table:table-cell>
              <table:table-cell office:value-type="float" office:value="31.1165122934151">
                <text:p>31.11651229341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671.96660236325">
                <text:p>1671.96660236325</text:p>
              </table:table-cell>
              <table:table-cell office:value-type="float" office:value="23.7193781882058">
                <text:p>23.71937818820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27.845276713064">
                <text:p>527.845276713064</text:p>
              </table:table-cell>
              <table:table-cell office:value-type="float" office:value="22.8935403853888">
                <text:p>22.89354038538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52.00889846565">
                <text:p>752.00889846565</text:p>
              </table:table-cell>
              <table:table-cell office:value-type="float" office:value="21.6036993144488">
                <text:p>21.60369931444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328.03063144779">
                <text:p>1328.03063144779</text:p>
              </table:table-cell>
              <table:table-cell office:value-type="float" office:value="21.7974005964817">
                <text:p>21.7974005964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244.153937132">
                <text:p>1244.153937132</text:p>
              </table:table-cell>
              <table:table-cell office:value-type="float" office:value="30.1625904576621">
                <text:p>30.16259045766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876.18846298554">
                <text:p>1876.18846298554</text:p>
              </table:table-cell>
              <table:table-cell office:value-type="float" office:value="22.9171897588065">
                <text:p>22.91718975880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819.90186957074">
                <text:p>1819.90186957074</text:p>
              </table:table-cell>
              <table:table-cell office:value-type="float" office:value="30.4252600000939">
                <text:p>30.42526000009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65.28789463002">
                <text:p>1065.28789463002</text:p>
              </table:table-cell>
              <table:table-cell office:value-type="float" office:value="28.1575023038314">
                <text:p>28.1575023038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337.98751128624">
                <text:p>2337.98751128624</text:p>
              </table:table-cell>
              <table:table-cell office:value-type="float" office:value="31.0255099500297">
                <text:p>31.02550995002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61.84173374604">
                <text:p>1161.84173374604</text:p>
              </table:table-cell>
              <table:table-cell office:value-type="float" office:value="31.8375318119069">
                <text:p>31.83753181190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68.47132681302">
                <text:p>1068.47132681302</text:p>
              </table:table-cell>
              <table:table-cell office:value-type="float" office:value="28.0388337903307">
                <text:p>28.03883379033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12.815146269">
                <text:p>1112.815146269</text:p>
              </table:table-cell>
              <table:table-cell office:value-type="float" office:value="36.1648384877947">
                <text:p>36.16483848779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663.31034198805">
                <text:p>1663.31034198805</text:p>
              </table:table-cell>
              <table:table-cell office:value-type="float" office:value="29.2874012373388">
                <text:p>29.28740123733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368.18396136179">
                <text:p>1368.18396136179</text:p>
              </table:table-cell>
              <table:table-cell office:value-type="float" office:value="20.4954000193626">
                <text:p>20.49540001936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554.75553725267">
                <text:p>1554.75553725267</text:p>
              </table:table-cell>
              <table:table-cell office:value-type="float" office:value="23.645921792835">
                <text:p>23.6459217928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709.87906205499">
                <text:p>1709.87906205499</text:p>
              </table:table-cell>
              <table:table-cell office:value-type="float" office:value="21.4600528438284">
                <text:p>21.46005284382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836.14002822668">
                <text:p>1836.14002822668</text:p>
              </table:table-cell>
              <table:table-cell office:value-type="float" office:value="21.169164591423">
                <text:p>21.1691645914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299.23138375595">
                <text:p>1299.23138375595</text:p>
              </table:table-cell>
              <table:table-cell office:value-type="float" office:value="38.87936797773">
                <text:p>38.879367977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001.41051394103">
                <text:p>2001.41051394103</text:p>
              </table:table-cell>
              <table:table-cell office:value-type="float" office:value="23.9533329587313">
                <text:p>23.95333295873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674.44685511348">
                <text:p>1674.44685511348</text:p>
              </table:table-cell>
              <table:table-cell office:value-type="float" office:value="22.2276088280487">
                <text:p>22.22760882804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92.57428161589">
                <text:p>1692.57428161589</text:p>
              </table:table-cell>
              <table:table-cell office:value-type="float" office:value="23.7326495453017">
                <text:p>23.73264954530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437.83515834661">
                <text:p>2437.83515834661</text:p>
              </table:table-cell>
              <table:table-cell office:value-type="float" office:value="28.478706134623">
                <text:p>28.4787061346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634.32008109163">
                <text:p>2634.32008109163</text:p>
              </table:table-cell>
              <table:table-cell office:value-type="float" office:value="34.4045413787476">
                <text:p>34.4045413787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465.12485817511">
                <text:p>2465.12485817511</text:p>
              </table:table-cell>
              <table:table-cell office:value-type="float" office:value="38.2286819931701">
                <text:p>38.22868199317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757.60375520918">
                <text:p>2757.60375520918</text:p>
              </table:table-cell>
              <table:table-cell office:value-type="float" office:value="34.91682795448">
                <text:p>34.916827954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962.70660574879">
                <text:p>1962.70660574879</text:p>
              </table:table-cell>
              <table:table-cell office:value-type="float" office:value="30.0084251038439">
                <text:p>30.00842510384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669.88742656469">
                <text:p>2669.88742656469</text:p>
              </table:table-cell>
              <table:table-cell office:value-type="float" office:value="28.4588092055754">
                <text:p>28.4588092055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517.49930416458">
                <text:p>1517.49930416458</text:p>
              </table:table-cell>
              <table:table-cell office:value-type="float" office:value="27.9929239851656">
                <text:p>27.99292398516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82.17384355522">
                <text:p>2082.17384355522</text:p>
              </table:table-cell>
              <table:table-cell office:value-type="float" office:value="26.9415155323688">
                <text:p>26.94151553236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320.63805274019">
                <text:p>2320.63805274019</text:p>
              </table:table-cell>
              <table:table-cell office:value-type="float" office:value="30.8324327028589">
                <text:p>30.83243270285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522.2659692638">
                <text:p>2522.2659692638</text:p>
              </table:table-cell>
              <table:table-cell office:value-type="float" office:value="24.2218713770096">
                <text:p>24.22187137700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299.38740816581">
                <text:p>2299.38740816581</text:p>
              </table:table-cell>
              <table:table-cell office:value-type="float" office:value="24.0019997923402">
                <text:p>24.00199979234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46.31983789777">
                <text:p>1946.31983789777</text:p>
              </table:table-cell>
              <table:table-cell office:value-type="float" office:value="32.961773135548">
                <text:p>32.9617731355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715.91540346277">
                <text:p>1715.91540346277</text:p>
              </table:table-cell>
              <table:table-cell office:value-type="float" office:value="15.9561974235869">
                <text:p>15.95619742358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891.11925611642">
                <text:p>1891.11925611642</text:p>
              </table:table-cell>
              <table:table-cell office:value-type="float" office:value="23.4377130219014">
                <text:p>23.43771302190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46.837804029251">
                <text:p>246.837804029251</text:p>
              </table:table-cell>
              <table:table-cell office:value-type="float" office:value="13.9958887419576">
                <text:p>13.99588874195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943.308371724925">
                <text:p>-943.308371724925</text:p>
              </table:table-cell>
              <table:table-cell office:value-type="float" office:value="18.5258773239592">
                <text:p>18.52587732395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52.533068975679">
                <text:p>852.533068975679</text:p>
              </table:table-cell>
              <table:table-cell office:value-type="float" office:value="23.1669261617062">
                <text:p>23.16692616170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2.1006720942726">
                <text:p>82.1006720942726</text:p>
              </table:table-cell>
              <table:table-cell office:value-type="float" office:value="22.1215034343768">
                <text:p>22.12150343437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-961.484079759316">
                <text:p>-961.484079759316</text:p>
              </table:table-cell>
              <table:table-cell office:value-type="float" office:value="35.7267234225525">
                <text:p>35.72672342255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-315.806990362725">
                <text:p>-315.806990362725</text:p>
              </table:table-cell>
              <table:table-cell office:value-type="float" office:value="24.6032295989892">
                <text:p>24.60322959898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98.1499969082031">
                <text:p>-98.1499969082031</text:p>
              </table:table-cell>
              <table:table-cell office:value-type="float" office:value="28.1802084227093">
                <text:p>28.18020842270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60.93075918944">
                <text:p>1060.93075918944</text:p>
              </table:table-cell>
              <table:table-cell office:value-type="float" office:value="22.7242447177414">
                <text:p>22.72424471774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321.11461157175">
                <text:p>1321.11461157175</text:p>
              </table:table-cell>
              <table:table-cell office:value-type="float" office:value="23.6575903573277">
                <text:p>23.65759035732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171.42643490716">
                <text:p>2171.42643490716</text:p>
              </table:table-cell>
              <table:table-cell office:value-type="float" office:value="31.4709492773283">
                <text:p>31.47094927732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14.12653453219">
                <text:p>1014.12653453219</text:p>
              </table:table-cell>
              <table:table-cell office:value-type="float" office:value="33.5725722135451">
                <text:p>33.57257221354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017.52617113825">
                <text:p>2017.52617113825</text:p>
              </table:table-cell>
              <table:table-cell office:value-type="float" office:value="43.5569541483186">
                <text:p>43.55695414831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253.88591387983">
                <text:p>1253.88591387983</text:p>
              </table:table-cell>
              <table:table-cell office:value-type="float" office:value="46.0119518548015">
                <text:p>46.01195185480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067.01107126366">
                <text:p>2067.01107126366</text:p>
              </table:table-cell>
              <table:table-cell office:value-type="float" office:value="35.6770186405978">
                <text:p>35.67701864059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01.98914084245">
                <text:p>1101.98914084245</text:p>
              </table:table-cell>
              <table:table-cell office:value-type="float" office:value="38.6387738688849">
                <text:p>38.63877386888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962.52470622896">
                <text:p>1962.52470622896</text:p>
              </table:table-cell>
              <table:table-cell office:value-type="float" office:value="36.7741822543904">
                <text:p>36.77418225439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977.98156815914">
                <text:p>1977.98156815914</text:p>
              </table:table-cell>
              <table:table-cell office:value-type="float" office:value="38.030149972532">
                <text:p>38.0301499725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373.95536624399">
                <text:p>2373.95536624399</text:p>
              </table:table-cell>
              <table:table-cell office:value-type="float" office:value="29.5627786851139">
                <text:p>29.56277868511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074.535198439">
                <text:p>2074.535198439</text:p>
              </table:table-cell>
              <table:table-cell office:value-type="float" office:value="33.1459310016827">
                <text:p>33.14593100168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926.41170909944">
                <text:p>2926.41170909944</text:p>
              </table:table-cell>
              <table:table-cell office:value-type="float" office:value="24.5773548456258">
                <text:p>24.57735484562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906.39473047795">
                <text:p>2906.39473047795</text:p>
              </table:table-cell>
              <table:table-cell office:value-type="float" office:value="39.4606286371245">
                <text:p>39.46062863712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852.28191556435">
                <text:p>2852.28191556435</text:p>
              </table:table-cell>
              <table:table-cell office:value-type="float" office:value="45.2836527837208">
                <text:p>45.28365278372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139.69441795278">
                <text:p>2139.69441795278</text:p>
              </table:table-cell>
              <table:table-cell office:value-type="float" office:value="41.9849999544675">
                <text:p>41.98499995446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757.2187700514">
                <text:p>2757.2187700514</text:p>
              </table:table-cell>
              <table:table-cell office:value-type="float" office:value="26.2231042243307">
                <text:p>26.2231042243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331.52028730865">
                <text:p>2331.52028730865</text:p>
              </table:table-cell>
              <table:table-cell office:value-type="float" office:value="26.3511884157197">
                <text:p>26.35118841571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902.10047191535">
                <text:p>1902.10047191535</text:p>
              </table:table-cell>
              <table:table-cell office:value-type="float" office:value="29.8406463554427">
                <text:p>29.84064635544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073.60913915344">
                <text:p>2073.60913915344</text:p>
              </table:table-cell>
              <table:table-cell office:value-type="float" office:value="27.5687917460455">
                <text:p>27.5687917460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697.43455091537">
                <text:p>3697.43455091537</text:p>
              </table:table-cell>
              <table:table-cell office:value-type="float" office:value="24.7671723566833">
                <text:p>24.76717235668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440.08736683371">
                <text:p>3440.08736683371</text:p>
              </table:table-cell>
              <table:table-cell office:value-type="float" office:value="40.8159401300305">
                <text:p>40.81594013003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121.09068328167">
                <text:p>3121.09068328167</text:p>
              </table:table-cell>
              <table:table-cell office:value-type="float" office:value="29.6120994938421">
                <text:p>29.61209949384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567.58406853974">
                <text:p>3567.58406853974</text:p>
              </table:table-cell>
              <table:table-cell office:value-type="float" office:value="38.1412153266836">
                <text:p>38.14121532668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060.03494380279">
                <text:p>3060.03494380279</text:p>
              </table:table-cell>
              <table:table-cell office:value-type="float" office:value="41.2106273034238">
                <text:p>41.21062730342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658.8714134185">
                <text:p>2658.8714134185</text:p>
              </table:table-cell>
              <table:table-cell office:value-type="float" office:value="40.1819012734574">
                <text:p>40.18190127345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243.32103541234">
                <text:p>3243.32103541234</text:p>
              </table:table-cell>
              <table:table-cell office:value-type="float" office:value="36.1982054982102">
                <text:p>36.19820549821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220.92240709709">
                <text:p>3220.92240709709</text:p>
              </table:table-cell>
              <table:table-cell office:value-type="float" office:value="39.6325586330029">
                <text:p>39.63255863300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837.20842872575">
                <text:p>2837.20842872575</text:p>
              </table:table-cell>
              <table:table-cell office:value-type="float" office:value="41.0599843113684">
                <text:p>41.05998431136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257.35445190039">
                <text:p>3257.35445190039</text:p>
              </table:table-cell>
              <table:table-cell office:value-type="float" office:value="43.4795526435482">
                <text:p>43.47955264354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027.47437500969">
                <text:p>3027.47437500969</text:p>
              </table:table-cell>
              <table:table-cell office:value-type="float" office:value="43.3422929558728">
                <text:p>43.34229295587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748.45169964721">
                <text:p>3748.45169964721</text:p>
              </table:table-cell>
              <table:table-cell office:value-type="float" office:value="50.8223531919298">
                <text:p>50.82235319192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902.09651124605">
                <text:p>3902.09651124605</text:p>
              </table:table-cell>
              <table:table-cell office:value-type="float" office:value="59.1168297920143">
                <text:p>59.11682979201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732.78410791435">
                <text:p>3732.78410791435</text:p>
              </table:table-cell>
              <table:table-cell office:value-type="float" office:value="68.6998526661425">
                <text:p>68.69985266614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627.72730864708">
                <text:p>3627.72730864708</text:p>
              </table:table-cell>
              <table:table-cell office:value-type="float" office:value="61.7835358876386">
                <text:p>61.78353588763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991.81413378153">
                <text:p>2991.81413378153</text:p>
              </table:table-cell>
              <table:table-cell office:value-type="float" office:value="51.2445533979654">
                <text:p>51.24455339796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339.90211397829">
                <text:p>3339.90211397829</text:p>
              </table:table-cell>
              <table:table-cell office:value-type="float" office:value="54.9356321352535">
                <text:p>54.93563213525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776.63201636854">
                <text:p>2776.63201636854</text:p>
              </table:table-cell>
              <table:table-cell office:value-type="float" office:value="56.523176458478">
                <text:p>56.5231764584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251.46346446736">
                <text:p>2251.46346446736</text:p>
              </table:table-cell>
              <table:table-cell office:value-type="float" office:value="35.8155721680145">
                <text:p>35.81557216801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309.11008554493">
                <text:p>2309.11008554493</text:p>
              </table:table-cell>
              <table:table-cell office:value-type="float" office:value="52.4236451841891">
                <text:p>52.42364518418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722.81542091484">
                <text:p>2722.81542091484</text:p>
              </table:table-cell>
              <table:table-cell office:value-type="float" office:value="52.1918942443619">
                <text:p>52.1918942443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100.47632914893">
                <text:p>3100.47632914893</text:p>
              </table:table-cell>
              <table:table-cell office:value-type="float" office:value="61.0134756467539">
                <text:p>61.01347564675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768.29894644632">
                <text:p>2768.29894644632</text:p>
              </table:table-cell>
              <table:table-cell office:value-type="float" office:value="74.0890536653344">
                <text:p>74.08905366533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793.04580039684">
                <text:p>2793.04580039684</text:p>
              </table:table-cell>
              <table:table-cell office:value-type="float" office:value="57.8655748674182">
                <text:p>57.86557486741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437.22122094997">
                <text:p>2437.22122094997</text:p>
              </table:table-cell>
              <table:table-cell office:value-type="float" office:value="56.8070019238104">
                <text:p>56.80700192381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023.83422664406">
                <text:p>2023.83422664406</text:p>
              </table:table-cell>
              <table:table-cell office:value-type="float" office:value="63.3925583006814">
                <text:p>63.39255830068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966.48932820357">
                <text:p>2966.48932820357</text:p>
              </table:table-cell>
              <table:table-cell office:value-type="float" office:value="52.9042622122216">
                <text:p>52.90426221222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177.54271748208">
                <text:p>2177.54271748208</text:p>
              </table:table-cell>
              <table:table-cell office:value-type="float" office:value="53.8644893391525">
                <text:p>53.86448933915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052.41738462588">
                <text:p>2052.41738462588</text:p>
              </table:table-cell>
              <table:table-cell office:value-type="float" office:value="52.3377215137996">
                <text:p>52.33772151379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785.37351611175">
                <text:p>2785.37351611175</text:p>
              </table:table-cell>
              <table:table-cell office:value-type="float" office:value="67.8791538582418">
                <text:p>67.87915385824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838.55809667298">
                <text:p>2838.55809667298</text:p>
              </table:table-cell>
              <table:table-cell office:value-type="float" office:value="56.0916155185086">
                <text:p>56.09161551850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810.07486032974">
                <text:p>2810.07486032974</text:p>
              </table:table-cell>
              <table:table-cell office:value-type="float" office:value="61.7927032118197">
                <text:p>61.79270321181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161.74534108323">
                <text:p>3161.74534108323</text:p>
              </table:table-cell>
              <table:table-cell office:value-type="float" office:value="42.8506776046226">
                <text:p>42.85067760462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039.71450874413">
                <text:p>2039.71450874413</text:p>
              </table:table-cell>
              <table:table-cell office:value-type="float" office:value="50.0574010370066">
                <text:p>50.05740103700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603.82031162667">
                <text:p>1603.82031162667</text:p>
              </table:table-cell>
              <table:table-cell office:value-type="float" office:value="52.2538527811527">
                <text:p>52.25385278115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332.67601515599">
                <text:p>3332.67601515599</text:p>
              </table:table-cell>
              <table:table-cell office:value-type="float" office:value="49.1764689048985">
                <text:p>49.17646890489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508.3246492599">
                <text:p>3508.3246492599</text:p>
              </table:table-cell>
              <table:table-cell office:value-type="float" office:value="64.3586407966446">
                <text:p>64.35864079664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852.32572692429">
                <text:p>2852.32572692429</text:p>
              </table:table-cell>
              <table:table-cell office:value-type="float" office:value="69.0527778143762">
                <text:p>69.05277781437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135.82216861856">
                <text:p>3135.82216861856</text:p>
              </table:table-cell>
              <table:table-cell office:value-type="float" office:value="68.3420239694502">
                <text:p>68.34202396945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028.25570917982">
                <text:p>2028.25570917982</text:p>
              </table:table-cell>
              <table:table-cell office:value-type="float" office:value="54.7818748958409">
                <text:p>54.78187489584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000.92722621535">
                <text:p>2000.92722621535</text:p>
              </table:table-cell>
              <table:table-cell office:value-type="float" office:value="47.6508532728824">
                <text:p>47.65085327288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390.56332974355">
                <text:p>2390.56332974355</text:p>
              </table:table-cell>
              <table:table-cell office:value-type="float" office:value="60.0658521088568">
                <text:p>60.06585210885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595.21991464944">
                <text:p>3595.21991464944</text:p>
              </table:table-cell>
              <table:table-cell office:value-type="float" office:value="54.1661343223648">
                <text:p>54.16613432236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671.03861564726">
                <text:p>1671.03861564726</text:p>
              </table:table-cell>
              <table:table-cell office:value-type="float" office:value="53.6760600889393">
                <text:p>53.67606008893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946.30596094714">
                <text:p>2946.30596094714</text:p>
              </table:table-cell>
              <table:table-cell office:value-type="float" office:value="56.2215792340693">
                <text:p>56.22157923406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280.74324012284">
                <text:p>3280.74324012284</text:p>
              </table:table-cell>
              <table:table-cell office:value-type="float" office:value="70.3430351559189">
                <text:p>70.34303515591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630.20486081442">
                <text:p>3630.20486081442</text:p>
              </table:table-cell>
              <table:table-cell office:value-type="float" office:value="54.274664175522">
                <text:p>54.2746641755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565.21085702921">
                <text:p>3565.21085702921</text:p>
              </table:table-cell>
              <table:table-cell office:value-type="float" office:value="55.0275546237825">
                <text:p>55.02755462378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507.11845157281">
                <text:p>3507.11845157281</text:p>
              </table:table-cell>
              <table:table-cell office:value-type="float" office:value="54.6673451192853">
                <text:p>54.66734511928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262.63187299118">
                <text:p>2262.63187299118</text:p>
              </table:table-cell>
              <table:table-cell office:value-type="float" office:value="60.1106640220618">
                <text:p>60.11066402206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448.6728247022">
                <text:p>2448.6728247022</text:p>
              </table:table-cell>
              <table:table-cell office:value-type="float" office:value="50.6015581250891">
                <text:p>50.60155812508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646.13250680633">
                <text:p>2646.13250680633</text:p>
              </table:table-cell>
              <table:table-cell office:value-type="float" office:value="45.4908787157561">
                <text:p>45.49087871575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270.41475551699">
                <text:p>3270.41475551699</text:p>
              </table:table-cell>
              <table:table-cell office:value-type="float" office:value="55.1878773905803">
                <text:p>55.18787739058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499.01320268672">
                <text:p>2499.01320268672</text:p>
              </table:table-cell>
              <table:table-cell office:value-type="float" office:value="27.4031560616728">
                <text:p>27.40315606167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441.711830823">
                <text:p>2441.711830823</text:p>
              </table:table-cell>
              <table:table-cell office:value-type="float" office:value="46.0718207999195">
                <text:p>46.0718207999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186.29387198228">
                <text:p>3186.29387198228</text:p>
              </table:table-cell>
              <table:table-cell office:value-type="float" office:value="52.3286053609452">
                <text:p>52.32860536094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655.68136124926">
                <text:p>3655.68136124926</text:p>
              </table:table-cell>
              <table:table-cell office:value-type="float" office:value="63.2226597098051">
                <text:p>63.22265970980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873.29951341422">
                <text:p>2873.29951341422</text:p>
              </table:table-cell>
              <table:table-cell office:value-type="float" office:value="51.0348324675463">
                <text:p>51.03483246754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540.18579797532">
                <text:p>3540.18579797532</text:p>
              </table:table-cell>
              <table:table-cell office:value-type="float" office:value="62.8667732046453">
                <text:p>62.86677320464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946.29085312963">
                <text:p>1946.29085312963</text:p>
              </table:table-cell>
              <table:table-cell office:value-type="float" office:value="54.8996804846102">
                <text:p>54.89968048461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804.19580917069">
                <text:p>2804.19580917069</text:p>
              </table:table-cell>
              <table:table-cell office:value-type="float" office:value="44.4542377942868">
                <text:p>44.45423779428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697.9254528017">
                <text:p>3697.9254528017</text:p>
              </table:table-cell>
              <table:table-cell office:value-type="float" office:value="57.4632944919985">
                <text:p>57.46329449199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261.31832073332">
                <text:p>3261.31832073332</text:p>
              </table:table-cell>
              <table:table-cell office:value-type="float" office:value="75.9022762520474">
                <text:p>75.90227625204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793.90188189952">
                <text:p>3793.90188189952</text:p>
              </table:table-cell>
              <table:table-cell office:value-type="float" office:value="63.7641970210243">
                <text:p>63.76419702102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288.13910979334">
                <text:p>3288.13910979334</text:p>
              </table:table-cell>
              <table:table-cell office:value-type="float" office:value="60.3686025085741">
                <text:p>60.36860250857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187.04622339209">
                <text:p>2187.04622339209</text:p>
              </table:table-cell>
              <table:table-cell office:value-type="float" office:value="48.4430040939631">
                <text:p>48.44300409396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327.50846673763">
                <text:p>2327.50846673763</text:p>
              </table:table-cell>
              <table:table-cell office:value-type="float" office:value="51.2586290722758">
                <text:p>51.25862907227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247.47752750327">
                <text:p>3247.47752750327</text:p>
              </table:table-cell>
              <table:table-cell office:value-type="float" office:value="45.6613528848626">
                <text:p>45.66135288486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104.65927989024">
                <text:p>2104.65927989024</text:p>
              </table:table-cell>
              <table:table-cell office:value-type="float" office:value="50.7965379066044">
                <text:p>50.79653790660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366.6997931124">
                <text:p>2366.6997931124</text:p>
              </table:table-cell>
              <table:table-cell office:value-type="float" office:value="55.0756306956289">
                <text:p>55.07563069562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739.90468748177">
                <text:p>2739.90468748177</text:p>
              </table:table-cell>
              <table:table-cell office:value-type="float" office:value="33.1803624832072">
                <text:p>33.18036248320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926.58554134932">
                <text:p>2926.58554134932</text:p>
              </table:table-cell>
              <table:table-cell office:value-type="float" office:value="47.6372521045647">
                <text:p>47.6372521045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909.049172614">
                <text:p>1909.049172614</text:p>
              </table:table-cell>
              <table:table-cell office:value-type="float" office:value="28.227649046405">
                <text:p>28.2276490464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378.67897859112">
                <text:p>3378.67897859112</text:p>
              </table:table-cell>
              <table:table-cell office:value-type="float" office:value="49.6889574643457">
                <text:p>49.68895746434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389.64954840194">
                <text:p>3389.64954840194</text:p>
              </table:table-cell>
              <table:table-cell office:value-type="float" office:value="67.2708565033797">
                <text:p>67.27085650337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363.65218729124">
                <text:p>2363.65218729124</text:p>
              </table:table-cell>
              <table:table-cell office:value-type="float" office:value="37.7330600010958">
                <text:p>37.73306000109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788.28533570185">
                <text:p>3788.28533570185</text:p>
              </table:table-cell>
              <table:table-cell office:value-type="float" office:value="42.1870786186191">
                <text:p>42.18707861861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609.45986532464">
                <text:p>3609.45986532464</text:p>
              </table:table-cell>
              <table:table-cell office:value-type="float" office:value="45.395683172738">
                <text:p>45.3956831727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707.33400538676">
                <text:p>2707.33400538676</text:p>
              </table:table-cell>
              <table:table-cell office:value-type="float" office:value="51.6410114739555">
                <text:p>51.64101147395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858.02174599314">
                <text:p>3858.02174599314</text:p>
              </table:table-cell>
              <table:table-cell office:value-type="float" office:value="45.4809944931536">
                <text:p>45.48099449315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442.03429157288">
                <text:p>3442.03429157288</text:p>
              </table:table-cell>
              <table:table-cell office:value-type="float" office:value="62.6840893035639">
                <text:p>62.68408930356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114.72875934641">
                <text:p>3114.72875934641</text:p>
              </table:table-cell>
              <table:table-cell office:value-type="float" office:value="68.0958820797838">
                <text:p>68.09588207978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913.19454135947">
                <text:p>3913.19454135947</text:p>
              </table:table-cell>
              <table:table-cell office:value-type="float" office:value="54.9303570057847">
                <text:p>54.93035700578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603.60763965065">
                <text:p>3603.60763965065</text:p>
              </table:table-cell>
              <table:table-cell office:value-type="float" office:value="60.3266494242707">
                <text:p>60.32664942427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883.38634453794">
                <text:p>2883.38634453794</text:p>
              </table:table-cell>
              <table:table-cell office:value-type="float" office:value="70.6773137246375">
                <text:p>70.67731372463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600.38058840019">
                <text:p>3600.38058840019</text:p>
              </table:table-cell>
              <table:table-cell office:value-type="float" office:value="61.6288901097955">
                <text:p>61.62889010979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266.0557482335">
                <text:p>2266.0557482335</text:p>
              </table:table-cell>
              <table:table-cell office:value-type="float" office:value="44.4580513063062">
                <text:p>44.45805130630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509.37064785642">
                <text:p>3509.37064785642</text:p>
              </table:table-cell>
              <table:table-cell office:value-type="float" office:value="65.7730920345291">
                <text:p>65.77309203452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725.02375707459">
                <text:p>3725.02375707459</text:p>
              </table:table-cell>
              <table:table-cell office:value-type="float" office:value="63.7862042698078">
                <text:p>63.78620426980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305.08346772427">
                <text:p>3305.08346772427</text:p>
              </table:table-cell>
              <table:table-cell office:value-type="float" office:value="67.0715057160357">
                <text:p>67.07150571603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207.98552677131">
                <text:p>2207.98552677131</text:p>
              </table:table-cell>
              <table:table-cell office:value-type="float" office:value="70.2958124868133">
                <text:p>70.29581248681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662.49631921065">
                <text:p>3662.49631921065</text:p>
              </table:table-cell>
              <table:table-cell office:value-type="float" office:value="77.3868567173604">
                <text:p>77.38685671736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711.52089032435">
                <text:p>3711.52089032435</text:p>
              </table:table-cell>
              <table:table-cell office:value-type="float" office:value="66.8825990791317">
                <text:p>66.88259907913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259.48828465709">
                <text:p>3259.48828465709</text:p>
              </table:table-cell>
              <table:table-cell office:value-type="float" office:value="52.4172836358951">
                <text:p>52.41728363589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372.31703515411">
                <text:p>3372.31703515411</text:p>
              </table:table-cell>
              <table:table-cell office:value-type="float" office:value="55.4994356812793">
                <text:p>55.49943568127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390.54419784714">
                <text:p>3390.54419784714</text:p>
              </table:table-cell>
              <table:table-cell office:value-type="float" office:value="83.8511460375623">
                <text:p>83.85114603756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115.40282798188">
                <text:p>4115.40282798188</text:p>
              </table:table-cell>
              <table:table-cell office:value-type="float" office:value="69.3367294767523">
                <text:p>69.33672947675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858.60899782115">
                <text:p>3858.60899782115</text:p>
              </table:table-cell>
              <table:table-cell office:value-type="float" office:value="70.3206221589703">
                <text:p>70.32062215897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329.15001843247">
                <text:p>3329.15001843247</text:p>
              </table:table-cell>
              <table:table-cell office:value-type="float" office:value="83.8250998625998">
                <text:p>83.82509986259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967.24415308198">
                <text:p>3967.24415308198</text:p>
              </table:table-cell>
              <table:table-cell office:value-type="float" office:value="82.6779862555908">
                <text:p>82.67798625559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040.83139723043">
                <text:p>4040.83139723043</text:p>
              </table:table-cell>
              <table:table-cell office:value-type="float" office:value="81.1334367803763">
                <text:p>81.13343678037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225.03523285043">
                <text:p>4225.03523285043</text:p>
              </table:table-cell>
              <table:table-cell office:value-type="float" office:value="97.2731490303062">
                <text:p>97.2731490303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950.19747988623">
                <text:p>3950.19747988623</text:p>
              </table:table-cell>
              <table:table-cell office:value-type="float" office:value="89.8253508972237">
                <text:p>89.82535089722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627.64801719605">
                <text:p>3627.64801719605</text:p>
              </table:table-cell>
              <table:table-cell office:value-type="float" office:value="85.2836649291451">
                <text:p>85.28366492914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693.65552220627">
                <text:p>3693.65552220627</text:p>
              </table:table-cell>
              <table:table-cell office:value-type="float" office:value="65.1381427297951">
                <text:p>65.13814272979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031.28576592912">
                <text:p>3031.28576592912</text:p>
              </table:table-cell>
              <table:table-cell office:value-type="float" office:value="56.6204907611739">
                <text:p>56.62049076117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285.02591853586">
                <text:p>1285.02591853586</text:p>
              </table:table-cell>
              <table:table-cell office:value-type="float" office:value="40.4680188676714">
                <text:p>40.46801886767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850.20758903501">
                <text:p>1850.20758903501</text:p>
              </table:table-cell>
              <table:table-cell office:value-type="float" office:value="34.5181826395515">
                <text:p>34.51818263955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768.75639319945">
                <text:p>2768.75639319945</text:p>
              </table:table-cell>
              <table:table-cell office:value-type="float" office:value="64.7082964485977">
                <text:p>64.70829644859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797.25038728694">
                <text:p>2797.25038728694</text:p>
              </table:table-cell>
              <table:table-cell office:value-type="float" office:value="72.4738737266975">
                <text:p>72.47387372669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409.06660451211">
                <text:p>2409.06660451211</text:p>
              </table:table-cell>
              <table:table-cell office:value-type="float" office:value="43.0163428542757">
                <text:p>43.01634285427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549.84578687462">
                <text:p>2549.84578687462</text:p>
              </table:table-cell>
              <table:table-cell office:value-type="float" office:value="46.1013873625012">
                <text:p>46.10138736250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404.91554804608">
                <text:p>3404.91554804608</text:p>
              </table:table-cell>
              <table:table-cell office:value-type="float" office:value="55.0910736523804">
                <text:p>55.09107365238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918.65276920565">
                <text:p>2918.65276920565</text:p>
              </table:table-cell>
              <table:table-cell office:value-type="float" office:value="34.6442252335799">
                <text:p>34.64422523357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246.25413365971">
                <text:p>3246.25413365971</text:p>
              </table:table-cell>
              <table:table-cell office:value-type="float" office:value="48.9496990481391">
                <text:p>48.94969904813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130.6213915191">
                <text:p>3130.6213915191</text:p>
              </table:table-cell>
              <table:table-cell office:value-type="float" office:value="48.2512169191395">
                <text:p>48.25121691913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30.474263921836">
                <text:p>830.474263921836</text:p>
              </table:table-cell>
              <table:table-cell office:value-type="float" office:value="24.1717762057746">
                <text:p>24.17177620577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525.59810774395">
                <text:p>2525.59810774395</text:p>
              </table:table-cell>
              <table:table-cell office:value-type="float" office:value="39.6835951297079">
                <text:p>39.68359512970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037.2210087413">
                <text:p>3037.2210087413</text:p>
              </table:table-cell>
              <table:table-cell office:value-type="float" office:value="57.904677610344">
                <text:p>57.9046776103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980.67703312537">
                <text:p>1980.67703312537</text:p>
              </table:table-cell>
              <table:table-cell office:value-type="float" office:value="58.4674293327729">
                <text:p>58.46742933277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696.66528475146">
                <text:p>2696.66528475146</text:p>
              </table:table-cell>
              <table:table-cell office:value-type="float" office:value="53.6171362104361">
                <text:p>53.61713621043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425.56492793614">
                <text:p>2425.56492793614</text:p>
              </table:table-cell>
              <table:table-cell office:value-type="float" office:value="61.6290350144728">
                <text:p>61.62903501447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878.81697866375">
                <text:p>2878.81697866375</text:p>
              </table:table-cell>
              <table:table-cell office:value-type="float" office:value="38.8633569110461">
                <text:p>38.86335691104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829.20859115143">
                <text:p>3829.20859115143</text:p>
              </table:table-cell>
              <table:table-cell office:value-type="float" office:value="49.9505893377121">
                <text:p>49.95058933771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408.91157311825">
                <text:p>2408.91157311825</text:p>
              </table:table-cell>
              <table:table-cell office:value-type="float" office:value="58.9798125072354">
                <text:p>58.97981250723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887.66438024603">
                <text:p>3887.66438024603</text:p>
              </table:table-cell>
              <table:table-cell office:value-type="float" office:value="69.3793329940877">
                <text:p>69.37933299408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602.00788044877">
                <text:p>3602.00788044877</text:p>
              </table:table-cell>
              <table:table-cell office:value-type="float" office:value="56.8393198449514">
                <text:p>56.83931984495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080.61994651222">
                <text:p>4080.61994651222</text:p>
              </table:table-cell>
              <table:table-cell office:value-type="float" office:value="84.5467525452491">
                <text:p>84.54675254524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634.53285778051">
                <text:p>2634.53285778051</text:p>
              </table:table-cell>
              <table:table-cell office:value-type="float" office:value="47.514338232996">
                <text:p>47.5143382329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772.19587377531">
                <text:p>3772.19587377531</text:p>
              </table:table-cell>
              <table:table-cell office:value-type="float" office:value="68.9848612683128">
                <text:p>68.98486126831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781.68528141958">
                <text:p>3781.68528141958</text:p>
              </table:table-cell>
              <table:table-cell office:value-type="float" office:value="54.9875738494331">
                <text:p>54.98757384943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695.65904649223">
                <text:p>2695.65904649223</text:p>
              </table:table-cell>
              <table:table-cell office:value-type="float" office:value="63.2200386666867">
                <text:p>63.22003866668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319.8969935035">
                <text:p>2319.8969935035</text:p>
              </table:table-cell>
              <table:table-cell office:value-type="float" office:value="61.1988117951667">
                <text:p>61.1988117951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484.68280847338">
                <text:p>2484.68280847338</text:p>
              </table:table-cell>
              <table:table-cell office:value-type="float" office:value="41.0605302583426">
                <text:p>41.06053025834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521.99263305264">
                <text:p>3521.99263305264</text:p>
              </table:table-cell>
              <table:table-cell office:value-type="float" office:value="42.6424609941606">
                <text:p>42.64246099416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694.41571214592">
                <text:p>2694.41571214592</text:p>
              </table:table-cell>
              <table:table-cell office:value-type="float" office:value="44.56484394765">
                <text:p>44.564843947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713.92176541851">
                <text:p>1713.92176541851</text:p>
              </table:table-cell>
              <table:table-cell office:value-type="float" office:value="44.822847508575">
                <text:p>44.822847508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323.66298339324">
                <text:p>3323.66298339324</text:p>
              </table:table-cell>
              <table:table-cell office:value-type="float" office:value="64.0916757753002">
                <text:p>64.09167577530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779.30725271476">
                <text:p>2779.30725271476</text:p>
              </table:table-cell>
              <table:table-cell office:value-type="float" office:value="53.680875075725">
                <text:p>53.6808750757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682.54489035846">
                <text:p>2682.54489035846</text:p>
              </table:table-cell>
              <table:table-cell office:value-type="float" office:value="59.7156047929777">
                <text:p>59.71560479297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241.75479123599">
                <text:p>3241.75479123599</text:p>
              </table:table-cell>
              <table:table-cell office:value-type="float" office:value="68.3476500984515">
                <text:p>68.34765009845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167.77533916962">
                <text:p>2167.77533916962</text:p>
              </table:table-cell>
              <table:table-cell office:value-type="float" office:value="29.0794107911107">
                <text:p>29.07941079111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363.97524968444">
                <text:p>2363.97524968444</text:p>
              </table:table-cell>
              <table:table-cell office:value-type="float" office:value="67.1126039915951">
                <text:p>67.11260399159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603.03508711407">
                <text:p>1603.03508711407</text:p>
              </table:table-cell>
              <table:table-cell office:value-type="float" office:value="56.5574536402244">
                <text:p>56.55745364022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132.62783403107">
                <text:p>1132.62783403107</text:p>
              </table:table-cell>
              <table:table-cell office:value-type="float" office:value="48.1982087315032">
                <text:p>48.19820873150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684.737411018585">
                <text:p>684.737411018585</text:p>
              </table:table-cell>
              <table:table-cell office:value-type="float" office:value="44.4137953357889">
                <text:p>44.41379533578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47.350347537633">
                <text:p>147.350347537633</text:p>
              </table:table-cell>
              <table:table-cell office:value-type="float" office:value="32.7107393427607">
                <text:p>32.71073934276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28.6008485157478">
                <text:p>-28.6008485157478</text:p>
              </table:table-cell>
              <table:table-cell office:value-type="float" office:value="27.2566267749148">
                <text:p>27.25662677491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1271.31112116892">
                <text:p>-1271.31112116892</text:p>
              </table:table-cell>
              <table:table-cell office:value-type="float" office:value="33.4160584265598">
                <text:p>33.41605842655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217.06337711346">
                <text:p>1217.06337711346</text:p>
              </table:table-cell>
              <table:table-cell office:value-type="float" office:value="26.2365366207363">
                <text:p>26.23653662073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48.333745474691">
                <text:p>948.333745474691</text:p>
              </table:table-cell>
              <table:table-cell office:value-type="float" office:value="33.9592950087157">
                <text:p>33.95929500871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177.85229509016">
                <text:p>1177.85229509016</text:p>
              </table:table-cell>
              <table:table-cell office:value-type="float" office:value="34.7351370261283">
                <text:p>34.73513702612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234.90608500411">
                <text:p>1234.90608500411</text:p>
              </table:table-cell>
              <table:table-cell office:value-type="float" office:value="40.6136842425679">
                <text:p>40.61368424256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36.159114732474">
                <text:p>736.159114732474</text:p>
              </table:table-cell>
              <table:table-cell office:value-type="float" office:value="39.0830268179997">
                <text:p>39.08302681799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366.45404747037">
                <text:p>1366.45404747037</text:p>
              </table:table-cell>
              <table:table-cell office:value-type="float" office:value="39.2697292090625">
                <text:p>39.26972920906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68.210241523298">
                <text:p>368.210241523298</text:p>
              </table:table-cell>
              <table:table-cell office:value-type="float" office:value="42.1309290109667">
                <text:p>42.1309290109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242.48134190562">
                <text:p>2242.48134190562</text:p>
              </table:table-cell>
              <table:table-cell office:value-type="float" office:value="55.1893457797588">
                <text:p>55.18934577975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444.58731346161">
                <text:p>1444.58731346161</text:p>
              </table:table-cell>
              <table:table-cell office:value-type="float" office:value="42.4254356004414">
                <text:p>42.42543560044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91.679322339117">
                <text:p>991.679322339117</text:p>
              </table:table-cell>
              <table:table-cell office:value-type="float" office:value="34.3394249189006">
                <text:p>34.33942491890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08.458473485242">
                <text:p>608.458473485242</text:p>
              </table:table-cell>
              <table:table-cell office:value-type="float" office:value="32.067398357419">
                <text:p>32.0673983574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47.961934468909">
                <text:p>747.961934468909</text:p>
              </table:table-cell>
              <table:table-cell office:value-type="float" office:value="30.980060885039">
                <text:p>30.9800608850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254.82707408001">
                <text:p>1254.82707408001</text:p>
              </table:table-cell>
              <table:table-cell office:value-type="float" office:value="45.4758132762625">
                <text:p>45.47581327626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126.95669509726">
                <text:p>2126.95669509726</text:p>
              </table:table-cell>
              <table:table-cell office:value-type="float" office:value="40.9224246402619">
                <text:p>40.92242464026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053.46687787549">
                <text:p>1053.46687787549</text:p>
              </table:table-cell>
              <table:table-cell office:value-type="float" office:value="38.5323293134113">
                <text:p>38.53232931341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056.540298961">
                <text:p>1056.540298961</text:p>
              </table:table-cell>
              <table:table-cell office:value-type="float" office:value="27.6680502793286">
                <text:p>27.66805027932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603.958028613942">
                <text:p>603.958028613942</text:p>
              </table:table-cell>
              <table:table-cell office:value-type="float" office:value="29.8627249696408">
                <text:p>29.86272496964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838.40818946477">
                <text:p>1838.40818946477</text:p>
              </table:table-cell>
              <table:table-cell office:value-type="float" office:value="27.8474928844487">
                <text:p>27.84749288444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1180.84511258005">
                <text:p>-1180.84511258005</text:p>
              </table:table-cell>
              <table:table-cell office:value-type="float" office:value="25.0194621347473">
                <text:p>25.01946213474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1138.83739874837">
                <text:p>-1138.83739874837</text:p>
              </table:table-cell>
              <table:table-cell office:value-type="float" office:value="30.189207671932">
                <text:p>30.1892076719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346.570810886297">
                <text:p>-346.570810886297</text:p>
              </table:table-cell>
              <table:table-cell office:value-type="float" office:value="24.7817331516242">
                <text:p>24.78173315162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53.845280405291">
                <text:p>553.845280405291</text:p>
              </table:table-cell>
              <table:table-cell office:value-type="float" office:value="24.8458546253503">
                <text:p>24.84585462535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657.598530851251">
                <text:p>-657.598530851251</text:p>
              </table:table-cell>
              <table:table-cell office:value-type="float" office:value="25.8007994755666">
                <text:p>25.80079947556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99.617612898343">
                <text:p>-99.617612898343</text:p>
              </table:table-cell>
              <table:table-cell office:value-type="float" office:value="32.6994661412086">
                <text:p>32.69946614120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219.88521516731">
                <text:p>1219.88521516731</text:p>
              </table:table-cell>
              <table:table-cell office:value-type="float" office:value="30.8143087053322">
                <text:p>30.81430870533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47.682575879623">
                <text:p>747.682575879623</text:p>
              </table:table-cell>
              <table:table-cell office:value-type="float" office:value="24.9466001710273">
                <text:p>24.94660017102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542.68220298705">
                <text:p>1542.68220298705</text:p>
              </table:table-cell>
              <table:table-cell office:value-type="float" office:value="33.3856441454962">
                <text:p>33.38564414549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88.776163232047">
                <text:p>888.776163232047</text:p>
              </table:table-cell>
              <table:table-cell office:value-type="float" office:value="38.5577727183698">
                <text:p>38.5577727183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971.45082470814">
                <text:p>2971.45082470814</text:p>
              </table:table-cell>
              <table:table-cell office:value-type="float" office:value="50.6323587967199">
                <text:p>50.63235879671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439.82146552721">
                <text:p>2439.82146552721</text:p>
              </table:table-cell>
              <table:table-cell office:value-type="float" office:value="59.5886315841461">
                <text:p>59.58863158414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382.05789512051">
                <text:p>2382.05789512051</text:p>
              </table:table-cell>
              <table:table-cell office:value-type="float" office:value="41.9495391650825">
                <text:p>41.94953916508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450.87654793409">
                <text:p>2450.87654793409</text:p>
              </table:table-cell>
              <table:table-cell office:value-type="float" office:value="50.297975540103">
                <text:p>50.2979755401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733.2020226105">
                <text:p>3733.2020226105</text:p>
              </table:table-cell>
              <table:table-cell office:value-type="float" office:value="51.4499129002798">
                <text:p>51.44991290027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434.66016005599">
                <text:p>3434.66016005599</text:p>
              </table:table-cell>
              <table:table-cell office:value-type="float" office:value="67.8914581766469">
                <text:p>67.89145817664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810.48157914377">
                <text:p>3810.48157914377</text:p>
              </table:table-cell>
              <table:table-cell office:value-type="float" office:value="38.9955240049866">
                <text:p>38.99552400498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96.19329545369">
                <text:p>1996.19329545369</text:p>
              </table:table-cell>
              <table:table-cell office:value-type="float" office:value="49.1755379201029">
                <text:p>49.17553792010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378.35987415155">
                <text:p>2378.35987415155</text:p>
              </table:table-cell>
              <table:table-cell office:value-type="float" office:value="50.669161549129">
                <text:p>50.6691615491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437.83254665908">
                <text:p>2437.83254665908</text:p>
              </table:table-cell>
              <table:table-cell office:value-type="float" office:value="46.2033303818024">
                <text:p>46.20333038180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914.62015021778">
                <text:p>2914.62015021778</text:p>
              </table:table-cell>
              <table:table-cell office:value-type="float" office:value="47.9832069705473">
                <text:p>47.98320697054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359.98441633042">
                <text:p>2359.98441633042</text:p>
              </table:table-cell>
              <table:table-cell office:value-type="float" office:value="36.7708753223415">
                <text:p>36.7708753223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329.49700041903">
                <text:p>2329.49700041903</text:p>
              </table:table-cell>
              <table:table-cell office:value-type="float" office:value="39.6079392190382">
                <text:p>39.60793921903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091.85445681357">
                <text:p>3091.85445681357</text:p>
              </table:table-cell>
              <table:table-cell office:value-type="float" office:value="37.0299399420678">
                <text:p>37.02993994206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854.03442115242">
                <text:p>2854.03442115242</text:p>
              </table:table-cell>
              <table:table-cell office:value-type="float" office:value="46.3226801168407">
                <text:p>46.32268011684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608.60570229213">
                <text:p>1608.60570229213</text:p>
              </table:table-cell>
              <table:table-cell office:value-type="float" office:value="39.1138463952462">
                <text:p>39.11384639524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202.87275358422">
                <text:p>2202.87275358422</text:p>
              </table:table-cell>
              <table:table-cell office:value-type="float" office:value="40.9109945039731">
                <text:p>40.91099450397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781.99635900413">
                <text:p>1781.99635900413</text:p>
              </table:table-cell>
              <table:table-cell office:value-type="float" office:value="31.9368900223984">
                <text:p>31.93689002239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230.92766896995">
                <text:p>2230.92766896995</text:p>
              </table:table-cell>
              <table:table-cell office:value-type="float" office:value="26.2575548749417">
                <text:p>26.25755487494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723.1259092484">
                <text:p>1723.1259092484</text:p>
              </table:table-cell>
              <table:table-cell office:value-type="float" office:value="35.2623168184072">
                <text:p>35.26231681840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601.95400538817">
                <text:p>2601.95400538817</text:p>
              </table:table-cell>
              <table:table-cell office:value-type="float" office:value="38.7429081230599">
                <text:p>38.74290812305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557.9288296595">
                <text:p>1557.9288296595</text:p>
              </table:table-cell>
              <table:table-cell office:value-type="float" office:value="44.6951570612902">
                <text:p>44.69515706129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867.54184406033">
                <text:p>2867.54184406033</text:p>
              </table:table-cell>
              <table:table-cell office:value-type="float" office:value="46.3501750127412">
                <text:p>46.35017501274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142.28774597591">
                <text:p>2142.28774597591</text:p>
              </table:table-cell>
              <table:table-cell office:value-type="float" office:value="31.8222128371751">
                <text:p>31.82221283717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305.81223435411">
                <text:p>3305.81223435411</text:p>
              </table:table-cell>
              <table:table-cell office:value-type="float" office:value="24.94923645542">
                <text:p>24.949236455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832.21501248636">
                <text:p>2832.21501248636</text:p>
              </table:table-cell>
              <table:table-cell office:value-type="float" office:value="38.333104133536">
                <text:p>38.3331041335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843.73443845339">
                <text:p>2843.73443845339</text:p>
              </table:table-cell>
              <table:table-cell office:value-type="float" office:value="53.954293353419">
                <text:p>53.9542933534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728.32330866785">
                <text:p>2728.32330866785</text:p>
              </table:table-cell>
              <table:table-cell office:value-type="float" office:value="42.2581014030468">
                <text:p>42.25810140304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917.29071637059">
                <text:p>2917.29071637059</text:p>
              </table:table-cell>
              <table:table-cell office:value-type="float" office:value="47.2151018069359">
                <text:p>47.21510180693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216.82345629964">
                <text:p>3216.82345629964</text:p>
              </table:table-cell>
              <table:table-cell office:value-type="float" office:value="40.8922995817381">
                <text:p>40.89229958173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429.17547103316">
                <text:p>2429.17547103316</text:p>
              </table:table-cell>
              <table:table-cell office:value-type="float" office:value="31.3262179514161">
                <text:p>31.32621795141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530.12939007911">
                <text:p>3530.12939007911</text:p>
              </table:table-cell>
              <table:table-cell office:value-type="float" office:value="35.0565785635961">
                <text:p>35.05657856359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686.30970713658">
                <text:p>2686.30970713658</text:p>
              </table:table-cell>
              <table:table-cell office:value-type="float" office:value="39.2390269620112">
                <text:p>39.2390269620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330.76141750326">
                <text:p>3330.76141750326</text:p>
              </table:table-cell>
              <table:table-cell office:value-type="float" office:value="37.6853301244205">
                <text:p>37.68533012442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477.82989726924">
                <text:p>3477.82989726924</text:p>
              </table:table-cell>
              <table:table-cell office:value-type="float" office:value="50.4497648732328">
                <text:p>50.44976487323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592.32317608996">
                <text:p>2592.32317608996</text:p>
              </table:table-cell>
              <table:table-cell office:value-type="float" office:value="42.2230883618235">
                <text:p>42.22308836182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747.7530718882">
                <text:p>2747.7530718882</text:p>
              </table:table-cell>
              <table:table-cell office:value-type="float" office:value="40.1527100019099">
                <text:p>40.15271000190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234.47944639671">
                <text:p>2234.47944639671</text:p>
              </table:table-cell>
              <table:table-cell office:value-type="float" office:value="46.939283600403">
                <text:p>46.9392836004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77.72120995543">
                <text:p>1977.72120995543</text:p>
              </table:table-cell>
              <table:table-cell office:value-type="float" office:value="39.2786514671286">
                <text:p>39.27865146712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376.83633110862">
                <text:p>2376.83633110862</text:p>
              </table:table-cell>
              <table:table-cell office:value-type="float" office:value="35.5867209112678">
                <text:p>35.58672091126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170.64739271521">
                <text:p>3170.64739271521</text:p>
              </table:table-cell>
              <table:table-cell office:value-type="float" office:value="38.6111766385613">
                <text:p>38.61117663856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988.43341797694">
                <text:p>2988.43341797694</text:p>
              </table:table-cell>
              <table:table-cell office:value-type="float" office:value="42.6721743738512">
                <text:p>42.67217437385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294.34502856059">
                <text:p>2294.34502856059</text:p>
              </table:table-cell>
              <table:table-cell office:value-type="float" office:value="33.056974644895">
                <text:p>33.0569746448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363.14763116684">
                <text:p>2363.14763116684</text:p>
              </table:table-cell>
              <table:table-cell office:value-type="float" office:value="33.2875587322516">
                <text:p>33.28755873225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398.15558240427">
                <text:p>2398.15558240427</text:p>
              </table:table-cell>
              <table:table-cell office:value-type="float" office:value="22.0333932851034">
                <text:p>22.03339328510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381.00203714686">
                <text:p>2381.00203714686</text:p>
              </table:table-cell>
              <table:table-cell office:value-type="float" office:value="24.3424297290505">
                <text:p>24.34242972905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861.9966649297">
                <text:p>2861.9966649297</text:p>
              </table:table-cell>
              <table:table-cell office:value-type="float" office:value="28.8375945326639">
                <text:p>28.83759453266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970.88420952109">
                <text:p>1970.88420952109</text:p>
              </table:table-cell>
              <table:table-cell office:value-type="float" office:value="29.2774321005098">
                <text:p>29.27743210050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146.63898552051">
                <text:p>2146.63898552051</text:p>
              </table:table-cell>
              <table:table-cell office:value-type="float" office:value="26.4602300584119">
                <text:p>26.46023005841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74.602789378584">
                <text:p>874.602789378584</text:p>
              </table:table-cell>
              <table:table-cell office:value-type="float" office:value="31.559581156855">
                <text:p>31.5595811568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816.52108728057">
                <text:p>2816.52108728057</text:p>
              </table:table-cell>
              <table:table-cell office:value-type="float" office:value="27.0750818226254">
                <text:p>27.07508182262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512.37865716948">
                <text:p>1512.37865716948</text:p>
              </table:table-cell>
              <table:table-cell office:value-type="float" office:value="34.3208735590713">
                <text:p>34.32087355907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185.746686728052">
                <text:p>-185.746686728052</text:p>
              </table:table-cell>
              <table:table-cell office:value-type="float" office:value="21.2575167160408">
                <text:p>21.25751671604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58.288755979676">
                <text:p>958.288755979676</text:p>
              </table:table-cell>
              <table:table-cell office:value-type="float" office:value="30.204345584067">
                <text:p>30.2043455840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970.16824494651">
                <text:p>1970.16824494651</text:p>
              </table:table-cell>
              <table:table-cell office:value-type="float" office:value="28.9285621284856">
                <text:p>28.92856212848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92.48082254091">
                <text:p>1992.48082254091</text:p>
              </table:table-cell>
              <table:table-cell office:value-type="float" office:value="28.3529564656259">
                <text:p>28.35295646562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303.13574702777">
                <text:p>2303.13574702777</text:p>
              </table:table-cell>
              <table:table-cell office:value-type="float" office:value="41.4386327532819">
                <text:p>41.43863275328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622.62030083529">
                <text:p>2622.62030083529</text:p>
              </table:table-cell>
              <table:table-cell office:value-type="float" office:value="43.7154597176355">
                <text:p>43.71545971763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705.20702728837">
                <text:p>2705.20702728837</text:p>
              </table:table-cell>
              <table:table-cell office:value-type="float" office:value="38.5291239200975">
                <text:p>38.52912392009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689.160465909">
                <text:p>2689.160465909</text:p>
              </table:table-cell>
              <table:table-cell office:value-type="float" office:value="46.401909365313">
                <text:p>46.4019093653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023.6041825846">
                <text:p>1023.6041825846</text:p>
              </table:table-cell>
              <table:table-cell office:value-type="float" office:value="30.4621959732497">
                <text:p>30.46219597324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17.415895986925">
                <text:p>517.415895986925</text:p>
              </table:table-cell>
              <table:table-cell office:value-type="float" office:value="37.8503899680917">
                <text:p>37.85038996809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9.3694361034713">
                <text:p>99.3694361034713</text:p>
              </table:table-cell>
              <table:table-cell office:value-type="float" office:value="23.5748143921752">
                <text:p>23.57481439217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1897.21258093058">
                <text:p>-1897.21258093058</text:p>
              </table:table-cell>
              <table:table-cell office:value-type="float" office:value="17.0817130701842">
                <text:p>17.08171307018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688.420596088084">
                <text:p>688.420596088084</text:p>
              </table:table-cell>
              <table:table-cell office:value-type="float" office:value="26.0370451466995">
                <text:p>26.03704514669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161.98457108268">
                <text:p>2161.98457108268</text:p>
              </table:table-cell>
              <table:table-cell office:value-type="float" office:value="28.0413279490895">
                <text:p>28.04132794908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668.58920382191">
                <text:p>1668.58920382191</text:p>
              </table:table-cell>
              <table:table-cell office:value-type="float" office:value="35.7956687008729">
                <text:p>35.79566870087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239.79145642996">
                <text:p>2239.79145642996</text:p>
              </table:table-cell>
              <table:table-cell office:value-type="float" office:value="34.6044002895244">
                <text:p>34.60440028952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456.61620189587">
                <text:p>2456.61620189587</text:p>
              </table:table-cell>
              <table:table-cell office:value-type="float" office:value="37.4807512816625">
                <text:p>37.48075128166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142.11853638098">
                <text:p>1142.11853638098</text:p>
              </table:table-cell>
              <table:table-cell office:value-type="float" office:value="44.9414121383452">
                <text:p>44.94141213834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188.54678820119">
                <text:p>1188.54678820119</text:p>
              </table:table-cell>
              <table:table-cell office:value-type="float" office:value="35.3624371394166">
                <text:p>35.36243713941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612.24415559412">
                <text:p>1612.24415559412</text:p>
              </table:table-cell>
              <table:table-cell office:value-type="float" office:value="30.8325802644459">
                <text:p>30.83258026444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10.407801634485">
                <text:p>710.407801634485</text:p>
              </table:table-cell>
              <table:table-cell office:value-type="float" office:value="27.2109630787105">
                <text:p>27.21096307871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97.789633143552">
                <text:p>897.789633143552</text:p>
              </table:table-cell>
              <table:table-cell office:value-type="float" office:value="25.419395670807">
                <text:p>25.4193956708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817.22784037347">
                <text:p>2817.22784037347</text:p>
              </table:table-cell>
              <table:table-cell office:value-type="float" office:value="34.3284216048779">
                <text:p>34.32842160487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938.38166710347">
                <text:p>2938.38166710347</text:p>
              </table:table-cell>
              <table:table-cell office:value-type="float" office:value="43.4981324671302">
                <text:p>43.49813246713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780.18960344282">
                <text:p>2780.18960344282</text:p>
              </table:table-cell>
              <table:table-cell office:value-type="float" office:value="46.2615913789894">
                <text:p>46.2615913789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006.14692034431">
                <text:p>2006.14692034431</text:p>
              </table:table-cell>
              <table:table-cell office:value-type="float" office:value="39.1840910245781">
                <text:p>39.18409102457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744.00963471886">
                <text:p>2744.00963471886</text:p>
              </table:table-cell>
              <table:table-cell office:value-type="float" office:value="33.9224597196677">
                <text:p>33.92245971966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900.67480448605">
                <text:p>2900.67480448605</text:p>
              </table:table-cell>
              <table:table-cell office:value-type="float" office:value="37.8444446728565">
                <text:p>37.84444467285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178.74336478434">
                <text:p>2178.74336478434</text:p>
              </table:table-cell>
              <table:table-cell office:value-type="float" office:value="44.4639731682692">
                <text:p>44.4639731682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979.31772504494">
                <text:p>2979.31772504494</text:p>
              </table:table-cell>
              <table:table-cell office:value-type="float" office:value="40.6929567585793">
                <text:p>40.69295675857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058.20277076345">
                <text:p>3058.20277076345</text:p>
              </table:table-cell>
              <table:table-cell office:value-type="float" office:value="36.2980558022566">
                <text:p>36.29805580225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704.58661329966">
                <text:p>2704.58661329966</text:p>
              </table:table-cell>
              <table:table-cell office:value-type="float" office:value="35.7810417011845">
                <text:p>35.78104170118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845.12028015331">
                <text:p>2845.12028015331</text:p>
              </table:table-cell>
              <table:table-cell office:value-type="float" office:value="66.5777476250485">
                <text:p>66.57774762504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693.916645526">
                <text:p>2693.916645526</text:p>
              </table:table-cell>
              <table:table-cell office:value-type="float" office:value="54.2159802658482">
                <text:p>54.21598026584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953.6726722002">
                <text:p>1953.6726722002</text:p>
              </table:table-cell>
              <table:table-cell office:value-type="float" office:value="34.7924533703218">
                <text:p>34.79245337032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309.29781913112">
                <text:p>2309.29781913112</text:p>
              </table:table-cell>
              <table:table-cell office:value-type="float" office:value="44.2187174337101">
                <text:p>44.21871743371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659.46462641649">
                <text:p>1659.46462641649</text:p>
              </table:table-cell>
              <table:table-cell office:value-type="float" office:value="37.8907367388717">
                <text:p>37.89073673887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326.544646071385">
                <text:p>-326.544646071385</text:p>
              </table:table-cell>
              <table:table-cell office:value-type="float" office:value="23.5927211021132">
                <text:p>23.59272110211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84.074732578935">
                <text:p>384.074732578935</text:p>
              </table:table-cell>
              <table:table-cell office:value-type="float" office:value="28.7952621700068">
                <text:p>28.79526217000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67.480620078275">
                <text:p>667.480620078275</text:p>
              </table:table-cell>
              <table:table-cell office:value-type="float" office:value="23.5996043679072">
                <text:p>23.59960436790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386.18617868781">
                <text:p>1386.18617868781</text:p>
              </table:table-cell>
              <table:table-cell office:value-type="float" office:value="35.137624470843">
                <text:p>35.1376244708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288.59543176987">
                <text:p>2288.59543176987</text:p>
              </table:table-cell>
              <table:table-cell office:value-type="float" office:value="47.4269469930092">
                <text:p>47.42694699300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745.48919821627">
                <text:p>2745.48919821627</text:p>
              </table:table-cell>
              <table:table-cell office:value-type="float" office:value="45.9375891064876">
                <text:p>45.93758910648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997.84231853452">
                <text:p>2997.84231853452</text:p>
              </table:table-cell>
              <table:table-cell office:value-type="float" office:value="51.6761069072235">
                <text:p>51.67610690722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923.89772038299">
                <text:p>1923.89772038299</text:p>
              </table:table-cell>
              <table:table-cell office:value-type="float" office:value="45.7776822421504">
                <text:p>45.77768224215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879.56656859718">
                <text:p>2879.56656859718</text:p>
              </table:table-cell>
              <table:table-cell office:value-type="float" office:value="58.1709164107217">
                <text:p>58.17091641072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660.05076420284">
                <text:p>2660.05076420284</text:p>
              </table:table-cell>
              <table:table-cell office:value-type="float" office:value="42.6497785431916">
                <text:p>42.64977854319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935.55992252726">
                <text:p>2935.55992252726</text:p>
              </table:table-cell>
              <table:table-cell office:value-type="float" office:value="29.5801193703184">
                <text:p>29.58011937031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399.09358607341">
                <text:p>3399.09358607341</text:p>
              </table:table-cell>
              <table:table-cell office:value-type="float" office:value="40.9496881659404">
                <text:p>40.94968816594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081.8814983055">
                <text:p>4081.8814983055</text:p>
              </table:table-cell>
              <table:table-cell office:value-type="float" office:value="41.4817502398567">
                <text:p>41.48175023985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702.35392449423">
                <text:p>4702.35392449423</text:p>
              </table:table-cell>
              <table:table-cell office:value-type="float" office:value="58.2795910338406">
                <text:p>58.27959103384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627.00511216879">
                <text:p>3627.00511216879</text:p>
              </table:table-cell>
              <table:table-cell office:value-type="float" office:value="65.1650036527077">
                <text:p>65.16500365270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954.90143628963">
                <text:p>2954.90143628963</text:p>
              </table:table-cell>
              <table:table-cell office:value-type="float" office:value="37.4900401826075">
                <text:p>37.49004018260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048.91855868436">
                <text:p>2048.91855868436</text:p>
              </table:table-cell>
              <table:table-cell office:value-type="float" office:value="29.882208929793">
                <text:p>29.8822089297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185.15615265813">
                <text:p>2185.15615265813</text:p>
              </table:table-cell>
              <table:table-cell office:value-type="float" office:value="37.1295874194474">
                <text:p>37.12958741944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872.11004517107">
                <text:p>2872.11004517107</text:p>
              </table:table-cell>
              <table:table-cell office:value-type="float" office:value="38.3543586239423">
                <text:p>38.35435862394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423.22123927939">
                <text:p>1423.22123927939</text:p>
              </table:table-cell>
              <table:table-cell office:value-type="float" office:value="37.2231898452373">
                <text:p>37.22318984523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93.258484035456">
                <text:p>293.258484035456</text:p>
              </table:table-cell>
              <table:table-cell office:value-type="float" office:value="38.5556065389421">
                <text:p>38.55560653894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188.75762990906">
                <text:p>1188.75762990906</text:p>
              </table:table-cell>
              <table:table-cell office:value-type="float" office:value="42.4776738423854">
                <text:p>42.47767384238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538.32056342193">
                <text:p>1538.32056342193</text:p>
              </table:table-cell>
              <table:table-cell office:value-type="float" office:value="39.938405288756">
                <text:p>39.9384052887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569.99824999312">
                <text:p>2569.99824999312</text:p>
              </table:table-cell>
              <table:table-cell office:value-type="float" office:value="34.5939943134377">
                <text:p>34.59399431343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261.72461519597">
                <text:p>2261.72461519597</text:p>
              </table:table-cell>
              <table:table-cell office:value-type="float" office:value="36.5405053965805">
                <text:p>36.54050539658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902.69324418439">
                <text:p>2902.69324418439</text:p>
              </table:table-cell>
              <table:table-cell office:value-type="float" office:value="41.9231762083247">
                <text:p>41.92317620832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844.08480671812">
                <text:p>1844.08480671812</text:p>
              </table:table-cell>
              <table:table-cell office:value-type="float" office:value="23.9262181129219">
                <text:p>23.92621811292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981.84870435472">
                <text:p>2981.84870435472</text:p>
              </table:table-cell>
              <table:table-cell office:value-type="float" office:value="36.8404311575228">
                <text:p>36.84043115752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833.8064845872">
                <text:p>3833.8064845872</text:p>
              </table:table-cell>
              <table:table-cell office:value-type="float" office:value="52.4889614597079">
                <text:p>52.48896145970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445.00385435255">
                <text:p>3445.00385435255</text:p>
              </table:table-cell>
              <table:table-cell office:value-type="float" office:value="40.656727778929">
                <text:p>40.6567277789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509.96131926757">
                <text:p>2509.96131926757</text:p>
              </table:table-cell>
              <table:table-cell office:value-type="float" office:value="52.5517257867615">
                <text:p>52.55172578676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545.91323764721">
                <text:p>3545.91323764721</text:p>
              </table:table-cell>
              <table:table-cell office:value-type="float" office:value="46.6803166700352">
                <text:p>46.68031667003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564.37147961976">
                <text:p>3564.37147961976</text:p>
              </table:table-cell>
              <table:table-cell office:value-type="float" office:value="52.5361337433919">
                <text:p>52.53613374339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756.89104212779">
                <text:p>2756.89104212779</text:p>
              </table:table-cell>
              <table:table-cell office:value-type="float" office:value="53.3639615917929">
                <text:p>53.36396159179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041.55337940006">
                <text:p>3041.55337940006</text:p>
              </table:table-cell>
              <table:table-cell office:value-type="float" office:value="45.6014537645155">
                <text:p>45.60145376451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608.10529783095">
                <text:p>2608.10529783095</text:p>
              </table:table-cell>
              <table:table-cell office:value-type="float" office:value="46.5988888584777">
                <text:p>46.59888885847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184.66854785319">
                <text:p>2184.66854785319</text:p>
              </table:table-cell>
              <table:table-cell office:value-type="float" office:value="54.4901924212581">
                <text:p>54.49019242125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774.73539899775">
                <text:p>2774.73539899775</text:p>
              </table:table-cell>
              <table:table-cell office:value-type="float" office:value="42.1556315315655">
                <text:p>42.15563153156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958.34874912262">
                <text:p>2958.34874912262</text:p>
              </table:table-cell>
              <table:table-cell office:value-type="float" office:value="68.0114778442309">
                <text:p>68.01147784423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082.70373319096">
                <text:p>3082.70373319096</text:p>
              </table:table-cell>
              <table:table-cell office:value-type="float" office:value="59.3999804484774">
                <text:p>59.39998044847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825.66463532407">
                <text:p>3825.66463532407</text:p>
              </table:table-cell>
              <table:table-cell office:value-type="float" office:value="59.3573353345331">
                <text:p>59.35733533453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241.97881520879">
                <text:p>3241.97881520879</text:p>
              </table:table-cell>
              <table:table-cell office:value-type="float" office:value="63.3931040935101">
                <text:p>63.39310409351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067.13647868988">
                <text:p>4067.13647868988</text:p>
              </table:table-cell>
              <table:table-cell office:value-type="float" office:value="88.8668629620686">
                <text:p>88.86686296206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712.79431048711">
                <text:p>3712.79431048711</text:p>
              </table:table-cell>
              <table:table-cell office:value-type="float" office:value="79.9863882252248">
                <text:p>79.98638822522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755.45757129565">
                <text:p>3755.45757129565</text:p>
              </table:table-cell>
              <table:table-cell office:value-type="float" office:value="71.7141969075194">
                <text:p>71.71419690751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776.0217440396">
                <text:p>3776.0217440396</text:p>
              </table:table-cell>
              <table:table-cell office:value-type="float" office:value="74.0333064787438">
                <text:p>74.03330647874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871.87034591742">
                <text:p>3871.87034591742</text:p>
              </table:table-cell>
              <table:table-cell office:value-type="float" office:value="81.1391912333901">
                <text:p>81.13919123339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795.68606248027">
                <text:p>3795.68606248027</text:p>
              </table:table-cell>
              <table:table-cell office:value-type="float" office:value="71.6591657998505">
                <text:p>71.65916579985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507.63598300697">
                <text:p>3507.63598300697</text:p>
              </table:table-cell>
              <table:table-cell office:value-type="float" office:value="54.9027842531214">
                <text:p>54.90278425312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623.14804554338">
                <text:p>2623.14804554338</text:p>
              </table:table-cell>
              <table:table-cell office:value-type="float" office:value="63.2596987560041">
                <text:p>63.25969875600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238.94427970085">
                <text:p>3238.94427970085</text:p>
              </table:table-cell>
              <table:table-cell office:value-type="float" office:value="57.9209854767831">
                <text:p>57.92098547678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266.26970200786">
                <text:p>3266.26970200786</text:p>
              </table:table-cell>
              <table:table-cell office:value-type="float" office:value="59.4845808825223">
                <text:p>59.48458088252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429.92746487304">
                <text:p>2429.92746487304</text:p>
              </table:table-cell>
              <table:table-cell office:value-type="float" office:value="38.2888642140926">
                <text:p>38.28886421409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726.89872335655">
                <text:p>2726.89872335655</text:p>
              </table:table-cell>
              <table:table-cell office:value-type="float" office:value="42.3975663653749">
                <text:p>42.39756636537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674.26757470367">
                <text:p>2674.26757470367</text:p>
              </table:table-cell>
              <table:table-cell office:value-type="float" office:value="44.3941215005122">
                <text:p>44.39412150051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583.27891078127">
                <text:p>2583.27891078127</text:p>
              </table:table-cell>
              <table:table-cell office:value-type="float" office:value="49.4122502302169">
                <text:p>49.41225023021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891.85701445291">
                <text:p>2891.85701445291</text:p>
              </table:table-cell>
              <table:table-cell office:value-type="float" office:value="52.4773275068611">
                <text:p>52.47732750686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706.77467390361">
                <text:p>1706.77467390361</text:p>
              </table:table-cell>
              <table:table-cell office:value-type="float" office:value="45.1919653710443">
                <text:p>45.19196537104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407.18113704012">
                <text:p>2407.18113704012</text:p>
              </table:table-cell>
              <table:table-cell office:value-type="float" office:value="45.7733816810068">
                <text:p>45.77338168100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026.06120161329">
                <text:p>2026.06120161329</text:p>
              </table:table-cell>
              <table:table-cell office:value-type="float" office:value="56.7782377773198">
                <text:p>56.77823777731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387.731701683">
                <text:p>2387.731701683</text:p>
              </table:table-cell>
              <table:table-cell office:value-type="float" office:value="32.4295356534916">
                <text:p>32.42953565349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161.27020821503">
                <text:p>3161.27020821503</text:p>
              </table:table-cell>
              <table:table-cell office:value-type="float" office:value="47.1511809158023">
                <text:p>47.15118091580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787.54175331305">
                <text:p>2787.54175331305</text:p>
              </table:table-cell>
              <table:table-cell office:value-type="float" office:value="42.0192834451794">
                <text:p>42.01928344517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720.60236054302">
                <text:p>3720.60236054302</text:p>
              </table:table-cell>
              <table:table-cell office:value-type="float" office:value="41.1667995474068">
                <text:p>41.16679954740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026.12227518469">
                <text:p>1026.12227518469</text:p>
              </table:table-cell>
              <table:table-cell office:value-type="float" office:value="43.0619366242027">
                <text:p>43.06193662420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47.206333957412">
                <text:p>947.206333957412</text:p>
              </table:table-cell>
              <table:table-cell office:value-type="float" office:value="28.5055065137061">
                <text:p>28.50550651370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738.59641222669">
                <text:p>2738.59641222669</text:p>
              </table:table-cell>
              <table:table-cell office:value-type="float" office:value="29.1784934774972">
                <text:p>29.17849347749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138.99995093731">
                <text:p>2138.99995093731</text:p>
              </table:table-cell>
              <table:table-cell office:value-type="float" office:value="45.5634771714307">
                <text:p>45.56347717143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856.94771185161">
                <text:p>1856.94771185161</text:p>
              </table:table-cell>
              <table:table-cell office:value-type="float" office:value="39.0551830658862">
                <text:p>39.05518306588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761.58459670469">
                <text:p>1761.58459670469</text:p>
              </table:table-cell>
              <table:table-cell office:value-type="float" office:value="36.4024159324006">
                <text:p>36.40241593240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413.43887908353">
                <text:p>2413.43887908353</text:p>
              </table:table-cell>
              <table:table-cell office:value-type="float" office:value="42.4951880664564">
                <text:p>42.49518806645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771.49788308989">
                <text:p>1771.49788308989</text:p>
              </table:table-cell>
              <table:table-cell office:value-type="float" office:value="41.2814571245865">
                <text:p>41.28145712458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-260.050166016814">
                <text:p>-260.050166016814</text:p>
              </table:table-cell>
              <table:table-cell office:value-type="float" office:value="29.4528569341536">
                <text:p>29.45285693415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54.8091583161793">
                <text:p>54.8091583161793</text:p>
              </table:table-cell>
              <table:table-cell office:value-type="float" office:value="31.0011213886668">
                <text:p>31.00112138866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-2095.88045181598">
                <text:p>-2095.88045181598</text:p>
              </table:table-cell>
              <table:table-cell office:value-type="float" office:value="26.895958385311">
                <text:p>26.8959583853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39.381843431164">
                <text:p>239.381843431164</text:p>
              </table:table-cell>
              <table:table-cell office:value-type="float" office:value="26.0257244861336">
                <text:p>26.02572448613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73.669812321474">
                <text:p>973.669812321474</text:p>
              </table:table-cell>
              <table:table-cell office:value-type="float" office:value="22.3718484881101">
                <text:p>22.37184848811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392.61048586449">
                <text:p>2392.61048586449</text:p>
              </table:table-cell>
              <table:table-cell office:value-type="float" office:value="29.5860487245605">
                <text:p>29.58604872456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260.06886116381">
                <text:p>1260.06886116381</text:p>
              </table:table-cell>
              <table:table-cell office:value-type="float" office:value="19.9826241678406">
                <text:p>19.98262416784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241.08438061629">
                <text:p>2241.08438061629</text:p>
              </table:table-cell>
              <table:table-cell office:value-type="float" office:value="35.0169391692325">
                <text:p>35.01693916923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957.36320142105">
                <text:p>2957.36320142105</text:p>
              </table:table-cell>
              <table:table-cell office:value-type="float" office:value="37.9530195327359">
                <text:p>37.95301953273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952.21252319278">
                <text:p>1952.21252319278</text:p>
              </table:table-cell>
              <table:table-cell office:value-type="float" office:value="31.459729926064">
                <text:p>31.4597299260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196.33847503649">
                <text:p>2196.33847503649</text:p>
              </table:table-cell>
              <table:table-cell office:value-type="float" office:value="39.0654941545685">
                <text:p>39.06549415456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548.50303316889">
                <text:p>1548.50303316889</text:p>
              </table:table-cell>
              <table:table-cell office:value-type="float" office:value="40.9953991945018">
                <text:p>40.99539919450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566.59163597397">
                <text:p>2566.59163597397</text:p>
              </table:table-cell>
              <table:table-cell office:value-type="float" office:value="30.74992758804">
                <text:p>30.749927588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734.39434907881">
                <text:p>2734.39434907881</text:p>
              </table:table-cell>
              <table:table-cell office:value-type="float" office:value="43.0997113629914">
                <text:p>43.09971136299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480.71544313165">
                <text:p>1480.71544313165</text:p>
              </table:table-cell>
              <table:table-cell office:value-type="float" office:value="29.5168898385076">
                <text:p>29.51688983850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750.14521664423">
                <text:p>2750.14521664423</text:p>
              </table:table-cell>
              <table:table-cell office:value-type="float" office:value="45.8138574727636">
                <text:p>45.81385747276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945.13196371983">
                <text:p>2945.13196371983</text:p>
              </table:table-cell>
              <table:table-cell office:value-type="float" office:value="35.74933588336">
                <text:p>35.749335883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770.26412728708">
                <text:p>2770.26412728708</text:p>
              </table:table-cell>
              <table:table-cell office:value-type="float" office:value="45.3353745621512">
                <text:p>45.33537456215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697.22668270123">
                <text:p>2697.22668270123</text:p>
              </table:table-cell>
              <table:table-cell office:value-type="float" office:value="40.5774246080721">
                <text:p>40.57742460807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491.71692506879">
                <text:p>2491.71692506879</text:p>
              </table:table-cell>
              <table:table-cell office:value-type="float" office:value="45.4870347593328">
                <text:p>45.48703475933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183.33316660359">
                <text:p>3183.33316660359</text:p>
              </table:table-cell>
              <table:table-cell office:value-type="float" office:value="40.1820980208519">
                <text:p>40.18209802085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174.52249616684">
                <text:p>3174.52249616684</text:p>
              </table:table-cell>
              <table:table-cell office:value-type="float" office:value="68.5954291578148">
                <text:p>68.595429157814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504.92509330563">
                <text:p>3504.92509330563</text:p>
              </table:table-cell>
              <table:table-cell office:value-type="float" office:value="54.6899941448821">
                <text:p>54.689994144882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677.71015136513">
                <text:p>3677.71015136513</text:p>
              </table:table-cell>
              <table:table-cell office:value-type="float" office:value="50.8148186699371">
                <text:p>50.81481866993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152.8671572774">
                <text:p>3152.8671572774</text:p>
              </table:table-cell>
              <table:table-cell office:value-type="float" office:value="51.9226279715892">
                <text:p>51.92262797158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025.5659664076">
                <text:p>3025.5659664076</text:p>
              </table:table-cell>
              <table:table-cell office:value-type="float" office:value="53.6147444047733">
                <text:p>53.61474440477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379.86374872635">
                <text:p>2379.86374872635</text:p>
              </table:table-cell>
              <table:table-cell office:value-type="float" office:value="50.8895283391583">
                <text:p>50.88952833915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764.12569289795">
                <text:p>1764.12569289795</text:p>
              </table:table-cell>
              <table:table-cell office:value-type="float" office:value="43.730712040374">
                <text:p>43.7307120403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019.17905645939">
                <text:p>2019.17905645939</text:p>
              </table:table-cell>
              <table:table-cell office:value-type="float" office:value="47.4493345110444">
                <text:p>47.44933451104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598.86887322223">
                <text:p>2598.86887322223</text:p>
              </table:table-cell>
              <table:table-cell office:value-type="float" office:value="46.6018399292603">
                <text:p>46.60183992926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855.91983236439">
                <text:p>2855.91983236439</text:p>
              </table:table-cell>
              <table:table-cell office:value-type="float" office:value="40.3373336977558">
                <text:p>40.33733369775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540.11145470326">
                <text:p>3540.11145470326</text:p>
              </table:table-cell>
              <table:table-cell office:value-type="float" office:value="39.7537826538407">
                <text:p>39.75378265384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047.3117441365">
                <text:p>2047.3117441365</text:p>
              </table:table-cell>
              <table:table-cell office:value-type="float" office:value="39.9433190231095">
                <text:p>39.94331902310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60.720210815174">
                <text:p>860.720210815174</text:p>
              </table:table-cell>
              <table:table-cell office:value-type="float" office:value="45.2142949230504">
                <text:p>45.21429492305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005.34530478499">
                <text:p>1005.34530478499</text:p>
              </table:table-cell>
              <table:table-cell office:value-type="float" office:value="31.7114598264277">
                <text:p>31.71145982642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62.949679117131">
                <text:p>162.949679117131</text:p>
              </table:table-cell>
              <table:table-cell office:value-type="float" office:value="27.4523614977952">
                <text:p>27.45236149779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596.83848125654">
                <text:p>1596.83848125654</text:p>
              </table:table-cell>
              <table:table-cell office:value-type="float" office:value="34.9356362526829">
                <text:p>34.93563625268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351.86393072942">
                <text:p>1351.86393072942</text:p>
              </table:table-cell>
              <table:table-cell office:value-type="float" office:value="31.9930349824949">
                <text:p>31.99303498249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80.103717870902">
                <text:p>780.103717870902</text:p>
              </table:table-cell>
              <table:table-cell office:value-type="float" office:value="40.3358837438369">
                <text:p>40.33588374383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111.56697834957">
                <text:p>1111.56697834957</text:p>
              </table:table-cell>
              <table:table-cell office:value-type="float" office:value="44.3721287925845">
                <text:p>44.37212879258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903.36319229978">
                <text:p>2903.36319229978</text:p>
              </table:table-cell>
              <table:table-cell office:value-type="float" office:value="35.8430313278979">
                <text:p>35.84303132789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585.53053136032">
                <text:p>2585.53053136032</text:p>
              </table:table-cell>
              <table:table-cell office:value-type="float" office:value="36.9698733132857">
                <text:p>36.96987331328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478.79422091366">
                <text:p>2478.79422091366</text:p>
              </table:table-cell>
              <table:table-cell office:value-type="float" office:value="39.6820190583065">
                <text:p>39.68201905830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419.14378296468">
                <text:p>2419.14378296468</text:p>
              </table:table-cell>
              <table:table-cell office:value-type="float" office:value="31.1753276787538">
                <text:p>31.17532767875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986.76148493103">
                <text:p>1986.76148493103</text:p>
              </table:table-cell>
              <table:table-cell office:value-type="float" office:value="27.555784417352">
                <text:p>27.5557844173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357.80047203564">
                <text:p>2357.80047203564</text:p>
              </table:table-cell>
              <table:table-cell office:value-type="float" office:value="48.0470951763621">
                <text:p>48.04709517636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295.33674234119">
                <text:p>2295.33674234119</text:p>
              </table:table-cell>
              <table:table-cell office:value-type="float" office:value="46.9852134448127">
                <text:p>46.98521344481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821.73039118747">
                <text:p>2821.73039118747</text:p>
              </table:table-cell>
              <table:table-cell office:value-type="float" office:value="32.541802526149">
                <text:p>32.5418025261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048.87891848309">
                <text:p>3048.87891848309</text:p>
              </table:table-cell>
              <table:table-cell office:value-type="float" office:value="49.5537995759165">
                <text:p>49.553799575916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511.82530154739">
                <text:p>2511.82530154739</text:p>
              </table:table-cell>
              <table:table-cell office:value-type="float" office:value="38.9471453673032">
                <text:p>38.94714536730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559.62951498144">
                <text:p>2559.62951498144</text:p>
              </table:table-cell>
              <table:table-cell office:value-type="float" office:value="46.6484799145373">
                <text:p>46.64847991453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581.89521999434">
                <text:p>1581.89521999434</text:p>
              </table:table-cell>
              <table:table-cell office:value-type="float" office:value="48.7328689147413">
                <text:p>48.73286891474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145.72799691336">
                <text:p>2145.72799691336</text:p>
              </table:table-cell>
              <table:table-cell office:value-type="float" office:value="39.1191843389067">
                <text:p>39.11918433890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087.28001037062">
                <text:p>2087.28001037062</text:p>
              </table:table-cell>
              <table:table-cell office:value-type="float" office:value="54.4594529460766">
                <text:p>54.45945294607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864.30908282977">
                <text:p>2864.30908282977</text:p>
              </table:table-cell>
              <table:table-cell office:value-type="float" office:value="53.6955143861589">
                <text:p>53.69551438615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369.2131511764">
                <text:p>2369.2131511764</text:p>
              </table:table-cell>
              <table:table-cell office:value-type="float" office:value="62.1054521308193">
                <text:p>62.10545213081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982.74120901402">
                <text:p>1982.74120901402</text:p>
              </table:table-cell>
              <table:table-cell office:value-type="float" office:value="46.7436213156704">
                <text:p>46.7436213156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426.32937128488">
                <text:p>3426.32937128488</text:p>
              </table:table-cell>
              <table:table-cell office:value-type="float" office:value="66.0486739725863">
                <text:p>66.04867397258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285.78737339449">
                <text:p>2285.78737339449</text:p>
              </table:table-cell>
              <table:table-cell office:value-type="float" office:value="57.3546521342682">
                <text:p>57.35465213426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742.35466277401">
                <text:p>3742.35466277401</text:p>
              </table:table-cell>
              <table:table-cell office:value-type="float" office:value="69.0915766491903">
                <text:p>69.09157664919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406.79014858057">
                <text:p>3406.79014858057</text:p>
              </table:table-cell>
              <table:table-cell office:value-type="float" office:value="83.2677354746147">
                <text:p>83.26773547461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535.42555570243">
                <text:p>3535.42555570243</text:p>
              </table:table-cell>
              <table:table-cell office:value-type="float" office:value="96.6139058156869">
                <text:p>96.61390581568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335.68256239952">
                <text:p>3335.68256239952</text:p>
              </table:table-cell>
              <table:table-cell office:value-type="float" office:value="82.4375273074431">
                <text:p>82.43752730744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744.07329626869">
                <text:p>3744.07329626869</text:p>
              </table:table-cell>
              <table:table-cell office:value-type="float" office:value="83.3678644832746">
                <text:p>83.36786448327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678.73950767416">
                <text:p>3678.73950767416</text:p>
              </table:table-cell>
              <table:table-cell office:value-type="float" office:value="102.546944216941">
                <text:p>102.5469442169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504.86759807644">
                <text:p>2504.86759807644</text:p>
              </table:table-cell>
              <table:table-cell office:value-type="float" office:value="91.3394544472045">
                <text:p>91.33945444720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695.89449747799">
                <text:p>3695.89449747799</text:p>
              </table:table-cell>
              <table:table-cell office:value-type="float" office:value="83.6715297799091">
                <text:p>83.67152977990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483.2353718924">
                <text:p>3483.2353718924</text:p>
              </table:table-cell>
              <table:table-cell office:value-type="float" office:value="82.9324297999029">
                <text:p>82.93242979990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783.48016248931">
                <text:p>3783.48016248931</text:p>
              </table:table-cell>
              <table:table-cell office:value-type="float" office:value="89.5613857022603">
                <text:p>89.56138570226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650.44597809151">
                <text:p>3650.44597809151</text:p>
              </table:table-cell>
              <table:table-cell office:value-type="float" office:value="96.8192296056307">
                <text:p>96.81922960563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206.10129727604">
                <text:p>3206.10129727604</text:p>
              </table:table-cell>
              <table:table-cell office:value-type="float" office:value="73.7195092381211">
                <text:p>73.71950923812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843.72076151912">
                <text:p>2843.72076151912</text:p>
              </table:table-cell>
              <table:table-cell office:value-type="float" office:value="104.659275294794">
                <text:p>104.6592752947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074.83547570133">
                <text:p>4074.83547570133</text:p>
              </table:table-cell>
              <table:table-cell office:value-type="float" office:value="88.1143888864432">
                <text:p>88.11438888644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079.11565594743">
                <text:p>4079.11565594743</text:p>
              </table:table-cell>
              <table:table-cell office:value-type="float" office:value="98.9167466750134">
                <text:p>98.91674667501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910.37525566255">
                <text:p>3910.37525566255</text:p>
              </table:table-cell>
              <table:table-cell office:value-type="float" office:value="96.5149688320934">
                <text:p>96.51496883209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421.86442622289">
                <text:p>4421.86442622289</text:p>
              </table:table-cell>
              <table:table-cell office:value-type="float" office:value="101.705895105318">
                <text:p>101.7058951053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851.8335915127">
                <text:p>2851.8335915127</text:p>
              </table:table-cell>
              <table:table-cell office:value-type="float" office:value="79.7892515005194">
                <text:p>79.78925150051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808.11655164809">
                <text:p>3808.11655164809</text:p>
              </table:table-cell>
              <table:table-cell office:value-type="float" office:value="100.123204967007">
                <text:p>100.1232049670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317.34403391747">
                <text:p>4317.34403391747</text:p>
              </table:table-cell>
              <table:table-cell office:value-type="float" office:value="97.4385281152788">
                <text:p>97.43852811527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372.06945749633">
                <text:p>3372.06945749633</text:p>
              </table:table-cell>
              <table:table-cell office:value-type="float" office:value="90.5876357359812">
                <text:p>90.58763573598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151.71217514032">
                <text:p>4151.71217514032</text:p>
              </table:table-cell>
              <table:table-cell office:value-type="float" office:value="113.338053709839">
                <text:p>113.33805370983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915.88944849184">
                <text:p>3915.88944849184</text:p>
              </table:table-cell>
              <table:table-cell office:value-type="float" office:value="85.8063732822428">
                <text:p>85.80637328224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437.38090837026">
                <text:p>3437.38090837026</text:p>
              </table:table-cell>
              <table:table-cell office:value-type="float" office:value="83.0757257042101">
                <text:p>83.07572570421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929.3534315739">
                <text:p>2929.3534315739</text:p>
              </table:table-cell>
              <table:table-cell office:value-type="float" office:value="75.5974376905827">
                <text:p>75.59743769058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424.46713196904">
                <text:p>3424.46713196904</text:p>
              </table:table-cell>
              <table:table-cell office:value-type="float" office:value="96.2802986619644">
                <text:p>96.28029866196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886.90435776223">
                <text:p>2886.90435776223</text:p>
              </table:table-cell>
              <table:table-cell office:value-type="float" office:value="94.4137352522463">
                <text:p>94.413735252246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349.89932367208">
                <text:p>3349.89932367208</text:p>
              </table:table-cell>
              <table:table-cell office:value-type="float" office:value="99.894240795914">
                <text:p>99.8942407959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264.27210153933">
                <text:p>3264.27210153933</text:p>
              </table:table-cell>
              <table:table-cell office:value-type="float" office:value="90.9002672542586">
                <text:p>90.90026725425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318.83484140637">
                <text:p>4318.83484140637</text:p>
              </table:table-cell>
              <table:table-cell office:value-type="float" office:value="84.1756178063105">
                <text:p>84.1756178063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642.33958176359">
                <text:p>4642.33958176359</text:p>
              </table:table-cell>
              <table:table-cell office:value-type="float" office:value="65.4953302757582">
                <text:p>65.49533027575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984.23019203123">
                <text:p>3984.23019203123</text:p>
              </table:table-cell>
              <table:table-cell office:value-type="float" office:value="76.5211058618735">
                <text:p>76.52110586187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617.02542552314">
                <text:p>2617.02542552314</text:p>
              </table:table-cell>
              <table:table-cell office:value-type="float" office:value="61.1760500396136">
                <text:p>61.1760500396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160.02902306823">
                <text:p>2160.02902306823</text:p>
              </table:table-cell>
              <table:table-cell office:value-type="float" office:value="88.7241610418071">
                <text:p>88.72416104180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910.19023219809">
                <text:p>2910.19023219809</text:p>
              </table:table-cell>
              <table:table-cell office:value-type="float" office:value="65.0197195818066">
                <text:p>65.01971958180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801.92319396786">
                <text:p>2801.92319396786</text:p>
              </table:table-cell>
              <table:table-cell office:value-type="float" office:value="74.7333835314261">
                <text:p>74.73338353142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737.99151940232">
                <text:p>2737.99151940232</text:p>
              </table:table-cell>
              <table:table-cell office:value-type="float" office:value="51.0295876193151">
                <text:p>51.02958761931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291.24776526079">
                <text:p>2291.24776526079</text:p>
              </table:table-cell>
              <table:table-cell office:value-type="float" office:value="68.4643815312651">
                <text:p>68.46438153126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474.33317025927">
                <text:p>2474.33317025927</text:p>
              </table:table-cell>
              <table:table-cell office:value-type="float" office:value="67.5244539347944">
                <text:p>67.52445393479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547.90826643734">
                <text:p>2547.90826643734</text:p>
              </table:table-cell>
              <table:table-cell office:value-type="float" office:value="63.1239648181712">
                <text:p>63.12396481817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801.7750504032">
                <text:p>2801.7750504032</text:p>
              </table:table-cell>
              <table:table-cell office:value-type="float" office:value="72.3538496594876">
                <text:p>72.35384965948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448.38351425197">
                <text:p>3448.38351425197</text:p>
              </table:table-cell>
              <table:table-cell office:value-type="float" office:value="54.2375644733546">
                <text:p>54.23756447335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374.99391641592">
                <text:p>4374.99391641592</text:p>
              </table:table-cell>
              <table:table-cell office:value-type="float" office:value="61.1155181193026">
                <text:p>61.11551811930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891.05479494276">
                <text:p>4891.05479494276</text:p>
              </table:table-cell>
              <table:table-cell office:value-type="float" office:value="70.3613236488776">
                <text:p>70.36132364887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958.64582179186">
                <text:p>3958.64582179186</text:p>
              </table:table-cell>
              <table:table-cell office:value-type="float" office:value="91.364872260974">
                <text:p>91.3648722609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846.84279087545">
                <text:p>2846.84279087545</text:p>
              </table:table-cell>
              <table:table-cell office:value-type="float" office:value="89.6089375602896">
                <text:p>89.6089375602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870.08396646054">
                <text:p>3870.08396646054</text:p>
              </table:table-cell>
              <table:table-cell office:value-type="float" office:value="70.2644071685034">
                <text:p>70.26440716850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698.42177368465">
                <text:p>3698.42177368465</text:p>
              </table:table-cell>
              <table:table-cell office:value-type="float" office:value="108.947322329448">
                <text:p>108.9473223294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889.98143598493">
                <text:p>3889.98143598493</text:p>
              </table:table-cell>
              <table:table-cell office:value-type="float" office:value="97.4372881426126">
                <text:p>97.43728814261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899.39129303366">
                <text:p>3899.39129303366</text:p>
              </table:table-cell>
              <table:table-cell office:value-type="float" office:value="120.956221893104">
                <text:p>120.9562218931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626.46670608792">
                <text:p>3626.46670608792</text:p>
              </table:table-cell>
              <table:table-cell office:value-type="float" office:value="102.872611106263">
                <text:p>102.8726111062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198.10172995651">
                <text:p>4198.10172995651</text:p>
              </table:table-cell>
              <table:table-cell office:value-type="float" office:value="97.1627869872729">
                <text:p>97.16278698727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414.80112220269">
                <text:p>3414.80112220269</text:p>
              </table:table-cell>
              <table:table-cell office:value-type="float" office:value="124.365495147218">
                <text:p>124.3654951472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337.18920050922">
                <text:p>3337.18920050922</text:p>
              </table:table-cell>
              <table:table-cell office:value-type="float" office:value="103.493933551807">
                <text:p>103.4939335518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798.44040729606">
                <text:p>3798.44040729606</text:p>
              </table:table-cell>
              <table:table-cell office:value-type="float" office:value="111.792721468175">
                <text:p>111.7927214681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409.22091991807">
                <text:p>2409.22091991807</text:p>
              </table:table-cell>
              <table:table-cell office:value-type="float" office:value="129.875281991624">
                <text:p>129.8752819916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96.090126789137">
                <text:p>296.090126789137</text:p>
              </table:table-cell>
              <table:table-cell office:value-type="float" office:value="98.5440575111196">
                <text:p>98.54405751111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674.19876967689">
                <text:p>2674.19876967689</text:p>
              </table:table-cell>
              <table:table-cell office:value-type="float" office:value="135.629635077459">
                <text:p>135.62963507745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675.87544267117">
                <text:p>1675.87544267117</text:p>
              </table:table-cell>
              <table:table-cell office:value-type="float" office:value="140.650701112766">
                <text:p>140.6507011127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201.60391533557">
                <text:p>2201.60391533557</text:p>
              </table:table-cell>
              <table:table-cell office:value-type="float" office:value="150.876032923919">
                <text:p>150.8760329239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-1498.3814934582">
                <text:p>-1498.3814934582</text:p>
              </table:table-cell>
              <table:table-cell office:value-type="float" office:value="78.1444937040549">
                <text:p>78.14449370405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742.03421081961">
                <text:p>1742.03421081961</text:p>
              </table:table-cell>
              <table:table-cell office:value-type="float" office:value="131.161359939317">
                <text:p>131.1613599393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499.89805085168">
                <text:p>2499.89805085168</text:p>
              </table:table-cell>
              <table:table-cell office:value-type="float" office:value="165.216078634351">
                <text:p>165.2160786343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476.74283582277">
                <text:p>2476.74283582277</text:p>
              </table:table-cell>
              <table:table-cell office:value-type="float" office:value="161.22131632741">
                <text:p>161.221316327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513.92492023933">
                <text:p>1513.92492023933</text:p>
              </table:table-cell>
              <table:table-cell office:value-type="float" office:value="170.147009987431">
                <text:p>170.1470099874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001.43280299783">
                <text:p>2001.43280299783</text:p>
              </table:table-cell>
              <table:table-cell office:value-type="float" office:value="120.627074639825">
                <text:p>120.6270746398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931.196121984514">
                <text:p>931.196121984514</text:p>
              </table:table-cell>
              <table:table-cell office:value-type="float" office:value="139.712924613093">
                <text:p>139.7129246130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000.25603423686">
                <text:p>2000.25603423686</text:p>
              </table:table-cell>
              <table:table-cell office:value-type="float" office:value="146.952549622312">
                <text:p>146.9525496223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767.54887444677">
                <text:p>1767.54887444677</text:p>
              </table:table-cell>
              <table:table-cell office:value-type="float" office:value="151.642509888939">
                <text:p>151.6425098889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-268.345618031257">
                <text:p>-268.345618031257</text:p>
              </table:table-cell>
              <table:table-cell office:value-type="float" office:value="137.123126638727">
                <text:p>137.1231266387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-112.39115048112">
                <text:p>-112.39115048112</text:p>
              </table:table-cell>
              <table:table-cell office:value-type="float" office:value="128.251153150271">
                <text:p>128.2511531502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-3610.18889302033">
                <text:p>-3610.18889302033</text:p>
              </table:table-cell>
              <table:table-cell office:value-type="float" office:value="57.5944022661397">
                <text:p>57.59440226613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-823.076977537695">
                <text:p>-823.076977537695</text:p>
              </table:table-cell>
              <table:table-cell office:value-type="float" office:value="126.834275051463">
                <text:p>126.8342750514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-2172.53068158732">
                <text:p>-2172.53068158732</text:p>
              </table:table-cell>
              <table:table-cell office:value-type="float" office:value="63.7058698193465">
                <text:p>63.70586981934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-2679.06029433244">
                <text:p>-2679.06029433244</text:p>
              </table:table-cell>
              <table:table-cell office:value-type="float" office:value="117.900380782498">
                <text:p>117.90038078249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-3080.0708037644">
                <text:p>-3080.0708037644</text:p>
              </table:table-cell>
              <table:table-cell office:value-type="float" office:value="79.5964260180945">
                <text:p>79.59642601809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-2682.01998088034">
                <text:p>-2682.01998088034</text:p>
              </table:table-cell>
              <table:table-cell office:value-type="float" office:value="114.90021310809">
                <text:p>114.900213108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-3634.57482310883">
                <text:p>-3634.57482310883</text:p>
              </table:table-cell>
              <table:table-cell office:value-type="float" office:value="62.9868308415506">
                <text:p>62.98683084155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2153.39819729929">
                <text:p>-2153.39819729929</text:p>
              </table:table-cell>
              <table:table-cell office:value-type="float" office:value="112.593734435109">
                <text:p>112.5937344351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-2998.48790370173">
                <text:p>-2998.48790370173</text:p>
              </table:table-cell>
              <table:table-cell office:value-type="float" office:value="108.685309462506">
                <text:p>108.6853094625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3073.6831874746">
                <text:p>-3073.6831874746</text:p>
              </table:table-cell>
              <table:table-cell office:value-type="float" office:value="97.4677095673891">
                <text:p>97.46770956738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-1965.1393308066">
                <text:p>-1965.1393308066</text:p>
              </table:table-cell>
              <table:table-cell office:value-type="float" office:value="125.350905459386">
                <text:p>125.3509054593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802.24155720425">
                <text:p>1802.24155720425</text:p>
              </table:table-cell>
              <table:table-cell office:value-type="float" office:value="151.746690784121">
                <text:p>151.7466907841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332.00500481673">
                <text:p>1332.00500481673</text:p>
              </table:table-cell>
              <table:table-cell office:value-type="float" office:value="133.440077710373">
                <text:p>133.4400777103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073.1908500131">
                <text:p>2073.1908500131</text:p>
              </table:table-cell>
              <table:table-cell office:value-type="float" office:value="158.721643951139">
                <text:p>158.7216439511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173.53040013454">
                <text:p>1173.53040013454</text:p>
              </table:table-cell>
              <table:table-cell office:value-type="float" office:value="94.1793065987761">
                <text:p>94.17930659877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502.47428581204">
                <text:p>1502.47428581204</text:p>
              </table:table-cell>
              <table:table-cell office:value-type="float" office:value="117.989462150115">
                <text:p>117.9894621501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240.71451603094">
                <text:p>2240.71451603094</text:p>
              </table:table-cell>
              <table:table-cell office:value-type="float" office:value="104.303990324016">
                <text:p>104.3039903240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384.72377819609">
                <text:p>1384.72377819609</text:p>
              </table:table-cell>
              <table:table-cell office:value-type="float" office:value="103.098886888987">
                <text:p>103.0988868889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229.43550101643">
                <text:p>2229.43550101643</text:p>
              </table:table-cell>
              <table:table-cell office:value-type="float" office:value="135.869238538936">
                <text:p>135.8692385389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383.6181249769">
                <text:p>1383.6181249769</text:p>
              </table:table-cell>
              <table:table-cell office:value-type="float" office:value="87.936779075791">
                <text:p>87.9367790757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141.4502082608">
                <text:p>2141.4502082608</text:p>
              </table:table-cell>
              <table:table-cell office:value-type="float" office:value="151.122638780158">
                <text:p>151.1226387801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311.01474601775">
                <text:p>2311.01474601775</text:p>
              </table:table-cell>
              <table:table-cell office:value-type="float" office:value="142.903637436684">
                <text:p>142.9036374366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478.4491105363">
                <text:p>2478.4491105363</text:p>
              </table:table-cell>
              <table:table-cell office:value-type="float" office:value="102.803257515142">
                <text:p>102.80325751514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730.30397589058">
                <text:p>2730.30397589058</text:p>
              </table:table-cell>
              <table:table-cell office:value-type="float" office:value="104.799654210697">
                <text:p>104.7996542106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948.98057304014">
                <text:p>2948.98057304014</text:p>
              </table:table-cell>
              <table:table-cell office:value-type="float" office:value="116.282462896895">
                <text:p>116.2824628968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396.05401087783">
                <text:p>2396.05401087783</text:p>
              </table:table-cell>
              <table:table-cell office:value-type="float" office:value="105.63813336636">
                <text:p>105.638133366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-171.233475647803">
                <text:p>-171.233475647803</text:p>
              </table:table-cell>
              <table:table-cell office:value-type="float" office:value="102.1252456185">
                <text:p>102.125245618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10.501392782647">
                <text:p>810.501392782647</text:p>
              </table:table-cell>
              <table:table-cell office:value-type="float" office:value="132.424149052752">
                <text:p>132.4241490527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036.20299025753">
                <text:p>2036.20299025753</text:p>
              </table:table-cell>
              <table:table-cell office:value-type="float" office:value="99.3534292741678">
                <text:p>99.353429274167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-473.47969503598">
                <text:p>-473.47969503598</text:p>
              </table:table-cell>
              <table:table-cell office:value-type="float" office:value="107.333015000337">
                <text:p>107.3330150003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194.06668808111">
                <text:p>1194.06668808111</text:p>
              </table:table-cell>
              <table:table-cell office:value-type="float" office:value="98.8286383365221">
                <text:p>98.82863833652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287.1258135164">
                <text:p>2287.1258135164</text:p>
              </table:table-cell>
              <table:table-cell office:value-type="float" office:value="118.571030005231">
                <text:p>118.5710300052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36.634521499947">
                <text:p>936.634521499947</text:p>
              </table:table-cell>
              <table:table-cell office:value-type="float" office:value="111.092814730318">
                <text:p>111.0928147303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571.25044174664">
                <text:p>1571.25044174664</text:p>
              </table:table-cell>
              <table:table-cell office:value-type="float" office:value="114.076931802451">
                <text:p>114.0769318024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607.4682174061">
                <text:p>2607.4682174061</text:p>
              </table:table-cell>
              <table:table-cell office:value-type="float" office:value="108.832911801082">
                <text:p>108.8329118010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081.69533905647">
                <text:p>1081.69533905647</text:p>
              </table:table-cell>
              <table:table-cell office:value-type="float" office:value="121.491461361619">
                <text:p>121.4914613616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524.39566829999">
                <text:p>2524.39566829999</text:p>
              </table:table-cell>
              <table:table-cell office:value-type="float" office:value="130.115444080974">
                <text:p>130.1154440809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481.46214704893">
                <text:p>1481.46214704893</text:p>
              </table:table-cell>
              <table:table-cell office:value-type="float" office:value="121.386413266498">
                <text:p>121.3864132664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35.634048405799">
                <text:p>835.634048405799</text:p>
              </table:table-cell>
              <table:table-cell office:value-type="float" office:value="137.882261820452">
                <text:p>137.8822618204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186.87623294352">
                <text:p>2186.87623294352</text:p>
              </table:table-cell>
              <table:table-cell office:value-type="float" office:value="99.9847571528517">
                <text:p>99.98475715285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87.753790224346">
                <text:p>587.753790224346</text:p>
              </table:table-cell>
              <table:table-cell office:value-type="float" office:value="90.2339212458754">
                <text:p>90.23392124587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731.00138491796">
                <text:p>2731.00138491796</text:p>
              </table:table-cell>
              <table:table-cell office:value-type="float" office:value="110.921987535013">
                <text:p>110.9219875350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877.63576324472">
                <text:p>1877.63576324472</text:p>
              </table:table-cell>
              <table:table-cell office:value-type="float" office:value="76.3169450207612">
                <text:p>76.31694502076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959.31970441047">
                <text:p>1959.31970441047</text:p>
              </table:table-cell>
              <table:table-cell office:value-type="float" office:value="98.6459701813174">
                <text:p>98.64597018131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025.50246709856">
                <text:p>2025.50246709856</text:p>
              </table:table-cell>
              <table:table-cell office:value-type="float" office:value="96.0471304071716">
                <text:p>96.04713040717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052.4283779367">
                <text:p>1052.4283779367</text:p>
              </table:table-cell>
              <table:table-cell office:value-type="float" office:value="110.754524992639">
                <text:p>110.7545249926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-2025.20656097641">
                <text:p>-2025.20656097641</text:p>
              </table:table-cell>
              <table:table-cell office:value-type="float" office:value="53.9076965520158">
                <text:p>53.90769655201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676.2471108477">
                <text:p>1676.2471108477</text:p>
              </table:table-cell>
              <table:table-cell office:value-type="float" office:value="110.43436390112">
                <text:p>110.434363901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-412.733568516464">
                <text:p>-412.733568516464</text:p>
              </table:table-cell>
              <table:table-cell office:value-type="float" office:value="103.933354003325">
                <text:p>103.9333540033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07.666129426547">
                <text:p>607.666129426547</text:p>
              </table:table-cell>
              <table:table-cell office:value-type="float" office:value="100.543774036656">
                <text:p>100.5437740366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-161.400409368406">
                <text:p>-161.400409368406</text:p>
              </table:table-cell>
              <table:table-cell office:value-type="float" office:value="102.055055268708">
                <text:p>102.0550552687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701.17844075246">
                <text:p>1701.17844075246</text:p>
              </table:table-cell>
              <table:table-cell office:value-type="float" office:value="132.475554181269">
                <text:p>132.4755541812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593.66657108082">
                <text:p>1593.66657108082</text:p>
              </table:table-cell>
              <table:table-cell office:value-type="float" office:value="111.675243741984">
                <text:p>111.6752437419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44.320390128639">
                <text:p>744.320390128639</text:p>
              </table:table-cell>
              <table:table-cell office:value-type="float" office:value="101.764920809516">
                <text:p>101.7649208095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837.50388041752">
                <text:p>1837.50388041752</text:p>
              </table:table-cell>
              <table:table-cell office:value-type="float" office:value="136.865115466737">
                <text:p>136.8651154667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128.05541187687">
                <text:p>3128.05541187687</text:p>
              </table:table-cell>
              <table:table-cell office:value-type="float" office:value="86.1348344659782">
                <text:p>86.13483446597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351.46548002494">
                <text:p>3351.46548002494</text:p>
              </table:table-cell>
              <table:table-cell office:value-type="float" office:value="149.876397771784">
                <text:p>149.8763977717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768.99297625424">
                <text:p>2768.99297625424</text:p>
              </table:table-cell>
              <table:table-cell office:value-type="float" office:value="98.6677900661715">
                <text:p>98.66779006617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429.19751027616">
                <text:p>3429.19751027616</text:p>
              </table:table-cell>
              <table:table-cell office:value-type="float" office:value="100.221419430291">
                <text:p>100.2214194302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747.42296628445">
                <text:p>2747.42296628445</text:p>
              </table:table-cell>
              <table:table-cell office:value-type="float" office:value="110.816566278972">
                <text:p>110.8165662789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640.8979673116">
                <text:p>1640.8979673116</text:p>
              </table:table-cell>
              <table:table-cell office:value-type="float" office:value="146.175773660024">
                <text:p>146.1757736600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423.53472245415">
                <text:p>2423.53472245415</text:p>
              </table:table-cell>
              <table:table-cell office:value-type="float" office:value="112.050359346368">
                <text:p>112.0503593463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358.15692010964">
                <text:p>1358.15692010964</text:p>
              </table:table-cell>
              <table:table-cell office:value-type="float" office:value="137.633120687387">
                <text:p>137.6331206873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808.79390457454">
                <text:p>1808.79390457454</text:p>
              </table:table-cell>
              <table:table-cell office:value-type="float" office:value="97.5786081034689">
                <text:p>97.57860810346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293.69029018947">
                <text:p>3293.69029018947</text:p>
              </table:table-cell>
              <table:table-cell office:value-type="float" office:value="101.316071902379">
                <text:p>101.3160719023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534.96863913127">
                <text:p>3534.96863913127</text:p>
              </table:table-cell>
              <table:table-cell office:value-type="float" office:value="118.966338272812">
                <text:p>118.9663382728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891.79861324817">
                <text:p>2891.79861324817</text:p>
              </table:table-cell>
              <table:table-cell office:value-type="float" office:value="93.2811295048801">
                <text:p>93.28112950488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357.0731626737">
                <text:p>3357.0731626737</text:p>
              </table:table-cell>
              <table:table-cell office:value-type="float" office:value="96.479815719393">
                <text:p>96.4798157193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125.20558743741">
                <text:p>2125.20558743741</text:p>
              </table:table-cell>
              <table:table-cell office:value-type="float" office:value="107.872014960321">
                <text:p>107.8720149603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667.34215912467">
                <text:p>3667.34215912467</text:p>
              </table:table-cell>
              <table:table-cell office:value-type="float" office:value="107.641758010781">
                <text:p>107.64175801078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659.14568772118">
                <text:p>2659.14568772118</text:p>
              </table:table-cell>
              <table:table-cell office:value-type="float" office:value="99.4967110913247">
                <text:p>99.49671109132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379.27492181434">
                <text:p>3379.27492181434</text:p>
              </table:table-cell>
              <table:table-cell office:value-type="float" office:value="104.825223688362">
                <text:p>104.8252236883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690.23545338423">
                <text:p>3690.23545338423</text:p>
              </table:table-cell>
              <table:table-cell office:value-type="float" office:value="103.953499967768">
                <text:p>103.9534999677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063.70450800255">
                <text:p>2063.70450800255</text:p>
              </table:table-cell>
              <table:table-cell office:value-type="float" office:value="88.7032759649675">
                <text:p>88.70327596496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052.98762935673">
                <text:p>2052.98762935673</text:p>
              </table:table-cell>
              <table:table-cell office:value-type="float" office:value="97.5747076650847">
                <text:p>97.574707665084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738.29606660588">
                <text:p>1738.29606660588</text:p>
              </table:table-cell>
              <table:table-cell office:value-type="float" office:value="86.6447731562193">
                <text:p>86.64477315621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-741.639636207847">
                <text:p>-741.639636207847</text:p>
              </table:table-cell>
              <table:table-cell office:value-type="float" office:value="69.7188829631311">
                <text:p>69.71888296313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398.1886412972">
                <text:p>1398.1886412972</text:p>
              </table:table-cell>
              <table:table-cell office:value-type="float" office:value="108.552826995845">
                <text:p>108.5528269958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874.7989249374">
                <text:p>1874.7989249374</text:p>
              </table:table-cell>
              <table:table-cell office:value-type="float" office:value="89.049258615123">
                <text:p>89.0492586151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444.56255719483">
                <text:p>1444.56255719483</text:p>
              </table:table-cell>
              <table:table-cell office:value-type="float" office:value="74.4250905580352">
                <text:p>74.42509055803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-2568.27288094645">
                <text:p>-2568.27288094645</text:p>
              </table:table-cell>
              <table:table-cell office:value-type="float" office:value="49.0351711149007">
                <text:p>49.03517111490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-584.079934617232">
                <text:p>-584.079934617232</text:p>
              </table:table-cell>
              <table:table-cell office:value-type="float" office:value="50.9266047026031">
                <text:p>50.92660470260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39.671229322187">
                <text:p>639.671229322187</text:p>
              </table:table-cell>
              <table:table-cell office:value-type="float" office:value="73.4393239339639">
                <text:p>73.43932393396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-1107.98988639378">
                <text:p>-1107.98988639378</text:p>
              </table:table-cell>
              <table:table-cell office:value-type="float" office:value="70.2057042494648">
                <text:p>70.20570424946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-621.520783559166">
                <text:p>-621.520783559166</text:p>
              </table:table-cell>
              <table:table-cell office:value-type="float" office:value="71.1484675286456">
                <text:p>71.14846752864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049.94704302571">
                <text:p>1049.94704302571</text:p>
              </table:table-cell>
              <table:table-cell office:value-type="float" office:value="78.1935358134157">
                <text:p>78.19353581341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392.21938292115">
                <text:p>1392.21938292115</text:p>
              </table:table-cell>
              <table:table-cell office:value-type="float" office:value="68.0553978541632">
                <text:p>68.05539785416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-187.017214453601">
                <text:p>-187.017214453601</text:p>
              </table:table-cell>
              <table:table-cell office:value-type="float" office:value="82.0875424368599">
                <text:p>82.08754243685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-147.699515470737">
                <text:p>-147.699515470737</text:p>
              </table:table-cell>
              <table:table-cell office:value-type="float" office:value="61.6976426033886">
                <text:p>61.69764260338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48.324923281467">
                <text:p>748.324923281467</text:p>
              </table:table-cell>
              <table:table-cell office:value-type="float" office:value="74.2209496856843">
                <text:p>74.22094968568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550.50376263011">
                <text:p>2550.50376263011</text:p>
              </table:table-cell>
              <table:table-cell office:value-type="float" office:value="82.1077014791316">
                <text:p>82.10770147913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229.20260068009">
                <text:p>2229.20260068009</text:p>
              </table:table-cell>
              <table:table-cell office:value-type="float" office:value="69.3625745459985">
                <text:p>69.362574545998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94.260269835558">
                <text:p>194.260269835558</text:p>
              </table:table-cell>
              <table:table-cell office:value-type="float" office:value="107.042885612301">
                <text:p>107.0428856123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387.78864989784">
                <text:p>2387.78864989784</text:p>
              </table:table-cell>
              <table:table-cell office:value-type="float" office:value="85.0783828563057">
                <text:p>85.078382856305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588.03756526202">
                <text:p>1588.03756526202</text:p>
              </table:table-cell>
              <table:table-cell office:value-type="float" office:value="112.851456917427">
                <text:p>112.8514569174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851.44344046769">
                <text:p>2851.44344046769</text:p>
              </table:table-cell>
              <table:table-cell office:value-type="float" office:value="104.009601811099">
                <text:p>104.0096018110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553.61140528022">
                <text:p>1553.61140528022</text:p>
              </table:table-cell>
              <table:table-cell office:value-type="float" office:value="105.317083658791">
                <text:p>105.3170836587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466.55678553569">
                <text:p>2466.55678553569</text:p>
              </table:table-cell>
              <table:table-cell office:value-type="float" office:value="90.9708576583651">
                <text:p>90.97085765836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884.6396111204">
                <text:p>2884.6396111204</text:p>
              </table:table-cell>
              <table:table-cell office:value-type="float" office:value="61.6839690899826">
                <text:p>61.68396908998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657.09164730322">
                <text:p>2657.09164730322</text:p>
              </table:table-cell>
              <table:table-cell office:value-type="float" office:value="93.0453339343921">
                <text:p>93.04533393439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365.60799862958">
                <text:p>2365.60799862958</text:p>
              </table:table-cell>
              <table:table-cell office:value-type="float" office:value="100.043492124032">
                <text:p>100.0434921240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560.2260386448">
                <text:p>1560.2260386448</text:p>
              </table:table-cell>
              <table:table-cell office:value-type="float" office:value="91.9010439129102">
                <text:p>91.901043912910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949.40320948843">
                <text:p>2949.40320948843</text:p>
              </table:table-cell>
              <table:table-cell office:value-type="float" office:value="99.7458710489912">
                <text:p>99.74587104899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834.22236743189">
                <text:p>3834.22236743189</text:p>
              </table:table-cell>
              <table:table-cell office:value-type="float" office:value="91.6454734588505">
                <text:p>91.64547345885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747.86218088529">
                <text:p>2747.86218088529</text:p>
              </table:table-cell>
              <table:table-cell office:value-type="float" office:value="111.297691985103">
                <text:p>111.2976919851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730.15916870547">
                <text:p>3730.15916870547</text:p>
              </table:table-cell>
              <table:table-cell office:value-type="float" office:value="107.870474246331">
                <text:p>107.8704742463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594.25153000602">
                <text:p>2594.25153000602</text:p>
              </table:table-cell>
              <table:table-cell office:value-type="float" office:value="78.2630470081232">
                <text:p>78.26304700812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914.40267913798">
                <text:p>2914.40267913798</text:p>
              </table:table-cell>
              <table:table-cell office:value-type="float" office:value="106.523832755035">
                <text:p>106.5238327550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213.87856458626">
                <text:p>3213.87856458626</text:p>
              </table:table-cell>
              <table:table-cell office:value-type="float" office:value="96.31169792047">
                <text:p>96.311697920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822.82634425962">
                <text:p>1822.82634425962</text:p>
              </table:table-cell>
              <table:table-cell office:value-type="float" office:value="91.3496076617274">
                <text:p>91.349607661727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275.99739939943">
                <text:p>3275.99739939943</text:p>
              </table:table-cell>
              <table:table-cell office:value-type="float" office:value="125.004940364097">
                <text:p>125.0049403640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977.23423511558">
                <text:p>1977.23423511558</text:p>
              </table:table-cell>
              <table:table-cell office:value-type="float" office:value="82.6427108195377">
                <text:p>82.64271081953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577.68436862663">
                <text:p>2577.68436862663</text:p>
              </table:table-cell>
              <table:table-cell office:value-type="float" office:value="130.370404601411">
                <text:p>130.3704046014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739.94999519705">
                <text:p>1739.94999519705</text:p>
              </table:table-cell>
              <table:table-cell office:value-type="float" office:value="97.4750229271826">
                <text:p>97.47502292718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742.39293476472">
                <text:p>1742.39293476472</text:p>
              </table:table-cell>
              <table:table-cell office:value-type="float" office:value="113.792910622805">
                <text:p>113.7929106228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311.43034406904">
                <text:p>2311.43034406904</text:p>
              </table:table-cell>
              <table:table-cell office:value-type="float" office:value="107.907241367805">
                <text:p>107.9072413678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197.09185850135">
                <text:p>3197.09185850135</text:p>
              </table:table-cell>
              <table:table-cell office:value-type="float" office:value="140.080497790512">
                <text:p>140.0804977905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724.77029885399">
                <text:p>1724.77029885399</text:p>
              </table:table-cell>
              <table:table-cell office:value-type="float" office:value="98.9277286539089">
                <text:p>98.92772865390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398.7665753456">
                <text:p>2398.7665753456</text:p>
              </table:table-cell>
              <table:table-cell office:value-type="float" office:value="129.304190165468">
                <text:p>129.3041901654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263.32171983994">
                <text:p>1263.32171983994</text:p>
              </table:table-cell>
              <table:table-cell office:value-type="float" office:value="114.373415599868">
                <text:p>114.3734155998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713.53704656532">
                <text:p>1713.53704656532</text:p>
              </table:table-cell>
              <table:table-cell office:value-type="float" office:value="103.936353518698">
                <text:p>103.9363535186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855.09401157313">
                <text:p>1855.09401157313</text:p>
              </table:table-cell>
              <table:table-cell office:value-type="float" office:value="129.41818209152">
                <text:p>129.418182091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505.9495490202">
                <text:p>1505.9495490202</text:p>
              </table:table-cell>
              <table:table-cell office:value-type="float" office:value="133.259922129614">
                <text:p>133.2599221296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4.6603785846969">
                <text:p>44.6603785846969</text:p>
              </table:table-cell>
              <table:table-cell office:value-type="float" office:value="116.84347451427">
                <text:p>116.843474514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129.43993399946">
                <text:p>1129.43993399946</text:p>
              </table:table-cell>
              <table:table-cell office:value-type="float" office:value="109.185413668037">
                <text:p>109.1854136680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160.90970835994">
                <text:p>1160.90970835994</text:p>
              </table:table-cell>
              <table:table-cell office:value-type="float" office:value="106.846296026684">
                <text:p>106.84629602668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55.4184655452982">
                <text:p>55.4184655452982</text:p>
              </table:table-cell>
              <table:table-cell office:value-type="float" office:value="135.022090723476">
                <text:p>135.0220907234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181.26493765196">
                <text:p>1181.26493765196</text:p>
              </table:table-cell>
              <table:table-cell office:value-type="float" office:value="158.341277978895">
                <text:p>158.3412779788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743.25754176988">
                <text:p>1743.25754176988</text:p>
              </table:table-cell>
              <table:table-cell office:value-type="float" office:value="184.448985821882">
                <text:p>184.4489858218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952.07825814194">
                <text:p>1952.07825814194</text:p>
              </table:table-cell>
              <table:table-cell office:value-type="float" office:value="181.462521714334">
                <text:p>181.4625217143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845.54718113689">
                <text:p>2845.54718113689</text:p>
              </table:table-cell>
              <table:table-cell office:value-type="float" office:value="119.947868306888">
                <text:p>119.9478683068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431.56092955334">
                <text:p>3431.56092955334</text:p>
              </table:table-cell>
              <table:table-cell office:value-type="float" office:value="160.073872776376">
                <text:p>160.0738727763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481.63761022165">
                <text:p>3481.63761022165</text:p>
              </table:table-cell>
              <table:table-cell office:value-type="float" office:value="165.619903101632">
                <text:p>165.6199031016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657.37363836331">
                <text:p>2657.37363836331</text:p>
              </table:table-cell>
              <table:table-cell office:value-type="float" office:value="170.240956960409">
                <text:p>170.2409569604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932.51644727821">
                <text:p>2932.51644727821</text:p>
              </table:table-cell>
              <table:table-cell office:value-type="float" office:value="215.214360010857">
                <text:p>215.2143600108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313.75436472963">
                <text:p>2313.75436472963</text:p>
              </table:table-cell>
              <table:table-cell office:value-type="float" office:value="137.181672295113">
                <text:p>137.1816722951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149.33696758513">
                <text:p>2149.33696758513</text:p>
              </table:table-cell>
              <table:table-cell office:value-type="float" office:value="145.091803268774">
                <text:p>145.0918032687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769.92834335696">
                <text:p>2769.92834335696</text:p>
              </table:table-cell>
              <table:table-cell office:value-type="float" office:value="160.489367869194">
                <text:p>160.4893678691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766.26082465003">
                <text:p>1766.26082465003</text:p>
              </table:table-cell>
              <table:table-cell office:value-type="float" office:value="143.314718732284">
                <text:p>143.31471873228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023.17868836391">
                <text:p>1023.17868836391</text:p>
              </table:table-cell>
              <table:table-cell office:value-type="float" office:value="177.84976131788">
                <text:p>177.849761317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3338.39120251591">
                <text:p>-3338.39120251591</text:p>
              </table:table-cell>
              <table:table-cell office:value-type="float" office:value="147.860936883265">
                <text:p>147.86093688326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96.909798394191">
                <text:p>996.909798394191</text:p>
              </table:table-cell>
              <table:table-cell office:value-type="float" office:value="172.147503729887">
                <text:p>172.1475037298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75.7278310609">
                <text:p>675.7278310609</text:p>
              </table:table-cell>
              <table:table-cell office:value-type="float" office:value="183.562800536712">
                <text:p>183.5628005367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965.20965232204">
                <text:p>2965.20965232204</text:p>
              </table:table-cell>
              <table:table-cell office:value-type="float" office:value="191.710804441035">
                <text:p>191.7108044410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057.38139717286">
                <text:p>4057.38139717286</text:p>
              </table:table-cell>
              <table:table-cell office:value-type="float" office:value="185.579089055723">
                <text:p>185.5790890557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636.3015308151">
                <text:p>3636.3015308151</text:p>
              </table:table-cell>
              <table:table-cell office:value-type="float" office:value="222.636363019562">
                <text:p>222.6363630195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753.22105321454">
                <text:p>2753.22105321454</text:p>
              </table:table-cell>
              <table:table-cell office:value-type="float" office:value="173.126289630565">
                <text:p>173.1262896305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632.13470683694">
                <text:p>3632.13470683694</text:p>
              </table:table-cell>
              <table:table-cell office:value-type="float" office:value="180.163016966568">
                <text:p>180.16301696656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420.91332231896">
                <text:p>3420.91332231896</text:p>
              </table:table-cell>
              <table:table-cell office:value-type="float" office:value="212.436987569462">
                <text:p>212.4369875694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475.35348103917">
                <text:p>3475.35348103917</text:p>
              </table:table-cell>
              <table:table-cell office:value-type="float" office:value="162.775959164975">
                <text:p>162.7759591649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247.58527458367">
                <text:p>4247.58527458367</text:p>
              </table:table-cell>
              <table:table-cell office:value-type="float" office:value="198.119595061242">
                <text:p>198.11959506124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650.15026167002">
                <text:p>3650.15026167002</text:p>
              </table:table-cell>
              <table:table-cell office:value-type="float" office:value="218.749989726558">
                <text:p>218.7499897265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066.0663575444">
                <text:p>4066.0663575444</text:p>
              </table:table-cell>
              <table:table-cell office:value-type="float" office:value="212.035288440529">
                <text:p>212.0352884405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839.20043614624">
                <text:p>2839.20043614624</text:p>
              </table:table-cell>
              <table:table-cell office:value-type="float" office:value="166.411334734131">
                <text:p>166.4113347341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006.09365099953">
                <text:p>3006.09365099953</text:p>
              </table:table-cell>
              <table:table-cell office:value-type="float" office:value="228.411488212365">
                <text:p>228.4114882123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130.10885255362">
                <text:p>3130.10885255362</text:p>
              </table:table-cell>
              <table:table-cell office:value-type="float" office:value="190.962849607435">
                <text:p>190.9628496074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963.42483131126">
                <text:p>2963.42483131126</text:p>
              </table:table-cell>
              <table:table-cell office:value-type="float" office:value="181.384228347847">
                <text:p>181.38422834784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136.59461829993">
                <text:p>3136.59461829993</text:p>
              </table:table-cell>
              <table:table-cell office:value-type="float" office:value="187.258496190698">
                <text:p>187.25849619069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064.24953257899">
                <text:p>4064.24953257899</text:p>
              </table:table-cell>
              <table:table-cell office:value-type="float" office:value="233.412041843822">
                <text:p>233.4120418438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828.36934906365">
                <text:p>3828.36934906365</text:p>
              </table:table-cell>
              <table:table-cell office:value-type="float" office:value="222.851981066656">
                <text:p>222.85198106665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094.30130964144">
                <text:p>3094.30130964144</text:p>
              </table:table-cell>
              <table:table-cell office:value-type="float" office:value="192.341734088911">
                <text:p>192.3417340889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316.01892870212">
                <text:p>3316.01892870212</text:p>
              </table:table-cell>
              <table:table-cell office:value-type="float" office:value="192.047631380031">
                <text:p>192.0476313800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553.96601329309">
                <text:p>2553.96601329309</text:p>
              </table:table-cell>
              <table:table-cell office:value-type="float" office:value="185.601478843973">
                <text:p>185.6014788439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701.03441664005">
                <text:p>3701.03441664005</text:p>
              </table:table-cell>
              <table:table-cell office:value-type="float" office:value="190.15216775178">
                <text:p>190.152167751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837.93024977724">
                <text:p>1837.93024977724</text:p>
              </table:table-cell>
              <table:table-cell office:value-type="float" office:value="170.137466461142">
                <text:p>170.13746646114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903.64325178522">
                <text:p>3903.64325178522</text:p>
              </table:table-cell>
              <table:table-cell office:value-type="float" office:value="180.682986540627">
                <text:p>180.6829865406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739.73996530881">
                <text:p>3739.73996530881</text:p>
              </table:table-cell>
              <table:table-cell office:value-type="float" office:value="202.422545824293">
                <text:p>202.4225458242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294.19344921733">
                <text:p>3294.19344921733</text:p>
              </table:table-cell>
              <table:table-cell office:value-type="float" office:value="148.282301882096">
                <text:p>148.2823018820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606.7010308847">
                <text:p>3606.7010308847</text:p>
              </table:table-cell>
              <table:table-cell office:value-type="float" office:value="160.835908826185">
                <text:p>160.8359088261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264.95966514401">
                <text:p>3264.95966514401</text:p>
              </table:table-cell>
              <table:table-cell office:value-type="float" office:value="200.633300094913">
                <text:p>200.6333000949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864.93398902114">
                <text:p>3864.93398902114</text:p>
              </table:table-cell>
              <table:table-cell office:value-type="float" office:value="168.177815736853">
                <text:p>168.1778157368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755.71299829062">
                <text:p>3755.71299829062</text:p>
              </table:table-cell>
              <table:table-cell office:value-type="float" office:value="223.592755204788">
                <text:p>223.5927552047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843.70676522287">
                <text:p>1843.70676522287</text:p>
              </table:table-cell>
              <table:table-cell office:value-type="float" office:value="164.802510487463">
                <text:p>164.8025104874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276.37354352151">
                <text:p>2276.37354352151</text:p>
              </table:table-cell>
              <table:table-cell office:value-type="float" office:value="139.668403327208">
                <text:p>139.6684033272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712.43182077086">
                <text:p>1712.43182077086</text:p>
              </table:table-cell>
              <table:table-cell office:value-type="float" office:value="153.274671042408">
                <text:p>153.2746710424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813.03964661996">
                <text:p>2813.03964661996</text:p>
              </table:table-cell>
              <table:table-cell office:value-type="float" office:value="169.800489617686">
                <text:p>169.8004896176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515.33598427283">
                <text:p>3515.33598427283</text:p>
              </table:table-cell>
              <table:table-cell office:value-type="float" office:value="160.404825990997">
                <text:p>160.40482599099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127.8148270621">
                <text:p>3127.8148270621</text:p>
              </table:table-cell>
              <table:table-cell office:value-type="float" office:value="125.983777338499">
                <text:p>125.9837773384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960.97250687047">
                <text:p>3960.97250687047</text:p>
              </table:table-cell>
              <table:table-cell office:value-type="float" office:value="176.187569866469">
                <text:p>176.1875698664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627.39511013755">
                <text:p>3627.39511013755</text:p>
              </table:table-cell>
              <table:table-cell office:value-type="float" office:value="186.276143640501">
                <text:p>186.2761436405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420.60398968796">
                <text:p>4420.60398968796</text:p>
              </table:table-cell>
              <table:table-cell office:value-type="float" office:value="159.573935205001">
                <text:p>159.5739352050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179.08095652464">
                <text:p>4179.08095652464</text:p>
              </table:table-cell>
              <table:table-cell office:value-type="float" office:value="184.115371358954">
                <text:p>184.1153713589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881.73615544925">
                <text:p>2881.73615544925</text:p>
              </table:table-cell>
              <table:table-cell office:value-type="float" office:value="211.815263363416">
                <text:p>211.8152633634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578.41389994741">
                <text:p>3578.41389994741</text:p>
              </table:table-cell>
              <table:table-cell office:value-type="float" office:value="159.729160115426">
                <text:p>159.7291601154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407.63128122188">
                <text:p>3407.63128122188</text:p>
              </table:table-cell>
              <table:table-cell office:value-type="float" office:value="177.888972955197">
                <text:p>177.8889729551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833.63773512468">
                <text:p>3833.63773512468</text:p>
              </table:table-cell>
              <table:table-cell office:value-type="float" office:value="164.043621877371">
                <text:p>164.0436218773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661.48324113802">
                <text:p>3661.48324113802</text:p>
              </table:table-cell>
              <table:table-cell office:value-type="float" office:value="160.964748217236">
                <text:p>160.9647482172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562.60468341775">
                <text:p>3562.60468341775</text:p>
              </table:table-cell>
              <table:table-cell office:value-type="float" office:value="123.087331882096">
                <text:p>123.0873318820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-1699.18431204315">
                <text:p>-1699.18431204315</text:p>
              </table:table-cell>
              <table:table-cell office:value-type="float" office:value="117.939565708924">
                <text:p>117.9395657089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-2932.50307000129">
                <text:p>-2932.50307000129</text:p>
              </table:table-cell>
              <table:table-cell office:value-type="float" office:value="122.721300888597">
                <text:p>122.7213008885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599.34451958303">
                <text:p>3599.34451958303</text:p>
              </table:table-cell>
              <table:table-cell office:value-type="float" office:value="165.657713307534">
                <text:p>165.65771330753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3170.00804379269">
                <text:p>3170.00804379269</text:p>
              </table:table-cell>
              <table:table-cell office:value-type="float" office:value="198.91917574691">
                <text:p>198.919175746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3952.6937203625">
                <text:p>3952.6937203625</text:p>
              </table:table-cell>
              <table:table-cell office:value-type="float" office:value="177.108353775786">
                <text:p>177.1083537757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2907.00502532906">
                <text:p>2907.00502532906</text:p>
              </table:table-cell>
              <table:table-cell office:value-type="float" office:value="220.708467255195">
                <text:p>220.7084672551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4159.12840342869">
                <text:p>4159.12840342869</text:p>
              </table:table-cell>
              <table:table-cell office:value-type="float" office:value="218.017775234009">
                <text:p>218.0177752340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2705.68743226083">
                <text:p>2705.68743226083</text:p>
              </table:table-cell>
              <table:table-cell office:value-type="float" office:value="138.820797789743">
                <text:p>138.82079778974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4198.83670113254">
                <text:p>4198.83670113254</text:p>
              </table:table-cell>
              <table:table-cell office:value-type="float" office:value="141.282112580933">
                <text:p>141.2821125809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2877.79917659698">
                <text:p>2877.79917659698</text:p>
              </table:table-cell>
              <table:table-cell office:value-type="float" office:value="217.941610565735">
                <text:p>217.94161056573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3829.10969871386">
                <text:p>3829.10969871386</text:p>
              </table:table-cell>
              <table:table-cell office:value-type="float" office:value="186.172445099777">
                <text:p>186.17244509977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3235.02435093433">
                <text:p>3235.02435093433</text:p>
              </table:table-cell>
              <table:table-cell office:value-type="float" office:value="169.82378030119">
                <text:p>169.8237803011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3602.92087858602">
                <text:p>3602.92087858602</text:p>
              </table:table-cell>
              <table:table-cell office:value-type="float" office:value="160.890164875333">
                <text:p>160.8901648753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2750.05479411541">
                <text:p>2750.05479411541</text:p>
              </table:table-cell>
              <table:table-cell office:value-type="float" office:value="151.842404326901">
                <text:p>151.8424043269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3215.16666810344">
                <text:p>3215.16666810344</text:p>
              </table:table-cell>
              <table:table-cell office:value-type="float" office:value="166.213608549139">
                <text:p>166.21360854913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3676.83929707757">
                <text:p>3676.83929707757</text:p>
              </table:table-cell>
              <table:table-cell office:value-type="float" office:value="170.258721220261">
                <text:p>170.2587212202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3009.38062524728">
                <text:p>3009.38062524728</text:p>
              </table:table-cell>
              <table:table-cell office:value-type="float" office:value="142.000637891819">
                <text:p>142.00063789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29cm" svg:height="4.348cm" xlink:href=".." xlink:type="simple" chart:class="chart:scatter" chart:style-name="ch1">
        <chart:legend chart:legend-position="end" svg:x="4.427cm" svg:y="0.98cm" style:legend-expansion="high" chart:style-name="ch2"/>
        <chart:plot-area chart:style-name="ch3" table:cell-range-address="'training_log (copy)'.A1:'training_log (copy)'.D1015" chart:data-source-has-labels="row" svg:x="0.154cm" svg:y="0.086cm" svg:width="4.119cm" svg:height="4.176cm">
          <chartooo:coordinate-region svg:x="0.987cm" svg:y="0.286cm" svg:width="2.187cm" svg:height="3.3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training_log (copy)'.B2:'training_log (copy)'.B1015" chart:label-cell-address="'training_log (copy)'.B1:'training_log (copy)'.B1" chart:class="chart:scatter">
            <chart:domain table:cell-range-address="'training_log (copy)'.A2:'training_log (copy)'.A1015"/>
            <chart:data-point chart:repeated="1014"/>
          </chart:series>
          <chart:series chart:attached-axis="secondary-y" chart:style-name="ch8" chart:values-cell-range-address="'training_log (copy)'.C2:'training_log (copy)'.C1015" chart:label-cell-address="'training_log (copy)'.C1:'training_log (copy)'.C1" chart:class="chart:scatter">
            <chart:data-point chart:repeated="1014"/>
          </chart:series>
          <chart:series chart:attached-axis="primary-y" chart:style-name="ch9" chart:values-cell-range-address="'training_log (copy)'.D2:'training_log (copy)'.D1015" chart:label-cell-address="'training_log (copy)'.D1:'training_log (copy)'.D1" chart:class="chart:scatter">
            <chart:data-point chart:repeated="10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CM Inverse Loss</text:p>
                <draw:g>
                  <svg:desc>'training_log (copy)'.B1:'training_log (copy)'.B1</svg:desc>
                </draw:g>
              </table:table-cell>
              <table:table-cell office:value-type="string">
                <text:p>ICM Forward Loss</text:p>
                <draw:g>
                  <svg:desc>'training_log (copy)'.C1:'training_log (copy)'.C1</svg:desc>
                </draw:g>
              </table:table-cell>
              <table:table-cell office:value-type="string">
                <text:p>Actor Loss</text:p>
                <draw:g>
                  <svg:desc>'training_log (copy)'.D1:'training_log (copy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raining_log (copy)'.A2:'training_log (copy)'.A1015</svg:desc>
                </draw:g>
              </table:table-cell>
              <table:table-cell office:value-type="float" office:value="0.401666194200516">
                <text:p>0.401666194200516</text:p>
                <draw:g>
                  <svg:desc>'training_log (copy)'.B2:'training_log (copy)'.B1015</svg:desc>
                </draw:g>
              </table:table-cell>
              <table:table-cell office:value-type="float" office:value="0.00390482074581087">
                <text:p>0.00390482074581087</text:p>
                <draw:g>
                  <svg:desc>'training_log (copy)'.C2:'training_log (copy)'.C1015</svg:desc>
                </draw:g>
              </table:table-cell>
              <table:table-cell office:value-type="float" office:value="-0.000321633368730545">
                <text:p>-0.000321633368730545</text:p>
                <draw:g>
                  <svg:desc>'training_log (copy)'.D2:'training_log (copy)'.D10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13854134082794">
                <text:p>0.513854134082794</text:p>
              </table:table-cell>
              <table:table-cell office:value-type="float" office:value="0.00524814166128635">
                <text:p>0.00524814166128635</text:p>
              </table:table-cell>
              <table:table-cell office:value-type="float" office:value="-0.00172679778188467">
                <text:p>-0.00172679778188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14374941587448">
                <text:p>0.414374941587448</text:p>
              </table:table-cell>
              <table:table-cell office:value-type="float" office:value="0.00233472305117175">
                <text:p>0.00233472305117175</text:p>
              </table:table-cell>
              <table:table-cell office:value-type="float" office:value="-0.000645566685125232">
                <text:p>-0.000645566685125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23094642162323">
                <text:p>0.423094642162323</text:p>
              </table:table-cell>
              <table:table-cell office:value-type="float" office:value="0.00262514181667939">
                <text:p>0.00262514181667939</text:p>
              </table:table-cell>
              <table:table-cell office:value-type="float" office:value="-0.000702712684869766">
                <text:p>-0.000702712684869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6082798242569">
                <text:p>0.46082798242569</text:p>
              </table:table-cell>
              <table:table-cell office:value-type="float" office:value="0.00138438537251204">
                <text:p>0.00138438537251204</text:p>
              </table:table-cell>
              <table:table-cell office:value-type="float" office:value="-0.0077380171045661">
                <text:p>-0.0077380171045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1773362159729">
                <text:p>0.41773362159729</text:p>
              </table:table-cell>
              <table:table-cell office:value-type="float" office:value="0.00161304720677435">
                <text:p>0.00161304720677435</text:p>
              </table:table-cell>
              <table:table-cell office:value-type="float" office:value="-0.0190627564676106">
                <text:p>-0.0190627564676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09017261862755">
                <text:p>0.309017261862755</text:p>
              </table:table-cell>
              <table:table-cell office:value-type="float" office:value="0.00198149872012436">
                <text:p>0.00198149872012436</text:p>
              </table:table-cell>
              <table:table-cell office:value-type="float" office:value="-0.00135379675775766">
                <text:p>-0.00135379675775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65022963285446">
                <text:p>0.465022963285446</text:p>
              </table:table-cell>
              <table:table-cell office:value-type="float" office:value="0.00249104434624314">
                <text:p>0.00249104434624314</text:p>
              </table:table-cell>
              <table:table-cell office:value-type="float" office:value="-0.0168101799674332">
                <text:p>-0.0168101799674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548176407814">
                <text:p>0.26548176407814</text:p>
              </table:table-cell>
              <table:table-cell office:value-type="float" office:value="0.00212736882967874">
                <text:p>0.00212736882967874</text:p>
              </table:table-cell>
              <table:table-cell office:value-type="float" office:value="0.000602659583091736">
                <text:p>0.000602659583091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4941761493683">
                <text:p>0.454941761493683</text:p>
              </table:table-cell>
              <table:table-cell office:value-type="float" office:value="0.00304861429613084">
                <text:p>0.00304861429613084</text:p>
              </table:table-cell>
              <table:table-cell office:value-type="float" office:value="-0.000215324200689793">
                <text:p>-0.000215324200689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18118408322334">
                <text:p>0.418118408322334</text:p>
              </table:table-cell>
              <table:table-cell office:value-type="float" office:value="0.00151125940028578">
                <text:p>0.00151125940028578</text:p>
              </table:table-cell>
              <table:table-cell office:value-type="float" office:value="-0.00819225767627358">
                <text:p>-0.00819225767627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55442631244659">
                <text:p>0.355442631244659</text:p>
              </table:table-cell>
              <table:table-cell office:value-type="float" office:value="0.0000783277362643275">
                <text:p>0.0000783277362643275</text:p>
              </table:table-cell>
              <table:table-cell office:value-type="float" office:value="-0.00260013546794653">
                <text:p>-0.00260013546794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22801992297173">
                <text:p>0.322801992297173</text:p>
              </table:table-cell>
              <table:table-cell office:value-type="float" office:value="0.00308775003068149">
                <text:p>0.00308775003068149</text:p>
              </table:table-cell>
              <table:table-cell office:value-type="float" office:value="-0.00864249132573605">
                <text:p>-0.00864249132573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14643517136574">
                <text:p>0.414643517136574</text:p>
              </table:table-cell>
              <table:table-cell office:value-type="float" office:value="0.00194552205502987">
                <text:p>0.00194552205502987</text:p>
              </table:table-cell>
              <table:table-cell office:value-type="float" office:value="-0.00673425886780024">
                <text:p>-0.00673425886780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69196555018425">
                <text:p>0.269196555018425</text:p>
              </table:table-cell>
              <table:table-cell office:value-type="float" office:value="0.000156240764772519">
                <text:p>0.000156240764772519</text:p>
              </table:table-cell>
              <table:table-cell office:value-type="float" office:value="-0.000328504107892513">
                <text:p>-0.000328504107892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662558734417">
                <text:p>0.49662558734417</text:p>
              </table:table-cell>
              <table:table-cell office:value-type="float" office:value="0.000860523874871433">
                <text:p>0.000860523874871433</text:p>
              </table:table-cell>
              <table:table-cell office:value-type="float" office:value="-0.00194499734789133">
                <text:p>-0.00194499734789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17993780970573">
                <text:p>0.417993780970573</text:p>
              </table:table-cell>
              <table:table-cell office:value-type="float" office:value="0.000234484097018139">
                <text:p>0.000234484097018139</text:p>
              </table:table-cell>
              <table:table-cell office:value-type="float" office:value="-0.0103550180792809">
                <text:p>-0.0103550180792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76333439350128">
                <text:p>0.376333439350128</text:p>
              </table:table-cell>
              <table:table-cell office:value-type="float" office:value="0.00374787442851812">
                <text:p>0.00374787442851812</text:p>
              </table:table-cell>
              <table:table-cell office:value-type="float" office:value="-0.00292756631970406">
                <text:p>-0.00292756631970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37096619606">
                <text:p>0.44537096619606</text:p>
              </table:table-cell>
              <table:table-cell office:value-type="float" office:value="0.00140550535870716">
                <text:p>0.00140550535870716</text:p>
              </table:table-cell>
              <table:table-cell office:value-type="float" office:value="-0.0000536344945430756">
                <text:p>-0.0000536344945430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60128310322762">
                <text:p>0.360128310322762</text:p>
              </table:table-cell>
              <table:table-cell office:value-type="float" office:value="0.00145277252886444">
                <text:p>0.00145277252886444</text:p>
              </table:table-cell>
              <table:table-cell office:value-type="float" office:value="-0.00716776270419359">
                <text:p>-0.00716776270419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64718142151833">
                <text:p>0.364718142151833</text:p>
              </table:table-cell>
              <table:table-cell office:value-type="float" office:value="0.000636369362473488">
                <text:p>0.000636369362473488</text:p>
              </table:table-cell>
              <table:table-cell office:value-type="float" office:value="-0.00371312163770199">
                <text:p>-0.00371312163770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7094258069992">
                <text:p>0.407094258069992</text:p>
              </table:table-cell>
              <table:table-cell office:value-type="float" office:value="0.00170860291691497">
                <text:p>0.00170860291691497</text:p>
              </table:table-cell>
              <table:table-cell office:value-type="float" office:value="-0.00290098171681166">
                <text:p>-0.00290098171681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23621115088463">
                <text:p>0.423621115088463</text:p>
              </table:table-cell>
              <table:table-cell office:value-type="float" office:value="0.000533448214991949">
                <text:p>0.000533448214991949</text:p>
              </table:table-cell>
              <table:table-cell office:value-type="float" office:value="-0.00167686939239502">
                <text:p>-0.00167686939239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15632691979408">
                <text:p>0.315632691979408</text:p>
              </table:table-cell>
              <table:table-cell office:value-type="float" office:value="0.000532221188768745">
                <text:p>0.000532221188768745</text:p>
              </table:table-cell>
              <table:table-cell office:value-type="float" office:value="-0.00508629214018583">
                <text:p>-0.00508629214018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8962396979332">
                <text:p>0.488962396979332</text:p>
              </table:table-cell>
              <table:table-cell office:value-type="float" office:value="0.00140434796921909">
                <text:p>0.00140434796921909</text:p>
              </table:table-cell>
              <table:table-cell office:value-type="float" office:value="-0.00604045111685991">
                <text:p>-0.00604045111685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61682552099228">
                <text:p>0.361682552099228</text:p>
              </table:table-cell>
              <table:table-cell office:value-type="float" office:value="0.000990885240025818">
                <text:p>0.000990885240025818</text:p>
              </table:table-cell>
              <table:table-cell office:value-type="float" office:value="0.00087653212249279">
                <text:p>0.00087653212249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914096951485">
                <text:p>0.478914096951485</text:p>
              </table:table-cell>
              <table:table-cell office:value-type="float" office:value="0.00170702397590503">
                <text:p>0.00170702397590503</text:p>
              </table:table-cell>
              <table:table-cell office:value-type="float" office:value="-0.00364822447299957">
                <text:p>-0.00364822447299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77234217524529">
                <text:p>0.477234217524529</text:p>
              </table:table-cell>
              <table:table-cell office:value-type="float" office:value="0.00263894507661462">
                <text:p>0.00263894507661462</text:p>
              </table:table-cell>
              <table:table-cell office:value-type="float" office:value="-0.00626346739009023">
                <text:p>-0.00626346739009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46129247546196">
                <text:p>0.446129247546196</text:p>
              </table:table-cell>
              <table:table-cell office:value-type="float" office:value="0.00146855381317437">
                <text:p>0.00146855381317437</text:p>
              </table:table-cell>
              <table:table-cell office:value-type="float" office:value="0.00081587927415967">
                <text:p>0.00081587927415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61035227775574">
                <text:p>0.461035227775574</text:p>
              </table:table-cell>
              <table:table-cell office:value-type="float" office:value="0.00325804410967976">
                <text:p>0.00325804410967976</text:p>
              </table:table-cell>
              <table:table-cell office:value-type="float" office:value="-0.000922959111630916">
                <text:p>-0.0009229591116309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69158652424812">
                <text:p>0.369158652424812</text:p>
              </table:table-cell>
              <table:table-cell office:value-type="float" office:value="0.00216361677739769">
                <text:p>0.00216361677739769</text:p>
              </table:table-cell>
              <table:table-cell office:value-type="float" office:value="-0.00987854525446892">
                <text:p>-0.00987854525446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76351749897003">
                <text:p>0.476351749897003</text:p>
              </table:table-cell>
              <table:table-cell office:value-type="float" office:value="0.000506418661097996">
                <text:p>0.000506418661097996</text:p>
              </table:table-cell>
              <table:table-cell office:value-type="float" office:value="-0.000355574581772089">
                <text:p>-0.000355574581772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73737958073616">
                <text:p>0.473737958073616</text:p>
              </table:table-cell>
              <table:table-cell office:value-type="float" office:value="0.00101676870835945">
                <text:p>0.00101676870835945</text:p>
              </table:table-cell>
              <table:table-cell office:value-type="float" office:value="-0.00312955509871244">
                <text:p>-0.00312955509871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24206441640854">
                <text:p>0.224206441640854</text:p>
              </table:table-cell>
              <table:table-cell office:value-type="float" office:value="0.0000554196809389396">
                <text:p>0.0000554196809389396</text:p>
              </table:table-cell>
              <table:table-cell office:value-type="float" office:value="-0.0000779442489147186">
                <text:p>-0.0000779442489147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7706569433212">
                <text:p>0.427706569433212</text:p>
              </table:table-cell>
              <table:table-cell office:value-type="float" office:value="0.000684481766074896">
                <text:p>0.000684481766074896</text:p>
              </table:table-cell>
              <table:table-cell office:value-type="float" office:value="-0.0051303232088685">
                <text:p>-0.0051303232088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94326788187027">
                <text:p>0.394326788187027</text:p>
              </table:table-cell>
              <table:table-cell office:value-type="float" office:value="0.00248404163867235">
                <text:p>0.00248404163867235</text:p>
              </table:table-cell>
              <table:table-cell office:value-type="float" office:value="-0.00373462224379182">
                <text:p>-0.00373462224379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6682646274567">
                <text:p>0.606682646274567</text:p>
              </table:table-cell>
              <table:table-cell office:value-type="float" office:value="0.00115234162658453">
                <text:p>0.00115234162658453</text:p>
              </table:table-cell>
              <table:table-cell office:value-type="float" office:value="-0.00197803787887096">
                <text:p>-0.00197803787887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06628748774528">
                <text:p>0.406628748774528</text:p>
              </table:table-cell>
              <table:table-cell office:value-type="float" office:value="0.000848268804838881">
                <text:p>0.000848268804838881</text:p>
              </table:table-cell>
              <table:table-cell office:value-type="float" office:value="-0.00116861388087273">
                <text:p>-0.00116861388087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95608121156692">
                <text:p>0.595608121156692</text:p>
              </table:table-cell>
              <table:table-cell office:value-type="float" office:value="0.00209567565470934">
                <text:p>0.00209567565470934</text:p>
              </table:table-cell>
              <table:table-cell office:value-type="float" office:value="-0.00803777407854795">
                <text:p>-0.00803777407854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10249105095863">
                <text:p>0.510249105095863</text:p>
              </table:table-cell>
              <table:table-cell office:value-type="float" office:value="0.000728808215353638">
                <text:p>0.000728808215353638</text:p>
              </table:table-cell>
              <table:table-cell office:value-type="float" office:value="-0.00276290867477655">
                <text:p>-0.00276290867477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16962623596191">
                <text:p>0.416962623596191</text:p>
              </table:table-cell>
              <table:table-cell office:value-type="float" office:value="0.000602723829797469">
                <text:p>0.000602723829797469</text:p>
              </table:table-cell>
              <table:table-cell office:value-type="float" office:value="0.0000139765441417694">
                <text:p>0.0000139765441417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34189021587372">
                <text:p>0.534189021587372</text:p>
              </table:table-cell>
              <table:table-cell office:value-type="float" office:value="0.000653650419553742">
                <text:p>0.000653650419553742</text:p>
              </table:table-cell>
              <table:table-cell office:value-type="float" office:value="-0.003985037188977">
                <text:p>-0.003985037188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5359493792057">
                <text:p>0.35359493792057</text:p>
              </table:table-cell>
              <table:table-cell office:value-type="float" office:value="0.00237031260039657">
                <text:p>0.00237031260039657</text:p>
              </table:table-cell>
              <table:table-cell office:value-type="float" office:value="-0.0014792924746871">
                <text:p>-0.0014792924746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5360651612282">
                <text:p>0.445360651612282</text:p>
              </table:table-cell>
              <table:table-cell office:value-type="float" office:value="0.00148868032265455">
                <text:p>0.00148868032265455</text:p>
              </table:table-cell>
              <table:table-cell office:value-type="float" office:value="-0.00328343529254198">
                <text:p>-0.00328343529254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06333130598068">
                <text:p>0.306333130598068</text:p>
              </table:table-cell>
              <table:table-cell office:value-type="float" office:value="0.000592949232668616">
                <text:p>0.000592949232668616</text:p>
              </table:table-cell>
              <table:table-cell office:value-type="float" office:value="-0.00305095557123423">
                <text:p>-0.00305095557123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42852932214737">
                <text:p>0.542852932214737</text:p>
              </table:table-cell>
              <table:table-cell office:value-type="float" office:value="0.000753989233635366">
                <text:p>0.000753989233635366</text:p>
              </table:table-cell>
              <table:table-cell office:value-type="float" office:value="-0.00396158266812563">
                <text:p>-0.00396158266812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49098536372185">
                <text:p>0.349098536372185</text:p>
              </table:table-cell>
              <table:table-cell office:value-type="float" office:value="0.00202831688802689">
                <text:p>0.00202831688802689</text:p>
              </table:table-cell>
              <table:table-cell office:value-type="float" office:value="-0.00290738046169281">
                <text:p>-0.00290738046169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54652416706085">
                <text:p>0.454652416706085</text:p>
              </table:table-cell>
              <table:table-cell office:value-type="float" office:value="0.000765242532361299">
                <text:p>0.000765242532361299</text:p>
              </table:table-cell>
              <table:table-cell office:value-type="float" office:value="-0.00099423248320818">
                <text:p>-0.00099423248320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7234176397324">
                <text:p>0.617234176397324</text:p>
              </table:table-cell>
              <table:table-cell office:value-type="float" office:value="0.000235036024241708">
                <text:p>0.000235036024241708</text:p>
              </table:table-cell>
              <table:table-cell office:value-type="float" office:value="-0.00286860167980194">
                <text:p>-0.00286860167980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07527104020119">
                <text:p>0.507527104020119</text:p>
              </table:table-cell>
              <table:table-cell office:value-type="float" office:value="0.00103996102698147">
                <text:p>0.00103996102698147</text:p>
              </table:table-cell>
              <table:table-cell office:value-type="float" office:value="-0.00221141986548901">
                <text:p>-0.00221141986548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38340854644775">
                <text:p>0.538340854644775</text:p>
              </table:table-cell>
              <table:table-cell office:value-type="float" office:value="0.000583401136100292">
                <text:p>0.000583401136100292</text:p>
              </table:table-cell>
              <table:table-cell office:value-type="float" office:value="-0.0018334437161684">
                <text:p>-0.00183344371616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48160976171493">
                <text:p>0.648160976171493</text:p>
              </table:table-cell>
              <table:table-cell office:value-type="float" office:value="0.00134600442834198">
                <text:p>0.00134600442834198</text:p>
              </table:table-cell>
              <table:table-cell office:value-type="float" office:value="-0.0110770708881319">
                <text:p>-0.0110770708881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29766368865967">
                <text:p>0.529766368865967</text:p>
              </table:table-cell>
              <table:table-cell office:value-type="float" office:value="0.00112551068887115">
                <text:p>0.00112551068887115</text:p>
              </table:table-cell>
              <table:table-cell office:value-type="float" office:value="-0.01209218762815">
                <text:p>-0.01209218762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95596307516098">
                <text:p>0.595596307516098</text:p>
              </table:table-cell>
              <table:table-cell office:value-type="float" office:value="0.0016333365580067">
                <text:p>0.0016333365580067</text:p>
              </table:table-cell>
              <table:table-cell office:value-type="float" office:value="-0.000630819238722324">
                <text:p>-0.000630819238722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61418235301971">
                <text:p>0.561418235301971</text:p>
              </table:table-cell>
              <table:table-cell office:value-type="float" office:value="0.00111835446441546">
                <text:p>0.00111835446441546</text:p>
              </table:table-cell>
              <table:table-cell office:value-type="float" office:value="-0.000294851697981358">
                <text:p>-0.000294851697981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79047167301178">
                <text:p>0.479047167301178</text:p>
              </table:table-cell>
              <table:table-cell office:value-type="float" office:value="0.000189218478044495">
                <text:p>0.000189218478044495</text:p>
              </table:table-cell>
              <table:table-cell office:value-type="float" office:value="-0.000124184042215347">
                <text:p>-0.000124184042215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36621177196503">
                <text:p>0.436621177196503</text:p>
              </table:table-cell>
              <table:table-cell office:value-type="float" office:value="0.000981070339912549">
                <text:p>0.000981070339912549</text:p>
              </table:table-cell>
              <table:table-cell office:value-type="float" office:value="-0.000176287814974785">
                <text:p>-0.000176287814974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4177787899971">
                <text:p>0.34177787899971</text:p>
              </table:table-cell>
              <table:table-cell office:value-type="float" office:value="0.00114877099404112">
                <text:p>0.00114877099404112</text:p>
              </table:table-cell>
              <table:table-cell office:value-type="float" office:value="-0.0000212155282497406">
                <text:p>-0.0000212155282497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51165640354157">
                <text:p>0.451165640354157</text:p>
              </table:table-cell>
              <table:table-cell office:value-type="float" office:value="0.00045725018135272">
                <text:p>0.00045725018135272</text:p>
              </table:table-cell>
              <table:table-cell office:value-type="float" office:value="-0.00101179350167513">
                <text:p>-0.00101179350167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3493023514748">
                <text:p>0.493493023514748</text:p>
              </table:table-cell>
              <table:table-cell office:value-type="float" office:value="0.00250776298344135">
                <text:p>0.00250776298344135</text:p>
              </table:table-cell>
              <table:table-cell office:value-type="float" office:value="-0.0047435550019145">
                <text:p>-0.0047435550019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09841912984848">
                <text:p>0.509841912984848</text:p>
              </table:table-cell>
              <table:table-cell office:value-type="float" office:value="0.00157828360097483">
                <text:p>0.00157828360097483</text:p>
              </table:table-cell>
              <table:table-cell office:value-type="float" office:value="-0.000606603920459747">
                <text:p>-0.0006066039204597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18525803089142">
                <text:p>0.518525803089142</text:p>
              </table:table-cell>
              <table:table-cell office:value-type="float" office:value="0.00154969790019095">
                <text:p>0.00154969790019095</text:p>
              </table:table-cell>
              <table:table-cell office:value-type="float" office:value="-0.000546726211905479">
                <text:p>-0.000546726211905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05611702799797">
                <text:p>0.405611702799797</text:p>
              </table:table-cell>
              <table:table-cell office:value-type="float" office:value="0.000669478828785941">
                <text:p>0.000669478828785941</text:p>
              </table:table-cell>
              <table:table-cell office:value-type="float" office:value="0.0000886857509613037">
                <text:p>0.0000886857509613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27383857965469">
                <text:p>0.627383857965469</text:p>
              </table:table-cell>
              <table:table-cell office:value-type="float" office:value="0.000388066278537735">
                <text:p>0.000388066278537735</text:p>
              </table:table-cell>
              <table:table-cell office:value-type="float" office:value="-0.011348935496062">
                <text:p>-0.011348935496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89138150215149">
                <text:p>0.389138150215149</text:p>
              </table:table-cell>
              <table:table-cell office:value-type="float" office:value="0.000880523328669369">
                <text:p>0.000880523328669369</text:p>
              </table:table-cell>
              <table:table-cell office:value-type="float" office:value="0.000127081200480461">
                <text:p>0.0001270812004804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10091114044189">
                <text:p>0.510091114044189</text:p>
              </table:table-cell>
              <table:table-cell office:value-type="float" office:value="0.000895212194882333">
                <text:p>0.000895212194882333</text:p>
              </table:table-cell>
              <table:table-cell office:value-type="float" office:value="-0.00214753737673163">
                <text:p>-0.00214753737673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97849860787392">
                <text:p>0.397849860787392</text:p>
              </table:table-cell>
              <table:table-cell office:value-type="float" office:value="0.000304937273904215">
                <text:p>0.000304937273904215</text:p>
              </table:table-cell>
              <table:table-cell office:value-type="float" office:value="0.000230550020933151">
                <text:p>0.000230550020933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99658864736557">
                <text:p>0.399658864736557</text:p>
              </table:table-cell>
              <table:table-cell office:value-type="float" office:value="0.00234258051495999">
                <text:p>0.00234258051495999</text:p>
              </table:table-cell>
              <table:table-cell office:value-type="float" office:value="-0.000221156142652035">
                <text:p>-0.000221156142652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29481226205826">
                <text:p>0.429481226205826</text:p>
              </table:table-cell>
              <table:table-cell office:value-type="float" office:value="0.000960562465479597">
                <text:p>0.000960562465479597</text:p>
              </table:table-cell>
              <table:table-cell office:value-type="float" office:value="-0.000132096372544765">
                <text:p>-0.0001320963725447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75417438149452">
                <text:p>0.475417438149452</text:p>
              </table:table-cell>
              <table:table-cell office:value-type="float" office:value="0.00147818145342171">
                <text:p>0.00147818145342171</text:p>
              </table:table-cell>
              <table:table-cell office:value-type="float" office:value="-0.0054468628950417">
                <text:p>-0.0054468628950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04120004177093">
                <text:p>0.504120004177093</text:p>
              </table:table-cell>
              <table:table-cell office:value-type="float" office:value="0.00196297827642411">
                <text:p>0.00196297827642411</text:p>
              </table:table-cell>
              <table:table-cell office:value-type="float" office:value="-0.0020783044397831">
                <text:p>-0.0020783044397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63458043336868">
                <text:p>0.463458043336868</text:p>
              </table:table-cell>
              <table:table-cell office:value-type="float" office:value="0.00102829342358746">
                <text:p>0.00102829342358746</text:p>
              </table:table-cell>
              <table:table-cell office:value-type="float" office:value="-0.00281088603660464">
                <text:p>-0.00281088603660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10448980331421">
                <text:p>0.410448980331421</text:p>
              </table:table-cell>
              <table:table-cell office:value-type="float" office:value="0.00213509427849203">
                <text:p>0.00213509427849203</text:p>
              </table:table-cell>
              <table:table-cell office:value-type="float" office:value="-0.000365165062248707">
                <text:p>-0.0003651650622487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09789991378784">
                <text:p>0.409789991378784</text:p>
              </table:table-cell>
              <table:table-cell office:value-type="float" office:value="0.00323180491104722">
                <text:p>0.00323180491104722</text:p>
              </table:table-cell>
              <table:table-cell office:value-type="float" office:value="-0.00224538147449493">
                <text:p>-0.00224538147449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3410986661911">
                <text:p>0.493410986661911</text:p>
              </table:table-cell>
              <table:table-cell office:value-type="float" office:value="0.00158531605266035">
                <text:p>0.00158531605266035</text:p>
              </table:table-cell>
              <table:table-cell office:value-type="float" office:value="-0.00740605667233467">
                <text:p>-0.007406056672334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6502448320389">
                <text:p>0.526502448320389</text:p>
              </table:table-cell>
              <table:table-cell office:value-type="float" office:value="0.000434656294237357">
                <text:p>0.000434656294237357</text:p>
              </table:table-cell>
              <table:table-cell office:value-type="float" office:value="-0.00491763269528747">
                <text:p>-0.004917632695287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69881299138069">
                <text:p>0.469881299138069</text:p>
              </table:table-cell>
              <table:table-cell office:value-type="float" office:value="0.00119466044707224">
                <text:p>0.00119466044707224</text:p>
              </table:table-cell>
              <table:table-cell office:value-type="float" office:value="-0.00340030370280147">
                <text:p>-0.00340030370280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86759719252586">
                <text:p>0.486759719252586</text:p>
              </table:table-cell>
              <table:table-cell office:value-type="float" office:value="0.0019418700481765">
                <text:p>0.0019418700481765</text:p>
              </table:table-cell>
              <table:table-cell office:value-type="float" office:value="-0.00234820432960987">
                <text:p>-0.00234820432960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74825340509415">
                <text:p>0.474825340509415</text:p>
              </table:table-cell>
              <table:table-cell office:value-type="float" office:value="0.00137261230265722">
                <text:p>0.00137261230265722</text:p>
              </table:table-cell>
              <table:table-cell office:value-type="float" office:value="-0.00407514609396458">
                <text:p>-0.00407514609396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63050532341003">
                <text:p>0.463050532341003</text:p>
              </table:table-cell>
              <table:table-cell office:value-type="float" office:value="0.00144528734963387">
                <text:p>0.00144528734963387</text:p>
              </table:table-cell>
              <table:table-cell office:value-type="float" office:value="0.000297845900058746">
                <text:p>0.000297845900058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19170823693275">
                <text:p>0.419170823693275</text:p>
              </table:table-cell>
              <table:table-cell office:value-type="float" office:value="0.000599545874865726">
                <text:p>0.000599545874865726</text:p>
              </table:table-cell>
              <table:table-cell office:value-type="float" office:value="-0.000700646638870239">
                <text:p>-0.000700646638870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22844406962395">
                <text:p>0.322844406962395</text:p>
              </table:table-cell>
              <table:table-cell office:value-type="float" office:value="0.0000291623580778833">
                <text:p>0.0000291623580778833</text:p>
              </table:table-cell>
              <table:table-cell office:value-type="float" office:value="0.0000233999919146299">
                <text:p>0.0000233999919146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26001840829849">
                <text:p>0.526001840829849</text:p>
              </table:table-cell>
              <table:table-cell office:value-type="float" office:value="0.00295209994073957">
                <text:p>0.00295209994073957</text:p>
              </table:table-cell>
              <table:table-cell office:value-type="float" office:value="-0.000620870664715767">
                <text:p>-0.000620870664715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49791616201401">
                <text:p>0.549791616201401</text:p>
              </table:table-cell>
              <table:table-cell office:value-type="float" office:value="0.00334333591163158">
                <text:p>0.00334333591163158</text:p>
              </table:table-cell>
              <table:table-cell office:value-type="float" office:value="-0.000359330885112286">
                <text:p>-0.000359330885112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86613446474075">
                <text:p>0.486613446474075</text:p>
              </table:table-cell>
              <table:table-cell office:value-type="float" office:value="0.00378497485071421">
                <text:p>0.00378497485071421</text:p>
              </table:table-cell>
              <table:table-cell office:value-type="float" office:value="-0.000895321927964687">
                <text:p>-0.000895321927964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8596641421318">
                <text:p>0.498596641421318</text:p>
              </table:table-cell>
              <table:table-cell office:value-type="float" office:value="0.000864345108857378">
                <text:p>0.000864345108857378</text:p>
              </table:table-cell>
              <table:table-cell office:value-type="float" office:value="-0.00261842450127006">
                <text:p>-0.00261842450127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62860929965973">
                <text:p>0.462860929965973</text:p>
              </table:table-cell>
              <table:table-cell office:value-type="float" office:value="0.00189618460135534">
                <text:p>0.00189618460135534</text:p>
              </table:table-cell>
              <table:table-cell office:value-type="float" office:value="-0.000105228088796139">
                <text:p>-0.000105228088796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16925424337387">
                <text:p>0.416925424337387</text:p>
              </table:table-cell>
              <table:table-cell office:value-type="float" office:value="0.00044945809058845">
                <text:p>0.00044945809058845</text:p>
              </table:table-cell>
              <table:table-cell office:value-type="float" office:value="-0.000365480408072472">
                <text:p>-0.0003654804080724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1363933682442">
                <text:p>0.491363933682442</text:p>
              </table:table-cell>
              <table:table-cell office:value-type="float" office:value="0.0000334907690557884">
                <text:p>0.0000334907690557884</text:p>
              </table:table-cell>
              <table:table-cell office:value-type="float" office:value="-0.0000336391851305962">
                <text:p>-0.0000336391851305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45486801862717">
                <text:p>0.445486801862717</text:p>
              </table:table-cell>
              <table:table-cell office:value-type="float" office:value="0.000322979933116585">
                <text:p>0.000322979933116585</text:p>
              </table:table-cell>
              <table:table-cell office:value-type="float" office:value="-0.00012337863445282">
                <text:p>-0.000123378634452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845474421978">
                <text:p>0.5845474421978</text:p>
              </table:table-cell>
              <table:table-cell office:value-type="float" office:value="0.0010782583267428">
                <text:p>0.0010782583267428</text:p>
              </table:table-cell>
              <table:table-cell office:value-type="float" office:value="-0.00562403667718172">
                <text:p>-0.00562403667718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75357282161713">
                <text:p>0.575357282161713</text:p>
              </table:table-cell>
              <table:table-cell office:value-type="float" office:value="0.00114266847958788">
                <text:p>0.00114266847958788</text:p>
              </table:table-cell>
              <table:table-cell office:value-type="float" office:value="-0.00245637688785791">
                <text:p>-0.00245637688785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87623637914658">
                <text:p>0.387623637914658</text:p>
              </table:table-cell>
              <table:table-cell office:value-type="float" office:value="0.0000226938341256755">
                <text:p>0.0000226938341256755</text:p>
              </table:table-cell>
              <table:table-cell office:value-type="float" office:value="-0.00121210496872664">
                <text:p>-0.001212104968726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39851722121239">
                <text:p>0.439851722121239</text:p>
              </table:table-cell>
              <table:table-cell office:value-type="float" office:value="0.000824353093048558">
                <text:p>0.000824353093048558</text:p>
              </table:table-cell>
              <table:table-cell office:value-type="float" office:value="-0.000155071448534727">
                <text:p>-0.0001550714485347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40978112816811">
                <text:p>0.440978112816811</text:p>
              </table:table-cell>
              <table:table-cell office:value-type="float" office:value="0.00043815795215778">
                <text:p>0.00043815795215778</text:p>
              </table:table-cell>
              <table:table-cell office:value-type="float" office:value="-0.00101838707923889">
                <text:p>-0.001018387079238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5537528395653">
                <text:p>0.495537528395653</text:p>
              </table:table-cell>
              <table:table-cell office:value-type="float" office:value="0.000477699108887464">
                <text:p>0.000477699108887464</text:p>
              </table:table-cell>
              <table:table-cell office:value-type="float" office:value="-0.000154507532715797">
                <text:p>-0.000154507532715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73906260728836">
                <text:p>0.473906260728836</text:p>
              </table:table-cell>
              <table:table-cell office:value-type="float" office:value="0.000598970270948485">
                <text:p>0.000598970270948485</text:p>
              </table:table-cell>
              <table:table-cell office:value-type="float" office:value="-0.00102550685405731">
                <text:p>-0.001025506854057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67311674356461">
                <text:p>0.567311674356461</text:p>
              </table:table-cell>
              <table:table-cell office:value-type="float" office:value="0.000690622261026874">
                <text:p>0.000690622261026874</text:p>
              </table:table-cell>
              <table:table-cell office:value-type="float" office:value="-0.00490469364449382">
                <text:p>-0.004904693644493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41991031169891">
                <text:p>0.441991031169891</text:p>
              </table:table-cell>
              <table:table-cell office:value-type="float" office:value="0.00093403693754226">
                <text:p>0.00093403693754226</text:p>
              </table:table-cell>
              <table:table-cell office:value-type="float" office:value="-0.0000713763758540154">
                <text:p>-0.0000713763758540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04073911905289">
                <text:p>0.504073911905289</text:p>
              </table:table-cell>
              <table:table-cell office:value-type="float" office:value="0.000889311672654003">
                <text:p>0.000889311672654003</text:p>
              </table:table-cell>
              <table:table-cell office:value-type="float" office:value="-0.00515065593644977">
                <text:p>-0.00515065593644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75733682513237">
                <text:p>0.475733682513237</text:p>
              </table:table-cell>
              <table:table-cell office:value-type="float" office:value="0.000190391068463214">
                <text:p>0.000190391068463214</text:p>
              </table:table-cell>
              <table:table-cell office:value-type="float" office:value="-0.0000695202499628067">
                <text:p>-0.00006952024996280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60067430138588">
                <text:p>0.460067430138588</text:p>
              </table:table-cell>
              <table:table-cell office:value-type="float" office:value="0.000827098166337237">
                <text:p>0.000827098166337237</text:p>
              </table:table-cell>
              <table:table-cell office:value-type="float" office:value="-0.00194960059598088">
                <text:p>-0.00194960059598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77713510394096">
                <text:p>0.477713510394096</text:p>
              </table:table-cell>
              <table:table-cell office:value-type="float" office:value="0.000618320470675826">
                <text:p>0.000618320470675826</text:p>
              </table:table-cell>
              <table:table-cell office:value-type="float" office:value="-0.00390122262760997">
                <text:p>-0.00390122262760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01110100746155">
                <text:p>0.501110100746155</text:p>
              </table:table-cell>
              <table:table-cell office:value-type="float" office:value="0.00152326698880643">
                <text:p>0.00152326698880643</text:p>
              </table:table-cell>
              <table:table-cell office:value-type="float" office:value="-0.00279068555682898">
                <text:p>-0.002790685556828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99342250823975">
                <text:p>0.399342250823975</text:p>
              </table:table-cell>
              <table:table-cell office:value-type="float" office:value="0.000440138616249897">
                <text:p>0.000440138616249897</text:p>
              </table:table-cell>
              <table:table-cell office:value-type="float" office:value="-0.0000703496858477592">
                <text:p>-0.00007034968584775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64675721526146">
                <text:p>0.464675721526146</text:p>
              </table:table-cell>
              <table:table-cell office:value-type="float" office:value="0.000215956596366595">
                <text:p>0.000215956596366595</text:p>
              </table:table-cell>
              <table:table-cell office:value-type="float" office:value="0.0000163864344358444">
                <text:p>0.0000163864344358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52355059981346">
                <text:p>0.352355059981346</text:p>
              </table:table-cell>
              <table:table-cell office:value-type="float" office:value="0.000935488741379231">
                <text:p>0.000935488741379231</text:p>
              </table:table-cell>
              <table:table-cell office:value-type="float" office:value="-0.000270892679691315">
                <text:p>-0.0002708926796913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84929087758064">
                <text:p>0.484929087758064</text:p>
              </table:table-cell>
              <table:table-cell office:value-type="float" office:value="0.00117155372863635">
                <text:p>0.00117155372863635</text:p>
              </table:table-cell>
              <table:table-cell office:value-type="float" office:value="-0.0010306216776371">
                <text:p>-0.00103062167763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81239184737206">
                <text:p>0.481239184737206</text:p>
              </table:table-cell>
              <table:table-cell office:value-type="float" office:value="0.00196581340860575">
                <text:p>0.00196581340860575</text:p>
              </table:table-cell>
              <table:table-cell office:value-type="float" office:value="-0.00315069416537881">
                <text:p>-0.003150694165378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67424067854881">
                <text:p>0.467424067854881</text:p>
              </table:table-cell>
              <table:table-cell office:value-type="float" office:value="0.0000484149688418256">
                <text:p>0.0000484149688418256</text:p>
              </table:table-cell>
              <table:table-cell office:value-type="float" office:value="-0.0000141838565468788">
                <text:p>-0.00001418385654687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05280101299286">
                <text:p>0.505280101299286</text:p>
              </table:table-cell>
              <table:table-cell office:value-type="float" office:value="0.00197908540721983">
                <text:p>0.00197908540721983</text:p>
              </table:table-cell>
              <table:table-cell office:value-type="float" office:value="-0.00300306938588619">
                <text:p>-0.00300306938588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58684378862381">
                <text:p>0.458684378862381</text:p>
              </table:table-cell>
              <table:table-cell office:value-type="float" office:value="0.000374723799177445">
                <text:p>0.000374723799177445</text:p>
              </table:table-cell>
              <table:table-cell office:value-type="float" office:value="-0.00768668968230486">
                <text:p>-0.00768668968230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46530663967133">
                <text:p>0.346530663967133</text:p>
              </table:table-cell>
              <table:table-cell office:value-type="float" office:value="0.00156066423514858">
                <text:p>0.00156066423514858</text:p>
              </table:table-cell>
              <table:table-cell office:value-type="float" office:value="-0.000106335245072842">
                <text:p>-0.0001063352450728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66519486904144">
                <text:p>0.566519486904144</text:p>
              </table:table-cell>
              <table:table-cell office:value-type="float" office:value="0.00133606101153418">
                <text:p>0.00133606101153418</text:p>
              </table:table-cell>
              <table:table-cell office:value-type="float" office:value="-0.00673442552797496">
                <text:p>-0.006734425527974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54909101128578">
                <text:p>0.454909101128578</text:p>
              </table:table-cell>
              <table:table-cell office:value-type="float" office:value="0.0015787169104442">
                <text:p>0.0015787169104442</text:p>
              </table:table-cell>
              <table:table-cell office:value-type="float" office:value="-0.00344215403310955">
                <text:p>-0.003442154033109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04786965250969">
                <text:p>0.504786965250969</text:p>
              </table:table-cell>
              <table:table-cell office:value-type="float" office:value="0.000883045088266954">
                <text:p>0.000883045088266954</text:p>
              </table:table-cell>
              <table:table-cell office:value-type="float" office:value="-0.00236520767211914">
                <text:p>-0.002365207672119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02766585350037">
                <text:p>0.502766585350037</text:p>
              </table:table-cell>
              <table:table-cell office:value-type="float" office:value="0.000495443987892941">
                <text:p>0.000495443987892941</text:p>
              </table:table-cell>
              <table:table-cell office:value-type="float" office:value="-0.000282330065965652">
                <text:p>-0.0002823300659656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49270436167717">
                <text:p>0.449270436167717</text:p>
              </table:table-cell>
              <table:table-cell office:value-type="float" office:value="0.000957881432259455">
                <text:p>0.000957881432259455</text:p>
              </table:table-cell>
              <table:table-cell office:value-type="float" office:value="-0.000295362621545792">
                <text:p>-0.0002953626215457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65218842029571">
                <text:p>0.565218842029571</text:p>
              </table:table-cell>
              <table:table-cell office:value-type="float" office:value="0.00114780999720097">
                <text:p>0.00114780999720097</text:p>
              </table:table-cell>
              <table:table-cell office:value-type="float" office:value="-0.00273722065612674">
                <text:p>-0.00273722065612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14055734872818">
                <text:p>0.514055734872818</text:p>
              </table:table-cell>
              <table:table-cell office:value-type="float" office:value="0.00148039181949571">
                <text:p>0.00148039181949571</text:p>
              </table:table-cell>
              <table:table-cell office:value-type="float" office:value="-0.0133229023776948">
                <text:p>-0.01332290237769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75429177284241">
                <text:p>0.575429177284241</text:p>
              </table:table-cell>
              <table:table-cell office:value-type="float" office:value="0.00113877615658566">
                <text:p>0.00113877615658566</text:p>
              </table:table-cell>
              <table:table-cell office:value-type="float" office:value="-0.000417019240558147">
                <text:p>-0.000417019240558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29974368214607">
                <text:p>0.429974368214607</text:p>
              </table:table-cell>
              <table:table-cell office:value-type="float" office:value="0.000912255444563925">
                <text:p>0.000912255444563925</text:p>
              </table:table-cell>
              <table:table-cell office:value-type="float" office:value="-0.000640426017343998">
                <text:p>-0.000640426017343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14964801073074">
                <text:p>0.614964801073074</text:p>
              </table:table-cell>
              <table:table-cell office:value-type="float" office:value="0.000913746177684516">
                <text:p>0.000913746177684516</text:p>
              </table:table-cell>
              <table:table-cell office:value-type="float" office:value="0.000306462682783604">
                <text:p>0.000306462682783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11059629917145">
                <text:p>0.411059629917145</text:p>
              </table:table-cell>
              <table:table-cell office:value-type="float" office:value="0.000872577878180891">
                <text:p>0.000872577878180891</text:p>
              </table:table-cell>
              <table:table-cell office:value-type="float" office:value="-0.00000684047117829323">
                <text:p>-0.000006840471178293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52761948108673">
                <text:p>0.452761948108673</text:p>
              </table:table-cell>
              <table:table-cell office:value-type="float" office:value="0.00240513461176306">
                <text:p>0.00240513461176306</text:p>
              </table:table-cell>
              <table:table-cell office:value-type="float" office:value="-0.00894216797314584">
                <text:p>-0.008942167973145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5130144059658">
                <text:p>0.35130144059658</text:p>
              </table:table-cell>
              <table:table-cell office:value-type="float" office:value="0.000323859846685082">
                <text:p>0.000323859846685082</text:p>
              </table:table-cell>
              <table:table-cell office:value-type="float" office:value="-0.0000807659700512886">
                <text:p>-0.0000807659700512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17392146587372">
                <text:p>0.617392146587372</text:p>
              </table:table-cell>
              <table:table-cell office:value-type="float" office:value="0.000329211589996703">
                <text:p>0.000329211589996703</text:p>
              </table:table-cell>
              <table:table-cell office:value-type="float" office:value="-0.00388023648411036">
                <text:p>-0.003880236484110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9521791934967">
                <text:p>0.549521791934967</text:p>
              </table:table-cell>
              <table:table-cell office:value-type="float" office:value="0.00161866762209684">
                <text:p>0.00161866762209684</text:p>
              </table:table-cell>
              <table:table-cell office:value-type="float" office:value="-0.00267256982624531">
                <text:p>-0.002672569826245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49048095941544">
                <text:p>0.449048095941544</text:p>
              </table:table-cell>
              <table:table-cell office:value-type="float" office:value="0.000252554968756158">
                <text:p>0.000252554968756158</text:p>
              </table:table-cell>
              <table:table-cell office:value-type="float" office:value="-0.000015631876885891">
                <text:p>-0.0000156318768858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536417722702">
                <text:p>0.64536417722702</text:p>
              </table:table-cell>
              <table:table-cell office:value-type="float" office:value="0.00136530237505212">
                <text:p>0.00136530237505212</text:p>
              </table:table-cell>
              <table:table-cell office:value-type="float" office:value="-0.00060843201354146">
                <text:p>-0.000608432013541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1708534955978">
                <text:p>0.491708534955978</text:p>
              </table:table-cell>
              <table:table-cell office:value-type="float" office:value="0.000867222395027056">
                <text:p>0.000867222395027056</text:p>
              </table:table-cell>
              <table:table-cell office:value-type="float" office:value="-0.000019840057939291">
                <text:p>-0.0000198400579392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38727286458015">
                <text:p>0.438727286458015</text:p>
              </table:table-cell>
              <table:table-cell office:value-type="float" office:value="0.000194315993576311">
                <text:p>0.000194315993576311</text:p>
              </table:table-cell>
              <table:table-cell office:value-type="float" office:value="-0.00000725202262401581">
                <text:p>-0.00000725202262401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532650995254517">
                <text:p>0.532650995254517</text:p>
              </table:table-cell>
              <table:table-cell office:value-type="float" office:value="0.0019951238646172">
                <text:p>0.0019951238646172</text:p>
              </table:table-cell>
              <table:table-cell office:value-type="float" office:value="-0.00845298301428556">
                <text:p>-0.00845298301428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600431203842">
                <text:p>0.496600431203842</text:p>
              </table:table-cell>
              <table:table-cell office:value-type="float" office:value="0.000687182450201362">
                <text:p>0.000687182450201362</text:p>
              </table:table-cell>
              <table:table-cell office:value-type="float" office:value="-0.00201122956350446">
                <text:p>-0.002011229563504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3847887516022">
                <text:p>0.563847887516022</text:p>
              </table:table-cell>
              <table:table-cell office:value-type="float" office:value="0.00201624491019174">
                <text:p>0.00201624491019174</text:p>
              </table:table-cell>
              <table:table-cell office:value-type="float" office:value="-0.003221071138978">
                <text:p>-0.0032210711389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513595616817474">
                <text:p>0.513595616817474</text:p>
              </table:table-cell>
              <table:table-cell office:value-type="float" office:value="0.00103334145387635">
                <text:p>0.00103334145387635</text:p>
              </table:table-cell>
              <table:table-cell office:value-type="float" office:value="0.000109139271080494">
                <text:p>0.0001091392710804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5328429043293">
                <text:p>0.45328429043293</text:p>
              </table:table-cell>
              <table:table-cell office:value-type="float" office:value="0.00195200421148911">
                <text:p>0.00195200421148911</text:p>
              </table:table-cell>
              <table:table-cell office:value-type="float" office:value="-0.00315674170851707">
                <text:p>-0.00315674170851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4463062286377">
                <text:p>0.494463062286377</text:p>
              </table:table-cell>
              <table:table-cell office:value-type="float" office:value="0.00115929363528267">
                <text:p>0.00115929363528267</text:p>
              </table:table-cell>
              <table:table-cell office:value-type="float" office:value="-0.0000162189826369286">
                <text:p>-0.00001621898263692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547889673709869">
                <text:p>0.547889673709869</text:p>
              </table:table-cell>
              <table:table-cell office:value-type="float" office:value="0.00155225376365706">
                <text:p>0.00155225376365706</text:p>
              </table:table-cell>
              <table:table-cell office:value-type="float" office:value="-0.00989882489666343">
                <text:p>-0.00989882489666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7235963344574">
                <text:p>0.637235963344574</text:p>
              </table:table-cell>
              <table:table-cell office:value-type="float" office:value="0.00151044371305034">
                <text:p>0.00151044371305034</text:p>
              </table:table-cell>
              <table:table-cell office:value-type="float" office:value="-0.000436179991811514">
                <text:p>-0.0004361799918115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542434698343277">
                <text:p>0.542434698343277</text:p>
              </table:table-cell>
              <table:table-cell office:value-type="float" office:value="0.00141485634958372">
                <text:p>0.00141485634958372</text:p>
              </table:table-cell>
              <table:table-cell office:value-type="float" office:value="-0.000995146110653877">
                <text:p>-0.0009951461106538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30683958530426">
                <text:p>0.430683958530426</text:p>
              </table:table-cell>
              <table:table-cell office:value-type="float" office:value="0.00191123008262366">
                <text:p>0.00191123008262366</text:p>
              </table:table-cell>
              <table:table-cell office:value-type="float" office:value="-0.000171364191919565">
                <text:p>-0.0001713641919195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14910191297531">
                <text:p>0.414910191297531</text:p>
              </table:table-cell>
              <table:table-cell office:value-type="float" office:value="0.00134344585239887">
                <text:p>0.00134344585239887</text:p>
              </table:table-cell>
              <table:table-cell office:value-type="float" office:value="-0.000178211182355881">
                <text:p>-0.0001782111823558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558601522445679">
                <text:p>0.558601522445679</text:p>
              </table:table-cell>
              <table:table-cell office:value-type="float" office:value="0.000913816061802208">
                <text:p>0.000913816061802208</text:p>
              </table:table-cell>
              <table:table-cell office:value-type="float" office:value="-0.00317025687545538">
                <text:p>-0.003170256875455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74994650483131">
                <text:p>0.474994650483131</text:p>
              </table:table-cell>
              <table:table-cell office:value-type="float" office:value="0.000983312871539965">
                <text:p>0.000983312871539965</text:p>
              </table:table-cell>
              <table:table-cell office:value-type="float" office:value="-0.00432281754910946">
                <text:p>-0.004322817549109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549061858654022">
                <text:p>0.549061858654022</text:p>
              </table:table-cell>
              <table:table-cell office:value-type="float" office:value="0.000848750036675483">
                <text:p>0.000848750036675483</text:p>
              </table:table-cell>
              <table:table-cell office:value-type="float" office:value="-0.00140919908881187">
                <text:p>-0.001409199088811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12651187181473">
                <text:p>0.612651187181473</text:p>
              </table:table-cell>
              <table:table-cell office:value-type="float" office:value="0.00170301730977371">
                <text:p>0.00170301730977371</text:p>
              </table:table-cell>
              <table:table-cell office:value-type="float" office:value="-0.00333305448293686">
                <text:p>-0.003333054482936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8349407911301">
                <text:p>0.638349407911301</text:p>
              </table:table-cell>
              <table:table-cell office:value-type="float" office:value="0.00103780832723714">
                <text:p>0.00103780832723714</text:p>
              </table:table-cell>
              <table:table-cell office:value-type="float" office:value="-0.000251214019954205">
                <text:p>-0.000251214019954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383400112390518">
                <text:p>0.383400112390518</text:p>
              </table:table-cell>
              <table:table-cell office:value-type="float" office:value="0.00402270229533315">
                <text:p>0.00402270229533315</text:p>
              </table:table-cell>
              <table:table-cell office:value-type="float" office:value="-0.000784660875797272">
                <text:p>-0.0007846608757972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1759902238846">
                <text:p>0.491759902238846</text:p>
              </table:table-cell>
              <table:table-cell office:value-type="float" office:value="0.00107773512136191">
                <text:p>0.00107773512136191</text:p>
              </table:table-cell>
              <table:table-cell office:value-type="float" office:value="-0.00173620218411088">
                <text:p>-0.001736202184110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06395515799522">
                <text:p>0.406395515799522</text:p>
              </table:table-cell>
              <table:table-cell office:value-type="float" office:value="0.00118855056352913">
                <text:p>0.00118855056352913</text:p>
              </table:table-cell>
              <table:table-cell office:value-type="float" office:value="-0.00243712067604065">
                <text:p>-0.002437120676040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397287741303444">
                <text:p>0.397287741303444</text:p>
              </table:table-cell>
              <table:table-cell office:value-type="float" office:value="0.000579447898780927">
                <text:p>0.000579447898780927</text:p>
              </table:table-cell>
              <table:table-cell office:value-type="float" office:value="-0.000180659256875515">
                <text:p>-0.000180659256875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70799720287323">
                <text:p>0.470799720287323</text:p>
              </table:table-cell>
              <table:table-cell office:value-type="float" office:value="0.00101583297364414">
                <text:p>0.00101583297364414</text:p>
              </table:table-cell>
              <table:table-cell office:value-type="float" office:value="-0.000169580802321434">
                <text:p>-0.0001695808023214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77586394548416">
                <text:p>0.377586394548416</text:p>
              </table:table-cell>
              <table:table-cell office:value-type="float" office:value="0.000131087623594794">
                <text:p>0.000131087623594794</text:p>
              </table:table-cell>
              <table:table-cell office:value-type="float" office:value="-0.0000712515786290169">
                <text:p>-0.0000712515786290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11345291137695">
                <text:p>0.411345291137695</text:p>
              </table:table-cell>
              <table:table-cell office:value-type="float" office:value="0.00138749536126852">
                <text:p>0.00138749536126852</text:p>
              </table:table-cell>
              <table:table-cell office:value-type="float" office:value="-0.00632249806076288">
                <text:p>-0.00632249806076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54547798037529">
                <text:p>0.54547798037529</text:p>
              </table:table-cell>
              <table:table-cell office:value-type="float" office:value="0.000584318657638505">
                <text:p>0.000584318657638505</text:p>
              </table:table-cell>
              <table:table-cell office:value-type="float" office:value="-0.00143399927765131">
                <text:p>-0.00143399927765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0644898712635">
                <text:p>0.40644898712635</text:p>
              </table:table-cell>
              <table:table-cell office:value-type="float" office:value="0.0016075940686278">
                <text:p>0.0016075940686278</text:p>
              </table:table-cell>
              <table:table-cell office:value-type="float" office:value="-0.00186696406453848">
                <text:p>-0.00186696406453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577207291126251">
                <text:p>0.577207291126251</text:p>
              </table:table-cell>
              <table:table-cell office:value-type="float" office:value="0.00259410976432264">
                <text:p>0.00259410976432264</text:p>
              </table:table-cell>
              <table:table-cell office:value-type="float" office:value="-0.00401986017823219">
                <text:p>-0.004019860178232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536990720033646">
                <text:p>0.536990720033646</text:p>
              </table:table-cell>
              <table:table-cell office:value-type="float" office:value="0.000563998179859482">
                <text:p>0.000563998179859482</text:p>
              </table:table-cell>
              <table:table-cell office:value-type="float" office:value="-0.00368262208066881">
                <text:p>-0.003682622080668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1167977452278">
                <text:p>0.491167977452278</text:p>
              </table:table-cell>
              <table:table-cell office:value-type="float" office:value="0.000318923161830753">
                <text:p>0.000318923161830753</text:p>
              </table:table-cell>
              <table:table-cell office:value-type="float" office:value="-0.00594749255105853">
                <text:p>-0.00594749255105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66694805026054">
                <text:p>0.466694805026054</text:p>
              </table:table-cell>
              <table:table-cell office:value-type="float" office:value="0.00104324207641184">
                <text:p>0.00104324207641184</text:p>
              </table:table-cell>
              <table:table-cell office:value-type="float" office:value="0.0000137417577207088">
                <text:p>0.0000137417577207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523364442586899">
                <text:p>0.523364442586899</text:p>
              </table:table-cell>
              <table:table-cell office:value-type="float" office:value="0.00116279752692208">
                <text:p>0.00116279752692208</text:p>
              </table:table-cell>
              <table:table-cell office:value-type="float" office:value="-0.00429881010204554">
                <text:p>-0.004298810102045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07303607463837">
                <text:p>0.607303607463837</text:p>
              </table:table-cell>
              <table:table-cell office:value-type="float" office:value="0.000981341651640832">
                <text:p>0.000981341651640832</text:p>
              </table:table-cell>
              <table:table-cell office:value-type="float" office:value="-0.00484799705445767">
                <text:p>-0.00484799705445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65034478902817">
                <text:p>0.465034478902817</text:p>
              </table:table-cell>
              <table:table-cell office:value-type="float" office:value="0.0016116528538987">
                <text:p>0.0016116528538987</text:p>
              </table:table-cell>
              <table:table-cell office:value-type="float" office:value="-0.0000542153138667345">
                <text:p>-0.0000542153138667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57570578455925">
                <text:p>0.57570578455925</text:p>
              </table:table-cell>
              <table:table-cell office:value-type="float" office:value="0.00183418784290552">
                <text:p>0.00183418784290552</text:p>
              </table:table-cell>
              <table:table-cell office:value-type="float" office:value="-0.00100520793348551">
                <text:p>-0.00100520793348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70524823665619">
                <text:p>0.470524823665619</text:p>
              </table:table-cell>
              <table:table-cell office:value-type="float" office:value="0.0000199655660253484">
                <text:p>0.0000199655660253484</text:p>
              </table:table-cell>
              <table:table-cell office:value-type="float" office:value="-0.000314257107675076">
                <text:p>-0.0003142571076750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19173777103424">
                <text:p>0.619173777103424</text:p>
              </table:table-cell>
              <table:table-cell office:value-type="float" office:value="0.00200398634187877">
                <text:p>0.00200398634187877</text:p>
              </table:table-cell>
              <table:table-cell office:value-type="float" office:value="-0.00217519020661712">
                <text:p>-0.002175190206617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19627076387405">
                <text:p>0.419627076387405</text:p>
              </table:table-cell>
              <table:table-cell office:value-type="float" office:value="0.000387885404052213">
                <text:p>0.000387885404052213</text:p>
              </table:table-cell>
              <table:table-cell office:value-type="float" office:value="-0.0000839237123727798">
                <text:p>-0.00008392371237277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16890093684197">
                <text:p>0.416890093684197</text:p>
              </table:table-cell>
              <table:table-cell office:value-type="float" office:value="0.000532313127769157">
                <text:p>0.000532313127769157</text:p>
              </table:table-cell>
              <table:table-cell office:value-type="float" office:value="-0.0000275978818535805">
                <text:p>-0.00002759788185358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59458884596825">
                <text:p>0.459458884596825</text:p>
              </table:table-cell>
              <table:table-cell office:value-type="float" office:value="0.000662712662597187">
                <text:p>0.000662712662597187</text:p>
              </table:table-cell>
              <table:table-cell office:value-type="float" office:value="0.000693650543689728">
                <text:p>0.0006936505436897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06880033016205">
                <text:p>0.606880033016205</text:p>
              </table:table-cell>
              <table:table-cell office:value-type="float" office:value="0.0014778794371523">
                <text:p>0.0014778794371523</text:p>
              </table:table-cell>
              <table:table-cell office:value-type="float" office:value="-0.00188326612114906">
                <text:p>-0.001883266121149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526531076431274">
                <text:p>0.526531076431274</text:p>
              </table:table-cell>
              <table:table-cell office:value-type="float" office:value="0.00104169645346701">
                <text:p>0.00104169645346701</text:p>
              </table:table-cell>
              <table:table-cell office:value-type="float" office:value="-0.00132126789540052">
                <text:p>-0.00132126789540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79469946026802">
                <text:p>0.479469946026802</text:p>
              </table:table-cell>
              <table:table-cell office:value-type="float" office:value="0.000231378122407477">
                <text:p>0.000231378122407477</text:p>
              </table:table-cell>
              <table:table-cell office:value-type="float" office:value="-0.0000416763126850128">
                <text:p>-0.0000416763126850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51817107200623">
                <text:p>0.451817107200623</text:p>
              </table:table-cell>
              <table:table-cell office:value-type="float" office:value="0.00152897438965738">
                <text:p>0.00152897438965738</text:p>
              </table:table-cell>
              <table:table-cell office:value-type="float" office:value="-0.00258265594020486">
                <text:p>-0.00258265594020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530921465158462">
                <text:p>0.530921465158462</text:p>
              </table:table-cell>
              <table:table-cell office:value-type="float" office:value="0.000331671454478055">
                <text:p>0.000331671454478055</text:p>
              </table:table-cell>
              <table:table-cell office:value-type="float" office:value="-0.00167989460751414">
                <text:p>-0.00167989460751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081941366196">
                <text:p>0.497081941366196</text:p>
              </table:table-cell>
              <table:table-cell office:value-type="float" office:value="0.000216464372351766">
                <text:p>0.000216464372351766</text:p>
              </table:table-cell>
              <table:table-cell office:value-type="float" office:value="-0.00020282045006752">
                <text:p>-0.000202820450067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22588258981705">
                <text:p>0.422588258981705</text:p>
              </table:table-cell>
              <table:table-cell office:value-type="float" office:value="0.0000652783459372586">
                <text:p>0.0000652783459372586</text:p>
              </table:table-cell>
              <table:table-cell office:value-type="float" office:value="-0.00000741295516490936">
                <text:p>-0.00000741295516490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533866357803345">
                <text:p>0.533866357803345</text:p>
              </table:table-cell>
              <table:table-cell office:value-type="float" office:value="0.000240248064801563">
                <text:p>0.000240248064801563</text:p>
              </table:table-cell>
              <table:table-cell office:value-type="float" office:value="0.0000303063541650772">
                <text:p>0.0000303063541650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05560606718063">
                <text:p>0.605560606718063</text:p>
              </table:table-cell>
              <table:table-cell office:value-type="float" office:value="0.000545068318024278">
                <text:p>0.000545068318024278</text:p>
              </table:table-cell>
              <table:table-cell office:value-type="float" office:value="-0.000541266426444054">
                <text:p>-0.000541266426444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500949165225029">
                <text:p>0.500949165225029</text:p>
              </table:table-cell>
              <table:table-cell office:value-type="float" office:value="0.00121629240456969">
                <text:p>0.00121629240456969</text:p>
              </table:table-cell>
              <table:table-cell office:value-type="float" office:value="-0.00008509811013937">
                <text:p>-0.000085098110139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72875219583511">
                <text:p>0.672875219583511</text:p>
              </table:table-cell>
              <table:table-cell office:value-type="float" office:value="0.000540521275252104">
                <text:p>0.000540521275252104</text:p>
              </table:table-cell>
              <table:table-cell office:value-type="float" office:value="-0.000500385090708733">
                <text:p>-0.0005003850907087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586446350812912">
                <text:p>0.586446350812912</text:p>
              </table:table-cell>
              <table:table-cell office:value-type="float" office:value="0.000659567734692246">
                <text:p>0.000659567734692246</text:p>
              </table:table-cell>
              <table:table-cell office:value-type="float" office:value="-0.00036959033459425">
                <text:p>-0.000369590334594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588710176944733">
                <text:p>0.588710176944733</text:p>
              </table:table-cell>
              <table:table-cell office:value-type="float" office:value="0.000377202994422987">
                <text:p>0.000377202994422987</text:p>
              </table:table-cell>
              <table:table-cell office:value-type="float" office:value="-0.000142202712595463">
                <text:p>-0.0001422027125954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68973785638809">
                <text:p>0.668973785638809</text:p>
              </table:table-cell>
              <table:table-cell office:value-type="float" office:value="0.000580078037455678">
                <text:p>0.000580078037455678</text:p>
              </table:table-cell>
              <table:table-cell office:value-type="float" office:value="-0.00226336121559143">
                <text:p>-0.00226336121559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563310354948044">
                <text:p>0.563310354948044</text:p>
              </table:table-cell>
              <table:table-cell office:value-type="float" office:value="0.000701319728977978">
                <text:p>0.000701319728977978</text:p>
              </table:table-cell>
              <table:table-cell office:value-type="float" office:value="-0.0000155238434672356">
                <text:p>-0.00001552384346723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74080365896225">
                <text:p>0.674080365896225</text:p>
              </table:table-cell>
              <table:table-cell office:value-type="float" office:value="0.0008535876928363">
                <text:p>0.0008535876928363</text:p>
              </table:table-cell>
              <table:table-cell office:value-type="float" office:value="-0.00179803054779768">
                <text:p>-0.00179803054779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40539154410362">
                <text:p>0.440539154410362</text:p>
              </table:table-cell>
              <table:table-cell office:value-type="float" office:value="0.000605268205981702">
                <text:p>0.000605268205981702</text:p>
              </table:table-cell>
              <table:table-cell office:value-type="float" office:value="0.000145522784441709">
                <text:p>0.000145522784441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569775569438934">
                <text:p>0.569775569438934</text:p>
              </table:table-cell>
              <table:table-cell office:value-type="float" office:value="0.000602119736140594">
                <text:p>0.000602119736140594</text:p>
              </table:table-cell>
              <table:table-cell office:value-type="float" office:value="-0.000547995790839195">
                <text:p>-0.0005479957908391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531481701135635">
                <text:p>0.531481701135635</text:p>
              </table:table-cell>
              <table:table-cell office:value-type="float" office:value="0.00201741098426282">
                <text:p>0.00201741098426282</text:p>
              </table:table-cell>
              <table:table-cell office:value-type="float" office:value="-0.000151317939162254">
                <text:p>-0.000151317939162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557033967971802">
                <text:p>0.557033967971802</text:p>
              </table:table-cell>
              <table:table-cell office:value-type="float" office:value="0.000404406400048174">
                <text:p>0.000404406400048174</text:p>
              </table:table-cell>
              <table:table-cell office:value-type="float" office:value="-0.00162252490408719">
                <text:p>-0.001622524904087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81047922372818">
                <text:p>0.481047922372818</text:p>
              </table:table-cell>
              <table:table-cell office:value-type="float" office:value="0.000693645025603473">
                <text:p>0.000693645025603473</text:p>
              </table:table-cell>
              <table:table-cell office:value-type="float" office:value="-0.000362986512482166">
                <text:p>-0.0003629865124821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561832761764526">
                <text:p>0.561832761764526</text:p>
              </table:table-cell>
              <table:table-cell office:value-type="float" office:value="0.00105021033668891">
                <text:p>0.00105021033668891</text:p>
              </table:table-cell>
              <table:table-cell office:value-type="float" office:value="-0.000751242134720087">
                <text:p>-0.0007512421347200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15961253643036">
                <text:p>0.615961253643036</text:p>
              </table:table-cell>
              <table:table-cell office:value-type="float" office:value="0.000313668639864773">
                <text:p>0.000313668639864773</text:p>
              </table:table-cell>
              <table:table-cell office:value-type="float" office:value="-0.00102831553667784">
                <text:p>-0.00102831553667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5452584028244">
                <text:p>0.65452584028244</text:p>
              </table:table-cell>
              <table:table-cell office:value-type="float" office:value="0.00228953333571553">
                <text:p>0.00228953333571553</text:p>
              </table:table-cell>
              <table:table-cell office:value-type="float" office:value="-0.00164998937398195">
                <text:p>-0.00164998937398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516158986091614">
                <text:p>0.516158986091614</text:p>
              </table:table-cell>
              <table:table-cell office:value-type="float" office:value="0.000402454100549221">
                <text:p>0.000402454100549221</text:p>
              </table:table-cell>
              <table:table-cell office:value-type="float" office:value="-0.000416021049022675">
                <text:p>-0.0004160210490226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6068793535233">
                <text:p>0.496068793535233</text:p>
              </table:table-cell>
              <table:table-cell office:value-type="float" office:value="0.000365456321742386">
                <text:p>0.000365456321742386</text:p>
              </table:table-cell>
              <table:table-cell office:value-type="float" office:value="-0.0000494286417961121">
                <text:p>-0.0000494286417961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553419935703278">
                <text:p>0.553419935703278</text:p>
              </table:table-cell>
              <table:table-cell office:value-type="float" office:value="0.000925283640390262">
                <text:p>0.000925283640390262</text:p>
              </table:table-cell>
              <table:table-cell office:value-type="float" office:value="-0.00884360717609525">
                <text:p>-0.00884360717609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85601162910461">
                <text:p>0.485601162910461</text:p>
              </table:table-cell>
              <table:table-cell office:value-type="float" office:value="0.0000247992610638903">
                <text:p>0.0000247992610638903</text:p>
              </table:table-cell>
              <table:table-cell office:value-type="float" office:value="0.0000180177856236696">
                <text:p>0.00001801778562366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07148468494415">
                <text:p>0.407148468494415</text:p>
              </table:table-cell>
              <table:table-cell office:value-type="float" office:value="0.00141202641534619">
                <text:p>0.00141202641534619</text:p>
              </table:table-cell>
              <table:table-cell office:value-type="float" office:value="-0.000199778750538826">
                <text:p>-0.0001997787505388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1030929088592">
                <text:p>0.631030929088592</text:p>
              </table:table-cell>
              <table:table-cell office:value-type="float" office:value="0.0012284230440855">
                <text:p>0.0012284230440855</text:p>
              </table:table-cell>
              <table:table-cell office:value-type="float" office:value="-0.000344078987836838">
                <text:p>-0.0003440789878368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523105543851852">
                <text:p>0.523105543851852</text:p>
              </table:table-cell>
              <table:table-cell office:value-type="float" office:value="0.00100484422873706">
                <text:p>0.00100484422873706</text:p>
              </table:table-cell>
              <table:table-cell office:value-type="float" office:value="-0.00482647139579058">
                <text:p>-0.00482647139579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02730256319046">
                <text:p>0.602730256319046</text:p>
              </table:table-cell>
              <table:table-cell office:value-type="float" office:value="0.000859982951078564">
                <text:p>0.000859982951078564</text:p>
              </table:table-cell>
              <table:table-cell office:value-type="float" office:value="-0.000466224923729897">
                <text:p>-0.0004662249237298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513214093446732">
                <text:p>0.513214093446732</text:p>
              </table:table-cell>
              <table:table-cell office:value-type="float" office:value="0.000417048681993037">
                <text:p>0.000417048681993037</text:p>
              </table:table-cell>
              <table:table-cell office:value-type="float" office:value="-0.0000559061765670776">
                <text:p>-0.00005590617656707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50786525011063">
                <text:p>0.450786525011063</text:p>
              </table:table-cell>
              <table:table-cell office:value-type="float" office:value="0.000392869408824481">
                <text:p>0.000392869408824481</text:p>
              </table:table-cell>
              <table:table-cell office:value-type="float" office:value="-0.000343461707234383">
                <text:p>-0.0003434617072343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552652126550674">
                <text:p>0.552652126550674</text:p>
              </table:table-cell>
              <table:table-cell office:value-type="float" office:value="0.00106443585827947">
                <text:p>0.00106443585827947</text:p>
              </table:table-cell>
              <table:table-cell office:value-type="float" office:value="-0.00360236465930939">
                <text:p>-0.003602364659309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50201037526131">
                <text:p>0.450201037526131</text:p>
              </table:table-cell>
              <table:table-cell office:value-type="float" office:value="0.000253139891719911">
                <text:p>0.000253139891719911</text:p>
              </table:table-cell>
              <table:table-cell office:value-type="float" office:value="-0.000267201848328113">
                <text:p>-0.0002672018483281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78311151266098">
                <text:p>0.678311151266098</text:p>
              </table:table-cell>
              <table:table-cell office:value-type="float" office:value="0.00058422886650078">
                <text:p>0.00058422886650078</text:p>
              </table:table-cell>
              <table:table-cell office:value-type="float" office:value="-0.0118661224842072">
                <text:p>-0.01186612248420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69680768251419">
                <text:p>0.469680768251419</text:p>
              </table:table-cell>
              <table:table-cell office:value-type="float" office:value="0.000289178351522423">
                <text:p>0.000289178351522423</text:p>
              </table:table-cell>
              <table:table-cell office:value-type="float" office:value="-0.000011160597205162">
                <text:p>-0.0000111605972051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524040842056274">
                <text:p>0.524040842056274</text:p>
              </table:table-cell>
              <table:table-cell office:value-type="float" office:value="0.000806675507919863">
                <text:p>0.000806675507919863</text:p>
              </table:table-cell>
              <table:table-cell office:value-type="float" office:value="-0.000803990475833416">
                <text:p>-0.0008039904758334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58743839263916">
                <text:p>0.58743839263916</text:p>
              </table:table-cell>
              <table:table-cell office:value-type="float" office:value="0.000462464746669866">
                <text:p>0.000462464746669866</text:p>
              </table:table-cell>
              <table:table-cell office:value-type="float" office:value="-0.00191477546468377">
                <text:p>-0.001914775464683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544811129570007">
                <text:p>0.544811129570007</text:p>
              </table:table-cell>
              <table:table-cell office:value-type="float" office:value="0.000368119846098125">
                <text:p>0.000368119846098125</text:p>
              </table:table-cell>
              <table:table-cell office:value-type="float" office:value="-0.000746645219624042">
                <text:p>-0.0007466452196240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531998157501">
                <text:p>0.497531998157501</text:p>
              </table:table-cell>
              <table:table-cell office:value-type="float" office:value="0.00177265148377046">
                <text:p>0.00177265148377046</text:p>
              </table:table-cell>
              <table:table-cell office:value-type="float" office:value="-0.0000791444443166256">
                <text:p>-0.00007914444431662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544707524776459">
                <text:p>0.544707524776459</text:p>
              </table:table-cell>
              <table:table-cell office:value-type="float" office:value="0.000608879054198042">
                <text:p>0.000608879054198042</text:p>
              </table:table-cell>
              <table:table-cell office:value-type="float" office:value="-0.000554637052118778">
                <text:p>-0.0005546370521187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593727093935013">
                <text:p>0.593727093935013</text:p>
              </table:table-cell>
              <table:table-cell office:value-type="float" office:value="0.000800240656826645">
                <text:p>0.000800240656826645</text:p>
              </table:table-cell>
              <table:table-cell office:value-type="float" office:value="-0.000414709746837616">
                <text:p>-0.0004147097468376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02961474657059">
                <text:p>0.602961474657059</text:p>
              </table:table-cell>
              <table:table-cell office:value-type="float" office:value="0.000563180400058627">
                <text:p>0.000563180400058627</text:p>
              </table:table-cell>
              <table:table-cell office:value-type="float" office:value="-0.0000821144320070744">
                <text:p>-0.00008211443200707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586093193292618">
                <text:p>0.586093193292618</text:p>
              </table:table-cell>
              <table:table-cell office:value-type="float" office:value="0.000798564025899395">
                <text:p>0.000798564025899395</text:p>
              </table:table-cell>
              <table:table-cell office:value-type="float" office:value="-0.0015427740290761">
                <text:p>-0.00154277402907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07005476951599">
                <text:p>0.607005476951599</text:p>
              </table:table-cell>
              <table:table-cell office:value-type="float" office:value="0.000836616230662912">
                <text:p>0.000836616230662912</text:p>
              </table:table-cell>
              <table:table-cell office:value-type="float" office:value="-0.00249248817563057">
                <text:p>-0.00249248817563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513110136985779">
                <text:p>0.513110136985779</text:p>
              </table:table-cell>
              <table:table-cell office:value-type="float" office:value="0.000437836785567924">
                <text:p>0.000437836785567924</text:p>
              </table:table-cell>
              <table:table-cell office:value-type="float" office:value="-0.00000709947198629379">
                <text:p>-0.000007099471986293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587294256687164">
                <text:p>0.587294256687164</text:p>
              </table:table-cell>
              <table:table-cell office:value-type="float" office:value="0.00065462386701256">
                <text:p>0.00065462386701256</text:p>
              </table:table-cell>
              <table:table-cell office:value-type="float" office:value="-0.0000467287376523018">
                <text:p>-0.0000467287376523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553858977556229">
                <text:p>0.553858977556229</text:p>
              </table:table-cell>
              <table:table-cell office:value-type="float" office:value="0.00106136387912557">
                <text:p>0.00106136387912557</text:p>
              </table:table-cell>
              <table:table-cell office:value-type="float" office:value="-0.000333626475185156">
                <text:p>-0.0003336264751851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536358213424683">
                <text:p>0.536358213424683</text:p>
              </table:table-cell>
              <table:table-cell office:value-type="float" office:value="0.0000832549500046298">
                <text:p>0.0000832549500046298</text:p>
              </table:table-cell>
              <table:table-cell office:value-type="float" office:value="-0.00381187165621668">
                <text:p>-0.003811871656216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59980600476265">
                <text:p>0.59980600476265</text:p>
              </table:table-cell>
              <table:table-cell office:value-type="float" office:value="0.000395697323256172">
                <text:p>0.000395697323256172</text:p>
              </table:table-cell>
              <table:table-cell office:value-type="float" office:value="-0.000507533736526966">
                <text:p>-0.0005075337365269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512646168470383">
                <text:p>0.512646168470383</text:p>
              </table:table-cell>
              <table:table-cell office:value-type="float" office:value="0.00120156067423522">
                <text:p>0.00120156067423522</text:p>
              </table:table-cell>
              <table:table-cell office:value-type="float" office:value="-0.000139465369284153">
                <text:p>-0.0001394653692841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701406210660934">
                <text:p>0.701406210660934</text:p>
              </table:table-cell>
              <table:table-cell office:value-type="float" office:value="0.000366344072972424">
                <text:p>0.000366344072972424</text:p>
              </table:table-cell>
              <table:table-cell office:value-type="float" office:value="-0.000574633851647377">
                <text:p>-0.0005746338516473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07284373044968">
                <text:p>0.607284373044968</text:p>
              </table:table-cell>
              <table:table-cell office:value-type="float" office:value="0.000791972375009209">
                <text:p>0.000791972375009209</text:p>
              </table:table-cell>
              <table:table-cell office:value-type="float" office:value="-0.00224350783973932">
                <text:p>-0.002243507839739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555805563926697">
                <text:p>0.555805563926697</text:p>
              </table:table-cell>
              <table:table-cell office:value-type="float" office:value="0.000368614125181921">
                <text:p>0.000368614125181921</text:p>
              </table:table-cell>
              <table:table-cell office:value-type="float" office:value="-0.00089254267513752">
                <text:p>-0.00089254267513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6160569190979">
                <text:p>0.66160569190979</text:p>
              </table:table-cell>
              <table:table-cell office:value-type="float" office:value="0.000656196777708828">
                <text:p>0.000656196777708828</text:p>
              </table:table-cell>
              <table:table-cell office:value-type="float" office:value="-0.000215913541615009">
                <text:p>-0.0002159135416150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535336971282959">
                <text:p>0.535336971282959</text:p>
              </table:table-cell>
              <table:table-cell office:value-type="float" office:value="0.0014706505346112">
                <text:p>0.0014706505346112</text:p>
              </table:table-cell>
              <table:table-cell office:value-type="float" office:value="-0.00116398367099464">
                <text:p>-0.00116398367099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24188959598541">
                <text:p>0.624188959598541</text:p>
              </table:table-cell>
              <table:table-cell office:value-type="float" office:value="0.000343559816246852">
                <text:p>0.000343559816246852</text:p>
              </table:table-cell>
              <table:table-cell office:value-type="float" office:value="-0.0000566016882658005">
                <text:p>-0.0000566016882658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02393817901611">
                <text:p>0.602393817901611</text:p>
              </table:table-cell>
              <table:table-cell office:value-type="float" office:value="0.000510521439719014">
                <text:p>0.000510521439719014</text:p>
              </table:table-cell>
              <table:table-cell office:value-type="float" office:value="-0.0013699040748179">
                <text:p>-0.00136990407481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575819331407547">
                <text:p>0.575819331407547</text:p>
              </table:table-cell>
              <table:table-cell office:value-type="float" office:value="0.000972206826554611">
                <text:p>0.000972206826554611</text:p>
              </table:table-cell>
              <table:table-cell office:value-type="float" office:value="-0.00123771335929632">
                <text:p>-0.001237713359296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16817206144333">
                <text:p>0.616817206144333</text:p>
              </table:table-cell>
              <table:table-cell office:value-type="float" office:value="0.00112832697341219">
                <text:p>0.00112832697341219</text:p>
              </table:table-cell>
              <table:table-cell office:value-type="float" office:value="-0.0000380605459213257">
                <text:p>-0.00003806054592132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2113295197487">
                <text:p>0.492113295197487</text:p>
              </table:table-cell>
              <table:table-cell office:value-type="float" office:value="0.00168543469626457">
                <text:p>0.00168543469626457</text:p>
              </table:table-cell>
              <table:table-cell office:value-type="float" office:value="-0.000103167630732059">
                <text:p>-0.0001031676307320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523410230875015">
                <text:p>0.523410230875015</text:p>
              </table:table-cell>
              <table:table-cell office:value-type="float" office:value="0.000760795408859849">
                <text:p>0.000760795408859849</text:p>
              </table:table-cell>
              <table:table-cell office:value-type="float" office:value="-0.000356102548539638">
                <text:p>-0.0003561025485396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746701139211655">
                <text:p>0.746701139211655</text:p>
              </table:table-cell>
              <table:table-cell office:value-type="float" office:value="0.00019057182216784">
                <text:p>0.00019057182216784</text:p>
              </table:table-cell>
              <table:table-cell office:value-type="float" office:value="-0.00424846019595862">
                <text:p>-0.004248460195958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41363126039505">
                <text:p>0.641363126039505</text:p>
              </table:table-cell>
              <table:table-cell office:value-type="float" office:value="0.00133680399740115">
                <text:p>0.00133680399740115</text:p>
              </table:table-cell>
              <table:table-cell office:value-type="float" office:value="-0.000665143132209778">
                <text:p>-0.000665143132209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43611216545105">
                <text:p>0.643611216545105</text:p>
              </table:table-cell>
              <table:table-cell office:value-type="float" office:value="0.000461962111876346">
                <text:p>0.000461962111876346</text:p>
              </table:table-cell>
              <table:table-cell office:value-type="float" office:value="-0.000761660560965538">
                <text:p>-0.0007616605609655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519079983234406">
                <text:p>0.519079983234406</text:p>
              </table:table-cell>
              <table:table-cell office:value-type="float" office:value="0.00134286257671192">
                <text:p>0.00134286257671192</text:p>
              </table:table-cell>
              <table:table-cell office:value-type="float" office:value="-0.0000260960310697556">
                <text:p>-0.00002609603106975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52927593588829">
                <text:p>0.52927593588829</text:p>
              </table:table-cell>
              <table:table-cell office:value-type="float" office:value="0.000274963316041976">
                <text:p>0.000274963316041976</text:p>
              </table:table-cell>
              <table:table-cell office:value-type="float" office:value="0.00145697761327028">
                <text:p>0.001456977613270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574935394525528">
                <text:p>0.574935394525528</text:p>
              </table:table-cell>
              <table:table-cell office:value-type="float" office:value="0.000563106135814451">
                <text:p>0.000563106135814451</text:p>
              </table:table-cell>
              <table:table-cell office:value-type="float" office:value="-0.000322858616709709">
                <text:p>-0.0003228586167097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80876776576042">
                <text:p>0.480876776576042</text:p>
              </table:table-cell>
              <table:table-cell office:value-type="float" office:value="0.00103299484471791">
                <text:p>0.00103299484471791</text:p>
              </table:table-cell>
              <table:table-cell office:value-type="float" office:value="-0.000130167044699192">
                <text:p>-0.0001301670446991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18245136737824">
                <text:p>0.418245136737824</text:p>
              </table:table-cell>
              <table:table-cell office:value-type="float" office:value="0.00142481705406681">
                <text:p>0.00142481705406681</text:p>
              </table:table-cell>
              <table:table-cell office:value-type="float" office:value="-0.000856685452163219">
                <text:p>-0.0008566854521632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66310381889343">
                <text:p>0.666310381889343</text:p>
              </table:table-cell>
              <table:table-cell office:value-type="float" office:value="0.00259202702436596">
                <text:p>0.00259202702436596</text:p>
              </table:table-cell>
              <table:table-cell office:value-type="float" office:value="-0.000868630781769753">
                <text:p>-0.0008686307817697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48111593723297">
                <text:p>0.648111593723297</text:p>
              </table:table-cell>
              <table:table-cell office:value-type="float" office:value="0.000520173669792712">
                <text:p>0.000520173669792712</text:p>
              </table:table-cell>
              <table:table-cell office:value-type="float" office:value="-0.000397882238030434">
                <text:p>-0.0003978822380304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524353802204132">
                <text:p>0.524353802204132</text:p>
              </table:table-cell>
              <table:table-cell office:value-type="float" office:value="0.000326424010563642">
                <text:p>0.000326424010563642</text:p>
              </table:table-cell>
              <table:table-cell office:value-type="float" office:value="-0.0000161979347467423">
                <text:p>-0.00001619793474674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83204752206802">
                <text:p>0.683204752206802</text:p>
              </table:table-cell>
              <table:table-cell office:value-type="float" office:value="0.000445020984625444">
                <text:p>0.000445020984625444</text:p>
              </table:table-cell>
              <table:table-cell office:value-type="float" office:value="-0.000306941755115986">
                <text:p>-0.0003069417551159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64161026477814">
                <text:p>0.664161026477814</text:p>
              </table:table-cell>
              <table:table-cell office:value-type="float" office:value="0.000795821100473404">
                <text:p>0.000795821100473404</text:p>
              </table:table-cell>
              <table:table-cell office:value-type="float" office:value="-0.000528329610824585">
                <text:p>-0.0005283296108245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392492425441742">
                <text:p>0.392492425441742</text:p>
              </table:table-cell>
              <table:table-cell office:value-type="float" office:value="0.000864572875434533">
                <text:p>0.000864572875434533</text:p>
              </table:table-cell>
              <table:table-cell office:value-type="float" office:value="-0.000151911191642284">
                <text:p>-0.0001519111916422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588764637708664">
                <text:p>0.588764637708664</text:p>
              </table:table-cell>
              <table:table-cell office:value-type="float" office:value="0.000269097379350569">
                <text:p>0.000269097379350569</text:p>
              </table:table-cell>
              <table:table-cell office:value-type="float" office:value="-0.00000625047832727432">
                <text:p>-0.000006250478327274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551355683803558">
                <text:p>0.551355683803558</text:p>
              </table:table-cell>
              <table:table-cell office:value-type="float" office:value="0.000836817623348907">
                <text:p>0.000836817623348907</text:p>
              </table:table-cell>
              <table:table-cell office:value-type="float" office:value="-0.00087523078545928">
                <text:p>-0.000875230785459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592905050516128">
                <text:p>0.592905050516128</text:p>
              </table:table-cell>
              <table:table-cell office:value-type="float" office:value="0.000489251635735854">
                <text:p>0.000489251635735854</text:p>
              </table:table-cell>
              <table:table-cell office:value-type="float" office:value="-0.00332032069563866">
                <text:p>-0.003320320695638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83716109395027">
                <text:p>0.483716109395027</text:p>
              </table:table-cell>
              <table:table-cell office:value-type="float" office:value="0.00121219648281112">
                <text:p>0.00121219648281112</text:p>
              </table:table-cell>
              <table:table-cell office:value-type="float" office:value="-0.000250584632158279">
                <text:p>-0.0002505846321582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553293257951736">
                <text:p>0.553293257951736</text:p>
              </table:table-cell>
              <table:table-cell office:value-type="float" office:value="0.000241116370307282">
                <text:p>0.000241116370307282</text:p>
              </table:table-cell>
              <table:table-cell office:value-type="float" office:value="-0.000219347234815359">
                <text:p>-0.0002193472348153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40792798995972">
                <text:p>0.640792798995972</text:p>
              </table:table-cell>
              <table:table-cell office:value-type="float" office:value="0.000117131425213302">
                <text:p>0.000117131425213302</text:p>
              </table:table-cell>
              <table:table-cell office:value-type="float" office:value="-0.00082930363714695">
                <text:p>-0.00082930363714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78989747166634">
                <text:p>0.478989747166634</text:p>
              </table:table-cell>
              <table:table-cell office:value-type="float" office:value="0.00138851329684258">
                <text:p>0.00138851329684258</text:p>
              </table:table-cell>
              <table:table-cell office:value-type="float" office:value="-0.0000368978828191757">
                <text:p>-0.00003689788281917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540840399265289">
                <text:p>0.540840399265289</text:p>
              </table:table-cell>
              <table:table-cell office:value-type="float" office:value="0.000637492118403315">
                <text:p>0.000637492118403315</text:p>
              </table:table-cell>
              <table:table-cell office:value-type="float" office:value="-0.00238429736346006">
                <text:p>-0.00238429736346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00852626562119">
                <text:p>0.600852626562119</text:p>
              </table:table-cell>
              <table:table-cell office:value-type="float" office:value="0.0010592935141176">
                <text:p>0.0010592935141176</text:p>
              </table:table-cell>
              <table:table-cell office:value-type="float" office:value="-0.000154888909310102">
                <text:p>-0.0001548889093101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537960582971573">
                <text:p>0.537960582971573</text:p>
              </table:table-cell>
              <table:table-cell office:value-type="float" office:value="0.00013351847010199">
                <text:p>0.00013351847010199</text:p>
              </table:table-cell>
              <table:table-cell office:value-type="float" office:value="-0.0000569537281990051">
                <text:p>-0.00005695372819900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582840204238892">
                <text:p>0.582840204238892</text:p>
              </table:table-cell>
              <table:table-cell office:value-type="float" office:value="0.00150233685271814">
                <text:p>0.00150233685271814</text:p>
              </table:table-cell>
              <table:table-cell office:value-type="float" office:value="-0.000305246002972126">
                <text:p>-0.0003052460029721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589442282915115">
                <text:p>0.589442282915115</text:p>
              </table:table-cell>
              <table:table-cell office:value-type="float" office:value="0.00106056970544159">
                <text:p>0.00106056970544159</text:p>
              </table:table-cell>
              <table:table-cell office:value-type="float" office:value="-0.00346706928685307">
                <text:p>-0.003467069286853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594454622268677">
                <text:p>0.594454622268677</text:p>
              </table:table-cell>
              <table:table-cell office:value-type="float" office:value="0.000483062947751023">
                <text:p>0.000483062947751023</text:p>
              </table:table-cell>
              <table:table-cell office:value-type="float" office:value="0.000296391360461712">
                <text:p>0.0002963913604617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57107435464859">
                <text:p>0.57107435464859</text:p>
              </table:table-cell>
              <table:table-cell office:value-type="float" office:value="0.000653129740385339">
                <text:p>0.000653129740385339</text:p>
              </table:table-cell>
              <table:table-cell office:value-type="float" office:value="-0.00284119993448257">
                <text:p>-0.002841199934482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66443037986755">
                <text:p>0.466443037986755</text:p>
              </table:table-cell>
              <table:table-cell office:value-type="float" office:value="0.000482897952315398">
                <text:p>0.000482897952315398</text:p>
              </table:table-cell>
              <table:table-cell office:value-type="float" office:value="-0.00196350887417793">
                <text:p>-0.001963508874177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95245951414108">
                <text:p>0.495245951414108</text:p>
              </table:table-cell>
              <table:table-cell office:value-type="float" office:value="0.00127134236972779">
                <text:p>0.00127134236972779</text:p>
              </table:table-cell>
              <table:table-cell office:value-type="float" office:value="-0.00182845368981361">
                <text:p>-0.001828453689813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29423314332962">
                <text:p>0.629423314332962</text:p>
              </table:table-cell>
              <table:table-cell office:value-type="float" office:value="0.000185807862726506">
                <text:p>0.000185807862726506</text:p>
              </table:table-cell>
              <table:table-cell office:value-type="float" office:value="-0.020535946637392">
                <text:p>-0.0205359466373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569125163555145">
                <text:p>0.569125163555145</text:p>
              </table:table-cell>
              <table:table-cell office:value-type="float" office:value="0.000388189326622523">
                <text:p>0.000388189326622523</text:p>
              </table:table-cell>
              <table:table-cell office:value-type="float" office:value="-0.000231368467211723">
                <text:p>-0.0002313684672117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550763523578644">
                <text:p>0.550763523578644</text:p>
              </table:table-cell>
              <table:table-cell office:value-type="float" office:value="0.000926052581053227">
                <text:p>0.000926052581053227</text:p>
              </table:table-cell>
              <table:table-cell office:value-type="float" office:value="-0.00000528879463672638">
                <text:p>-0.000005288794636726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81918382644653">
                <text:p>0.481918382644653</text:p>
              </table:table-cell>
              <table:table-cell office:value-type="float" office:value="0.000998279312625527">
                <text:p>0.000998279312625527</text:p>
              </table:table-cell>
              <table:table-cell office:value-type="float" office:value="-0.000081716338172555">
                <text:p>-0.0000817163381725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23352581262589">
                <text:p>0.623352581262589</text:p>
              </table:table-cell>
              <table:table-cell office:value-type="float" office:value="0.000561082019703463">
                <text:p>0.000561082019703463</text:p>
              </table:table-cell>
              <table:table-cell office:value-type="float" office:value="-0.000359689444303512">
                <text:p>-0.000359689444303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532846516370773">
                <text:p>0.532846516370773</text:p>
              </table:table-cell>
              <table:table-cell office:value-type="float" office:value="0.000476709977374412">
                <text:p>0.000476709977374412</text:p>
              </table:table-cell>
              <table:table-cell office:value-type="float" office:value="-0.0000110741704702377">
                <text:p>-0.00001107417047023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53528428077698">
                <text:p>0.453528428077698</text:p>
              </table:table-cell>
              <table:table-cell office:value-type="float" office:value="0.000744260643841699">
                <text:p>0.000744260643841699</text:p>
              </table:table-cell>
              <table:table-cell office:value-type="float" office:value="-0.000271127372980118">
                <text:p>-0.0002711273729801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10722923278809">
                <text:p>0.610722923278809</text:p>
              </table:table-cell>
              <table:table-cell office:value-type="float" office:value="0.000690155103802681">
                <text:p>0.000690155103802681</text:p>
              </table:table-cell>
              <table:table-cell office:value-type="float" office:value="-0.0100626458413899">
                <text:p>-0.01006264584138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59596956372261">
                <text:p>0.59596956372261</text:p>
              </table:table-cell>
              <table:table-cell office:value-type="float" office:value="0.000414527129032649">
                <text:p>0.000414527129032649</text:p>
              </table:table-cell>
              <table:table-cell office:value-type="float" office:value="-0.00108948647975922">
                <text:p>-0.001089486479759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548917603492737">
                <text:p>0.548917603492737</text:p>
              </table:table-cell>
              <table:table-cell office:value-type="float" office:value="0.000674407026963308">
                <text:p>0.000674407026963308</text:p>
              </table:table-cell>
              <table:table-cell office:value-type="float" office:value="0.000318903755396604">
                <text:p>0.0003189037553966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05214124917984">
                <text:p>0.405214124917984</text:p>
              </table:table-cell>
              <table:table-cell office:value-type="float" office:value="0.00003598798175517">
                <text:p>0.00003598798175517</text:p>
              </table:table-cell>
              <table:table-cell office:value-type="float" office:value="-0.000385399907827377">
                <text:p>-0.0003853999078273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530031186342239">
                <text:p>0.530031186342239</text:p>
              </table:table-cell>
              <table:table-cell office:value-type="float" office:value="0.00085464438307099">
                <text:p>0.00085464438307099</text:p>
              </table:table-cell>
              <table:table-cell office:value-type="float" office:value="-0.000272048218175769">
                <text:p>-0.0002720482181757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59597784280777">
                <text:p>0.659597784280777</text:p>
              </table:table-cell>
              <table:table-cell office:value-type="float" office:value="0.00215490914415568">
                <text:p>0.00215490914415568</text:p>
              </table:table-cell>
              <table:table-cell office:value-type="float" office:value="-0.00780536122620106">
                <text:p>-0.007805361226201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45299407839775">
                <text:p>0.445299407839775</text:p>
              </table:table-cell>
              <table:table-cell office:value-type="float" office:value="0.000616458844160661">
                <text:p>0.000616458844160661</text:p>
              </table:table-cell>
              <table:table-cell office:value-type="float" office:value="-0.000127975642681122">
                <text:p>-0.0001279756426811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17963194847107">
                <text:p>0.417963194847107</text:p>
              </table:table-cell>
              <table:table-cell office:value-type="float" office:value="0.000442223745631054">
                <text:p>0.000442223745631054</text:p>
              </table:table-cell>
              <table:table-cell office:value-type="float" office:value="-0.000223695859313011">
                <text:p>-0.0002236958593130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591741394996643">
                <text:p>0.591741394996643</text:p>
              </table:table-cell>
              <table:table-cell office:value-type="float" office:value="0.000335241638822481">
                <text:p>0.000335241638822481</text:p>
              </table:table-cell>
              <table:table-cell office:value-type="float" office:value="-0.0000209854450076818">
                <text:p>-0.00002098544500768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52056312561035">
                <text:p>0.652056312561035</text:p>
              </table:table-cell>
              <table:table-cell office:value-type="float" office:value="0.000738318782532588">
                <text:p>0.000738318782532588</text:p>
              </table:table-cell>
              <table:table-cell office:value-type="float" office:value="-0.000259539671242237">
                <text:p>-0.0002595396712422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6116057634354">
                <text:p>0.636116057634354</text:p>
              </table:table-cell>
              <table:table-cell office:value-type="float" office:value="0.000350178059306927">
                <text:p>0.000350178059306927</text:p>
              </table:table-cell>
              <table:table-cell office:value-type="float" office:value="-0.00223991591483355">
                <text:p>-0.002239915914833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580655646324158">
                <text:p>0.580655646324158</text:p>
              </table:table-cell>
              <table:table-cell office:value-type="float" office:value="0.000648050050949678">
                <text:p>0.000648050050949678</text:p>
              </table:table-cell>
              <table:table-cell office:value-type="float" office:value="-0.000284076202660799">
                <text:p>-0.0002840762026607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440948411822319">
                <text:p>0.440948411822319</text:p>
              </table:table-cell>
              <table:table-cell office:value-type="float" office:value="0.000896561768604443">
                <text:p>0.000896561768604443</text:p>
              </table:table-cell>
              <table:table-cell office:value-type="float" office:value="-0.000558149069547653">
                <text:p>-0.0005581490695476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492604428529739">
                <text:p>0.492604428529739</text:p>
              </table:table-cell>
              <table:table-cell office:value-type="float" office:value="0.000431768945418298">
                <text:p>0.000431768945418298</text:p>
              </table:table-cell>
              <table:table-cell office:value-type="float" office:value="-0.00393939055502415">
                <text:p>-0.003939390555024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27633011341095">
                <text:p>0.627633011341095</text:p>
              </table:table-cell>
              <table:table-cell office:value-type="float" office:value="0.001034932769835">
                <text:p>0.001034932769835</text:p>
              </table:table-cell>
              <table:table-cell office:value-type="float" office:value="-0.00146467993035913">
                <text:p>-0.00146467993035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563850367069244">
                <text:p>0.563850367069244</text:p>
              </table:table-cell>
              <table:table-cell office:value-type="float" office:value="0.00106556488899514">
                <text:p>0.00106556488899514</text:p>
              </table:table-cell>
              <table:table-cell office:value-type="float" office:value="-0.000929665938019752">
                <text:p>-0.0009296659380197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57031677365303">
                <text:p>0.57031677365303</text:p>
              </table:table-cell>
              <table:table-cell office:value-type="float" office:value="0.00207040347158909">
                <text:p>0.00207040347158909</text:p>
              </table:table-cell>
              <table:table-cell office:value-type="float" office:value="-0.000663431733846664">
                <text:p>-0.0006634317338466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42121197283268">
                <text:p>0.42121197283268</text:p>
              </table:table-cell>
              <table:table-cell office:value-type="float" office:value="0.000865614623762667">
                <text:p>0.000865614623762667</text:p>
              </table:table-cell>
              <table:table-cell office:value-type="float" office:value="-0.0000451030675321817">
                <text:p>-0.00004510306753218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524095249176025">
                <text:p>0.524095249176025</text:p>
              </table:table-cell>
              <table:table-cell office:value-type="float" office:value="0.000243337535357568">
                <text:p>0.000243337535357568</text:p>
              </table:table-cell>
              <table:table-cell office:value-type="float" office:value="-0.00545119307935238">
                <text:p>-0.005451193079352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461954128742218">
                <text:p>0.461954128742218</text:p>
              </table:table-cell>
              <table:table-cell office:value-type="float" office:value="0.00198410711018369">
                <text:p>0.00198410711018369</text:p>
              </table:table-cell>
              <table:table-cell office:value-type="float" office:value="-0.000182653404772282">
                <text:p>-0.0001826534047722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21904599666595">
                <text:p>0.621904599666595</text:p>
              </table:table-cell>
              <table:table-cell office:value-type="float" office:value="0.000895670999307185">
                <text:p>0.000895670999307185</text:p>
              </table:table-cell>
              <table:table-cell office:value-type="float" office:value="-0.000095234252512455">
                <text:p>-0.000095234252512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544178265333176">
                <text:p>0.544178265333176</text:p>
              </table:table-cell>
              <table:table-cell office:value-type="float" office:value="0.000405846885405481">
                <text:p>0.000405846885405481</text:p>
              </table:table-cell>
              <table:table-cell office:value-type="float" office:value="-0.0000629041343927383">
                <text:p>-0.00006290413439273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462926506996155">
                <text:p>0.462926506996155</text:p>
              </table:table-cell>
              <table:table-cell office:value-type="float" office:value="0.000878414529142901">
                <text:p>0.000878414529142901</text:p>
              </table:table-cell>
              <table:table-cell office:value-type="float" office:value="0.000003846175968647">
                <text:p>0.0000038461759686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473515146970749">
                <text:p>0.473515146970749</text:p>
              </table:table-cell>
              <table:table-cell office:value-type="float" office:value="0.0000629242054856149">
                <text:p>0.0000629242054856149</text:p>
              </table:table-cell>
              <table:table-cell office:value-type="float" office:value="0.000102624110877514">
                <text:p>0.0001026241108775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530798101425171">
                <text:p>0.530798101425171</text:p>
              </table:table-cell>
              <table:table-cell office:value-type="float" office:value="0.000287174625555053">
                <text:p>0.000287174625555053</text:p>
              </table:table-cell>
              <table:table-cell office:value-type="float" office:value="-0.0000219728797674179">
                <text:p>-0.00002197287976741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274329662323">
                <text:p>0.6274329662323</text:p>
              </table:table-cell>
              <table:table-cell office:value-type="float" office:value="0.000522989648743533">
                <text:p>0.000522989648743533</text:p>
              </table:table-cell>
              <table:table-cell office:value-type="float" office:value="-0.000319645367562771">
                <text:p>-0.0003196453675627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5651535987854">
                <text:p>0.5651535987854</text:p>
              </table:table-cell>
              <table:table-cell office:value-type="float" office:value="0.00203327678609639">
                <text:p>0.00203327678609639</text:p>
              </table:table-cell>
              <table:table-cell office:value-type="float" office:value="-0.000852932222187519">
                <text:p>-0.0008529322221875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522988748550415">
                <text:p>0.522988748550415</text:p>
              </table:table-cell>
              <table:table-cell office:value-type="float" office:value="0.000214759710070211">
                <text:p>0.000214759710070211</text:p>
              </table:table-cell>
              <table:table-cell office:value-type="float" office:value="0.0000982557889074087">
                <text:p>0.0000982557889074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22883176803589">
                <text:p>0.722883176803589</text:p>
              </table:table-cell>
              <table:table-cell office:value-type="float" office:value="0.000942840857896954">
                <text:p>0.000942840857896954</text:p>
              </table:table-cell>
              <table:table-cell office:value-type="float" office:value="-0.0102203159593046">
                <text:p>-0.01022031595930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530700612068176">
                <text:p>0.530700612068176</text:p>
              </table:table-cell>
              <table:table-cell office:value-type="float" office:value="0.000350205873837694">
                <text:p>0.000350205873837694</text:p>
              </table:table-cell>
              <table:table-cell office:value-type="float" office:value="-0.000397191196680069">
                <text:p>-0.0003971911966800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472818538546562">
                <text:p>0.472818538546562</text:p>
              </table:table-cell>
              <table:table-cell office:value-type="float" office:value="0.000519275042461231">
                <text:p>0.000519275042461231</text:p>
              </table:table-cell>
              <table:table-cell office:value-type="float" office:value="-0.000115826725959778">
                <text:p>-0.0001158267259597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495536559820175">
                <text:p>0.495536559820175</text:p>
              </table:table-cell>
              <table:table-cell office:value-type="float" office:value="0.00191668309271336">
                <text:p>0.00191668309271336</text:p>
              </table:table-cell>
              <table:table-cell office:value-type="float" office:value="-0.000875510647892952">
                <text:p>-0.0008755106478929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741202771663666">
                <text:p>0.741202771663666</text:p>
              </table:table-cell>
              <table:table-cell office:value-type="float" office:value="0.000611727323848754">
                <text:p>0.000611727323848754</text:p>
              </table:table-cell>
              <table:table-cell office:value-type="float" office:value="-0.00352602014318108">
                <text:p>-0.003526020143181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481298848986626">
                <text:p>0.481298848986626</text:p>
              </table:table-cell>
              <table:table-cell office:value-type="float" office:value="0.000128243728249799">
                <text:p>0.000128243728249799</text:p>
              </table:table-cell>
              <table:table-cell office:value-type="float" office:value="-0.000188096240162849">
                <text:p>-0.0001880962401628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515549099445343">
                <text:p>0.515549099445343</text:p>
              </table:table-cell>
              <table:table-cell office:value-type="float" office:value="0.000730701495194808">
                <text:p>0.000730701495194808</text:p>
              </table:table-cell>
              <table:table-cell office:value-type="float" office:value="-0.00588372796773911">
                <text:p>-0.005883727967739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522304916381836">
                <text:p>0.522304916381836</text:p>
              </table:table-cell>
              <table:table-cell office:value-type="float" office:value="0.000257352679909673">
                <text:p>0.000257352679909673</text:p>
              </table:table-cell>
              <table:table-cell office:value-type="float" office:value="-0.000126214884221554">
                <text:p>-0.0001262148842215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565226602554321">
                <text:p>0.565226602554321</text:p>
              </table:table-cell>
              <table:table-cell office:value-type="float" office:value="0.000579122616909444">
                <text:p>0.000579122616909444</text:p>
              </table:table-cell>
              <table:table-cell office:value-type="float" office:value="-0.0038464168086648">
                <text:p>-0.00384641680866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510155129432678">
                <text:p>0.510155129432678</text:p>
              </table:table-cell>
              <table:table-cell office:value-type="float" office:value="0.000969391863327473">
                <text:p>0.000969391863327473</text:p>
              </table:table-cell>
              <table:table-cell office:value-type="float" office:value="-0.000856746733188629">
                <text:p>-0.0008567467331886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378241628408432">
                <text:p>0.378241628408432</text:p>
              </table:table-cell>
              <table:table-cell office:value-type="float" office:value="0.000276243026019074">
                <text:p>0.000276243026019074</text:p>
              </table:table-cell>
              <table:table-cell office:value-type="float" office:value="-0.0000423875637352467">
                <text:p>-0.00004238756373524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365720611810684">
                <text:p>0.365720611810684</text:p>
              </table:table-cell>
              <table:table-cell office:value-type="float" office:value="0.000197198170644697">
                <text:p>0.000197198170644697</text:p>
              </table:table-cell>
              <table:table-cell office:value-type="float" office:value="-0.0000134540721774101">
                <text:p>-0.00001345407217741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549070471525192">
                <text:p>0.549070471525192</text:p>
              </table:table-cell>
              <table:table-cell office:value-type="float" office:value="0.000565074564656243">
                <text:p>0.000565074564656243</text:p>
              </table:table-cell>
              <table:table-cell office:value-type="float" office:value="-0.00178042398765683">
                <text:p>-0.001780423987656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490589120984077">
                <text:p>0.490589120984077</text:p>
              </table:table-cell>
              <table:table-cell office:value-type="float" office:value="0.000308035535272211">
                <text:p>0.000308035535272211</text:p>
              </table:table-cell>
              <table:table-cell office:value-type="float" office:value="-0.00120032485574484">
                <text:p>-0.001200324855744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420889177918434">
                <text:p>0.420889177918434</text:p>
              </table:table-cell>
              <table:table-cell office:value-type="float" office:value="0.000102206078736344">
                <text:p>0.000102206078736344</text:p>
              </table:table-cell>
              <table:table-cell office:value-type="float" office:value="-0.000237349607050419">
                <text:p>-0.000237349607050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527052521705627">
                <text:p>0.527052521705627</text:p>
              </table:table-cell>
              <table:table-cell office:value-type="float" office:value="0.000477008926100098">
                <text:p>0.000477008926100098</text:p>
              </table:table-cell>
              <table:table-cell office:value-type="float" office:value="-0.00126868700608611">
                <text:p>-0.001268687006086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594438499212265">
                <text:p>0.594438499212265</text:p>
              </table:table-cell>
              <table:table-cell office:value-type="float" office:value="0.000197029902483337">
                <text:p>0.000197029902483337</text:p>
              </table:table-cell>
              <table:table-cell office:value-type="float" office:value="-0.00111828716471791">
                <text:p>-0.001118287164717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420766511559486">
                <text:p>0.420766511559486</text:p>
              </table:table-cell>
              <table:table-cell office:value-type="float" office:value="0.000500044692307711">
                <text:p>0.000500044692307711</text:p>
              </table:table-cell>
              <table:table-cell office:value-type="float" office:value="-0.0000221127644181252">
                <text:p>-0.00002211276441812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465718331933022">
                <text:p>0.465718331933022</text:p>
              </table:table-cell>
              <table:table-cell office:value-type="float" office:value="0.000899972527986392">
                <text:p>0.000899972527986392</text:p>
              </table:table-cell>
              <table:table-cell office:value-type="float" office:value="-0.00207855093758553">
                <text:p>-0.002078550937585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462313890457153">
                <text:p>0.462313890457153</text:p>
              </table:table-cell>
              <table:table-cell office:value-type="float" office:value="0.00137205644277856">
                <text:p>0.00137205644277856</text:p>
              </table:table-cell>
              <table:table-cell office:value-type="float" office:value="-0.000236809439957142">
                <text:p>-0.0002368094399571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501135060191155">
                <text:p>0.501135060191155</text:p>
              </table:table-cell>
              <table:table-cell office:value-type="float" office:value="0.00149096630048007">
                <text:p>0.00149096630048007</text:p>
              </table:table-cell>
              <table:table-cell office:value-type="float" office:value="-0.00583000872284174">
                <text:p>-0.005830008722841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581123805046081">
                <text:p>0.581123805046081</text:p>
              </table:table-cell>
              <table:table-cell office:value-type="float" office:value="0.000879599031759426">
                <text:p>0.000879599031759426</text:p>
              </table:table-cell>
              <table:table-cell office:value-type="float" office:value="-0.00301287677139044">
                <text:p>-0.003012876771390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480996918678284">
                <text:p>0.480996918678284</text:p>
              </table:table-cell>
              <table:table-cell office:value-type="float" office:value="0.000458279129816219">
                <text:p>0.000458279129816219</text:p>
              </table:table-cell>
              <table:table-cell office:value-type="float" office:value="0.00000637350603938103">
                <text:p>0.000006373506039381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462244600057602">
                <text:p>0.462244600057602</text:p>
              </table:table-cell>
              <table:table-cell office:value-type="float" office:value="0.0000195568611161434">
                <text:p>0.0000195568611161434</text:p>
              </table:table-cell>
              <table:table-cell office:value-type="float" office:value="-0.00877999532967806">
                <text:p>-0.008779995329678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482645413279533">
                <text:p>0.482645413279533</text:p>
              </table:table-cell>
              <table:table-cell office:value-type="float" office:value="0.000689582421910018">
                <text:p>0.000689582421910018</text:p>
              </table:table-cell>
              <table:table-cell office:value-type="float" office:value="-0.000117430184036493">
                <text:p>-0.0001174301840364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463471111655235">
                <text:p>0.463471111655235</text:p>
              </table:table-cell>
              <table:table-cell office:value-type="float" office:value="0.00171214822912589">
                <text:p>0.00171214822912589</text:p>
              </table:table-cell>
              <table:table-cell office:value-type="float" office:value="-0.000317963096313179">
                <text:p>-0.0003179630963131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524660295248032">
                <text:p>0.524660295248032</text:p>
              </table:table-cell>
              <table:table-cell office:value-type="float" office:value="0.0021212313324213">
                <text:p>0.0021212313324213</text:p>
              </table:table-cell>
              <table:table-cell office:value-type="float" office:value="-0.00434606270864606">
                <text:p>-0.004346062708646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499914517998695">
                <text:p>0.499914517998695</text:p>
              </table:table-cell>
              <table:table-cell office:value-type="float" office:value="0.00187965803779662">
                <text:p>0.00187965803779662</text:p>
              </table:table-cell>
              <table:table-cell office:value-type="float" office:value="-0.000150471925735474">
                <text:p>-0.0001504719257354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452466455101967">
                <text:p>0.452466455101967</text:p>
              </table:table-cell>
              <table:table-cell office:value-type="float" office:value="0.000421974287019111">
                <text:p>0.000421974287019111</text:p>
              </table:table-cell>
              <table:table-cell office:value-type="float" office:value="-0.000894570164382458">
                <text:p>-0.0008945701643824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570712625980377">
                <text:p>0.570712625980377</text:p>
              </table:table-cell>
              <table:table-cell office:value-type="float" office:value="0.000835090520558879">
                <text:p>0.000835090520558879</text:p>
              </table:table-cell>
              <table:table-cell office:value-type="float" office:value="-0.00525400768965483">
                <text:p>-0.005254007689654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41005747616291">
                <text:p>0.41005747616291</text:p>
              </table:table-cell>
              <table:table-cell office:value-type="float" office:value="0.00101591503480449">
                <text:p>0.00101591503480449</text:p>
              </table:table-cell>
              <table:table-cell office:value-type="float" office:value="-0.0060533570125699">
                <text:p>-0.00605335701256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497713246941567">
                <text:p>0.497713246941567</text:p>
              </table:table-cell>
              <table:table-cell office:value-type="float" office:value="0.00135072366101667">
                <text:p>0.00135072366101667</text:p>
              </table:table-cell>
              <table:table-cell office:value-type="float" office:value="0.000122347148135304">
                <text:p>0.0001223471481353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429769653081894">
                <text:p>0.429769653081894</text:p>
              </table:table-cell>
              <table:table-cell office:value-type="float" office:value="0.00085224622162059">
                <text:p>0.00085224622162059</text:p>
              </table:table-cell>
              <table:table-cell office:value-type="float" office:value="-0.000476374849677086">
                <text:p>-0.0004763748496770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476320457458496">
                <text:p>0.476320457458496</text:p>
              </table:table-cell>
              <table:table-cell office:value-type="float" office:value="0.00219196064863354">
                <text:p>0.00219196064863354</text:p>
              </table:table-cell>
              <table:table-cell office:value-type="float" office:value="-0.0000155066139996052">
                <text:p>-0.00001550661399960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51278925538063">
                <text:p>0.51278925538063</text:p>
              </table:table-cell>
              <table:table-cell office:value-type="float" office:value="0.000445136215421371">
                <text:p>0.000445136215421371</text:p>
              </table:table-cell>
              <table:table-cell office:value-type="float" office:value="-0.000475400313735008">
                <text:p>-0.000475400313735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447115615010262">
                <text:p>0.447115615010262</text:p>
              </table:table-cell>
              <table:table-cell office:value-type="float" office:value="0.002498679747805">
                <text:p>0.002498679747805</text:p>
              </table:table-cell>
              <table:table-cell office:value-type="float" office:value="-0.000284739769995212">
                <text:p>-0.0002847397699952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52761532664299">
                <text:p>0.52761532664299</text:p>
              </table:table-cell>
              <table:table-cell office:value-type="float" office:value="0.00202144116628915">
                <text:p>0.00202144116628915</text:p>
              </table:table-cell>
              <table:table-cell office:value-type="float" office:value="-0.00220921374857426">
                <text:p>-0.00220921374857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470644780993462">
                <text:p>0.470644780993462</text:p>
              </table:table-cell>
              <table:table-cell office:value-type="float" office:value="0.000380654478794895">
                <text:p>0.000380654478794895</text:p>
              </table:table-cell>
              <table:table-cell office:value-type="float" office:value="0.000023176521062851">
                <text:p>0.0000231765210628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576482802629471">
                <text:p>0.576482802629471</text:p>
              </table:table-cell>
              <table:table-cell office:value-type="float" office:value="0.000964398914948106">
                <text:p>0.000964398914948106</text:p>
              </table:table-cell>
              <table:table-cell office:value-type="float" office:value="-0.00277657145634294">
                <text:p>-0.002776571456342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439950221776962">
                <text:p>0.439950221776962</text:p>
              </table:table-cell>
              <table:table-cell office:value-type="float" office:value="0.000227566191460937">
                <text:p>0.000227566191460937</text:p>
              </table:table-cell>
              <table:table-cell office:value-type="float" office:value="-0.000756950676441193">
                <text:p>-0.000756950676441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376640525460243">
                <text:p>0.376640525460243</text:p>
              </table:table-cell>
              <table:table-cell office:value-type="float" office:value="0.00000173249793533614">
                <text:p>0.00000173249793533614</text:p>
              </table:table-cell>
              <table:table-cell office:value-type="float" office:value="0.0000034114345908165">
                <text:p>0.00000341143459081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515117859840393">
                <text:p>0.515117859840393</text:p>
              </table:table-cell>
              <table:table-cell office:value-type="float" office:value="0.00172001991886646">
                <text:p>0.00172001991886646</text:p>
              </table:table-cell>
              <table:table-cell office:value-type="float" office:value="-0.000631392374634743">
                <text:p>-0.0006313923746347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468939301371574">
                <text:p>0.468939301371574</text:p>
              </table:table-cell>
              <table:table-cell office:value-type="float" office:value="0.00161387597909197">
                <text:p>0.00161387597909197</text:p>
              </table:table-cell>
              <table:table-cell office:value-type="float" office:value="-0.000427266024053097">
                <text:p>-0.0004272660240530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475069278478623">
                <text:p>0.475069278478623</text:p>
              </table:table-cell>
              <table:table-cell office:value-type="float" office:value="0.000505257086479105">
                <text:p>0.000505257086479105</text:p>
              </table:table-cell>
              <table:table-cell office:value-type="float" office:value="-0.00367853827774525">
                <text:p>-0.003678538277745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554039120674133">
                <text:p>0.554039120674133</text:p>
              </table:table-cell>
              <table:table-cell office:value-type="float" office:value="0.000412851865985431">
                <text:p>0.000412851865985431</text:p>
              </table:table-cell>
              <table:table-cell office:value-type="float" office:value="-0.000635561905801296">
                <text:p>-0.0006355619058012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399308827519417">
                <text:p>0.399308827519417</text:p>
              </table:table-cell>
              <table:table-cell office:value-type="float" office:value="0.00026032030582428">
                <text:p>0.00026032030582428</text:p>
              </table:table-cell>
              <table:table-cell office:value-type="float" office:value="-0.0000211709178984165">
                <text:p>-0.00002117091789841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527587950229645">
                <text:p>0.527587950229645</text:p>
              </table:table-cell>
              <table:table-cell office:value-type="float" office:value="0.00131197771988809">
                <text:p>0.00131197771988809</text:p>
              </table:table-cell>
              <table:table-cell office:value-type="float" office:value="-0.000822724215686321">
                <text:p>-0.0008227242156863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342903620004654">
                <text:p>0.342903620004654</text:p>
              </table:table-cell>
              <table:table-cell office:value-type="float" office:value="0.00023784696822986">
                <text:p>0.00023784696822986</text:p>
              </table:table-cell>
              <table:table-cell office:value-type="float" office:value="-0.000160381942987442">
                <text:p>-0.0001603819429874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459228855371475">
                <text:p>0.459228855371475</text:p>
              </table:table-cell>
              <table:table-cell office:value-type="float" office:value="0.000482503528473899">
                <text:p>0.000482503528473899</text:p>
              </table:table-cell>
              <table:table-cell office:value-type="float" office:value="-0.00164634771645069">
                <text:p>-0.001646347716450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535777914524078">
                <text:p>0.535777914524078</text:p>
              </table:table-cell>
              <table:table-cell office:value-type="float" office:value="0.00195965819293633">
                <text:p>0.00195965819293633</text:p>
              </table:table-cell>
              <table:table-cell office:value-type="float" office:value="-0.00420750714838505">
                <text:p>-0.004207507148385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63497316837311">
                <text:p>0.363497316837311</text:p>
              </table:table-cell>
              <table:table-cell office:value-type="float" office:value="0.00165098423603922">
                <text:p>0.00165098423603922</text:p>
              </table:table-cell>
              <table:table-cell office:value-type="float" office:value="-0.000344599690288305">
                <text:p>-0.0003445996902883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508863931894302">
                <text:p>0.508863931894302</text:p>
              </table:table-cell>
              <table:table-cell office:value-type="float" office:value="0.00207818059716374">
                <text:p>0.00207818059716374</text:p>
              </table:table-cell>
              <table:table-cell office:value-type="float" office:value="-0.000179338455200195">
                <text:p>-0.0001793384552001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376612576842308">
                <text:p>0.376612576842308</text:p>
              </table:table-cell>
              <table:table-cell office:value-type="float" office:value="0.000161635714175645">
                <text:p>0.000161635714175645</text:p>
              </table:table-cell>
              <table:table-cell office:value-type="float" office:value="-0.000828955508768559">
                <text:p>-0.0008289555087685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400716459751129">
                <text:p>0.400716459751129</text:p>
              </table:table-cell>
              <table:table-cell office:value-type="float" office:value="0.00200491943396628">
                <text:p>0.00200491943396628</text:p>
              </table:table-cell>
              <table:table-cell office:value-type="float" office:value="-0.0000636419048532844">
                <text:p>-0.00006364190485328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472425645589829">
                <text:p>0.472425645589829</text:p>
              </table:table-cell>
              <table:table-cell office:value-type="float" office:value="0.0032598783262074">
                <text:p>0.0032598783262074</text:p>
              </table:table-cell>
              <table:table-cell office:value-type="float" office:value="-0.00104307411238551">
                <text:p>-0.001043074112385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446984961628914">
                <text:p>0.446984961628914</text:p>
              </table:table-cell>
              <table:table-cell office:value-type="float" office:value="0.00253816235344857">
                <text:p>0.00253816235344857</text:p>
              </table:table-cell>
              <table:table-cell office:value-type="float" office:value="-0.0000222294591367245">
                <text:p>-0.00002222945913672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471576410531998">
                <text:p>0.471576410531998</text:p>
              </table:table-cell>
              <table:table-cell office:value-type="float" office:value="0.000420503522036597">
                <text:p>0.000420503522036597</text:p>
              </table:table-cell>
              <table:table-cell office:value-type="float" office:value="-0.00284495847299695">
                <text:p>-0.002844958472996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470108145475388">
                <text:p>0.470108145475388</text:p>
              </table:table-cell>
              <table:table-cell office:value-type="float" office:value="0.00142981524113566">
                <text:p>0.00142981524113566</text:p>
              </table:table-cell>
              <table:table-cell office:value-type="float" office:value="-0.000574426632374525">
                <text:p>-0.0005744266323745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342906254529953">
                <text:p>0.342906254529953</text:p>
              </table:table-cell>
              <table:table-cell office:value-type="float" office:value="0.000183162477333099">
                <text:p>0.000183162477333099</text:p>
              </table:table-cell>
              <table:table-cell office:value-type="float" office:value="-0.0000679129734635353">
                <text:p>-0.00006791297346353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396419677138328">
                <text:p>0.396419677138328</text:p>
              </table:table-cell>
              <table:table-cell office:value-type="float" office:value="0.000159736117348075">
                <text:p>0.000159736117348075</text:p>
              </table:table-cell>
              <table:table-cell office:value-type="float" office:value="-0.000555367395281792">
                <text:p>-0.0005553673952817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408404240012169">
                <text:p>0.408404240012169</text:p>
              </table:table-cell>
              <table:table-cell office:value-type="float" office:value="0.000216987088788301">
                <text:p>0.000216987088788301</text:p>
              </table:table-cell>
              <table:table-cell office:value-type="float" office:value="-0.000216886773705482">
                <text:p>-0.0002168867737054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431993785500526">
                <text:p>0.431993785500526</text:p>
              </table:table-cell>
              <table:table-cell office:value-type="float" office:value="0.00253853884059936">
                <text:p>0.00253853884059936</text:p>
              </table:table-cell>
              <table:table-cell office:value-type="float" office:value="-0.00257384777069092">
                <text:p>-0.002573847770690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404689648747444">
                <text:p>0.404689648747444</text:p>
              </table:table-cell>
              <table:table-cell office:value-type="float" office:value="0.00153610403649509">
                <text:p>0.00153610403649509</text:p>
              </table:table-cell>
              <table:table-cell office:value-type="float" office:value="-0.000611551664769649">
                <text:p>-0.0006115516647696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530484187602997">
                <text:p>0.530484187602997</text:p>
              </table:table-cell>
              <table:table-cell office:value-type="float" office:value="0.00145775028504431">
                <text:p>0.00145775028504431</text:p>
              </table:table-cell>
              <table:table-cell office:value-type="float" office:value="0.000161070376634598">
                <text:p>0.0001610703766345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388330137729645">
                <text:p>0.388330137729645</text:p>
              </table:table-cell>
              <table:table-cell office:value-type="float" office:value="0.00131842375267297">
                <text:p>0.00131842375267297</text:p>
              </table:table-cell>
              <table:table-cell office:value-type="float" office:value="-0.00698654688894749">
                <text:p>-0.006986546888947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545467740297317">
                <text:p>0.545467740297317</text:p>
              </table:table-cell>
              <table:table-cell office:value-type="float" office:value="0.0031412301119417">
                <text:p>0.0031412301119417</text:p>
              </table:table-cell>
              <table:table-cell office:value-type="float" office:value="-0.0109405770897865">
                <text:p>-0.01094057708978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424423950910568">
                <text:p>0.424423950910568</text:p>
              </table:table-cell>
              <table:table-cell office:value-type="float" office:value="0.00235183534678072">
                <text:p>0.00235183534678072</text:p>
              </table:table-cell>
              <table:table-cell office:value-type="float" office:value="-0.000416840612888336">
                <text:p>-0.0004168406128883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39500215947628">
                <text:p>0.39500215947628</text:p>
              </table:table-cell>
              <table:table-cell office:value-type="float" office:value="0.0014112809789367">
                <text:p>0.0014112809789367</text:p>
              </table:table-cell>
              <table:table-cell office:value-type="float" office:value="-0.00213318190071732">
                <text:p>-0.002133181900717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525150561332703">
                <text:p>0.525150561332703</text:p>
              </table:table-cell>
              <table:table-cell office:value-type="float" office:value="0.00336053050123155">
                <text:p>0.00336053050123155</text:p>
              </table:table-cell>
              <table:table-cell office:value-type="float" office:value="-0.000351339392364025">
                <text:p>-0.0003513393923640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468823665380478">
                <text:p>0.468823665380478</text:p>
              </table:table-cell>
              <table:table-cell office:value-type="float" office:value="0.00228160610422492">
                <text:p>0.00228160610422492</text:p>
              </table:table-cell>
              <table:table-cell office:value-type="float" office:value="-0.00222224127501249">
                <text:p>-0.00222224127501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315851446986198">
                <text:p>0.315851446986198</text:p>
              </table:table-cell>
              <table:table-cell office:value-type="float" office:value="0.000853147031739354">
                <text:p>0.000853147031739354</text:p>
              </table:table-cell>
              <table:table-cell office:value-type="float" office:value="0.000118026882410049">
                <text:p>0.0001180268824100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425018936395645">
                <text:p>0.425018936395645</text:p>
              </table:table-cell>
              <table:table-cell office:value-type="float" office:value="0.00360446209087968">
                <text:p>0.00360446209087968</text:p>
              </table:table-cell>
              <table:table-cell office:value-type="float" office:value="-0.0022001639008522">
                <text:p>-0.00220016390085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377545955777168">
                <text:p>0.377545955777168</text:p>
              </table:table-cell>
              <table:table-cell office:value-type="float" office:value="0.00486603891476989">
                <text:p>0.00486603891476989</text:p>
              </table:table-cell>
              <table:table-cell office:value-type="float" office:value="-0.000452004000544548">
                <text:p>-0.0004520040005445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376190462708473">
                <text:p>0.376190462708473</text:p>
              </table:table-cell>
              <table:table-cell office:value-type="float" office:value="0.000109812264417997">
                <text:p>0.000109812264417997</text:p>
              </table:table-cell>
              <table:table-cell office:value-type="float" office:value="-0.0000555230304598808">
                <text:p>-0.00005552303045988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342878133058548">
                <text:p>0.342878133058548</text:p>
              </table:table-cell>
              <table:table-cell office:value-type="float" office:value="0.00201462213881314">
                <text:p>0.00201462213881314</text:p>
              </table:table-cell>
              <table:table-cell office:value-type="float" office:value="-0.00180001286789775">
                <text:p>-0.001800012867897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341549974679947">
                <text:p>0.341549974679947</text:p>
              </table:table-cell>
              <table:table-cell office:value-type="float" office:value="0.00125209075631574">
                <text:p>0.00125209075631574</text:p>
              </table:table-cell>
              <table:table-cell office:value-type="float" office:value="-0.000303021632134914">
                <text:p>-0.0003030216321349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420066770911217">
                <text:p>0.420066770911217</text:p>
              </table:table-cell>
              <table:table-cell office:value-type="float" office:value="0.00176941129611805">
                <text:p>0.00176941129611805</text:p>
              </table:table-cell>
              <table:table-cell office:value-type="float" office:value="-0.00635068854317069">
                <text:p>-0.006350688543170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414357456564903">
                <text:p>0.414357456564903</text:p>
              </table:table-cell>
              <table:table-cell office:value-type="float" office:value="0.000350614386843517">
                <text:p>0.000350614386843517</text:p>
              </table:table-cell>
              <table:table-cell office:value-type="float" office:value="0.00000897292047739029">
                <text:p>0.000008972920477390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284441831707954">
                <text:p>0.284441831707954</text:p>
              </table:table-cell>
              <table:table-cell office:value-type="float" office:value="0.000385539114358835">
                <text:p>0.000385539114358835</text:p>
              </table:table-cell>
              <table:table-cell office:value-type="float" office:value="-0.0000701479613780975">
                <text:p>-0.00007014796137809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306986996531486">
                <text:p>0.306986996531486</text:p>
              </table:table-cell>
              <table:table-cell office:value-type="float" office:value="0.000259859232755844">
                <text:p>0.000259859232755844</text:p>
              </table:table-cell>
              <table:table-cell office:value-type="float" office:value="-0.0000319182872772217">
                <text:p>-0.00003191828727722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367465704679489">
                <text:p>0.367465704679489</text:p>
              </table:table-cell>
              <table:table-cell office:value-type="float" office:value="0.00608777827583253">
                <text:p>0.00608777827583253</text:p>
              </table:table-cell>
              <table:table-cell office:value-type="float" office:value="-0.00200938675552607">
                <text:p>-0.002009386755526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453745111823082">
                <text:p>0.453745111823082</text:p>
              </table:table-cell>
              <table:table-cell office:value-type="float" office:value="0.00342968173790723">
                <text:p>0.00342968173790723</text:p>
              </table:table-cell>
              <table:table-cell office:value-type="float" office:value="-0.00476400032639504">
                <text:p>-0.004764000326395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307716158032417">
                <text:p>0.307716158032417</text:p>
              </table:table-cell>
              <table:table-cell office:value-type="float" office:value="0.00000981402295110456">
                <text:p>0.00000981402295110456</text:p>
              </table:table-cell>
              <table:table-cell office:value-type="float" office:value="0.0000437889248132706">
                <text:p>0.00004378892481327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450689342617989">
                <text:p>0.450689342617989</text:p>
              </table:table-cell>
              <table:table-cell office:value-type="float" office:value="0.00143542814766988">
                <text:p>0.00143542814766988</text:p>
              </table:table-cell>
              <table:table-cell office:value-type="float" office:value="-0.00636096764355898">
                <text:p>-0.00636096764355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301164248585701">
                <text:p>0.301164248585701</text:p>
              </table:table-cell>
              <table:table-cell office:value-type="float" office:value="0.00240317052230239">
                <text:p>0.00240317052230239</text:p>
              </table:table-cell>
              <table:table-cell office:value-type="float" office:value="-0.00147638712078333">
                <text:p>-0.00147638712078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5521140396595">
                <text:p>0.5521140396595</text:p>
              </table:table-cell>
              <table:table-cell office:value-type="float" office:value="0.00295068367850035">
                <text:p>0.00295068367850035</text:p>
              </table:table-cell>
              <table:table-cell office:value-type="float" office:value="-0.000240861671045422">
                <text:p>-0.0002408616710454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321375775337219">
                <text:p>0.321375775337219</text:p>
              </table:table-cell>
              <table:table-cell office:value-type="float" office:value="0.0000539777964149835">
                <text:p>0.0000539777964149835</text:p>
              </table:table-cell>
              <table:table-cell office:value-type="float" office:value="-0.0000471718609333038">
                <text:p>-0.00004717186093330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29286316037178">
                <text:p>0.29286316037178</text:p>
              </table:table-cell>
              <table:table-cell office:value-type="float" office:value="0.000951349269598722">
                <text:p>0.000951349269598722</text:p>
              </table:table-cell>
              <table:table-cell office:value-type="float" office:value="-0.00700448490679264">
                <text:p>-0.007004484906792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379904079437256">
                <text:p>0.379904079437256</text:p>
              </table:table-cell>
              <table:table-cell office:value-type="float" office:value="0.000646003743167967">
                <text:p>0.000646003743167967</text:p>
              </table:table-cell>
              <table:table-cell office:value-type="float" office:value="-0.0170433379709721">
                <text:p>-0.01704333797097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336387267708778">
                <text:p>0.336387267708778</text:p>
              </table:table-cell>
              <table:table-cell office:value-type="float" office:value="0.00079682624200359">
                <text:p>0.00079682624200359</text:p>
              </table:table-cell>
              <table:table-cell office:value-type="float" office:value="0.000221715029329061">
                <text:p>0.0002217150293290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321275520324707">
                <text:p>0.321275520324707</text:p>
              </table:table-cell>
              <table:table-cell office:value-type="float" office:value="0.00000666925320729206">
                <text:p>0.00000666925320729206</text:p>
              </table:table-cell>
              <table:table-cell office:value-type="float" office:value="0.0000663626939058304">
                <text:p>0.00006636269390583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276254960894585">
                <text:p>0.276254960894585</text:p>
              </table:table-cell>
              <table:table-cell office:value-type="float" office:value="0.000804208440240473">
                <text:p>0.000804208440240473</text:p>
              </table:table-cell>
              <table:table-cell office:value-type="float" office:value="0.00332354977726936">
                <text:p>0.003323549777269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410039582848549">
                <text:p>0.410039582848549</text:p>
              </table:table-cell>
              <table:table-cell office:value-type="float" office:value="0.00231752437539399">
                <text:p>0.00231752437539399</text:p>
              </table:table-cell>
              <table:table-cell office:value-type="float" office:value="-0.00182715738192201">
                <text:p>-0.00182715738192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31638288795948">
                <text:p>0.31638288795948</text:p>
              </table:table-cell>
              <table:table-cell office:value-type="float" office:value="0.0015015157754533">
                <text:p>0.0015015157754533</text:p>
              </table:table-cell>
              <table:table-cell office:value-type="float" office:value="-0.00290733827278018">
                <text:p>-0.002907338272780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222312092781067">
                <text:p>0.222312092781067</text:p>
              </table:table-cell>
              <table:table-cell office:value-type="float" office:value="0.000652908271877095">
                <text:p>0.000652908271877095</text:p>
              </table:table-cell>
              <table:table-cell office:value-type="float" office:value="-0.000319357588887215">
                <text:p>-0.0003193575888872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347050848603249">
                <text:p>0.347050848603249</text:p>
              </table:table-cell>
              <table:table-cell office:value-type="float" office:value="0.00145622785203159">
                <text:p>0.00145622785203159</text:p>
              </table:table-cell>
              <table:table-cell office:value-type="float" office:value="-0.00364305265247822">
                <text:p>-0.003643052652478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276961863040924">
                <text:p>0.276961863040924</text:p>
              </table:table-cell>
              <table:table-cell office:value-type="float" office:value="0.00139026376418769">
                <text:p>0.00139026376418769</text:p>
              </table:table-cell>
              <table:table-cell office:value-type="float" office:value="-0.0000173162668943405">
                <text:p>-0.00001731626689434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485856413841248">
                <text:p>0.485856413841248</text:p>
              </table:table-cell>
              <table:table-cell office:value-type="float" office:value="0.00131404624553397">
                <text:p>0.00131404624553397</text:p>
              </table:table-cell>
              <table:table-cell office:value-type="float" office:value="-0.00027452097274363">
                <text:p>-0.000274520972743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342267856001854">
                <text:p>0.342267856001854</text:p>
              </table:table-cell>
              <table:table-cell office:value-type="float" office:value="0.0010243812808767">
                <text:p>0.0010243812808767</text:p>
              </table:table-cell>
              <table:table-cell office:value-type="float" office:value="-0.000683046504855156">
                <text:p>-0.0006830465048551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246466635167599">
                <text:p>0.246466635167599</text:p>
              </table:table-cell>
              <table:table-cell office:value-type="float" office:value="0.000731337367324159">
                <text:p>0.000731337367324159</text:p>
              </table:table-cell>
              <table:table-cell office:value-type="float" office:value="-0.0138536660000682">
                <text:p>-0.01385366600006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04147824645042">
                <text:p>0.304147824645042</text:p>
              </table:table-cell>
              <table:table-cell office:value-type="float" office:value="0.00065443028579466">
                <text:p>0.00065443028579466</text:p>
              </table:table-cell>
              <table:table-cell office:value-type="float" office:value="-0.00182956829667091">
                <text:p>-0.001829568296670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418780544400215">
                <text:p>0.418780544400215</text:p>
              </table:table-cell>
              <table:table-cell office:value-type="float" office:value="0.00216706516221166">
                <text:p>0.00216706516221166</text:p>
              </table:table-cell>
              <table:table-cell office:value-type="float" office:value="-0.00363084822893143">
                <text:p>-0.003630848228931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394082683324814">
                <text:p>0.394082683324814</text:p>
              </table:table-cell>
              <table:table-cell office:value-type="float" office:value="0.00106631746748462">
                <text:p>0.00106631746748462</text:p>
              </table:table-cell>
              <table:table-cell office:value-type="float" office:value="-0.00156748611479998">
                <text:p>-0.001567486114799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429707273840904">
                <text:p>0.429707273840904</text:p>
              </table:table-cell>
              <table:table-cell office:value-type="float" office:value="0.00100333923473954">
                <text:p>0.00100333923473954</text:p>
              </table:table-cell>
              <table:table-cell office:value-type="float" office:value="-0.00808297842741013">
                <text:p>-0.008082978427410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275357690453529">
                <text:p>0.275357690453529</text:p>
              </table:table-cell>
              <table:table-cell office:value-type="float" office:value="0.000247353344457224">
                <text:p>0.000247353344457224</text:p>
              </table:table-cell>
              <table:table-cell office:value-type="float" office:value="-0.000120987370610237">
                <text:p>-0.0001209873706102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353751945495605">
                <text:p>0.353751945495605</text:p>
              </table:table-cell>
              <table:table-cell office:value-type="float" office:value="0.0042055107653141">
                <text:p>0.0042055107653141</text:p>
              </table:table-cell>
              <table:table-cell office:value-type="float" office:value="-0.00198342259973288">
                <text:p>-0.001983422599732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305513229966164">
                <text:p>0.305513229966164</text:p>
              </table:table-cell>
              <table:table-cell office:value-type="float" office:value="0.00170640744036064">
                <text:p>0.00170640744036064</text:p>
              </table:table-cell>
              <table:table-cell office:value-type="float" office:value="-0.000064348429441452">
                <text:p>-0.0000643484294414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396246141195297">
                <text:p>0.396246141195297</text:p>
              </table:table-cell>
              <table:table-cell office:value-type="float" office:value="0.000728780397912487">
                <text:p>0.000728780397912487</text:p>
              </table:table-cell>
              <table:table-cell office:value-type="float" office:value="-0.000986030139029026">
                <text:p>-0.0009860301390290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262682527303696">
                <text:p>0.262682527303696</text:p>
              </table:table-cell>
              <table:table-cell office:value-type="float" office:value="0.00232854029163718">
                <text:p>0.00232854029163718</text:p>
              </table:table-cell>
              <table:table-cell office:value-type="float" office:value="-0.000959029234945774">
                <text:p>-0.0009590292349457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370508962869644">
                <text:p>0.370508962869644</text:p>
              </table:table-cell>
              <table:table-cell office:value-type="float" office:value="0.00000591831176279811">
                <text:p>0.00000591831176279811</text:p>
              </table:table-cell>
              <table:table-cell office:value-type="float" office:value="-0.000125459767878056">
                <text:p>-0.000125459767878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386709526181221">
                <text:p>0.386709526181221</text:p>
              </table:table-cell>
              <table:table-cell office:value-type="float" office:value="0.00211560361785814">
                <text:p>0.00211560361785814</text:p>
              </table:table-cell>
              <table:table-cell office:value-type="float" office:value="-0.00113445855677128">
                <text:p>-0.001134458556771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413086685538292">
                <text:p>0.413086685538292</text:p>
              </table:table-cell>
              <table:table-cell office:value-type="float" office:value="0.000967792846495286">
                <text:p>0.000967792846495286</text:p>
              </table:table-cell>
              <table:table-cell office:value-type="float" office:value="-0.00185582712292671">
                <text:p>-0.00185582712292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398360475897789">
                <text:p>0.398360475897789</text:p>
              </table:table-cell>
              <table:table-cell office:value-type="float" office:value="0.00224431690294296">
                <text:p>0.00224431690294296</text:p>
              </table:table-cell>
              <table:table-cell office:value-type="float" office:value="-0.000467353500425816">
                <text:p>-0.0004673535004258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35019126534462">
                <text:p>0.35019126534462</text:p>
              </table:table-cell>
              <table:table-cell office:value-type="float" office:value="0.000944756506942212">
                <text:p>0.000944756506942212</text:p>
              </table:table-cell>
              <table:table-cell office:value-type="float" office:value="-0.000457480177283287">
                <text:p>-0.0004574801772832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31818775832653">
                <text:p>0.31818775832653</text:p>
              </table:table-cell>
              <table:table-cell office:value-type="float" office:value="0.00201929956674576">
                <text:p>0.00201929956674576</text:p>
              </table:table-cell>
              <table:table-cell office:value-type="float" office:value="-0.000194283435121179">
                <text:p>-0.0001942834351211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341663524508476">
                <text:p>0.341663524508476</text:p>
              </table:table-cell>
              <table:table-cell office:value-type="float" office:value="0.00016612631152384">
                <text:p>0.00016612631152384</text:p>
              </table:table-cell>
              <table:table-cell office:value-type="float" office:value="0.0000861324369907379">
                <text:p>0.00008613243699073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429809820652008">
                <text:p>0.429809820652008</text:p>
              </table:table-cell>
              <table:table-cell office:value-type="float" office:value="0.00333435917273164">
                <text:p>0.00333435917273164</text:p>
              </table:table-cell>
              <table:table-cell office:value-type="float" office:value="-0.00494741974398494">
                <text:p>-0.00494741974398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366972655057907">
                <text:p>0.366972655057907</text:p>
              </table:table-cell>
              <table:table-cell office:value-type="float" office:value="0.000534023274667561">
                <text:p>0.000534023274667561</text:p>
              </table:table-cell>
              <table:table-cell office:value-type="float" office:value="-0.000313902646303177">
                <text:p>-0.0003139026463031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388962554931641">
                <text:p>0.388962554931641</text:p>
              </table:table-cell>
              <table:table-cell office:value-type="float" office:value="0.000462522308225743">
                <text:p>0.000462522308225743</text:p>
              </table:table-cell>
              <table:table-cell office:value-type="float" office:value="-0.0351892007514834">
                <text:p>-0.03518920075148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471084210276604">
                <text:p>0.471084210276604</text:p>
              </table:table-cell>
              <table:table-cell office:value-type="float" office:value="0.000944127643015236">
                <text:p>0.000944127643015236</text:p>
              </table:table-cell>
              <table:table-cell office:value-type="float" office:value="-0.00373341292142868">
                <text:p>-0.003733412921428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240120638906956">
                <text:p>0.240120638906956</text:p>
              </table:table-cell>
              <table:table-cell office:value-type="float" office:value="0.000619566763634793">
                <text:p>0.000619566763634793</text:p>
              </table:table-cell>
              <table:table-cell office:value-type="float" office:value="-0.0011052843183279">
                <text:p>-0.00110528431832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437875872850418">
                <text:p>0.437875872850418</text:p>
              </table:table-cell>
              <table:table-cell office:value-type="float" office:value="0.0015965684899129">
                <text:p>0.0015965684899129</text:p>
              </table:table-cell>
              <table:table-cell office:value-type="float" office:value="-0.00705993589945138">
                <text:p>-0.007059935899451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376472762227058">
                <text:p>0.376472762227058</text:p>
              </table:table-cell>
              <table:table-cell office:value-type="float" office:value="0.00359548039268702">
                <text:p>0.00359548039268702</text:p>
              </table:table-cell>
              <table:table-cell office:value-type="float" office:value="-0.000417361222207546">
                <text:p>-0.0004173612222075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362878105044365">
                <text:p>0.362878105044365</text:p>
              </table:table-cell>
              <table:table-cell office:value-type="float" office:value="0.00280860282946378">
                <text:p>0.00280860282946378</text:p>
              </table:table-cell>
              <table:table-cell office:value-type="float" office:value="-0.00137318503111601">
                <text:p>-0.0013731850311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36869792342186">
                <text:p>0.36869792342186</text:p>
              </table:table-cell>
              <table:table-cell office:value-type="float" office:value="0.000597831117920577">
                <text:p>0.000597831117920577</text:p>
              </table:table-cell>
              <table:table-cell office:value-type="float" office:value="0.000146493874490261">
                <text:p>0.0001464938744902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429594397544861">
                <text:p>0.429594397544861</text:p>
              </table:table-cell>
              <table:table-cell office:value-type="float" office:value="0.00196609905688092">
                <text:p>0.00196609905688092</text:p>
              </table:table-cell>
              <table:table-cell office:value-type="float" office:value="-0.00612656082957983">
                <text:p>-0.006126560829579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448446601629257">
                <text:p>0.448446601629257</text:p>
              </table:table-cell>
              <table:table-cell office:value-type="float" office:value="0.0024799648206681">
                <text:p>0.0024799648206681</text:p>
              </table:table-cell>
              <table:table-cell office:value-type="float" office:value="-0.000841328781098127">
                <text:p>-0.0008413287810981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360622048377991">
                <text:p>0.360622048377991</text:p>
              </table:table-cell>
              <table:table-cell office:value-type="float" office:value="0.00112773752771318">
                <text:p>0.00112773752771318</text:p>
              </table:table-cell>
              <table:table-cell office:value-type="float" office:value="-0.000249897316098213">
                <text:p>-0.0002498973160982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431280606985092">
                <text:p>0.431280606985092</text:p>
              </table:table-cell>
              <table:table-cell office:value-type="float" office:value="0.00348548591136932">
                <text:p>0.00348548591136932</text:p>
              </table:table-cell>
              <table:table-cell office:value-type="float" office:value="-0.00334755200892687">
                <text:p>-0.00334755200892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348435825109482">
                <text:p>0.348435825109482</text:p>
              </table:table-cell>
              <table:table-cell office:value-type="float" office:value="0.00288765241857618">
                <text:p>0.00288765241857618</text:p>
              </table:table-cell>
              <table:table-cell office:value-type="float" office:value="-0.00227168342098594">
                <text:p>-0.002271683420985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427593240141869">
                <text:p>0.427593240141869</text:p>
              </table:table-cell>
              <table:table-cell office:value-type="float" office:value="0.00136815066216514">
                <text:p>0.00136815066216514</text:p>
              </table:table-cell>
              <table:table-cell office:value-type="float" office:value="-0.00249137077480555">
                <text:p>-0.002491370774805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259849464893341">
                <text:p>0.259849464893341</text:p>
              </table:table-cell>
              <table:table-cell office:value-type="float" office:value="0.00146991034271196">
                <text:p>0.00146991034271196</text:p>
              </table:table-cell>
              <table:table-cell office:value-type="float" office:value="-0.000123393535614014">
                <text:p>-0.0001233935356140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431769993901253">
                <text:p>0.431769993901253</text:p>
              </table:table-cell>
              <table:table-cell office:value-type="float" office:value="0.00141764291329309">
                <text:p>0.00141764291329309</text:p>
              </table:table-cell>
              <table:table-cell office:value-type="float" office:value="-0.0160227707587183">
                <text:p>-0.01602277075871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202435076236725">
                <text:p>0.202435076236725</text:p>
              </table:table-cell>
              <table:table-cell office:value-type="float" office:value="0.000701865024166182">
                <text:p>0.000701865024166182</text:p>
              </table:table-cell>
              <table:table-cell office:value-type="float" office:value="-0.00882887057960033">
                <text:p>-0.00882887057960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367619121074676">
                <text:p>0.367619121074676</text:p>
              </table:table-cell>
              <table:table-cell office:value-type="float" office:value="0.00227606825064868">
                <text:p>0.00227606825064868</text:p>
              </table:table-cell>
              <table:table-cell office:value-type="float" office:value="-0.00254254471510649">
                <text:p>-0.002542544715106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240972736477852">
                <text:p>0.240972736477852</text:p>
              </table:table-cell>
              <table:table-cell office:value-type="float" office:value="0.000823897699592635">
                <text:p>0.000823897699592635</text:p>
              </table:table-cell>
              <table:table-cell office:value-type="float" office:value="-0.000639475602656603">
                <text:p>-0.0006394756026566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186766366660595">
                <text:p>0.186766366660595</text:p>
              </table:table-cell>
              <table:table-cell office:value-type="float" office:value="0.000132640941592399">
                <text:p>0.000132640941592399</text:p>
              </table:table-cell>
              <table:table-cell office:value-type="float" office:value="-0.00262884069234133">
                <text:p>-0.002628840692341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381341058015823">
                <text:p>0.381341058015823</text:p>
              </table:table-cell>
              <table:table-cell office:value-type="float" office:value="0.00293295287992805">
                <text:p>0.00293295287992805</text:p>
              </table:table-cell>
              <table:table-cell office:value-type="float" office:value="0.0000209534540772438">
                <text:p>0.00002095345407724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345764854550362">
                <text:p>0.345764854550362</text:p>
              </table:table-cell>
              <table:table-cell office:value-type="float" office:value="0.00543806916102767">
                <text:p>0.00543806916102767</text:p>
              </table:table-cell>
              <table:table-cell office:value-type="float" office:value="-0.000998435821384192">
                <text:p>-0.000998435821384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284307843446732">
                <text:p>0.284307843446732</text:p>
              </table:table-cell>
              <table:table-cell office:value-type="float" office:value="0.00590396085754037">
                <text:p>0.00590396085754037</text:p>
              </table:table-cell>
              <table:table-cell office:value-type="float" office:value="-0.0017537428997457">
                <text:p>-0.00175374289974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297553956508636">
                <text:p>0.297553956508636</text:p>
              </table:table-cell>
              <table:table-cell office:value-type="float" office:value="0.000701513484818861">
                <text:p>0.000701513484818861</text:p>
              </table:table-cell>
              <table:table-cell office:value-type="float" office:value="-0.00074491985142231">
                <text:p>-0.000744919851422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317307221889496">
                <text:p>0.317307221889496</text:p>
              </table:table-cell>
              <table:table-cell office:value-type="float" office:value="0.00219519920647144">
                <text:p>0.00219519920647144</text:p>
              </table:table-cell>
              <table:table-cell office:value-type="float" office:value="-0.00119917765259743">
                <text:p>-0.001199177652597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31324842274189">
                <text:p>0.31324842274189</text:p>
              </table:table-cell>
              <table:table-cell office:value-type="float" office:value="0.0011157835717313">
                <text:p>0.0011157835717313</text:p>
              </table:table-cell>
              <table:table-cell office:value-type="float" office:value="-0.000713025778532028">
                <text:p>-0.0007130257785320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315004232525825">
                <text:p>0.315004232525825</text:p>
              </table:table-cell>
              <table:table-cell office:value-type="float" office:value="0.00353625898715109">
                <text:p>0.00353625898715109</text:p>
              </table:table-cell>
              <table:table-cell office:value-type="float" office:value="-0.00410285256803036">
                <text:p>-0.004102852568030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47494603395462">
                <text:p>0.47494603395462</text:p>
              </table:table-cell>
              <table:table-cell office:value-type="float" office:value="0.00109843413811177">
                <text:p>0.00109843413811177</text:p>
              </table:table-cell>
              <table:table-cell office:value-type="float" office:value="-0.0176668204367161">
                <text:p>-0.01766682043671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274566847085953">
                <text:p>0.274566847085953</text:p>
              </table:table-cell>
              <table:table-cell office:value-type="float" office:value="0.00383406539913267">
                <text:p>0.00383406539913267</text:p>
              </table:table-cell>
              <table:table-cell office:value-type="float" office:value="-0.000335920043289661">
                <text:p>-0.0003359200432896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372502878308296">
                <text:p>0.372502878308296</text:p>
              </table:table-cell>
              <table:table-cell office:value-type="float" office:value="0.00404808747116476">
                <text:p>0.00404808747116476</text:p>
              </table:table-cell>
              <table:table-cell office:value-type="float" office:value="-0.00107225142419338">
                <text:p>-0.001072251424193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24908057898283">
                <text:p>0.24908057898283</text:p>
              </table:table-cell>
              <table:table-cell office:value-type="float" office:value="0.00121288531227037">
                <text:p>0.00121288531227037</text:p>
              </table:table-cell>
              <table:table-cell office:value-type="float" office:value="-0.000119187403470278">
                <text:p>-0.0001191874034702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274700763821602">
                <text:p>0.274700763821602</text:p>
              </table:table-cell>
              <table:table-cell office:value-type="float" office:value="0.00000796161366451997">
                <text:p>0.00000796161366451997</text:p>
              </table:table-cell>
              <table:table-cell office:value-type="float" office:value="0.00000400803983211517">
                <text:p>0.000004008039832115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250809895992279">
                <text:p>0.250809895992279</text:p>
              </table:table-cell>
              <table:table-cell office:value-type="float" office:value="0.0000752688738430152">
                <text:p>0.0000752688738430152</text:p>
              </table:table-cell>
              <table:table-cell office:value-type="float" office:value="-0.000169848278164864">
                <text:p>-0.0001698482781648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272043120861053">
                <text:p>0.272043120861053</text:p>
              </table:table-cell>
              <table:table-cell office:value-type="float" office:value="0.000924598815618083">
                <text:p>0.000924598815618083</text:p>
              </table:table-cell>
              <table:table-cell office:value-type="float" office:value="-0.000136067718267441">
                <text:p>-0.0001360677182674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308645242452621">
                <text:p>0.308645242452621</text:p>
              </table:table-cell>
              <table:table-cell office:value-type="float" office:value="0.000918429146986455">
                <text:p>0.000918429146986455</text:p>
              </table:table-cell>
              <table:table-cell office:value-type="float" office:value="-0.000196936167776585">
                <text:p>-0.0001969361677765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334047508239746">
                <text:p>0.334047508239746</text:p>
              </table:table-cell>
              <table:table-cell office:value-type="float" office:value="0.0015084654209204">
                <text:p>0.0015084654209204</text:p>
              </table:table-cell>
              <table:table-cell office:value-type="float" office:value="-0.00163699360564351">
                <text:p>-0.001636993605643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361926746368408">
                <text:p>0.361926746368408</text:p>
              </table:table-cell>
              <table:table-cell office:value-type="float" office:value="0.000566608476219699">
                <text:p>0.000566608476219699</text:p>
              </table:table-cell>
              <table:table-cell office:value-type="float" office:value="-0.000254374742507935">
                <text:p>-0.0002543747425079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201942847669125">
                <text:p>0.201942847669125</text:p>
              </table:table-cell>
              <table:table-cell office:value-type="float" office:value="0.00131923959124833">
                <text:p>0.00131923959124833</text:p>
              </table:table-cell>
              <table:table-cell office:value-type="float" office:value="-0.000187832675874233">
                <text:p>-0.0001878326758742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456314432621002">
                <text:p>0.456314432621002</text:p>
              </table:table-cell>
              <table:table-cell office:value-type="float" office:value="0.000881196086993441">
                <text:p>0.000881196086993441</text:p>
              </table:table-cell>
              <table:table-cell office:value-type="float" office:value="-0.00130898598581553">
                <text:p>-0.001308985985815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378806307911873">
                <text:p>0.378806307911873</text:p>
              </table:table-cell>
              <table:table-cell office:value-type="float" office:value="0.00120557328918949">
                <text:p>0.00120557328918949</text:p>
              </table:table-cell>
              <table:table-cell office:value-type="float" office:value="-0.000954368151724338">
                <text:p>-0.0009543681517243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282125541567802">
                <text:p>0.282125541567802</text:p>
              </table:table-cell>
              <table:table-cell office:value-type="float" office:value="0.000448559853248298">
                <text:p>0.000448559853248298</text:p>
              </table:table-cell>
              <table:table-cell office:value-type="float" office:value="-0.000114649720489979">
                <text:p>-0.0001146497204899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385702949762344">
                <text:p>0.385702949762344</text:p>
              </table:table-cell>
              <table:table-cell office:value-type="float" office:value="0.00137348383432254">
                <text:p>0.00137348383432254</text:p>
              </table:table-cell>
              <table:table-cell office:value-type="float" office:value="0.000731104146689176">
                <text:p>0.0007311041466891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276651307940483">
                <text:p>0.276651307940483</text:p>
              </table:table-cell>
              <table:table-cell office:value-type="float" office:value="0.000482829561224207">
                <text:p>0.000482829561224207</text:p>
              </table:table-cell>
              <table:table-cell office:value-type="float" office:value="-0.000519221927970648">
                <text:p>-0.0005192219279706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279500594735146">
                <text:p>0.279500594735146</text:p>
              </table:table-cell>
              <table:table-cell office:value-type="float" office:value="0.00202573833521456">
                <text:p>0.00202573833521456</text:p>
              </table:table-cell>
              <table:table-cell office:value-type="float" office:value="0.0000159833580255508">
                <text:p>0.00001598335802555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414465880393982">
                <text:p>0.414465880393982</text:p>
              </table:table-cell>
              <table:table-cell office:value-type="float" office:value="0.00167218841379508">
                <text:p>0.00167218841379508</text:p>
              </table:table-cell>
              <table:table-cell office:value-type="float" office:value="-0.00282717505469918">
                <text:p>-0.002827175054699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319213184714317">
                <text:p>0.319213184714317</text:p>
              </table:table-cell>
              <table:table-cell office:value-type="float" office:value="0.00366622004657984">
                <text:p>0.00366622004657984</text:p>
              </table:table-cell>
              <table:table-cell office:value-type="float" office:value="-0.00007004514336586">
                <text:p>-0.000070045143365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225592577457428">
                <text:p>0.225592577457428</text:p>
              </table:table-cell>
              <table:table-cell office:value-type="float" office:value="0.000273954452131875">
                <text:p>0.000273954452131875</text:p>
              </table:table-cell>
              <table:table-cell office:value-type="float" office:value="-0.0000889100134372711">
                <text:p>-0.00008891001343727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362102934718132">
                <text:p>0.362102934718132</text:p>
              </table:table-cell>
              <table:table-cell office:value-type="float" office:value="0.00186634352430701">
                <text:p>0.00186634352430701</text:p>
              </table:table-cell>
              <table:table-cell office:value-type="float" office:value="-0.00235670190304518">
                <text:p>-0.002356701903045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326329508423805">
                <text:p>0.326329508423805</text:p>
              </table:table-cell>
              <table:table-cell office:value-type="float" office:value="0.00466759409755468">
                <text:p>0.00466759409755468</text:p>
              </table:table-cell>
              <table:table-cell office:value-type="float" office:value="-0.000432276725769043">
                <text:p>-0.0004322767257690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480609539151192">
                <text:p>0.480609539151192</text:p>
              </table:table-cell>
              <table:table-cell office:value-type="float" office:value="0.00128624129574746">
                <text:p>0.00128624129574746</text:p>
              </table:table-cell>
              <table:table-cell office:value-type="float" office:value="-0.000642749108374119">
                <text:p>-0.0006427491083741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443061608076096">
                <text:p>0.443061608076096</text:p>
              </table:table-cell>
              <table:table-cell office:value-type="float" office:value="0.00236750515177846">
                <text:p>0.00236750515177846</text:p>
              </table:table-cell>
              <table:table-cell office:value-type="float" office:value="-0.00298426691442728">
                <text:p>-0.002984266914427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244514940679073">
                <text:p>0.244514940679073</text:p>
              </table:table-cell>
              <table:table-cell office:value-type="float" office:value="0.000701096066040918">
                <text:p>0.000701096066040918</text:p>
              </table:table-cell>
              <table:table-cell office:value-type="float" office:value="-0.00976031022146344">
                <text:p>-0.009760310221463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362512338161468">
                <text:p>0.362512338161468</text:p>
              </table:table-cell>
              <table:table-cell office:value-type="float" office:value="0.0042871976736933">
                <text:p>0.0042871976736933</text:p>
              </table:table-cell>
              <table:table-cell office:value-type="float" office:value="-0.001860043220222">
                <text:p>-0.0018600432202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404848554730415">
                <text:p>0.404848554730415</text:p>
              </table:table-cell>
              <table:table-cell office:value-type="float" office:value="0.00380351501516998">
                <text:p>0.00380351501516998</text:p>
              </table:table-cell>
              <table:table-cell office:value-type="float" office:value="-0.000602223724126816">
                <text:p>-0.0006022237241268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399427133798599">
                <text:p>0.399427133798599</text:p>
              </table:table-cell>
              <table:table-cell office:value-type="float" office:value="0.003030926710926">
                <text:p>0.003030926710926</text:p>
              </table:table-cell>
              <table:table-cell office:value-type="float" office:value="-0.00487840594723821">
                <text:p>-0.004878405947238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437770399451256">
                <text:p>0.437770399451256</text:p>
              </table:table-cell>
              <table:table-cell office:value-type="float" office:value="0.000788193842163309">
                <text:p>0.000788193842163309</text:p>
              </table:table-cell>
              <table:table-cell office:value-type="float" office:value="-0.000609113089740276">
                <text:p>-0.0006091130897402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289179664850235">
                <text:p>0.289179664850235</text:p>
              </table:table-cell>
              <table:table-cell office:value-type="float" office:value="0.00131231899140403">
                <text:p>0.00131231899140403</text:p>
              </table:table-cell>
              <table:table-cell office:value-type="float" office:value="-0.000353530794382095">
                <text:p>-0.0003535307943820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383150970935821">
                <text:p>0.383150970935821</text:p>
              </table:table-cell>
              <table:table-cell office:value-type="float" office:value="0.00232840641401708">
                <text:p>0.00232840641401708</text:p>
              </table:table-cell>
              <table:table-cell office:value-type="float" office:value="-0.000139138288795948">
                <text:p>-0.0001391382887959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283003324270248">
                <text:p>0.283003324270248</text:p>
              </table:table-cell>
              <table:table-cell office:value-type="float" office:value="0.000530665228143334">
                <text:p>0.000530665228143334</text:p>
              </table:table-cell>
              <table:table-cell office:value-type="float" office:value="-0.0000862166285514832">
                <text:p>-0.00008621662855148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344075000286102">
                <text:p>0.344075000286102</text:p>
              </table:table-cell>
              <table:table-cell office:value-type="float" office:value="0.0011193688143976">
                <text:p>0.0011193688143976</text:p>
              </table:table-cell>
              <table:table-cell office:value-type="float" office:value="-0.00716669876128435">
                <text:p>-0.007166698761284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381970858573914">
                <text:p>0.381970858573914</text:p>
              </table:table-cell>
              <table:table-cell office:value-type="float" office:value="0.00209710299968719">
                <text:p>0.00209710299968719</text:p>
              </table:table-cell>
              <table:table-cell office:value-type="float" office:value="-0.000580048561096191">
                <text:p>-0.0005800485610961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293737101554871">
                <text:p>0.293737101554871</text:p>
              </table:table-cell>
              <table:table-cell office:value-type="float" office:value="0.000987938023172319">
                <text:p>0.000987938023172319</text:p>
              </table:table-cell>
              <table:table-cell office:value-type="float" office:value="-0.00841350201517344">
                <text:p>-0.008413502015173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297533419728279">
                <text:p>0.297533419728279</text:p>
              </table:table-cell>
              <table:table-cell office:value-type="float" office:value="0.00131386438151822">
                <text:p>0.00131386438151822</text:p>
              </table:table-cell>
              <table:table-cell office:value-type="float" office:value="0.000134989246726036">
                <text:p>0.0001349892467260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471751898527145">
                <text:p>0.471751898527145</text:p>
              </table:table-cell>
              <table:table-cell office:value-type="float" office:value="0.00316179685760289">
                <text:p>0.00316179685760289</text:p>
              </table:table-cell>
              <table:table-cell office:value-type="float" office:value="-0.00181423593312502">
                <text:p>-0.001814235933125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295637050271034">
                <text:p>0.295637050271034</text:p>
              </table:table-cell>
              <table:table-cell office:value-type="float" office:value="0.00127537486841902">
                <text:p>0.00127537486841902</text:p>
              </table:table-cell>
              <table:table-cell office:value-type="float" office:value="-0.000279262661933899">
                <text:p>-0.0002792626619338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364229935407639">
                <text:p>0.364229935407639</text:p>
              </table:table-cell>
              <table:table-cell office:value-type="float" office:value="0.000388102084980346">
                <text:p>0.000388102084980346</text:p>
              </table:table-cell>
              <table:table-cell office:value-type="float" office:value="-0.000240183435380459">
                <text:p>-0.0002401834353804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308835580945015">
                <text:p>0.308835580945015</text:p>
              </table:table-cell>
              <table:table-cell office:value-type="float" office:value="0.0000257217526268505">
                <text:p>0.0000257217526268505</text:p>
              </table:table-cell>
              <table:table-cell office:value-type="float" office:value="-0.0000336728990077972">
                <text:p>-0.00003367289900779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470136681199074">
                <text:p>0.470136681199074</text:p>
              </table:table-cell>
              <table:table-cell office:value-type="float" office:value="0.000876407756004483">
                <text:p>0.000876407756004483</text:p>
              </table:table-cell>
              <table:table-cell office:value-type="float" office:value="-0.000473560951650143">
                <text:p>-0.0004735609516501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277185428142548">
                <text:p>0.277185428142548</text:p>
              </table:table-cell>
              <table:table-cell office:value-type="float" office:value="0.00117238516686484">
                <text:p>0.00117238516686484</text:p>
              </table:table-cell>
              <table:table-cell office:value-type="float" office:value="-0.0000646995380520821">
                <text:p>-0.00006469953805208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408991187810898">
                <text:p>0.408991187810898</text:p>
              </table:table-cell>
              <table:table-cell office:value-type="float" office:value="0.00445642434060574">
                <text:p>0.00445642434060574</text:p>
              </table:table-cell>
              <table:table-cell office:value-type="float" office:value="-0.00223074555397034">
                <text:p>-0.002230745553970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242266437411308">
                <text:p>0.242266437411308</text:p>
              </table:table-cell>
              <table:table-cell office:value-type="float" office:value="0.000685326155507937">
                <text:p>0.000685326155507937</text:p>
              </table:table-cell>
              <table:table-cell office:value-type="float" office:value="-0.000036228820681572">
                <text:p>-0.0000362288206815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484377190470696">
                <text:p>0.484377190470696</text:p>
              </table:table-cell>
              <table:table-cell office:value-type="float" office:value="0.00049411263607908">
                <text:p>0.00049411263607908</text:p>
              </table:table-cell>
              <table:table-cell office:value-type="float" office:value="-0.0212596639990807">
                <text:p>-0.02125966399908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412133547663689">
                <text:p>0.412133547663689</text:p>
              </table:table-cell>
              <table:table-cell office:value-type="float" office:value="0.00115849478170276">
                <text:p>0.00115849478170276</text:p>
              </table:table-cell>
              <table:table-cell office:value-type="float" office:value="-0.0000664979219436646">
                <text:p>-0.00006649792194366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508792161941528">
                <text:p>0.508792161941528</text:p>
              </table:table-cell>
              <table:table-cell office:value-type="float" office:value="0.000907751295017078">
                <text:p>0.000907751295017078</text:p>
              </table:table-cell>
              <table:table-cell office:value-type="float" office:value="-0.00041170958429575">
                <text:p>-0.000411709584295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510938289761543">
                <text:p>0.510938289761543</text:p>
              </table:table-cell>
              <table:table-cell office:value-type="float" office:value="0.00128003798890859">
                <text:p>0.00128003798890859</text:p>
              </table:table-cell>
              <table:table-cell office:value-type="float" office:value="-0.00141074359416962">
                <text:p>-0.001410743594169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446330004930496">
                <text:p>0.446330004930496</text:p>
              </table:table-cell>
              <table:table-cell office:value-type="float" office:value="0.00154412795091048">
                <text:p>0.00154412795091048</text:p>
              </table:table-cell>
              <table:table-cell office:value-type="float" office:value="-0.000411843881011009">
                <text:p>-0.0004118438810110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522050303220749">
                <text:p>0.522050303220749</text:p>
              </table:table-cell>
              <table:table-cell office:value-type="float" office:value="0.00165880139684305">
                <text:p>0.00165880139684305</text:p>
              </table:table-cell>
              <table:table-cell office:value-type="float" office:value="-0.00840109158307314">
                <text:p>-0.00840109158307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471154063940048">
                <text:p>0.471154063940048</text:p>
              </table:table-cell>
              <table:table-cell office:value-type="float" office:value="0.000437880333629437">
                <text:p>0.000437880333629437</text:p>
              </table:table-cell>
              <table:table-cell office:value-type="float" office:value="-0.00477569336071611">
                <text:p>-0.004775693360716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420242059230804">
                <text:p>0.420242059230804</text:p>
              </table:table-cell>
              <table:table-cell office:value-type="float" office:value="0.00176551113836467">
                <text:p>0.00176551113836467</text:p>
              </table:table-cell>
              <table:table-cell office:value-type="float" office:value="-0.000179130304604769">
                <text:p>-0.0001791303046047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311105901002884">
                <text:p>0.311105901002884</text:p>
              </table:table-cell>
              <table:table-cell office:value-type="float" office:value="0.00196394610684365">
                <text:p>0.00196394610684365</text:p>
              </table:table-cell>
              <table:table-cell office:value-type="float" office:value="-0.000391967222094536">
                <text:p>-0.0003919672220945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52816122174263">
                <text:p>0.52816122174263</text:p>
              </table:table-cell>
              <table:table-cell office:value-type="float" office:value="0.00143445521825925">
                <text:p>0.00143445521825925</text:p>
              </table:table-cell>
              <table:table-cell office:value-type="float" office:value="-0.00609642621129751">
                <text:p>-0.006096426211297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356309813261032">
                <text:p>0.356309813261032</text:p>
              </table:table-cell>
              <table:table-cell office:value-type="float" office:value="0.00308876307681203">
                <text:p>0.00308876307681203</text:p>
              </table:table-cell>
              <table:table-cell office:value-type="float" office:value="-0.0016202924773097">
                <text:p>-0.00162029247730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437935402989387">
                <text:p>0.437935402989387</text:p>
              </table:table-cell>
              <table:table-cell office:value-type="float" office:value="0.00159743777476251">
                <text:p>0.00159743777476251</text:p>
              </table:table-cell>
              <table:table-cell office:value-type="float" office:value="-0.00424797497689724">
                <text:p>-0.004247974976897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33777499198914">
                <text:p>0.333777499198914</text:p>
              </table:table-cell>
              <table:table-cell office:value-type="float" office:value="0.00115082951961085">
                <text:p>0.00115082951961085</text:p>
              </table:table-cell>
              <table:table-cell office:value-type="float" office:value="-0.000371470116078854">
                <text:p>-0.0003714701160788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382619392871857">
                <text:p>0.382619392871857</text:p>
              </table:table-cell>
              <table:table-cell office:value-type="float" office:value="0.000482408446259797">
                <text:p>0.000482408446259797</text:p>
              </table:table-cell>
              <table:table-cell office:value-type="float" office:value="-0.0000557180494070053">
                <text:p>-0.0000557180494070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473859211802483">
                <text:p>0.473859211802483</text:p>
              </table:table-cell>
              <table:table-cell office:value-type="float" office:value="0.00111145081464201">
                <text:p>0.00111145081464201</text:p>
              </table:table-cell>
              <table:table-cell office:value-type="float" office:value="-0.00743320118635893">
                <text:p>-0.007433201186358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286762055754662">
                <text:p>0.286762055754662</text:p>
              </table:table-cell>
              <table:table-cell office:value-type="float" office:value="0.00166276044910774">
                <text:p>0.00166276044910774</text:p>
              </table:table-cell>
              <table:table-cell office:value-type="float" office:value="-0.000263551063835621">
                <text:p>-0.0002635510638356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485981950163841">
                <text:p>0.485981950163841</text:p>
              </table:table-cell>
              <table:table-cell office:value-type="float" office:value="0.00475239809602499">
                <text:p>0.00475239809602499</text:p>
              </table:table-cell>
              <table:table-cell office:value-type="float" office:value="-0.000554194673895836">
                <text:p>-0.0005541946738958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497778680920601">
                <text:p>0.497778680920601</text:p>
              </table:table-cell>
              <table:table-cell office:value-type="float" office:value="0.000526178511790931">
                <text:p>0.000526178511790931</text:p>
              </table:table-cell>
              <table:table-cell office:value-type="float" office:value="-0.00602406095713377">
                <text:p>-0.006024060957133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319694781303406">
                <text:p>0.319694781303406</text:p>
              </table:table-cell>
              <table:table-cell office:value-type="float" office:value="0.000708070996915921">
                <text:p>0.000708070996915921</text:p>
              </table:table-cell>
              <table:table-cell office:value-type="float" office:value="-0.00863145366311074">
                <text:p>-0.008631453663110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314095991849899">
                <text:p>0.314095991849899</text:p>
              </table:table-cell>
              <table:table-cell office:value-type="float" office:value="0.00028363362653181">
                <text:p>0.00028363362653181</text:p>
              </table:table-cell>
              <table:table-cell office:value-type="float" office:value="-0.000162898749113083">
                <text:p>-0.0001628987491130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445126017928123">
                <text:p>0.445126017928123</text:p>
              </table:table-cell>
              <table:table-cell office:value-type="float" office:value="0.00131533092353493">
                <text:p>0.00131533092353493</text:p>
              </table:table-cell>
              <table:table-cell office:value-type="float" office:value="-0.0121793460100889">
                <text:p>-0.01217934601008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373972782492638">
                <text:p>0.373972782492638</text:p>
              </table:table-cell>
              <table:table-cell office:value-type="float" office:value="0.00123657428193837">
                <text:p>0.00123657428193837</text:p>
              </table:table-cell>
              <table:table-cell office:value-type="float" office:value="-0.00404192358255386">
                <text:p>-0.004041923582553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393831279873848">
                <text:p>0.393831279873848</text:p>
              </table:table-cell>
              <table:table-cell office:value-type="float" office:value="0.000855050882091746">
                <text:p>0.000855050882091746</text:p>
              </table:table-cell>
              <table:table-cell office:value-type="float" office:value="0.000403318740427494">
                <text:p>0.0004033187404274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471500501036644">
                <text:p>0.471500501036644</text:p>
              </table:table-cell>
              <table:table-cell office:value-type="float" office:value="0.000978499435586855">
                <text:p>0.000978499435586855</text:p>
              </table:table-cell>
              <table:table-cell office:value-type="float" office:value="-0.000085131824016571">
                <text:p>-0.0000851318240165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552004039287567">
                <text:p>0.552004039287567</text:p>
              </table:table-cell>
              <table:table-cell office:value-type="float" office:value="0.00100808012066409">
                <text:p>0.00100808012066409</text:p>
              </table:table-cell>
              <table:table-cell office:value-type="float" office:value="-0.00513131711632013">
                <text:p>-0.005131317116320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560574901103973">
                <text:p>0.560574901103973</text:p>
              </table:table-cell>
              <table:table-cell office:value-type="float" office:value="0.000400957660167478">
                <text:p>0.000400957660167478</text:p>
              </table:table-cell>
              <table:table-cell office:value-type="float" office:value="-0.00962613821029663">
                <text:p>-0.009626138210296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585040944814682">
                <text:p>0.585040944814682</text:p>
              </table:table-cell>
              <table:table-cell office:value-type="float" office:value="0.000622528151143342">
                <text:p>0.000622528151143342</text:p>
              </table:table-cell>
              <table:table-cell office:value-type="float" office:value="-0.000837509520351887">
                <text:p>-0.0008375095203518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416743436455727">
                <text:p>0.416743436455727</text:p>
              </table:table-cell>
              <table:table-cell office:value-type="float" office:value="0.0000609627786616329">
                <text:p>0.0000609627786616329</text:p>
              </table:table-cell>
              <table:table-cell office:value-type="float" office:value="-0.0000431233085691929">
                <text:p>-0.00004312330856919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429841116070747">
                <text:p>0.429841116070747</text:p>
              </table:table-cell>
              <table:table-cell office:value-type="float" office:value="0.0000954932969762012">
                <text:p>0.0000954932969762012</text:p>
              </table:table-cell>
              <table:table-cell office:value-type="float" office:value="0.0000374495983123779">
                <text:p>0.00003744959831237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492131206393242">
                <text:p>0.492131206393242</text:p>
              </table:table-cell>
              <table:table-cell office:value-type="float" office:value="0.000950592721346766">
                <text:p>0.000950592721346766</text:p>
              </table:table-cell>
              <table:table-cell office:value-type="float" office:value="-0.00028888201341033">
                <text:p>-0.000288882013410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509832549095154">
                <text:p>0.509832549095154</text:p>
              </table:table-cell>
              <table:table-cell office:value-type="float" office:value="0.000763219792861491">
                <text:p>0.000763219792861491</text:p>
              </table:table-cell>
              <table:table-cell office:value-type="float" office:value="-0.000354386866092682">
                <text:p>-0.0003543868660926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380466145277023">
                <text:p>0.380466145277023</text:p>
              </table:table-cell>
              <table:table-cell office:value-type="float" office:value="0.000262922128604259">
                <text:p>0.000262922128604259</text:p>
              </table:table-cell>
              <table:table-cell office:value-type="float" office:value="-0.000199489109218121">
                <text:p>-0.0001994891092181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505704498291016">
                <text:p>0.505704498291016</text:p>
              </table:table-cell>
              <table:table-cell office:value-type="float" office:value="0.00195444304263219">
                <text:p>0.00195444304263219</text:p>
              </table:table-cell>
              <table:table-cell office:value-type="float" office:value="-0.00238615972921252">
                <text:p>-0.002386159729212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524533629417419">
                <text:p>0.524533629417419</text:p>
              </table:table-cell>
              <table:table-cell office:value-type="float" office:value="0.000608341733459383">
                <text:p>0.000608341733459383</text:p>
              </table:table-cell>
              <table:table-cell office:value-type="float" office:value="-0.00120115391910076">
                <text:p>-0.001201153919100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426504230499268">
                <text:p>0.426504230499268</text:p>
              </table:table-cell>
              <table:table-cell office:value-type="float" office:value="0.000426930305548012">
                <text:p>0.000426930305548012</text:p>
              </table:table-cell>
              <table:table-cell office:value-type="float" office:value="-0.00000121211633086205">
                <text:p>-0.000001212116330862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430804234743118">
                <text:p>0.430804234743118</text:p>
              </table:table-cell>
              <table:table-cell office:value-type="float" office:value="0.00260342885740101">
                <text:p>0.00260342885740101</text:p>
              </table:table-cell>
              <table:table-cell office:value-type="float" office:value="-0.00155898369848728">
                <text:p>-0.001558983698487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385303643345833">
                <text:p>0.385303643345833</text:p>
              </table:table-cell>
              <table:table-cell office:value-type="float" office:value="0.00302785262465477">
                <text:p>0.00302785262465477</text:p>
              </table:table-cell>
              <table:table-cell office:value-type="float" office:value="-0.000874238554388285">
                <text:p>-0.0008742385543882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39697080552578">
                <text:p>0.39697080552578</text:p>
              </table:table-cell>
              <table:table-cell office:value-type="float" office:value="0.000035436886264506">
                <text:p>0.000035436886264506</text:p>
              </table:table-cell>
              <table:table-cell office:value-type="float" office:value="0.0000131390988826752">
                <text:p>0.00001313909888267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398455101251602">
                <text:p>0.398455101251602</text:p>
              </table:table-cell>
              <table:table-cell office:value-type="float" office:value="0.00101492961402982">
                <text:p>0.00101492961402982</text:p>
              </table:table-cell>
              <table:table-cell office:value-type="float" office:value="-0.0010546107776463">
                <text:p>-0.00105461077764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404385223984718">
                <text:p>0.404385223984718</text:p>
              </table:table-cell>
              <table:table-cell office:value-type="float" office:value="0.000235442786652129">
                <text:p>0.000235442786652129</text:p>
              </table:table-cell>
              <table:table-cell office:value-type="float" office:value="-0.000251441076397896">
                <text:p>-0.0002514410763978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418241253495216">
                <text:p>0.418241253495216</text:p>
              </table:table-cell>
              <table:table-cell office:value-type="float" office:value="0.00141102820634842">
                <text:p>0.00141102820634842</text:p>
              </table:table-cell>
              <table:table-cell office:value-type="float" office:value="-0.00296376589685678">
                <text:p>-0.002963765896856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388391724228859">
                <text:p>0.388391724228859</text:p>
              </table:table-cell>
              <table:table-cell office:value-type="float" office:value="0.00472602476365864">
                <text:p>0.00472602476365864</text:p>
              </table:table-cell>
              <table:table-cell office:value-type="float" office:value="-0.00114162620157003">
                <text:p>-0.001141626201570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552193212509155">
                <text:p>0.552193212509155</text:p>
              </table:table-cell>
              <table:table-cell office:value-type="float" office:value="0.00254192156717181">
                <text:p>0.00254192156717181</text:p>
              </table:table-cell>
              <table:table-cell office:value-type="float" office:value="-0.00229119434952736">
                <text:p>-0.002291194349527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315008690953255">
                <text:p>0.315008690953255</text:p>
              </table:table-cell>
              <table:table-cell office:value-type="float" office:value="0.000514600315364078">
                <text:p>0.000514600315364078</text:p>
              </table:table-cell>
              <table:table-cell office:value-type="float" office:value="-0.000551949068903923">
                <text:p>-0.0005519490689039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488328161835671">
                <text:p>0.488328161835671</text:p>
              </table:table-cell>
              <table:table-cell office:value-type="float" office:value="0.00150464861653745">
                <text:p>0.00150464861653745</text:p>
              </table:table-cell>
              <table:table-cell office:value-type="float" office:value="-0.000562015362083912">
                <text:p>-0.0005620153620839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452647188305855">
                <text:p>0.452647188305855</text:p>
              </table:table-cell>
              <table:table-cell office:value-type="float" office:value="0.000417823006864637">
                <text:p>0.000417823006864637</text:p>
              </table:table-cell>
              <table:table-cell office:value-type="float" office:value="-0.000397844985127449">
                <text:p>-0.0003978449851274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419452717900276">
                <text:p>0.419452717900276</text:p>
              </table:table-cell>
              <table:table-cell office:value-type="float" office:value="0.000124912438332103">
                <text:p>0.000124912438332103</text:p>
              </table:table-cell>
              <table:table-cell office:value-type="float" office:value="-0.000170285813510418">
                <text:p>-0.0001702858135104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359409791231155">
                <text:p>0.359409791231155</text:p>
              </table:table-cell>
              <table:table-cell office:value-type="float" office:value="0.000068278041362646">
                <text:p>0.000068278041362646</text:p>
              </table:table-cell>
              <table:table-cell office:value-type="float" office:value="-0.00000201724469661713">
                <text:p>-0.000002017244696617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404502034187317">
                <text:p>0.404502034187317</text:p>
              </table:table-cell>
              <table:table-cell office:value-type="float" office:value="0.000338797314907424">
                <text:p>0.000338797314907424</text:p>
              </table:table-cell>
              <table:table-cell office:value-type="float" office:value="-0.0000747150741517544">
                <text:p>-0.00007471507415175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380069771409035">
                <text:p>0.380069771409035</text:p>
              </table:table-cell>
              <table:table-cell office:value-type="float" office:value="0.00106800439534709">
                <text:p>0.00106800439534709</text:p>
              </table:table-cell>
              <table:table-cell office:value-type="float" office:value="-0.000055862870067358">
                <text:p>-0.0000558628700673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490254038572311">
                <text:p>0.490254038572311</text:p>
              </table:table-cell>
              <table:table-cell office:value-type="float" office:value="0.000570475735003129">
                <text:p>0.000570475735003129</text:p>
              </table:table-cell>
              <table:table-cell office:value-type="float" office:value="-0.00199532117694616">
                <text:p>-0.001995321176946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398385170102119">
                <text:p>0.398385170102119</text:p>
              </table:table-cell>
              <table:table-cell office:value-type="float" office:value="0.00109389051795006">
                <text:p>0.00109389051795006</text:p>
              </table:table-cell>
              <table:table-cell office:value-type="float" office:value="-0.000242798449471593">
                <text:p>-0.0002427984494715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380353373289108">
                <text:p>0.380353373289108</text:p>
              </table:table-cell>
              <table:table-cell office:value-type="float" office:value="0.00347432205453515">
                <text:p>0.00347432205453515</text:p>
              </table:table-cell>
              <table:table-cell office:value-type="float" office:value="-0.0000223963521420956">
                <text:p>-0.00002239635214209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538644862174988">
                <text:p>0.538644862174988</text:p>
              </table:table-cell>
              <table:table-cell office:value-type="float" office:value="0.00162412963109091">
                <text:p>0.00162412963109091</text:p>
              </table:table-cell>
              <table:table-cell office:value-type="float" office:value="-0.000219841301441193">
                <text:p>-0.000219841301441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499202787876129">
                <text:p>0.499202787876129</text:p>
              </table:table-cell>
              <table:table-cell office:value-type="float" office:value="0.00137477971147746">
                <text:p>0.00137477971147746</text:p>
              </table:table-cell>
              <table:table-cell office:value-type="float" office:value="-0.00419642198830843">
                <text:p>-0.004196421988308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490630561113358">
                <text:p>0.490630561113358</text:p>
              </table:table-cell>
              <table:table-cell office:value-type="float" office:value="0.000312309589935467">
                <text:p>0.000312309589935467</text:p>
              </table:table-cell>
              <table:table-cell office:value-type="float" office:value="-0.00391900353133678">
                <text:p>-0.003919003531336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504959934949875">
                <text:p>0.504959934949875</text:p>
              </table:table-cell>
              <table:table-cell office:value-type="float" office:value="0.000682319363113493">
                <text:p>0.000682319363113493</text:p>
              </table:table-cell>
              <table:table-cell office:value-type="float" office:value="-0.00335493870079517">
                <text:p>-0.003354938700795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397250324487686">
                <text:p>0.397250324487686</text:p>
              </table:table-cell>
              <table:table-cell office:value-type="float" office:value="0.00110915139084682">
                <text:p>0.00110915139084682</text:p>
              </table:table-cell>
              <table:table-cell office:value-type="float" office:value="-0.000257618445903063">
                <text:p>-0.0002576184459030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457761141657829">
                <text:p>0.457761141657829</text:p>
              </table:table-cell>
              <table:table-cell office:value-type="float" office:value="0.00057633530232124">
                <text:p>0.00057633530232124</text:p>
              </table:table-cell>
              <table:table-cell office:value-type="float" office:value="-0.00332703283056617">
                <text:p>-0.003327032830566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453749132156372">
                <text:p>0.453749132156372</text:p>
              </table:table-cell>
              <table:table-cell office:value-type="float" office:value="0.000077949526894372">
                <text:p>0.000077949526894372</text:p>
              </table:table-cell>
              <table:table-cell office:value-type="float" office:value="-0.0000873448327183723">
                <text:p>-0.00008734483271837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300255489349365">
                <text:p>0.300255489349365</text:p>
              </table:table-cell>
              <table:table-cell office:value-type="float" office:value="0.000702440901659429">
                <text:p>0.000702440901659429</text:p>
              </table:table-cell>
              <table:table-cell office:value-type="float" office:value="-0.00144292004406452">
                <text:p>-0.001442920044064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434105890989304">
                <text:p>0.434105890989304</text:p>
              </table:table-cell>
              <table:table-cell office:value-type="float" office:value="0.000344150047749281">
                <text:p>0.000344150047749281</text:p>
              </table:table-cell>
              <table:table-cell office:value-type="float" office:value="-0.00168917402625084">
                <text:p>-0.001689174026250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45875056385994">
                <text:p>0.45875056385994</text:p>
              </table:table-cell>
              <table:table-cell office:value-type="float" office:value="0.00154376623686403">
                <text:p>0.00154376623686403</text:p>
              </table:table-cell>
              <table:table-cell office:value-type="float" office:value="-0.00261903014034033">
                <text:p>-0.002619030140340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361694622039795">
                <text:p>0.361694622039795</text:p>
              </table:table-cell>
              <table:table-cell office:value-type="float" office:value="0.00063377488986589">
                <text:p>0.00063377488986589</text:p>
              </table:table-cell>
              <table:table-cell office:value-type="float" office:value="-0.0000302843749523163">
                <text:p>-0.00003028437495231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369797521829605">
                <text:p>0.369797521829605</text:p>
              </table:table-cell>
              <table:table-cell office:value-type="float" office:value="0.000282602230436169">
                <text:p>0.000282602230436169</text:p>
              </table:table-cell>
              <table:table-cell office:value-type="float" office:value="-0.000214199814945459">
                <text:p>-0.0002141998149454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479203030467033">
                <text:p>0.479203030467033</text:p>
              </table:table-cell>
              <table:table-cell office:value-type="float" office:value="0.00157468704273924">
                <text:p>0.00157468704273924</text:p>
              </table:table-cell>
              <table:table-cell office:value-type="float" office:value="-0.00843392061069608">
                <text:p>-0.008433920610696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411084574460983">
                <text:p>0.411084574460983</text:p>
              </table:table-cell>
              <table:table-cell office:value-type="float" office:value="0.000666573876515031">
                <text:p>0.000666573876515031</text:p>
              </table:table-cell>
              <table:table-cell office:value-type="float" office:value="-0.00247042216360569">
                <text:p>-0.002470422163605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469704473018646">
                <text:p>0.469704473018646</text:p>
              </table:table-cell>
              <table:table-cell office:value-type="float" office:value="0.00296157547272742">
                <text:p>0.00296157547272742</text:p>
              </table:table-cell>
              <table:table-cell office:value-type="float" office:value="-0.000770559906959534">
                <text:p>-0.0007705599069595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399542045593262">
                <text:p>0.399542045593262</text:p>
              </table:table-cell>
              <table:table-cell office:value-type="float" office:value="0.000721312174573541">
                <text:p>0.000721312174573541</text:p>
              </table:table-cell>
              <table:table-cell office:value-type="float" office:value="-0.0000173680484294891">
                <text:p>-0.00001736804842948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29364233314991">
                <text:p>0.29364233314991</text:p>
              </table:table-cell>
              <table:table-cell office:value-type="float" office:value="0.000976543157594278">
                <text:p>0.000976543157594278</text:p>
              </table:table-cell>
              <table:table-cell office:value-type="float" office:value="-0.00027027502655983">
                <text:p>-0.0002702750265598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476300075650215">
                <text:p>0.476300075650215</text:p>
              </table:table-cell>
              <table:table-cell office:value-type="float" office:value="0.00654535293579102">
                <text:p>0.00654535293579102</text:p>
              </table:table-cell>
              <table:table-cell office:value-type="float" office:value="-0.00314155071973801">
                <text:p>-0.003141550719738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471736967563629">
                <text:p>0.471736967563629</text:p>
              </table:table-cell>
              <table:table-cell office:value-type="float" office:value="0.000537933228770271">
                <text:p>0.000537933228770271</text:p>
              </table:table-cell>
              <table:table-cell office:value-type="float" office:value="-0.00019283089786768">
                <text:p>-0.000192830897867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358679872751236">
                <text:p>0.358679872751236</text:p>
              </table:table-cell>
              <table:table-cell office:value-type="float" office:value="0.000651306007057428">
                <text:p>0.000651306007057428</text:p>
              </table:table-cell>
              <table:table-cell office:value-type="float" office:value="-0.000164460577070713">
                <text:p>-0.0001644605770707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554559320211411">
                <text:p>0.554559320211411</text:p>
              </table:table-cell>
              <table:table-cell office:value-type="float" office:value="0.000318218881147914">
                <text:p>0.000318218881147914</text:p>
              </table:table-cell>
              <table:table-cell office:value-type="float" office:value="-0.00121673140674829">
                <text:p>-0.001216731406748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363941478729248">
                <text:p>0.363941478729248</text:p>
              </table:table-cell>
              <table:table-cell office:value-type="float" office:value="0.000997658842243254">
                <text:p>0.000997658842243254</text:p>
              </table:table-cell>
              <table:table-cell office:value-type="float" office:value="-0.000160663202404976">
                <text:p>-0.0001606632024049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521073096990585">
                <text:p>0.521073096990585</text:p>
              </table:table-cell>
              <table:table-cell office:value-type="float" office:value="0.000367179478053004">
                <text:p>0.000367179478053004</text:p>
              </table:table-cell>
              <table:table-cell office:value-type="float" office:value="-0.00194081030786037">
                <text:p>-0.001940810307860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448255184292793">
                <text:p>0.448255184292793</text:p>
              </table:table-cell>
              <table:table-cell office:value-type="float" office:value="0.000728614226682112">
                <text:p>0.000728614226682112</text:p>
              </table:table-cell>
              <table:table-cell office:value-type="float" office:value="-0.00214735446497798">
                <text:p>-0.002147354464977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310241630673408">
                <text:p>0.310241630673408</text:p>
              </table:table-cell>
              <table:table-cell office:value-type="float" office:value="0.000688017439097166">
                <text:p>0.000688017439097166</text:p>
              </table:table-cell>
              <table:table-cell office:value-type="float" office:value="-0.00194777026772499">
                <text:p>-0.001947770267724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375081074237823">
                <text:p>0.375081074237823</text:p>
              </table:table-cell>
              <table:table-cell office:value-type="float" office:value="0.000382938224356621">
                <text:p>0.000382938224356621</text:p>
              </table:table-cell>
              <table:table-cell office:value-type="float" office:value="-0.000672009773552418">
                <text:p>-0.0006720097735524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519276112318039">
                <text:p>0.519276112318039</text:p>
              </table:table-cell>
              <table:table-cell office:value-type="float" office:value="0.000415068477741443">
                <text:p>0.000415068477741443</text:p>
              </table:table-cell>
              <table:table-cell office:value-type="float" office:value="-0.00723771657794714">
                <text:p>-0.007237716577947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277404177188873">
                <text:p>0.277404177188873</text:p>
              </table:table-cell>
              <table:table-cell office:value-type="float" office:value="0.00101815137313679">
                <text:p>0.00101815137313679</text:p>
              </table:table-cell>
              <table:table-cell office:value-type="float" office:value="-0.000124328583478928">
                <text:p>-0.0001243285834789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352290415763855">
                <text:p>0.352290415763855</text:p>
              </table:table-cell>
              <table:table-cell office:value-type="float" office:value="0.00092971614212729">
                <text:p>0.00092971614212729</text:p>
              </table:table-cell>
              <table:table-cell office:value-type="float" office:value="-0.000608478486537933">
                <text:p>-0.0006084784865379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415354526042938">
                <text:p>0.415354526042938</text:p>
              </table:table-cell>
              <table:table-cell office:value-type="float" office:value="0.000190069418749772">
                <text:p>0.000190069418749772</text:p>
              </table:table-cell>
              <table:table-cell office:value-type="float" office:value="-0.000708753615617752">
                <text:p>-0.0007087536156177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399012738466263">
                <text:p>0.399012738466263</text:p>
              </table:table-cell>
              <table:table-cell office:value-type="float" office:value="0.0013864592416212">
                <text:p>0.0013864592416212</text:p>
              </table:table-cell>
              <table:table-cell office:value-type="float" office:value="-0.0000528606586158276">
                <text:p>-0.00005286065861582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346552124619484">
                <text:p>0.346552124619484</text:p>
              </table:table-cell>
              <table:table-cell office:value-type="float" office:value="0.000440928927855566">
                <text:p>0.000440928927855566</text:p>
              </table:table-cell>
              <table:table-cell office:value-type="float" office:value="-0.000298837013542652">
                <text:p>-0.0002988370135426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560016691684723">
                <text:p>0.560016691684723</text:p>
              </table:table-cell>
              <table:table-cell office:value-type="float" office:value="0.00121847124537453">
                <text:p>0.00121847124537453</text:p>
              </table:table-cell>
              <table:table-cell office:value-type="float" office:value="-0.00520760822109878">
                <text:p>-0.005207608221098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518832984566689">
                <text:p>0.518832984566689</text:p>
              </table:table-cell>
              <table:table-cell office:value-type="float" office:value="0.00145230778725818">
                <text:p>0.00145230778725818</text:p>
              </table:table-cell>
              <table:table-cell office:value-type="float" office:value="-0.00584764564409852">
                <text:p>-0.005847645644098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542668771743774">
                <text:p>0.542668771743774</text:p>
              </table:table-cell>
              <table:table-cell office:value-type="float" office:value="0.00117120849899948">
                <text:p>0.00117120849899948</text:p>
              </table:table-cell>
              <table:table-cell office:value-type="float" office:value="-0.00397232510149479">
                <text:p>-0.003972325101494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490555849671364">
                <text:p>0.490555849671364</text:p>
              </table:table-cell>
              <table:table-cell office:value-type="float" office:value="0.000457126143737696">
                <text:p>0.000457126143737696</text:p>
              </table:table-cell>
              <table:table-cell office:value-type="float" office:value="-0.001219392567873">
                <text:p>-0.0012193925678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364615985751152">
                <text:p>0.364615985751152</text:p>
              </table:table-cell>
              <table:table-cell office:value-type="float" office:value="0.000326985563151538">
                <text:p>0.000326985563151538</text:p>
              </table:table-cell>
              <table:table-cell office:value-type="float" office:value="-0.000648659351281822">
                <text:p>-0.0006486593512818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377213853597641">
                <text:p>0.377213853597641</text:p>
              </table:table-cell>
              <table:table-cell office:value-type="float" office:value="0.00187981663038954">
                <text:p>0.00187981663038954</text:p>
              </table:table-cell>
              <table:table-cell office:value-type="float" office:value="-0.00305516682565212">
                <text:p>-0.003055166825652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347316706180572">
                <text:p>0.347316706180572</text:p>
              </table:table-cell>
              <table:table-cell office:value-type="float" office:value="0.00188727377681062">
                <text:p>0.00188727377681062</text:p>
              </table:table-cell>
              <table:table-cell office:value-type="float" office:value="-0.00261556291952729">
                <text:p>-0.002615562919527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605126643180847">
                <text:p>0.605126643180847</text:p>
              </table:table-cell>
              <table:table-cell office:value-type="float" office:value="0.00277191440109163">
                <text:p>0.00277191440109163</text:p>
              </table:table-cell>
              <table:table-cell office:value-type="float" office:value="-0.00178357511758804">
                <text:p>-0.001783575117588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372611322999001">
                <text:p>0.372611322999001</text:p>
              </table:table-cell>
              <table:table-cell office:value-type="float" office:value="0.0000161126018610958">
                <text:p>0.0000161126018610958</text:p>
              </table:table-cell>
              <table:table-cell office:value-type="float" office:value="0.00000756252557039261">
                <text:p>0.000007562525570392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308436942100525">
                <text:p>0.308436942100525</text:p>
              </table:table-cell>
              <table:table-cell office:value-type="float" office:value="0.000275852443883196">
                <text:p>0.000275852443883196</text:p>
              </table:table-cell>
              <table:table-cell office:value-type="float" office:value="-0.00000233296304941177">
                <text:p>-0.000002332963049411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384826695919037">
                <text:p>0.384826695919037</text:p>
              </table:table-cell>
              <table:table-cell office:value-type="float" office:value="0.000778166856616735">
                <text:p>0.000778166856616735</text:p>
              </table:table-cell>
              <table:table-cell office:value-type="float" office:value="0.000107244960963726">
                <text:p>0.0001072449609637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330781388282776">
                <text:p>0.330781388282776</text:p>
              </table:table-cell>
              <table:table-cell office:value-type="float" office:value="0.000346626710961573">
                <text:p>0.000346626710961573</text:p>
              </table:table-cell>
              <table:table-cell office:value-type="float" office:value="-0.0000331491231918335">
                <text:p>-0.00003314912319183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482127946615219">
                <text:p>0.482127946615219</text:p>
              </table:table-cell>
              <table:table-cell office:value-type="float" office:value="0.00185816502198577">
                <text:p>0.00185816502198577</text:p>
              </table:table-cell>
              <table:table-cell office:value-type="float" office:value="-0.00713847950100899">
                <text:p>-0.007138479501008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461052456498146">
                <text:p>0.461052456498146</text:p>
              </table:table-cell>
              <table:table-cell office:value-type="float" office:value="0.00182841973146424">
                <text:p>0.00182841973146424</text:p>
              </table:table-cell>
              <table:table-cell office:value-type="float" office:value="-0.00227534621953964">
                <text:p>-0.002275346219539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37289360165596">
                <text:p>0.37289360165596</text:p>
              </table:table-cell>
              <table:table-cell office:value-type="float" office:value="0.00104488574434072">
                <text:p>0.00104488574434072</text:p>
              </table:table-cell>
              <table:table-cell office:value-type="float" office:value="-0.00247286511585116">
                <text:p>-0.002472865115851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278460636734962">
                <text:p>0.278460636734962</text:p>
              </table:table-cell>
              <table:table-cell office:value-type="float" office:value="0.00175472263945267">
                <text:p>0.00175472263945267</text:p>
              </table:table-cell>
              <table:table-cell office:value-type="float" office:value="-0.000160993030294776">
                <text:p>-0.0001609930302947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48184110224247">
                <text:p>0.48184110224247</text:p>
              </table:table-cell>
              <table:table-cell office:value-type="float" office:value="0.00159989045932889">
                <text:p>0.00159989045932889</text:p>
              </table:table-cell>
              <table:table-cell office:value-type="float" office:value="-0.00414021508768201">
                <text:p>-0.004140215087682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446823564171791">
                <text:p>0.446823564171791</text:p>
              </table:table-cell>
              <table:table-cell office:value-type="float" office:value="0.00131858842214569">
                <text:p>0.00131858842214569</text:p>
              </table:table-cell>
              <table:table-cell office:value-type="float" office:value="-0.00158423203974962">
                <text:p>-0.001584232039749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411433437466621">
                <text:p>0.411433437466621</text:p>
              </table:table-cell>
              <table:table-cell office:value-type="float" office:value="0.000338396243751049">
                <text:p>0.000338396243751049</text:p>
              </table:table-cell>
              <table:table-cell office:value-type="float" office:value="-0.000107832066714764">
                <text:p>-0.0001078320667147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412219390273094">
                <text:p>0.412219390273094</text:p>
              </table:table-cell>
              <table:table-cell office:value-type="float" office:value="0.00105165855493397">
                <text:p>0.00105165855493397</text:p>
              </table:table-cell>
              <table:table-cell office:value-type="float" office:value="-0.00212180856615305">
                <text:p>-0.002121808566153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441954234242439">
                <text:p>0.441954234242439</text:p>
              </table:table-cell>
              <table:table-cell office:value-type="float" office:value="0.00128839429235086">
                <text:p>0.00128839429235086</text:p>
              </table:table-cell>
              <table:table-cell office:value-type="float" office:value="-0.0000617900863289833">
                <text:p>-0.00006179008632898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442481431365013">
                <text:p>0.442481431365013</text:p>
              </table:table-cell>
              <table:table-cell office:value-type="float" office:value="0.000833701126975939">
                <text:p>0.000833701126975939</text:p>
              </table:table-cell>
              <table:table-cell office:value-type="float" office:value="-0.00623710509389639">
                <text:p>-0.006237105093896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358056476712227">
                <text:p>0.358056476712227</text:p>
              </table:table-cell>
              <table:table-cell office:value-type="float" office:value="0.00100405516568571">
                <text:p>0.00100405516568571</text:p>
              </table:table-cell>
              <table:table-cell office:value-type="float" office:value="-0.000278471410274506">
                <text:p>-0.0002784714102745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364115571975708">
                <text:p>0.364115571975708</text:p>
              </table:table-cell>
              <table:table-cell office:value-type="float" office:value="0.002082036039792">
                <text:p>0.002082036039792</text:p>
              </table:table-cell>
              <table:table-cell office:value-type="float" office:value="-0.000583891570568085">
                <text:p>-0.0005838915705680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441146212816238">
                <text:p>0.441146212816238</text:p>
              </table:table-cell>
              <table:table-cell office:value-type="float" office:value="0.000957826792728156">
                <text:p>0.000957826792728156</text:p>
              </table:table-cell>
              <table:table-cell office:value-type="float" office:value="-0.00263100755400956">
                <text:p>-0.002631007554009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364902660250664">
                <text:p>0.364902660250664</text:p>
              </table:table-cell>
              <table:table-cell office:value-type="float" office:value="0.000929878698661923">
                <text:p>0.000929878698661923</text:p>
              </table:table-cell>
              <table:table-cell office:value-type="float" office:value="-0.000936085544526577">
                <text:p>-0.0009360855445265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441227865219116">
                <text:p>0.441227865219116</text:p>
              </table:table-cell>
              <table:table-cell office:value-type="float" office:value="0.00150748210726306">
                <text:p>0.00150748210726306</text:p>
              </table:table-cell>
              <table:table-cell office:value-type="float" office:value="-0.00198387801647186">
                <text:p>-0.001983878016471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67102214694023">
                <text:p>0.367102214694023</text:p>
              </table:table-cell>
              <table:table-cell office:value-type="float" office:value="0.000494656621594913">
                <text:p>0.000494656621594913</text:p>
              </table:table-cell>
              <table:table-cell office:value-type="float" office:value="-0.000473985262215138">
                <text:p>-0.0004739852622151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593417823314667">
                <text:p>0.593417823314667</text:p>
              </table:table-cell>
              <table:table-cell office:value-type="float" office:value="0.000805570353986695">
                <text:p>0.000805570353986695</text:p>
              </table:table-cell>
              <table:table-cell office:value-type="float" office:value="-0.0197850438766182">
                <text:p>-0.01978504387661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439653006196022">
                <text:p>0.439653006196022</text:p>
              </table:table-cell>
              <table:table-cell office:value-type="float" office:value="0.0036923932377249">
                <text:p>0.0036923932377249</text:p>
              </table:table-cell>
              <table:table-cell office:value-type="float" office:value="-0.0108908436261117">
                <text:p>-0.01089084362611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43796953856945">
                <text:p>0.43796953856945</text:p>
              </table:table-cell>
              <table:table-cell office:value-type="float" office:value="0.0026769386138767">
                <text:p>0.0026769386138767</text:p>
              </table:table-cell>
              <table:table-cell office:value-type="float" office:value="-0.000314959092065692">
                <text:p>-0.0003149590920656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410642620921135">
                <text:p>0.410642620921135</text:p>
              </table:table-cell>
              <table:table-cell office:value-type="float" office:value="0.000371666072169319">
                <text:p>0.000371666072169319</text:p>
              </table:table-cell>
              <table:table-cell office:value-type="float" office:value="-0.0106017748825252">
                <text:p>-0.01060177488252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39772866666317">
                <text:p>0.39772866666317</text:p>
              </table:table-cell>
              <table:table-cell office:value-type="float" office:value="0.000542376382509247">
                <text:p>0.000542376382509247</text:p>
              </table:table-cell>
              <table:table-cell office:value-type="float" office:value="-0.00153864473104477">
                <text:p>-0.001538644731044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387747031450272">
                <text:p>0.387747031450272</text:p>
              </table:table-cell>
              <table:table-cell office:value-type="float" office:value="0.00108947935514152">
                <text:p>0.00108947935514152</text:p>
              </table:table-cell>
              <table:table-cell office:value-type="float" office:value="-0.00115959458053112">
                <text:p>-0.00115959458053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380266866087913">
                <text:p>0.380266866087913</text:p>
              </table:table-cell>
              <table:table-cell office:value-type="float" office:value="0.00100511920172721">
                <text:p>0.00100511920172721</text:p>
              </table:table-cell>
              <table:table-cell office:value-type="float" office:value="-0.00446724509820342">
                <text:p>-0.004467245098203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267020818591118">
                <text:p>0.267020818591118</text:p>
              </table:table-cell>
              <table:table-cell office:value-type="float" office:value="0.00000353027653545723">
                <text:p>0.00000353027653545723</text:p>
              </table:table-cell>
              <table:table-cell office:value-type="float" office:value="0.000000357441604137421">
                <text:p>0.0000003574416041374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459094795584679">
                <text:p>0.459094795584679</text:p>
              </table:table-cell>
              <table:table-cell office:value-type="float" office:value="0.000724784942576662">
                <text:p>0.000724784942576662</text:p>
              </table:table-cell>
              <table:table-cell office:value-type="float" office:value="-0.000589724630117416">
                <text:p>-0.0005897246301174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406133812665939">
                <text:p>0.406133812665939</text:p>
              </table:table-cell>
              <table:table-cell office:value-type="float" office:value="0.00202322162222117">
                <text:p>0.00202322162222117</text:p>
              </table:table-cell>
              <table:table-cell office:value-type="float" office:value="-0.00409435015171766">
                <text:p>-0.004094350151717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372644191980362">
                <text:p>0.372644191980362</text:p>
              </table:table-cell>
              <table:table-cell office:value-type="float" office:value="0.00043859287397936">
                <text:p>0.00043859287397936</text:p>
              </table:table-cell>
              <table:table-cell office:value-type="float" office:value="-0.000266735255718231">
                <text:p>-0.0002667352557182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495103234052658">
                <text:p>0.495103234052658</text:p>
              </table:table-cell>
              <table:table-cell office:value-type="float" office:value="0.00126032999251038">
                <text:p>0.00126032999251038</text:p>
              </table:table-cell>
              <table:table-cell office:value-type="float" office:value="-0.00368786361068487">
                <text:p>-0.003687863610684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466307699680328">
                <text:p>0.466307699680328</text:p>
              </table:table-cell>
              <table:table-cell office:value-type="float" office:value="0.00143423370318487">
                <text:p>0.00143423370318487</text:p>
              </table:table-cell>
              <table:table-cell office:value-type="float" office:value="-0.0000761324539780617">
                <text:p>-0.00007613245397806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403989505767822">
                <text:p>0.403989505767822</text:p>
              </table:table-cell>
              <table:table-cell office:value-type="float" office:value="0.000808698416221887">
                <text:p>0.000808698416221887</text:p>
              </table:table-cell>
              <table:table-cell office:value-type="float" office:value="0.00000250823795795441">
                <text:p>0.000002508237957954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378543204069138">
                <text:p>0.378543204069138</text:p>
              </table:table-cell>
              <table:table-cell office:value-type="float" office:value="0.000680029194336384">
                <text:p>0.000680029194336384</text:p>
              </table:table-cell>
              <table:table-cell office:value-type="float" office:value="-0.000248216651380062">
                <text:p>-0.0002482166513800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313099873065948">
                <text:p>0.313099873065948</text:p>
              </table:table-cell>
              <table:table-cell office:value-type="float" office:value="0.00142193522769958">
                <text:p>0.00142193522769958</text:p>
              </table:table-cell>
              <table:table-cell office:value-type="float" office:value="-0.00795675641857088">
                <text:p>-0.007956756418570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52493844628334">
                <text:p>0.52493844628334</text:p>
              </table:table-cell>
              <table:table-cell office:value-type="float" office:value="0.00338459922932088">
                <text:p>0.00338459922932088</text:p>
              </table:table-cell>
              <table:table-cell office:value-type="float" office:value="-0.00133814495056868">
                <text:p>-0.001338144950568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36764477789402">
                <text:p>0.36764477789402</text:p>
              </table:table-cell>
              <table:table-cell office:value-type="float" office:value="0.0000101552044725395">
                <text:p>0.0000101552044725395</text:p>
              </table:table-cell>
              <table:table-cell office:value-type="float" office:value="-0.000257359631359577">
                <text:p>-0.0002573596313595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349408668279648">
                <text:p>0.349408668279648</text:p>
              </table:table-cell>
              <table:table-cell office:value-type="float" office:value="0.0000611417188338237">
                <text:p>0.0000611417188338237</text:p>
              </table:table-cell>
              <table:table-cell office:value-type="float" office:value="0.0000080890953540802">
                <text:p>0.00000808909535408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328994926810265">
                <text:p>0.328994926810265</text:p>
              </table:table-cell>
              <table:table-cell office:value-type="float" office:value="0.000224952888675034">
                <text:p>0.000224952888675034</text:p>
              </table:table-cell>
              <table:table-cell office:value-type="float" office:value="-0.00000587347894906998">
                <text:p>-0.000005873478949069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343658265471458">
                <text:p>0.343658265471458</text:p>
              </table:table-cell>
              <table:table-cell office:value-type="float" office:value="0.000937719293870032">
                <text:p>0.000937719293870032</text:p>
              </table:table-cell>
              <table:table-cell office:value-type="float" office:value="-0.00099833020940423">
                <text:p>-0.000998330209404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478218775987625">
                <text:p>0.478218775987625</text:p>
              </table:table-cell>
              <table:table-cell office:value-type="float" office:value="0.00348057714290917">
                <text:p>0.00348057714290917</text:p>
              </table:table-cell>
              <table:table-cell office:value-type="float" office:value="-0.0013019535690546">
                <text:p>-0.00130195356905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375395023822784">
                <text:p>0.375395023822784</text:p>
              </table:table-cell>
              <table:table-cell office:value-type="float" office:value="0.000643187662353739">
                <text:p>0.000643187662353739</text:p>
              </table:table-cell>
              <table:table-cell office:value-type="float" office:value="-0.000170133821666241">
                <text:p>-0.00017013382166624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471101757884026">
                <text:p>0.471101757884026</text:p>
              </table:table-cell>
              <table:table-cell office:value-type="float" office:value="0.00116521851159632">
                <text:p>0.00116521851159632</text:p>
              </table:table-cell>
              <table:table-cell office:value-type="float" office:value="-0.000350835174322128">
                <text:p>-0.0003508351743221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524446880817413">
                <text:p>0.524446880817413</text:p>
              </table:table-cell>
              <table:table-cell office:value-type="float" office:value="0.00168161429464817">
                <text:p>0.00168161429464817</text:p>
              </table:table-cell>
              <table:table-cell office:value-type="float" office:value="-0.00151317436248064">
                <text:p>-0.001513174362480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368047374486923">
                <text:p>0.368047374486923</text:p>
              </table:table-cell>
              <table:table-cell office:value-type="float" office:value="0.000554647849639878">
                <text:p>0.000554647849639878</text:p>
              </table:table-cell>
              <table:table-cell office:value-type="float" office:value="-0.0000792806968092918">
                <text:p>-0.00007928069680929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393967834115028">
                <text:p>0.393967834115028</text:p>
              </table:table-cell>
              <table:table-cell office:value-type="float" office:value="0.00106862834654748">
                <text:p>0.00106862834654748</text:p>
              </table:table-cell>
              <table:table-cell office:value-type="float" office:value="-0.0000979986041784287">
                <text:p>-0.0000979986041784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578885066509247">
                <text:p>0.578885066509247</text:p>
              </table:table-cell>
              <table:table-cell office:value-type="float" office:value="0.00144271833123639">
                <text:p>0.00144271833123639</text:p>
              </table:table-cell>
              <table:table-cell office:value-type="float" office:value="-0.000334689114242792">
                <text:p>-0.0003346891142427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617100423574448">
                <text:p>0.617100423574448</text:p>
              </table:table-cell>
              <table:table-cell office:value-type="float" office:value="0.00456035938113928">
                <text:p>0.00456035938113928</text:p>
              </table:table-cell>
              <table:table-cell office:value-type="float" office:value="-0.000565819162875414">
                <text:p>-0.0005658191628754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510128486156464">
                <text:p>0.510128486156464</text:p>
              </table:table-cell>
              <table:table-cell office:value-type="float" office:value="0.00147711207391694">
                <text:p>0.00147711207391694</text:p>
              </table:table-cell>
              <table:table-cell office:value-type="float" office:value="-0.00012838514521718">
                <text:p>-0.000128385145217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454674166440964">
                <text:p>0.454674166440964</text:p>
              </table:table-cell>
              <table:table-cell office:value-type="float" office:value="0.00104255176847801">
                <text:p>0.00104255176847801</text:p>
              </table:table-cell>
              <table:table-cell office:value-type="float" office:value="-0.0011184586212039">
                <text:p>-0.00111845862120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311359167098999">
                <text:p>0.311359167098999</text:p>
              </table:table-cell>
              <table:table-cell office:value-type="float" office:value="0.00106502794660628">
                <text:p>0.00106502794660628</text:p>
              </table:table-cell>
              <table:table-cell office:value-type="float" office:value="-0.0000179619994014502">
                <text:p>-0.00001796199940145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406485584378243">
                <text:p>0.406485584378243</text:p>
              </table:table-cell>
              <table:table-cell office:value-type="float" office:value="0.00240434955339879">
                <text:p>0.00240434955339879</text:p>
              </table:table-cell>
              <table:table-cell office:value-type="float" office:value="-0.000658376887440681">
                <text:p>-0.0006583768874406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476235690712929">
                <text:p>0.476235690712929</text:p>
              </table:table-cell>
              <table:table-cell office:value-type="float" office:value="0.000852071616100147">
                <text:p>0.000852071616100147</text:p>
              </table:table-cell>
              <table:table-cell office:value-type="float" office:value="-0.000421706959605217">
                <text:p>-0.0004217069596052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529158967733383">
                <text:p>0.529158967733383</text:p>
              </table:table-cell>
              <table:table-cell office:value-type="float" office:value="0.00231454414315522">
                <text:p>0.00231454414315522</text:p>
              </table:table-cell>
              <table:table-cell office:value-type="float" office:value="-0.000316394306719303">
                <text:p>-0.0003163943067193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503928077220917">
                <text:p>0.503928077220917</text:p>
              </table:table-cell>
              <table:table-cell office:value-type="float" office:value="0.00102187477750704">
                <text:p>0.00102187477750704</text:p>
              </table:table-cell>
              <table:table-cell office:value-type="float" office:value="-0.00542640825733542">
                <text:p>-0.005426408257335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388710984587669">
                <text:p>0.388710984587669</text:p>
              </table:table-cell>
              <table:table-cell office:value-type="float" office:value="0.000423757912358269">
                <text:p>0.000423757912358269</text:p>
              </table:table-cell>
              <table:table-cell office:value-type="float" office:value="-0.00626295823603869">
                <text:p>-0.006262958236038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463057994842529">
                <text:p>0.463057994842529</text:p>
              </table:table-cell>
              <table:table-cell office:value-type="float" office:value="0.00254649433773011">
                <text:p>0.00254649433773011</text:p>
              </table:table-cell>
              <table:table-cell office:value-type="float" office:value="-0.000751585699617863">
                <text:p>-0.0007515856996178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559829372167587">
                <text:p>0.559829372167587</text:p>
              </table:table-cell>
              <table:table-cell office:value-type="float" office:value="0.00268433729652315">
                <text:p>0.00268433729652315</text:p>
              </table:table-cell>
              <table:table-cell office:value-type="float" office:value="0.0000194944441318512">
                <text:p>0.00001949444413185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424455553293228">
                <text:p>0.424455553293228</text:p>
              </table:table-cell>
              <table:table-cell office:value-type="float" office:value="0.00269917829427868">
                <text:p>0.00269917829427868</text:p>
              </table:table-cell>
              <table:table-cell office:value-type="float" office:value="-0.000101662334054708">
                <text:p>-0.0001016623340547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494745594263077">
                <text:p>0.494745594263077</text:p>
              </table:table-cell>
              <table:table-cell office:value-type="float" office:value="0.000682019267696887">
                <text:p>0.000682019267696887</text:p>
              </table:table-cell>
              <table:table-cell office:value-type="float" office:value="-0.00169673431664705">
                <text:p>-0.001696734316647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456804221868515">
                <text:p>0.456804221868515</text:p>
              </table:table-cell>
              <table:table-cell office:value-type="float" office:value="0.000547934119822457">
                <text:p>0.000547934119822457</text:p>
              </table:table-cell>
              <table:table-cell office:value-type="float" office:value="-0.00540500888600945">
                <text:p>-0.005405008886009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422148099541664">
                <text:p>0.422148099541664</text:p>
              </table:table-cell>
              <table:table-cell office:value-type="float" office:value="0.00304940827190876">
                <text:p>0.00304940827190876</text:p>
              </table:table-cell>
              <table:table-cell office:value-type="float" office:value="-0.000145892240107059">
                <text:p>-0.0001458922401070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45180629491806">
                <text:p>0.45180629491806</text:p>
              </table:table-cell>
              <table:table-cell office:value-type="float" office:value="0.00242169427219778">
                <text:p>0.00242169427219778</text:p>
              </table:table-cell>
              <table:table-cell office:value-type="float" office:value="-0.000320365093648434">
                <text:p>-0.0003203650936484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481029346585274">
                <text:p>0.481029346585274</text:p>
              </table:table-cell>
              <table:table-cell office:value-type="float" office:value="0.00106683742487803">
                <text:p>0.00106683742487803</text:p>
              </table:table-cell>
              <table:table-cell office:value-type="float" office:value="-0.00240736790001392">
                <text:p>-0.002407367900013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359697571396828">
                <text:p>0.359697571396828</text:p>
              </table:table-cell>
              <table:table-cell office:value-type="float" office:value="0.00116754755144939">
                <text:p>0.00116754755144939</text:p>
              </table:table-cell>
              <table:table-cell office:value-type="float" office:value="0.000111349299550056">
                <text:p>0.0001113492995500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340680015087128">
                <text:p>0.340680015087128</text:p>
              </table:table-cell>
              <table:table-cell office:value-type="float" office:value="0.000812046678038314">
                <text:p>0.000812046678038314</text:p>
              </table:table-cell>
              <table:table-cell office:value-type="float" office:value="-0.000459611229598522">
                <text:p>-0.0004596112295985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375086557865143">
                <text:p>0.375086557865143</text:p>
              </table:table-cell>
              <table:table-cell office:value-type="float" office:value="0.000150883283640724">
                <text:p>0.000150883283640724</text:p>
              </table:table-cell>
              <table:table-cell office:value-type="float" office:value="0.0000321321189403534">
                <text:p>0.00003213211894035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384007254242897">
                <text:p>0.384007254242897</text:p>
              </table:table-cell>
              <table:table-cell office:value-type="float" office:value="0.000332436567987315">
                <text:p>0.000332436567987315</text:p>
              </table:table-cell>
              <table:table-cell office:value-type="float" office:value="-0.000152660720050335">
                <text:p>-0.0001526607200503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71452575922012">
                <text:p>0.371452575922012</text:p>
              </table:table-cell>
              <table:table-cell office:value-type="float" office:value="0.00519138197414577">
                <text:p>0.00519138197414577</text:p>
              </table:table-cell>
              <table:table-cell office:value-type="float" office:value="-0.000584509968757629">
                <text:p>-0.0005845099687576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410186350345612">
                <text:p>0.410186350345612</text:p>
              </table:table-cell>
              <table:table-cell office:value-type="float" office:value="0.00148201030679047">
                <text:p>0.00148201030679047</text:p>
              </table:table-cell>
              <table:table-cell office:value-type="float" office:value="-0.00138371400535107">
                <text:p>-0.001383714005351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447704607248306">
                <text:p>0.447704607248306</text:p>
              </table:table-cell>
              <table:table-cell office:value-type="float" office:value="0.0034524030983448">
                <text:p>0.0034524030983448</text:p>
              </table:table-cell>
              <table:table-cell office:value-type="float" office:value="-0.00825056070461869">
                <text:p>-0.008250560704618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390761184692383">
                <text:p>0.390761184692383</text:p>
              </table:table-cell>
              <table:table-cell office:value-type="float" office:value="0.00160507950931788">
                <text:p>0.00160507950931788</text:p>
              </table:table-cell>
              <table:table-cell office:value-type="float" office:value="-0.000200535543262958">
                <text:p>-0.0002005355432629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380832535028458">
                <text:p>0.380832535028458</text:p>
              </table:table-cell>
              <table:table-cell office:value-type="float" office:value="0.00173532491317019">
                <text:p>0.00173532491317019</text:p>
              </table:table-cell>
              <table:table-cell office:value-type="float" office:value="-0.00132793681696057">
                <text:p>-0.0013279368169605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308981123566627">
                <text:p>0.308981123566627</text:p>
              </table:table-cell>
              <table:table-cell office:value-type="float" office:value="0.00157644087448716">
                <text:p>0.00157644087448716</text:p>
              </table:table-cell>
              <table:table-cell office:value-type="float" office:value="-0.000192570686340332">
                <text:p>-0.0001925706863403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430670517683029">
                <text:p>0.430670517683029</text:p>
              </table:table-cell>
              <table:table-cell office:value-type="float" office:value="0.0022801767103374">
                <text:p>0.0022801767103374</text:p>
              </table:table-cell>
              <table:table-cell office:value-type="float" office:value="-0.000119283609092236">
                <text:p>-0.0001192836090922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426937791705131">
                <text:p>0.426937791705131</text:p>
              </table:table-cell>
              <table:table-cell office:value-type="float" office:value="0.00240428880788386">
                <text:p>0.00240428880788386</text:p>
              </table:table-cell>
              <table:table-cell office:value-type="float" office:value="-0.000923194643110037">
                <text:p>-0.0009231946431100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446907934546471">
                <text:p>0.446907934546471</text:p>
              </table:table-cell>
              <table:table-cell office:value-type="float" office:value="0.00641698157414794">
                <text:p>0.00641698157414794</text:p>
              </table:table-cell>
              <table:table-cell office:value-type="float" office:value="-0.00139993969351053">
                <text:p>-0.001399939693510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441310063004494">
                <text:p>0.441310063004494</text:p>
              </table:table-cell>
              <table:table-cell office:value-type="float" office:value="0.00245921602472663">
                <text:p>0.00245921602472663</text:p>
              </table:table-cell>
              <table:table-cell office:value-type="float" office:value="-0.000249202363193035">
                <text:p>-0.0002492023631930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411637780070305">
                <text:p>0.411637780070305</text:p>
              </table:table-cell>
              <table:table-cell office:value-type="float" office:value="0.00126881920732558">
                <text:p>0.00126881920732558</text:p>
              </table:table-cell>
              <table:table-cell office:value-type="float" office:value="-0.00108925998210907">
                <text:p>-0.001089259982109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306881588697433">
                <text:p>0.306881588697433</text:p>
              </table:table-cell>
              <table:table-cell office:value-type="float" office:value="0.00135390424402431">
                <text:p>0.00135390424402431</text:p>
              </table:table-cell>
              <table:table-cell office:value-type="float" office:value="-0.00174303639214486">
                <text:p>-0.001743036392144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355553930997848">
                <text:p>0.355553930997848</text:p>
              </table:table-cell>
              <table:table-cell office:value-type="float" office:value="0.00347235882654786">
                <text:p>0.00347235882654786</text:p>
              </table:table-cell>
              <table:table-cell office:value-type="float" office:value="-0.000314994156360626">
                <text:p>-0.0003149941563606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352646976709366">
                <text:p>0.352646976709366</text:p>
              </table:table-cell>
              <table:table-cell office:value-type="float" office:value="0.00100588757777587">
                <text:p>0.00100588757777587</text:p>
              </table:table-cell>
              <table:table-cell office:value-type="float" office:value="-0.00289865229278803">
                <text:p>-0.002898652292788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482723039388657">
                <text:p>0.482723039388657</text:p>
              </table:table-cell>
              <table:table-cell office:value-type="float" office:value="0.000331698934314772">
                <text:p>0.000331698934314772</text:p>
              </table:table-cell>
              <table:table-cell office:value-type="float" office:value="-0.00526345390826464">
                <text:p>-0.005263453908264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304594415426254">
                <text:p>0.304594415426254</text:p>
              </table:table-cell>
              <table:table-cell office:value-type="float" office:value="0.000127747986698523">
                <text:p>0.000127747986698523</text:p>
              </table:table-cell>
              <table:table-cell office:value-type="float" office:value="-0.0000289485789835453">
                <text:p>-0.00002894857898354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456731215119362">
                <text:p>0.456731215119362</text:p>
              </table:table-cell>
              <table:table-cell office:value-type="float" office:value="0.00159736045170575">
                <text:p>0.00159736045170575</text:p>
              </table:table-cell>
              <table:table-cell office:value-type="float" office:value="-0.000277009001001716">
                <text:p>-0.0002770090010017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319414329528809">
                <text:p>0.319414329528809</text:p>
              </table:table-cell>
              <table:table-cell office:value-type="float" office:value="0.000313424001797102">
                <text:p>0.000313424001797102</text:p>
              </table:table-cell>
              <table:table-cell office:value-type="float" office:value="0.0000111639499664307">
                <text:p>0.00001116394996643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337207591533661">
                <text:p>0.337207591533661</text:p>
              </table:table-cell>
              <table:table-cell office:value-type="float" office:value="0.000299454647756647">
                <text:p>0.000299454647756647</text:p>
              </table:table-cell>
              <table:table-cell office:value-type="float" office:value="0.000017472542822361">
                <text:p>0.0000174725428223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430347448587418">
                <text:p>0.430347448587418</text:p>
              </table:table-cell>
              <table:table-cell office:value-type="float" office:value="0.00102615155046806">
                <text:p>0.00102615155046806</text:p>
              </table:table-cell>
              <table:table-cell office:value-type="float" office:value="-0.00156206116080284">
                <text:p>-0.001562061160802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489942607283592">
                <text:p>0.489942607283592</text:p>
              </table:table-cell>
              <table:table-cell office:value-type="float" office:value="0.000440265380893834">
                <text:p>0.000440265380893834</text:p>
              </table:table-cell>
              <table:table-cell office:value-type="float" office:value="-0.000316910864785314">
                <text:p>-0.0003169108647853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389790117740631">
                <text:p>0.389790117740631</text:p>
              </table:table-cell>
              <table:table-cell office:value-type="float" office:value="0.00118581759743392">
                <text:p>0.00118581759743392</text:p>
              </table:table-cell>
              <table:table-cell office:value-type="float" office:value="-0.00199781376868486">
                <text:p>-0.001997813768684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426267740130425">
                <text:p>0.426267740130425</text:p>
              </table:table-cell>
              <table:table-cell office:value-type="float" office:value="0.0000693420850438997">
                <text:p>0.0000693420850438997</text:p>
              </table:table-cell>
              <table:table-cell office:value-type="float" office:value="0.0000434012152254581">
                <text:p>0.00004340121522545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473085278272629">
                <text:p>0.473085278272629</text:p>
              </table:table-cell>
              <table:table-cell office:value-type="float" office:value="0.00249106343835592">
                <text:p>0.00249106343835592</text:p>
              </table:table-cell>
              <table:table-cell office:value-type="float" office:value="-0.000540760904550552">
                <text:p>-0.0005407609045505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383943554759026">
                <text:p>0.383943554759026</text:p>
              </table:table-cell>
              <table:table-cell office:value-type="float" office:value="0.0033793359529227">
                <text:p>0.0033793359529227</text:p>
              </table:table-cell>
              <table:table-cell office:value-type="float" office:value="0.00000101663172245026">
                <text:p>0.000001016631722450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349030548334122">
                <text:p>0.349030548334122</text:p>
              </table:table-cell>
              <table:table-cell office:value-type="float" office:value="0.0000166776177138672">
                <text:p>0.0000166776177138672</text:p>
              </table:table-cell>
              <table:table-cell office:value-type="float" office:value="0.0000649451278150082">
                <text:p>0.0000649451278150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257635220885277">
                <text:p>0.257635220885277</text:p>
              </table:table-cell>
              <table:table-cell office:value-type="float" office:value="0.0000845384274725802">
                <text:p>0.0000845384274725802</text:p>
              </table:table-cell>
              <table:table-cell office:value-type="float" office:value="0.0000424726400524378">
                <text:p>0.00004247264005243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423668164014816">
                <text:p>0.423668164014816</text:p>
              </table:table-cell>
              <table:table-cell office:value-type="float" office:value="0.000625725486315787">
                <text:p>0.000625725486315787</text:p>
              </table:table-cell>
              <table:table-cell office:value-type="float" office:value="-0.00399990398436785">
                <text:p>-0.003999903984367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45384709239006">
                <text:p>0.45384709239006</text:p>
              </table:table-cell>
              <table:table-cell office:value-type="float" office:value="0.00206077658804134">
                <text:p>0.00206077658804134</text:p>
              </table:table-cell>
              <table:table-cell office:value-type="float" office:value="-0.000038856640458107">
                <text:p>-0.0000388566404581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374356743693352">
                <text:p>0.374356743693352</text:p>
              </table:table-cell>
              <table:table-cell office:value-type="float" office:value="0.00109404247486964">
                <text:p>0.00109404247486964</text:p>
              </table:table-cell>
              <table:table-cell office:value-type="float" office:value="-0.0000664757564663887">
                <text:p>-0.00006647575646638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494832816720009">
                <text:p>0.494832816720009</text:p>
              </table:table-cell>
              <table:table-cell office:value-type="float" office:value="0.00139276697300374">
                <text:p>0.00139276697300374</text:p>
              </table:table-cell>
              <table:table-cell office:value-type="float" office:value="-0.000755470432341099">
                <text:p>-0.0007554704323410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498382261395454">
                <text:p>0.498382261395454</text:p>
              </table:table-cell>
              <table:table-cell office:value-type="float" office:value="0.00164173278026283">
                <text:p>0.00164173278026283</text:p>
              </table:table-cell>
              <table:table-cell office:value-type="float" office:value="-0.00340217687189579">
                <text:p>-0.003402176871895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473661831021309">
                <text:p>0.473661831021309</text:p>
              </table:table-cell>
              <table:table-cell office:value-type="float" office:value="0.00102617508964613">
                <text:p>0.00102617508964613</text:p>
              </table:table-cell>
              <table:table-cell office:value-type="float" office:value="-0.00172094888985157">
                <text:p>-0.0017209488898515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509117305278778">
                <text:p>0.509117305278778</text:p>
              </table:table-cell>
              <table:table-cell office:value-type="float" office:value="0.000198377099877689">
                <text:p>0.000198377099877689</text:p>
              </table:table-cell>
              <table:table-cell office:value-type="float" office:value="-0.0000148335471749306">
                <text:p>-0.00001483354717493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525292634963989">
                <text:p>0.525292634963989</text:p>
              </table:table-cell>
              <table:table-cell office:value-type="float" office:value="0.000219121987174731">
                <text:p>0.000219121987174731</text:p>
              </table:table-cell>
              <table:table-cell office:value-type="float" office:value="0.0000725025311112404">
                <text:p>0.00007250253111124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428072765469551">
                <text:p>0.428072765469551</text:p>
              </table:table-cell>
              <table:table-cell office:value-type="float" office:value="0.00124930187594146">
                <text:p>0.00124930187594146</text:p>
              </table:table-cell>
              <table:table-cell office:value-type="float" office:value="-0.000188481993973255">
                <text:p>-0.0001884819939732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366211730241775">
                <text:p>0.366211730241775</text:p>
              </table:table-cell>
              <table:table-cell office:value-type="float" office:value="0.000016687665538484">
                <text:p>0.000016687665538484</text:p>
              </table:table-cell>
              <table:table-cell office:value-type="float" office:value="-0.0000445988029241562">
                <text:p>-0.00004459880292415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46903495490551">
                <text:p>0.46903495490551</text:p>
              </table:table-cell>
              <table:table-cell office:value-type="float" office:value="0.00179980264510959">
                <text:p>0.00179980264510959</text:p>
              </table:table-cell>
              <table:table-cell office:value-type="float" office:value="-0.00627570748329163">
                <text:p>-0.006275707483291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56415598988533">
                <text:p>0.56415598988533</text:p>
              </table:table-cell>
              <table:table-cell office:value-type="float" office:value="0.00162928713252768">
                <text:p>0.00162928713252768</text:p>
              </table:table-cell>
              <table:table-cell office:value-type="float" office:value="-0.000876167044043541">
                <text:p>-0.0008761670440435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445704582333565">
                <text:p>0.445704582333565</text:p>
              </table:table-cell>
              <table:table-cell office:value-type="float" office:value="0.00166067662648857">
                <text:p>0.00166067662648857</text:p>
              </table:table-cell>
              <table:table-cell office:value-type="float" office:value="-0.00128386300057173">
                <text:p>-0.001283863000571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484828853607178">
                <text:p>0.484828853607178</text:p>
              </table:table-cell>
              <table:table-cell office:value-type="float" office:value="0.00190698400838301">
                <text:p>0.00190698400838301</text:p>
              </table:table-cell>
              <table:table-cell office:value-type="float" office:value="-0.00337190059944987">
                <text:p>-0.003371900599449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505192223191261">
                <text:p>0.505192223191261</text:p>
              </table:table-cell>
              <table:table-cell office:value-type="float" office:value="0.002157350955531">
                <text:p>0.002157350955531</text:p>
              </table:table-cell>
              <table:table-cell office:value-type="float" office:value="-0.00122220017947257">
                <text:p>-0.001222200179472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520620900392532">
                <text:p>0.520620900392532</text:p>
              </table:table-cell>
              <table:table-cell office:value-type="float" office:value="0.000305504727293737">
                <text:p>0.000305504727293737</text:p>
              </table:table-cell>
              <table:table-cell office:value-type="float" office:value="-0.0168117128312588">
                <text:p>-0.01681171283125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501100516319275">
                <text:p>0.501100516319275</text:p>
              </table:table-cell>
              <table:table-cell office:value-type="float" office:value="0.000649740546941757">
                <text:p>0.000649740546941757</text:p>
              </table:table-cell>
              <table:table-cell office:value-type="float" office:value="-0.0000381369609385729">
                <text:p>-0.00003813696093857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640266710519791">
                <text:p>0.640266710519791</text:p>
              </table:table-cell>
              <table:table-cell office:value-type="float" office:value="0.000748000346357003">
                <text:p>0.000748000346357003</text:p>
              </table:table-cell>
              <table:table-cell office:value-type="float" office:value="-0.00130910240113735">
                <text:p>-0.0013091024011373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652182424068451">
                <text:p>0.652182424068451</text:p>
              </table:table-cell>
              <table:table-cell office:value-type="float" office:value="0.00246010876726359">
                <text:p>0.00246010876726359</text:p>
              </table:table-cell>
              <table:table-cell office:value-type="float" office:value="-0.000265959836542606">
                <text:p>-0.0002659598365426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670536524057388">
                <text:p>0.670536524057388</text:p>
              </table:table-cell>
              <table:table-cell office:value-type="float" office:value="0.000849839957663789">
                <text:p>0.000849839957663789</text:p>
              </table:table-cell>
              <table:table-cell office:value-type="float" office:value="-0.001152578368783">
                <text:p>-0.0011525783687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370455491542816">
                <text:p>0.370455491542816</text:p>
              </table:table-cell>
              <table:table-cell office:value-type="float" office:value="0.00113467165501788">
                <text:p>0.00113467165501788</text:p>
              </table:table-cell>
              <table:table-cell office:value-type="float" office:value="-0.0000614557415246964">
                <text:p>-0.00006145574152469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431391769647598">
                <text:p>0.431391769647598</text:p>
              </table:table-cell>
              <table:table-cell office:value-type="float" office:value="0.000865024275844917">
                <text:p>0.000865024275844917</text:p>
              </table:table-cell>
              <table:table-cell office:value-type="float" office:value="-0.000125615485012531">
                <text:p>-0.0001256154850125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480628427863121">
                <text:p>0.480628427863121</text:p>
              </table:table-cell>
              <table:table-cell office:value-type="float" office:value="0.000722951302304864">
                <text:p>0.000722951302304864</text:p>
              </table:table-cell>
              <table:table-cell office:value-type="float" office:value="-0.00296025164425373">
                <text:p>-0.002960251644253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467913794517517">
                <text:p>0.467913794517517</text:p>
              </table:table-cell>
              <table:table-cell office:value-type="float" office:value="0.00117115798639134">
                <text:p>0.00117115798639134</text:p>
              </table:table-cell>
              <table:table-cell office:value-type="float" office:value="-0.00404573259875178">
                <text:p>-0.004045732598751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467571806907654">
                <text:p>0.467571806907654</text:p>
              </table:table-cell>
              <table:table-cell office:value-type="float" office:value="0.000383329935721122">
                <text:p>0.000383329935721122</text:p>
              </table:table-cell>
              <table:table-cell office:value-type="float" office:value="-0.00659754108637571">
                <text:p>-0.006597541086375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38711806833744">
                <text:p>0.38711806833744</text:p>
              </table:table-cell>
              <table:table-cell office:value-type="float" office:value="0.000499507616041228">
                <text:p>0.000499507616041228</text:p>
              </table:table-cell>
              <table:table-cell office:value-type="float" office:value="-0.000072414381429553">
                <text:p>-0.0000724143814295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512856471538544">
                <text:p>0.512856471538544</text:p>
              </table:table-cell>
              <table:table-cell office:value-type="float" office:value="0.00203736664261669">
                <text:p>0.00203736664261669</text:p>
              </table:table-cell>
              <table:table-cell office:value-type="float" office:value="-0.000139589980244637">
                <text:p>-0.000139589980244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380224505066872">
                <text:p>0.380224505066872</text:p>
              </table:table-cell>
              <table:table-cell office:value-type="float" office:value="0.000880979275098071">
                <text:p>0.000880979275098071</text:p>
              </table:table-cell>
              <table:table-cell office:value-type="float" office:value="-0.000803769193589687">
                <text:p>-0.0008037691935896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486936125159264">
                <text:p>0.486936125159264</text:p>
              </table:table-cell>
              <table:table-cell office:value-type="float" office:value="0.00158153887605295">
                <text:p>0.00158153887605295</text:p>
              </table:table-cell>
              <table:table-cell office:value-type="float" office:value="0.0000483289361000061">
                <text:p>0.00004832893610000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39450196325779">
                <text:p>0.39450196325779</text:p>
              </table:table-cell>
              <table:table-cell office:value-type="float" office:value="0.000965785450534895">
                <text:p>0.000965785450534895</text:p>
              </table:table-cell>
              <table:table-cell office:value-type="float" office:value="-0.0000645238906145096">
                <text:p>-0.00006452389061450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602688646316528">
                <text:p>0.602688646316528</text:p>
              </table:table-cell>
              <table:table-cell office:value-type="float" office:value="0.000968990963883698">
                <text:p>0.000968990963883698</text:p>
              </table:table-cell>
              <table:table-cell office:value-type="float" office:value="-0.00167188942432404">
                <text:p>-0.001671889424324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668566930294037">
                <text:p>0.668566930294037</text:p>
              </table:table-cell>
              <table:table-cell office:value-type="float" office:value="0.00454576555639505">
                <text:p>0.00454576555639505</text:p>
              </table:table-cell>
              <table:table-cell office:value-type="float" office:value="-0.000288732722401619">
                <text:p>-0.0002887327224016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439597791433334">
                <text:p>0.439597791433334</text:p>
              </table:table-cell>
              <table:table-cell office:value-type="float" office:value="0.000704067293554544">
                <text:p>0.000704067293554544</text:p>
              </table:table-cell>
              <table:table-cell office:value-type="float" office:value="0.0000367226079106331">
                <text:p>0.00003672260791063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55346827507019">
                <text:p>0.55346827507019</text:p>
              </table:table-cell>
              <table:table-cell office:value-type="float" office:value="0.00219681889284402">
                <text:p>0.00219681889284402</text:p>
              </table:table-cell>
              <table:table-cell office:value-type="float" office:value="-0.000458086654543877">
                <text:p>-0.0004580866545438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542216408252716">
                <text:p>0.542216408252716</text:p>
              </table:table-cell>
              <table:table-cell office:value-type="float" office:value="0.00151844620704651">
                <text:p>0.00151844620704651</text:p>
              </table:table-cell>
              <table:table-cell office:value-type="float" office:value="-0.00282583683729172">
                <text:p>-0.002825836837291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462319678068161">
                <text:p>0.462319678068161</text:p>
              </table:table-cell>
              <table:table-cell office:value-type="float" office:value="0.0000225613774091471">
                <text:p>0.0000225613774091471</text:p>
              </table:table-cell>
              <table:table-cell office:value-type="float" office:value="-0.0000240251421928406">
                <text:p>-0.00002402514219284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379499834775925">
                <text:p>0.379499834775925</text:p>
              </table:table-cell>
              <table:table-cell office:value-type="float" office:value="0.000669641030253843">
                <text:p>0.000669641030253843</text:p>
              </table:table-cell>
              <table:table-cell office:value-type="float" office:value="0.00000976112205535173">
                <text:p>0.000009761122055351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485833498835564">
                <text:p>0.485833498835564</text:p>
              </table:table-cell>
              <table:table-cell office:value-type="float" office:value="0.000736821326427162">
                <text:p>0.000736821326427162</text:p>
              </table:table-cell>
              <table:table-cell office:value-type="float" office:value="-0.00216915253549814">
                <text:p>-0.002169152535498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450668522715569">
                <text:p>0.450668522715569</text:p>
              </table:table-cell>
              <table:table-cell office:value-type="float" office:value="0.000640691502485424">
                <text:p>0.000640691502485424</text:p>
              </table:table-cell>
              <table:table-cell office:value-type="float" office:value="-0.00328785376623273">
                <text:p>-0.003287853766232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35243616104126">
                <text:p>0.35243616104126</text:p>
              </table:table-cell>
              <table:table-cell office:value-type="float" office:value="0.000186664800276048">
                <text:p>0.000186664800276048</text:p>
              </table:table-cell>
              <table:table-cell office:value-type="float" office:value="-0.0000285003334283829">
                <text:p>-0.00002850033342838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453165566921234">
                <text:p>0.453165566921234</text:p>
              </table:table-cell>
              <table:table-cell office:value-type="float" office:value="0.000454099362832494">
                <text:p>0.000454099362832494</text:p>
              </table:table-cell>
              <table:table-cell office:value-type="float" office:value="0.000124258175492287">
                <text:p>0.0001242581754922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400946101546287">
                <text:p>0.400946101546287</text:p>
              </table:table-cell>
              <table:table-cell office:value-type="float" office:value="0.00120936600724235">
                <text:p>0.00120936600724235</text:p>
              </table:table-cell>
              <table:table-cell office:value-type="float" office:value="0.0000885482411831617">
                <text:p>0.00008854824118316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518926900625229">
                <text:p>0.518926900625229</text:p>
              </table:table-cell>
              <table:table-cell office:value-type="float" office:value="0.00179017279297113">
                <text:p>0.00179017279297113</text:p>
              </table:table-cell>
              <table:table-cell office:value-type="float" office:value="-0.00277023538947105">
                <text:p>-0.002770235389471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411404570937157">
                <text:p>0.411404570937157</text:p>
              </table:table-cell>
              <table:table-cell office:value-type="float" office:value="0.0000101892215297994">
                <text:p>0.0000101892215297994</text:p>
              </table:table-cell>
              <table:table-cell office:value-type="float" office:value="-0.0000187171623110771">
                <text:p>-0.00001871716231107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478898933529854">
                <text:p>0.478898933529854</text:p>
              </table:table-cell>
              <table:table-cell office:value-type="float" office:value="0.00107154464349151">
                <text:p>0.00107154464349151</text:p>
              </table:table-cell>
              <table:table-cell office:value-type="float" office:value="-0.00103559773415327">
                <text:p>-0.001035597734153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384073138237">
                <text:p>0.384073138237</text:p>
              </table:table-cell>
              <table:table-cell office:value-type="float" office:value="0.000980637763859704">
                <text:p>0.000980637763859704</text:p>
              </table:table-cell>
              <table:table-cell office:value-type="float" office:value="-0.00406602080911398">
                <text:p>-0.004066020809113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449066603183746">
                <text:p>0.449066603183746</text:p>
              </table:table-cell>
              <table:table-cell office:value-type="float" office:value="0.00104358255630359">
                <text:p>0.00104358255630359</text:p>
              </table:table-cell>
              <table:table-cell office:value-type="float" office:value="-0.000771976634860039">
                <text:p>-0.0007719766348600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484295007586479">
                <text:p>0.484295007586479</text:p>
              </table:table-cell>
              <table:table-cell office:value-type="float" office:value="0.00114291311474517">
                <text:p>0.00114291311474517</text:p>
              </table:table-cell>
              <table:table-cell office:value-type="float" office:value="0.0000790027901530266">
                <text:p>0.00007900279015302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507535934448242">
                <text:p>0.507535934448242</text:p>
              </table:table-cell>
              <table:table-cell office:value-type="float" office:value="0.00128570541273803">
                <text:p>0.00128570541273803</text:p>
              </table:table-cell>
              <table:table-cell office:value-type="float" office:value="-0.00012048464268446">
                <text:p>-0.000120484642684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649271357059479">
                <text:p>0.649271357059479</text:p>
              </table:table-cell>
              <table:table-cell office:value-type="float" office:value="0.00109288753010333">
                <text:p>0.00109288753010333</text:p>
              </table:table-cell>
              <table:table-cell office:value-type="float" office:value="-0.0037385031580925">
                <text:p>-0.00373850315809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547424954175949">
                <text:p>0.547424954175949</text:p>
              </table:table-cell>
              <table:table-cell office:value-type="float" office:value="0.000198479776736349">
                <text:p>0.000198479776736349</text:p>
              </table:table-cell>
              <table:table-cell office:value-type="float" office:value="-0.000186002627015114">
                <text:p>-0.0001860026270151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438140022754669">
                <text:p>0.438140022754669</text:p>
              </table:table-cell>
              <table:table-cell office:value-type="float" office:value="0.000952075107488781">
                <text:p>0.000952075107488781</text:p>
              </table:table-cell>
              <table:table-cell office:value-type="float" office:value="0.0000109276734292507">
                <text:p>0.00001092767342925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365897816419602">
                <text:p>0.365897816419602</text:p>
              </table:table-cell>
              <table:table-cell office:value-type="float" office:value="0.00231554191559553">
                <text:p>0.00231554191559553</text:p>
              </table:table-cell>
              <table:table-cell office:value-type="float" office:value="0.000257750973105431">
                <text:p>0.0002577509731054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45004089474678">
                <text:p>0.45004089474678</text:p>
              </table:table-cell>
              <table:table-cell office:value-type="float" office:value="0.000871019624173641">
                <text:p>0.000871019624173641</text:p>
              </table:table-cell>
              <table:table-cell office:value-type="float" office:value="-0.000196387432515621">
                <text:p>-0.0001963874325156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498762565851212">
                <text:p>0.498762565851212</text:p>
              </table:table-cell>
              <table:table-cell office:value-type="float" office:value="0.00139784592902288">
                <text:p>0.00139784592902288</text:p>
              </table:table-cell>
              <table:table-cell office:value-type="float" office:value="0.0000534018501639366">
                <text:p>0.00005340185016393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460231673717499">
                <text:p>0.460231673717499</text:p>
              </table:table-cell>
              <table:table-cell office:value-type="float" office:value="0.000174477545078844">
                <text:p>0.000174477545078844</text:p>
              </table:table-cell>
              <table:table-cell office:value-type="float" office:value="-0.00373337464407086">
                <text:p>-0.003733374644070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646492040157318">
                <text:p>0.646492040157318</text:p>
              </table:table-cell>
              <table:table-cell office:value-type="float" office:value="0.00171054414240643">
                <text:p>0.00171054414240643</text:p>
              </table:table-cell>
              <table:table-cell office:value-type="float" office:value="-0.0000848220661282539">
                <text:p>-0.00008482206612825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412508034706116">
                <text:p>0.412508034706116</text:p>
              </table:table-cell>
              <table:table-cell office:value-type="float" office:value="0.00199645581888035">
                <text:p>0.00199645581888035</text:p>
              </table:table-cell>
              <table:table-cell office:value-type="float" office:value="-0.000255223596468568">
                <text:p>-0.0002552235964685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563944727182388">
                <text:p>0.563944727182388</text:p>
              </table:table-cell>
              <table:table-cell office:value-type="float" office:value="0.00152190439403057">
                <text:p>0.00152190439403057</text:p>
              </table:table-cell>
              <table:table-cell office:value-type="float" office:value="-0.0019427228718996">
                <text:p>-0.00194272287189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44917159974575">
                <text:p>0.44917159974575</text:p>
              </table:table-cell>
              <table:table-cell office:value-type="float" office:value="0.000411436471040361">
                <text:p>0.000411436471040361</text:p>
              </table:table-cell>
              <table:table-cell office:value-type="float" office:value="-0.0029557092115283">
                <text:p>-0.002955709211528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566669535636902">
                <text:p>0.566669535636902</text:p>
              </table:table-cell>
              <table:table-cell office:value-type="float" office:value="0.000487010474898852">
                <text:p>0.000487010474898852</text:p>
              </table:table-cell>
              <table:table-cell office:value-type="float" office:value="-0.00164820943027735">
                <text:p>-0.0016482094302773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560580205917358">
                <text:p>0.560580205917358</text:p>
              </table:table-cell>
              <table:table-cell office:value-type="float" office:value="0.00223646159283817">
                <text:p>0.00223646159283817</text:p>
              </table:table-cell>
              <table:table-cell office:value-type="float" office:value="-0.0016561284661293">
                <text:p>-0.00165612846612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570488005876541">
                <text:p>0.570488005876541</text:p>
              </table:table-cell>
              <table:table-cell office:value-type="float" office:value="0.00514537123963237">
                <text:p>0.00514537123963237</text:p>
              </table:table-cell>
              <table:table-cell office:value-type="float" office:value="-0.00146330110728741">
                <text:p>-0.001463301107287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413486507534981">
                <text:p>0.413486507534981</text:p>
              </table:table-cell>
              <table:table-cell office:value-type="float" office:value="0.0000398358417442068">
                <text:p>0.0000398358417442068</text:p>
              </table:table-cell>
              <table:table-cell office:value-type="float" office:value="0.0000016162171959877">
                <text:p>0.00000161621719598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454582396149635">
                <text:p>0.454582396149635</text:p>
              </table:table-cell>
              <table:table-cell office:value-type="float" office:value="0.00441276342608035">
                <text:p>0.00441276342608035</text:p>
              </table:table-cell>
              <table:table-cell office:value-type="float" office:value="-0.00098946476355195">
                <text:p>-0.000989464763551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407894173264504">
                <text:p>0.407894173264504</text:p>
              </table:table-cell>
              <table:table-cell office:value-type="float" office:value="0.0044814174529165">
                <text:p>0.0044814174529165</text:p>
              </table:table-cell>
              <table:table-cell office:value-type="float" office:value="-0.00260465210303664">
                <text:p>-0.002604652103036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445262330770492">
                <text:p>0.445262330770492</text:p>
              </table:table-cell>
              <table:table-cell office:value-type="float" office:value="0.000425546924816445">
                <text:p>0.000425546924816445</text:p>
              </table:table-cell>
              <table:table-cell office:value-type="float" office:value="-0.00041138157248497">
                <text:p>-0.000411381572484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373658126592636">
                <text:p>0.373658126592636</text:p>
              </table:table-cell>
              <table:table-cell office:value-type="float" office:value="0.00191931255394593">
                <text:p>0.00191931255394593</text:p>
              </table:table-cell>
              <table:table-cell office:value-type="float" office:value="-0.000227655004709959">
                <text:p>-0.0002276550047099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42614883184433">
                <text:p>0.42614883184433</text:p>
              </table:table-cell>
              <table:table-cell office:value-type="float" office:value="0.000362060929182917">
                <text:p>0.000362060929182917</text:p>
              </table:table-cell>
              <table:table-cell office:value-type="float" office:value="-0.0079945795238018">
                <text:p>-0.00799457952380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349881380796432">
                <text:p>0.349881380796432</text:p>
              </table:table-cell>
              <table:table-cell office:value-type="float" office:value="0.000985152245266363">
                <text:p>0.000985152245266363</text:p>
              </table:table-cell>
              <table:table-cell office:value-type="float" office:value="-0.0000241534784436226">
                <text:p>-0.00002415347844362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467687916755676">
                <text:p>0.467687916755676</text:p>
              </table:table-cell>
              <table:table-cell office:value-type="float" office:value="0.000510739695164375">
                <text:p>0.000510739695164375</text:p>
              </table:table-cell>
              <table:table-cell office:value-type="float" office:value="-0.0000599689781665802">
                <text:p>-0.00005996897816658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421694260835648">
                <text:p>0.421694260835648</text:p>
              </table:table-cell>
              <table:table-cell office:value-type="float" office:value="0.00262923273257911">
                <text:p>0.00262923273257911</text:p>
              </table:table-cell>
              <table:table-cell office:value-type="float" office:value="-0.000147106684744358">
                <text:p>-0.0001471066847443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384129825234413">
                <text:p>0.384129825234413</text:p>
              </table:table-cell>
              <table:table-cell office:value-type="float" office:value="0.00418796045705676">
                <text:p>0.00418796045705676</text:p>
              </table:table-cell>
              <table:table-cell office:value-type="float" office:value="-0.000933369621634483">
                <text:p>-0.0009333696216344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47660568356514">
                <text:p>0.47660568356514</text:p>
              </table:table-cell>
              <table:table-cell office:value-type="float" office:value="0.000662647595163435">
                <text:p>0.000662647595163435</text:p>
              </table:table-cell>
              <table:table-cell office:value-type="float" office:value="0.0000372495502233505">
                <text:p>0.00003724955022335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440135595202446">
                <text:p>0.440135595202446</text:p>
              </table:table-cell>
              <table:table-cell office:value-type="float" office:value="0.000471578550059348">
                <text:p>0.000471578550059348</text:p>
              </table:table-cell>
              <table:table-cell office:value-type="float" office:value="-0.00157025684602559">
                <text:p>-0.001570256846025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402930265665054">
                <text:p>0.402930265665054</text:p>
              </table:table-cell>
              <table:table-cell office:value-type="float" office:value="0.00129341970896348">
                <text:p>0.00129341970896348</text:p>
              </table:table-cell>
              <table:table-cell office:value-type="float" office:value="-0.0000543253496289253">
                <text:p>-0.00005432534962892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495724040269852">
                <text:p>0.495724040269852</text:p>
              </table:table-cell>
              <table:table-cell office:value-type="float" office:value="0.000157923873484833">
                <text:p>0.000157923873484833</text:p>
              </table:table-cell>
              <table:table-cell office:value-type="float" office:value="0.0000531420111656189">
                <text:p>0.00005314201116561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468168070912361">
                <text:p>0.468168070912361</text:p>
              </table:table-cell>
              <table:table-cell office:value-type="float" office:value="0.00113359017996117">
                <text:p>0.00113359017996117</text:p>
              </table:table-cell>
              <table:table-cell office:value-type="float" office:value="-0.00717130452394485">
                <text:p>-0.007171304523944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483181992173195">
                <text:p>0.483181992173195</text:p>
              </table:table-cell>
              <table:table-cell office:value-type="float" office:value="0.00239486233331263">
                <text:p>0.00239486233331263</text:p>
              </table:table-cell>
              <table:table-cell office:value-type="float" office:value="-0.00113426595926285">
                <text:p>-0.001134265959262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323145818710327">
                <text:p>0.323145818710327</text:p>
              </table:table-cell>
              <table:table-cell office:value-type="float" office:value="0.00124776328448206">
                <text:p>0.00124776328448206</text:p>
              </table:table-cell>
              <table:table-cell office:value-type="float" office:value="-0.00175138376653194">
                <text:p>-0.001751383766531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415735629200935">
                <text:p>0.415735629200935</text:p>
              </table:table-cell>
              <table:table-cell office:value-type="float" office:value="0.00472449031658471">
                <text:p>0.00472449031658471</text:p>
              </table:table-cell>
              <table:table-cell office:value-type="float" office:value="-0.000239529274404049">
                <text:p>-0.0002395292744040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357985654473305">
                <text:p>0.357985654473305</text:p>
              </table:table-cell>
              <table:table-cell office:value-type="float" office:value="0.00102096670889296">
                <text:p>0.00102096670889296</text:p>
              </table:table-cell>
              <table:table-cell office:value-type="float" office:value="-0.00023222379386425">
                <text:p>-0.000232223793864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533259147405624">
                <text:p>0.533259147405624</text:p>
              </table:table-cell>
              <table:table-cell office:value-type="float" office:value="0.00478191403672099">
                <text:p>0.00478191403672099</text:p>
              </table:table-cell>
              <table:table-cell office:value-type="float" office:value="-0.000441303849220276">
                <text:p>-0.0004413038492202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503325453400612">
                <text:p>0.503325453400612</text:p>
              </table:table-cell>
              <table:table-cell office:value-type="float" office:value="0.00243024847004563">
                <text:p>0.00243024847004563</text:p>
              </table:table-cell>
              <table:table-cell office:value-type="float" office:value="-0.00600526188500225">
                <text:p>-0.006005261885002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460639277100563">
                <text:p>0.460639277100563</text:p>
              </table:table-cell>
              <table:table-cell office:value-type="float" office:value="0.00065069135162048">
                <text:p>0.00065069135162048</text:p>
              </table:table-cell>
              <table:table-cell office:value-type="float" office:value="-0.00352761130779982">
                <text:p>-0.003527611307799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554558223485947">
                <text:p>0.554558223485947</text:p>
              </table:table-cell>
              <table:table-cell office:value-type="float" office:value="0.00758895236067474">
                <text:p>0.00758895236067474</text:p>
              </table:table-cell>
              <table:table-cell office:value-type="float" office:value="-0.00157118979841471">
                <text:p>-0.001571189798414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427966037392616">
                <text:p>0.427966037392616</text:p>
              </table:table-cell>
              <table:table-cell office:value-type="float" office:value="0.000715192483039573">
                <text:p>0.000715192483039573</text:p>
              </table:table-cell>
              <table:table-cell office:value-type="float" office:value="-0.0000135583803057671">
                <text:p>-0.000013558380305767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513929611444473">
                <text:p>0.513929611444473</text:p>
              </table:table-cell>
              <table:table-cell office:value-type="float" office:value="0.00177339561050758">
                <text:p>0.00177339561050758</text:p>
              </table:table-cell>
              <table:table-cell office:value-type="float" office:value="-0.00415680455043912">
                <text:p>-0.004156804550439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510836315155029">
                <text:p>0.510836315155029</text:p>
              </table:table-cell>
              <table:table-cell office:value-type="float" office:value="0.00603860761038959">
                <text:p>0.00603860761038959</text:p>
              </table:table-cell>
              <table:table-cell office:value-type="float" office:value="-0.00136319790035486">
                <text:p>-0.001363197900354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437077867984772">
                <text:p>0.437077867984772</text:p>
              </table:table-cell>
              <table:table-cell office:value-type="float" office:value="0.00393297015689313">
                <text:p>0.00393297015689313</text:p>
              </table:table-cell>
              <table:table-cell office:value-type="float" office:value="-0.000179531052708626">
                <text:p>-0.0001795310527086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316473615169525">
                <text:p>0.316473615169525</text:p>
              </table:table-cell>
              <table:table-cell office:value-type="float" office:value="0.00386421505827457">
                <text:p>0.00386421505827457</text:p>
              </table:table-cell>
              <table:table-cell office:value-type="float" office:value="-0.000438845902681351">
                <text:p>-0.0004388459026813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31993134021759">
                <text:p>0.31993134021759</text:p>
              </table:table-cell>
              <table:table-cell office:value-type="float" office:value="0.00399325140751898">
                <text:p>0.00399325140751898</text:p>
              </table:table-cell>
              <table:table-cell office:value-type="float" office:value="-0.0000363655388355255">
                <text:p>-0.00003636553883552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38643419444561">
                <text:p>0.38643419444561</text:p>
              </table:table-cell>
              <table:table-cell office:value-type="float" office:value="0.00145923135569319">
                <text:p>0.00145923135569319</text:p>
              </table:table-cell>
              <table:table-cell office:value-type="float" office:value="-0.0000868166331201792">
                <text:p>-0.000086816633120179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428123709559441">
                <text:p>0.428123709559441</text:p>
              </table:table-cell>
              <table:table-cell office:value-type="float" office:value="0.00208778765518218">
                <text:p>0.00208778765518218</text:p>
              </table:table-cell>
              <table:table-cell office:value-type="float" office:value="-0.00109734367579222">
                <text:p>-0.001097343675792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357762798666954">
                <text:p>0.357762798666954</text:p>
              </table:table-cell>
              <table:table-cell office:value-type="float" office:value="0.000215759983984753">
                <text:p>0.000215759983984753</text:p>
              </table:table-cell>
              <table:table-cell office:value-type="float" office:value="-0.000372529774904251">
                <text:p>-0.0003725297749042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357395434379578">
                <text:p>0.357395434379578</text:p>
              </table:table-cell>
              <table:table-cell office:value-type="float" office:value="0.00089394993847236">
                <text:p>0.00089394993847236</text:p>
              </table:table-cell>
              <table:table-cell office:value-type="float" office:value="-0.00200958531349897">
                <text:p>-0.002009585313498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433212870359421">
                <text:p>0.433212870359421</text:p>
              </table:table-cell>
              <table:table-cell office:value-type="float" office:value="0.00385352135635912">
                <text:p>0.00385352135635912</text:p>
              </table:table-cell>
              <table:table-cell office:value-type="float" office:value="-0.00102481599897146">
                <text:p>-0.001024815998971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457339584827423">
                <text:p>0.457339584827423</text:p>
              </table:table-cell>
              <table:table-cell office:value-type="float" office:value="0.00261612962931395">
                <text:p>0.00261612962931395</text:p>
              </table:table-cell>
              <table:table-cell office:value-type="float" office:value="-0.00029348861426115">
                <text:p>-0.000293488614261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542982548475266">
                <text:p>0.542982548475266</text:p>
              </table:table-cell>
              <table:table-cell office:value-type="float" office:value="0.00220643973443657">
                <text:p>0.00220643973443657</text:p>
              </table:table-cell>
              <table:table-cell office:value-type="float" office:value="-0.000256417598575354">
                <text:p>-0.00025641759857535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356028512120247">
                <text:p>0.356028512120247</text:p>
              </table:table-cell>
              <table:table-cell office:value-type="float" office:value="0.00377386377658695">
                <text:p>0.00377386377658695</text:p>
              </table:table-cell>
              <table:table-cell office:value-type="float" office:value="-0.0104677402414382">
                <text:p>-0.01046774024143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33887132704258">
                <text:p>0.33887132704258</text:p>
              </table:table-cell>
              <table:table-cell office:value-type="float" office:value="0.000531142135150731">
                <text:p>0.000531142135150731</text:p>
              </table:table-cell>
              <table:table-cell office:value-type="float" office:value="-0.00012353528290987">
                <text:p>-0.000123535282909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338326314091682">
                <text:p>0.338326314091682</text:p>
              </table:table-cell>
              <table:table-cell office:value-type="float" office:value="0.00126053361454979">
                <text:p>0.00126053361454979</text:p>
              </table:table-cell>
              <table:table-cell office:value-type="float" office:value="0.000192278530448675">
                <text:p>0.0001922785304486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506154811382294">
                <text:p>0.506154811382294</text:p>
              </table:table-cell>
              <table:table-cell office:value-type="float" office:value="0.0034027551067993">
                <text:p>0.0034027551067993</text:p>
              </table:table-cell>
              <table:table-cell office:value-type="float" office:value="-0.00400004051625729">
                <text:p>-0.004000040516257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547259366512299">
                <text:p>0.547259366512299</text:p>
              </table:table-cell>
              <table:table-cell office:value-type="float" office:value="0.00141619632486254">
                <text:p>0.00141619632486254</text:p>
              </table:table-cell>
              <table:table-cell office:value-type="float" office:value="-0.0016935283318162">
                <text:p>-0.00169352833181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42677980363369">
                <text:p>0.42677980363369</text:p>
              </table:table-cell>
              <table:table-cell office:value-type="float" office:value="0.0015751738101244">
                <text:p>0.0015751738101244</text:p>
              </table:table-cell>
              <table:table-cell office:value-type="float" office:value="-0.00094909593462944">
                <text:p>-0.000949095934629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364737063646317">
                <text:p>0.364737063646317</text:p>
              </table:table-cell>
              <table:table-cell office:value-type="float" office:value="0.000833686662372202">
                <text:p>0.000833686662372202</text:p>
              </table:table-cell>
              <table:table-cell office:value-type="float" office:value="-0.0146469997242093">
                <text:p>-0.01464699972420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503185999393463">
                <text:p>0.503185999393463</text:p>
              </table:table-cell>
              <table:table-cell office:value-type="float" office:value="0.00641857935115695">
                <text:p>0.00641857935115695</text:p>
              </table:table-cell>
              <table:table-cell office:value-type="float" office:value="-0.00197645798325539">
                <text:p>-0.001976457983255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38868767619133">
                <text:p>0.38868767619133</text:p>
              </table:table-cell>
              <table:table-cell office:value-type="float" office:value="0.00392101258039474">
                <text:p>0.00392101258039474</text:p>
              </table:table-cell>
              <table:table-cell office:value-type="float" office:value="-0.00282964520156384">
                <text:p>-0.002829645201563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37578689455986">
                <text:p>0.37578689455986</text:p>
              </table:table-cell>
              <table:table-cell office:value-type="float" office:value="0.00209262580610812">
                <text:p>0.00209262580610812</text:p>
              </table:table-cell>
              <table:table-cell office:value-type="float" office:value="-0.00349469785578549">
                <text:p>-0.003494697855785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442064732313156">
                <text:p>0.442064732313156</text:p>
              </table:table-cell>
              <table:table-cell office:value-type="float" office:value="0.00106214898405597">
                <text:p>0.00106214898405597</text:p>
              </table:table-cell>
              <table:table-cell office:value-type="float" office:value="-0.00314501132816076">
                <text:p>-0.003145011328160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512993371486664">
                <text:p>0.512993371486664</text:p>
              </table:table-cell>
              <table:table-cell office:value-type="float" office:value="0.00249520414508879">
                <text:p>0.00249520414508879</text:p>
              </table:table-cell>
              <table:table-cell office:value-type="float" office:value="-0.00222435109317303">
                <text:p>-0.002224351093173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338792780041695">
                <text:p>0.338792780041695</text:p>
              </table:table-cell>
              <table:table-cell office:value-type="float" office:value="0.00164248286746442">
                <text:p>0.00164248286746442</text:p>
              </table:table-cell>
              <table:table-cell office:value-type="float" office:value="-0.000327324867248535">
                <text:p>-0.0003273248672485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448781526088715">
                <text:p>0.448781526088715</text:p>
              </table:table-cell>
              <table:table-cell office:value-type="float" office:value="0.00174353764159605">
                <text:p>0.00174353764159605</text:p>
              </table:table-cell>
              <table:table-cell office:value-type="float" office:value="-0.000110392458736897">
                <text:p>-0.0001103924587368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386819764971733">
                <text:p>0.386819764971733</text:p>
              </table:table-cell>
              <table:table-cell office:value-type="float" office:value="0.00387426076922566">
                <text:p>0.00387426076922566</text:p>
              </table:table-cell>
              <table:table-cell office:value-type="float" office:value="-0.0014052227139473">
                <text:p>-0.00140522271394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431283169984817">
                <text:p>0.431283169984817</text:p>
              </table:table-cell>
              <table:table-cell office:value-type="float" office:value="0.00200334256514907">
                <text:p>0.00200334256514907</text:p>
              </table:table-cell>
              <table:table-cell office:value-type="float" office:value="-0.00138171073049307">
                <text:p>-0.001381710730493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340511974692345">
                <text:p>0.340511974692345</text:p>
              </table:table-cell>
              <table:table-cell office:value-type="float" office:value="0.0034909772220999">
                <text:p>0.0034909772220999</text:p>
              </table:table-cell>
              <table:table-cell office:value-type="float" office:value="-0.000395561009645462">
                <text:p>-0.0003955610096454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39800755083561">
                <text:p>0.39800755083561</text:p>
              </table:table-cell>
              <table:table-cell office:value-type="float" office:value="0.00322473926935345">
                <text:p>0.00322473926935345</text:p>
              </table:table-cell>
              <table:table-cell office:value-type="float" office:value="-0.00148661332204938">
                <text:p>-0.0014866133220493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506119334697723">
                <text:p>0.506119334697723</text:p>
              </table:table-cell>
              <table:table-cell office:value-type="float" office:value="0.00738306995481253">
                <text:p>0.00738306995481253</text:p>
              </table:table-cell>
              <table:table-cell office:value-type="float" office:value="-0.00125873340293765">
                <text:p>-0.001258733402937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656319230794907">
                <text:p>0.656319230794907</text:p>
              </table:table-cell>
              <table:table-cell office:value-type="float" office:value="0.0000820326211396605">
                <text:p>0.0000820326211396605</text:p>
              </table:table-cell>
              <table:table-cell office:value-type="float" office:value="0.00000217296183109283">
                <text:p>0.000002172961831092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501022791862488">
                <text:p>0.501022791862488</text:p>
              </table:table-cell>
              <table:table-cell office:value-type="float" office:value="0.00525981616228819">
                <text:p>0.00525981616228819</text:p>
              </table:table-cell>
              <table:table-cell office:value-type="float" office:value="0.00000128503888845444">
                <text:p>0.000001285038888454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441175094246864">
                <text:p>0.441175094246864</text:p>
              </table:table-cell>
              <table:table-cell office:value-type="float" office:value="0.00113125813659281">
                <text:p>0.00113125813659281</text:p>
              </table:table-cell>
              <table:table-cell office:value-type="float" office:value="-0.000153624638915062">
                <text:p>-0.0001536246389150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492225763201714">
                <text:p>0.492225763201714</text:p>
              </table:table-cell>
              <table:table-cell office:value-type="float" office:value="0.0083396072499454">
                <text:p>0.0083396072499454</text:p>
              </table:table-cell>
              <table:table-cell office:value-type="float" office:value="-0.00134187610819936">
                <text:p>-0.001341876108199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44779024720192">
                <text:p>0.44779024720192</text:p>
              </table:table-cell>
              <table:table-cell office:value-type="float" office:value="0.0000236957879678812">
                <text:p>0.0000236957879678812</text:p>
              </table:table-cell>
              <table:table-cell office:value-type="float" office:value="-0.0108574772253633">
                <text:p>-0.01085747722536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50413424372673">
                <text:p>0.50413424372673</text:p>
              </table:table-cell>
              <table:table-cell office:value-type="float" office:value="0.00498935482464731">
                <text:p>0.00498935482464731</text:p>
              </table:table-cell>
              <table:table-cell office:value-type="float" office:value="-0.000198863446712494">
                <text:p>-0.0001988634467124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456874907016754">
                <text:p>0.456874907016754</text:p>
              </table:table-cell>
              <table:table-cell office:value-type="float" office:value="0.00221114333253354">
                <text:p>0.00221114333253354</text:p>
              </table:table-cell>
              <table:table-cell office:value-type="float" office:value="-0.0000150559470057488">
                <text:p>-0.00001505594700574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514291548728943">
                <text:p>0.514291548728943</text:p>
              </table:table-cell>
              <table:table-cell office:value-type="float" office:value="0.00369978793896735">
                <text:p>0.00369978793896735</text:p>
              </table:table-cell>
              <table:table-cell office:value-type="float" office:value="-0.0111793652176857">
                <text:p>-0.01117936521768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645040678977966">
                <text:p>0.645040678977966</text:p>
              </table:table-cell>
              <table:table-cell office:value-type="float" office:value="0.02015071939677">
                <text:p>0.02015071939677</text:p>
              </table:table-cell>
              <table:table-cell office:value-type="float" office:value="-0.00971940513700247">
                <text:p>-0.0097194051370024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545645678043366">
                <text:p>0.545645678043366</text:p>
              </table:table-cell>
              <table:table-cell office:value-type="float" office:value="0.0077219505328685">
                <text:p>0.0077219505328685</text:p>
              </table:table-cell>
              <table:table-cell office:value-type="float" office:value="0.0000129771418869495">
                <text:p>0.00001297714188694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410939073562622">
                <text:p>0.410939073562622</text:p>
              </table:table-cell>
              <table:table-cell office:value-type="float" office:value="0.00211004375014454">
                <text:p>0.00211004375014454</text:p>
              </table:table-cell>
              <table:table-cell office:value-type="float" office:value="-0.0000115234404802322">
                <text:p>-0.000011523440480232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58561846613884">
                <text:p>0.58561846613884</text:p>
              </table:table-cell>
              <table:table-cell office:value-type="float" office:value="0.00647800997830927">
                <text:p>0.00647800997830927</text:p>
              </table:table-cell>
              <table:table-cell office:value-type="float" office:value="-0.000944302882999182">
                <text:p>-0.0009443028829991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500525858998299">
                <text:p>0.500525858998299</text:p>
              </table:table-cell>
              <table:table-cell office:value-type="float" office:value="0.000504810069105588">
                <text:p>0.000504810069105588</text:p>
              </table:table-cell>
              <table:table-cell office:value-type="float" office:value="-0.00220316089689732">
                <text:p>-0.002203160896897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38569532930851">
                <text:p>0.38569532930851</text:p>
              </table:table-cell>
              <table:table-cell office:value-type="float" office:value="0.00736132692545652">
                <text:p>0.00736132692545652</text:p>
              </table:table-cell>
              <table:table-cell office:value-type="float" office:value="0.00000631669536232948">
                <text:p>0.000006316695362329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487511900067329">
                <text:p>0.487511900067329</text:p>
              </table:table-cell>
              <table:table-cell office:value-type="float" office:value="0.0000340782364219194">
                <text:p>0.0000340782364219194</text:p>
              </table:table-cell>
              <table:table-cell office:value-type="float" office:value="-0.0000894919037818909">
                <text:p>-0.00008949190378189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458156645298004">
                <text:p>0.458156645298004</text:p>
              </table:table-cell>
              <table:table-cell office:value-type="float" office:value="0.0000720160125638358">
                <text:p>0.0000720160125638358</text:p>
              </table:table-cell>
              <table:table-cell office:value-type="float" office:value="0.0000281740911304951">
                <text:p>0.00002817409113049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604121792316437">
                <text:p>0.604121792316437</text:p>
              </table:table-cell>
              <table:table-cell office:value-type="float" office:value="0.000209527187689673">
                <text:p>0.000209527187689673</text:p>
              </table:table-cell>
              <table:table-cell office:value-type="float" office:value="-0.0000938849523663521">
                <text:p>-0.00009388495236635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647435772418976">
                <text:p>0.647435772418976</text:p>
              </table:table-cell>
              <table:table-cell office:value-type="float" office:value="0.0108876939862967">
                <text:p>0.0108876939862967</text:p>
              </table:table-cell>
              <table:table-cell office:value-type="float" office:value="-0.000240321084856987">
                <text:p>-0.00024032108485698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731624287366867">
                <text:p>0.731624287366867</text:p>
              </table:table-cell>
              <table:table-cell office:value-type="float" office:value="0.000563401792896911">
                <text:p>0.000563401792896911</text:p>
              </table:table-cell>
              <table:table-cell office:value-type="float" office:value="-0.00118725877255201">
                <text:p>-0.001187258772552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476206946372986">
                <text:p>0.476206946372986</text:p>
              </table:table-cell>
              <table:table-cell office:value-type="float" office:value="0.00207470634486526">
                <text:p>0.00207470634486526</text:p>
              </table:table-cell>
              <table:table-cell office:value-type="float" office:value="-0.000000164192169904709">
                <text:p>-0.0000001641921699047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588533318042755">
                <text:p>0.588533318042755</text:p>
              </table:table-cell>
              <table:table-cell office:value-type="float" office:value="0.00376311549916863">
                <text:p>0.00376311549916863</text:p>
              </table:table-cell>
              <table:table-cell office:value-type="float" office:value="-0.0000672246795147658">
                <text:p>-0.00006722467951476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587452572584152">
                <text:p>0.587452572584152</text:p>
              </table:table-cell>
              <table:table-cell office:value-type="float" office:value="0.000172643689438701">
                <text:p>0.000172643689438701</text:p>
              </table:table-cell>
              <table:table-cell office:value-type="float" office:value="0.0000384747982025146">
                <text:p>0.00003847479820251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601952213048935">
                <text:p>0.601952213048935</text:p>
              </table:table-cell>
              <table:table-cell office:value-type="float" office:value="0.00427699256688357">
                <text:p>0.00427699256688357</text:p>
              </table:table-cell>
              <table:table-cell office:value-type="float" office:value="-0.000343118514865637">
                <text:p>-0.0003431185148656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551085478067398">
                <text:p>0.551085478067398</text:p>
              </table:table-cell>
              <table:table-cell office:value-type="float" office:value="0.0000815698782389518">
                <text:p>0.0000815698782389518</text:p>
              </table:table-cell>
              <table:table-cell office:value-type="float" office:value="-0.0000840771943330765">
                <text:p>-0.00008407719433307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829901391267777">
                <text:p>0.829901391267777</text:p>
              </table:table-cell>
              <table:table-cell office:value-type="float" office:value="0.00323091940954328">
                <text:p>0.00323091940954328</text:p>
              </table:table-cell>
              <table:table-cell office:value-type="float" office:value="-0.000392732955515385">
                <text:p>-0.00039273295551538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595662474632263">
                <text:p>0.595662474632263</text:p>
              </table:table-cell>
              <table:table-cell office:value-type="float" office:value="0.0107829777523875">
                <text:p>0.0107829777523875</text:p>
              </table:table-cell>
              <table:table-cell office:value-type="float" office:value="0.0000377974472939968">
                <text:p>0.000037797447293996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609705209732056">
                <text:p>0.609705209732056</text:p>
              </table:table-cell>
              <table:table-cell office:value-type="float" office:value="0.000914060091599822">
                <text:p>0.000914060091599822</text:p>
              </table:table-cell>
              <table:table-cell office:value-type="float" office:value="-0.0000200718641281128">
                <text:p>-0.000020071864128112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646138679981232">
                <text:p>0.646138679981232</text:p>
              </table:table-cell>
              <table:table-cell office:value-type="float" office:value="0.00112520807888359">
                <text:p>0.00112520807888359</text:p>
              </table:table-cell>
              <table:table-cell office:value-type="float" office:value="-0.0015802089124918">
                <text:p>-0.00158020891249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646101504564285">
                <text:p>0.646101504564285</text:p>
              </table:table-cell>
              <table:table-cell office:value-type="float" office:value="0.00488375639542937">
                <text:p>0.00488375639542937</text:p>
              </table:table-cell>
              <table:table-cell office:value-type="float" office:value="0.00000520786270499229">
                <text:p>0.000005207862704992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680073761940002">
                <text:p>0.680073761940002</text:p>
              </table:table-cell>
              <table:table-cell office:value-type="float" office:value="0.00038113153714221">
                <text:p>0.00038113153714221</text:p>
              </table:table-cell>
              <table:table-cell office:value-type="float" office:value="0.000249640736728907">
                <text:p>0.0002496407367289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684305989742279">
                <text:p>0.684305989742279</text:p>
              </table:table-cell>
              <table:table-cell office:value-type="float" office:value="0.00267183524556458">
                <text:p>0.00267183524556458</text:p>
              </table:table-cell>
              <table:table-cell office:value-type="float" office:value="-0.00386451575905085">
                <text:p>-0.0038645157590508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782287681102753">
                <text:p>0.782287681102753</text:p>
              </table:table-cell>
              <table:table-cell office:value-type="float" office:value="0.00115079716779292">
                <text:p>0.00115079716779292</text:p>
              </table:table-cell>
              <table:table-cell office:value-type="float" office:value="-0.000316612794995308">
                <text:p>-0.0003166127949953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576036065816879">
                <text:p>0.576036065816879</text:p>
              </table:table-cell>
              <table:table-cell office:value-type="float" office:value="0.00195154196117073">
                <text:p>0.00195154196117073</text:p>
              </table:table-cell>
              <table:table-cell office:value-type="float" office:value="-0.000478379055857658">
                <text:p>-0.0004783790558576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720790004730225">
                <text:p>0.720790004730225</text:p>
              </table:table-cell>
              <table:table-cell office:value-type="float" office:value="0.00109106547897682">
                <text:p>0.00109106547897682</text:p>
              </table:table-cell>
              <table:table-cell office:value-type="float" office:value="-0.0017008219845593">
                <text:p>-0.00170082198455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764067113399506">
                <text:p>0.764067113399506</text:p>
              </table:table-cell>
              <table:table-cell office:value-type="float" office:value="0.000925678486237302">
                <text:p>0.000925678486237302</text:p>
              </table:table-cell>
              <table:table-cell office:value-type="float" office:value="-0.0118987699970603">
                <text:p>-0.01189876999706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720561391115189">
                <text:p>0.720561391115189</text:p>
              </table:table-cell>
              <table:table-cell office:value-type="float" office:value="0.00459063197486103">
                <text:p>0.00459063197486103</text:p>
              </table:table-cell>
              <table:table-cell office:value-type="float" office:value="-0.000748352985829115">
                <text:p>-0.0007483529858291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672959262132645">
                <text:p>0.672959262132645</text:p>
              </table:table-cell>
              <table:table-cell office:value-type="float" office:value="0.00501109887845814">
                <text:p>0.00501109887845814</text:p>
              </table:table-cell>
              <table:table-cell office:value-type="float" office:value="-0.000131481233984232">
                <text:p>-0.0001314812339842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659296935796738">
                <text:p>0.659296935796738</text:p>
              </table:table-cell>
              <table:table-cell office:value-type="float" office:value="0.00271493780892342">
                <text:p>0.00271493780892342</text:p>
              </table:table-cell>
              <table:table-cell office:value-type="float" office:value="-0.00242728404700756">
                <text:p>-0.002427284047007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649306970834732">
                <text:p>0.649306970834732</text:p>
              </table:table-cell>
              <table:table-cell office:value-type="float" office:value="0.00258270350750536">
                <text:p>0.00258270350750536</text:p>
              </table:table-cell>
              <table:table-cell office:value-type="float" office:value="-0.00010974733158946">
                <text:p>-0.000109747331589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640101146697998">
                <text:p>0.640101146697998</text:p>
              </table:table-cell>
              <table:table-cell office:value-type="float" office:value="0.00185885297833011">
                <text:p>0.00185885297833011</text:p>
              </table:table-cell>
              <table:table-cell office:value-type="float" office:value="-0.00000851135700941086">
                <text:p>-0.000008511357009410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585391598939896">
                <text:p>0.585391598939896</text:p>
              </table:table-cell>
              <table:table-cell office:value-type="float" office:value="0.000993884983472526">
                <text:p>0.000993884983472526</text:p>
              </table:table-cell>
              <table:table-cell office:value-type="float" office:value="-0.00957326088100672">
                <text:p>-0.009573260881006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639905971288681">
                <text:p>0.639905971288681</text:p>
              </table:table-cell>
              <table:table-cell office:value-type="float" office:value="0.00781131596304476">
                <text:p>0.00781131596304476</text:p>
              </table:table-cell>
              <table:table-cell office:value-type="float" office:value="-0.000291837565600872">
                <text:p>-0.0002918375656008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670062577724457">
                <text:p>0.670062577724457</text:p>
              </table:table-cell>
              <table:table-cell office:value-type="float" office:value="0.0066524114459753">
                <text:p>0.0066524114459753</text:p>
              </table:table-cell>
              <table:table-cell office:value-type="float" office:value="-0.0000561075285077095">
                <text:p>-0.00005610752850770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70824026465416">
                <text:p>0.70824026465416</text:p>
              </table:table-cell>
              <table:table-cell office:value-type="float" office:value="0.00766689418815076">
                <text:p>0.00766689418815076</text:p>
              </table:table-cell>
              <table:table-cell office:value-type="float" office:value="0.000196690019220114">
                <text:p>0.0001966900192201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678762304782867">
                <text:p>0.678762304782867</text:p>
              </table:table-cell>
              <table:table-cell office:value-type="float" office:value="0.00697075305506587">
                <text:p>0.00697075305506587</text:p>
              </table:table-cell>
              <table:table-cell office:value-type="float" office:value="0.000184215558692813">
                <text:p>0.0001842155586928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798204720020294">
                <text:p>0.798204720020294</text:p>
              </table:table-cell>
              <table:table-cell office:value-type="float" office:value="0.00314664817415178">
                <text:p>0.00314664817415178</text:p>
              </table:table-cell>
              <table:table-cell office:value-type="float" office:value="-0.00194357130676508">
                <text:p>-0.001943571306765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750921672582626">
                <text:p>0.750921672582626</text:p>
              </table:table-cell>
              <table:table-cell office:value-type="float" office:value="0.000565462186932564">
                <text:p>0.000565462186932564</text:p>
              </table:table-cell>
              <table:table-cell office:value-type="float" office:value="-0.00100901750847697">
                <text:p>-0.001009017508476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779792892932892">
                <text:p>0.779792892932892</text:p>
              </table:table-cell>
              <table:table-cell office:value-type="float" office:value="0.000331882754107937">
                <text:p>0.000331882754107937</text:p>
              </table:table-cell>
              <table:table-cell office:value-type="float" office:value="-0.0243284786120057">
                <text:p>-0.02432847861200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81654983758926">
                <text:p>0.681654983758926</text:p>
              </table:table-cell>
              <table:table-cell office:value-type="float" office:value="0.00696488008834422">
                <text:p>0.00696488008834422</text:p>
              </table:table-cell>
              <table:table-cell office:value-type="float" office:value="-0.00141772553324699">
                <text:p>-0.001417725533246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668578809499741">
                <text:p>0.668578809499741</text:p>
              </table:table-cell>
              <table:table-cell office:value-type="float" office:value="0.000365910844993778">
                <text:p>0.000365910844993778</text:p>
              </table:table-cell>
              <table:table-cell office:value-type="float" office:value="-0.0000146858394145966">
                <text:p>-0.00001468583941459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718293750286102">
                <text:p>0.718293750286102</text:p>
              </table:table-cell>
              <table:table-cell office:value-type="float" office:value="0.000331631605513394">
                <text:p>0.000331631605513394</text:p>
              </table:table-cell>
              <table:table-cell office:value-type="float" office:value="-0.000603943876922131">
                <text:p>-0.0006039438769221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672200721502304">
                <text:p>0.672200721502304</text:p>
              </table:table-cell>
              <table:table-cell office:value-type="float" office:value="0.00607156488113105">
                <text:p>0.00607156488113105</text:p>
              </table:table-cell>
              <table:table-cell office:value-type="float" office:value="-0.000255840830504894">
                <text:p>-0.0002558408305048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683509564399719">
                <text:p>0.683509564399719</text:p>
              </table:table-cell>
              <table:table-cell office:value-type="float" office:value="0.00492700221948326">
                <text:p>0.00492700221948326</text:p>
              </table:table-cell>
              <table:table-cell office:value-type="float" office:value="-0.000341484323143959">
                <text:p>-0.0003414843231439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766425222158432">
                <text:p>0.766425222158432</text:p>
              </table:table-cell>
              <table:table-cell office:value-type="float" office:value="0.00283599768299609">
                <text:p>0.00283599768299609</text:p>
              </table:table-cell>
              <table:table-cell office:value-type="float" office:value="-0.000840821303427219">
                <text:p>-0.0008408213034272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603810566663742">
                <text:p>0.603810566663742</text:p>
              </table:table-cell>
              <table:table-cell office:value-type="float" office:value="0.000438502113684081">
                <text:p>0.000438502113684081</text:p>
              </table:table-cell>
              <table:table-cell office:value-type="float" office:value="-0.0017070597037673">
                <text:p>-0.001707059703767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768446344137192">
                <text:p>0.768446344137192</text:p>
              </table:table-cell>
              <table:table-cell office:value-type="float" office:value="0.00118528463644907">
                <text:p>0.00118528463644907</text:p>
              </table:table-cell>
              <table:table-cell office:value-type="float" office:value="-0.00287000946700573">
                <text:p>-0.002870009467005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694785964488983">
                <text:p>0.694785964488983</text:p>
              </table:table-cell>
              <table:table-cell office:value-type="float" office:value="0.00616671000607312">
                <text:p>0.00616671000607312</text:p>
              </table:table-cell>
              <table:table-cell office:value-type="float" office:value="-0.000886869244277477">
                <text:p>-0.00088686924427747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786382442712784">
                <text:p>0.786382442712784</text:p>
              </table:table-cell>
              <table:table-cell office:value-type="float" office:value="0.000724325323244557">
                <text:p>0.000724325323244557</text:p>
              </table:table-cell>
              <table:table-cell office:value-type="float" office:value="-0.00789842484518886">
                <text:p>-0.007898424845188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818619030714035">
                <text:p>0.818619030714035</text:p>
              </table:table-cell>
              <table:table-cell office:value-type="float" office:value="0.00605701827444136">
                <text:p>0.00605701827444136</text:p>
              </table:table-cell>
              <table:table-cell office:value-type="float" office:value="-0.00378340631723404">
                <text:p>-0.003783406317234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680457049608231">
                <text:p>0.680457049608231</text:p>
              </table:table-cell>
              <table:table-cell office:value-type="float" office:value="0.00103799831704237">
                <text:p>0.00103799831704237</text:p>
              </table:table-cell>
              <table:table-cell office:value-type="float" office:value="0.000238500535488129">
                <text:p>0.0002385005354881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582728004455566">
                <text:p>0.582728004455566</text:p>
              </table:table-cell>
              <table:table-cell office:value-type="float" office:value="0.000951331248506904">
                <text:p>0.000951331248506904</text:p>
              </table:table-cell>
              <table:table-cell office:value-type="float" office:value="-0.00193356778472662">
                <text:p>-0.001933567784726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701137781143189">
                <text:p>0.701137781143189</text:p>
              </table:table-cell>
              <table:table-cell office:value-type="float" office:value="0.00182325842324644">
                <text:p>0.00182325842324644</text:p>
              </table:table-cell>
              <table:table-cell office:value-type="float" office:value="-0.0000059154350310564">
                <text:p>-0.00000591543503105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718480896949768">
                <text:p>0.718480896949768</text:p>
              </table:table-cell>
              <table:table-cell office:value-type="float" office:value="0.00959603888913989">
                <text:p>0.00959603888913989</text:p>
              </table:table-cell>
              <table:table-cell office:value-type="float" office:value="-0.000280948076397181">
                <text:p>-0.00028094807639718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750346499681473">
                <text:p>0.750346499681473</text:p>
              </table:table-cell>
              <table:table-cell office:value-type="float" office:value="0.00198419527150691">
                <text:p>0.00198419527150691</text:p>
              </table:table-cell>
              <table:table-cell office:value-type="float" office:value="-0.000798172503709793">
                <text:p>-0.00079817250370979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788142359256744">
                <text:p>0.788142359256744</text:p>
              </table:table-cell>
              <table:table-cell office:value-type="float" office:value="0.00469587380066514">
                <text:p>0.00469587380066514</text:p>
              </table:table-cell>
              <table:table-cell office:value-type="float" office:value="-0.000510925054550171">
                <text:p>-0.0005109250545501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692101556062698">
                <text:p>0.692101556062698</text:p>
              </table:table-cell>
              <table:table-cell office:value-type="float" office:value="0.00412377417087555">
                <text:p>0.00412377417087555</text:p>
              </table:table-cell>
              <table:table-cell office:value-type="float" office:value="-0.00108032748103142">
                <text:p>-0.001080327481031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784417074918747">
                <text:p>0.784417074918747</text:p>
              </table:table-cell>
              <table:table-cell office:value-type="float" office:value="0.000533574185101315">
                <text:p>0.000533574185101315</text:p>
              </table:table-cell>
              <table:table-cell office:value-type="float" office:value="-0.00057042483240366">
                <text:p>-0.000570424832403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670852565765381">
                <text:p>0.670852565765381</text:p>
              </table:table-cell>
              <table:table-cell office:value-type="float" office:value="0.00477318339981139">
                <text:p>0.00477318339981139</text:p>
              </table:table-cell>
              <table:table-cell office:value-type="float" office:value="-0.000475124455988407">
                <text:p>-0.0004751244559884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755211788415909">
                <text:p>0.755211788415909</text:p>
              </table:table-cell>
              <table:table-cell office:value-type="float" office:value="0.00271779720205814">
                <text:p>0.00271779720205814</text:p>
              </table:table-cell>
              <table:table-cell office:value-type="float" office:value="-0.000613841786980629">
                <text:p>-0.0006138417869806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684894585609436">
                <text:p>0.684894585609436</text:p>
              </table:table-cell>
              <table:table-cell office:value-type="float" office:value="0.00648560016416013">
                <text:p>0.00648560016416013</text:p>
              </table:table-cell>
              <table:table-cell office:value-type="float" office:value="-0.00017732921987772">
                <text:p>-0.000177329219877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754599630832672">
                <text:p>0.754599630832672</text:p>
              </table:table-cell>
              <table:table-cell office:value-type="float" office:value="0.00044221117568668">
                <text:p>0.00044221117568668</text:p>
              </table:table-cell>
              <table:table-cell office:value-type="float" office:value="-0.000175187364220619">
                <text:p>-0.00017518736422061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99015510082245">
                <text:p>0.699015510082245</text:p>
              </table:table-cell>
              <table:table-cell office:value-type="float" office:value="0.00180185304488987">
                <text:p>0.00180185304488987</text:p>
              </table:table-cell>
              <table:table-cell office:value-type="float" office:value="-0.00502558844164014">
                <text:p>-0.005025588441640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754409313201904">
                <text:p>0.754409313201904</text:p>
              </table:table-cell>
              <table:table-cell office:value-type="float" office:value="0.00473936344496906">
                <text:p>0.00473936344496906</text:p>
              </table:table-cell>
              <table:table-cell office:value-type="float" office:value="0.000776867382228375">
                <text:p>0.0007768673822283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704952937364578">
                <text:p>0.704952937364578</text:p>
              </table:table-cell>
              <table:table-cell office:value-type="float" office:value="0.00379853986669332">
                <text:p>0.00379853986669332</text:p>
              </table:table-cell>
              <table:table-cell office:value-type="float" office:value="-0.00590467285364866">
                <text:p>-0.005904672853648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703390449285507">
                <text:p>0.703390449285507</text:p>
              </table:table-cell>
              <table:table-cell office:value-type="float" office:value="0.00425932379439473">
                <text:p>0.00425932379439473</text:p>
              </table:table-cell>
              <table:table-cell office:value-type="float" office:value="-0.00291630681604147">
                <text:p>-0.0029163068160414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698763686418533">
                <text:p>0.698763686418533</text:p>
              </table:table-cell>
              <table:table-cell office:value-type="float" office:value="0.0139697615988553">
                <text:p>0.0139697615988553</text:p>
              </table:table-cell>
              <table:table-cell office:value-type="float" office:value="-0.00449188128113747">
                <text:p>-0.004491881281137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744675332307816">
                <text:p>0.744675332307816</text:p>
              </table:table-cell>
              <table:table-cell office:value-type="float" office:value="0.00681705144234002">
                <text:p>0.00681705144234002</text:p>
              </table:table-cell>
              <table:table-cell office:value-type="float" office:value="-0.0102739479392767">
                <text:p>-0.01027394793927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761266070604324">
                <text:p>0.761266070604324</text:p>
              </table:table-cell>
              <table:table-cell office:value-type="float" office:value="0.00232228268869221">
                <text:p>0.00232228268869221</text:p>
              </table:table-cell>
              <table:table-cell office:value-type="float" office:value="-0.000120535679161549">
                <text:p>-0.0001205356791615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79210946559906">
                <text:p>0.79210946559906</text:p>
              </table:table-cell>
              <table:table-cell office:value-type="float" office:value="0.00377605149988085">
                <text:p>0.00377605149988085</text:p>
              </table:table-cell>
              <table:table-cell office:value-type="float" office:value="0.000023375079035759">
                <text:p>0.0000233750790357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737133955955505">
                <text:p>0.737133955955505</text:p>
              </table:table-cell>
              <table:table-cell office:value-type="float" office:value="0.00228811539709568">
                <text:p>0.00228811539709568</text:p>
              </table:table-cell>
              <table:table-cell office:value-type="float" office:value="-0.00333223016932607">
                <text:p>-0.003332230169326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746843773126602">
                <text:p>0.746843773126602</text:p>
              </table:table-cell>
              <table:table-cell office:value-type="float" office:value="0.00495872315950692">
                <text:p>0.00495872315950692</text:p>
              </table:table-cell>
              <table:table-cell office:value-type="float" office:value="0.00111516984179616">
                <text:p>0.001115169841796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745169717073441">
                <text:p>0.745169717073441</text:p>
              </table:table-cell>
              <table:table-cell office:value-type="float" office:value="0.0022597559960559">
                <text:p>0.0022597559960559</text:p>
              </table:table-cell>
              <table:table-cell office:value-type="float" office:value="0.00142955062910914">
                <text:p>0.001429550629109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725614994764328">
                <text:p>0.725614994764328</text:p>
              </table:table-cell>
              <table:table-cell office:value-type="float" office:value="0.00163962473161519">
                <text:p>0.00163962473161519</text:p>
              </table:table-cell>
              <table:table-cell office:value-type="float" office:value="0.00148385223001242">
                <text:p>0.0014838522300124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703913003206253">
                <text:p>0.703913003206253</text:p>
              </table:table-cell>
              <table:table-cell office:value-type="float" office:value="0.00329792755655944">
                <text:p>0.00329792755655944</text:p>
              </table:table-cell>
              <table:table-cell office:value-type="float" office:value="0.0000552529469132423">
                <text:p>0.00005525294691324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681412470340729">
                <text:p>0.681412470340729</text:p>
              </table:table-cell>
              <table:table-cell office:value-type="float" office:value="0.0035793122369796">
                <text:p>0.0035793122369796</text:p>
              </table:table-cell>
              <table:table-cell office:value-type="float" office:value="0.0000145826488733292">
                <text:p>0.00001458264887332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740037947893143">
                <text:p>0.740037947893143</text:p>
              </table:table-cell>
              <table:table-cell office:value-type="float" office:value="0.000904491037363186">
                <text:p>0.000904491037363186</text:p>
              </table:table-cell>
              <table:table-cell office:value-type="float" office:value="-0.000798348430544138">
                <text:p>-0.0007983484305441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676039987802506">
                <text:p>0.676039987802506</text:p>
              </table:table-cell>
              <table:table-cell office:value-type="float" office:value="0.00138686642749235">
                <text:p>0.00138686642749235</text:p>
              </table:table-cell>
              <table:table-cell office:value-type="float" office:value="-0.00493310075253248">
                <text:p>-0.004933100752532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74134595990181">
                <text:p>0.74134595990181</text:p>
              </table:table-cell>
              <table:table-cell office:value-type="float" office:value="0.00477466401644051">
                <text:p>0.00477466401644051</text:p>
              </table:table-cell>
              <table:table-cell office:value-type="float" office:value="-0.00124635919928551">
                <text:p>-0.001246359199285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712739592790604">
                <text:p>0.712739592790604</text:p>
              </table:table-cell>
              <table:table-cell office:value-type="float" office:value="0.00214271480217576">
                <text:p>0.00214271480217576</text:p>
              </table:table-cell>
              <table:table-cell office:value-type="float" office:value="-0.00669908365234733">
                <text:p>-0.006699083652347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738561707735062">
                <text:p>0.738561707735062</text:p>
              </table:table-cell>
              <table:table-cell office:value-type="float" office:value="0.0027002131100744">
                <text:p>0.0027002131100744</text:p>
              </table:table-cell>
              <table:table-cell office:value-type="float" office:value="-0.0126391617581248">
                <text:p>-0.01263916175812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708992284536362">
                <text:p>0.708992284536362</text:p>
              </table:table-cell>
              <table:table-cell office:value-type="float" office:value="0.00112853845348582">
                <text:p>0.00112853845348582</text:p>
              </table:table-cell>
              <table:table-cell office:value-type="float" office:value="-0.000102321989834309">
                <text:p>-0.0001023219898343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695789068937302">
                <text:p>0.695789068937302</text:p>
              </table:table-cell>
              <table:table-cell office:value-type="float" office:value="0.00134863138664514">
                <text:p>0.00134863138664514</text:p>
              </table:table-cell>
              <table:table-cell office:value-type="float" office:value="-0.0000223487615585327">
                <text:p>-0.000022348761558532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726221477985382">
                <text:p>0.726221477985382</text:p>
              </table:table-cell>
              <table:table-cell office:value-type="float" office:value="0.0031756077427417">
                <text:p>0.0031756077427417</text:p>
              </table:table-cell>
              <table:table-cell office:value-type="float" office:value="-0.0110901021398604">
                <text:p>-0.01109010213986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735544276237488">
                <text:p>0.735544276237488</text:p>
              </table:table-cell>
              <table:table-cell office:value-type="float" office:value="0.00113621324999258">
                <text:p>0.00113621324999258</text:p>
              </table:table-cell>
              <table:table-cell office:value-type="float" office:value="-0.000617549102753401">
                <text:p>-0.0006175491027534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671295303106308">
                <text:p>0.671295303106308</text:p>
              </table:table-cell>
              <table:table-cell office:value-type="float" office:value="0.000258107428089715">
                <text:p>0.000258107428089715</text:p>
              </table:table-cell>
              <table:table-cell office:value-type="float" office:value="-0.000051773339509964">
                <text:p>-0.0000517733395099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965835237503052">
                <text:p>0.965835237503052</text:p>
              </table:table-cell>
              <table:table-cell office:value-type="float" office:value="0.000465302407974377">
                <text:p>0.000465302407974377</text:p>
              </table:table-cell>
              <table:table-cell office:value-type="float" office:value="-0.00108949560672045">
                <text:p>-0.0010894956067204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659480881690979">
                <text:p>0.659480881690979</text:p>
              </table:table-cell>
              <table:table-cell office:value-type="float" office:value="0.000106574306119001">
                <text:p>0.000106574306119001</text:p>
              </table:table-cell>
              <table:table-cell office:value-type="float" office:value="-0.0000287944450974464">
                <text:p>-0.00002879444509744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796723115444183">
                <text:p>0.796723115444183</text:p>
              </table:table-cell>
              <table:table-cell office:value-type="float" office:value="0.000185554032213986">
                <text:p>0.000185554032213986</text:p>
              </table:table-cell>
              <table:table-cell office:value-type="float" office:value="-0.00929171144962311">
                <text:p>-0.009291711449623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646053552627564">
                <text:p>0.646053552627564</text:p>
              </table:table-cell>
              <table:table-cell office:value-type="float" office:value="0.0000128304505778942">
                <text:p>0.0000128304505778942</text:p>
              </table:table-cell>
              <table:table-cell office:value-type="float" office:value="-0.000129108317196369">
                <text:p>-0.0001291083171963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676809668540955">
                <text:p>0.676809668540955</text:p>
              </table:table-cell>
              <table:table-cell office:value-type="float" office:value="0.0000312601618134067">
                <text:p>0.0000312601618134067</text:p>
              </table:table-cell>
              <table:table-cell office:value-type="float" office:value="-0.00108219925314188">
                <text:p>-0.001082199253141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646957987546921">
                <text:p>0.646957987546921</text:p>
              </table:table-cell>
              <table:table-cell office:value-type="float" office:value="0.00273521672934294">
                <text:p>0.00273521672934294</text:p>
              </table:table-cell>
              <table:table-cell office:value-type="float" office:value="-0.0000424100086092949">
                <text:p>-0.00004241000860929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773954081535339">
                <text:p>0.773954081535339</text:p>
              </table:table-cell>
              <table:table-cell office:value-type="float" office:value="0.000599501963006333">
                <text:p>0.000599501963006333</text:p>
              </table:table-cell>
              <table:table-cell office:value-type="float" office:value="-0.00559042738750577">
                <text:p>-0.005590427387505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699092614650726">
                <text:p>0.699092614650726</text:p>
              </table:table-cell>
              <table:table-cell office:value-type="float" office:value="0.00501200729049742">
                <text:p>0.00501200729049742</text:p>
              </table:table-cell>
              <table:table-cell office:value-type="float" office:value="-0.0000516010448336601">
                <text:p>-0.00005160104483366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755679255723953">
                <text:p>0.755679255723953</text:p>
              </table:table-cell>
              <table:table-cell office:value-type="float" office:value="0.000667049374897033">
                <text:p>0.000667049374897033</text:p>
              </table:table-cell>
              <table:table-cell office:value-type="float" office:value="-0.00396703444421291">
                <text:p>-0.003967034444212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723535370826721">
                <text:p>0.723535370826721</text:p>
              </table:table-cell>
              <table:table-cell office:value-type="float" office:value="0.00117566522676498">
                <text:p>0.00117566522676498</text:p>
              </table:table-cell>
              <table:table-cell office:value-type="float" office:value="-0.0103092718869448">
                <text:p>-0.01030927188694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749030458927155">
                <text:p>0.749030458927155</text:p>
              </table:table-cell>
              <table:table-cell office:value-type="float" office:value="0.0042040666565299">
                <text:p>0.0042040666565299</text:p>
              </table:table-cell>
              <table:table-cell office:value-type="float" office:value="-0.00317875947803259">
                <text:p>-0.0031787594780325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937703210115433">
                <text:p>0.937703210115433</text:p>
              </table:table-cell>
              <table:table-cell office:value-type="float" office:value="0.00461705178022385">
                <text:p>0.00461705178022385</text:p>
              </table:table-cell>
              <table:table-cell office:value-type="float" office:value="-0.00145610943436623">
                <text:p>-0.001456109434366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711489254236221">
                <text:p>0.711489254236221</text:p>
              </table:table-cell>
              <table:table-cell office:value-type="float" office:value="0.00178428014041856">
                <text:p>0.00178428014041856</text:p>
              </table:table-cell>
              <table:table-cell office:value-type="float" office:value="-0.000891485810279846">
                <text:p>-0.0008914858102798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712922096252441">
                <text:p>0.712922096252441</text:p>
              </table:table-cell>
              <table:table-cell office:value-type="float" office:value="0.00421581966802478">
                <text:p>0.00421581966802478</text:p>
              </table:table-cell>
              <table:table-cell office:value-type="float" office:value="-0.0015031985938549">
                <text:p>-0.00150319859385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750329160690308">
                <text:p>0.750329160690308</text:p>
              </table:table-cell>
              <table:table-cell office:value-type="float" office:value="0.00483216037973762">
                <text:p>0.00483216037973762</text:p>
              </table:table-cell>
              <table:table-cell office:value-type="float" office:value="-0.000156015530228615">
                <text:p>-0.0001560155302286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744993335008621">
                <text:p>0.744993335008621</text:p>
              </table:table-cell>
              <table:table-cell office:value-type="float" office:value="0.00150039125001058">
                <text:p>0.00150039125001058</text:p>
              </table:table-cell>
              <table:table-cell office:value-type="float" office:value="-0.0106310096569359">
                <text:p>-0.01063100965693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747291332483292">
                <text:p>0.747291332483292</text:p>
              </table:table-cell>
              <table:table-cell office:value-type="float" office:value="0.00546227567829192">
                <text:p>0.00546227567829192</text:p>
              </table:table-cell>
              <table:table-cell office:value-type="float" office:value="-0.00674084378406406">
                <text:p>-0.006740843784064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731117361783981">
                <text:p>0.731117361783981</text:p>
              </table:table-cell>
              <table:table-cell office:value-type="float" office:value="0.00262054509948939">
                <text:p>0.00262054509948939</text:p>
              </table:table-cell>
              <table:table-cell office:value-type="float" office:value="-0.001866405736655">
                <text:p>-0.0018664057366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688000732660294">
                <text:p>0.688000732660294</text:p>
              </table:table-cell>
              <table:table-cell office:value-type="float" office:value="0.00187840334838256">
                <text:p>0.00187840334838256</text:p>
              </table:table-cell>
              <table:table-cell office:value-type="float" office:value="0.000718171335756779">
                <text:p>0.00071817133575677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698513340950012">
                <text:p>0.698513340950012</text:p>
              </table:table-cell>
              <table:table-cell office:value-type="float" office:value="0.00113050716463476">
                <text:p>0.00113050716463476</text:p>
              </table:table-cell>
              <table:table-cell office:value-type="float" office:value="-0.00185909569263458">
                <text:p>-0.001859095692634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65801522731781">
                <text:p>0.65801522731781</text:p>
              </table:table-cell>
              <table:table-cell office:value-type="float" office:value="0.0000169299690242042">
                <text:p>0.0000169299690242042</text:p>
              </table:table-cell>
              <table:table-cell office:value-type="float" office:value="-0.00122063141316175">
                <text:p>-0.001220631413161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717991203069687">
                <text:p>0.717991203069687</text:p>
              </table:table-cell>
              <table:table-cell office:value-type="float" office:value="0.00669827773235738">
                <text:p>0.00669827773235738</text:p>
              </table:table-cell>
              <table:table-cell office:value-type="float" office:value="-0.000907204765826464">
                <text:p>-0.0009072047658264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683786648511887">
                <text:p>0.683786648511887</text:p>
              </table:table-cell>
              <table:table-cell office:value-type="float" office:value="0.000693432346452028">
                <text:p>0.000693432346452028</text:p>
              </table:table-cell>
              <table:table-cell office:value-type="float" office:value="-0.000467932969331741">
                <text:p>-0.0004679329693317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689199715852737">
                <text:p>0.689199715852737</text:p>
              </table:table-cell>
              <table:table-cell office:value-type="float" office:value="0.00502226711250842">
                <text:p>0.00502226711250842</text:p>
              </table:table-cell>
              <table:table-cell office:value-type="float" office:value="0.00170744024217129">
                <text:p>0.001707440242171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717014414072037">
                <text:p>0.717014414072037</text:p>
              </table:table-cell>
              <table:table-cell office:value-type="float" office:value="0.00258881838526577">
                <text:p>0.00258881838526577</text:p>
              </table:table-cell>
              <table:table-cell office:value-type="float" office:value="-0.00132831218652427">
                <text:p>-0.001328312186524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684793764352798">
                <text:p>0.684793764352798</text:p>
              </table:table-cell>
              <table:table-cell office:value-type="float" office:value="0.00308829171117395">
                <text:p>0.00308829171117395</text:p>
              </table:table-cell>
              <table:table-cell office:value-type="float" office:value="-0.000501370336860418">
                <text:p>-0.0005013703368604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793506807088852">
                <text:p>0.793506807088852</text:p>
              </table:table-cell>
              <table:table-cell office:value-type="float" office:value="0.00159165348159149">
                <text:p>0.00159165348159149</text:p>
              </table:table-cell>
              <table:table-cell office:value-type="float" office:value="-0.00200015930458903">
                <text:p>-0.00200015930458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711477619409561">
                <text:p>0.711477619409561</text:p>
              </table:table-cell>
              <table:table-cell office:value-type="float" office:value="0.00157171620521694">
                <text:p>0.00157171620521694</text:p>
              </table:table-cell>
              <table:table-cell office:value-type="float" office:value="-0.000574981793761253">
                <text:p>-0.0005749817937612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729375201463699">
                <text:p>0.729375201463699</text:p>
              </table:table-cell>
              <table:table-cell office:value-type="float" office:value="0.000222188346378971">
                <text:p>0.000222188346378971</text:p>
              </table:table-cell>
              <table:table-cell office:value-type="float" office:value="-0.0210180105641484">
                <text:p>-0.021018010564148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717186343669891">
                <text:p>0.717186343669891</text:p>
              </table:table-cell>
              <table:table-cell office:value-type="float" office:value="0.00368378511629999">
                <text:p>0.00368378511629999</text:p>
              </table:table-cell>
              <table:table-cell office:value-type="float" office:value="-0.000681613013148308">
                <text:p>-0.0006816130131483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671137553453445">
                <text:p>0.671137553453445</text:p>
              </table:table-cell>
              <table:table-cell office:value-type="float" office:value="0.00251358300447464">
                <text:p>0.00251358300447464</text:p>
              </table:table-cell>
              <table:table-cell office:value-type="float" office:value="-0.0091410169377923">
                <text:p>-0.00914101693779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784017276763916">
                <text:p>0.784017276763916</text:p>
              </table:table-cell>
              <table:table-cell office:value-type="float" office:value="0.00298927505500615">
                <text:p>0.00298927505500615</text:p>
              </table:table-cell>
              <table:table-cell office:value-type="float" office:value="0.000228206999599934">
                <text:p>0.0002282069995999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687628722190857">
                <text:p>0.687628722190857</text:p>
              </table:table-cell>
              <table:table-cell office:value-type="float" office:value="0.0028567845467478">
                <text:p>0.0028567845467478</text:p>
              </table:table-cell>
              <table:table-cell office:value-type="float" office:value="-0.000367199443280697">
                <text:p>-0.0003671994432806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677038878202438">
                <text:p>0.677038878202438</text:p>
              </table:table-cell>
              <table:table-cell office:value-type="float" office:value="0.00219699707813561">
                <text:p>0.00219699707813561</text:p>
              </table:table-cell>
              <table:table-cell office:value-type="float" office:value="0.00136097380891442">
                <text:p>0.001360973808914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669112259149551">
                <text:p>0.669112259149551</text:p>
              </table:table-cell>
              <table:table-cell office:value-type="float" office:value="0.00722039532847703">
                <text:p>0.00722039532847703</text:p>
              </table:table-cell>
              <table:table-cell office:value-type="float" office:value="-0.000786036998033524">
                <text:p>-0.0007860369980335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608261752128601">
                <text:p>0.608261752128601</text:p>
              </table:table-cell>
              <table:table-cell office:value-type="float" office:value="0.00598113476298749">
                <text:p>0.00598113476298749</text:p>
              </table:table-cell>
              <table:table-cell office:value-type="float" office:value="-0.0000653427094221115">
                <text:p>-0.00006534270942211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706134128570557">
                <text:p>0.706134128570557</text:p>
              </table:table-cell>
              <table:table-cell office:value-type="float" office:value="0.00145452711731195">
                <text:p>0.00145452711731195</text:p>
              </table:table-cell>
              <table:table-cell office:value-type="float" office:value="-0.00118632689118385">
                <text:p>-0.001186326891183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669426071643829">
                <text:p>0.669426071643829</text:p>
              </table:table-cell>
              <table:table-cell office:value-type="float" office:value="0.00111739891581237">
                <text:p>0.00111739891581237</text:p>
              </table:table-cell>
              <table:table-cell office:value-type="float" office:value="-0.000495853461325169">
                <text:p>-0.0004958534613251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64121527671814">
                <text:p>0.64121527671814</text:p>
              </table:table-cell>
              <table:table-cell office:value-type="float" office:value="0.00352631937712431">
                <text:p>0.00352631937712431</text:p>
              </table:table-cell>
              <table:table-cell office:value-type="float" office:value="-0.000590643659234047">
                <text:p>-0.0005906436592340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671158516407013">
                <text:p>0.671158516407013</text:p>
              </table:table-cell>
              <table:table-cell office:value-type="float" office:value="0.00105619039386511">
                <text:p>0.00105619039386511</text:p>
              </table:table-cell>
              <table:table-cell office:value-type="float" office:value="-0.000988809391856194">
                <text:p>-0.0009888093918561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671207869052887">
                <text:p>0.671207869052887</text:p>
              </table:table-cell>
              <table:table-cell office:value-type="float" office:value="0.00206704558804631">
                <text:p>0.00206704558804631</text:p>
              </table:table-cell>
              <table:table-cell office:value-type="float" office:value="-0.00437349304556847">
                <text:p>-0.004373493045568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69397896528244">
                <text:p>0.69397896528244</text:p>
              </table:table-cell>
              <table:table-cell office:value-type="float" office:value="0.00566650466062129">
                <text:p>0.00566650466062129</text:p>
              </table:table-cell>
              <table:table-cell office:value-type="float" office:value="-0.00561481900513172">
                <text:p>-0.005614819005131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660170376300812">
                <text:p>0.660170376300812</text:p>
              </table:table-cell>
              <table:table-cell office:value-type="float" office:value="0.00323634834494442">
                <text:p>0.00323634834494442</text:p>
              </table:table-cell>
              <table:table-cell office:value-type="float" office:value="-0.00254758074879646">
                <text:p>-0.002547580748796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646530085802078">
                <text:p>0.646530085802078</text:p>
              </table:table-cell>
              <table:table-cell office:value-type="float" office:value="0.00900580678135157">
                <text:p>0.00900580678135157</text:p>
              </table:table-cell>
              <table:table-cell office:value-type="float" office:value="0.000213144905865192">
                <text:p>0.0002131449058651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708406329154968">
                <text:p>0.708406329154968</text:p>
              </table:table-cell>
              <table:table-cell office:value-type="float" office:value="0.00254721431992948">
                <text:p>0.00254721431992948</text:p>
              </table:table-cell>
              <table:table-cell office:value-type="float" office:value="-0.00181947387754917">
                <text:p>-0.001819473877549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644105076789856">
                <text:p>0.644105076789856</text:p>
              </table:table-cell>
              <table:table-cell office:value-type="float" office:value="0.00366971967741847">
                <text:p>0.00366971967741847</text:p>
              </table:table-cell>
              <table:table-cell office:value-type="float" office:value="-0.0001282949000597">
                <text:p>-0.000128294900059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733483690023422">
                <text:p>0.733483690023422</text:p>
              </table:table-cell>
              <table:table-cell office:value-type="float" office:value="0.000280447886325419">
                <text:p>0.000280447886325419</text:p>
              </table:table-cell>
              <table:table-cell office:value-type="float" office:value="-0.00405861334875226">
                <text:p>-0.004058613348752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688238525390625">
                <text:p>0.688238525390625</text:p>
              </table:table-cell>
              <table:table-cell office:value-type="float" office:value="0.0100301740691066">
                <text:p>0.0100301740691066</text:p>
              </table:table-cell>
              <table:table-cell office:value-type="float" office:value="-0.0000371236354112625">
                <text:p>-0.00003712363541126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656901395320892">
                <text:p>0.656901395320892</text:p>
              </table:table-cell>
              <table:table-cell office:value-type="float" office:value="0.00878494754433632">
                <text:p>0.00878494754433632</text:p>
              </table:table-cell>
              <table:table-cell office:value-type="float" office:value="0.00000380240380764008">
                <text:p>0.000003802403807640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721249586343765">
                <text:p>0.721249586343765</text:p>
              </table:table-cell>
              <table:table-cell office:value-type="float" office:value="0.00866483962163329">
                <text:p>0.00866483962163329</text:p>
              </table:table-cell>
              <table:table-cell office:value-type="float" office:value="-0.0024995805695653">
                <text:p>-0.002499580569565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674426794052124">
                <text:p>0.674426794052124</text:p>
              </table:table-cell>
              <table:table-cell office:value-type="float" office:value="0.00312602068297565">
                <text:p>0.00312602068297565</text:p>
              </table:table-cell>
              <table:table-cell office:value-type="float" office:value="-0.0018300274387002">
                <text:p>-0.00183002743870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681961840391159">
                <text:p>0.681961840391159</text:p>
              </table:table-cell>
              <table:table-cell office:value-type="float" office:value="0.00559837683103979">
                <text:p>0.00559837683103979</text:p>
              </table:table-cell>
              <table:table-cell office:value-type="float" office:value="-0.000935891084372997">
                <text:p>-0.0009358910843729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704928869009018">
                <text:p>0.704928869009018</text:p>
              </table:table-cell>
              <table:table-cell office:value-type="float" office:value="0.00324510894715786">
                <text:p>0.00324510894715786</text:p>
              </table:table-cell>
              <table:table-cell office:value-type="float" office:value="-0.000638843234628439">
                <text:p>-0.0006388432346284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691302955150604">
                <text:p>0.691302955150604</text:p>
              </table:table-cell>
              <table:table-cell office:value-type="float" office:value="0.00016344267205568">
                <text:p>0.00016344267205568</text:p>
              </table:table-cell>
              <table:table-cell office:value-type="float" office:value="-0.00219906587153673">
                <text:p>-0.0021990658715367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677820426225662">
                <text:p>0.677820426225662</text:p>
              </table:table-cell>
              <table:table-cell office:value-type="float" office:value="0.00325014337431639">
                <text:p>0.00325014337431639</text:p>
              </table:table-cell>
              <table:table-cell office:value-type="float" office:value="-0.00234686024487019">
                <text:p>-0.002346860244870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620785468816757">
                <text:p>0.620785468816757</text:p>
              </table:table-cell>
              <table:table-cell office:value-type="float" office:value="0.00322398818098009">
                <text:p>0.00322398818098009</text:p>
              </table:table-cell>
              <table:table-cell office:value-type="float" office:value="-0.000259543675929308">
                <text:p>-0.00025954367592930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635583662986755">
                <text:p>0.635583662986755</text:p>
              </table:table-cell>
              <table:table-cell office:value-type="float" office:value="0.00539270886220038">
                <text:p>0.00539270886220038</text:p>
              </table:table-cell>
              <table:table-cell office:value-type="float" office:value="-0.00125792026519775">
                <text:p>-0.001257920265197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678975576162338">
                <text:p>0.678975576162338</text:p>
              </table:table-cell>
              <table:table-cell office:value-type="float" office:value="0.00439395746216178">
                <text:p>0.00439395746216178</text:p>
              </table:table-cell>
              <table:table-cell office:value-type="float" office:value="0.000535397604107857">
                <text:p>0.00053539760410785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72887117266655">
                <text:p>0.72887117266655</text:p>
              </table:table-cell>
              <table:table-cell office:value-type="float" office:value="0.00122064147144556">
                <text:p>0.00122064147144556</text:p>
              </table:table-cell>
              <table:table-cell office:value-type="float" office:value="-0.0057317859493196">
                <text:p>-0.00573178594931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67302765250206">
                <text:p>0.67302765250206</text:p>
              </table:table-cell>
              <table:table-cell office:value-type="float" office:value="0.0170890362933278">
                <text:p>0.0170890362933278</text:p>
              </table:table-cell>
              <table:table-cell office:value-type="float" office:value="0.00000136978924274445">
                <text:p>0.000001369789242744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617859345674515">
                <text:p>0.617859345674515</text:p>
              </table:table-cell>
              <table:table-cell office:value-type="float" office:value="0.00118961343541741">
                <text:p>0.00118961343541741</text:p>
              </table:table-cell>
              <table:table-cell office:value-type="float" office:value="0.00000397060066461563">
                <text:p>0.000003970600664615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709670454263687">
                <text:p>0.709670454263687</text:p>
              </table:table-cell>
              <table:table-cell office:value-type="float" office:value="0.00304967635311186">
                <text:p>0.00304967635311186</text:p>
              </table:table-cell>
              <table:table-cell office:value-type="float" office:value="-0.00301042459905147">
                <text:p>-0.0030104245990514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67527876496315">
                <text:p>0.67527876496315</text:p>
              </table:table-cell>
              <table:table-cell office:value-type="float" office:value="0.0181462125852704">
                <text:p>0.0181462125852704</text:p>
              </table:table-cell>
              <table:table-cell office:value-type="float" office:value="-0.00000707991421222687">
                <text:p>-0.000007079914212226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744021391868591">
                <text:p>0.744021391868591</text:p>
              </table:table-cell>
              <table:table-cell office:value-type="float" office:value="0.00192768451524898">
                <text:p>0.00192768451524898</text:p>
              </table:table-cell>
              <table:table-cell office:value-type="float" office:value="-0.00222584120929241">
                <text:p>-0.0022258412092924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638164746761322">
                <text:p>0.638164746761322</text:p>
              </table:table-cell>
              <table:table-cell office:value-type="float" office:value="0.0107849615626037">
                <text:p>0.0107849615626037</text:p>
              </table:table-cell>
              <table:table-cell office:value-type="float" office:value="0.0000731879845261574">
                <text:p>0.00007318798452615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703109002113342">
                <text:p>0.703109002113342</text:p>
              </table:table-cell>
              <table:table-cell office:value-type="float" office:value="0.00388087618630379">
                <text:p>0.00388087618630379</text:p>
              </table:table-cell>
              <table:table-cell office:value-type="float" office:value="-0.00149444360285997">
                <text:p>-0.001494443602859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9350321829319">
                <text:p>0.9350321829319</text:p>
              </table:table-cell>
              <table:table-cell office:value-type="float" office:value="0.0153038840740919">
                <text:p>0.0153038840740919</text:p>
              </table:table-cell>
              <table:table-cell office:value-type="float" office:value="0.0000772388651967049">
                <text:p>0.00007723886519670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66723016500473">
                <text:p>0.66723016500473</text:p>
              </table:table-cell>
              <table:table-cell office:value-type="float" office:value="0.00854012276977301">
                <text:p>0.00854012276977301</text:p>
              </table:table-cell>
              <table:table-cell office:value-type="float" office:value="0.0000415744259953499">
                <text:p>0.000041574425995349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636474859714508">
                <text:p>0.636474859714508</text:p>
              </table:table-cell>
              <table:table-cell office:value-type="float" office:value="0.00116738349897787">
                <text:p>0.00116738349897787</text:p>
              </table:table-cell>
              <table:table-cell office:value-type="float" office:value="0.00105787636712193">
                <text:p>0.001057876367121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729555600881577">
                <text:p>0.729555600881577</text:p>
              </table:table-cell>
              <table:table-cell office:value-type="float" office:value="0.00370416198857129">
                <text:p>0.00370416198857129</text:p>
              </table:table-cell>
              <table:table-cell office:value-type="float" office:value="-0.0121046259999275">
                <text:p>-0.01210462599992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653490018844604">
                <text:p>0.653490018844604</text:p>
              </table:table-cell>
              <table:table-cell office:value-type="float" office:value="0.00493764230050147">
                <text:p>0.00493764230050147</text:p>
              </table:table-cell>
              <table:table-cell office:value-type="float" office:value="-0.000752263888716698">
                <text:p>-0.0007522638887166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710248667001724">
                <text:p>0.710248667001724</text:p>
              </table:table-cell>
              <table:table-cell office:value-type="float" office:value="0.00726034794934094">
                <text:p>0.00726034794934094</text:p>
              </table:table-cell>
              <table:table-cell office:value-type="float" office:value="-0.000517402030527592">
                <text:p>-0.0005174020305275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62718191742897">
                <text:p>0.62718191742897</text:p>
              </table:table-cell>
              <table:table-cell office:value-type="float" office:value="0.00493846754543483">
                <text:p>0.00493846754543483</text:p>
              </table:table-cell>
              <table:table-cell office:value-type="float" office:value="-0.00371628059074283">
                <text:p>-0.0037162805907428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719683319330215">
                <text:p>0.719683319330215</text:p>
              </table:table-cell>
              <table:table-cell office:value-type="float" office:value="0.00883859470486641">
                <text:p>0.00883859470486641</text:p>
              </table:table-cell>
              <table:table-cell office:value-type="float" office:value="-0.000458590313792229">
                <text:p>-0.0004585903137922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730947136878967">
                <text:p>0.730947136878967</text:p>
              </table:table-cell>
              <table:table-cell office:value-type="float" office:value="0.000821923755574971">
                <text:p>0.000821923755574971</text:p>
              </table:table-cell>
              <table:table-cell office:value-type="float" office:value="-0.0182016609236598">
                <text:p>-0.01820166092365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698533350229263">
                <text:p>0.698533350229263</text:p>
              </table:table-cell>
              <table:table-cell office:value-type="float" office:value="0.00350717429537326">
                <text:p>0.00350717429537326</text:p>
              </table:table-cell>
              <table:table-cell office:value-type="float" office:value="-0.00225719641894102">
                <text:p>-0.002257196418941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683451795578003">
                <text:p>0.683451795578003</text:p>
              </table:table-cell>
              <table:table-cell office:value-type="float" office:value="0.00681846593506634">
                <text:p>0.00681846593506634</text:p>
              </table:table-cell>
              <table:table-cell office:value-type="float" office:value="-0.00892239641398191">
                <text:p>-0.008922396413981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650354593992233">
                <text:p>0.650354593992233</text:p>
              </table:table-cell>
              <table:table-cell office:value-type="float" office:value="0.00233194592874497">
                <text:p>0.00233194592874497</text:p>
              </table:table-cell>
              <table:table-cell office:value-type="float" office:value="-0.000806560553610325">
                <text:p>-0.0008065605536103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674996447563171">
                <text:p>0.674996447563171</text:p>
              </table:table-cell>
              <table:table-cell office:value-type="float" office:value="0.0194513361901045">
                <text:p>0.0194513361901045</text:p>
              </table:table-cell>
              <table:table-cell office:value-type="float" office:value="-0.000193222984671593">
                <text:p>-0.0001932229846715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622840631008148">
                <text:p>0.622840631008148</text:p>
              </table:table-cell>
              <table:table-cell office:value-type="float" office:value="0.00681867017410695">
                <text:p>0.00681867017410695</text:p>
              </table:table-cell>
              <table:table-cell office:value-type="float" office:value="-0.00334988422691822">
                <text:p>-0.003349884226918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790295118093491">
                <text:p>0.790295118093491</text:p>
              </table:table-cell>
              <table:table-cell office:value-type="float" office:value="0.0116467284969985">
                <text:p>0.0116467284969985</text:p>
              </table:table-cell>
              <table:table-cell office:value-type="float" office:value="-0.00221218476071954">
                <text:p>-0.0022121847607195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65181400179863">
                <text:p>0.65181400179863</text:p>
              </table:table-cell>
              <table:table-cell office:value-type="float" office:value="0.00151328665670007">
                <text:p>0.00151328665670007</text:p>
              </table:table-cell>
              <table:table-cell office:value-type="float" office:value="-0.00891565773636103">
                <text:p>-0.008915657736361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610916024446487">
                <text:p>0.610916024446487</text:p>
              </table:table-cell>
              <table:table-cell office:value-type="float" office:value="0.0102726436220109">
                <text:p>0.0102726436220109</text:p>
              </table:table-cell>
              <table:table-cell office:value-type="float" office:value="-0.0180914130061865">
                <text:p>-0.01809141300618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690656924247742">
                <text:p>0.690656924247742</text:p>
              </table:table-cell>
              <table:table-cell office:value-type="float" office:value="0.0039265267085284">
                <text:p>0.0039265267085284</text:p>
              </table:table-cell>
              <table:table-cell office:value-type="float" office:value="-0.00333038633689284">
                <text:p>-0.00333038633689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718706345558166">
                <text:p>0.718706345558166</text:p>
              </table:table-cell>
              <table:table-cell office:value-type="float" office:value="0.0102824253961444">
                <text:p>0.0102824253961444</text:p>
              </table:table-cell>
              <table:table-cell office:value-type="float" office:value="-0.00844953646883369">
                <text:p>-0.008449536468833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700462383031845">
                <text:p>0.700462383031845</text:p>
              </table:table-cell>
              <table:table-cell office:value-type="float" office:value="0.00238657302688807">
                <text:p>0.00238657302688807</text:p>
              </table:table-cell>
              <table:table-cell office:value-type="float" office:value="-0.00405180975794792">
                <text:p>-0.004051809757947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655660325288773">
                <text:p>0.655660325288773</text:p>
              </table:table-cell>
              <table:table-cell office:value-type="float" office:value="0.00392620526254177">
                <text:p>0.00392620526254177</text:p>
              </table:table-cell>
              <table:table-cell office:value-type="float" office:value="0.00016152486205101">
                <text:p>0.000161524862051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690835213661194">
                <text:p>0.690835213661194</text:p>
              </table:table-cell>
              <table:table-cell office:value-type="float" office:value="0.00237538984511048">
                <text:p>0.00237538984511048</text:p>
              </table:table-cell>
              <table:table-cell office:value-type="float" office:value="-0.0263780301436782">
                <text:p>-0.02637803014367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667718929052353">
                <text:p>0.667718929052353</text:p>
              </table:table-cell>
              <table:table-cell office:value-type="float" office:value="0.00376989729702473">
                <text:p>0.00376989729702473</text:p>
              </table:table-cell>
              <table:table-cell office:value-type="float" office:value="-0.0118225432932377">
                <text:p>-0.011822543293237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682605093717575">
                <text:p>0.682605093717575</text:p>
              </table:table-cell>
              <table:table-cell office:value-type="float" office:value="0.00575037994422019">
                <text:p>0.00575037994422019</text:p>
              </table:table-cell>
              <table:table-cell office:value-type="float" office:value="-0.0018516126088798">
                <text:p>-0.00185161260887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583672416210175">
                <text:p>0.583672416210175</text:p>
              </table:table-cell>
              <table:table-cell office:value-type="float" office:value="0.00540581257082522">
                <text:p>0.00540581257082522</text:p>
              </table:table-cell>
              <table:table-cell office:value-type="float" office:value="-0.000386411882936954">
                <text:p>-0.00038641188293695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674831306934357">
                <text:p>0.674831306934357</text:p>
              </table:table-cell>
              <table:table-cell office:value-type="float" office:value="0.00934264501556754">
                <text:p>0.00934264501556754</text:p>
              </table:table-cell>
              <table:table-cell office:value-type="float" office:value="-0.00151020982302725">
                <text:p>-0.001510209823027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731120437383652">
                <text:p>0.731120437383652</text:p>
              </table:table-cell>
              <table:table-cell office:value-type="float" office:value="0.00557108977809548">
                <text:p>0.00557108977809548</text:p>
              </table:table-cell>
              <table:table-cell office:value-type="float" office:value="-0.00460968930274248">
                <text:p>-0.004609689302742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603946506977081">
                <text:p>0.603946506977081</text:p>
              </table:table-cell>
              <table:table-cell office:value-type="float" office:value="0.00290512251667678">
                <text:p>0.00290512251667678</text:p>
              </table:table-cell>
              <table:table-cell office:value-type="float" office:value="-0.0000684874132275581">
                <text:p>-0.000068487413227558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651173424720764">
                <text:p>0.651173424720764</text:p>
              </table:table-cell>
              <table:table-cell office:value-type="float" office:value="0.00481846504844725">
                <text:p>0.00481846504844725</text:p>
              </table:table-cell>
              <table:table-cell office:value-type="float" office:value="-0.00260111317038536">
                <text:p>-0.002601113170385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720858287811279">
                <text:p>0.720858287811279</text:p>
              </table:table-cell>
              <table:table-cell office:value-type="float" office:value="0.00909592770040035">
                <text:p>0.00909592770040035</text:p>
              </table:table-cell>
              <table:table-cell office:value-type="float" office:value="-0.00640917848795653">
                <text:p>-0.006409178487956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67018079161644">
                <text:p>0.67018079161644</text:p>
              </table:table-cell>
              <table:table-cell office:value-type="float" office:value="0.00558908423408866">
                <text:p>0.00558908423408866</text:p>
              </table:table-cell>
              <table:table-cell office:value-type="float" office:value="-0.000442728959023953">
                <text:p>-0.0004427289590239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655680900812149">
                <text:p>0.655680900812149</text:p>
              </table:table-cell>
              <table:table-cell office:value-type="float" office:value="0.00673530157655478">
                <text:p>0.00673530157655478</text:p>
              </table:table-cell>
              <table:table-cell office:value-type="float" office:value="-0.000861231237649918">
                <text:p>-0.0008612312376499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637666171789169">
                <text:p>0.637666171789169</text:p>
              </table:table-cell>
              <table:table-cell office:value-type="float" office:value="0.00794613705947995">
                <text:p>0.00794613705947995</text:p>
              </table:table-cell>
              <table:table-cell office:value-type="float" office:value="-0.00446723094210029">
                <text:p>-0.004467230942100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725917530059814">
                <text:p>0.725917530059814</text:p>
              </table:table-cell>
              <table:table-cell office:value-type="float" office:value="0.00205507799983025">
                <text:p>0.00205507799983025</text:p>
              </table:table-cell>
              <table:table-cell office:value-type="float" office:value="-0.006977778673172">
                <text:p>-0.0069777786731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620048779249191">
                <text:p>0.620048779249191</text:p>
              </table:table-cell>
              <table:table-cell office:value-type="float" office:value="0.00933210570365191">
                <text:p>0.00933210570365191</text:p>
              </table:table-cell>
              <table:table-cell office:value-type="float" office:value="-0.0000945787876844406">
                <text:p>-0.00009457878768444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691454762220383">
                <text:p>0.691454762220383</text:p>
              </table:table-cell>
              <table:table-cell office:value-type="float" office:value="0.00418004468083382">
                <text:p>0.00418004468083382</text:p>
              </table:table-cell>
              <table:table-cell office:value-type="float" office:value="-0.000941840186715126">
                <text:p>-0.0009418401867151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637069725990295">
                <text:p>0.637069725990295</text:p>
              </table:table-cell>
              <table:table-cell office:value-type="float" office:value="0.0036255412036553">
                <text:p>0.0036255412036553</text:p>
              </table:table-cell>
              <table:table-cell office:value-type="float" office:value="-0.00136184711009264">
                <text:p>-0.001361847110092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647276943922043">
                <text:p>0.647276943922043</text:p>
              </table:table-cell>
              <table:table-cell office:value-type="float" office:value="0.0021462062606588">
                <text:p>0.0021462062606588</text:p>
              </table:table-cell>
              <table:table-cell office:value-type="float" office:value="-0.0156478937715292">
                <text:p>-0.01564789377152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630206698179245">
                <text:p>0.630206698179245</text:p>
              </table:table-cell>
              <table:table-cell office:value-type="float" office:value="0.0060106638353318">
                <text:p>0.0060106638353318</text:p>
              </table:table-cell>
              <table:table-cell office:value-type="float" office:value="-0.000232718884944916">
                <text:p>-0.0002327188849449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656321310997009">
                <text:p>0.656321310997009</text:p>
              </table:table-cell>
              <table:table-cell office:value-type="float" office:value="0.00109174655517563">
                <text:p>0.00109174655517563</text:p>
              </table:table-cell>
              <table:table-cell office:value-type="float" office:value="-0.0129022806882858">
                <text:p>-0.01290228068828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589589244127274">
                <text:p>0.589589244127274</text:p>
              </table:table-cell>
              <table:table-cell office:value-type="float" office:value="0.00145398922031745">
                <text:p>0.00145398922031745</text:p>
              </table:table-cell>
              <table:table-cell office:value-type="float" office:value="0.000259654968976974">
                <text:p>0.00025965496897697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658574390411377">
                <text:p>0.658574390411377</text:p>
              </table:table-cell>
              <table:table-cell office:value-type="float" office:value="0.00111770734656602">
                <text:p>0.00111770734656602</text:p>
              </table:table-cell>
              <table:table-cell office:value-type="float" office:value="-0.00122354589402676">
                <text:p>-0.001223545894026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734569418430328">
                <text:p>0.734569418430328</text:p>
              </table:table-cell>
              <table:table-cell office:value-type="float" office:value="0.000237006066890899">
                <text:p>0.000237006066890899</text:p>
              </table:table-cell>
              <table:table-cell office:value-type="float" office:value="-0.00953500736504793">
                <text:p>-0.0095350073650479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805752736330032">
                <text:p>0.805752736330032</text:p>
              </table:table-cell>
              <table:table-cell office:value-type="float" office:value="0.0168928187340498">
                <text:p>0.0168928187340498</text:p>
              </table:table-cell>
              <table:table-cell office:value-type="float" office:value="-0.0113526276312768">
                <text:p>-0.01135262763127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678049433231354">
                <text:p>0.678049433231354</text:p>
              </table:table-cell>
              <table:table-cell office:value-type="float" office:value="0.00903275273740292">
                <text:p>0.00903275273740292</text:p>
              </table:table-cell>
              <table:table-cell office:value-type="float" office:value="0.000596106611192226">
                <text:p>0.00059610661119222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.621891748905182">
                <text:p>0.621891748905182</text:p>
              </table:table-cell>
              <table:table-cell office:value-type="float" office:value="0.00134466096060351">
                <text:p>0.00134466096060351</text:p>
              </table:table-cell>
              <table:table-cell office:value-type="float" office:value="-0.00232897959649563">
                <text:p>-0.0023289795964956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.633201169967651">
                <text:p>0.633201169967651</text:p>
              </table:table-cell>
              <table:table-cell office:value-type="float" office:value="0.00340210809372365">
                <text:p>0.00340210809372365</text:p>
              </table:table-cell>
              <table:table-cell office:value-type="float" office:value="-0.000475582480430603">
                <text:p>-0.00047558248043060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.66821573972702">
                <text:p>0.66821573972702</text:p>
              </table:table-cell>
              <table:table-cell office:value-type="float" office:value="0.00247253181878477">
                <text:p>0.00247253181878477</text:p>
              </table:table-cell>
              <table:table-cell office:value-type="float" office:value="0.00000262260437011719">
                <text:p>0.0000026226043701171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.610395377874374">
                <text:p>0.610395377874374</text:p>
              </table:table-cell>
              <table:table-cell office:value-type="float" office:value="0.00247884574346244">
                <text:p>0.00247884574346244</text:p>
              </table:table-cell>
              <table:table-cell office:value-type="float" office:value="-0.0000105179846286774">
                <text:p>-0.000010517984628677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.609131115674973">
                <text:p>0.609131115674973</text:p>
              </table:table-cell>
              <table:table-cell office:value-type="float" office:value="0.00154490022687241">
                <text:p>0.00154490022687241</text:p>
              </table:table-cell>
              <table:table-cell office:value-type="float" office:value="-0.010772861354053">
                <text:p>-0.0107728613540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.635748308897018">
                <text:p>0.635748308897018</text:p>
              </table:table-cell>
              <table:table-cell office:value-type="float" office:value="0.00821539321914315">
                <text:p>0.00821539321914315</text:p>
              </table:table-cell>
              <table:table-cell office:value-type="float" office:value="-0.000118597410619259">
                <text:p>-0.00011859741061925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.637785387039185">
                <text:p>0.637785387039185</text:p>
              </table:table-cell>
              <table:table-cell office:value-type="float" office:value="0.00255980817601085">
                <text:p>0.00255980817601085</text:p>
              </table:table-cell>
              <table:table-cell office:value-type="float" office:value="-0.00000683600082993507">
                <text:p>-0.0000068360008299350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.664252722263336">
                <text:p>0.664252722263336</text:p>
              </table:table-cell>
              <table:table-cell office:value-type="float" office:value="0.00329387111123651">
                <text:p>0.00329387111123651</text:p>
              </table:table-cell>
              <table:table-cell office:value-type="float" office:value="0.000104859285056591">
                <text:p>0.0001048592850565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.651487267017364">
                <text:p>0.651487267017364</text:p>
              </table:table-cell>
              <table:table-cell office:value-type="float" office:value="0.00761507204733789">
                <text:p>0.00761507204733789</text:p>
              </table:table-cell>
              <table:table-cell office:value-type="float" office:value="-0.0000723572447896004">
                <text:p>-0.00007235724478960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.656093394756317">
                <text:p>0.656093394756317</text:p>
              </table:table-cell>
              <table:table-cell office:value-type="float" office:value="0.002477992977947">
                <text:p>0.002477992977947</text:p>
              </table:table-cell>
              <table:table-cell office:value-type="float" office:value="-0.00311389211565256">
                <text:p>-0.003113892115652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.613334095478058">
                <text:p>0.613334095478058</text:p>
              </table:table-cell>
              <table:table-cell office:value-type="float" office:value="0.0035253205569461">
                <text:p>0.0035253205569461</text:p>
              </table:table-cell>
              <table:table-cell office:value-type="float" office:value="-0.00116181634366512">
                <text:p>-0.0011618163436651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.580574983358383">
                <text:p>0.580574983358383</text:p>
              </table:table-cell>
              <table:table-cell office:value-type="float" office:value="0.00572990272194147">
                <text:p>0.00572990272194147</text:p>
              </table:table-cell>
              <table:table-cell office:value-type="float" office:value="-0.000187951698899269">
                <text:p>-0.0001879516988992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.611145579814911">
                <text:p>0.611145579814911</text:p>
              </table:table-cell>
              <table:table-cell office:value-type="float" office:value="0.00337994364090264">
                <text:p>0.00337994364090264</text:p>
              </table:table-cell>
              <table:table-cell office:value-type="float" office:value="0.00000278386287391186">
                <text:p>0.000002783862873911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.657560974359512">
                <text:p>0.657560974359512</text:p>
              </table:table-cell>
              <table:table-cell office:value-type="float" office:value="0.00191696785623208">
                <text:p>0.00191696785623208</text:p>
              </table:table-cell>
              <table:table-cell office:value-type="float" office:value="-0.0000874996185302734">
                <text:p>-0.00008749961853027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